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Yeline, Medvedivka and Mu...</text:span>
</text:h>
      <text:p text:style-name="P4">
Authors: liveuamap (Language: en)</text:p>
      <text:p text:style-name="P4">
Time: 2023-05-16T-108:38:00</text:p>
      <text:p text:style-name="P4">
Location: Vovchansk (Latitude:50.24051 Longtitude:36.78823)</text:p>
      <text:p text:style-name="P4">
Videos: []</text:p>
      <text:p text:style-name="P4">
Images: []</text:p>
      <text:p text:style-name="P4">
Tags: ["Russia"]</text:p>
      <text:p text:style-name="P4">
ID: 22563269</text:p>
      <!--METADATA-->
      <text:p text:style-name="P4">
At Sivershchyna and Slobozhanschyna directions Russian army shelled Yeline,Medvedivka and Muravyi of Chernihiv region; Vovkivka, Manukhivka, Stukalivka,Iskryskivschyna, Volfyne, Shpyl and Stepok of Sumy region, also Kozacha Lopan,Hoptivka, Lukyantsi, Hatysche, Budarky, Nesterne, Kruhle, Zemlyanky, Starytsyaof Kharkiv region, - General Staff of Armed Forces of Ukraine says in themorning report</text:p>
      <text:p text:style-name="P4">
News Collection Link: <text:a xlink:type="simple" xlink:href="https://liveuamap.com/en/2023/16-may-at-sivershchyna-and-slobozhanschyna-directions-russian" text:style-name="Internet_20_link" text:visited-style-name="Visited_20_Internet_20_Link">
https://liveuamap.com/en/2023/16-may-at-sivershchyna-and-slobozhanschyna-directions-russian</text:a>
</text:p>
      <text:p text:style-name="P4">
Source: <text:a xlink:type="simple" xlink:href="https://t.me/lumsrc/4798" text:style-name="Internet_20_link" text:visited-style-name="Visited_20_Internet_20_Link">
https://t.me/lumsrc/4798</text:a>
</text:p>
      <!--NEWS-->
      <text:h text:style-name="P10" text:outline-level="1">
<text:span text:style-name="T4">
At Kupiansk direction Russian army shelled Dvorichanske, Kamyanka, Krasne Pershe, Mytrofanivk...</text:span>
</text:h>
      <text:p text:style-name="P4">
Authors: liveuamap (Language: en)</text:p>
      <text:p text:style-name="P4">
Time: 2023-05-16T-110:38:00</text:p>
      <text:p text:style-name="P4">
Location: Kupiansk (Latitude:49.6364 Longtitude:37.92)</text:p>
      <text:p text:style-name="P4">
Videos: []</text:p>
      <text:p text:style-name="P4">
Images: []</text:p>
      <text:p text:style-name="P4">
Tags: ["Russia"]</text:p>
      <text:p text:style-name="P4">
ID: 22563268</text:p>
      <!--METADATA-->
      <text:p text:style-name="P4">
At Kupiansk direction Russian army shelled Dvorichanske, Kamyanka, KrasnePershe, Mytrofanivka, Fyholivka, Novomlynsk, Dvorichna, Zapadne, Kindrashivka,Kupyansk, Kyslivka, Tabayivka, Berestove of Kharkiv region and Stelmakhivka ofLuhansk region. Russian aviation conducted airstrike at Kyslivka, - GeneralStaff of Armed Forces of Ukraine says in the morning report</text:p>
      <text:p text:style-name="P4">
News Collection Link: <text:a xlink:type="simple" xlink:href="https://liveuamap.com/en/2023/16-may-at-kupiansk-direction-russian-army-shelled-dvorichanske" text:style-name="Internet_20_link" text:visited-style-name="Visited_20_Internet_20_Link">
https://liveuamap.com/en/2023/16-may-at-kupiansk-direction-russian-army-shelled-dvorichanske</text:a>
</text:p>
      <text:p text:style-name="P4">
Source: <text:a xlink:type="simple" xlink:href="https://t.me/lumsrc/4799" text:style-name="Internet_20_link" text:visited-style-name="Visited_20_Internet_20_Link">
https://t.me/lumsrc/4799</text:a>
</text:p>
      <!--NEWS-->
      <text:h text:style-name="P10" text:outline-level="1">
<text:span text:style-name="T4">
At Lyman direction Russian army shelled Makiyivka and Bilohorivka of Luhansk region and Verkh...</text:span>
</text:h>
      <text:p text:style-name="P4">
Authors: liveuamap (Language: en)</text:p>
      <text:p text:style-name="P4">
Time: 2023-05-16T-112:38:00</text:p>
      <text:p text:style-name="P4">
Location: Bakhmut (Latitude:48.80573 Longtitude:38.24753)</text:p>
      <text:p text:style-name="P4">
Videos: []</text:p>
      <text:p text:style-name="P4">
Images: []</text:p>
      <text:p text:style-name="P4">
Tags: ["Russia"]</text:p>
      <text:p text:style-name="P4">
ID: 22563267</text:p>
      <!--METADATA-->
      <text:p text:style-name="P4">
At Lyman direction Russian army shelled Makiyivka and Bilohorivka of Luhanskregion and Verkhnokamyanske and Spirne of Donetsk region. Russian aviationconducted airstrike at Spirne, - General Staff of Armed Forces of Ukraine saysin the morning report</text:p>
      <text:p text:style-name="P4">
News Collection Link: <text:a xlink:type="simple" xlink:href="https://liveuamap.com/en/2023/16-may-at-lyman-direction-russian-army-shelled-makiyivka" text:style-name="Internet_20_link" text:visited-style-name="Visited_20_Internet_20_Link">
https://liveuamap.com/en/2023/16-may-at-lyman-direction-russian-army-shelled-makiyivka</text:a>
</text:p>
      <text:p text:style-name="P4">
Source: <text:a xlink:type="simple" xlink:href="https://t.me/lumsrc/4800" text:style-name="Internet_20_link" text:visited-style-name="Visited_20_Internet_20_Link">
https://t.me/lumsrc/4800</text:a>
</text:p>
      <!--NEWS-->
      <text:h text:style-name="P10" text:outline-level="1">
<text:span text:style-name="T4">
At Bakhmut direction Russian army shelled Hryhorivka, Bohdanivka, Bakhmut, Ivanivske, Stupoch...</text:span>
</text:h>
      <text:p text:style-name="P4">
Authors: liveuamap (Language: en)</text:p>
      <text:p text:style-name="P4">
Time: 2023-05-16T-114:38:00</text:p>
      <text:p text:style-name="P4">
Location: Novhorods'ke, Donetsk Oblast (Latitude:48.33478 Longtitude:37.84635)</text:p>
      <text:p text:style-name="P4">
Videos: []</text:p>
      <text:p text:style-name="P4">
Images: []</text:p>
      <text:p text:style-name="P4">
Tags: ["Russia"]</text:p>
      <text:p text:style-name="P4">
ID: 22563266</text:p>
      <!--METADATA-->
      <text:p text:style-name="P4">
At Bakhmut direction Russian army shelled Hryhorivka, Bohdanivka, Bakhmut,Ivanivske, Stupochky, Druzhba, Oleksandro-Shultyne, Pivnichne, Zalizne,Petrivka, Toretsk and New York of Donetsk region, - General Staff of ArmedForces of Ukraine says in the morning report</text:p>
      <text:p text:style-name="P4">
News Collection Link: <text:a xlink:type="simple" xlink:href="https://liveuamap.com/en/2023/16-may-at-bakhmut-direction-russian-army-shelled-hryhorivka" text:style-name="Internet_20_link" text:visited-style-name="Visited_20_Internet_20_Link">
https://liveuamap.com/en/2023/16-may-at-bakhmut-direction-russian-army-shelled-hryhorivka</text:a>
</text:p>
      <text:p text:style-name="P4">
Source: <text:a xlink:type="simple" xlink:href="https://t.me/lumsrc/4801" text:style-name="Internet_20_link" text:visited-style-name="Visited_20_Internet_20_Link">
https://t.me/lumsrc/4801</text:a>
</text:p>
      <!--NEWS-->
      <text:h text:style-name="P10" text:outline-level="1">
<text:span text:style-name="T4">
At Avdiyivka direction Russian army shelled Stepove, Lastochkyne, Avdiyivka, Pervomayske and ...</text:span>
</text:h>
      <text:p text:style-name="P4">
Authors: liveuamap (Language: en)</text:p>
      <text:p text:style-name="P4">
Time: 2023-05-16T-116:38:00</text:p>
      <text:p text:style-name="P4">
Location: Donetsk Oblast (Latitude:48.1268 Longtitude:37.77374)</text:p>
      <text:p text:style-name="P4">
Videos: []</text:p>
      <text:p text:style-name="P4">
Images: []</text:p>
      <text:p text:style-name="P4">
Tags: ["Russia"]</text:p>
      <text:p text:style-name="P4">
ID: 22563265</text:p>
      <!--METADATA-->
      <text:p text:style-name="P4">
At Avdiyivka direction Russian army shelled Stepove, Lastochkyne, Avdiyivka,Pervomayske and Karlivka of Donetsk region. Russian aviation conductedairstrikes at Avdiyivka, - General Staff of Armed Forces of Ukraine says inthe morning report</text:p>
      <text:p text:style-name="P4">
News Collection Link: <text:a xlink:type="simple" xlink:href="https://liveuamap.com/en/2023/16-may-at-avdiyivka-direction-russian-army-shelled-stepove" text:style-name="Internet_20_link" text:visited-style-name="Visited_20_Internet_20_Link">
https://liveuamap.com/en/2023/16-may-at-avdiyivka-direction-russian-army-shelled-stepove</text:a>
</text:p>
      <text:p text:style-name="P4">
Source: <text:a xlink:type="simple" xlink:href="https://t.me/lumsrc/4802" text:style-name="Internet_20_link" text:visited-style-name="Visited_20_Internet_20_Link">
https://t.me/lumsrc/4802</text:a>
</text:p>
      <!--NEWS-->
      <text:h text:style-name="P10" text:outline-level="1">
<text:span text:style-name="T4">
At Maryinka direction Russian army shelled Krasnohorivka, Hostre, Heorhiyivka, Maryinka and N...</text:span>
</text:h>
      <text:p text:style-name="P4">
Authors: liveuamap (Language: en)</text:p>
      <text:p text:style-name="P4">
Time: 2023-05-16T-118:38:00</text:p>
      <text:p text:style-name="P4">
Location: Donetsk (Latitude:47.85498 Longtitude:37.47385)</text:p>
      <text:p text:style-name="P4">
Videos: []</text:p>
      <text:p text:style-name="P4">
Images: []</text:p>
      <text:p text:style-name="P4">
Tags: ["Russia"]</text:p>
      <text:p text:style-name="P4">
ID: 22563261</text:p>
      <!--METADATA-->
      <text:p text:style-name="P4">
At Maryinka direction Russian army shelled Krasnohorivka, Hostre, Heorhiyivka,Maryinka and Novomykhaylivka of Donetsk region, - General Staff of ArmedForces of Ukraine says in the morning report</text:p>
      <text:p text:style-name="P4">
News Collection Link: <text:a xlink:type="simple" xlink:href="https://liveuamap.com/en/2023/16-may-at-maryinka-direction-russian-army-shelled-krasnohorivka" text:style-name="Internet_20_link" text:visited-style-name="Visited_20_Internet_20_Link">
https://liveuamap.com/en/2023/16-may-at-maryinka-direction-russian-army-shelled-krasnohorivka</text:a>
</text:p>
      <text:p text:style-name="P4">
Source: <text:a xlink:type="simple" xlink:href="https://t.me/lumsrc/4803" text:style-name="Internet_20_link" text:visited-style-name="Visited_20_Internet_20_Link">
https://t.me/lumsrc/4803</text:a>
</text:p>
      <!--NEWS-->
      <text:h text:style-name="P10" text:outline-level="1">
<text:span text:style-name="T4">
At Shakhtarske direction Russian army shelled Vuhledar, Prechystivka, Novoukrayinka and Shakh...</text:span>
</text:h>
      <text:p text:style-name="P4">
Authors: liveuamap (Language: en)</text:p>
      <text:p text:style-name="P4">
Time: 2023-05-16T-120:38:00</text:p>
      <text:p text:style-name="P4">
Location: Velyka Novosilka (Latitude:47.85832 Longtitude:37.00281)</text:p>
      <text:p text:style-name="P4">
Videos: []</text:p>
      <text:p text:style-name="P4">
Images: []</text:p>
      <text:p text:style-name="P4">
Tags: ["Russia"]</text:p>
      <text:p text:style-name="P4">
ID: 22563254</text:p>
      <!--METADATA-->
      <text:p text:style-name="P4">
At Shakhtarske direction Russian army shelled Vuhledar, Prechystivka,Novoukrayinka and Shakhtarske, - General Staff of Armed Forces of Ukraine saysin the morning report</text:p>
      <text:p text:style-name="P4">
News Collection Link: <text:a xlink:type="simple" xlink:href="https://liveuamap.com/en/2023/16-may-at-shakhtarske-direction-russian-army-shelled-vuhledar" text:style-name="Internet_20_link" text:visited-style-name="Visited_20_Internet_20_Link">
https://liveuamap.com/en/2023/16-may-at-shakhtarske-direction-russian-army-shelled-vuhledar</text:a>
</text:p>
      <text:p text:style-name="P4">
Source: <text:a xlink:type="simple" xlink:href="https://t.me/lumsrc/4804" text:style-name="Internet_20_link" text:visited-style-name="Visited_20_Internet_20_Link">
https://t.me/lumsrc/4804</text:a>
</text:p>
      <!--NEWS-->
      <text:h text:style-name="P10" text:outline-level="1">
<text:span text:style-name="T4">
At Zaporizhzhia and Kherson directions Russian army shelled Burlatske, Vilne Pole, Novopil of...</text:span>
</text:h>
      <text:p text:style-name="P4">
Authors: liveuamap (Language: en)</text:p>
      <text:p text:style-name="P4">
Time: 2023-05-16T-122:38:00</text:p>
      <text:p text:style-name="P4">
Location: Novopavlivsk (Latitude:47.87214 Longtitude:36.67889)</text:p>
      <text:p text:style-name="P4">
Videos: []</text:p>
      <text:p text:style-name="P4">
Images: []</text:p>
      <text:p text:style-name="P4">
Tags: ["Russia"]</text:p>
      <text:p text:style-name="P4">
ID: 22563251</text:p>
      <!--METADATA-->
      <text:p text:style-name="P4">
At Zaporizhzhia and Kherson directions Russian army shelled Burlatske, VilnePole, Novopil of Donetsk region; Olhivske, Malynivka, Huliaipole, Zaliznychne,Huliaipilske, Bilohirya, Mala Tokmachka, Orikhiv and Kamyanske of Zaporizhzhiaregion; Nikopol of Dnipropetrovsk region, also Kherson city. Russian aviationconducted airstrikes at Vilne Pole of Donetsk region; Mala Tokmachka ofZaporizhzhia region and Stanislav and Kizomys of Kherson region, - GeneralStaff of Armed Forces of Ukraine says in the morning report</text:p>
      <text:p text:style-name="P4">
News Collection Link: <text:a xlink:type="simple" xlink:href="https://liveuamap.com/en/2023/16-may-at-zaporizhzhia-and-kherson-directions-russian-army" text:style-name="Internet_20_link" text:visited-style-name="Visited_20_Internet_20_Link">
https://liveuamap.com/en/2023/16-may-at-zaporizhzhia-and-kherson-directions-russian-army</text:a>
</text:p>
      <text:p text:style-name="P4">
Source: <text:a xlink:type="simple" xlink:href="https://t.me/lumsrc/4805" text:style-name="Internet_20_link" text:visited-style-name="Visited_20_Internet_20_Link">
https://t.me/lumsrc/4805</text:a>
</text:p>
      <!--NEWS-->
      <text:h text:style-name="P10" text:outline-level="1">
<text:span text:style-name="T4">
Russian forces conducting offensive actions at Kupyansk, Bakhmut, Avdiivka and Maryinka direc...</text:span>
</text:h>
      <text:p text:style-name="P4">
Authors: liveuamap (Language: en)</text:p>
      <text:p text:style-name="P4">
Time: 2023-05-16T-124:38:00</text:p>
      <text:p text:style-name="P4">
Location: Donetsk Oblast (Latitude:48.126 Longtitude:37.73649)</text:p>
      <text:p text:style-name="P4">
Videos: []</text:p>
      <text:p text:style-name="P4">
Images: []</text:p>
      <text:p text:style-name="P4">
Tags: ["Russia"]</text:p>
      <text:p text:style-name="P4">
ID: 22563249</text:p>
      <!--METADATA-->
      <text:p text:style-name="P4">
Russian forces conducting offensive actions at Kupyansk, Bakhmut, Avdiivka andMaryinka directions. Ukrainian military had 49 combat engagements with andRussian forces. Russian forces attempting to advance near Masutivka andNovoselivske, Bakhmut and Ivanivske, Maryinka, Avdiyivka, - General Staff ofArmed Forces of Ukraine says in the morning report</text:p>
      <text:p text:style-name="P4">
News Collection Link: <text:a xlink:type="simple" xlink:href="https://liveuamap.com/en/2023/16-may-russian-forces-conducting-offensive-actions-at-kupyansk" text:style-name="Internet_20_link" text:visited-style-name="Visited_20_Internet_20_Link">
https://liveuamap.com/en/2023/16-may-russian-forces-conducting-offensive-actions-at-kupyansk</text:a>
</text:p>
      <text:p text:style-name="P4">
Source: <text:a xlink:type="simple" xlink:href="https://t.me/lumsrc/4806" text:style-name="Internet_20_link" text:visited-style-name="Visited_20_Internet_20_Link">
https://t.me/lumsrc/4806</text:a>
</text:p>
      <!--NEWS-->
      <text:h text:style-name="P10" text:outline-level="1">
<text:span text:style-name="T4">
Kyiv(22:09). Red Alert: aerial threat. Sirens sounding. Take cover now!</text:span>
</text:h>
      <text:p text:style-name="P4">
Authors: liveuamap (Language: en)</text:p>
      <text:p text:style-name="P4">
Time: 2023-05-16T-73:09:00</text:p>
      <text:p text:style-name="P4">
Location: Kyiv (Latitude:50.44343 Longtitude:30.53022)</text:p>
      <text:p text:style-name="P4">
Videos: []</text:p>
      <text:p text:style-name="P4">
Images: []</text:p>
      <text:p text:style-name="P4">
Tags: ["Europe", "Central and Eastern Europe"]</text:p>
      <text:p text:style-name="P4">
ID: 22563376</text:p>
      <!--METADATA-->
      <text:p text:style-name="P4">
Kyiv(22:09). Red Alert: aerial threat. Sirens sounding. Take cover now!</text:p>
      <text:p text:style-name="P4">
News Collection Link: <text:a xlink:type="simple" xlink:href="https://liveuamap.com/en/2023/16-may-kyiv2209-red-alert-aerial-threat-sireng" text:style-name="Internet_20_link" text:visited-style-name="Visited_20_Internet_20_Link">
https://liveuamap.com/en/2023/16-may-kyiv2209-red-alert-aerial-threat-sireng</text:a>
</text:p>
      <text:p text:style-name="P4">
Source: <text:a xlink:type="simple" xlink:href="https://t.me/KyivCityOfficial/6708" text:style-name="Internet_20_link" text:visited-style-name="Visited_20_Internet_20_Link">
https://t.me/KyivCityOfficial/6708</text:a>
</text:p>
      <!--NEWS-->
      <text:h text:style-name="P10" text:outline-level="1">
<text:span text:style-name="T4">
Kharkiv, Kharkivska Oblast(20:47). Red Alert: aerial threat. Sirens sounding. Take cover now!</text:span>
</text:h>
      <text:p text:style-name="P4">
Authors: liveuamap (Language: en)</text:p>
      <text:p text:style-name="P4">
Time: 2023-05-16T-83:49:00</text:p>
      <text:p text:style-name="P4">
Location: Kharkiv (Latitude:49.98086 Longtitude:36.25356)</text:p>
      <text:p text:style-name="P4">
Videos: []</text:p>
      <text:p text:style-name="P4">
Images: []</text:p>
      <text:p text:style-name="P4">
Tags: ["Europe", "Central and Eastern Europe"]</text:p>
      <text:p text:style-name="P4">
ID: 22563344</text:p>
      <!--METADATA-->
      <text:p text:style-name="P4">
Kharkiv, Kharkivska Oblast(20:47). Red Alert: aerial threat. Sirens sounding.Take cover now!</text:p>
      <text:p text:style-name="P4">
News Collection Link: <text:a xlink:type="simple" xlink:href="https://liveuamap.com/en/2023/16-may-kharkiv-kharkivska-oblast2047-red-alerg" text:style-name="Internet_20_link" text:visited-style-name="Visited_20_Internet_20_Link">
https://liveuamap.com/en/2023/16-may-kharkiv-kharkivska-oblast2047-red-alerg</text:a>
</text:p>
      <text:p text:style-name="P4">
Source: <text:a xlink:type="simple" xlink:href="https://t.me/air_alert_ua/45588" text:style-name="Internet_20_link" text:visited-style-name="Visited_20_Internet_20_Link">
https://t.me/air_alert_ua/45588</text:a>
</text:p>
      <!--NEWS-->
      <text:h text:style-name="P10" text:outline-level="1">
<text:span text:style-name="T4">
Odeska Oblast(23:48). Red Alert: aerial threat. Sirens sounding. Take cover now!</text:span>
</text:h>
      <text:p text:style-name="P4">
Authors: liveuamap (Language: en)</text:p>
      <text:p text:style-name="P4">
Time: 2023-05-16T17:49:00</text:p>
      <text:p text:style-name="P4">
Location: Odeska Oblast (Latitude:46.74995 Longtitude:30.2502)</text:p>
      <text:p text:style-name="P4">
Videos: []</text:p>
      <text:p text:style-name="P4">
Images: []</text:p>
      <text:p text:style-name="P4">
Tags: ["Europe", "Central and Eastern Europe"]</text:p>
      <text:p text:style-name="P4">
ID: 22563383</text:p>
      <!--METADATA-->
      <text:p text:style-name="P4">
Odeska Oblast(23:48). Red Alert: aerial threat. Sirens sounding. Take covernow!</text:p>
      <text:p text:style-name="P4">
News Collection Link: <text:a xlink:type="simple" xlink:href="https://liveuamap.com/en/2023/16-may-odeska-oblast2348-red-alert-aerial-thrg" text:style-name="Internet_20_link" text:visited-style-name="Visited_20_Internet_20_Link">
https://liveuamap.com/en/2023/16-may-odeska-oblast2348-red-alert-aerial-thrg</text:a>
</text:p>
      <text:p text:style-name="P4">
Source: <text:a xlink:type="simple" xlink:href="https://t.me/suspilneodesa/23267" text:style-name="Internet_20_link" text:visited-style-name="Visited_20_Internet_20_Link">
https://t.me/suspilneodesa/23267</text:a>
</text:p>
      <!--NEWS-->
      <text:h text:style-name="P10" text:outline-level="1">
<text:span text:style-name="T4">
Mykolaiv, Mykolayivska Oblast, Kherson, Khersonska Oblast(23:48). Red Alert: aerial threat. S...</text:span>
</text:h>
      <text:p text:style-name="P4">
Authors: liveuamap (Language: en)</text:p>
      <text:p text:style-name="P4">
Time: 2023-05-16T17:50:00</text:p>
      <text:p text:style-name="P4">
Location: Mykolaiv (Latitude:46.94876 Longtitude:32.00615)</text:p>
      <text:p text:style-name="P4">
Videos: []</text:p>
      <text:p text:style-name="P4">
Images: []</text:p>
      <text:p text:style-name="P4">
Tags: ["Europe", "Central and Eastern Europe"]</text:p>
      <text:p text:style-name="P4">
ID: 22563385</text:p>
      <!--METADATA-->
      <text:p text:style-name="P4">
Mykolaiv, Mykolayivska Oblast, Kherson, Khersonska Oblast(23:48). Red Alert:aerial threat. Sirens sounding. Take cover now!</text:p>
      <text:p text:style-name="P4">
News Collection Link: <text:a xlink:type="simple" xlink:href="https://liveuamap.com/en/2023/16-may-mykolaiv-mykolayivska-oblast-kherson-kg" text:style-name="Internet_20_link" text:visited-style-name="Visited_20_Internet_20_Link">
https://liveuamap.com/en/2023/16-may-mykolaiv-mykolayivska-oblast-kherson-kg</text:a>
</text:p>
      <text:p text:style-name="P4">
Source: <text:a xlink:type="simple" xlink:href="https://t.me/air_alert_ua/45625" text:style-name="Internet_20_link" text:visited-style-name="Visited_20_Internet_20_Link">
https://t.me/air_alert_ua/45625</text:a>
</text:p>
      <!--NEWS-->
      <text:h text:style-name="P10" text:outline-level="1">
<text:span text:style-name="T4">
Cherkaska Oblast, Vinnytska Oblast, Kirovohradska Oblast(23:58). Red Alert: aerial threat. Si...</text:span>
</text:h>
      <text:p text:style-name="P4">
Authors: liveuamap (Language: en)</text:p>
      <text:p text:style-name="P4">
Time: 2023-05-16T17:59:00</text:p>
      <text:p text:style-name="P4">
Location: Cherkaska Oblast (Latitude:49.25000000 Longtitude:31.33333000)</text:p>
      <text:p text:style-name="P4">
Videos: []</text:p>
      <text:p text:style-name="P4">
Images: []</text:p>
      <text:p text:style-name="P4">
Tags: ["Europe", "Central and Eastern Europe"]</text:p>
      <text:p text:style-name="P4">
ID: 22563386</text:p>
      <!--METADATA-->
      <text:p text:style-name="P4">
Cherkaska Oblast, Vinnytska Oblast, Kirovohradska Oblast(23:58). Red Alert:aerial threat. Sirens sounding. Take cover now!</text:p>
      <text:p text:style-name="P4">
News Collection Link: <text:a xlink:type="simple" xlink:href="https://liveuamap.com/en/2023/16-may-cherkaska-oblast-vinnytska-oblast-kirog" text:style-name="Internet_20_link" text:visited-style-name="Visited_20_Internet_20_Link">
https://liveuamap.com/en/2023/16-may-cherkaska-oblast-vinnytska-oblast-kirog</text:a>
</text:p>
      <text:p text:style-name="P4">
Source: <text:a xlink:type="simple" xlink:href="https://t.me/air_alert_ua/45628" text:style-name="Internet_20_link" text:visited-style-name="Visited_20_Internet_20_Link">
https://t.me/air_alert_ua/45628</text:a>
</text:p>
      <!--NEWS-->
      <text:h text:style-name="P10" text:outline-level="1">
<text:span text:style-name="T4">
Poltavska Oblast(01:00). Red Alert: aerial threat. Sirens sounding. Take cover now!</text:span>
</text:h>
      <text:p text:style-name="P4">
Authors: liveuamap (Language: en)</text:p>
      <text:p text:style-name="P4">
Time: 2023-05-16T19:01:00</text:p>
      <text:p text:style-name="P4">
Location: Poltavska Oblast (Latitude:49.47772 Longtitude:33.81896)</text:p>
      <text:p text:style-name="P4">
Videos: []</text:p>
      <text:p text:style-name="P4">
Images: []</text:p>
      <text:p text:style-name="P4">
Tags: ["Europe", "Central and Eastern Europe"]</text:p>
      <text:p text:style-name="P4">
ID: 22563388</text:p>
      <!--METADATA-->
      <text:p text:style-name="P4">
Poltavska Oblast(01:00). Red Alert: aerial threat. Sirens sounding. Take covernow!</text:p>
      <text:p text:style-name="P4">
News Collection Link: <text:a xlink:type="simple" xlink:href="https://liveuamap.com/en/2023/16-may-poltavska-oblast0100-red-alert-aerial-g" text:style-name="Internet_20_link" text:visited-style-name="Visited_20_Internet_20_Link">
https://liveuamap.com/en/2023/16-may-poltavska-oblast0100-red-alert-aerial-g</text:a>
</text:p>
      <text:p text:style-name="P4">
Source: <text:a xlink:type="simple" xlink:href="https://t.me/suspilnepoltava/11184" text:style-name="Internet_20_link" text:visited-style-name="Visited_20_Internet_20_Link">
https://t.me/suspilnepoltava/11184</text:a>
</text:p>
      <!--NEWS-->
      <text:h text:style-name="P10" text:outline-level="1">
<text:span text:style-name="T4">
Kharkiv, Kharkivska Oblast, Dnipro, Dnipropetrovska Oblast, Donetsk Oblast(01:01). Red Alert:...</text:span>
</text:h>
      <text:p text:style-name="P4">
Authors: liveuamap (Language: en)</text:p>
      <text:p text:style-name="P4">
Time: 2023-05-16T19:02:00</text:p>
      <text:p text:style-name="P4">
Location: Kharkiv (Latitude:49.98076 Longtitude:36.25226)</text:p>
      <text:p text:style-name="P4">
Videos: []</text:p>
      <text:p text:style-name="P4">
Images: []</text:p>
      <text:p text:style-name="P4">
Tags: ["Europe", "Central and Eastern Europe"]</text:p>
      <text:p text:style-name="P4">
ID: 22563389</text:p>
      <!--METADATA-->
      <text:p text:style-name="P4">
Kharkiv, Kharkivska Oblast, Dnipro, Dnipropetrovska Oblast, DonetskOblast(01:01). Red Alert: aerial threat. Sirens sounding. Take cover now!</text:p>
      <text:p text:style-name="P4">
News Collection Link: <text:a xlink:type="simple" xlink:href="https://liveuamap.com/en/2023/16-may-kharkiv-kharkivska-oblast-dnipro-dniprg" text:style-name="Internet_20_link" text:visited-style-name="Visited_20_Internet_20_Link">
https://liveuamap.com/en/2023/16-may-kharkiv-kharkivska-oblast-dnipro-dniprg</text:a>
</text:p>
      <text:p text:style-name="P4">
Source: <text:a xlink:type="simple" xlink:href="https://t.me/air_alert_ua/45645" text:style-name="Internet_20_link" text:visited-style-name="Visited_20_Internet_20_Link">
https://t.me/air_alert_ua/45645</text:a>
</text:p>
      <!--NEWS-->
      <text:h text:style-name="P10" text:outline-level="1">
<text:span text:style-name="T4">
Zaporizka Oblast(01:03). Red Alert: aerial threat. Sirens sounding. Take cover now!</text:span>
</text:h>
      <text:p text:style-name="P4">
Authors: liveuamap (Language: en)</text:p>
      <text:p text:style-name="P4">
Time: 2023-05-16T19:04:00</text:p>
      <text:p text:style-name="P4">
Location: Zaporizka Oblast (Latitude:47.612331 Longtitude:35.764841)</text:p>
      <text:p text:style-name="P4">
Videos: []</text:p>
      <text:p text:style-name="P4">
Images: []</text:p>
      <text:p text:style-name="P4">
Tags: ["Europe", "Central and Eastern Europe"]</text:p>
      <text:p text:style-name="P4">
ID: 22563390</text:p>
      <!--METADATA-->
      <text:p text:style-name="P4">
Zaporizka Oblast(01:03). Red Alert: aerial threat. Sirens sounding. Take covernow!</text:p>
      <text:p text:style-name="P4">
News Collection Link: <text:a xlink:type="simple" xlink:href="https://liveuamap.com/en/2023/16-may-zaporizka-oblast0103-red-alert-aerial-g" text:style-name="Internet_20_link" text:visited-style-name="Visited_20_Internet_20_Link">
https://liveuamap.com/en/2023/16-may-zaporizka-oblast0103-red-alert-aerial-g</text:a>
</text:p>
      <text:p text:style-name="P4">
Source: <text:a xlink:type="simple" xlink:href="https://t.me/air_alert_ua/45646" text:style-name="Internet_20_link" text:visited-style-name="Visited_20_Internet_20_Link">
https://t.me/air_alert_ua/45646</text:a>
</text:p>
      <!--NEWS-->
      <text:h text:style-name="P10" text:outline-level="1">
<text:span text:style-name="T4">
Zaporizka Oblast(02:51). Red Alert: aerial threat. Sirens sounding. Take cover now!</text:span>
</text:h>
      <text:p text:style-name="P4">
Authors: liveuamap (Language: en)</text:p>
      <text:p text:style-name="P4">
Time: 2023-05-16T20:51:00</text:p>
      <text:p text:style-name="P4">
Location: Zaporizka Oblast (Latitude:47.611751 Longtitude:35.765111)</text:p>
      <text:p text:style-name="P4">
Videos: []</text:p>
      <text:p text:style-name="P4">
Images: []</text:p>
      <text:p text:style-name="P4">
Tags: ["Europe", "Central and Eastern Europe"]</text:p>
      <text:p text:style-name="P4">
ID: 22563391</text:p>
      <!--METADATA-->
      <text:p text:style-name="P4">
Zaporizka Oblast(02:51). Red Alert: aerial threat. Sirens sounding. Take covernow!</text:p>
      <text:p text:style-name="P4">
News Collection Link: <text:a xlink:type="simple" xlink:href="https://liveuamap.com/en/2023/17-may-zaporizka-oblast0251-red-alert-aerial-g" text:style-name="Internet_20_link" text:visited-style-name="Visited_20_Internet_20_Link">
https://liveuamap.com/en/2023/17-may-zaporizka-oblast0251-red-alert-aerial-g</text:a>
</text:p>
      <text:p text:style-name="P4">
Source: <text:a xlink:type="simple" xlink:href="https://t.me/air_alert_ua/45652" text:style-name="Internet_20_link" text:visited-style-name="Visited_20_Internet_20_Link">
https://t.me/air_alert_ua/45652</text:a>
</text:p>
      <!--NEWS-->
      <text:h text:style-name="P10" text:outline-level="1">
<text:span text:style-name="T4">
Kherson, Khersonska Oblast(03:09). Red Alert: aerial threat. Sirens sounding. Take cover now!</text:span>
</text:h>
      <text:p text:style-name="P4">
Authors: liveuamap (Language: en)</text:p>
      <text:p text:style-name="P4">
Time: 2023-05-16T21:15:00</text:p>
      <text:p text:style-name="P4">
Location: Kherson (Latitude:46.65502 Longtitude:32.6179)</text:p>
      <text:p text:style-name="P4">
Videos: []</text:p>
      <text:p text:style-name="P4">
Images: []</text:p>
      <text:p text:style-name="P4">
Tags: ["Europe", "Central and Eastern Europe"]</text:p>
      <text:p text:style-name="P4">
ID: 22563392</text:p>
      <!--METADATA-->
      <text:p text:style-name="P4">
Kherson, Khersonska Oblast(03:09). Red Alert: aerial threat. Sirens sounding.Take cover now!</text:p>
      <text:p text:style-name="P4">
News Collection Link: <text:a xlink:type="simple" xlink:href="https://liveuamap.com/en/2023/17-may-kherson-khersonska-oblast0309-red-alerg" text:style-name="Internet_20_link" text:visited-style-name="Visited_20_Internet_20_Link">
https://liveuamap.com/en/2023/17-may-kherson-khersonska-oblast0309-red-alerg</text:a>
</text:p>
      <text:p text:style-name="P4">
Source: <text:a xlink:type="simple" xlink:href="https://t.me/air_alert_ua/45653" text:style-name="Internet_20_link" text:visited-style-name="Visited_20_Internet_20_Link">
https://t.me/air_alert_ua/45653</text:a>
</text:p>
      <!--NEWS-->
      <text:h text:style-name="P10" text:outline-level="1">
<text:span text:style-name="T4">
Donetsk Oblast(04:05). Red Alert: aerial threat. Sirens sounding. Take cover now!</text:span>
</text:h>
      <text:p text:style-name="P4">
Authors: liveuamap (Language: en)</text:p>
      <text:p text:style-name="P4">
Time: 2023-05-16T22:06:00</text:p>
      <text:p text:style-name="P4">
Location: Donetsk Oblast (Latitude:48.72708 Longtitude:37.57765)</text:p>
      <text:p text:style-name="P4">
Videos: []</text:p>
      <text:p text:style-name="P4">
Images: []</text:p>
      <text:p text:style-name="P4">
Tags: ["Europe", "Central and Eastern Europe"]</text:p>
      <text:p text:style-name="P4">
ID: 22563393</text:p>
      <!--METADATA-->
      <text:p text:style-name="P4">
Donetsk Oblast(04:05). Red Alert: aerial threat. Sirens sounding. Take covernow!</text:p>
      <text:p text:style-name="P4">
News Collection Link: <text:a xlink:type="simple" xlink:href="https://liveuamap.com/en/2023/17-may-donetsk-oblast0405-red-alert-aerial-thg" text:style-name="Internet_20_link" text:visited-style-name="Visited_20_Internet_20_Link">
https://liveuamap.com/en/2023/17-may-donetsk-oblast0405-red-alert-aerial-thg</text:a>
</text:p>
      <text:p text:style-name="P4">
Source: <text:a xlink:type="simple" xlink:href="https://t.me/air_alert_ua/45656" text:style-name="Internet_20_link" text:visited-style-name="Visited_20_Internet_20_Link">
https://t.me/air_alert_ua/45656</text:a>
</text:p>
      <!--NEWS-->
      <text:h text:style-name="P10" text:outline-level="1">
<text:span text:style-name="T4">
Kharkiv, Kharkivska Oblast(05:01). Red Alert: aerial threat. Sirens sounding. Take cover now!</text:span>
</text:h>
      <text:p text:style-name="P4">
Authors: liveuamap (Language: en)</text:p>
      <text:p text:style-name="P4">
Time: 2023-05-16T23:02:00</text:p>
      <text:p text:style-name="P4">
Location: Kharkiv (Latitude:49.98081000 Longtitude:36.25272000)</text:p>
      <text:p text:style-name="P4">
Videos: []</text:p>
      <text:p text:style-name="P4">
Images: []</text:p>
      <text:p text:style-name="P4">
Tags: ["Europe", "Central and Eastern Europe"]</text:p>
      <text:p text:style-name="P4">
ID: 22563394</text:p>
      <!--METADATA-->
      <text:p text:style-name="P4">
Kharkiv, Kharkivska Oblast(05:01). Red Alert: aerial threat. Sirens sounding.Take cover now!</text:p>
      <text:p text:style-name="P4">
News Collection Link: <text:a xlink:type="simple" xlink:href="https://liveuamap.com/en/2023/17-may-kharkiv-kharkivska-oblast0501-red-alerg" text:style-name="Internet_20_link" text:visited-style-name="Visited_20_Internet_20_Link">
https://liveuamap.com/en/2023/17-may-kharkiv-kharkivska-oblast0501-red-alerg</text:a>
</text:p>
      <text:p text:style-name="P4">
Source: <text:a xlink:type="simple" xlink:href="https://t.me/air_alert_ua/45658" text:style-name="Internet_20_link" text:visited-style-name="Visited_20_Internet_20_Link">
https://t.me/air_alert_ua/45658</text:a>
</text:p>
      <!--NEWS-->
      <text:h text:style-name="P10" text:outline-level="1">
<text:span text:style-name="T4">
Артилеристи ВМС ЗС України знищили російський 2С4 «Тюльпан»</text:span>
</text:h>
      <text:p text:style-name="P4">
Author: ['АРМІЯINFORM']</text:p>
      <text:p text:style-name="P4">
Time: 2023-05-16T37:00:00-04:00</text:p>
      <text:p text:style-name="P4">
Description: Українські військовослужбовці влучним пострілом знищили 240-мм міномет 2С4 «Тюльпа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uyflpan.jpg" text:style-name="Internet_20_link" text:visited-style-name="Visited_20_Internet_20_Link">
tuyflpan.jpg</text:a>
']</text:p>
      <text:p text:style-name="P4">
Tags: ['STOPRUSSIA', 'АГРЕСІЯ РФ', 'ВТОРГНЕННЯ РФ', 'ТЮЛЬПАН']</text:p>
      <text:p text:style-name="P4">
Category: News</text:p>
      <!--METADATA-->
      <text:p text:style-name="P4">
<draw:frame draw:style-name="fr1" draw:name="Image2" text:anchor-type="as-char" svg:width="6.9236in" svg:height="3.892787in" draw:z-index="0">
<draw:image xlink:href="../Images/AРМІЯINFORM/2023-05-16T37-00-00-04-00/tuyflpan.jpg" xlink:type="simple" xlink:show="embed" xlink:actuate="onLoad" draw:mime-type="image/jpeg"/>
</draw:frame>
Ілюстративне фото</text:p>
      <text:p text:style-name="P4">
Українські військовослужбовці влучним пострілом знищили 240-мм міномет 2С4«Тюльпан» російського окупаційного війська — машина намаглася втекти від«очей» наших захисників, але влучні артилеристи високоточним пострілом знищиливорожу техніку.</text:p>
      <text:p text:style-name="P4">
Source: <text:a xlink:type="simple" xlink:href="https://armyinform.com.ua/2023/05/16/artylerysty-vms-zs-ukrayiny-znyshhyly-rosijskyj-2s4-tyulpan/" text:style-name="Internet_20_link" text:visited-style-name="Visited_20_Internet_20_Link">
https://armyinform.com.ua/2023/05/16/artylerysty-vms-zs-ukrayiny-znyshhyly-rosijskyj-2s4-tyulpan/</text:a>
</text:p>
      <!--NEWS-->
      <text:h text:style-name="P10" text:outline-level="1">
<text:span text:style-name="T4">
Українці в Абу-Дабі проведуть масштабну подію до Дня вишиванки</text:span>
</text:h>
      <text:p text:style-name="P4">
Author: ['АРМІЯINFORM']</text:p>
      <text:p text:style-name="P4">
Time: 2023-05-16T38:00:00-04:00</text:p>
      <text:p text:style-name="P4">
Description: Українська жіноча ініціатива в ОАЕ запрошує на культурну подію «Українська вишиван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986699_555181159878251_5172262503197863323_n.jpg" text:style-name="Internet_20_link" text:visited-style-name="Visited_20_Internet_20_Link">
346986699_555181159878251_5172262503197863323_n.jpg</text:a>
']</text:p>
      <text:p text:style-name="P4">
Tags: ['ДЕНЬ ВИШИВАНКИ', 'ДЕНЬ ВИШИВАНКИ В ОАЕ', 'ОАЕ', 'УКРАЇНСЬКА ДІАСПОРА']</text:p>
      <text:p text:style-name="P4">
Category: News</text:p>
      <!--METADATA-->
      <text:p text:style-name="P4">
<draw:frame draw:style-name="fr1" draw:name="Image3" text:anchor-type="as-char" svg:width="6.9236in" svg:height="5.804039in" draw:z-index="0">
<draw:image xlink:href="../Images/AРМІЯINFORM/2023-05-16T38-00-00-04-00/346986699_555181159878251_5172262503197863323_n.jpg" xlink:type="simple" xlink:show="embed" xlink:actuate="onLoad" draw:mime-type="image/jpeg"/>
</draw:frame>
</text:p>
      <text:p text:style-name="P4">
Українська жіноча ініціатива в ОАЕ запрошує на культурну подію «Українськавишиванка: через століття до сьогодення», яка відбудеться 21 травня в Абу-Дабіз нагоди Дня вишиванки. Про це<text:a xlink:type="simple" xlink:href="https://www.facebook.com/Ukrainianwomen.me/posts/pfbid034NrTm2ikWiYWcW5wj5woYdGVnsQVygPbwjXJBaPsEgkx5qJrp1KuCQj4dVadH3Gil" text:style-name="Internet_20_link" text:visited-style-name="Visited_20_Internet_20_Link">
йдеться</text:a>
на фейсбук-сторінці Української жіночої ініціативи в ОАЕ.</text:p>
      <text:p text:style-name="P4">
Захід поєднає майстер-класи, лекції та фольклорні вистави, через яківідвідувачі зможуть дізнатися про українську культуру, традиції, та українськувишиванку зокрема. Подія є відкритою та безплатною для участі представниківусіх національностей.</text:p>
      <text:p text:style-name="P4">
«З нагоди Дня вишиванки, 21 травня 2023 р. в Абу Дабі Українська жіночаініціатива в ОАЕ запрошує на культурну подію „Українська вишиванка: черезстоліття до сьогодення“. Захід поєднає майстер-класи, лекції та фольклорнівистави, через які відвідувачі зможуть дізнатися про українську культуру,традиції, та українську вишиванку зокрема.</text:p>
      <text:p text:style-name="P4">
Відвідувачі та учасники зможуть насолодитися виставкою українських вишиванок,виступами дитячих та дорослих творчих колективів та, звичайно ж, спробуватисебе в опануванні традиційної української вишивки та створенні ляльки-мотанкив рамках двох безкоштовних майстер-класів», — йдеться в повідомленні.</text:p>
      <text:p text:style-name="P4">
Зазначається, що захід відбудеться за підтримки Abu Dhabi Creative Hub,Embassy of Ukraine in the UAE, Ансамблю «Червона Калина», Українських шкіл вАбу-Дабі «Софія» та «Дивосвіт».</text:p>
      <text:p text:style-name="P4">
«Захід є відкритим та безкоштовним для участі представників усіхнаціональностей. Тож ми запрошуємо українців, іноземців та локалів дізнатисябільше про українську культуру та її традиції», — йдеться в повідомленні.</text:p>
      <text:p text:style-name="P4">
Також повідомляється, що майстер-класи розраховані на аудиторію 14+ . Дляучасті у них потрібна попередня реєстрація за посиланням, яке вказується насайті організаторів. Основною мовою заходу буде англійська.</text:p>
      <text:p text:style-name="P4">
Також відвідувачам пропонується дрес-код: «Заохочуємо ураїнців та іноземців(які мають вишиванку) приходити у вишиванках. Водночас, просимо дотримуватисьмісцевого дрес-коду (закриті плечі та одяг, що прикриває коліна, непрозорітканини).</text:p>
      <text:p text:style-name="P4">
З нетерпінням чекаємо на зустріч!», — зазначають оргнаізатори.</text:p>
      <text:p text:style-name="P4">
Source: <text:a xlink:type="simple" xlink:href="https://armyinform.com.ua/2023/05/16/ukrayinczi-v-abu-dabi-provedut-masshtabnu-podiyu-do-dnya-vyshyvanky/" text:style-name="Internet_20_link" text:visited-style-name="Visited_20_Internet_20_Link">
https://armyinform.com.ua/2023/05/16/ukrayinczi-v-abu-dabi-provedut-masshtabnu-podiyu-do-dnya-vyshyvanky/</text:a>
</text:p>
      <!--NEWS-->
      <text:h text:style-name="P10" text:outline-level="1">
<text:span text:style-name="T4">
Естонські сапери готові допомогти Україні в розмінуванні територій</text:span>
</text:h>
      <text:p text:style-name="P4">
Author: ['АРМІЯINFORM']</text:p>
      <text:p text:style-name="P4">
Time: 2023-05-16T39:00:00-04:00</text:p>
      <text:p text:style-name="P4">
Description: Естонські сапери перебувають у повній готовності, щоб виїжджати в Україну та допомаг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ceu-89297240411684153913672.jpg" text:style-name="Internet_20_link" text:visited-style-name="Visited_20_Internet_20_Link">
mceu-89297240411684153913672.jpg</text:a>
']</text:p>
      <text:p text:style-name="P4">
Tags: ['ЕСТОНІЯ', 'ІГОР КЛИМЕНКО', 'ЛАУРІ ЛЯЕНЕМЕТС', 'МВС ЕСТОНІЇ', 'МВС УКРАЇН']</text:p>
      <text:p text:style-name="P4">
Category: News</text:p>
      <!--METADATA-->
      <text:p text:style-name="P4">
<draw:frame draw:style-name="fr1" draw:name="Image4" text:anchor-type="as-char" svg:width="6.9236in" svg:height="4.558037in" draw:z-index="0">
<draw:image xlink:href="../Images/AРМІЯINFORM/2023-05-16T39-00-00-04-00/mceu-89297240411684153913672.jpg" xlink:type="simple" xlink:show="embed" xlink:actuate="onLoad" draw:mime-type="image/jpeg"/>
</draw:frame>
</text:p>
      <text:p text:style-name="P4">
Естонські сапери перебувають у повній готовності, щоб виїжджати в Україну тадопомагати розміновувати наші території. Про це під час зустрічі з міністромвнутрішніх справ України Ігорем Клименком заявив голова МВС Естонії ЛауріЛяенеметс, <text:a xlink:type="simple" xlink:href="https://mvs.gov.ua/uk/news/igor-klimenko-mvs-gotuje-kompleks-zaxodiv-abi-minimizuvati-vikliki-iaki-cekatimut-krayinu-pislia-zaversennia-viini" text:style-name="Internet_20_link" text:visited-style-name="Visited_20_Internet_20_Link">
інформує</text:a>
 пресслужба МВС України.</text:p>
      <text:p text:style-name="P4">
— У естонських саперів є повна готовність виїжджати в Україну, аби допомогти врозмінуванні територій, — сказав Лаурі Ляенеметс.</text:p>
      <text:p text:style-name="P4">
Своєю чергою глава МВС України Ігор Клименко під час зустрічі зазначив, щонаразі близько тисячі саперів МВС займаються оперативним розмінуваннямУкраїни. Їм уже вдалося розмінувати та знешкодити близько пів мільйонавибухонебезпечних предметів з початку війни, однак, Україна продовжуєзалишатися однією з найзамінованіших країн світу.</text:p>
      <text:p text:style-name="P4">
Ігор Клименко подякував естонським колегам за всеосяжку підтримку України натлі повномасштабного вторгнення росії та наголосив, що Україна постійно тримаєконтакт із владою Естонії.</text:p>
      <text:p text:style-name="P4">
Він також розповів міністру внутрішніх справ Естонії Лаурі Ляенеметсу, щопопри постійні бойові дії в Україні, МВС готує спеціальний Закон щодоформування безпекового середовища після завершення війни.</text:p>
      <text:p text:style-name="P4">
— Ми звернулися до уряду Естонії щодо надання допомоги українському МВС упитанні формування безпечного середовища після закінчення бойових дій в нашійкраїні. Ми намагаємось взяти найкраще в кожної країни і ми вдячні Естонії затой зворотний зв’язок, який ми отримуємо щоразу, — сказав Ігор Клименко.</text:p>
      <text:p text:style-name="P4">
А також пояснив, що українські слідчі щодня продовжують документувати новізлочини росії на території України.</text:p>
      <text:p text:style-name="P4">
Своєю чергою міністр внутрішніх справ Естонії Лаурі Ляенеметс зазначив, щоЕстонія підтримує Україну і що російські злочинці мають бути притягнуті довідповідальності.</text:p>
      <text:p text:style-name="P4">
— Ми підтримуємо зусилля України щодо створення спеціального трибуналу дляпритягнення до відповідальності усіх воєнних злочинців. Ми впевнені, щосанкційний тиск на росію буде посилюватись, — наголосив глава МВС Естонії.</text:p>
      <text:p text:style-name="P4">
Він також подякував українському народові за боротьбу та зазначив, що від мирув Україні залежить безпека всієї Європи.</text:p>
      <text:p text:style-name="P4">
— Ми впевнені, що сталий мир у Європі можливий лише після війни, коли Українабуде інтегрована в євроатлантичні структури. Зі свого досвіду ми знаємо, що ценелегка дорога і вона вимагає терпіння та реформ, але Естонія готова всебічнопідтримувати Україну на цьому шляху, — сказав Лаурі Ляенеметс.</text:p>
      <text:p text:style-name="P4">
За його словами, він особисто та увесь уряд Естонії докладе максимум зусиль,аби союзники по НАТО ще більше допомагали Україні.</text:p>
      <text:p text:style-name="P4">
— Ми підтримуємо зусилля України щодо створення спеціального трибуналу дляпритягнення до відповідальності усіх воєнних злочинців. Ми впевнені, щосанкційний тиск на росію буде посилюватися, — наголосив глава МВС Естонії.</text:p>
      <text:p text:style-name="P4">
Source: <text:a xlink:type="simple" xlink:href="https://armyinform.com.ua/2023/05/16/estonski-sapery-gotovi-dopomogty-ukrayini-u-rozminuvanni-terytorij/" text:style-name="Internet_20_link" text:visited-style-name="Visited_20_Internet_20_Link">
https://armyinform.com.ua/2023/05/16/estonski-sapery-gotovi-dopomogty-ukrayini-u-rozminuvanni-terytorij/</text:a>
</text:p>
      <!--NEWS-->
      <text:h text:style-name="P10" text:outline-level="1">
<text:span text:style-name="T4">
рф не заспокоїться, допоки існуватиме в нинішніх межах — Олексій Данілов</text:span>
</text:h>
      <text:p text:style-name="P4">
Author: ['АРМІЯINFORM']</text:p>
      <text:p text:style-name="P4">
Time: 2023-05-16T40:00:00-04:00</text:p>
      <text:p text:style-name="P4">
Description: рф — беззаперечний лідер за кількістю створених конфліктів у світі, і не заспокої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94697_143386455384204_6070686055080527656_n.jpg" text:style-name="Internet_20_link" text:visited-style-name="Visited_20_Internet_20_Link">
347094697_143386455384204_6070686055080527656_n.jpg</text:a>
']</text:p>
      <text:p text:style-name="P4">
Tags: ['ОЛЕКСІЙ ДАНІЛОВ', 'РНБО']</text:p>
      <text:p text:style-name="P4">
Category: News</text:p>
      <!--METADATA-->
      <text:p text:style-name="P4">
<draw:frame draw:style-name="fr1" draw:name="Image5" text:anchor-type="as-char" svg:width="6.9236in" svg:height="4.615733in" draw:z-index="0">
<draw:image xlink:href="../Images/AРМІЯINFORM/2023-05-16T40-00-00-04-00/347094697_143386455384204_6070686055080527656_n.jpg" xlink:type="simple" xlink:show="embed" xlink:actuate="onLoad" draw:mime-type="image/jpeg"/>
</draw:frame>
Sekretarz Rady Bezpieczeństwa Narodowego i Obrony Ukrainy Ołeksij Daniłowpodczas wywiadu w Kijowie, Ukraina, 22 marca 2023</text:p>
      <text:p text:style-name="P4">
рф — беззаперечний лідер за кількістю створених конфліктів у світі, і незаспокоїться, допоки існуватиме в нинішніх межах. На цьому наголосив СекретарРади національної безпеки і оборони України Олексій Данілов у інтерв’ю дляпроєкту «Факти тижня» на телеканалі ICTV у понеділок, 15 травня 2023 року.</text:p>
      <text:p text:style-name="P4">
«Чечня на сьогодні окупована рф. У 2008 році путін вчинив акт агресії стосовнонезалежної Грузії. Влітку 2014 року російський військовий ЗРК БУК знищивцивільний літак. У 2014 році росіяни вдерлися в нашу країну…» — нагадавДанілов.</text:p>
      <text:p text:style-name="P4">
На жаль, зауважив Секретар РНБО, цивілізований світ тоді «хвилювався,турбувався, але жодних рішень стосовно країни-агресора не ухвалював».</text:p>
      <text:p text:style-name="P4">
На сьогодні, акцентував він, «у Заходу немає рішення щодо майбутнього росіїпісля війни», бо він «є заручником ілюзій про потужність росії через ядернийпотенціал».</text:p>
      <text:p text:style-name="P4">
«Якщо хтось вважає, що росія має лишитися в тому ж вигляді, в якому вона буладо війни, після нашої перемоги, тоді постає питання активізації російськогошовінізму, імперіалізму», — сказав Олексій Данілов, додавши, що тоді рфпротягом короткого проміжку часу вдасться до агресії щодо іншої країни. «Вонине заспокояться, якщо будуть існувати в тих межах, в яких вони існують», —резюмував він.</text:p>
      <text:p text:style-name="P4">
Source: <text:a xlink:type="simple" xlink:href="https://armyinform.com.ua/2023/05/16/rf-ne-zaspokoyitsya-dopoky-isnuvatyme-v-nynishnih-mezhah-oleksij-danilov/" text:style-name="Internet_20_link" text:visited-style-name="Visited_20_Internet_20_Link">
https://armyinform.com.ua/2023/05/16/rf-ne-zaspokoyitsya-dopoky-isnuvatyme-v-nynishnih-mezhah-oleksij-danilov/</text:a>
</text:p>
      <!--NEWS-->
      <text:h text:style-name="P10" text:outline-level="1">
<text:span text:style-name="T4">
На тимчасово окупованих територіях півдня України залишається понад 150 тисяч окупантів</text:span>
</text:h>
      <text:p text:style-name="P4">
Author: ['АРМІЯINFORM']</text:p>
      <text:p text:style-name="P4">
Time: 2023-05-16T41:00:00-04:00</text:p>
      <text:p text:style-name="P4">
Description: Держава-агресор росія примусово вивозить цивільне населення з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15-01.jpg" text:style-name="Internet_20_link" text:visited-style-name="Visited_20_Internet_20_Link">
20230515-01.jpg</text:a>
']</text:p>
      <text:p text:style-name="P4">
Tags: ['ГУР МО УКРАЇНИ']</text:p>
      <text:p text:style-name="P4">
Category: News</text:p>
      <!--METADATA-->
      <text:p text:style-name="P4">
<draw:frame draw:style-name="fr1" draw:name="Image6" text:anchor-type="as-char" svg:width="6.9236in" svg:height="4.367638in" draw:z-index="0">
<draw:image xlink:href="../Images/AРМІЯINFORM/2023-05-16T41-00-00-04-00/20230515-01.jpg" xlink:type="simple" xlink:show="embed" xlink:actuate="onLoad" draw:mime-type="image/jpeg"/>
</draw:frame>
</text:p>
      <text:p text:style-name="P4">
Держава-агресор росія примусово вивозить цивільне населення з окупованихтериторій Херсонської та Запорізької областей, зокрема й персонал захопленоїАЕС в Енергодарі.</text:p>
      <text:p text:style-name="P4">
«Мова йде про людей, які або свідомо працювали на агресора, або були змушеніце робити. Їм розповідають, що там скоро почнуться бойові дії, що цю територіюнібито будуть обстрілювати та бомбити, тому переконують виїжджати та працюватидалі з росіянами», — розповів виданню РБК-Україна представник Головногоуправління розвідки Міністерства оборони України Андрій Черняк.</text:p>
      <text:p text:style-name="P4">
За словами представника воєнної розвідки України, так звану евакуацію зокупованих територій півдня України росіяни використовують як ширму дляпроведення контррозвідувальних та фільтраційних заходів: «Вони, по-перше, нехочуть, щоб населення могло спостерігати за їхньою підготовкою до боїв — тобтоце певні контррозвідувальні заходи. Це також і фільтраційні заходи, оскільки,насамперед, відбувається примусовий вивіз проукраїнського населення. І по-третє, росіяни бояться проведення на цих територіях якогось партизанськогоруху і внутрішнього спротиву», — зазначив Андрій Черняк.</text:p>
      <text:p text:style-name="P4">
Водночас представник ГУР МО України<text:a xlink:type="simple" xlink:href="https://www.rbc.ua/rus/news/zhest-dobroyi-voli-chi-pochali-rosiyani-tikati-1684096645.html" text:style-name="Internet_20_link" text:visited-style-name="Visited_20_Internet_20_Link">
повідомив</text:a>
, що відведення російських бойових підрозділівні із Запорізької, ні з Херсонської областей наразі не фіксують. На окупованихтериторіях цих двох регіонів зараз зосереджено орієнтовно 152 тисячі особовогоскладу ворожих військ, і всі їхні дії вказують на те, що вони готуються дооборони.</text:p>
      <text:p text:style-name="P4">
Source: <text:a xlink:type="simple" xlink:href="https://armyinform.com.ua/2023/05/16/na-okupovanyh-terytoriyah-pivdnya-ukrayiny-zalyshayetsya-ponad-150-tysyach-okupantiv/" text:style-name="Internet_20_link" text:visited-style-name="Visited_20_Internet_20_Link">
https://armyinform.com.ua/2023/05/16/na-okupovanyh-terytoriyah-pivdnya-ukrayiny-zalyshayetsya-ponad-150-tysyach-okupantiv/</text:a>
</text:p>
      <!--NEWS-->
      <text:h text:style-name="P10" text:outline-level="1">
<text:span text:style-name="T4">
За сприяння Мінреінтеграції здійснено переклад низки конвенцій з міжнародного гуманітарного права</text:span>
</text:h>
      <text:p text:style-name="P4">
Author: ['АРМІЯINFORM']</text:p>
      <text:p text:style-name="P4">
Time: 2023-05-16T42:00:00-04:00</text:p>
      <text:p text:style-name="P4">
Description: Для ефективного застосування на практиці норм міжнародного гуманітарного пра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1-1.jpg" text:style-name="Internet_20_link" text:visited-style-name="Visited_20_Internet_20_Link">
1-51-1.jpg</text:a>
']</text:p>
      <text:p text:style-name="P4">
Tags: []</text:p>
      <text:p text:style-name="P4">
Category: News</text:p>
      <!--METADATA-->
      <text:p text:style-name="P4">
<draw:frame draw:style-name="fr1" draw:name="Image7" text:anchor-type="as-char" svg:width="6.9236in" svg:height="4.038767in" draw:z-index="0">
<draw:image xlink:href="../Images/AРМІЯINFORM/2023-05-16T42-00-00-04-00/1-51-1.jpg" xlink:type="simple" xlink:show="embed" xlink:actuate="onLoad" draw:mime-type="image/jpeg"/>
</draw:frame>
</text:p>
      <text:p text:style-name="P4">
Для ефективного застосування на практиці норм міжнародного гуманітарного праваМінреінтеграції організувало переклад українською мовою 29 чинних міжнароднихдоговорів України. Про це <text:a xlink:type="simple" xlink:href="https://minre.gov.ua/2023/05/15/za-spryyannya-minreintegracziyi-zdijsneno-pereklad-nyzky-konvenczij-z-mizhnarodnogo-gumanitarnogo-prava/" text:style-name="Internet_20_link" text:visited-style-name="Visited_20_Internet_20_Link">
повідомляється</text:a>
 на сайті Мінреінтеграції.</text:p>
      <text:p text:style-name="P4">
<text:span text:style-name="T4">
Серед них, зокрема:</text:span>
</text:p>
      <text:p text:style-name="P4">
<text:span text:style-name="T5">
– Протоколи до Женевських конвенцій, що стосуються захисту жертв міжнароднихта неміжнародних збройних конфліктів;</text:span>
</text:p>
      <text:p text:style-name="P4">
<text:span text:style-name="T5">
– Конвенція про попередження злочину геноциду та покарання за нього;</text:span>
</text:p>
      <text:p text:style-name="P4">
<text:span text:style-name="T5">
– Протокол про захист культурних цінностей у випадку збройного конфлікту;</text:span>
</text:p>
      <text:p text:style-name="P4">
<text:span text:style-name="T5">
– Конвенція про заборону або обмеження використання певних видів звичайноїзброї, які можуть вважатися такими, що завдають надмірних ушкоджень або маютьневибіркову дію;</text:span>
</text:p>
      <text:p text:style-name="P4">
<text:span text:style-name="T5">
– Статут ООН і Статут Міжнародного суду ООН;</text:span>
</text:p>
      <text:p text:style-name="P4">
<text:span text:style-name="T5">
– Конвенція про поліпшення долі поранених і хворих у діючих арміях;</text:span>
</text:p>
      <text:p text:style-name="P4">
<text:span text:style-name="T5">
– Женевська конвенція про поводження з військовополоненими;</text:span>
</text:p>
      <text:p text:style-name="P4">
<text:span text:style-name="T5">
– Конвенція про захист цивільного населення під час війни;</text:span>
</text:p>
      <text:p text:style-name="P4">
<text:span text:style-name="T5">
– Протокол про заборону використання задушливих, отруйних або інших газів, атакож бактеріологічних методів ведення війни;</text:span>
</text:p>
      <text:p text:style-name="P4">
<text:span text:style-name="T5">
– Протокол про заборону або обмеження використання мін, мін-пасток та іншихпристроїв.</text:span>
</text:p>
      <text:p text:style-name="P4">
Це стало необхідним, оскільки більшість зазначених документів в Україні абовзагалі не мали перекладу, або мали застарілу, ще радянську версію. Це недозволяло коректно застосовувати вказані норми українськими правниками,військовими й органами влади.</text:p>
      <text:p text:style-name="P4">
Переклад здійснювало ТОВ «Компанія «Про-Консалтінг», з яким Мінреінтеграціїуклало відповідний Меморандум.</text:p>
      <text:p text:style-name="P4">
Документи, а це понад 200 сторінок текстів, вже направлені до МЗС дляофіційного затвердження.</text:p>
      <text:p text:style-name="P4">
Source: <text:a xlink:type="simple" xlink:href="https://armyinform.com.ua/2023/05/16/za-spryyannya-minreintegracziyi-zdijsneno-pereklad-nyzky-konvenczij-z-mizhnarodnogo-gumanitarnogo-prava/" text:style-name="Internet_20_link" text:visited-style-name="Visited_20_Internet_20_Link">
https://armyinform.com.ua/2023/05/16/za-spryyannya-minreintegracziyi-zdijsneno-pereklad-nyzky-konvenczij-z-mizhnarodnogo-gumanitarnogo-prava/</text:a>
</text:p>
      <!--NEWS-->
      <text:h text:style-name="P10" text:outline-level="1">
<text:span text:style-name="T4">
«Подъехала машина вагнеровцев. Я не знаю, где моя Оксана теперь» — перехоплення ГУР</text:span>
</text:h>
      <text:p text:style-name="P4">
Author: ['АРМІЯINFORM']</text:p>
      <text:p text:style-name="P4">
Time: 2023-05-16T43:00:00-04:00</text:p>
      <text:p text:style-name="P4">
Description: Жінка (цивільна) з Сєвєродонецька в телефонній розмові розповідає про викра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Жінка (цивільна) з Сєвєродонецька в телефонній розмові розповідає провикрадення “вагнерівцями” двох цивільних мешканців та незаконне привласненняавтівки.</text:p>
      <text:p text:style-name="P4">
Source: <text:a xlink:type="simple" xlink:href="https://armyinform.com.ua/2023/05/16/pod%d1%8aehala-mashyna-vagnerovczev-ya-ne-znayu-gde-moya-oksana-teper-perehoplennya-gur/" text:style-name="Internet_20_link" text:visited-style-name="Visited_20_Internet_20_Link">
https://armyinform.com.ua/2023/05/16/pod%d1%8aehala-mashyna-vagnerovczev-ya-ne-znayu-gde-moya-oksana-teper-perehoplennya-gur/</text:a>
</text:p>
      <!--NEWS-->
      <text:h text:style-name="P10" text:outline-level="1">
<text:span text:style-name="T4">
Ракетні війська та артилерія Сил оборони уразили 3 пункти управління, 5 станцій РЕБ і склад з боєприпасами росіян</text:span>
</text:h>
      <text:p text:style-name="P4">
Author: ['АРМІЯINFORM']</text:p>
      <text:p text:style-name="P4">
Time: 2023-05-16T44:00:00-04:00</text:p>
      <text:p text:style-name="P4">
Description: Про це повідомляє Генеральний штаб ЗС України.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У', 'ХРОНІКА ОБОРОНИ']</text:p>
      <text:p text:style-name="P4">
Category: News</text:p>
      <!--METADATA-->
      <text:p text:style-name="P4">
<draw:frame draw:style-name="fr1" draw:name="Image8" text:anchor-type="as-char" svg:width="6.9236in" svg:height="3.80798in" draw:z-index="0">
<draw:image xlink:href="../Images/AРМІЯINFORM/2023-05-16T44-00-00-04-00/raketni-vijska-ta-artyleriya-nazemnyh-ugrupovan-vijsk.jp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28MHhpMPaV3WsNBYTyVg7XQkxSN7By19R61FnUTagCm5Ksv18eyFCWp7B5DCFAgqvl" text:style-name="Internet_20_link" text:visited-style-name="Visited_20_Internet_20_Link">
повідомляє</text:a>
Генеральний штаб ЗС України.</text:p>
      <text:p text:style-name="P4">
«Авіація Сил оборони за минулу добу завдала 9 ударів по районах зосередженняособового складу та військової техніки противника, а також 7 — по зенітно-ракетних комплексах противника. Знищено 6 ударних БПЛА різних типів. Апідрозділи ракетних військ і артилерії уразили 3 пункти управління, 5 районівзосередження живої сили, 4 артилерійських підрозділи на вогневих позиціях,зенітно-ракетний комплекс, 5 станцій радіоелектронної боротьби, а також складбоєприпасів ворога. Підтримуйте Збройні Сили! Переможемо! Слава Україні!», —йдеться в повідомленні.</text:p>
      <text:p text:style-name="P4">
Source: <text:a xlink:type="simple" xlink:href="https://armyinform.com.ua/2023/05/16/raketni-vijska-i-artyleriya-syl-oborony-vrazyly-3-punkty-upravlinnya-5-stanczij-reb-ta-sklad-z-boyeprypasamy-rosiyan/" text:style-name="Internet_20_link" text:visited-style-name="Visited_20_Internet_20_Link">
https://armyinform.com.ua/2023/05/16/raketni-vijska-i-artyleriya-syl-oborony-vrazyly-3-punkty-upravlinnya-5-stanczij-reb-ta-sklad-z-boyeprypasamy-rosiyan/</text:a>
</text:p>
      <!--NEWS-->
      <text:h text:style-name="P10" text:outline-level="1">
<text:span text:style-name="T4">
Цієї доби окупанти знову завдали масованого удару по Україні, застосували ракети різних типів</text:span>
</text:h>
      <text:p text:style-name="P4">
Author: ['АРМІЯINFORM']</text:p>
      <text:p text:style-name="P4">
Time: 2023-05-16T45:00:00-04:00</text:p>
      <text:p text:style-name="P4">
Description: Про це повідомляє Генеральний штаб ЗС України.    «Розпочалася чотириста сорок сьо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9" text:anchor-type="as-char" svg:width="6.9236in" svg:height="3.893007in" draw:z-index="0">
<draw:image xlink:href="../Images/AРМІЯINFORM/2023-05-16T45-00-00-04-00/raketnyj-udar.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28MHhpMPaV3WsNBYTyVg7XQkxSN7By19R61FnUTagCm5Ksv18eyFCWp7B5DCFAgqvl" text:style-name="Internet_20_link" text:visited-style-name="Visited_20_Internet_20_Link">
повідомляє</text:a>
Генеральний штаб ЗС України.</text:p>
      <text:p text:style-name="P4">
«Розпочалася чотириста сорок сьома доба широкомасштабної збройної агресіїросійської федерації проти нашої держави.</text:p>
      <text:p text:style-name="P4">
Цієї доби противник знову завдав масованого удару по Україні, застосувавракети різних типів. Детальна інформація буде надана згодом.</text:p>
      <text:p text:style-name="P4">
Протягом минулої доби зафіксовано 2 ракетних удари по Костянтинівці Донецькоїобласті із застосуванням ворогом ЗРК С-300. Крім того російська федераціязавдала 48 авіаційних ударів та здійснила більш як 50 обстрілів з реактивнихсистем залпового вогню.</text:p>
      <text:p text:style-name="P4">
Ймовірність подальших ракетних та авіаційних ударів по всій території Українизалишається високою, адже ворог не припиняє тактику терору», — йдеться вповідомленні.</text:p>
      <text:p text:style-name="P4">
Source: <text:a xlink:type="simple" xlink:href="https://armyinform.com.ua/2023/05/16/cziyeyi-doby-okupanty-znovu-zavdaly-masovanogo-udaru-po-ukrayini-zastosuvaly-rakety-riznyh-typiv/" text:style-name="Internet_20_link" text:visited-style-name="Visited_20_Internet_20_Link">
https://armyinform.com.ua/2023/05/16/cziyeyi-doby-okupanty-znovu-zavdaly-masovanogo-udaru-po-ukrayini-zastosuvaly-rakety-riznyh-typiv/</text:a>
</text:p>
      <!--NEWS-->
      <text:h text:style-name="P10" text:outline-level="1">
<text:span text:style-name="T4">
На 4 ділянках фронту минулої доби відбулося 49 бойових зіткнень</text:span>
</text:h>
      <text:p text:style-name="P4">
Author: ['АРМІЯINFORM']</text:p>
      <text:p text:style-name="P4">
Time: 2023-05-16T46:00:00-04:00</text:p>
      <text:p text:style-name="P4">
Description: Про це повідомляє Генеральний штаб ЗС України.    «Противник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602943_930746711458657_3803960496336145141_n.jpg" text:style-name="Internet_20_link" text:visited-style-name="Visited_20_Internet_20_Link">
346602943_930746711458657_3803960496336145141_n.jpg</text:a>
']</text:p>
      <text:p text:style-name="P4">
Tags: ['STOPRUSSIA', 'АГРЕСІЯ РФ', 'ВТОРГНЕННЯ РФ', 'ГШ ЗСУ']</text:p>
      <text:p text:style-name="P4">
Category: News</text:p>
      <!--METADATA-->
      <text:p text:style-name="P4">
<draw:frame draw:style-name="fr1" draw:name="Image10" text:anchor-type="as-char" svg:width="6.9236in" svg:height="4.622945in" draw:z-index="0">
<draw:image xlink:href="../Images/AРМІЯINFORM/2023-05-16T46-00-00-04-00/346602943_930746711458657_3803960496336145141_n.jpg" xlink:type="simple" xlink:show="embed" xlink:actuate="onLoad" draw:mime-type="image/jpeg"/>
</draw:frame>
Ілюстративнне фото <text:span text:style-name="T4">
🔥 Ситуація щодо російського вторгнення</text:span>
</text:p>
      <text:p text:style-name="P4">
Про це<text:a xlink:type="simple" xlink:href="https://www.facebook.com/GeneralStaff.ua/posts/pfbid028MHhpMPaV3WsNBYTyVg7XQkxSN7By19R61FnUTagCm5Ksv18eyFCWp7B5DCFAgqvl" text:style-name="Internet_20_link" text:visited-style-name="Visited_20_Internet_20_Link">
повідомляє</text:a>
Генеральний штаб ЗС України.</text:p>
      <text:p text:style-name="P4">
«Противник зосереджує основні зусилля на Лиманському, Бахмутському,Авдіївському та Мар’їнському напрямках. Минулої доби відбулось 49 бойовихзіткнень на зазначених ділянках фронту. В епіцентрі бойових дій і надалізалишаються Бахмут та Мар’їнка.</text:p>
      <text:p text:style-name="P4">
<text:span text:style-name="T4">
На Волинському та Поліському напрямках</text:span>
 ознак формування наступальнихугруповань ворога не виявлено.</text:p>
      <text:p text:style-name="P4">
<text:span text:style-name="T4">
На Сіверському та Слобожанському напрямках</text:span>
 противник здійснив мінометні таартилерійські обстріли населених пунктів Єліне, Медведівка і Мурав’їЧернігівської області; Вовківка, Манухівка, Стукалівка, Іскрисківщина,Волфине, Шпиль і Степок Сумської області, а також Козача Лопань, Гоптівка,Лук’янці, Гатище, Бударки, Нестерне, Кругле, Землянки, Стариця на Харківщині.</text:p>
      <text:p text:style-name="P4">
<text:span text:style-name="T4">
На Куп’янському напрямку</text:span>
 противник не припиняє спроб покращити тактичнеположення. Минулої доби вів безуспішні наступальні дії в районах Масютівки таНовоселівського. Завдав авіаційного удару в районі Кислівки. Артилерійських тамінометних обстрілів зазнали Дворічанське, Кам’янка, Красне Перше,Митрофанівка, Фиголівка, Новомлинськ, Дворічна, Западне, Кіндрашівка,Куп’янськ, Кислівка, Табаївка, Берестове Харківської області та СтельмахівкаЛуганської області.</text:p>
      <text:p text:style-name="P4">
<text:span text:style-name="T4">
На Лиманському напрямку</text:span>
 протягом минулої доби ворог наступальних дій непроводив. Завдав авіаційного удару в районі Спірного. Артилерійських обстрілівзазнали, зокрема, Макіївка та Білогорівка Луганської області іВерхньокам’янське та Спірне — Донецької.</text:p>
      <text:p text:style-name="P4">
<text:span text:style-name="T4">
На Бахмутському напрямку</text:span>
 ворог продовжує вести наступальні дії. Триваютьважкі бої за Бахмут. До того ж, протягом доби, що минула, противник вівбезуспішні наступальні дії у напрямку населеного пункту Іванівське. Відворожих обстрілів постраждали Григорівка, Богданівка, Бахмут, Іванівське,Ступочки, Дружба, Олександро-Шультине, Північне, Залізне, Петрівка, Торецьк таНью-Йорк Донецької області.</text:p>
      <text:p text:style-name="P4">
На Авдіївському напрямку противник вів наступальні дії поблизу Авдіївки,успіху не мав. Завдав авіаційних ударів по Авдіївці, обстріляв з артилеріїСтепове, Ласточкине, Авдіївку, Первомайське та Карлівку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В той же час, ворожих обстрілів зазналиКрасногорівка, Гостре, Георгіївка, Мар’їнка та Новомихайлівка Донецькоїобласті.</text:p>
      <text:p text:style-name="P4">
<text:span text:style-name="T4">
На Шахтарському напрямку</text:span>
 протягом минулої доби ворог здійснив обстрілинаселених пунктів. Серед них — Вугледар, Пречистівка, Новоукраїнка таШахтарське.</text:p>
      <text:p text:style-name="P4">
<text:span text:style-name="T4">
На Запорізькому та Херсонському напрямках</text:span>
 противник продовжує вестиоборонні дії. Завдав авіаційних ударів по населених пунктах Вільне ПолеДонецької області; Мала Токмачка — Запорізької та Станіслав і Кізомис наХерсонщині. Поміж тим, здійснив обстріли населених пунктів Бурлацьке, ВільнеПоле, Новопіль Донецької області; Ольгівське, Малинівка, Гуляйполе,Залізничне, Гуляйпільське, Білогір’я, Мала Токмачка, Оріхів та Кам’янськеЗапорізької області; Нікополь Дніпропетровської області, а також містаХерсон», — йдеться в повідомленні.</text:p>
      <text:p text:style-name="P4">
Source: <text:a xlink:type="simple" xlink:href="https://armyinform.com.ua/2023/05/16/na-4-dilyankah-frontu-mynuloyi-doby-vidbulosya-49-bojovyh-zitknen/" text:style-name="Internet_20_link" text:visited-style-name="Visited_20_Internet_20_Link">
https://armyinform.com.ua/2023/05/16/na-4-dilyankah-frontu-mynuloyi-doby-vidbulosya-49-bojovyh-zitknen/</text:a>
</text:p>
      <!--NEWS-->
      <text:h text:style-name="P10" text:outline-level="1">
<text:span text:style-name="T4">
На Донеччині рашисти продовжують використовувати школи для базування своєї техніки та солдатів</text:span>
</text:h>
      <text:p text:style-name="P4">
Author: ['АРМІЯINFORM']</text:p>
      <text:p text:style-name="P4">
Time: 2023-05-16T47:00:00-04:00</text:p>
      <text:p text:style-name="P4">
Description: Про це повідомляє Генеральний штаб ЗС України.    «Противник і надалі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foto-navkolo-shkoly_6.jpg" text:style-name="Internet_20_link" text:visited-style-name="Visited_20_Internet_20_Link">
foto-navkolo-shkoly_6.jpg</text:a>
']</text:p>
      <text:p text:style-name="P4">
Tags: []</text:p>
      <text:p text:style-name="P4">
Category: News</text:p>
      <!--METADATA-->
      <text:p text:style-name="P4">
<draw:frame draw:style-name="fr1" draw:name="Image11" text:anchor-type="as-char" svg:width="6.9236in" svg:height="4.615733in" draw:z-index="0">
<draw:image xlink:href="../Images/AРМІЯINFORM/2023-05-16T47-00-00-04-00/foto-navkolo-shkoly_6.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8MHhpMPaV3WsNBYTyVg7XQkxSN7By19R61FnUTagCm5Ksv18eyFCWp7B5DCFAgqvl" text:style-name="Internet_20_link" text:visited-style-name="Visited_20_Internet_20_Link">
повідомляє</text:a>
Генеральний штаб ЗС України.</text:p>
      <text:p text:style-name="P4">
«Противник і надалі продовжує цинічно використовувати заклади освіти тимчасовоокупованих населених пунктів у своїх цілях. Так, будівлі однієї із місцевихшкіл міста Ясинувата Донецької області, російські окупанти використовують длярозміщення особового складу. У дворі школи схована військова техніка,підвальні приміщення служать як укриття», — йдеться в повідомленні.</text:p>
      <text:p text:style-name="P4">
Source: <text:a xlink:type="simple" xlink:href="https://armyinform.com.ua/2023/05/16/na-donechchyni-rashysty-prodovzhuyut-vykorystovuvaty-shkoly-dlya-bazuvannya-svoyeyi-tehniky-ta-soldat/" text:style-name="Internet_20_link" text:visited-style-name="Visited_20_Internet_20_Link">
https://armyinform.com.ua/2023/05/16/na-donechchyni-rashysty-prodovzhuyut-vykorystovuvaty-shkoly-dlya-bazuvannya-svoyeyi-tehniky-ta-soldat/</text:a>
</text:p>
      <!--NEWS-->
      <text:h text:style-name="P10" text:outline-level="1">
<text:span text:style-name="T4">
Українські захисники за добу ліквідували понад 500 окупантів, знищили 13 артсистем і 12 ББМ</text:span>
</text:h>
      <text:p text:style-name="P4">
Author: ['АРМІЯINFORM']</text:p>
      <text:p text:style-name="P4">
Time: 2023-05-16T48:00:00-04:00</text:p>
      <text:p text:style-name="P4">
Description: Загальні бойові втрати противника з 24.02.22 по 16.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148123a-7f0f-43dc-b3e8-9894ac49552f-scaled.jpg" text:style-name="Internet_20_link" text:visited-style-name="Visited_20_Internet_20_Link">
7148123a-7f0f-43dc-b3e8-9894ac49552f-scaled.jpg</text:a>
']</text:p>
      <text:p text:style-name="P4">
Tags: ['STOPRUSSIA', 'АГРЕСІЯ РФ', 'ВТОРГНЕННЯ РФ', 'ВТРАТИ ВОРОГА', 'ГШ ЗСУ']</text:p>
      <text:p text:style-name="P4">
Category: News</text:p>
      <!--METADATA-->
      <text:p text:style-name="P4">
<draw:frame draw:style-name="fr1" draw:name="Image12" text:anchor-type="as-char" svg:width="6.9236in" svg:height="6.969757in" draw:z-index="0">
<draw:image xlink:href="../Images/AРМІЯINFORM/2023-05-16T48-00-00-04-00/7148123a-7f0f-43dc-b3e8-9894ac49552f-scaled.jpg" xlink:type="simple" xlink:show="embed" xlink:actuate="onLoad" draw:mime-type="image/jpeg"/>
</draw:frame>
</text:p>
      <text:p text:style-name="P4">
Загальні бойові втрати противника з 24.02.22 по 16.05.23 орієнтовностановлять:</text:p>
      <ul>
        <li>
<text:span text:style-name="T4">
особового складу ‒</text:span>
 199980 (+520) осіб ліквідовано  * <text:span text:style-name="T4">
танків ‒</text:span>
 3762 (+3)  * <text:span text:style-name="T4">
бойових броньованих машин ‒</text:span>
 7348 (+12)  * <text:span text:style-name="T4">
артилерійських систем ‒</text:span>
 3150 (+13)  * <text:span text:style-name="T4">
РСЗВ ‒</text:span>
 562 (0)  * <text:span text:style-name="T4">
засоби ППО ‒</text:span>
 316 (0)  * <text:span text:style-name="T4">
літаків ‒</text:span>
 308 (0)  * <text:span text:style-name="T4">
гелікоптерів ‒</text:span>
 294 (0)  * <text:span text:style-name="T4">
БПЛА оперативно-тактичного рівня ‒</text:span>
 2732 (+12)  * <text:span text:style-name="T4">
крилаті ракети ‒</text:span>
 973 (0)  * <text:span text:style-name="T4">
кораблі / катери ‒</text:span>
 18 (0)  * <text:span text:style-name="T4">
автомобільної техніки та автоцистерн ‒</text:span>
 6048 (+14)  * <text:span text:style-name="T4">
спеціальна техніка ‒</text:span>
 410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6.05.23.</text:p>
      <text:p text:style-name="P4">
Source: <text:a xlink:type="simple" xlink:href="https://armyinform.com.ua/2023/05/16/ukrayinski-zahysnyky-za-dobu-likviduvaly-ponad-500-okupantiv-znyshhyly-13-artsystem-i-12-bbm/" text:style-name="Internet_20_link" text:visited-style-name="Visited_20_Internet_20_Link">
https://armyinform.com.ua/2023/05/16/ukrayinski-zahysnyky-za-dobu-likviduvaly-ponad-500-okupantiv-znyshhyly-13-artsystem-i-12-bbm/</text:a>
</text:p>
      <!--NEWS-->
      <text:h text:style-name="P10" text:outline-level="1">
<text:span text:style-name="T4">
В Ужгороді відбулася виїзна зустріч представників Координаційного штабу з родинами полонених захисників</text:span>
</text:h>
      <text:p text:style-name="P4">
Author: ['АРМІЯINFORM']</text:p>
      <text:p text:style-name="P4">
Time: 2023-05-16T49:00:00-04:00</text:p>
      <text:p text:style-name="P4">
Description: Західний регіональний центр Координаційного штабу з питань поводженн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285e02-eba7-486c-9f83-de3bb9570de7.jpg" text:style-name="Internet_20_link" text:visited-style-name="Visited_20_Internet_20_Link">
16285e02-eba7-486c-9f83-de3bb9570de7.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13" text:anchor-type="as-char" svg:width="6.9236in" svg:height="4.723915in" draw:z-index="0">
<draw:image xlink:href="../Images/AРМІЯINFORM/2023-05-16T49-00-00-04-00/16285e02-eba7-486c-9f83-de3bb9570de7.jpg" xlink:type="simple" xlink:show="embed" xlink:actuate="onLoad" draw:mime-type="image/jpeg"/>
</draw:frame>
</text:p>
      <text:p text:style-name="P4">
Західний регіональний центр Координаційного штабу з питань поводження звійськовополоненими провів виїзну зустріч з родинами полонених та зниклихбезвісти військовослужбовців у м. Ужгород.</text:p>
      <text:p text:style-name="P4">
Про це <text:a xlink:type="simple" xlink:href="https://t.me/Koord_shtab/1056" text:style-name="Internet_20_link" text:visited-style-name="Visited_20_Internet_20_Link">
повідомляє</text:a>
 Координаційний штаб зпитань поводження з військовополоненими.</text:p>
      <text:p text:style-name="P4">
До заходу долучились представники Національної поліції України, радник тапредставник Уповноваженого з питань осіб, зниклих безвісти за особливихобставин, представник Уповноваженого Верховної Ради України з прав людини,Закарпатського обласного ТЦК та СП, Служби безпеки України (Об’єднаний центр),Міжнародного комітету Червоного Хреста та військових частин.</text:p>
      <text:p text:style-name="P4">
Під час зустрічі керівниця Західного регіонального центру Анна Кузюта звернулаувагу на те, що родичам полонених і зниклих безвісти військовослужбовцівважливо зареєструватися в особистому кабінеті на сайті Координаційного штабу.Крім того, вона запевнила, що представники державних структур об’єдналися, щобу ці складні часи реагувати на всі виклики й оперативно допомагати родинамполонених та зниклих безвісти оборонців.</text:p>
      <text:p text:style-name="P4">
«Пріоритетом і найвищою цінністю для держави й для нас із вами є кожна людина,кожне життя, кожен боєць, — підкреслив заступник голови Закарпатської ОВАПетро Добромільський. — У всіх родин свої нелегкі історії, тому підхід допошуків має бути індивідуальним. Ми зібралися тут, щоб з’ясувати кожен окремийвипадок та відповісти на питання родин військовослужбовців».</text:p>
      <text:p text:style-name="P4">
Під час зустрічі обговорили особливості соціального захисту сімей, роботуЄдиного реєстру осіб, зниклих безвісти за особливих обставин, функціонуваннягарячих ліній підтримки, надання безоплатної правової і психологічноїдопомоги.</text:p>
      <text:p text:style-name="P4">
Source: <text:a xlink:type="simple" xlink:href="https://armyinform.com.ua/2023/05/16/v-uzhgorodi-vidbulasya-vyyizna-zustrich-predstavnykiv-koordynaczijnogo-shtabu-z-rodynamy-polonenyh-zahysnykiv/" text:style-name="Internet_20_link" text:visited-style-name="Visited_20_Internet_20_Link">
https://armyinform.com.ua/2023/05/16/v-uzhgorodi-vidbulasya-vyyizna-zustrich-predstavnykiv-koordynaczijnogo-shtabu-z-rodynamy-polonenyh-zahysnykiv/</text:a>
</text:p>
      <!--NEWS-->
      <text:h text:style-name="P10" text:outline-level="1">
<text:span text:style-name="T4">
Сили ППО знищили всі 18 ракет, якими рф атакувала Україну — Головнокомандувач ЗСУ</text:span>
</text:h>
      <text:p text:style-name="P4">
Author: ['АРМІЯINFORM']</text:p>
      <text:p text:style-name="P4">
Time: 2023-05-16T50:00:00-04:00</text:p>
      <text:p text:style-name="P4">
Description: Сили та засоби протиповітряної оборони Повітряних Сил ЗС України знищили всі 18...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1139639244342142_y-e1684215174149.jpg" text:style-name="Internet_20_link" text:visited-style-name="Visited_20_Internet_20_Link">
photo_5411139639244342142_y-e1684215174149.jpg</text:a>
']</text:p>
      <text:p text:style-name="P4">
Tags: ['ВАЛЕРІЙ ЗАЛУЖНИЙ', 'ГОЛОВНОКОМАНДУВАЧ ЗБРОЙНИХ СИЛ УКРАЇНИ', 'РАКЕТНИЙ УДАР']</text:p>
      <text:p text:style-name="P4">
Category: News</text:p>
      <!--METADATA-->
      <text:p text:style-name="P4">
<draw:frame draw:style-name="fr1" draw:name="Image14" text:anchor-type="as-char" svg:width="6.9236in" svg:height="5.36579in" draw:z-index="0">
<draw:image xlink:href="../Images/AРМІЯINFORM/2023-05-16T50-00-00-04-00/photo_5411139639244342142_y-e1684215174149.jpg" xlink:type="simple" xlink:show="embed" xlink:actuate="onLoad" draw:mime-type="image/jpeg"/>
</draw:frame>
</text:p>
      <text:p text:style-name="P4">
Сили та засоби протиповітряної оборони Повітряних Сил ЗС України знищили всі18 ракет, які ворог випустив по Україні у ніч на 16 травня.</text:p>
      <text:p text:style-name="P4">
Про це <text:a xlink:type="simple" xlink:href="https://t.me/CinCAFU/498" text:style-name="Internet_20_link" text:visited-style-name="Visited_20_Internet_20_Link">
повідомив</text:a>
 Головнокомандувач ЗСУ генералВалерій Залужний.</text:p>
      <text:p text:style-name="P4">
«Близько 03:30 16 травня 2023 року російські окупанти атакували Україну зпівнічного, південного та східного напрямків 18 ракетами різних типівповітряного, морського та наземного базування.</text:p>
      <text:p text:style-name="P4">
З шести літаків МіГ-31К було випущено шість аеробалістичних ракет <text:span text:style-name="T4">
Х-47М2«Кинджал»</text:span>
 , 9 крилатих ракет <text:span text:style-name="T4">
«Калібр»</text:span>
 — з кораблів у Чорному морі та триракети наземного базування <text:span text:style-name="T4">
(С-400, «Іскандер-М»</text:span>
 )», — йдеться уповідомленні.</text:p>
      <text:p text:style-name="P4">
Крім того, українські захисники знищили всі ударні дрони та БПЛА.</text:p>
      <text:p text:style-name="P4">
«У ніч на 16 травня противник атакував ударними дронами типу Shahed-136/131, атакож проводив повітряну розвідку трьома безпілотниками оперативно-тактичногорівня — «Орлан-10», Superсam. Усі — знищені!» — додав генерал ВалерійЗалужний.</text:p>
      <text:p text:style-name="P4">
Source: <text:a xlink:type="simple" xlink:href="https://armyinform.com.ua/2023/05/16/syly-ppo-znyshhyly-usi-18-raket-yakymy-rf-atakuvala-ukrayinu-golovnokomanduvach-zsu/" text:style-name="Internet_20_link" text:visited-style-name="Visited_20_Internet_20_Link">
https://armyinform.com.ua/2023/05/16/syly-ppo-znyshhyly-usi-18-raket-yakymy-rf-atakuvala-ukrayinu-golovnokomanduvach-zsu/</text:a>
</text:p>
      <!--NEWS-->
      <text:h text:style-name="P10" text:outline-level="1">
<text:span text:style-name="T4">
Авіація Сил оборони за добу завдала 13 ударів по районах зосередження противника</text:span>
</text:h>
      <text:p text:style-name="P4">
Author: ['АРМІЯINFORM']</text:p>
      <text:p text:style-name="P4">
Time: 2023-05-16T88:00:00-04:00</text:p>
      <text:p text:style-name="P4">
Description: Про це повідомляє Генеральний штаб ЗС України.    —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4a862dff717c265.jpg" text:style-name="Internet_20_link" text:visited-style-name="Visited_20_Internet_20_Link">
a4a862dff717c265.jpg</text:a>
']</text:p>
      <text:p text:style-name="P4">
Tags: ['STOPRUSSIA', 'АГРЕСІЯ РФ', 'ВТОРГНЕННЯ РФ', 'ГШ ЗСУ', 'ХРОНІКА ОБОРОНИ']</text:p>
      <text:p text:style-name="P4">
Category: News</text:p>
      <!--METADATA-->
      <text:p text:style-name="P4">
<draw:frame draw:style-name="fr1" draw:name="Image15" text:anchor-type="as-char" svg:width="6.9236in" svg:height="3.894525in" draw:z-index="0">
<draw:image xlink:href="../Images/AРМІЯINFORM/2023-05-16T88-00-00-04-00/a4a862dff717c265.jp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posts/pfbid0w5mxYphJxX3DbYxuU86s23oPtQh6KWGCdn9XM4CaD1RazMKGNUF7YVpRhmLqitcTl" text:style-name="Internet_20_link" text:visited-style-name="Visited_20_Internet_20_Link">
повідомляє</text:a>
Генеральнийштаб ЗС України.</text:p>
      <text:p text:style-name="P4">
— Авіація Сил оборони за добу завдала 13 ударів по районах зосередженняособового складу та військової техніки противника, а також 3 — по зенітно-ракетних комплексах противника. Протягом цієї доби наші захисники знищили 1іранський ударний БПЛА Shahed та 2 розвідувальних дрони, — йдеться вповідомленні.</text:p>
      <text:p text:style-name="P4">
Водночас підрозділи ракетних військ і артилерії уразили 5 районів зосередженняживої сили, 3 станції радіоелектронної боротьби, 2 склади боєприпасівпротивника та 1 пункт пально-мастильних матеріалів окупантів.</text:p>
      <text:p text:style-name="P4">
Source: <text:a xlink:type="simple" xlink:href="https://armyinform.com.ua/2023/05/16/aviacziya-syl-oborony-za-dobu-zavdala-13-udariv-po-rajonah-zoseredzhennya-protyvnyka/" text:style-name="Internet_20_link" text:visited-style-name="Visited_20_Internet_20_Link">
https://armyinform.com.ua/2023/05/16/aviacziya-syl-oborony-za-dobu-zavdala-13-udariv-po-rajonah-zoseredzhennya-protyvnyka/</text:a>
</text:p>
      <!--NEWS-->
      <text:h text:style-name="P10" text:outline-level="1">
<text:span text:style-name="T4">
На чотирьох ділянках фронту протягом доби відбулося 44 бойових зіткнення</text:span>
</text:h>
      <text:p text:style-name="P4">
Author: ['АРМІЯINFORM']</text:p>
      <text:p text:style-name="P4">
Time: 2023-05-16T90:00:00-04:00</text:p>
      <text:p text:style-name="P4">
Description: Про це повідомляє Генеральний штаб ЗС України.    —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54990_205620921805602_6739583036793195360_n-1024x682-1.webp" text:style-name="Internet_20_link" text:visited-style-name="Visited_20_Internet_20_Link">
347154990_205620921805602_6739583036793195360_n-1024x682-1.webp</text:a>
']</text:p>
      <text:p text:style-name="P4">
Tags: ['STOPRUSSIA', 'АГРЕСІЯ РФ', 'ВТОРГНЕННЯ РФ', 'ГШ ЗСУ', 'ХРОНІКА ОБОРОНИ']</text:p>
      <text:p text:style-name="P4">
Category: News</text:p>
      <!--METADATA-->
      <text:p text:style-name="P4">
<draw:frame draw:style-name="fr1" draw:name="Image16" text:anchor-type="as-char" svg:width="6.9236in" svg:height="4.611226in" draw:z-index="0">
<draw:image xlink:href="../ConvertedIMGs/AРМІЯINFORM/2023-05-16T90-00-00-04-00/347154990_205620921805602_6739583036793195360_n-1024x682-1.png" xlink:type="simple" xlink:show="embed" xlink:actuate="onLoad" draw:mime-type="image/png"/>
</draw:frame>
Ілюстративне фото <text:span text:style-name="T4">
🔥 Ситуація щодо російського вторгнення</text:span>
</text:p>
      <text:p text:style-name="P4">
Про це <text:a xlink:type="simple" xlink:href="https://www.facebook.com/GeneralStaff.ua/posts/pfbid0w5mxYphJxX3DbYxuU86s23oPtQh6KWGCdn9XM4CaD1RazMKGNUF7YVpRhmLqitcTl" text:style-name="Internet_20_link" text:visited-style-name="Visited_20_Internet_20_Link">
повідомляє</text:a>
Генеральнийштаб ЗС України.</text:p>
      <text:p text:style-name="P4">
— Противник продовжує зосереджувати основні зусилля на Лиманському,Бахмутському, Авдіївському та Мар’їнському напрямках. Протягом доби відбулось44 бойових зіткнення на зазначених ділянках фронту. В епіцентрі бойових дій інадалі залишаються Бахмут та Мар’їнка, — йдеться в повідомленні.</text:p>
      <text:p text:style-name="P4">
Source: <text:a xlink:type="simple" xlink:href="https://armyinform.com.ua/2023/05/16/na-4-dilyankah-frontu-protyagom-doby-vidbulosya-44-bojovyh-zitknen/" text:style-name="Internet_20_link" text:visited-style-name="Visited_20_Internet_20_Link">
https://armyinform.com.ua/2023/05/16/na-4-dilyankah-frontu-protyagom-doby-vidbulosya-44-bojovyh-zitknen/</text:a>
</text:p>
      <!--NEWS-->
      <text:h text:style-name="P10" text:outline-level="1">
<text:span text:style-name="T4">
Довiдка про обставини травми: що треба знати</text:span>
</text:h>
      <text:p text:style-name="P4">
Author: ['Володимир Поліщук']</text:p>
      <text:p text:style-name="P4">
Time: 2023-05-16T92:00:00-04:00</text:p>
      <text:p text:style-name="P4">
Description: Фахівець Координаційного центру з надання правової допомоги Діана Бабаян розпові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e-foto-poranenyj.jpg" text:style-name="Internet_20_link" text:visited-style-name="Visited_20_Internet_20_Link">
golovne-foto-poranenyj.jpg</text:a>
', '<text:a xlink:type="simple" xlink:href="https://armyinform.com.ua/wp-content/uploads/2023/05/raport-obstavyny-poranennya.png" text:style-name="Internet_20_link" text:visited-style-name="Visited_20_Internet_20_Link">
raport-obstavyny-poranennya.png</text:a>
', '<text:a xlink:type="simple" xlink:href="https://armyinform.com.ua/wp-content/uploads/2023/05/skarga-1-150x150.png" text:style-name="Internet_20_link" text:visited-style-name="Visited_20_Internet_20_Link">
skarga-1-150x150.png</text:a>
', '<text:a xlink:type="simple" xlink:href="https://armyinform.com.ua/wp-content/uploads/2023/05/skarga-2-150x150.png" text:style-name="Internet_20_link" text:visited-style-name="Visited_20_Internet_20_Link">
skarga-2-150x150.png</text:a>
', '<text:a xlink:type="simple" xlink:href="https://armyinform.com.ua/wp-content/uploads/2023/05/zrazok-dovidky.png" text:style-name="Internet_20_link" text:visited-style-name="Visited_20_Internet_20_Link">
zrazok-dovidky.png</text:a>
']</text:p>
      <text:p text:style-name="P4">
Tags: ['STOPRUSSIA', 'АДВОКАТ ІГОР СЄРКОВ', 'БОЙОВА ТРАВМА']</text:p>
      <text:p text:style-name="P4">
Category: News</text:p>
      <!--METADATA-->
      <text:p text:style-name="P4">
<draw:frame draw:style-name="fr1" draw:name="Image17" text:anchor-type="as-char" svg:width="6.9236in" svg:height="4.597513in" draw:z-index="0">
<draw:image xlink:href="../Images/AРМІЯINFORM/2023-05-16T92-00-00-04-00/golovne-foto-poranenyj.jpg" xlink:type="simple" xlink:show="embed" xlink:actuate="onLoad" draw:mime-type="image/jpeg"/>
</draw:frame>
</text:p>
      <text:p text:style-name="P4">
Фахівець Координаційного центру з надання правової допомоги Діана Бабаянрозповіла кореспонденту АрміяInform про те, як військовослужбовцю отримати<text:span text:style-name="T4">
довідку про обставини травми</text:span>
 — документа, який є підставою для компенсаціїзазнаної шкоди:</text:p>
      <text:p text:style-name="P4">
<text:span text:style-name="T4">
Довідково.</text:span>
 <text:span text:style-name="T5">
Згідно із Законом України «</text:span>
<text:a xlink:type="simple" xlink:href="https://zakon.rada.gov.ua/laws/show/3551-12#Text" text:style-name="Internet_20_link" text:visited-style-name="Visited_20_Internet_20_Link">
 <text:span text:style-name="T5">
Про статус ветеранів війни,гарантії їх соціальногозахисту</text:span>
</text:a>
 <text:span text:style-name="T5">
»військовослужбовцям надається довідка про обставини травми (у разі наявностітаких обставин), що підтверджує факт участі особи в бойових діях</text:span>
 — <text:span text:style-name="T5">
захистуБатьківщини та її право на отримання соціальних гарантій.</text:span>
</text:p>
      <text:p text:style-name="P4">
«Для отримання цього документа військовослужбовець має подати рапорт докерівника підрозділу чи до медичної установи, яка надавала йому медичнудопомогу.</text:p>
      <text:h text:style-name="P12" text:outline-level="3">
<text:span text:style-name="T4">
<text:span text:style-name="T4">
Чи потрібно повідомляти свою військову частину?</text:span>
</text:span>
</text:h>
      <text:p text:style-name="P4">
Представник медичного закладу повинен у документальній формі доповісти проприбуття військового з травмою командиру військової частини. Проте, щобуникнути оголошення в самовільне залишення військової частини,військовослужбовцю варто самостійно повідомити про своє перебуваннябезпосередньому командиру та заступнику командира.</text:p>
      <text:h text:style-name="P12" text:outline-level="3">
<text:span text:style-name="T4">
<text:span text:style-name="T4">
Де відбувається лікування?</text:span>
</text:span>
</text:h>
      <text:p text:style-name="P4">
Залежно від тяжкості поранення лікування може тривати у спеціалізованомумедичному блоці при військовій частині, військових закладах охорони здоров’яМіноборони (військових госпіталях) або в цивільних медичних установах.</text:p>
      <text:h text:style-name="P12" text:outline-level="3">
<text:span text:style-name="T4">
<text:span text:style-name="T4">
Чому важливий цей документ?</text:span>
</text:span>
</text:h>
      <text:p text:style-name="P4">
Кожен з факторів у цьому документі впливає на висновок ВЛК і МСЕК та на розміродноразової грошової допомоги в разі встановлення групи інвалідності абочасткової втрати працездатності. Зазначаються умови зазнання травми, а такожмісце та час її зазнання та виключення того факту, що поранення було зазнанопід впливом алкогольного чи наркотичного сп’яніння.</text:p>
      <text:p text:style-name="P4">
читайте також:</text:p>
      <text:p text:style-name="P4">
<text:a xlink:type="simple" xlink:href="https://armyinform.com.ua/2023/04/03/pravyla-vyplaty-groshovogo-zabezpechennya-vijskovosluzhbovczyam-na-period-likuvannya/" text:style-name="Internet_20_link" text:visited-style-name="Visited_20_Internet_20_Link">
 <text:span text:style-name="T4">
Правила виплати грошового забезпечення</text:span>
 <text:span text:style-name="T4">
військовослужбовцям на період</text:span>
<text:span text:style-name="T4">
лікування</text:span>
</text:a>
</text:p>
      <text:h text:style-name="P12" text:outline-level="3">
<text:span text:style-name="T4">
<text:span text:style-name="T4">
Як отримати довідку?</text:span>
</text:span>
</text:h>
      <text:p text:style-name="P4">
Подати рапорт на ім’я свого командира самостійно або через військово-медичнуустанову, де лікується військовий. До рапорту слід додати своє пояснення щодообставин зазнання поранення в довільній формі. Якщо хтось із товаришів послужбі бачив, як ви дістали травму, варто, щоб такі пояснення написали й вони.</text:p>
      <text:p text:style-name="P4">
Командир військової частини видає наказ про проведення службовогорозслідування та складання акту розслідування, а уповноважений офіцер збираєпояснення постраждалих та свідків, описує події та складає відповідний актрозслідування. Командир військової частини підписує довідку про обставинитравми та направляє її до закладу охорони здоров’я, в якому перебуваєпоранений.</text:p>
      <text:p text:style-name="P4">
<text:span text:style-name="T4">
Довідково.</text:span>
 <text:span text:style-name="T5">
Строки видачі довідки залежать від терміну проведенняслужбового розслідування, яке має тривати до одного місяця. Проте в окремихвипадках його можуть продовжити до двох місяців.</text:span>
</text:p>
      <text:p text:style-name="P4">
<draw:frame draw:style-name="fr1" draw:name="Image18" text:anchor-type="as-char" svg:width="6.9236in" svg:height="7.119551in" draw:z-index="0">
<draw:image xlink:href="../Images/AРМІЯINFORM/2023-05-16T92-00-00-04-00/raport-obstavyny-poranennya.png" xlink:type="simple" xlink:show="embed" xlink:actuate="onLoad" draw:mime-type="image/png"/>
</draw:frame>
Форма рапорту на видачу довідки про обставини травми</text:p>
      <text:h text:style-name="P12" text:outline-level="3">
<text:span text:style-name="T4">
<text:span text:style-name="T4">
Що робити, якщо вам відмовляють?</text:span>
</text:span>
</text:h>
      <text:p text:style-name="P4">
Вимагайте від командира надати письмову відмову на рапорт з поясненням причинтакої відмови.Далі варто звернутися зі скаргою до вищого командування або доВійськової служби правопорядку ЗСУ протягом одного місяця з дня отриманнявідмови.Якщо відмову не надали — скаржитися на бездіяльність командира,долучивши до скарги копію рапорту.</text:p>
      <text:p text:style-name="P4">
<text:a xlink:type="simple" xlink:href="https://armyinform.com.ua/wp-content/uploads/2023/05/skarga-1.png" text:style-name="Internet_20_link" text:visited-style-name="Visited_20_Internet_20_Link">
<draw:frame draw:style-name="fr1" draw:name="Image19" text:anchor-type="as-char" svg:width="6.9236in" svg:height="6.9236in" draw:z-index="0">
<draw:image xlink:href="../Images/AРМІЯINFORM/2023-05-16T92-00-00-04-00/skarga-1-150x150.png" xlink:type="simple" xlink:show="embed" xlink:actuate="onLoad" draw:mime-type="image/png"/>
</draw:frame>
</text:a>
</text:p>
      <text:p text:style-name="P4">
Зразок скарги у зв’язку із неотриманням довідки про обставини поранення (травми)</text:p>
      <text:p text:style-name="P4">
<text:a xlink:type="simple" xlink:href="https://armyinform.com.ua/wp-content/uploads/2023/05/skarga-2.png" text:style-name="Internet_20_link" text:visited-style-name="Visited_20_Internet_20_Link">
<draw:frame draw:style-name="fr1" draw:name="Image20" text:anchor-type="as-char" svg:width="6.9236in" svg:height="6.9236in" draw:z-index="0">
<draw:image xlink:href="../Images/AРМІЯINFORM/2023-05-16T92-00-00-04-00/skarga-2-150x150.png" xlink:type="simple" xlink:show="embed" xlink:actuate="onLoad" draw:mime-type="image/png"/>
</draw:frame>
</text:a>
</text:p>
      <text:p text:style-name="P4">
Військовий юрист Ігор Сєрков з першого дня широкомасштабної війни пішовдобровольцем до Сил тероборони, потім до інших підрозділів ЗСУ. За своюактивну позицію у фізичному та інформаційному протистоянні ворогові потрапивдо бази «<text:a xlink:type="simple" xlink:href="https://nemez1da.ru/spravochnik/voenizirovannye/serkov-igor-evgenevich-s%d1%94rkov-igor-%d1%94vgenovich/" text:style-name="Internet_20_link" text:visited-style-name="Visited_20_Internet_20_Link">
НемеZида</text:a>
», що на думку рашистіввикриває «укрнацистів».</text:p>
      <text:p text:style-name="P4">
Лише тиждень тому сам отримав статус особи з інвалідністю ІІ групи внаслідоквійни, тому з власного досвіду знає, що довідка про поранення та іншінеобхідні медичні документи тісно пов’язана з наступним отриманням групиінвалідності та статусу особи з інвалідністю внаслідок війни.</text:p>
      <text:p text:style-name="P4">
Полковник Сєрков підкреслив кореспонденту Інформаційного агентства, щопотрібно дуже ретельно збирати необхідні медичні документи, звертати увагу нате, щоб в усіх медичних документах були відповідні підписи лікарів, посадовихосіб медичних закладів.</text:p>
      <text:p text:style-name="P4">
— Ці документи повинні бути належним чином завірені мокрими печатками лікарівта медичних закладів, крім цього, на документах повинні стояти кутові штампи звихідними номерами та датами направлення довідки про поранення, медичнихдокументів до відповідних військових підрозділів. У військових підрозділах, девійськовослужбовці проходять службу, вищевказані документи повинні бутиналежним чином зареєстровані у відповідних журналах та книгах. Оригіналимедичних документів військовослужбовцям бажано тримати в себе, а належнимчином завірені копії цих оригіналів повинні зберігатися у стройових частинахвідповідних військових підрозділів, — зауважив військовий юрист.</text:p>
      <text:p text:style-name="P4">
<draw:frame draw:style-name="fr1" draw:name="Image21" text:anchor-type="as-char" svg:width="6.9236in" svg:height="8.424344in" draw:z-index="0">
<draw:image xlink:href="../Images/AРМІЯINFORM/2023-05-16T92-00-00-04-00/zrazok-dovidky.png" xlink:type="simple" xlink:show="embed" xlink:actuate="onLoad" draw:mime-type="image/png"/>
</draw:frame>
Зразок довідки про обставини поранення (травми)</text:p>
      <text:p text:style-name="P4">
<text:span text:style-name="T4">
Якщо ви маєте правове запитання, телефонуйте до контактного центру системиБПД за номером: 0 800 213 103.Дзвінки безкоштовні.</text:span>
</text:p>
      <text:p text:style-name="P4">
<text:span text:style-name="T4">
Номер для дзвінків з Telegram: https://t.me/+380677213103</text:span>
</text:p>
      <text:p text:style-name="P4">
<text:span text:style-name="T4">
Також ви можете написати юристу в телеграм (кнопка «Отриматиконсультацію»):&lt;https://t.me/LegalAidUkraineBot&gt;
</text:span>
</text:p>
      <text:p text:style-name="P4">
<text:span text:style-name="T4">
Або звернутися до бюро правової допомоги:&lt;https://bit.ly/bpd_buro&gt;
</text:span>
</text:p>
      <text:p text:style-name="P4">
Source: <text:a xlink:type="simple" xlink:href="https://armyinform.com.ua/2023/05/16/dovidka-pro-obstavyny-travmy-shho-treba-znaty/" text:style-name="Internet_20_link" text:visited-style-name="Visited_20_Internet_20_Link">
https://armyinform.com.ua/2023/05/16/dovidka-pro-obstavyny-travmy-shho-treba-znaty/</text:a>
</text:p>
      <!--NEWS-->
      <text:h text:style-name="P10" text:outline-level="1">
<text:span text:style-name="T4">
Нічна ракетна атака та її наслідки стали лейтмотивом обговорень у проросійських телеграм-каналах — Ганна Маляр</text:span>
</text:h>
      <text:p text:style-name="P4">
Author: ['АРМІЯINFORM']</text:p>
      <text:p text:style-name="P4">
Time: 2023-05-16T93:00:00-04:00</text:p>
      <text:p text:style-name="P4">
Description: Міноборони рф вже встигло заявити, що мета атаки досягнута і всі цілі уражені.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2-09-03_15-44-29-e1684259093104.jpg" text:style-name="Internet_20_link" text:visited-style-name="Visited_20_Internet_20_Link">
photo_2022-09-03_15-44-29-e1684259093104.jpg</text:a>
']</text:p>
      <text:p text:style-name="P4">
Tags: ['STOPRUSSIA', 'АГРЕСІЯ РФ', 'ГАННА МАЛЯР']</text:p>
      <text:p text:style-name="P4">
Category: News</text:p>
      <!--METADATA-->
      <text:p text:style-name="P4">
<draw:frame draw:style-name="fr1" draw:name="Image22" text:anchor-type="as-char" svg:width="6.9236in" svg:height="5.603789in" draw:z-index="0">
<draw:image xlink:href="../Images/AРМІЯINFORM/2023-05-16T93-00-00-04-00/photo_2022-09-03_15-44-29-e1684259093104.jpg" xlink:type="simple" xlink:show="embed" xlink:actuate="onLoad" draw:mime-type="image/jpeg"/>
</draw:frame>
</text:p>
      <text:p text:style-name="P4">
Міноборони рф вже встигло заявити, що мета атаки досягнута і всі цілі уражені.російські Тг-канали активно поширюють інформацію про нібито знищення батареїPatriot однією ракетою «кинджал». Також є повідомлення, в яких автори пішли щедалі і написали, що додатково знищено ще й 2 одиниці Iris-T.</text:p>
      <text:p text:style-name="P4">
Про це у Telegram-каналі <text:a xlink:type="simple" xlink:href="https://t.me/annamaliar" text:style-name="Internet_20_link" text:visited-style-name="Visited_20_Internet_20_Link">
написала</text:a>
 заступникМіністра оборони України Ганна Маляр.</text:p>
      <text:p text:style-name="P4">
— Такими повідомленнями рф просуває свій наратив про військову могутністьдержави. Варто відзначити, що незмінним інформаційним фоном наративу промогутність рф залишається висвітлення ситуації довкола Бахмута та інших міст зактивними діями на фронті, де, за повідомленнями авторів з рф, окупантипостійно демонструють успіхи, — йдеться у повідомленні.</text:p>
      <text:p text:style-name="P4">
Також Ганна Маляр зазначила, що поширення перелічених вище наративів має певнумету — приховати той факт, що насправді росія побоюється українськогоконтрнаступу. Маніпуляції в інформаційному просторі спрямовані на створенняміфічного образу непереможності російської наддержави та залякуванняміжнародної та української спільноти.</text:p>
      <text:p text:style-name="P4">
Source: <text:a xlink:type="simple" xlink:href="https://armyinform.com.ua/2023/05/16/nichna-raketna-ataka-ta-yiyi-naslidky-staly-lejtmotyvom-obgovoren-v-prorosijskyh-telegram-kanalah-ganna-malyar/" text:style-name="Internet_20_link" text:visited-style-name="Visited_20_Internet_20_Link">
https://armyinform.com.ua/2023/05/16/nichna-raketna-ataka-ta-yiyi-naslidky-staly-lejtmotyvom-obgovoren-v-prorosijskyh-telegram-kanalah-ganna-malyar/</text:a>
</text:p>
      <!--NEWS-->
      <text:h text:style-name="P10" text:outline-level="1">
<text:span text:style-name="T4">
Разом із партнерами України зробимо захист від терору максимально міцним — звернення Президента України</text:span>
</text:h>
      <text:p text:style-name="P4">
Author: ['АРМІЯINFORM']</text:p>
      <text:p text:style-name="P4">
Time: 2023-05-16T97:00:00-04:00</text:p>
      <text:p text:style-name="P4">
Description: «Передусім я хочу подякувати всім захисникам і захисницям нашого неба. Дякую вам, гер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d4e4fe7b643052eccbc90d993204e21_1684265321_extra_large.jpeg" text:style-name="Internet_20_link" text:visited-style-name="Visited_20_Internet_20_Link">
4d4e4fe7b643052eccbc90d993204e21_1684265321_extra_large.jpeg</text:a>
']</text:p>
      <text:p text:style-name="P4">
Tags: ['STOPRUSSIA', 'АГРЕСІЯ РФ', 'ВОЛОДИМИР ЗЕЛЕНСЬКИЙ']</text:p>
      <text:p text:style-name="P4">
Category: News</text:p>
      <!--METADATA-->
      <text:p text:style-name="P4">
<draw:frame draw:style-name="fr1" draw:name="Image23" text:anchor-type="as-char" svg:width="6.9236in" svg:height="4.116255in" draw:z-index="0">
<draw:image xlink:href="../Images/AРМІЯINFORM/2023-05-16T97-00-00-04-00/4d4e4fe7b643052eccbc90d993204e21_1684265321_extra_large.jpeg" xlink:type="simple" xlink:show="embed" xlink:actuate="onLoad" draw:mime-type="image/jpeg"/>
</draw:frame>
</text:p>
      <text:p text:style-name="P4">
«Передусім я хочу подякувати всім захисникам і захисницям нашого неба. Дякуювам, герої! Вісімнадцять із вісімнадцяти ракет збито. Тому й працюємо постійнонад візитами, які принесуть іще можливостей, іще систем Patriot, IRIS-T,Crotale, Hawk, NASAMS. Знов і знов дякую і всім нашим партнерам у світі, хтодопоміг нашій державі з відповідними системами захисту неба», — про цеПрезидент України Володимир Зеленський <text:a xlink:type="simple" xlink:href="https://www.president.gov.ua/news/razom-iz-partnerami-ukrayini-zrobimo-zahist-vid-teroru-maksi-82937" text:style-name="Internet_20_link" text:visited-style-name="Visited_20_Internet_20_Link">
сказав</text:a>
у своєму зверненні.</text:p>
      <text:p text:style-name="P4">
— Учора ще ми домовились у Британії з Ріші, паном Премʼєр-міністром, щопрацюватимемо над коаліцією винищувачів — тренування, літаки, результати.Учора ж це підтримав пан Президент Франції Макрон, а сьогодні підтримав панПремʼєр-міністр Нідерландів Марк Рютте. Хороший початок коаліції! Дякую всім!— йдеться у зверненні.</text:p>
      <text:p text:style-name="P4">
Також Президент України зазначив, що важливо сказати ще одну річ.</text:p>
      <text:p text:style-name="P4">
— Ми маємо памʼятати й те, яких зусиль варта така зброя для України. Скількичасу, енергії, аргументів, зустрічей, інформаційної роботи дали нам змогубудувати таку систему ППО. Це колосальна робота… І я дякую кожному і кожній,хто до неї залучений! На всіх рівнях. День за днем, місяць за місяцем нашакоманда діяла заради того, щоб у нас був захист неба. Колись ми чули, щоPatriot — це нібито нереально. А зараз ось вони, Patriot.</text:p>
      <text:p text:style-name="P4">
І це ще не все, що ми забезпечимо для України! Ми — разом із партнерамиУкраїни — зробимо захист від терору максимально міцним.</text:p>
      <text:p text:style-name="P4">
Сьогодні із самого ранку першим питанням після повернення з відрядження провівзасідання Ставки. Були доповіді командувачів оперативних напрямків, головкома,урядовців, які відповідають за забезпечення оборони, розвідки.</text:p>
      <text:p text:style-name="P4">
Дуже важлива доповідь генерала Сирського — щодо ситуації на Бахмутськомунапрямку. Я дякую всім нашим бійцям там, кожному солдату, сержанту, офіцеру,які роблять надлюдські речі на цьому напрямку. Молодці всі!</text:p>
      <text:p text:style-name="P4">
А особливо я хочу відзначити 5-ту окрему штурмову бригаду, десантників«Вісімдесятки» та воїнів 57-ї окремої мотопіхотної бригади. Ваша сміливість,ваша рішучість і ваші успіхи в знищенні ворога — це надзвичайно важливо!Дякую!</text:p>
      <text:p text:style-name="P4">
Таврійський напрямок. «Сімдесятдевʼятка» — славетна 79-та окрема десантно-штурмова бригада, артилеристи 55-ї окремої артилерійської бригади, 74-йокремий розвідувальний батальйон, 116-та окрема бригада територіальноїоборони, 128-ма окрема гірсько-штурмова Закарпатська бригада… Дякую вам!Стійкість і влучність ваша — зразкові.</text:p>
      <text:p text:style-name="P4">
Узяв участь — онлайн — у роботі Саміту Ради Європи, що працює сьогодні вРейкʼявіку. Усі країни вільної Європи, сильні лідери нашої Європи… Подякувавїм за підтримку нашої держави й закликав діяти разом і надалі на 100%, щоб мибули захищені — уся Україна, уся Європа, увесь вільний світ — на 100%. Жоднаракета терористів, жодна гармата терористів і жоден шантаж терористів неповинні загрожувати свободі!</text:p>
      <text:p text:style-name="P4">
Провів кілька нарад сьогодні щодо міжнародних заходів — ми робимо все, щобдати нашим воїнам іще більше можливостей, щоб зробити закінчення цієї війнинашою перемогою ще ближчим.</text:p>
      <text:p text:style-name="P4">
Готуємо ще новини для України! Слава кожному нашому воїну! Слава кожному, хтодопомагає! <text:span text:style-name="T5">
Слава Україні! — зазначив Володимир Зеленський.</text:span>
</text:p>
      <text:p text:style-name="P4">
Source: <text:a xlink:type="simple" xlink:href="https://armyinform.com.ua/2023/05/16/razom-iz-partneramy-ukrayiny-zrobymo-zahyst-vid-teroru-maksymalno-micznym-zvernennya-prezydenta-volodymyra-zelenskogo/" text:style-name="Internet_20_link" text:visited-style-name="Visited_20_Internet_20_Link">
https://armyinform.com.ua/2023/05/16/razom-iz-partneramy-ukrayiny-zrobymo-zahyst-vid-teroru-maksymalno-micznym-zvernennya-prezydenta-volodymyra-zelenskogo/</text:a>
</text:p>
      <!--NEWS-->
      <text:h text:style-name="P10" text:outline-level="1">
<text:span text:style-name="T4">
Українські артилеристи знищили самохідну гармату окупантів 2С5</text:span>
</text:h>
      <text:p text:style-name="P4">
Author: ['АРМІЯINFORM']</text:p>
      <text:p text:style-name="P4">
Time: 2023-05-16T98:00:00-04:00</text:p>
      <text:p text:style-name="P4">
Description: Гармаші, ефективно зменшуючи кількість окупантів, знищили самохідну гармату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ХРОНІКА ОБОРОНИ']</text:p>
      <text:p text:style-name="P4">
Category: News</text:p>
      <!--METADATA-->
      <text:p text:style-name="P4">
Гармаші, ефективно зменшуючи кількість окупантів, знищили самохідну гарматуокупантів 2С5, яка в свою чергу захопила з собою до пекла ще одну бойовуодиницю, вразивши її своїм боєприпасом на відстані 70 метрів.</text:p>
      <text:p text:style-name="P4">
Вираз «Своих не бросаем» заграв новими фарбами.</text:p>
      <text:p text:style-name="P4">
Джерело: <text:a xlink:type="simple" xlink:href="https://www.facebook.com/operationalcommandwest" text:style-name="Internet_20_link" text:visited-style-name="Visited_20_Internet_20_Link">
Оперативне командування«Захід»</text:a>
</text:p>
      <text:p text:style-name="P4">
Source: <text:a xlink:type="simple" xlink:href="https://armyinform.com.ua/2023/05/16/ukrayinski-artylerysty-znyshhyly-samohidnu-garmatu-okupantiv-2s5/" text:style-name="Internet_20_link" text:visited-style-name="Visited_20_Internet_20_Link">
https://armyinform.com.ua/2023/05/16/ukrayinski-artylerysty-znyshhyly-samohidnu-garmatu-okupantiv-2s5/</text:a>
</text:p>
      <!--NEWS-->
      <text:h text:style-name="P10" text:outline-level="1">
<text:span text:style-name="T4">
Війна, відбудова, економіка: Білий дім назвав теми щодо України для обговорення на саміті G7</text:span>
</text:h>
      <text:p text:style-name="P4">
Authors: Ukrinform (Person)</text:p>
      <text:p text:style-name="P4">
Publisher: Укринформ (Organization)</text:p>
      <text:p text:style-name="P4">
Published Time: 2023-05-17T-14:59:00+03:00</text:p>
      <text:p text:style-name="P4">
Modified Time: 2023-05-17T23:59:00+03:00</text:p>
      <text:p text:style-name="P4">
Description: Крім ситуації на фронті й продовження міжнародної підтримки України, лідери G7 обговорять можливості для посилення переговорних позицій Києва для завершення війни, а також питання реконструкції української інфраструктури. — Укрінформ.</text:p>
      <text:p text:style-name="P4">
Images: ["<text:a xlink:type="simple" xlink:href="https://static.ukrinform.com/photos/2022_02/thumb_files/630_360_1644169650-867.jpg" text:style-name="Internet_20_link" text:visited-style-name="Visited_20_Internet_20_Link">
630_360_16441...</text:a>
"]</text:p>
      <text:p text:style-name="P4">
Tags: ['США', 'Україна', 'Білий дім', 'Війна з Росією', 'Саміт G7']</text:p>
      <text:p text:style-name="P4">
Type: Article</text:p>
      <!--METADATA-->
      <text:p text:style-name="P4">
<draw:frame draw:style-name="fr1" draw:name="Image24" text:anchor-type="as-char" svg:width="6.9236in" svg:height="3.956343in" draw:z-index="0">
<draw:image xlink:href="../Images/yкринформ/2023-05-17T-14-59-00-03-00/630_360_1644169650-867.jpg" xlink:type="simple" xlink:show="embed" xlink:actuate="onLoad" draw:mime-type="image/jpeg"/>
</draw:frame>
 Крімситуації на фронті й продовження міжнародної підтримки України, лідери G7обговорять можливості для посилення переговорних позицій Києва для завершеннявійни, а також питання реконструкції української інфраструктури.</text:p>
      <text:p text:style-name="P4">
Про це сказав у середу під час брифінгу для журналістів радник Білого дому зпитань нацбезпеки Джейк Салліван, передає кореспондент Укрінформу.</text:p>
      <text:p text:style-name="P4">
«Передусім, очевидно, що війна в Україні, вторгнення Росії в Україну займаєцентральне місце і стане важливою темою для обговорень», - зауважив Салліван.</text:p>
      <text:p text:style-name="P4">
Він додав, що обговорюватиметься ситуація на полі бою. Крім того, за йогословами, йтиметься про реалізацію <text:a xlink:type="simple" xlink:href="https://www.ukrinform.ua/tag-sankcii" text:style-name="Internet_20_link" text:visited-style-name="Visited_20_Internet_20_Link">
 </text:a>
 ,а також кроки, які робитимуться в спільно країнами G7 на цьому напрямі, у томучислі, виявлення лазівок та схем обходу обмежень, а також посилення тиску наРФ впродовж найближчого часу.</text:p>
      <text:p text:style-name="P4">
<text:span text:style-name="T4">
Читайте також:</text:span>
 <text:a xlink:type="simple" xlink:href="https://www.ukrinform.ua/rubric-economy/3709231-na-samiti-g7-mozut-ogolositi-pro-ekonomicnu-dopomogu-ukraini-zmi.html" text:style-name="Internet_20_link" text:visited-style-name="Visited_20_Internet_20_Link">
 <text:span text:style-name="T4">
саміт</text:span>
 </text:a>
</text:p>
      <text:p text:style-name="P4">
«Вони (лідери G7 – ред.) також говоритимуть про реконструкцію, про економічнута гуманітарну підтримку України й про те, як створити відповідні умови длядосягнення прогресу на полі бою, формуючи прогрес за можливим столомпереговорів, якщо і коли Україна буде готова зробити це в майбутньому», -зауважив радник президента США.</text:p>
      <text:p text:style-name="P4">
Як повідомляв Укрінформ,  <text:a xlink:type="simple" xlink:href="https://www.ukrinform.ua/rubric-polytics/3708511-lideri-g7-obgovorat-pidtrimku-ukraini-ta-pritagnenna-rf-do-vidpovidi-bilij-dim.html" text:style-name="Internet_20_link" text:visited-style-name="Visited_20_Internet_20_Link">
 </text:a>
 має пройти в період 19-21 травня в японському містіХіросіма.</text:p>
      <text:p text:style-name="P4">
Source: <text:a xlink:type="simple" xlink:href="https://www.ukrinform.ua/rubric-polytics/3710684-vijna-vidbudova-ekonomika-bilij-dim-nazvav-temi-sodo-ukraini-dla-obgovorenna-na-samiti-g7.html" text:style-name="Internet_20_link" text:visited-style-name="Visited_20_Internet_20_Link">
https://www.ukrinform.ua/rubric-polytics/3710684-vijna-vidbudova-ekonomika-bilij-dim-nazvav-temi-sodo-ukraini-dla-obgovorenna-na-samiti-g7.html</text:a>
</text:p>
      <!--NEWS-->
      <text:h text:style-name="P10" text:outline-level="1">
<text:span text:style-name="T4">
В Австралії у ДТП з автобусом постраждали 18 дітей</text:span>
</text:h>
      <text:p text:style-name="P4">
Authors: Ukrinform (Person)</text:p>
      <text:p text:style-name="P4">
Publisher: Укринформ (Organization)</text:p>
      <text:p text:style-name="P4">
Published Time: 2023-05-17T-152:35:00+03:00</text:p>
      <text:p text:style-name="P4">
Modified Time: 2023-05-17T15:35:00+03:00</text:p>
      <text:p text:style-name="P4">
Description: Група дітей молодшого шкільного віку зазнала травм внаслідок аварії автобусу в австралійському Мельбурні. — Укрінформ.</text:p>
      <text:p text:style-name="P4">
Images: ["<text:a xlink:type="simple" xlink:href="https://static.ukrinform.com/photos/2023_05/thumb_files/630_360_1684326540-539.png" text:style-name="Internet_20_link" text:visited-style-name="Visited_20_Internet_20_Link">
630_360_16843...</text:a>
"]</text:p>
      <text:p text:style-name="P4">
Tags: ['Австралія', 'Діти', 'ДТП', 'Автобус']</text:p>
      <text:p text:style-name="P4">
Type: Article</text:p>
      <!--METADATA-->
      <text:p text:style-name="P4">
<draw:frame draw:style-name="fr1" draw:name="Image25" text:anchor-type="as-char" svg:width="6.9236in" svg:height="3.956343in" draw:z-index="0">
<draw:image xlink:href="../Images/yкринформ/2023-05-17T-152-35-00-03-00/630_360_1684326540-539.png" xlink:type="simple" xlink:show="embed" xlink:actuate="onLoad" draw:mime-type="image/png"/>
</draw:frame>
 Групадітей молодшого шкільного віку зазнала травм внаслідок аварії автобусу вавстралійському Мельбурні.</text:p>
      <text:p text:style-name="P4">
Як передає Укрінформ, про це повідомляє <text:a xlink:type="simple" xlink:href="https://www.bbc.com/news/world-australia-65606211" text:style-name="Internet_20_link" text:visited-style-name="Visited_20_Internet_20_Link">
 </text:a>
 .</text:p>
      <text:p text:style-name="P4">
Автобус перевозив 45 учнів. За версією поліції, у нього ззаду врізаласявантажівка, внаслідок чого автобус перекинувся.</text:p>
      <text:p text:style-name="P4">
18 <text:a xlink:type="simple" xlink:href="https://www.ukrinform.ua/tag-diti" text:style-name="Internet_20_link" text:visited-style-name="Visited_20_Internet_20_Link">
 </text:a>
 віком від 5 до 11 років булидоставлені до лікарні, багатьом надавали хірургічну допомогу Одна дитиназалишається в реанімації.</text:p>
      <text:p text:style-name="P4">
Водію вантажівки висунули обвинувачення у небезпечному керуванні автомобілем,що спричинило тяжкі травми.</text:p>
      <text:p text:style-name="P4">
<text:span text:style-name="T4">
Читайте також:</text:span>
 <text:a xlink:type="simple" xlink:href="https://www.ukrinform.ua/rubric-society/3707912-za-i-kvartal-roku-v-ukraini-cerez-dtp-zaginuli-26-ditej.html" text:style-name="Internet_20_link" text:visited-style-name="Visited_20_Internet_20_Link">
 <text:span text:style-name="T4">
ДТП</text:span>
 </text:a>
</text:p>
      <text:p text:style-name="P4">
Зазначається, що показники безпеки дорожнього руху в Австралії нижчесереднього порівняно з іншими країнами з розвиненою економікою. Країна посідає20 місце із 36 країн ОЕСD (Організація економічного співробітництва тарозвитку- ред.) за рівнем смертності на автошляхах.</text:p>
      <text:p text:style-name="P4">
<text:span text:style-name="T5">
Фото: ABC News</text:span>
</text:p>
      <text:p text:style-name="P4">
Source: <text:a xlink:type="simple" xlink:href="https://www.ukrinform.ua/rubric-world/3710487-v-avstralii-u-dtp-z-avtobusom-postrazdali-18-ditej.html" text:style-name="Internet_20_link" text:visited-style-name="Visited_20_Internet_20_Link">
https://www.ukrinform.ua/rubric-world/3710487-v-avstralii-u-dtp-z-avtobusom-postrazdali-18-ditej.html</text:a>
</text:p>
      <!--NEWS-->
      <text:h text:style-name="P10" text:outline-level="1">
<text:span text:style-name="T4">
У ФРН назвали створення Реєстру збитків важливою базою для відбудови України</text:span>
</text:h>
      <text:p text:style-name="P4">
Authors: Ukrinform (Person)</text:p>
      <text:p text:style-name="P4">
Publisher: Укринформ (Organization)</text:p>
      <text:p text:style-name="P4">
Published Time: 2023-05-17T-154:35:00+03:00</text:p>
      <text:p text:style-name="P4">
Modified Time: 2023-05-17T15:35:00+03:00</text:p>
      <text:p text:style-name="P4">
Description: У Німеччині вітають створення Реєстру збитків, завданих Україні агресією РФ. — Укрінформ.</text:p>
      <text:p text:style-name="P4">
Images: ["<text:a xlink:type="simple" xlink:href="https://static.ukrinform.com/photos/2023_05/thumb_files/630_360_1684314773-558.jpeg" text:style-name="Internet_20_link" text:visited-style-name="Visited_20_Internet_20_Link">
630_360_16843...</text:a>
"]</text:p>
      <text:p text:style-name="P4">
Tags: ['Німеччина', 'Україна', 'Відбудова', 'Реєстр збитків']</text:p>
      <text:p text:style-name="P4">
Type: Article</text:p>
      <!--METADATA-->
      <text:p text:style-name="P4">
<draw:frame draw:style-name="fr1" draw:name="Image26" text:anchor-type="as-char" svg:width="6.9236in" svg:height="3.956343in" draw:z-index="0">
<draw:image xlink:href="../Images/yкринформ/2023-05-17T-154-35-00-03-00/630_360_1684314773-558.jpeg" xlink:type="simple" xlink:show="embed" xlink:actuate="onLoad" draw:mime-type="image/jpeg"/>
</draw:frame>
 УНімеччині вітають створення Реєстру збитків, завданих Україні агресією РФ.</text:p>
      <text:p text:style-name="P4">
Про це сказала речниця федерального уряду Крістіне Гоффманн на брифінгу всереду, повідомляє кореспондент Укрінформу.</text:p>
      <text:p text:style-name="P4">
«Ми вітаємо, що такий Реєстр створений. Шкода, завдана Україні російськоюагресивною війною, має бути задокументована. Це стане важливою базою дляподальшої відбудови України або для дискусії про відшкодування», - сказалаГоффманн.</text:p>
      <text:p text:style-name="P4">
Вона додала, що <text:a xlink:type="simple" xlink:href="https://www.ukrinform.ua/tag-nimeccina" text:style-name="Internet_20_link" text:visited-style-name="Visited_20_Internet_20_Link">
 </text:a>
 та інші державиразом з Україною розвивають механізми відшкодування завданої агресією шкоди.Передбачається, що заморожені активи російських громадян, які причетні доагресії або підтримують її, будуть спрямовані на зазначені цілі.</text:p>
      <text:p text:style-name="P4">
<text:span text:style-name="T4">
Читайте також:</text:span>
 <text:a xlink:type="simple" xlink:href="https://www.ukrinform.ua/rubric-polytics/3710320-smigal-u-rejkaviku-usi-rosijski-voenni-zlocinci-budut-pritagnuti-do-vidpovidalnosti.html" text:style-name="Internet_20_link" text:visited-style-name="Visited_20_Internet_20_Link">
 </text:a>
</text:p>
      <text:p text:style-name="P4">
За даними німецького Мінекономіки, станом на 12 квітня в Німеччині замороженоросійських активів на 5,23 млрд євро.</text:p>
      <text:p text:style-name="P4">
Як повідомлялося, на саміті Ради Європи у Рейк’явіку <text:a xlink:type="simple" xlink:href="https://www.ukrinform.ua/rubric-polytics/3710382-na-samiti-radi-evropi-stvorili-reestr-zbitkiv-ukraini-vid-agresii-rf.html" text:style-name="Internet_20_link" text:visited-style-name="Visited_20_Internet_20_Link">
</text:a>
 , завданих Україніросійською агресією.</text:p>
      <text:p text:style-name="P4">
Канцлер ФРН Олаф Шольц напередодні назвав створення Реєстру одним знайважливіших завдань саміту.</text:p>
      <text:p text:style-name="P4">
Source: <text:a xlink:type="simple" xlink:href="https://www.ukrinform.ua/rubric-vidbudova/3710492-u-frn-nazvali-stvorenna-reestru-zbitkiv-vazlivou-bazou-dla-vidbudovi-ukraini.html" text:style-name="Internet_20_link" text:visited-style-name="Visited_20_Internet_20_Link">
https://www.ukrinform.ua/rubric-vidbudova/3710492-u-frn-nazvali-stvorenna-reestru-zbitkiv-vazlivou-bazou-dla-vidbudovi-ukraini.html</text:a>
</text:p>
      <!--NEWS-->
      <text:h text:style-name="P10" text:outline-level="1">
<text:span text:style-name="T4">
Вибори в Туреччині: ЗМІ оприлюднили стратегії Ердогана та Киличдароглу до другого туру</text:span>
</text:h>
      <text:p text:style-name="P4">
Authors: Ukrinform (Person)</text:p>
      <text:p text:style-name="P4">
Publisher: Укринформ (Organization)</text:p>
      <text:p text:style-name="P4">
Published Time: 2023-05-17T-16:43:00+03:00</text:p>
      <text:p text:style-name="P4">
Modified Time: 2023-05-17T23:43:00+03:00</text:p>
      <text:p text:style-name="P4">
Description: Перед другим туром президентських виборів в Туреччині чинний президент Ердоган відвідає зону землетрусу та зосередиться на телевізійних програмах, кандидат від опозиції Киличдароглу буде більше працювати на місцях. — Укрінформ.</text:p>
      <text:p text:style-name="P4">
Images: ["<text:a xlink:type="simple" xlink:href="https://static.ukrinform.com/photos/2022_07/thumb_files/630_360_1656891223-699.jpg" text:style-name="Internet_20_link" text:visited-style-name="Visited_20_Internet_20_Link">
630_360_16568...</text:a>
"]</text:p>
      <text:p text:style-name="P4">
Tags: ['Вибори', 'Туреччина', 'Вибори у Туреччині']</text:p>
      <text:p text:style-name="P4">
Type: Article</text:p>
      <!--METADATA-->
      <text:p text:style-name="P4">
<draw:frame draw:style-name="fr1" draw:name="Image27" text:anchor-type="as-char" svg:width="6.9236in" svg:height="3.956343in" draw:z-index="0">
<draw:image xlink:href="../Images/yкринформ/2023-05-17T-16-43-00-03-00/630_360_1656891223-699.jpg" xlink:type="simple" xlink:show="embed" xlink:actuate="onLoad" draw:mime-type="image/jpeg"/>
</draw:frame>
 Переддругим туром президентських виборів в Туреччині чинний президент Ердоганвідвідає зону землетрусу та зосередиться на телевізійних програмах, кандидатвід опозиції Киличдароглу буде більше працювати на місцях.</text:p>
      <text:p text:style-name="P4">
Про це повідомляє Укрінформ з посиланням на <text:a xlink:type="simple" xlink:href="https://www.trthaber.com/haber/gundem/liderlerin-ikinci-tur-stratejileri-belli-oldu-767969.html" text:style-name="Internet_20_link" text:visited-style-name="Visited_20_Internet_20_Link">
</text:a>
</text:p>
      <text:p text:style-name="P4">
“Президент Ердоган, як очікується, на вихідних перед виборами здійснить серіювізитів до зони землетрусу, також планує виїхати на місця та провести мітингив деяких провінціях”, - повідомляє телеканал.</text:p>
      <text:p text:style-name="P4">
Також провладна партія планує провести передвиборчі заходи в Анкарі, Стамбуліта Ізмірі.</text:p>
      <text:p text:style-name="P4">
Зазначається, що президент Ердоган акцентуватиме на «стабільності» та«цілісності» у дискурсах до другого туру, пояснюючи, що система не повиннаблокуватися в новий період, за умови отримання Народним альянсом (провладним)більшості у парламенті.</text:p>
      <text:p text:style-name="P4">
<text:span text:style-name="T4">
Читайте також:</text:span>
 <text:a xlink:type="simple" xlink:href="https://www.ukrinform.ua/rubric-world/3710117-majbutne-tureccini-viznacatimut-u-drugomu-turi.html" text:style-name="Internet_20_link" text:visited-style-name="Visited_20_Internet_20_Link">
 <text:span text:style-name="T4">
Туреччини</text:span>
 </text:a>
</text:p>
      <text:p text:style-name="P4">
Суперник діючого президента, кандидат від Національного альянсу (опозиційного)Кемаль Киличдароглу візьме участь у <text:a xlink:type="simple" xlink:href="https://www.ukrinform.ua/tag-vibori" text:style-name="Internet_20_link" text:visited-style-name="Visited_20_Internet_20_Link">
 </text:a>
 ,роблячи акцент на боротьбі з тероризмом.</text:p>
      <text:p text:style-name="P4">
«Перевагу нададуть місцям стратегічного значення. Також планується візитКиличдароглу в зону землетрусу», - анонсує телеканал.</text:p>
      <text:p text:style-name="P4">
Як повідомляв Укрінформ, <text:a xlink:type="simple" xlink:href="https://www.ukrinform.ua/rubric-world/3709536-u-tureccini-ogolosili-datu-drugogo-turu-prezidentskih-viboriv.html" text:style-name="Internet_20_link" text:visited-style-name="Visited_20_Internet_20_Link">
 </text:a>
</text:p>
      <text:p text:style-name="P4">
Source: <text:a xlink:type="simple" xlink:href="https://www.ukrinform.ua/rubric-world/3710513-vibori-v-tureccini-zmi-opriludnili-strategii-erdogana-ta-kilicdaroglu-do-drugogo-turu.html" text:style-name="Internet_20_link" text:visited-style-name="Visited_20_Internet_20_Link">
https://www.ukrinform.ua/rubric-world/3710513-vibori-v-tureccini-zmi-opriludnili-strategii-erdogana-ta-kilicdaroglu-do-drugogo-turu.html</text:a>
</text:p>
      <!--NEWS-->
      <text:h text:style-name="P10" text:outline-level="1">
<text:span text:style-name="T4">
Kharkiv, Kharkivska Oblast(18:30). Red Alert: aerial threat. Sirens sounding. Take cover now!</text:span>
</text:h>
      <text:p text:style-name="P4">
Authors: liveuamap (Language: en)</text:p>
      <text:p text:style-name="P4">
Time: 2023-05-17T-17:31:00</text:p>
      <text:p text:style-name="P4">
Location: Kharkiv (Latitude:49.98109 Longtitude:36.25397)</text:p>
      <text:p text:style-name="P4">
Videos: []</text:p>
      <text:p text:style-name="P4">
Images: []</text:p>
      <text:p text:style-name="P4">
Tags: ["Europe", "Central and Eastern Europe"]</text:p>
      <text:p text:style-name="P4">
ID: 22563510</text:p>
      <!--METADATA-->
      <text:p text:style-name="P4">
Kharkiv, Kharkivska Oblast(18:30). Red Alert: aerial threat. Sirens sounding.Take cover now!</text:p>
      <text:p text:style-name="P4">
News Collection Link: <text:a xlink:type="simple" xlink:href="https://liveuamap.com/en/2023/17-may-kharkiv-kharkivska-oblast1830-red-alerg" text:style-name="Internet_20_link" text:visited-style-name="Visited_20_Internet_20_Link">
https://liveuamap.com/en/2023/17-may-kharkiv-kharkivska-oblast1830-red-alerg</text:a>
</text:p>
      <text:p text:style-name="P4">
Source: <text:a xlink:type="simple" xlink:href="https://t.me/suspilnekharkiv/24921" text:style-name="Internet_20_link" text:visited-style-name="Visited_20_Internet_20_Link">
https://t.me/suspilnekharkiv/24921</text:a>
</text:p>
      <!--NEWS-->
      <text:h text:style-name="P10" text:outline-level="1">
<text:span text:style-name="T4">
Енергоатом передав військовим вертоліт Мі-2</text:span>
</text:h>
      <text:p text:style-name="P4">
Authors: Ukrinform (Person)</text:p>
      <text:p text:style-name="P4">
Publisher: Укринформ (Organization)</text:p>
      <text:p text:style-name="P4">
Published Time: 2023-05-17T-18:37:00+03:00</text:p>
      <text:p text:style-name="P4">
Modified Time: 2023-05-17T23:37:00+03:00</text:p>
      <text:p text:style-name="P4">
Description: ЗСУ отримали гвинтокрил Мі-2, який раніше належав ДП «Енергоатом». — Укрінформ.</text:p>
      <text:p text:style-name="P4">
Images: ["<text:a xlink:type="simple" xlink:href="https://static.ukrinform.com/photos/2023_05/thumb_files/630_360_1684333722-866.jpeg" text:style-name="Internet_20_link" text:visited-style-name="Visited_20_Internet_20_Link">
630_360_16843...</text:a>
", "<text:a xlink:type="simple" xlink:href="https://static.ukrinform.com/photos/2023_05/1684333722-250.jpeg" text:style-name="Internet_20_link" text:visited-style-name="Visited_20_Internet_20_Link">
1684333722-25...</text:a>
", "<text:a xlink:type="simple" xlink:href="https://static.ukrinform.com/photos/2023_05/1684333722-975.jpeg" text:style-name="Internet_20_link" text:visited-style-name="Visited_20_Internet_20_Link">
1684333722-97...</text:a>
", "<text:a xlink:type="simple" xlink:href="https://static.ukrinform.com/photos/2023_05/1684333722-509.jpeg" text:style-name="Internet_20_link" text:visited-style-name="Visited_20_Internet_20_Link">
1684333722-50...</text:a>
"]</text:p>
      <text:p text:style-name="P4">
Tags: ['Енергоатом', 'ЗСУ', 'Вертоліт']</text:p>
      <text:p text:style-name="P4">
Type: Article</text:p>
      <!--METADATA-->
      <text:p text:style-name="P4">
<draw:frame draw:style-name="fr1" draw:name="Image28" text:anchor-type="as-char" svg:width="6.9236in" svg:height="3.956343in" draw:z-index="0">
<draw:image xlink:href="../Images/yкринформ/2023-05-17T-18-37-00-03-00/630_360_1684333722-866.jpeg" xlink:type="simple" xlink:show="embed" xlink:actuate="onLoad" draw:mime-type="image/jpeg"/>
</draw:frame>
 ЗСУотримали гвинтокрил Мі-2, який раніше належав ДП «Енергоатом».</text:p>
      <text:p text:style-name="P4">
Про це у  <text:a xlink:type="simple" xlink:href="https://t.me/VA_Kyiv/1729" text:style-name="Internet_20_link" text:visited-style-name="Visited_20_Internet_20_Link">
 </text:a>
 повідомила пресслужба Київськоїміської військової адміністрації, передає Укрінформ.</text:p>
      <text:p text:style-name="P4">
Як зазначається, авіамашину Збройним силам передав директор підприємства ПетроКотін. Він побажав, аби цей гелікоптер допоміг захисникам звільнити нашуземлю, зокрема <text:a xlink:type="simple" xlink:href="https://www.ukrinform.ua/tag-zaporizka-aes" text:style-name="Internet_20_link" text:visited-style-name="Visited_20_Internet_20_Link">
 </text:a>
 .</text:p>
      <text:p text:style-name="P4">
<draw:frame draw:style-name="fr1" draw:name="Image29" text:anchor-type="as-char" svg:width="6.9236in" svg:height="4.59009in" draw:z-index="0">
<draw:image xlink:href="../Images/yкринформ/2023-05-17T-18-37-00-03-00/1684333722-250.jpeg" xlink:type="simple" xlink:show="embed" xlink:actuate="onLoad" draw:mime-type="image/jpeg"/>
</draw:frame>
</text:p>
      <text:p text:style-name="P4">
Своєю чергою начальника Київської міської військової адміністрації СергійПопко наголосив, що для перемоги потрібно задіяти всі засоби і сили, особливотехнічні.</text:p>
      <text:p text:style-name="P4">
<text:span text:style-name="T4">
Читайте також:</text:span>
 <text:a xlink:type="simple" xlink:href="https://www.ukrinform.ua/rubric-ato/3710035-nimeccina-peredala-ukraini-se-34-pikapi-dla-vijskovih.html" text:style-name="Internet_20_link" text:visited-style-name="Visited_20_Internet_20_Link">
 <text:span text:style-name="T4">
передал</text:span>
 </text:a>
</text:p>
      <text:p text:style-name="P4">
“Тому кожна одиниця техніки, а тим паче така як гвинтокрил, – це вагомадопомога Збройним силам України. Вірю, що цей гелікоптер вірно послужить нашимвоїнам і допоможе наблизити мир в Україні після нашої Перемоги!», - сказавначальник КМВА.</text:p>
      <text:p text:style-name="P4">
<draw:frame draw:style-name="fr1" draw:name="Image30" text:anchor-type="as-char" svg:width="6.9236in" svg:height="4.615733in" draw:z-index="0">
<draw:image xlink:href="../Images/yкринформ/2023-05-17T-18-37-00-03-00/1684333722-975.jpeg" xlink:type="simple" xlink:show="embed" xlink:actuate="onLoad" draw:mime-type="image/jpeg"/>
</draw:frame>
<draw:frame draw:style-name="fr1" draw:name="Image31" text:anchor-type="as-char" svg:width="6.9236in" svg:height="4.615733in" draw:z-index="0">
<draw:image xlink:href="../Images/yкринформ/2023-05-17T-18-37-00-03-00/1684333722-509.jpeg" xlink:type="simple" xlink:show="embed" xlink:actuate="onLoad" draw:mime-type="image/jpeg"/>
</draw:frame>
</text:p>
      <text:p text:style-name="P4">
Як повідомляв Укрінформ, раніше президент «Енергоатома» Петро Котін, головапервинної профспілкової організації компанії Олексій Лич та гендиректорРівненської АЕС Павло Ковтонюк  <text:a xlink:type="simple" xlink:href="https://www.ukrinform.ua/rubric-ato/3705122-energoatom-peredav-vijskovim-visim-pozaslahovikiv.html" text:style-name="Internet_20_link" text:visited-style-name="Visited_20_Internet_20_Link">
 </text:a>
Нацгвардії, які захищають ядерні об’єкти, та представникам ЗСУ вісімпозашляховиків.</text:p>
      <text:p text:style-name="P4">
<text:span text:style-name="T5">
Фото: КМВА</text:span>
</text:p>
      <text:p text:style-name="P4">
Source: <text:a xlink:type="simple" xlink:href="https://www.ukrinform.ua/rubric-ato/3710564-energoatom-peredav-vijskovim-vertolit-mi2.html" text:style-name="Internet_20_link" text:visited-style-name="Visited_20_Internet_20_Link">
https://www.ukrinform.ua/rubric-ato/3710564-energoatom-peredav-vijskovim-vertolit-mi2.html</text:a>
</text:p>
      <!--NEWS-->
      <text:h text:style-name="P10" text:outline-level="1">
<text:span text:style-name="T4">
Сполучені Штати привітали продовження «зернової угоди» й дорікнули Росії за її поведінку</text:span>
</text:h>
      <text:p text:style-name="P4">
Authors: Ukrinform (Person)</text:p>
      <text:p text:style-name="P4">
Publisher: Укринформ (Organization)</text:p>
      <text:p text:style-name="P4">
Published Time: 2023-05-17T-20:26:00+03:00</text:p>
      <text:p text:style-name="P4">
Modified Time: 2023-05-17T23:26:00+03:00</text:p>
      <text:p text:style-name="P4">
Description: Офіційний Вашингтон привітав продовження Чорноморської "зернової угоди" й водночас підкреслив, що Росія має припинити перешкоджання цій ініціативи, а також покласти край війні в Україні.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США', 'Україна', 'Агресія РФ', 'Держдеп', 'Росія', 'зерновий коридор']</text:p>
      <text:p text:style-name="P4">
Type: Article</text:p>
      <!--METADATA-->
      <text:p text:style-name="P4">
<draw:frame draw:style-name="fr1" draw:name="Image32" text:anchor-type="as-char" svg:width="6.9236in" svg:height="3.956343in" draw:z-index="0">
<draw:image xlink:href="../Images/yкринформ/2023-05-17T-20-26-00-03-00/630_360_1666031974-150.jpg" xlink:type="simple" xlink:show="embed" xlink:actuate="onLoad" draw:mime-type="image/jpeg"/>
</draw:frame>
 ОфіційнийВашингтон привітав продовження Чорноморської "зернової угоди" й водночаспідкреслив, що Росія має припинити перешкоджання цій ініціативи, а такожпокласти край війні в Україні.</text:p>
      <text:p text:style-name="P4">
З відповідною заявою виступив у середу під час брифінгу в Вашингтоні заступникречника Держдепартаменту США Ведант Пател, передає власний кореспондентУкрінформу.</text:p>
      <text:p text:style-name="P4">
«Передусім, ми вітаємо оголошення президента Ердогана щодо продовження діїЧорноморської зернової ініціативи. Як ми вже говорили раніше, ми рішучепідтримуємо зусилля ООН і Туреччини щодо угоди, яка підтримує світові ціни напродовольство та <text:a xlink:type="simple" xlink:href="https://www.ukrinform.ua/tag-zerno" text:style-name="Internet_20_link" text:visited-style-name="Visited_20_Internet_20_Link">
 </text:a>
 на низькому рівні»,-зауважив представник Держдепу.</text:p>
      <text:p text:style-name="P4">
Він також нагадав, як особисто держсекретар США Ентоні Блінкен неодноразовонаголошував, що світ не повинен кожні кілька тижнів переконувати Москвуприпинити використання голоду у світі як зброї у війні проти України.</text:p>
      <text:p text:style-name="P4">
<text:span text:style-name="T4">
Читайте також:</text:span>
 <text:a xlink:type="simple" xlink:href="https://www.ukrinform.ua/rubric-world/3710649-gensek-oon-prodovzenna-zernovoi-ugodi-e-garnou-novinou-dla-svitu.html" text:style-name="Internet_20_link" text:visited-style-name="Visited_20_Internet_20_Link">
 </text:a>
</text:p>
      <text:p text:style-name="P4">
«Ми не повинні нагадувати Росії про те, щоби вона припинила перешкоджатиперевіркам, аби дозволити зерну надходити до вразливого населення, якевідчуває потребу в ньому», - зауважив Пател.</text:p>
      <text:p text:style-name="P4">
Він підкреслив, що Чорноморська зернова ініціатива необхідна світові.</text:p>
      <text:p text:style-name="P4">
«Ба більше, світ потребує, аби Росія припинила свою незаконну війну протиУкраїни, що дозволило би фермерам повернутися на свої поля, що повернуло биторгівлю сільськогосподарською продукцією в нормальне русло та в короткийтермін значною мірою покращило би глобальну продовольчу безпеку»,- наголосивпредставник зовнішньополітичного відомства США.</text:p>
      <text:p text:style-name="P4">
<text:span text:style-name="T4">
Читайте також:</text:span>
 <text:a xlink:type="simple" xlink:href="https://www.ukrinform.ua/rubric-economy/3709670-ssa-pro-blokuvanna-zernovoi-ugodi-putin-uzav-u-zarucniki-narodi-aki-poterpaut-vid-golodu.html" text:style-name="Internet_20_link" text:visited-style-name="Visited_20_Internet_20_Link">
 <text:span text:style-name="T4">
зерно</text:span>
 </text:a>
</text:p>
      <text:p text:style-name="P4">
Як повідомляв Укрінформ, президент Туреччини Реджеп Таїп Ердоган у середу <text:a xlink:type="simple" xlink:href="https://www.ukrinform.ua/rubric-economy/3710574-zernovu-ugodu-prodovzili-na-dva-misaci.html" text:style-name="Internet_20_link" text:visited-style-name="Visited_20_Internet_20_Link">
</text:a>
 , що дію Чорноморської зернової угоди продовжено на двамісяці. Він також зазначив, що російська сторона пообіцяла не перешкоджатизаходу турецьких кораблів у порти Миколаїв та Ольвія.</text:p>
      <text:p text:style-name="P4">
Source: <text:a xlink:type="simple" xlink:href="https://www.ukrinform.ua/rubric-world/3710653-ssa-privitali-prodovzenna-zernovoi-ugodi-j-doriknuli-rosii-za-ii-povedinku.html" text:style-name="Internet_20_link" text:visited-style-name="Visited_20_Internet_20_Link">
https://www.ukrinform.ua/rubric-world/3710653-ssa-privitali-prodovzenna-zernovoi-ugodi-j-doriknuli-rosii-za-ii-povedinku.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5-17T-22:22:00+03:00</text:p>
      <text:p text:style-name="P4">
Modified Time: 2023-05-17T23:22:00+03:00</text:p>
      <text:p text:style-name="P4">
Description: У Києві та дев'яти областях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3" text:anchor-type="as-char" svg:width="6.9236in" svg:height="3.956343in" draw:z-index="0">
<draw:image xlink:href="../Images/yкринформ/2023-05-17T-22-22-00-03-00/630_360_1645871571-868.jpg" xlink:type="simple" xlink:show="embed" xlink:actuate="onLoad" draw:mime-type="image/jpeg"/>
</draw:frame>
 У Києвіта дев'яти областях України оголошено повітряну тривогу.</text:p>
      <text:p text:style-name="P4">
Про тривогу у столиці повідомила КМДА у <text:a xlink:type="simple" xlink:href="https://t.me/KyivCityOfficial/6714" text:style-name="Internet_20_link" text:visited-style-name="Visited_20_Internet_20_Link">
</text:a>
 , передає Укрінформ.</text:p>
      <text:p text:style-name="P4">
"У Києві оголошена <text:a xlink:type="simple" xlink:href="https://www.ukrinform.ua/tag-povitrana-trivoga" text:style-name="Internet_20_link" text:visited-style-name="Visited_20_Internet_20_Link">
 </text:a>
 !Просимо всіх терміново прослідувати в укриття цивільного захисту!" - йдеться уповідомленні.</text:p>
      <text:p text:style-name="P4">
Окрім того, як свідчить <text:a xlink:type="simple" xlink:href="https://map.ukrainealarm.com/" text:style-name="Internet_20_link" text:visited-style-name="Visited_20_Internet_20_Link">
 </text:a>
 повітряних тривог,тривогу наразі оголошено у Київській, Житомирській, Черкаській,Кіровоградсській, Полтавській, Дніпропетровській, Запорізькій, Донецькій іЛуганській областях.</text:p>
      <text:p text:style-name="P4">
<text:span text:style-name="T4">
Читайте також:</text:span>
 <text:a xlink:type="simple" xlink:href="https://www.ukrinform.ua/rubric-ato/3710414-v-ofisi-prezidenta-zaavlaut-so-efektivnist-patriot-stala-velikim-geopoliticnim-udarom-po-rosii.html" text:style-name="Internet_20_link" text:visited-style-name="Visited_20_Internet_20_Link">
 </text:a>
</text:p>
      <text:p text:style-name="P4">
Як повідомляв Укрінформ, раніше повітряну тривогу <text:a xlink:type="simple" xlink:href="https://www.ukrinform.ua/rubric-ato/3710674-v-odesi-ogolosili-povitranu-trivogu-zmi-povidomlaut-pro-vibuhi.html" text:style-name="Internet_20_link" text:visited-style-name="Visited_20_Internet_20_Link">
</text:a>
 ЗМІ повідомляли про серію вибухів умісті</text:p>
      <text:p text:style-name="P4">
Source: <text:a xlink:type="simple" xlink:href="https://www.ukrinform.ua/rubric-ato/3710682-ukrainou-siritsa-povitrana-trivoga.html" text:style-name="Internet_20_link" text:visited-style-name="Visited_20_Internet_20_Link">
https://www.ukrinform.ua/rubric-ato/3710682-ukrainou-siritsa-povitrana-trivoga.html</text:a>
</text:p>
      <!--NEWS-->
      <text:h text:style-name="P10" text:outline-level="1">
<text:span text:style-name="T4">
США оцінюватимуть ризики і вирішать, які бойові системи передавати Україні – Держдеп</text:span>
</text:h>
      <text:p text:style-name="P4">
Authors: Ukrinform (Person)</text:p>
      <text:p text:style-name="P4">
Publisher: Укринформ (Organization)</text:p>
      <text:p text:style-name="P4">
Published Time: 2023-05-17T-24:17:00+03:00</text:p>
      <text:p text:style-name="P4">
Modified Time: 2023-05-17T23:17:00+03:00</text:p>
      <text:p text:style-name="P4">
Description: Сполучені Штати разом із партнерами продовжать оцінювати розвиток ситуації в Україні й на основі цього приймати рішення, які бойові системи можна буде надати українським силам у перспективі для ефективної боротьби. — Укрінформ.</text:p>
      <text:p text:style-name="P4">
Images: ["<text:a xlink:type="simple" xlink:href="https://static.ukrinform.com/photos/2019_02/thumb_files/630_360_1550947989-503.jpg" text:style-name="Internet_20_link" text:visited-style-name="Visited_20_Internet_20_Link">
630_360_15509...</text:a>
"]</text:p>
      <text:p text:style-name="P4">
Tags: ['США', 'Україна', 'Держдеп', 'Військова техніка']</text:p>
      <text:p text:style-name="P4">
Type: Article</text:p>
      <!--METADATA-->
      <text:p text:style-name="P4">
<draw:frame draw:style-name="fr1" draw:name="Image34" text:anchor-type="as-char" svg:width="6.9236in" svg:height="3.956343in" draw:z-index="0">
<draw:image xlink:href="../Images/yкринформ/2023-05-17T-24-17-00-03-00/630_360_1550947989-503.jpg" xlink:type="simple" xlink:show="embed" xlink:actuate="onLoad" draw:mime-type="image/jpeg"/>
</draw:frame>
 СполученіШтати разом із партнерами продовжать оцінювати розвиток ситуації в Україні йна основі цього приймати рішення, які бойові системи можна буде надатиукраїнським силам у перспективі для ефективної боротьби.</text:p>
      <text:p text:style-name="P4">
Про це заявив у середу представник Держдепу Ведант Пател, коментуючиініціативу Британії й Нідерландів щодо створення міжнародної коаліціївинищувачів для України, передає кореспондент Укрінформу.</text:p>
      <text:p text:style-name="P4">
«Низка країн активно залучена до ширших зусиль задля зміцнення апарату безпекинаших українських партнерів. США, вочевидь, на кожному етапі конфлікту вживализаходів для того, щоби наші українські партнери мали засоби, необхідні длязахисту їхньої території й цілісності», - зауважив заступник речникаДерждепартаменту США.</text:p>
      <text:p text:style-name="P4">
Він нагадав, що впродовж останнього часу величезна увага приділялася посиленнюпротиповітряної оборони України. «І зараз бачимо, як наші українські партнеридостатньо успішно застосовують ці засоби <text:a xlink:type="simple" xlink:href="https://www.ukrinform.ua/tag-ppo" text:style-name="Internet_20_link" text:visited-style-name="Visited_20_Internet_20_Link">
 </text:a>
»,- зауважив Пател.</text:p>
      <text:p text:style-name="P4">
Водночас він висловив готовність США надалі співпрацювати з партнерами щодододаткових активів, які можуть виділені в перспективі.</text:p>
      <text:p text:style-name="P4">
<text:span text:style-name="T4">
Читайте також:</text:span>
 <text:a xlink:type="simple" xlink:href="https://www.ukrinform.ua/rubric-ato/3710657-ssa-gotuut-paket-dopomogi-ukraini-na-60-milardiv.html" text:style-name="Internet_20_link" text:visited-style-name="Visited_20_Internet_20_Link">
 <text:span text:style-name="T4">
пакет</text:span>
 <text:span text:style-name="T4">
допомоги</text:span>
 </text:a>
</text:p>
      <text:p text:style-name="P4">
«Ми продовжимо оцінювати – з урахуванням ситуації та обставин у сфері безпекина місцях – які системи мають сенс», - зауважив представник Державногодепартаменту.</text:p>
      <text:p text:style-name="P4">
Він підкреслив, що США й інші партнери України прагнуть, аби її силиотримували ефективні бойові системи якнайшвидше.</text:p>
      <text:p text:style-name="P4">
Як повідомляв Укрінформ, у середу прем'єр-міністри Великої Британії Ріші Сунакі Нідерландів Марк Рютте  <text:a xlink:type="simple" xlink:href="https://www.ukrinform.ua/rubric-ato/3710188-britania-i-niderlandi-spilno-pracuvatimut-nad-stvorennam-koalicii-vinisuvaciv-dla-ukraini.html" text:style-name="Internet_20_link" text:visited-style-name="Visited_20_Internet_20_Link">
 </text:a>
 , що працюватимуть над створенням міжнародноїкоаліції винищувачів для України.</text:p>
      <text:p text:style-name="P4">
Source: <text:a xlink:type="simple" xlink:href="https://www.ukrinform.ua/rubric-ato/3710681-ssa-ocinuvatimut-riziki-i-virisuvatimut-aki-bojovi-sistemi-peredavati-ukraini-derzdep.html" text:style-name="Internet_20_link" text:visited-style-name="Visited_20_Internet_20_Link">
https://www.ukrinform.ua/rubric-ato/3710681-ssa-ocinuvatimut-riziki-i-virisuvatimut-aki-bojovi-sistemi-peredavati-ukraini-derzdep.html</text:a>
</text:p>
      <!--NEWS-->
      <text:h text:style-name="P10" text:outline-level="1">
<text:span text:style-name="T4">
Президент подякував Кореї, Франції та Естонії за підтримку України та засудження агресії РФ</text:span>
</text:h>
      <text:p text:style-name="P4">
Authors: Ukrinform (Person)</text:p>
      <text:p text:style-name="P4">
Publisher: Укринформ (Organization)</text:p>
      <text:p text:style-name="P4">
Published Time: 2023-05-17T-26:10:00+03:00</text:p>
      <text:p text:style-name="P4">
Modified Time: 2023-05-17T23:10:00+03:00</text:p>
      <text:p text:style-name="P4">
Description: Президент України Володимир Зеленський вважає успішним візит української делегації в Республіку Корея.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Естонія', 'Франція', 'Корея', 'Зеленський']</text:p>
      <text:p text:style-name="P4">
Type: Article</text:p>
      <!--METADATA-->
      <text:p text:style-name="P4">
<draw:frame draw:style-name="fr1" draw:name="Image35" text:anchor-type="as-char" svg:width="6.9236in" svg:height="3.956343in" draw:z-index="0">
<draw:image xlink:href="../Images/yкринформ/2023-05-17T-26-10-00-03-00/630_360_1682451261-591.jpeg" xlink:type="simple" xlink:show="embed" xlink:actuate="onLoad" draw:mime-type="image/jpeg"/>
</draw:frame>
Президент України Володимир Зеленський вважає успішним візит українськоїделегації в Республіку Корея.</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text:span text:style-name="T4">
<text:span text:style-name="T5">
Відео:</text:span>
 </text:span>
 <text:a xlink:type="simple" xlink:href="http://https://t.me/OP_UA/9518" text:style-name="Internet_20_link" text:visited-style-name="Visited_20_Internet_20_Link">
 <text:span text:style-name="T5">
Офіс Президента, Телеграм</text:span>
 </text:a>
</text:p>
      <text:p text:style-name="P4">
"Відбувся – і доволі успішно – візит української делегації в Республіку Корея.Урядовці, перша леді України. Були зустрічі, переговори різного рівня,звернення Олени до народу Кореї й усіх народів регіону на вагомому форумі«Азійське лідерство».Я дякую пану Президенту Республіки Корея за чіткезасудження російської агресії та підтримку глобальних зусиль заради миру",зазначив <text:a xlink:type="simple" xlink:href="https://www.ukrinform.ua/tag-zelenskij" text:style-name="Internet_20_link" text:visited-style-name="Visited_20_Internet_20_Link">
 </text:a>
 .</text:p>
      <text:p text:style-name="P4">
Глава держави також висловив вдячність Сенату Франції , який 17 травняпроголосував за визнання Голодомору 32–33-го років геноцидом українськогонароду.</text:p>
      <text:p text:style-name="P4">
<text:span text:style-name="T4">
Читайте також:</text:span>
 <text:a xlink:type="simple" xlink:href="https://www.ukrinform.ua/rubric-polytics/3710604-specpredstavnik-kitau-zustrilisa-z-kulebou-v-kievi-govorili-pro-pripinenna-vijni.html" text:style-name="Internet_20_link" text:visited-style-name="Visited_20_Internet_20_Link">
 </text:a>
</text:p>
      <text:p text:style-name="P4">
"Я хочу окремо подякувати парламентарям двох європейських країн. Сенат Франціїсьогодні проголосував за визнання Голодомору 32–33-го років геноцидомукраїнського народу. Вдячний кожному й кожній, хто підтримав це рішення.Зміцнювати історичну правду – це місія сильних", наголосив він.</text:p>
      <text:p text:style-name="P4">
Крім того, Президент висловив вдячність парламенту Естонії . який ухваливзаяву на підтримку прагнення України стати повноправним членом НАТО й закликавАльянс підтримати це рішення. "Дякую всьому естонському народу, всьомуполітичному класу Естонії за таку чітку підтримку нашої спільноїєвроатлантичної безпеки", - підкреслив Зеленський.</text:p>
      <text:p text:style-name="P4">
Крім того він повідомив, що є важливе рішення Ради Європи: у підсумковійрезолюції саміту, що відбувся в Ісландії, зафіксована підтримка українськоїформули миру. "І це важливо, що Європа настільки консолідована заради чесногомирного плану. Дякую за це всім лідерам нашої Європи та кожній державі –учасниці Ради Європи", - зазначив Глава держави.</text:p>
      <text:p text:style-name="P4">
<text:span text:style-name="T4">
Читайте також:</text:span>
 <text:a xlink:type="simple" xlink:href="https://www.ukrinform.ua/rubric-ato/3710596-francia-dumae-nad-peredaceu-ukraini-dalekobijnih-raket-le-monde.html" text:style-name="Internet_20_link" text:visited-style-name="Visited_20_Internet_20_Link">
 <text:span text:style-name="T4">
Франція</text:span>
 </text:a>
</text:p>
      <text:p text:style-name="P4">
На його переконання, на основі саме такої консолідації ми будемо й надаліобмежувати можливості держави-терориста продовжувати цю її агресію й будемонадалі збільшувати наші можливості повертати справедливість, звільняти нашуземлю, рятувати наших людей.</text:p>
      <text:p text:style-name="P4">
Як повідомляв Укрінформ, <text:a xlink:type="simple" xlink:href="https://www.ukrinform.ua/rubric-society/3710643-senat-francii-viznav-golodomor-19321933-rokiv-genocidom-ukrainskogo-narodu.html" text:style-name="Internet_20_link" text:visited-style-name="Visited_20_Internet_20_Link">
 </text:a>
 про визнання Голодомору 1932-1933 років геноцидомукраїнського народу.</text:p>
      <text:p text:style-name="P4">
Source: <text:a xlink:type="simple" xlink:href="https://www.ukrinform.ua/rubric-polytics/3710680-prezident-podakuvav-korei-francii-ta-estonii-za-pidtrimku-ukraini-ta-zasudzenna-agresii-rf.html" text:style-name="Internet_20_link" text:visited-style-name="Visited_20_Internet_20_Link">
https://www.ukrinform.ua/rubric-polytics/3710680-prezident-podakuvav-korei-francii-ta-estonii-za-pidtrimku-ukraini-ta-zasudzenna-agresii-rf.html</text:a>
</text:p>
      <!--NEWS-->
      <text:h text:style-name="P10" text:outline-level="1">
<text:span text:style-name="T4">
Ураган в Анкарі зруйнував мінарети мечетей, постраждала жінка</text:span>
</text:h>
      <text:p text:style-name="P4">
Authors: Ukrinform (Person)</text:p>
      <text:p text:style-name="P4">
Publisher: Укринформ (Organization)</text:p>
      <text:p text:style-name="P4">
Published Time: 2023-05-17T-29:56:00+03:00</text:p>
      <text:p text:style-name="P4">
Modified Time: 2023-05-17T22:56:00+03:00</text:p>
      <text:p text:style-name="P4">
Description: Потужний ураган зі зливою, який стався сьогодні в Анкарі, зривав дахи з будівель та зруйнував мінарети мечетей, одна людина отримала поранення. — Укрінформ.</text:p>
      <text:p text:style-name="P4">
Images: ["<text:a xlink:type="simple" xlink:href="https://static.ukrinform.com/photos/2023_05/thumb_files/630_360_1684353637-917.jpg" text:style-name="Internet_20_link" text:visited-style-name="Visited_20_Internet_20_Link">
630_360_16843...</text:a>
"]</text:p>
      <text:p text:style-name="P4">
Tags: ['Мечеть', 'Туреччина', 'Ураган']</text:p>
      <text:p text:style-name="P4">
Type: Article</text:p>
      <!--METADATA-->
      <text:p text:style-name="P4">
<draw:frame draw:style-name="fr1" draw:name="Image36" text:anchor-type="as-char" svg:width="6.9236in" svg:height="3.956343in" draw:z-index="0">
<draw:image xlink:href="../Images/yкринформ/2023-05-17T-29-56-00-03-00/630_360_1684353637-917.jpg" xlink:type="simple" xlink:show="embed" xlink:actuate="onLoad" draw:mime-type="image/jpeg"/>
</draw:frame>
 Потужнийураган зі зливою, який стався сьогодні в Анкарі, зривав дахи з будівель тазруйнував мінарети мечетей, одна людина отримала поранення.</text:p>
      <text:p text:style-name="P4">
Про це повідомляє Укрінформ з посиланням на  <text:a xlink:type="simple" xlink:href="https://www.trthaber.com/haber/turkiye/ankarada-firtina-etkili-oldu-cami-minareleri-yikildi-768104.html" text:style-name="Internet_20_link" text:visited-style-name="Visited_20_Internet_20_Link">
</text:a>
 .</text:p>
      <text:p text:style-name="P4">
“Під час зливи та урагану в Анкарі знесло частину даху будівлі, яка зруйнуваламінарет центральної мечеті району Етімесгут. Внаслідок падіння уламківпостраждала жінка, яка проходила повз. Постраждалу жінку доправили до <text:a xlink:type="simple" xlink:href="https://www.ukrinform.ua/tag-bolnica" text:style-name="Internet_20_link" text:visited-style-name="Visited_20_Internet_20_Link">
</text:a>
 », - повідомляє телеканал.</text:p>
      <text:p text:style-name="P4">
Також були пошкоджені транспортні засоби, припарковані поруч.</text:p>
      <text:p text:style-name="P4">
Зруйновано мінарет мечеті в районі Чайолу, зірвало покрівлю магазину наСтамбульському шосе. Уламки даху пошкодили покрівлю сусідньої будівлі.</text:p>
      <text:p text:style-name="P4">
<text:span text:style-name="T4">
Читайте також:</text:span>
 <text:a xlink:type="simple" xlink:href="https://www.ukrinform.ua/rubric-world/3710128-kilkist-zertv-ciklonu-mokko-u-manmi-zrosla-do-32.html" text:style-name="Internet_20_link" text:visited-style-name="Visited_20_Internet_20_Link">
 </text:a>
</text:p>
      <text:p text:style-name="P4">
Офіс губернатора Анкари попередив про негативні наслідки, які можуть виникнутичерез зливу та сильні пориви вітру. У заяві зазначено, що в районах Наллихан,Бейпазари, Гюдюль, Кизилджахамам, Чамлидере, Чубук, Каледжік очікуються сильнізливи та грози, а також існує загроза раптових паводків та сходження селів.</text:p>
      <text:p text:style-name="P4">
Як повідомляв Укрінформ, влітку минулого року сильний буревій, якийсупроводжувався сильними опадами,  <text:a xlink:type="simple" xlink:href="https://www.ukrinform.ua/amp/rubric-world/3504971-potuznij-uragan-v-ankari-zrivav-dahi-ta-valiv-dereva-e-zagiblij.html" text:style-name="Internet_20_link" text:visited-style-name="Visited_20_Internet_20_Link">
 </text:a>
 значні руйнування та затоплення в Анкарі, одна людина загинула.</text:p>
      <text:p text:style-name="P4">
<text:span text:style-name="T5">
Фото: İHA</text:span>
</text:p>
      <text:p text:style-name="P4">
Source: <text:a xlink:type="simple" xlink:href="https://www.ukrinform.ua/rubric-world/3710678-uragan-v-ankari-zrujnuvav-minareti-mecetej-postrazdala-zinka.html" text:style-name="Internet_20_link" text:visited-style-name="Visited_20_Internet_20_Link">
https://www.ukrinform.ua/rubric-world/3710678-uragan-v-ankari-zrujnuvav-minareti-mecetej-postrazdala-zinka.html</text:a>
</text:p>
      <!--NEWS-->
      <text:h text:style-name="P10" text:outline-level="1">
<text:span text:style-name="T4">
МЗС Польщі: членство України в НАТО буде гарантією безпеки в Європі</text:span>
</text:h>
      <text:p text:style-name="P4">
Authors: Ukrinform (Person)</text:p>
      <text:p text:style-name="P4">
Publisher: Укринформ (Organization)</text:p>
      <text:p text:style-name="P4">
Published Time: 2023-05-17T-31:45:00+03:00</text:p>
      <text:p text:style-name="P4">
Modified Time: 2023-05-17T22:45:00+03:00</text:p>
      <text:p text:style-name="P4">
Description: Членство України в НАТО стане гарантією безпеки в Європі. На Вільнюському саміті Альянсу має бути ухвалено рішення щодо політичної і практичної інтеграції України з Альянсом. — Укрінформ.</text:p>
      <text:p text:style-name="P4">
Images: ["<text:a xlink:type="simple" xlink:href="https://static.ukrinform.com/photos/2023_05/thumb_files/630_360_1684261562-570.jpg" text:style-name="Internet_20_link" text:visited-style-name="Visited_20_Internet_20_Link">
630_360_16842...</text:a>
"]</text:p>
      <text:p text:style-name="P4">
Tags: ['Європа', 'НАТО', 'Польща', 'Україна', 'Гарантії безпеки']</text:p>
      <text:p text:style-name="P4">
Type: Article</text:p>
      <!--METADATA-->
      <text:p text:style-name="P4">
<draw:frame draw:style-name="fr1" draw:name="Image37" text:anchor-type="as-char" svg:width="6.9236in" svg:height="3.956343in" draw:z-index="0">
<draw:image xlink:href="../Images/yкринформ/2023-05-17T-31-45-00-03-00/630_360_1684261562-570.jpg" xlink:type="simple" xlink:show="embed" xlink:actuate="onLoad" draw:mime-type="image/jpeg"/>
</draw:frame>
 ЧленствоУкраїни в НАТО стане гарантією безпеки в Європі. На Вільнюському самітіАльянсу має бути ухвалено рішення щодо політичної і практичної інтеграціїУкраїни з Альянсом.</text:p>
      <text:p text:style-name="P4">
Про це в коментарі Укрінформу заявив речник МЗС Польщі Лукаш Ясіна.</text:p>
      <text:p text:style-name="P4">
За його словами, Польща була, є і буде сильним прихильником якнайшвидшогочленства України в НАТО.</text:p>
      <text:p text:style-name="P4">
“Лише членство України в Північноатлантичному альянсі стане гарантієюдовгострокової стабільності та безпеки в Європі” ,- зазначив Ясіна.</text:p>
      <text:p text:style-name="P4">
Він зауважив, що в Польщі усвідомлюють: позицію Варшави, на жаль, поділяють невсі союзники в НАТО.</text:p>
      <text:p text:style-name="P4">
<text:span text:style-name="T4">
Читайте також:</text:span>
 <text:a xlink:type="simple" xlink:href="https://www.ukrinform.ua/rubric-polytics/3710669-ukraina-mae-sansi-vstupiti-v-nato-do-zaversenna-vijni-volker.html" text:style-name="Internet_20_link" text:visited-style-name="Visited_20_Internet_20_Link">
 <text:span text:style-name="T4">
НАТО</text:span>
 </text:a>
</text:p>
      <text:p text:style-name="P4">
“Тому ми робимо все можливе, щоб розвіяти сумніви тих столиць, які воліли бвідкласти євроатлантичну інтеграцію Києва на невизначене майбутнє. Водночас мине можемо уявити собі сценарій, за якого на Вільнюському саміті не було бухвалено рішень, спрямованих на поглиблення інтеграції Україна-НАТО як уполітичному, так і в практичному плані”, - підкреслив речник МЗС РП.</text:p>
      <text:p text:style-name="P4">
Як повідомлялося, у липні 2023 року у Вільнюсі відбудеться саміт <text:a xlink:type="simple" xlink:href="https://www.ukrinform.ua/tag-nato" text:style-name="Internet_20_link" text:visited-style-name="Visited_20_Internet_20_Link">
</text:a>
 , під час якого Україна розраховуєотримати більш чітку позицію союзників щодо майбутнього членства країни в НАТОта почути певні гарантії безпеки на час, поки цей намір щодо членства в НАТОне стане реальністю.</text:p>
      <text:p text:style-name="P4">
_ Фото: PAP/Piotr Nowak  _</text:p>
      <text:p text:style-name="P4">
Source: <text:a xlink:type="simple" xlink:href="https://www.ukrinform.ua/rubric-polytics/3710675-mzs-polsi-clenstvo-ukraini-v-nato-bude-garantieu-bezpeki-v-evropi.html" text:style-name="Internet_20_link" text:visited-style-name="Visited_20_Internet_20_Link">
https://www.ukrinform.ua/rubric-polytics/3710675-mzs-polsi-clenstvo-ukraini-v-nato-bude-garantieu-bezpeki-v-evropi.html</text:a>
</text:p>
      <!--NEWS-->
      <text:h text:style-name="P10" text:outline-level="1">
<text:span text:style-name="T4">
Зеленський: Потрібно ще більше консолідації світу для тиску на Росію</text:span>
</text:h>
      <text:p text:style-name="P4">
Authors: Ukrinform (Person)</text:p>
      <text:p text:style-name="P4">
Publisher: Укринформ (Organization)</text:p>
      <text:p text:style-name="P4">
Published Time: 2023-05-17T-33:37:00+03:00</text:p>
      <text:p text:style-name="P4">
Modified Time: 2023-05-17T22:37:00+03:00</text:p>
      <text:p text:style-name="P4">
Description: Чергові обстріли Сумщини, Чернігівської області, Дніпропетровщини, Запорізької області, Донбасу – усе це знову й знову доводить, що потрібно ще більше консолідації світу для тиску на Росію.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Обстріл', 'Зеленський', 'Війна з Росією', '#stoprussia']</text:p>
      <text:p text:style-name="P4">
Type: Article</text:p>
      <!--METADATA-->
      <text:p text:style-name="P4">
<draw:frame draw:style-name="fr1" draw:name="Image38" text:anchor-type="as-char" svg:width="6.9236in" svg:height="3.956343in" draw:z-index="0">
<draw:image xlink:href="../Images/yкринформ/2023-05-17T-33-37-00-03-00/630_360_1682862659-378.jpeg" xlink:type="simple" xlink:show="embed" xlink:actuate="onLoad" draw:mime-type="image/jpeg"/>
</draw:frame>
 Черговіобстріли Сумщини, Чернігівської області, Дніпропетровщини, Запорізькоїобласті, Донбасу – усе це знову й знову доводить, що потрібно ще більшеконсолідації світу для тиску на Росію.</text:p>
      <text:p text:style-name="P4">
На цьому наголосив 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_Відео:<text:a xlink:type="simple" xlink:href="https://t.me/OP_UA/9518" text:style-name="Internet_20_link" text:visited-style-name="Visited_20_Internet_20_Link">
 </text:a>
 _</text:p>
      <text:p text:style-name="P4">
<text:span text:style-name="T4">
<text:span text:style-name="T5">
Дорогі українці!</text:span>
 </text:span>
</text:p>
      <text:p text:style-name="P4">
Сьогодні російський обстріл нашої Херсонщини забрав життя ще однієї дитини.Хлопчика. Його звали Всеволод. У липні йому мало б виповнитися шість років.Мої співчуття рідним і близьким!</text:p>
      <text:p text:style-name="P4">
Це був черговий артилерійський удар терористів. Люди просто були на вулицібіля звичайного магазину.</text:p>
      <text:p text:style-name="P4">
Чергові <text:a xlink:type="simple" xlink:href="https://www.ukrinform.ua/tag-obstril" text:style-name="Internet_20_link" text:visited-style-name="Visited_20_Internet_20_Link">
 </text:a>
 Сумщини, Чернігівськоїобласті, Дніпропетровщини, Запорізької області, Донбасу – усе це знову й зновудоводить, що потрібно ще більше консолідації світу для тиску на Росію, щебільше сили для наших воїнів, щоб знищувати кожну позицію терористів, іщебільше підтримки для наших людей, щоб рятувати життя й повертати безпеку длянаших міст і сіл.</text:p>
      <text:p text:style-name="P4">
Сьогодні провів кілька підготовчих нарад щодо нових кроків для зміцнення нашоїоборони та наших міжнародних позицій.</text:p>
      <text:p text:style-name="P4">
Відбувся – і доволі успішно – візит української делегації в Республіку Корея.Урядовці, перша леді України. Були зустрічі, переговори різного рівня,звернення Олени до народу Кореї й усіх народів регіону на вагомому форумі«Азійське лідерство». Я дякую пану президенту Республіки Корея за чіткезасудження російської агресії та підтримку глобальних зусиль заради миру.</text:p>
      <text:p text:style-name="P4">
Є важливе рішення Ради Європи: у підсумковій резолюції саміту, що відбувся вІсландії, зафіксована підтримка української формули миру. І це важливо, щоЄвропа настільки консолідована заради чесного мирного плану. Дякую за це всімлідерам нашої Європи та кожній державі – учасниці Ради Європи.</text:p>
      <text:p text:style-name="P4">
На основі саме такої консолідації ми будемо й надалі обмежувати можливостідержави-терориста продовжувати цю її агресію й будемо надалі збільшувати нашіможливості повертати справедливість, звільняти нашу землю, рятувати нашихлюдей.</text:p>
      <text:p text:style-name="P4">
Я хочу окремо подякувати парламентаріям двох європейських країн.</text:p>
      <text:p text:style-name="P4">
Сенат Франції сьогодні проголосував за визнання Голодомору 32–33-го роківгеноцидом українського народу. Вдячний кожному й кожній, хто підтримав церішення. Зміцнювати історичну правду – це місія сильних.</text:p>
      <text:p text:style-name="P4">
Парламент Естонії ухвалив заяву на підтримку нашого прагнення статиповноправним членом НАТО й закликав Альянс підтримати це рішення. Дякую всьомуестонському народу, всьому політичному класу Естонії за таку чітку підтримкунашої спільної євроатлантичної безпеки.</text:p>
      <text:p text:style-name="P4">
Дякую всім, хто допомагає нам захищати наших людей, нашу Україну й життязагалом!</text:p>
      <text:p text:style-name="P4">
Слава всім нашим воїнам, які зараз у бою, на бойових завданнях і на бойовихпостах! Слава кожному й кожній, хто зараз в епіцентрі бойових дій на сходінашої країни та надзусиллями не дає ворогу наступати. Я дякую вам, воїни!</text:p>
      <text:p text:style-name="P4">
<text:span text:style-name="T4">
<text:span text:style-name="T5">
Слава Україні!</text:span>
 </text:span>
</text:p>
      <text:p text:style-name="P4">
Source: <text:a xlink:type="simple" xlink:href="https://www.ukrinform.ua/rubric-ato/3710676-zelenskij-potribno-se-bilse-konsolidacii-svitu-dla-tisku-na-rosiu.html" text:style-name="Internet_20_link" text:visited-style-name="Visited_20_Internet_20_Link">
https://www.ukrinform.ua/rubric-ato/3710676-zelenskij-potribno-se-bilse-konsolidacii-svitu-dla-tisku-na-rosiu.html</text:a>
</text:p>
      <!--NEWS-->
      <text:h text:style-name="P10" text:outline-level="1">
<text:span text:style-name="T4">
Chernihivska Oblast(13:19). Red Alert: aerial threat. Sirens sounding. Take cover now!</text:span>
</text:h>
      <text:p text:style-name="P4">
Authors: liveuamap (Language: en)</text:p>
      <text:p text:style-name="P4">
Time: 2023-05-17T-35:20:00</text:p>
      <text:p text:style-name="P4">
Location: Chernihivska Oblast (Latitude:51.33333000 Longtitude:32.00000000)</text:p>
      <text:p text:style-name="P4">
Videos: []</text:p>
      <text:p text:style-name="P4">
Images: []</text:p>
      <text:p text:style-name="P4">
Tags: ["Europe", "Central and Eastern Europe"]</text:p>
      <text:p text:style-name="P4">
ID: 22563496</text:p>
      <!--METADATA-->
      <text:p text:style-name="P4">
Chernihivska Oblast(13:19). Red Alert: aerial threat. Sirens sounding. Takecover now!</text:p>
      <text:p text:style-name="P4">
News Collection Link: <text:a xlink:type="simple" xlink:href="https://liveuamap.com/en/2023/17-may-chernihivska-oblast1319-red-alert-aerig" text:style-name="Internet_20_link" text:visited-style-name="Visited_20_Internet_20_Link">
https://liveuamap.com/en/2023/17-may-chernihivska-oblast1319-red-alert-aerig</text:a>
</text:p>
      <text:p text:style-name="P4">
Source: <text:a xlink:type="simple" xlink:href="https://t.me/suspilnechernihiv/18663" text:style-name="Internet_20_link" text:visited-style-name="Visited_20_Internet_20_Link">
https://t.me/suspilnechernihiv/18663</text:a>
</text:p>
      <!--NEWS-->
      <text:h text:style-name="P10" text:outline-level="1">
<text:span text:style-name="T4">
Протягом п’яти років світ чекає новий температурний рекорд останніх трьох століть - ВМО</text:span>
</text:h>
      <text:p text:style-name="P4">
Authors: Ukrinform (Person)</text:p>
      <text:p text:style-name="P4">
Publisher: Укринформ (Organization)</text:p>
      <text:p text:style-name="P4">
Published Time: 2023-05-17T-35:24:00+03:00</text:p>
      <text:p text:style-name="P4">
Modified Time: 2023-05-17T22:24:00+03:00</text:p>
      <text:p text:style-name="P4">
Description: Глобальна температура, ймовірно, зросте до рекордних рівнів протягом наступних п'яти років через парникові гази та природне явище Ель-Ніньйо – потепління Тихого океану й повітря в екваторіальній зоні біля берегів Еквадору, Перу й Чилі, що триває пів року.  — Укрінформ.</text:p>
      <text:p text:style-name="P4">
Images: ["<text:a xlink:type="simple" xlink:href="https://static.ukrinform.com/photos/2020_01/thumb_files/630_360_1578997624-813.jpg" text:style-name="Internet_20_link" text:visited-style-name="Visited_20_Internet_20_Link">
630_360_15789...</text:a>
"]</text:p>
      <text:p text:style-name="P4">
Tags: ['Зміна клімату', 'Глобальне потепління']</text:p>
      <text:p text:style-name="P4">
Type: Article</text:p>
      <!--METADATA-->
      <text:p text:style-name="P4">
<draw:frame draw:style-name="fr1" draw:name="Image39" text:anchor-type="as-char" svg:width="6.9236in" svg:height="3.956343in" draw:z-index="0">
<draw:image xlink:href="../Images/yкринформ/2023-05-17T-35-24-00-03-00/630_360_1578997624-813.jpg" xlink:type="simple" xlink:show="embed" xlink:actuate="onLoad" draw:mime-type="image/jpeg"/>
</draw:frame>
 Глобальнатемпература, ймовірно, зросте до рекордних рівнів протягом наступних п'ятироків через парникові гази та природне явище Ель-Ніньйо – потепління Тихогоокеану й повітря в екваторіальній зоні біля берегів Еквадору, Перу й Чилі, щотриває пів року.</text:p>
      <text:p text:style-name="P4">
Як передає Укрінформ, про це в середу повідомила  <text:a xlink:type="simple" xlink:href="https://public.wmo.int/en/media/press-release/global-temperatures-set-reach-new-records-next-five-years" text:style-name="Internet_20_link" text:visited-style-name="Visited_20_Internet_20_Link">
</text:a>
 (ВМО).</text:p>
      <text:p text:style-name="P4">
З імовірністю 66% середньорічна глобальна температура в проміжку між 2023 та2027 роками підніметься принаймні протягом одного року більш як на 1,5°Cпорівняно з доіндустріальним періодом. І щонайменше один із цих п'яти років зімовірністю 98% буде найтеплішими за всю історію спостережень (більш як 300років).</text:p>
      <text:p text:style-name="P4">
Очікується, що, крім змін, спричинених діяльністю людини, у найближчі місяціна <text:a xlink:type="simple" xlink:href="https://www.ukrinform.ua/tag-klimat" text:style-name="Internet_20_link" text:visited-style-name="Visited_20_Internet_20_Link">
 </text:a>
 впливатиме явище Ель-Ніньйо. «Цематиме далекосяжні наслідки для здоров'я, продовольчої безпеки, управлінняводними ресурсами та навколишнього середовища. Ми повинні бути готовими», –сказав генеральний секретар ВМО професор Петтері Таалас.</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span text:style-name="T4">
Населення</text:span>
 <text:span text:style-name="T4">
всьому</text:span>
 <text:span text:style-name="T4">
світі</text:span>
 <text:span text:style-name="T4">
страждає</text:span>
 <text:span text:style-name="T4">
від</text:span>
<text:span text:style-name="T4">
екстремальних</text:span>
 <text:span text:style-name="T4">
погодних</text:span>
 <text:span text:style-name="T4">
кліматичних</text:span>
 <text:span text:style-name="T4">
явищ</text:span>
 <text:span text:style-name="T4">
ВМО</text:span>
</text:a>
</text:p>
      <text:p text:style-name="P4">
Зазначається, що середня глобальна температура у 2022 році була вища приблизнона 1,15°C за середній показник 1850–1900 років. Протягом останніх трьох роківтенденцію до потепління частково стримувало протилежне до Ель-Ніньйо явище –Ла-Нінья (охолодження води й атмосфери в тій самій частині Тихого океану). Алецьогоріч із березня охолодження змінюється на потепління.</text:p>
      <text:p text:style-name="P4">
Прогнозується, що середньорічна глобальна приповерхнева температура між 2023 і2027 роками буде на 1,1–1,8°C вища, ніж у середньому за 1850–1900 роки. Цейпоказник використовується як базовий, оскільки тоді не було викидів парниковихгазів.</text:p>
      <text:p text:style-name="P4">
Як повідомляв, <text:a xlink:type="simple" xlink:href="https://www.ukrinform.ua/rubric-world/3705983-v-azii-fiksuut-novi-temperaturni-rekordi-na-tli-zmini-klimatu.html" text:style-name="Internet_20_link" text:visited-style-name="Visited_20_Internet_20_Link">
 </text:a>
 , трохи вище 44градусів Цельсія, у той час як експерти прогнозують, що і вона незабаром будеперевищена через зміну клімату.</text:p>
      <text:p text:style-name="P4">
Source: <text:a xlink:type="simple" xlink:href="https://www.ukrinform.ua/rubric-world/3710673-protagom-pati-rokiv-svit-cekae-novij-temperaturnij-rekord-ostannih-troh-stolit-vmo.html" text:style-name="Internet_20_link" text:visited-style-name="Visited_20_Internet_20_Link">
https://www.ukrinform.ua/rubric-world/3710673-protagom-pati-rokiv-svit-cekae-novij-temperaturnij-rekord-ostannih-troh-stolit-vmo.html</text:a>
</text:p>
      <!--NEWS-->
      <text:h text:style-name="P10" text:outline-level="1">
<text:span text:style-name="T4">
Росіяни за день 16 разів обстріляли прикордоння Сумщини</text:span>
</text:h>
      <text:p text:style-name="P4">
Authors: Ukrinform (Person)</text:p>
      <text:p text:style-name="P4">
Publisher: Укринформ (Organization)</text:p>
      <text:p text:style-name="P4">
Published Time: 2023-05-17T-37:15:00+03:00</text:p>
      <text:p text:style-name="P4">
Modified Time: 2023-05-17T22:15:00+03:00</text:p>
      <text:p text:style-name="P4">
Description: Протягом дня росіяни здійснили 16 обстрілів прикордоння Сумської області, зафіксовані понад 180 вибухів. — Укрінформ.</text:p>
      <text:p text:style-name="P4">
Images: ["<text:a xlink:type="simple" xlink:href="https://static.ukrinform.com/photos/2017_02/thumb_files/630_360_1486210150-9834.jpg" text:style-name="Internet_20_link" text:visited-style-name="Visited_20_Internet_20_Link">
630_360_14862...</text:a>
"]</text:p>
      <text:p text:style-name="P4">
Tags: ['Обстріл', 'Сумщина', 'Російські військові', 'Війна з Росією']</text:p>
      <text:p text:style-name="P4">
Type: Article</text:p>
      <!--METADATA-->
      <text:p text:style-name="P4">
<draw:frame draw:style-name="fr1" draw:name="Image40" text:anchor-type="as-char" svg:width="6.9236in" svg:height="3.956343in" draw:z-index="0">
<draw:image xlink:href="../Images/yкринформ/2023-05-17T-37-15-00-03-00/630_360_1486210150-9834.jpg" xlink:type="simple" xlink:show="embed" xlink:actuate="onLoad" draw:mime-type="image/jpeg"/>
</draw:frame>
 Протягомдня росіяни здійснили 16 обстрілів прикордоння Сумської області, зафіксованіпонад 180 вибухів.</text:p>
      <text:p text:style-name="P4">
Як передає Укрінформ, про це Сумська обласна військова адміністраціяповідомляє у <text:a xlink:type="simple" xlink:href="https://t.me/Sumy_news_ODA/16226" text:style-name="Internet_20_link" text:visited-style-name="Visited_20_Internet_20_Link">
 </text:a>
 .</text:p>
      <text:p text:style-name="P4">
<text:a xlink:type="simple" xlink:href="https://www.ukrinform.ua/tag-obstril" text:style-name="Internet_20_link" text:visited-style-name="Visited_20_Internet_20_Link">
 </text:a>
 зазнали Білопільська,Новослобідська, Середино-Будська та Зноб-Новгородська громади.</text:p>
      <text:p text:style-name="P4">
У Білопільській громаді ворог бив з міномета – 28 влучань та здійснив обстрілз АГС – 85 вибухів.</text:p>
      <text:p text:style-name="P4">
У Зноб-Новгородській громаді був зафіксований артобстріл – чотири вибухи,обстріл з мінометів – 10 вибухів та обстріл з РСЗВ "Град" – 22 вибухи.</text:p>
      <text:p text:style-name="P4">
<text:span text:style-name="T4">
Читайте також:</text:span>
 <text:a xlink:type="simple" xlink:href="https://www.ukrinform.ua/rubric-ato/3710641-zagarbniki-za-den-trici-obstrilali-nikopolskij-rajon.html" text:style-name="Internet_20_link" text:visited-style-name="Visited_20_Internet_20_Link">
 <text:span text:style-name="T4">
обстріл</text:span>
 </text:a>
</text:p>
      <text:p text:style-name="P4">
Новослобідську громаду ворог обстріляв з мінометів – чотири вибухи.</text:p>
      <text:p text:style-name="P4">
"Внаслідок обстрілу відбулося загорання житлового будинку. Інший приватнийбудинок пошкоджено. При спробі загасити пожежу цивільні особи були обстріляніз стрілецької зброї. Інформація про постраждалих не надходила", - ідеться уповідомленні.</text:p>
      <text:p text:style-name="P4">
Також був обстріл населених пунктів громади з АГС – 20 вибухів.</text:p>
      <text:p text:style-name="P4">
<text:span text:style-name="T4">
Читайте також:</text:span>
 <text:a xlink:type="simple" xlink:href="https://www.ukrinform.ua/rubric-ato/3710610-rosiani-atakuvali-ohtirku-sahedom.html" text:style-name="Internet_20_link" text:visited-style-name="Visited_20_Internet_20_Link">
 </text:a>
</text:p>
      <text:p text:style-name="P4">
По Середино-Будській громаді росіяни гатили з міномета - чотири вибухи таствольної артилерії - два вибухи.</text:p>
      <text:p text:style-name="P4">
Як повідомляв Укрінформ, за останній місяць <text:a xlink:type="simple" xlink:href="https://www.ukrinform.ua/rubric-regions/3710331-za-ostannij-misac-vijska-rff-ponad-400-raziv-obstrilali-sumsinu.html" text:style-name="Internet_20_link" text:visited-style-name="Visited_20_Internet_20_Link">
</text:a>
 Сумщину понад 400 разів.</text:p>
      <text:p text:style-name="P4">
<text:span text:style-name="T5">
Фото: Max Avdeev for BuzzFeed News</text:span>
</text:p>
      <text:p text:style-name="P4">
Source: <text:a xlink:type="simple" xlink:href="https://www.ukrinform.ua/rubric-ato/3710671-rosiani-za-den-16-raziv-obstrilali-prikordonna-sumsini.html" text:style-name="Internet_20_link" text:visited-style-name="Visited_20_Internet_20_Link">
https://www.ukrinform.ua/rubric-ato/3710671-rosiani-za-den-16-raziv-obstrilali-prikordonna-sumsini.html</text:a>
</text:p>
      <!--NEWS-->
      <text:h text:style-name="P10" text:outline-level="1">
<text:span text:style-name="T4">
Zaporizka Oblast(13:19). Red Alert: aerial threat. Sirens sounding. Take cover now!</text:span>
</text:h>
      <text:p text:style-name="P4">
Authors: liveuamap (Language: en)</text:p>
      <text:p text:style-name="P4">
Time: 2023-05-17T-37:20:00</text:p>
      <text:p text:style-name="P4">
Location: Zaporizka Oblast (Latitude:47.611931 Longtitude:35.764991)</text:p>
      <text:p text:style-name="P4">
Videos: []</text:p>
      <text:p text:style-name="P4">
Images: []</text:p>
      <text:p text:style-name="P4">
Tags: ["Europe", "Central and Eastern Europe"]</text:p>
      <text:p text:style-name="P4">
ID: 22563495</text:p>
      <!--METADATA-->
      <text:p text:style-name="P4">
Zaporizka Oblast(13:19). Red Alert: aerial threat. Sirens sounding. Take covernow!</text:p>
      <text:p text:style-name="P4">
News Collection Link: <text:a xlink:type="simple" xlink:href="https://liveuamap.com/en/2023/17-may-zaporizka-oblast1319-red-alert-aerial-g" text:style-name="Internet_20_link" text:visited-style-name="Visited_20_Internet_20_Link">
https://liveuamap.com/en/2023/17-may-zaporizka-oblast1319-red-alert-aerial-g</text:a>
</text:p>
      <text:p text:style-name="P4">
Source: <text:a xlink:type="simple" xlink:href="https://t.me/suspilnezaporizhzhya/12907" text:style-name="Internet_20_link" text:visited-style-name="Visited_20_Internet_20_Link">
https://t.me/suspilnezaporizhzhya/12907</text:a>
</text:p>
      <!--NEWS-->
      <text:h text:style-name="P10" text:outline-level="1">
<text:span text:style-name="T4">
В Одесі оголосили повітряну тривогу, ЗМІ повідомляють про вибухи</text:span>
</text:h>
      <text:p text:style-name="P4">
Authors: Ukrinform (Person)</text:p>
      <text:p text:style-name="P4">
Publisher: Укринформ (Organization)</text:p>
      <text:p text:style-name="P4">
Published Time: 2023-05-17T-39:13:00+03:00</text:p>
      <text:p text:style-name="P4">
Modified Time: 2023-05-17T22:13:00+03:00</text:p>
      <text:p text:style-name="P4">
Description: В Одесі оголошена повітряна тривога.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Одеса', 'Вибух', 'Війна з Росією', 'Сергій Братчук']</text:p>
      <text:p text:style-name="P4">
Type: Article</text:p>
      <!--METADATA-->
      <text:p text:style-name="P4">
<draw:frame draw:style-name="fr1" draw:name="Image41" text:anchor-type="as-char" svg:width="6.9236in" svg:height="3.956343in" draw:z-index="0">
<draw:image xlink:href="../Images/yкринформ/2023-05-17T-39-13-00-03-00/630_360_1645871571-868.jpg" xlink:type="simple" xlink:show="embed" xlink:actuate="onLoad" draw:mime-type="image/jpeg"/>
</draw:frame>
 В Одесіоголошена повітряна тривога.</text:p>
      <text:p text:style-name="P4">
Про це написав у <text:a xlink:type="simple" xlink:href="https://t.me/Bratchuk_Sergey/39077" text:style-name="Internet_20_link" text:visited-style-name="Visited_20_Internet_20_Link">
 </text:a>
 голова Одеської ОВАСергій Братчук, передає Укрінформ.</text:p>
      <text:p text:style-name="P4">
" <text:a xlink:type="simple" xlink:href="https://www.ukrinform.ua/tag-povitrana-trivoga" text:style-name="Internet_20_link" text:visited-style-name="Visited_20_Internet_20_Link">
 </text:a>
 Всі в укриття", -написав Братчук.</text:p>
      <text:p text:style-name="P4">
Пізніше він закликав не фільмувати роботу ППО.</text:p>
      <text:p text:style-name="P4">
<text:span text:style-name="T4">
Читайте також:</text:span>
 <text:a xlink:type="simple" xlink:href="https://www.ukrinform.ua/rubric-other_news/3710322-zdatnist-ukrainskoi-ppo-zbivati-kindzali-stala-dla-rosii-nespodivankou-britanska-rozvidka.html" text:style-name="Internet_20_link" text:visited-style-name="Visited_20_Internet_20_Link">
 <text:span text:style-name="T4">
ППО</text:span>
 </text:a>
</text:p>
      <text:p text:style-name="P4">
Водночас Суспільне повідомляє у <text:a xlink:type="simple" xlink:href="https://t.me/suspilnenews/20835" text:style-name="Internet_20_link" text:visited-style-name="Visited_20_Internet_20_Link">
 </text:a>
 , що вмісті протягом 20 хвилин лунають вибухи.</text:p>
      <text:p text:style-name="P4">
Source: <text:a xlink:type="simple" xlink:href="https://www.ukrinform.ua/rubric-ato/3710674-v-odesi-ogolosili-povitranu-trivogu-zmi-povidomlaut-pro-vibuhi.html" text:style-name="Internet_20_link" text:visited-style-name="Visited_20_Internet_20_Link">
https://www.ukrinform.ua/rubric-ato/3710674-v-odesi-ogolosili-povitranu-trivogu-zmi-povidomlaut-pro-vibuhi.html</text:a>
</text:p>
      <!--NEWS-->
      <text:h text:style-name="P10" text:outline-level="1">
<text:span text:style-name="T4">
Українець Ярмоленко відзначився голом в матчі проти «Аль-Насра» Дубай</text:span>
</text:h>
      <text:p text:style-name="P4">
Authors: Ukrinform (Person)</text:p>
      <text:p text:style-name="P4">
Publisher: Укринформ (Organization)</text:p>
      <text:p text:style-name="P4">
Published Time: 2023-05-17T-41:07:03+03:00</text:p>
      <text:p text:style-name="P4">
Modified Time: 2023-05-17T22:07:03+03:00</text:p>
      <text:p text:style-name="P4">
Description: Український нападник «Аль-Айна» Андрій Ярмоленко відзначився голом в першому матчі півфіналу Кубка Ліги ОАЕ проти «Аль-Насра» Дубай. — Укрінформ.</text:p>
      <text:p text:style-name="P4">
Images: ["<text:a xlink:type="simple" xlink:href="https://static.ukrinform.com/photos/2023_05/thumb_files/630_360_1684350366-671.jpg" text:style-name="Internet_20_link" text:visited-style-name="Visited_20_Internet_20_Link">
630_360_16843...</text:a>
"]</text:p>
      <text:p text:style-name="P4">
Tags: ['Ярмоленко']</text:p>
      <text:p text:style-name="P4">
Type: Article</text:p>
      <!--METADATA-->
      <text:p text:style-name="P4">
<draw:frame draw:style-name="fr1" draw:name="Image42" text:anchor-type="as-char" svg:width="6.9236in" svg:height="3.956343in" draw:z-index="0">
<draw:image xlink:href="../Images/yкринформ/2023-05-17T-41-07-03-03-00/630_360_1684350366-671.jpg" xlink:type="simple" xlink:show="embed" xlink:actuate="onLoad" draw:mime-type="image/jpeg"/>
</draw:frame>
Український нападник «Аль-Айна» Андрій Ярмоленко відзначився голом в першомуматчі півфіналу Кубка Ліги ОАЕ проти «Аль-Насра» Дубай.</text:p>
      <text:p text:style-name="P4">
На 59-й хвилині футболіст реалізував пенальті, відкривши рахунок, передаєУкрінформ.</text:p>
      <text:p text:style-name="P4">
У підсумку «Аль-Айн» переміг з рахунком 4:1. В іншій парі півфіналістів «Аль-Джазіра» зустрінеться із «Аль-Шарджею».</text:p>
      <text:p text:style-name="P4">
<text:span text:style-name="T4">
Читайте також:</text:span>
 <text:a xlink:type="simple" xlink:href="https://www.ukrinform.ua/rubric-diaspora/3710479-v-oae-vidbuvsa-futbolnij-matc-miz-ukrainskimi-skolami-sofia-ta-divosvit.html" text:style-name="Internet_20_link" text:visited-style-name="Visited_20_Internet_20_Link">
 <text:span text:style-name="T4">
футбол</text:span>
 </text:a>
</text:p>
      <text:p text:style-name="P4">
Точний удар став 12-м для 33-річного гравця в цьому сезоні за клуб.</text:p>
      <text:p text:style-name="P4">
Фото: Аль-Айн</text:p>
      <text:p text:style-name="P4">
Source: <text:a xlink:type="simple" xlink:href="https://www.ukrinform.ua/rubric-sports/3710668-ukrainec-armolenko-vidznacivsa-golom-v-matci-proti-alnasra-dubaj.html" text:style-name="Internet_20_link" text:visited-style-name="Visited_20_Internet_20_Link">
https://www.ukrinform.ua/rubric-sports/3710668-ukrainec-armolenko-vidznacivsa-golom-v-matci-proti-alnasra-dubaj.html</text:a>
</text:p>
      <!--NEWS-->
      <text:h text:style-name="P10" text:outline-level="1">
<text:span text:style-name="T4">
Україна має шанси вступити в НАТО до завершення війни – Волкер</text:span>
</text:h>
      <text:p text:style-name="P4">
Authors: Ukrinform (Person)</text:p>
      <text:p text:style-name="P4">
Publisher: Укринформ (Organization)</text:p>
      <text:p text:style-name="P4">
Published Time: 2023-05-17T-43:07:00+03:00</text:p>
      <text:p text:style-name="P4">
Modified Time: 2023-05-17T22:07:00+03:00</text:p>
      <text:p text:style-name="P4">
Description: Приєднання України до Північноатлантичного альянсу не виключено й до завершення війни в країні. — Укрінформ.</text:p>
      <text:p text:style-name="P4">
Images: ["<text:a xlink:type="simple" xlink:href="https://static.ukrinform.com/photos/2023_05/thumb_files/630_360_1684344053-295.jpg" text:style-name="Internet_20_link" text:visited-style-name="Visited_20_Internet_20_Link">
630_360_16843...</text:a>
"]</text:p>
      <text:p text:style-name="P4">
Tags: ['НАТО', 'США', 'Україна', 'Волкер']</text:p>
      <text:p text:style-name="P4">
Type: Article</text:p>
      <!--METADATA-->
      <text:p text:style-name="P4">
<draw:frame draw:style-name="fr1" draw:name="Image43" text:anchor-type="as-char" svg:width="6.9236in" svg:height="3.956343in" draw:z-index="0">
<draw:image xlink:href="../Images/yкринформ/2023-05-17T-43-07-00-03-00/630_360_1684344053-295.jpg" xlink:type="simple" xlink:show="embed" xlink:actuate="onLoad" draw:mime-type="image/jpeg"/>
</draw:frame>
Приєднання України до Північноатлантичного альянсу не виключено й дозавершення війни в країні.</text:p>
      <text:p text:style-name="P4">
Про це під час брифінгу в Одесі сказав колишній спецпредставник Держдепу США зпитань України Курт Волкер, передає Укрінформ.</text:p>
      <text:p text:style-name="P4">
«Щодо того, чи може приєднатися Україна до <text:a xlink:type="simple" xlink:href="https://www.ukrinform.ua/tag-nato" text:style-name="Internet_20_link" text:visited-style-name="Visited_20_Internet_20_Link">
 </text:a>
 до завершення війни, варто подивитися на Німеччину, яка приєдналася доНАТО, будучи поділеною країною, коли східна частина Німеччини була підокупацією СРСР», - заявив Волкер.</text:p>
      <text:p text:style-name="P4">
<text:span text:style-name="T4">
Читайте також:</text:span>
 <text:a xlink:type="simple" xlink:href="https://www.ukrinform.ua/rubric-polytics/3710540-parlament-estonii-uhvaliv-zaavu-na-pidtrimku-clenstva-ukraini-v-nato.html" text:style-name="Internet_20_link" text:visited-style-name="Visited_20_Internet_20_Link">
 <text:span text:style-name="T4">
НАТО</text:span>
 </text:a>
</text:p>
      <text:p text:style-name="P4">
Він припустив, що приєднання України до НАТО може відбутися до завершеннявійни. Можливо, п’ята стаття буде застосована тільки для тих територій, які намомент приєднання будуть підконтрольні Києву, припустив Волкер.</text:p>
      <text:p text:style-name="P4">
«Як і коли закінчиться війна - невідомо. Це може бути щось подібне, яквідбувається в Кореї. Корея поділена на дві частини – Північну та Південну івсе ще знаходиться у стані війни», - додав експредставник Держдепу США.</text:p>
      <text:p text:style-name="P4">
Як повідомлялося, у вересні США планують оголосити  <text:a xlink:type="simple" xlink:href="https://www.ukrinform.ua/rubric-ato/3710657-ssa-gotuut-paket-dopomogi-ukraini-na-60-milardiv.html" text:style-name="Internet_20_link" text:visited-style-name="Visited_20_Internet_20_Link">
</text:a>
 Україні на 2024 рік.</text:p>
      <text:p text:style-name="P4">
Source: <text:a xlink:type="simple" xlink:href="https://www.ukrinform.ua/rubric-polytics/3710669-ukraina-mae-sansi-vstupiti-v-nato-do-zaversenna-vijni-volker.html" text:style-name="Internet_20_link" text:visited-style-name="Visited_20_Internet_20_Link">
https://www.ukrinform.ua/rubric-polytics/3710669-ukraina-mae-sansi-vstupiti-v-nato-do-zaversenna-vijni-volker.html</text:a>
</text:p>
      <!--NEWS-->
      <text:h text:style-name="P10" text:outline-level="1">
<text:span text:style-name="T4">
Держдеп прокоментував можливість визнання Росії спонсором тероризму</text:span>
</text:h>
      <text:p text:style-name="P4">
Authors: Ukrinform (Person)</text:p>
      <text:p text:style-name="P4">
Publisher: Укринформ (Organization)</text:p>
      <text:p text:style-name="P4">
Published Time: 2023-05-17T-45:01:00+03:00</text:p>
      <text:p text:style-name="P4">
Modified Time: 2023-05-17T22:01:00+03:00</text:p>
      <text:p text:style-name="P4">
Description: Після неоднозначної заявив держсекретаря Ентоні Блінкена в Сенаті про можливість визнання Росії державою-спонсором тероризму, зовнішньополітичне відомство США прокоментувало свою офіційну позицію з цього питання.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США', 'Тероризм', 'Держдеп', 'Росія']</text:p>
      <text:p text:style-name="P4">
Type: Article</text:p>
      <!--METADATA-->
      <text:p text:style-name="P4">
<draw:frame draw:style-name="fr1" draw:name="Image44" text:anchor-type="as-char" svg:width="6.9236in" svg:height="3.956343in" draw:z-index="0">
<draw:image xlink:href="../Images/yкринформ/2023-05-17T-45-01-00-03-00/630_360_1521097272-9495.jpg" xlink:type="simple" xlink:show="embed" xlink:actuate="onLoad" draw:mime-type="image/jpeg"/>
</draw:frame>
 Післянеоднозначної заявив держсекретаря Ентоні Блінкена в Сенаті про можливістьвизнання Росії державою-спонсором тероризму, зовнішньополітичне відомство СШАпрокоментувало свою офіційну позицію з цього питання.</text:p>
      <text:p text:style-name="P4">
З відповідною заявою виступив у середу заступник речника Держдепартаменту СШАВедант Пател, передає власний кореспондент Укрінформу.</text:p>
      <text:p text:style-name="P4">
«У мене немає жодних оновлень з цього приводу», - зауважив представникДерждепу у відповідь на запитання, чи проводить відомство роботу в напрямкувизнання Росії державою-спонсором <text:a xlink:type="simple" xlink:href="https://www.ukrinform.ua/tag-terorizm" text:style-name="Internet_20_link" text:visited-style-name="Visited_20_Internet_20_Link">
 </text:a>
 .</text:p>
      <text:p text:style-name="P4">
Він також зазначив, що існує багато публічних оцінок, що присвоєння Росіїстатусу держави-спонсору тероризму істотно вплине на здатність неурядових танекомерційних організацій працювати в регіоні. «Тож ми, звісно, дуже уважноставимося до цього»,- зауважив представник Держдепу.</text:p>
      <text:p text:style-name="P4">
<text:span text:style-name="T4">
Читайте також:</text:span>
 <text:a xlink:type="simple" xlink:href="https://www.ukrinform.ua/rubric-polytics/3590403-kuleba-pripuskae-so-deaki-kraini-viznaut-rf-derzavouteroristom.html" text:style-name="Internet_20_link" text:visited-style-name="Visited_20_Internet_20_Link">
 </text:a>
</text:p>
      <text:p text:style-name="P4">
Він також нагадав, що Сполучені Штати разом з іншими країни ввели проти РФбезпрецедентні обмеження.</text:p>
      <text:p text:style-name="P4">
«Ми вжили заходів, щоби притягти Російську Федерацію до відповідальності задопомогою санкцій, експортного контролю та інших заходів, що, як ми бачимо,дійсно впливають на російську економіку», - зазначив представник Держдепу.</text:p>
      <text:p text:style-name="P4">
Він також вказав на той факт, що транснаціональні корпорації залишають Росію,приймають рішення не займатися бізнесом у цій країні.</text:p>
      <text:p text:style-name="P4">
<text:span text:style-name="T4">
Читайте також:</text:span>
 <text:a xlink:type="simple" xlink:href="https://www.ukrinform.ua/rubric-polytics/3583500-rinkevics-vazlivo-abi-evrosouz-viznav-rosiu-derzavousponsorom-terorizmu.html" text:style-name="Internet_20_link" text:visited-style-name="Visited_20_Internet_20_Link">
 </text:a>
</text:p>
      <text:p text:style-name="P4">
«Ми бачимо чіткі публічні звіти про скорочення російської економіки і знаємо,що наші дії мають ефект та реальний вплив, тож ми продовжимо це робити», -зауважив представник американського відомства.</text:p>
      <text:p text:style-name="P4">
Як повідомляв Укрінформ, напередодні державний секретар США Ентоні Блінкен підчас слухань у Сенаті не виключив можливості визнання росії <text:a xlink:type="simple" xlink:href="https://www.ukrinform.ua/rubric-world/3710218-blinken-ne-viklucae-mozlivosti-viznanna-rosii-derzavousponsorom-terorizmu.html" text:style-name="Internet_20_link" text:visited-style-name="Visited_20_Internet_20_Link">
</text:a>
</text:p>
      <text:p text:style-name="P4">
Source: <text:a xlink:type="simple" xlink:href="https://www.ukrinform.ua/rubric-world/3710666-derzdep-prokomentuvav-mozlivist-viznanna-rosii-derzavousponsorom-terorizmu.html" text:style-name="Internet_20_link" text:visited-style-name="Visited_20_Internet_20_Link">
https://www.ukrinform.ua/rubric-world/3710666-derzdep-prokomentuvav-mozlivist-viznanna-rosii-derzavousponsorom-terorizmu.html</text:a>
</text:p>
      <!--NEWS-->
      <text:h text:style-name="P10" text:outline-level="1">
<text:span text:style-name="T4">
At Sivershchyna and Slobozhanschyna directions Russian army shelled Zaliznyy Mist, Hremyach a...</text:span>
</text:h>
      <text:p text:style-name="P4">
Authors: liveuamap (Language: en)</text:p>
      <text:p text:style-name="P4">
Time: 2023-05-17T-47:39:00</text:p>
      <text:p text:style-name="P4">
Location: Vovchansk (Latitude:50.42478 Longtitude:37.41239)</text:p>
      <text:p text:style-name="P4">
Videos: []</text:p>
      <text:p text:style-name="P4">
Images: []</text:p>
      <text:p text:style-name="P4">
Tags: ["Russia"]</text:p>
      <text:p text:style-name="P4">
ID: 22563483</text:p>
      <!--METADATA-->
      <text:p text:style-name="P4">
At Sivershchyna and Slobozhanschyna directions Russian army shelled ZaliznyyMist, Hremyach and Muravyi of Chernihiv region; Romashkove, Stari Vyrky,Iskryskivschyna, Volfyne, Kindrativka, Sadky, Zapsillya, Myropillya, VelykaRybytsya of Sumy region, also Kozacha Lopan, Hoptivka, Lukyantsi, Hatysche,Pletenivka, Nesterne, Kruhle, Zemlyanky, Starytsya and Budarky of Kharkivregion, - General Staff of Armed Forces of Ukraine says in the morning report</text:p>
      <text:p text:style-name="P4">
News Collection Link: <text:a xlink:type="simple" xlink:href="https://liveuamap.com/en/2023/17-may-at-sivershchyna-and-slobozhanschyna-directions-russian" text:style-name="Internet_20_link" text:visited-style-name="Visited_20_Internet_20_Link">
https://liveuamap.com/en/2023/17-may-at-sivershchyna-and-slobozhanschyna-directions-russian</text:a>
</text:p>
      <text:p text:style-name="P4">
Source: <text:a xlink:type="simple" xlink:href="https://t.me/lumsrc/4808" text:style-name="Internet_20_link" text:visited-style-name="Visited_20_Internet_20_Link">
https://t.me/lumsrc/4808</text:a>
</text:p>
      <!--NEWS-->
      <text:h text:style-name="P10" text:outline-level="1">
<text:span text:style-name="T4">
У Польщі очікують, що Міжнародний суд візьметься також за Мішустіна й Лаврова</text:span>
</text:h>
      <text:p text:style-name="P4">
Authors: Ukrinform (Person)</text:p>
      <text:p text:style-name="P4">
Publisher: Укринформ (Organization)</text:p>
      <text:p text:style-name="P4">
Published Time: 2023-05-17T-48:51:00+03:00</text:p>
      <text:p text:style-name="P4">
Modified Time: 2023-05-17T21:51:00+03:00</text:p>
      <text:p text:style-name="P4">
Description: Видання МКС ордерів на арешт президента Росії Володимира Путіна та дитячої омбудсменки Марії Львової-Бєлової у Польщі вважають “значним кроком” у притягненні до відповідальності також й інших вищих представників російської влади.  — Укрінформ.</text:p>
      <text:p text:style-name="P4">
Images: ["<text:a xlink:type="simple" xlink:href="https://static.ukrinform.com/photos/2022_02/thumb_files/630_360_1644926663-578.jpg" text:style-name="Internet_20_link" text:visited-style-name="Visited_20_Internet_20_Link">
630_360_16449...</text:a>
"]</text:p>
      <text:p text:style-name="P4">
Tags: ['лавров', 'Польща', 'Трибунал', 'Росія', 'Воєнні злочини', 'Мішустін']</text:p>
      <text:p text:style-name="P4">
Type: Article</text:p>
      <!--METADATA-->
      <text:p text:style-name="P4">
<draw:frame draw:style-name="fr1" draw:name="Image45" text:anchor-type="as-char" svg:width="6.9236in" svg:height="3.956343in" draw:z-index="0">
<draw:image xlink:href="../Images/yкринформ/2023-05-17T-48-51-00-03-00/630_360_1644926663-578.jpg" xlink:type="simple" xlink:show="embed" xlink:actuate="onLoad" draw:mime-type="image/jpeg"/>
</draw:frame>
 ВиданняМКС ордерів на арешт президента Росії Володимира Путіна та дитячої омбудсменкиМарії Львової-Бєлової у Польщі вважають “значним кроком” у притягненні довідповідальності також й інших вищих представників російської влади.</text:p>
      <text:p text:style-name="P4">
Йдеться, зокрема, про главу уряду РФ Михайла Мішустіна і міністра закордоннихсправ Сергія Лаврова. Про це у коментарі Укрінформу заявив речник МЗС ПольщіЛукаш Ясіна.</text:p>
      <text:p text:style-name="P4">
“Польща вважає це значним кроком до притягнення до індивідуальної кримінальноївідповідальності за міжнародні злочини вищого керівництва <text:a xlink:type="simple" xlink:href="https://www.ukrinform.ua/tag-rosia" text:style-name="Internet_20_link" text:visited-style-name="Visited_20_Internet_20_Link">
</text:a>
 , а також чітким символічним і правовимсигналом того, що МКС може і буде вживати заходів проти найвищих посадовцівРосійської Федерації, в тому числі, так званої трійки, тобто глави держави,прем'єр-міністра і міністра закордонних справ”, - заявив Ясіна.</text:p>
      <text:p text:style-name="P4">
Він зауважив, що у Польщі усвідомлюють: є що одна категорія злочинів, з якоївсе почалося - злочин агресії Росії проти України - і вона лежить позаюрисдикцією МКС. Відтак, Польща підтримує та працює над створенням новогоміжнародного суду щодо злочину агресії Росії проти України, без однозначноговказання способу його створення та повноважень.</text:p>
      <text:p text:style-name="P4">
<text:span text:style-name="T4">
Читайте також:</text:span>
 <text:a xlink:type="simple" xlink:href="https://www.ukrinform.ua/rubric-ato/3710523-prezident-latvii-na-samiti-radi-evropi-zaklikav-stvoriti-putinskij-tribunal.html" text:style-name="Internet_20_link" text:visited-style-name="Visited_20_Internet_20_Link">
 <text:span text:style-name="T4">
трибунал</text:span>
 </text:a>
</text:p>
      <text:p text:style-name="P4">
“Ми розглядаємо це як передумову міцного миру в майбутньому”,- резюмувавЯсіна.</text:p>
      <text:p text:style-name="P4">
Як відомо, у березні судді Міжнародного кримінального суду (МКС) видали ордерина арешт президента Росії Володимира Путіна та російської дитячої омбудсменкиМарії Львової-Бєлової. Президента Росії та уповноважену президента РФ усправах дитини підозрюють у воєнних злочинах - незаконних депортації тапереміщення населення, зокрема дітей, з окупованої території України,щонайменше з 24 лютого 2022 року.</text:p>
      <text:p text:style-name="P4">
<text:span text:style-name="T5">
Фото: Jean-Christophe Bott/dpa</text:span>
</text:p>
      <text:p text:style-name="P4">
Source: <text:a xlink:type="simple" xlink:href="https://www.ukrinform.ua/rubric-world/3710662-u-polsi-ocikuut-so-miznarodnij-sud-vizmetsa-takoz-za-misustina-j-lavrova.html" text:style-name="Internet_20_link" text:visited-style-name="Visited_20_Internet_20_Link">
https://www.ukrinform.ua/rubric-world/3710662-u-polsi-ocikuut-so-miznarodnij-sud-vizmetsa-takoz-za-misustina-j-lavrova.html</text:a>
</text:p>
      <!--NEWS-->
      <text:h text:style-name="P10" text:outline-level="1">
<text:span text:style-name="T4">
At Kupiansk direction Russian army shelled Dvorichanske, Kamyanka, Krasne Pershe, Fyholivka, ...</text:span>
</text:h>
      <text:p text:style-name="P4">
Authors: liveuamap (Language: en)</text:p>
      <text:p text:style-name="P4">
Time: 2023-05-17T-49:39:00</text:p>
      <text:p text:style-name="P4">
Location: Kharkiv, Kharkiv Oblast (Latitude:49.60326 Longtitude:37.87846)</text:p>
      <text:p text:style-name="P4">
Videos: []</text:p>
      <text:p text:style-name="P4">
Images: []</text:p>
      <text:p text:style-name="P4">
Tags: ["Russia"]</text:p>
      <text:p text:style-name="P4">
ID: 22563482</text:p>
      <!--METADATA-->
      <text:p text:style-name="P4">
At Kupiansk direction Russian army shelled Dvorichanske, Kamyanka, KrasnePershe, Fyholivka, Novomlynsk, Dvorichna, Masutivka, Kindrashivka, Kupyansk,Kyslivka, Tabayivka, Berestove of Kharkiv region and Stelmakhivka of Luhanskregion. Russian aviation conducted airstrikes at Budarky, Vilshana, Kyslivka,Kotlyarivka and Tabayivka of Kharkiv region, - General Staff of Armed Forcesof Ukraine says in the morning report</text:p>
      <text:p text:style-name="P4">
News Collection Link: <text:a xlink:type="simple" xlink:href="https://liveuamap.com/en/2023/17-may-at-kupiansk-direction-russian-army-shelled-dvorichanske" text:style-name="Internet_20_link" text:visited-style-name="Visited_20_Internet_20_Link">
https://liveuamap.com/en/2023/17-may-at-kupiansk-direction-russian-army-shelled-dvorichanske</text:a>
</text:p>
      <text:p text:style-name="P4">
Source: <text:a xlink:type="simple" xlink:href="https://t.me/lumsrc/4809" text:style-name="Internet_20_link" text:visited-style-name="Visited_20_Internet_20_Link">
https://t.me/lumsrc/4809</text:a>
</text:p>
      <!--NEWS-->
      <text:h text:style-name="P10" text:outline-level="1">
<text:span text:style-name="T4">
Ракетоносіїв у Чорному та Азовському морях немає, але ворог може готувати атаку - Гуменюк</text:span>
</text:h>
      <text:p text:style-name="P4">
Authors: Ukrinform (Person)</text:p>
      <text:p text:style-name="P4">
Publisher: Укринформ (Organization)</text:p>
      <text:p text:style-name="P4">
Published Time: 2023-05-17T-50:48:00+03:00</text:p>
      <text:p text:style-name="P4">
Modified Time: 2023-05-17T21:48:00+03:00</text:p>
      <text:p text:style-name="P4">
Description: Ракетоносіїв в Чорному та Азовському морі наразі немає, однак є велика ймовірність, що ворог готується до атаки. — Укрінформ.</text:p>
      <text:p text:style-name="P4">
Images: ["<text:a xlink:type="simple" xlink:href="https://static.ukrinform.com/photos/2023_03/thumb_files/630_360_1678431971-142.jpeg" text:style-name="Internet_20_link" text:visited-style-name="Visited_20_Internet_20_Link">
630_360_16784...</text:a>
"]</text:p>
      <text:p text:style-name="P4">
Tags: [' Чорне море', 'Азовське море', 'Війна з Росією', 'Єдині новини', 'Наталія Гуменюк']</text:p>
      <text:p text:style-name="P4">
Type: Article</text:p>
      <!--METADATA-->
      <text:p text:style-name="P4">
<draw:frame draw:style-name="fr1" draw:name="Image46" text:anchor-type="as-char" svg:width="6.9236in" svg:height="3.956343in" draw:z-index="0">
<draw:image xlink:href="../Images/yкринформ/2023-05-17T-50-48-00-03-00/630_360_1678431971-142.jpeg" xlink:type="simple" xlink:show="embed" xlink:actuate="onLoad" draw:mime-type="image/jpeg"/>
</draw:frame>
Ракетоносіїв в Чорному та Азовському морі наразі немає, однак є великаймовірність, що ворог готується до атаки.</text:p>
      <text:p text:style-name="P4">
Про це в ефірі телемарафону «Єдині новини» повідомила керівник об’єднаногопресцентру оперативного командування «Південь» Наталія Гуменюк, передаєкореспондент Укрінформу.</text:p>
      <text:p text:style-name="P4">
«Після двох діб плідного відпрацювання по території України ракетоносіїзаведені в пункти базування для поновлення запасів. І зараз корабельнеугруповання в обох морях - Чорному і Азовському - складає 8 кораблів. ВАзовському один корабель, в Чорному – решта», - сказала Гуменюк.</text:p>
      <text:p text:style-name="P4">
<text:span text:style-name="T4">
Читайте також:</text:span>
 <text:a xlink:type="simple" xlink:href="https://www.ukrinform.ua/rubric-ato/3710142-genstab-utocniv-dani-pro-nicnu-ataku-ukrainski-zahisniki-znisili-25-raket.html" text:style-name="Internet_20_link" text:visited-style-name="Visited_20_Internet_20_Link">
 <text:span text:style-name="T4">
атак</text:span>
 </text:a>
</text:p>
      <text:p text:style-name="P4">
Водночас вона зауважила, що вже не вперше вони на ніч виводяться з пунктівбазування кораблі вже спорядженими і готовими для проведення атак. «Івраховуючи певну активність ворожої авіації можна прогнозувати ймовірністьповторення неспокійної ночі. Тому не хочу нікого лякати, але попереджаю, щотреба реагувати на сигнали <text:a xlink:type="simple" xlink:href="https://www.ukrinform.ua/tag-povitrana-trivoga" text:style-name="Internet_20_link" text:visited-style-name="Visited_20_Internet_20_Link">
 </text:a>
», - наголосила керівниця пресцентру.</text:p>
      <text:p text:style-name="P4">
Як повідомляв Укрінформ, напередодні у Чорному морі на бойовому чергуванніперебували 11 російських кораблів, серед яких два носії крилатих ракет«Калібр».</text:p>
      <text:p text:style-name="P4">
Source: <text:a xlink:type="simple" xlink:href="https://www.ukrinform.ua/rubric-ato/3710665-raketonosiiv-u-cornomu-ta-azovskomu-morah-nemae-ale-vorog-moze-gotuvati-ataku-gumenuk.html" text:style-name="Internet_20_link" text:visited-style-name="Visited_20_Internet_20_Link">
https://www.ukrinform.ua/rubric-ato/3710665-raketonosiiv-u-cornomu-ta-azovskomu-morah-nemae-ale-vorog-moze-gotuvati-ataku-gumenuk.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5-17T-51:39:00</text:p>
      <text:p text:style-name="P4">
Location: Lyman (Latitude:48.34265 Longtitude:37.24266)</text:p>
      <text:p text:style-name="P4">
Videos: []</text:p>
      <text:p text:style-name="P4">
Images: []</text:p>
      <text:p text:style-name="P4">
Tags: ["Russia"]</text:p>
      <text:p text:style-name="P4">
ID: 22563481</text:p>
      <!--METADATA-->
      <text:p text:style-name="P4">
At Lyman direction Russian army shelled Makiyivka, Nevske, Bilohorivka ofLuhansk region and Verkhnokamyanske, Torske and Spirne of Donetsk region.Russian aviation conducted airstrikes at Bilohorivka of Luhansk region andSpirne, Siversk and Chervone of Donetsk region, - General Staff of ArmedForces of Ukraine says in the morning report</text:p>
      <text:p text:style-name="P4">
News Collection Link: <text:a xlink:type="simple" xlink:href="https://liveuamap.com/en/2023/17-may-at-lyman-direction-russian-army-shelled-makiyivka" text:style-name="Internet_20_link" text:visited-style-name="Visited_20_Internet_20_Link">
https://liveuamap.com/en/2023/17-may-at-lyman-direction-russian-army-shelled-makiyivka</text:a>
</text:p>
      <text:p text:style-name="P4">
Source: <text:a xlink:type="simple" xlink:href="https://t.me/lumsrc/4810" text:style-name="Internet_20_link" text:visited-style-name="Visited_20_Internet_20_Link">
https://t.me/lumsrc/4810</text:a>
</text:p>
      <!--NEWS-->
      <text:h text:style-name="P10" text:outline-level="1">
<text:span text:style-name="T4">
У Луганську пролунали кілька вибухів – ЗМІ</text:span>
</text:h>
      <text:p text:style-name="P4">
Authors: Ukrinform (Person)</text:p>
      <text:p text:style-name="P4">
Publisher: Укринформ (Organization)</text:p>
      <text:p text:style-name="P4">
Published Time: 2023-05-17T-52:44:00+03:00</text:p>
      <text:p text:style-name="P4">
Modified Time: 2023-05-17T21:44:00+03:00</text:p>
      <text:p text:style-name="P4">
Description: У тимчасово окупованому Луганську знов пролунали вибухи. — Укрінформ.</text:p>
      <text:p text:style-name="P4">
Images: ["<text:a xlink:type="simple" xlink:href="https://static.ukrinform.com/photos/2023_05/thumb_files/630_360_1684349338-508.jpg" text:style-name="Internet_20_link" text:visited-style-name="Visited_20_Internet_20_Link">
630_360_16843...</text:a>
", "<text:a xlink:type="simple" xlink:href="https://static.ukrinform.com/photos/2023_05/1684349319-143.jpg" text:style-name="Internet_20_link" text:visited-style-name="Visited_20_Internet_20_Link">
1684349319-14...</text:a>
"]</text:p>
      <text:p text:style-name="P4">
Tags: ['Окупація', 'Вибух', 'Луганськ', 'Війна з Росією']</text:p>
      <text:p text:style-name="P4">
Type: Article</text:p>
      <!--METADATA-->
      <text:p text:style-name="P4">
<draw:frame draw:style-name="fr1" draw:name="Image47" text:anchor-type="as-char" svg:width="6.9236in" svg:height="3.956343in" draw:z-index="0">
<draw:image xlink:href="../Images/yкринформ/2023-05-17T-52-44-00-03-00/630_360_1684349338-508.jpg" xlink:type="simple" xlink:show="embed" xlink:actuate="onLoad" draw:mime-type="image/jpeg"/>
</draw:frame>
 Утимчасово окупованому Луганську знов пролунали вибухи.</text:p>
      <text:p text:style-name="P4">
Як передає Укрінформ, про це Радіо Свобода повідомляє у <text:a xlink:type="simple" xlink:href="https://t.me/radiosvoboda/41005" text:style-name="Internet_20_link" text:visited-style-name="Visited_20_Internet_20_Link">
</text:a>
 .</text:p>
      <text:p text:style-name="P4">
"В окупованому Росією Луганську сьогодні сталося кілька вибухів. Наопублікованих фотографіях видно стовп густого чорного диму, що піднімаєтьсянад місцем вибухів. Поки не зрозуміло, що було їхньою причиною і чи єпостраждалі", - ідеться у повідомленні.</text:p>
      <text:p text:style-name="P4">
<draw:frame draw:style-name="fr1" draw:name="Image48" text:anchor-type="as-char" svg:width="6.9236in" svg:height="7.816968in" draw:z-index="0">
<draw:image xlink:href="../Images/yкринформ/2023-05-17T-52-44-00-03-00/1684349319-143.jpg" xlink:type="simple" xlink:show="embed" xlink:actuate="onLoad" draw:mime-type="image/jpeg"/>
</draw:frame>
</text:p>
      <text:p text:style-name="P4">
Видання зазначає, що раніше влада так званої "ЛНР" повідомляла про <text:a xlink:type="simple" xlink:href="https://www.ukrinform.ua/tag-vibuh" text:style-name="Internet_20_link" text:visited-style-name="Visited_20_Internet_20_Link">
</text:a>
 у місті 12, 13 та 15 травня. Згідно зцією інформацією, завод у центрі Луганська та кілька інших об'єктів зазналиударів українських ракет Storm Shadow британського виробництва.</text:p>
      <text:p text:style-name="P4">
<text:span text:style-name="T4">
Читайте також:</text:span>
 <text:a xlink:type="simple" xlink:href="https://www.ukrinform.ua/rubric-ato/3710572-v-okupovanomu-enakievo-prolunav-vibuh.html" text:style-name="Internet_20_link" text:visited-style-name="Visited_20_Internet_20_Link">
 <text:span text:style-name="T4">
Єнак</text:span>
 </text:a>
</text:p>
      <text:p text:style-name="P4">
Як повідомляв Укрінформ, в окупованому місті Єнакієвому на Донеччині <text:a xlink:type="simple" xlink:href="https://www.ukrinform.ua/rubric-ato/3710572-v-okupovanomu-enakievo-prolunav-vibuh.html" text:style-name="Internet_20_link" text:visited-style-name="Visited_20_Internet_20_Link">
</text:a>
 потужний вибух.</text:p>
      <text:p text:style-name="P4">
<text:span text:style-name="T5">
Фото: соцмережі</text:span>
</text:p>
      <text:p text:style-name="P4">
Source: <text:a xlink:type="simple" xlink:href="https://www.ukrinform.ua/rubric-regions/3710663-u-lugansku-prolunali-kilka-vibuhiv-zmi.html" text:style-name="Internet_20_link" text:visited-style-name="Visited_20_Internet_20_Link">
https://www.ukrinform.ua/rubric-regions/3710663-u-lugansku-prolunali-kilka-vibuhiv-zmi.html</text:a>
</text:p>
      <!--NEWS-->
      <text:h text:style-name="P10" text:outline-level="1">
<text:span text:style-name="T4">
At Bakhmut direction Russian army shelled Hryhorivka, Bohdanivka, Bakhmut, Ivanivske, Chasiv ...</text:span>
</text:h>
      <text:p text:style-name="P4">
Authors: liveuamap (Language: en)</text:p>
      <text:p text:style-name="P4">
Time: 2023-05-17T-53:39:00</text:p>
      <text:p text:style-name="P4">
Location: Toretsk, Donetsk Oblast (Latitude:48.39319 Longtitude:37.8582)</text:p>
      <text:p text:style-name="P4">
Videos: []</text:p>
      <text:p text:style-name="P4">
Images: []</text:p>
      <text:p text:style-name="P4">
Tags: ["Russia"]</text:p>
      <text:p text:style-name="P4">
ID: 22563480</text:p>
      <!--METADATA-->
      <text:p text:style-name="P4">
At Bakhmut direction Russian army shelled Hryhorivka, Bohdanivka, Bakhmut,Ivanivske, Chasiv Yar, Stupochky, Pivnichne and Toretsk of Donetsk region.Russian aviation conducted airstrikes at Bohdanivka, Bakhmut, Ivanivske andToretsk, - General Staff of Armed Forces of Ukraine says in the morning report</text:p>
      <text:p text:style-name="P4">
News Collection Link: <text:a xlink:type="simple" xlink:href="https://liveuamap.com/en/2023/17-may-at-bakhmut-direction-russian-army-shelled-hryhorivka" text:style-name="Internet_20_link" text:visited-style-name="Visited_20_Internet_20_Link">
https://liveuamap.com/en/2023/17-may-at-bakhmut-direction-russian-army-shelled-hryhorivka</text:a>
</text:p>
      <text:p text:style-name="P4">
Source: <text:a xlink:type="simple" xlink:href="https://t.me/lumsrc/4811" text:style-name="Internet_20_link" text:visited-style-name="Visited_20_Internet_20_Link">
https://t.me/lumsrc/4811</text:a>
</text:p>
      <!--NEWS-->
      <text:h text:style-name="P10" text:outline-level="1">
<text:span text:style-name="T4">
Принц Гаррі і Меган ледь не потрапили в аварію - їх переслідували папараці</text:span>
</text:h>
      <text:p text:style-name="P4">
Authors: Ukrinform (Person)</text:p>
      <text:p text:style-name="P4">
Publisher: Укринформ (Organization)</text:p>
      <text:p text:style-name="P4">
Published Time: 2023-05-17T-54:43:28+03:00</text:p>
      <text:p text:style-name="P4">
Modified Time: 2023-05-17T21:43:28+03:00</text:p>
      <text:p text:style-name="P4">
Description: Принц Гаррі та його дружина Меган ледь ухилилися від аварії на власному автомобілі через агресивну погоню папараці в Нью-Йорку. — Укрінформ.</text:p>
      <text:p text:style-name="P4">
Images: ["<text:a xlink:type="simple" xlink:href="https://static.ukrinform.com/photos/2023_05/thumb_files/630_360_1684348634-620.png" text:style-name="Internet_20_link" text:visited-style-name="Visited_20_Internet_20_Link">
630_360_16843...</text:a>
"]</text:p>
      <text:p text:style-name="P4">
Tags: ['Аварія', 'ДТП', 'Нью-Йорк', 'Принц Гаррі', 'Меган Маркл']</text:p>
      <text:p text:style-name="P4">
Type: Article</text:p>
      <!--METADATA-->
      <text:p text:style-name="P4">
<draw:frame draw:style-name="fr1" draw:name="Image49" text:anchor-type="as-char" svg:width="6.9236in" svg:height="3.956343in" draw:z-index="0">
<draw:image xlink:href="../Images/yкринформ/2023-05-17T-54-43-28-03-00/630_360_1684348634-620.png" xlink:type="simple" xlink:show="embed" xlink:actuate="onLoad" draw:mime-type="image/png"/>
</draw:frame>
 ПринцГаррі та його дружина Меган ледь ухилилися від аварії на власному автомобілічерез агресивну погоню папараці в Нью-Йорку.</text:p>
      <text:p text:style-name="P4">
Інцидент стався в середу, передає Укрінформ із посиланням на  <text:a xlink:type="simple" xlink:href="https://edition.cnn.com/2023/05/17/americas/harry-meghan-car-crash-intl/index.html" text:style-name="Internet_20_link" text:visited-style-name="Visited_20_Internet_20_Link">
</text:a>
 .</text:p>
      <text:p text:style-name="P4">
«За парою стежила «зграя» папараці, але <text:a xlink:type="simple" xlink:href="https://www.ukrinform.ua/tag-dtp" text:style-name="Internet_20_link" text:visited-style-name="Visited_20_Internet_20_Link">
 </text:a>
(за участю автомобіля герцога й герцогині Сассекських – ред.) вдалосяуникнути», - зазначає телеканал із посиланням на джерело в правоохороннихорганах.</text:p>
      <text:p text:style-name="P4">
Інцидент стався після того, як Гаррі супроводжував Меган на церемонії врученняпремії Women of Vision Awards, яка проходила в Нью-Йорку. Повідомляється, що згерцогом і герцогинею Сассекськими також подорожувала мати Меган, ДоріяРегланд.</text:p>
      <text:p text:style-name="P4">
<text:span text:style-name="T4">
Читайте також:</text:span>
 <text:a xlink:type="simple" xlink:href="https://www.ukrinform.ua/rubric-world/3677202-princa-garri-ta-megan-poprosili-zvilniti-rezidenciu-frogmor-kotedz.html" text:style-name="Internet_20_link" text:visited-style-name="Visited_20_Internet_20_Link">
 </text:a>
</text:p>
      <text:p text:style-name="P4">
Речник пари повідомив в офіційній заяві, що принц Гаррі і його дружина Меганпотрапили в «майже катастрофічну» автомобільну погоню. «Ця безжалісна гонитва,яка тривала понад дві години, призвела до численних зіткнень за участю іншихводіїв на дорозі, пішоходів і двох поліцейських Нью-Йорка», - зазначається взаяві.</text:p>
      <text:p text:style-name="P4">
Тим часом джерело в правоохоронних органах повідомило, що у вівторок натовппапараці стежив за Меган і Гаррі на автомобілях, мотоциклах і скутерах.</text:p>
      <text:p text:style-name="P4">
Фото:  Kevin Mazur/Getty Images</text:p>
      <text:p text:style-name="P4">
Source: <text:a xlink:type="simple" xlink:href="https://www.ukrinform.ua/rubric-world/3710660-princ-garri-i-megan-led-ne-potrapili-v-avariu-ih-peresliduvali-paparaci.html" text:style-name="Internet_20_link" text:visited-style-name="Visited_20_Internet_20_Link">
https://www.ukrinform.ua/rubric-world/3710660-princ-garri-i-megan-led-ne-potrapili-v-avariu-ih-peresliduvali-paparaci.html</text:a>
</text:p>
      <!--NEWS-->
      <text:h text:style-name="P10" text:outline-level="1">
<text:span text:style-name="T4">
At Avdiyivka direction Russian army shelled Novokalynove, Berdychi, Stepove, Avdiyivka, Pervo...</text:span>
</text:h>
      <text:p text:style-name="P4">
Authors: liveuamap (Language: en)</text:p>
      <text:p text:style-name="P4">
Time: 2023-05-17T-55:39:00</text:p>
      <text:p text:style-name="P4">
Location: Donetsk Oblast (Latitude:48.12211 Longtitude:37.76524)</text:p>
      <text:p text:style-name="P4">
Videos: []</text:p>
      <text:p text:style-name="P4">
Images: []</text:p>
      <text:p text:style-name="P4">
Tags: ["Russia"]</text:p>
      <text:p text:style-name="P4">
ID: 22563479</text:p>
      <!--METADATA-->
      <text:p text:style-name="P4">
At Avdiyivka direction Russian army shelled Novokalynove, Berdychi, Stepove,Avdiyivka, Pervomayske, Nevelske and Karlivka of Donetsk region. Russianaviation conducted airstrikes at Avdiyivka and Vodyane, - General Staff ofArmed Forces of Ukraine says in the morning report</text:p>
      <text:p text:style-name="P4">
News Collection Link: <text:a xlink:type="simple" xlink:href="https://liveuamap.com/en/2023/17-may-at-avdiyivka-direction-russian-army-shelled-novokalynove" text:style-name="Internet_20_link" text:visited-style-name="Visited_20_Internet_20_Link">
https://liveuamap.com/en/2023/17-may-at-avdiyivka-direction-russian-army-shelled-novokalynove</text:a>
</text:p>
      <text:p text:style-name="P4">
Source: <text:a xlink:type="simple" xlink:href="https://t.me/lumsrc/4812" text:style-name="Internet_20_link" text:visited-style-name="Visited_20_Internet_20_Link">
https://t.me/lumsrc/4812</text:a>
</text:p>
      <!--NEWS-->
      <text:h text:style-name="P10" text:outline-level="1">
<text:span text:style-name="T4">
Шмигаль на полях саміту Ради Європи зустрівся з керівниками понад 30 країн та організацій</text:span>
</text:h>
      <text:p text:style-name="P4">
Authors: Ukrinform (Person)</text:p>
      <text:p text:style-name="P4">
Publisher: Укринформ (Organization)</text:p>
      <text:p text:style-name="P4">
Published Time: 2023-05-17T-56:30:07+03:00</text:p>
      <text:p text:style-name="P4">
Modified Time: 2023-05-17T21:30:07+03:00</text:p>
      <text:p text:style-name="P4">
Description: Прем’єр-міністр Денис Шмигаль у рамках саміту Ради Європи у Рейк’явіку провів зустрічі з очільниками більше 30 держав і організацій для консолідації зусиль задля перемоги України. — Укрінформ.</text:p>
      <text:p text:style-name="P4">
Images: ["<text:a xlink:type="simple" xlink:href="https://static.ukrinform.com/photos/2023_05/thumb_files/630_360_1684348164-448.jpg" text:style-name="Internet_20_link" text:visited-style-name="Visited_20_Internet_20_Link">
630_360_16843...</text:a>
"]</text:p>
      <text:p text:style-name="P4">
Tags: ['Ісландія', 'Саміт', 'Рада Європи', 'Шмигаль']</text:p>
      <text:p text:style-name="P4">
Type: Article</text:p>
      <!--METADATA-->
      <text:p text:style-name="P4">
<draw:frame draw:style-name="fr1" draw:name="Image50" text:anchor-type="as-char" svg:width="6.9236in" svg:height="3.956343in" draw:z-index="0">
<draw:image xlink:href="../Images/yкринформ/2023-05-17T-56-30-07-03-00/630_360_1684348164-448.jpg" xlink:type="simple" xlink:show="embed" xlink:actuate="onLoad" draw:mime-type="image/jpeg"/>
</draw:frame>
 Прем’єр-міністр Денис Шмигаль у рамках саміту Ради Європи у Рейк’явіку провів зустрічіз очільниками більше 30 держав і організацій для консолідації зусиль задляперемоги України.</text:p>
      <text:p text:style-name="P4">
Про це він повідомив у <text:a xlink:type="simple" xlink:href="https://t.me/Denys_Smyhal/5254" text:style-name="Internet_20_link" text:visited-style-name="Visited_20_Internet_20_Link">
 </text:a>
 , передаєУкрінформ.</text:p>
      <text:p text:style-name="P4">
«Саміт глав держав та урядів Ради Європи став унікальним комунікаційниммайданчиком для консолідації зусиль партнерів заради перемоги України. Наполях саміту зустрівся з керівниками, президентами та премʼєр-міністрами понад30 країн та організацій, зокрема Еммануелем Макроном, Анджеєм Дудою, ДжорджеюМелоні, Шарлем Мішелем. Говорили про довгострокову підтримку нашої держави зУрсулою фон дер Ляєн, Олафом Шольцом та прем’єром Норвегії Йонасом ГаромСтере», - зазначив <text:a xlink:type="simple" xlink:href="https://www.ukrinform.ua/tag-smigal" text:style-name="Internet_20_link" text:visited-style-name="Visited_20_Internet_20_Link">
 </text:a>
 .</text:p>
      <text:p text:style-name="P4">
Також він розповів, що мав нагоду особисто подякувати прем’єру ВеликоїБританії Ріші Сунаку та прем’єр-міністру Нідерландів Марку Рютте задомовленість спільно працювати над забезпеченням України бойовим повітрянимпотенціалом, а про готовність навчати українців пілотувати F-16 також заявивглава уряду Бельгії Александер де Кроо.</text:p>
      <text:p text:style-name="P4">
<text:span text:style-name="T4">
Читайте також:</text:span>
 <text:a xlink:type="simple" xlink:href="https://www.ukrinform.ua/rubric-polytics/3710560-smigal-obgovoriv-iz-gensekom-radi-evropi-kroki-neobhidni-dla-peremogi-ukraini.html" text:style-name="Internet_20_link" text:visited-style-name="Visited_20_Internet_20_Link">
 <text:span text:style-name="T4">
Шмигаль</text:span>
 </text:a>
</text:p>
      <text:p text:style-name="P4">
Крім того, глава уряду подякував прем’єр-міністру Данії Метте Фредеріксен застворення фонду допомоги Україні на $1 мільярд.</text:p>
      <text:p text:style-name="P4">
За його словами, відбулися також зустрічі з очільником уряду ПортугаліїАнтоніу Коштою та представниками Іспанії щодо військово-технічної підтримки.</text:p>
      <text:p text:style-name="P4">
Шмигаль зауважив, конкретні проєкти відновлення на Київщини обговорено зпрем’єром Албанії Еді Рамою, а з главою уряду Хорватії Андреєм Пленковичем–допомога в гуманітарному розмінуванні. Глава українського уряду такожскоординував подальші рішення, основу яким заклали на саміті Ради Європи, зПрезидентом Латвії Егілсом Левітсом, зокрема домовилися докласти зусиль, абиза час головування його країни в РЄ завершити створення спецтрибуналу щодозлочину агресії Росії. «Під час пленарних засідань та двосторонніх зустрічейпартнери засвідчили свою готовність довгостроково надавати Україні необхіднудопомогу. Об’єднуємо зусилля задля встановлення справедливості та зміцненнябезпеки в Європі», - додав Шмигаль.</text:p>
      <text:p text:style-name="P4">
Як повідомлялося, у столиці Ісландії 16-17 травня проходив дводенний самітглав держав і урядів 46 країн-членів Ради Європи. Одним з основних питаньпорядку денного саміту було створення Міжнародного реєстру збитків, завданихагресією Росії проти України.</text:p>
      <text:p text:style-name="P4">
<text:span text:style-name="T4">
Читайте також:</text:span>
 <text:a xlink:type="simple" xlink:href="https://www.ukrinform.ua/rubric-polytics/3710538-smigal-u-rejkaviku-zustrivsa-iz-poslom-stativ-v-oon-i-podakuvav-za-sistemi-ppo.html" text:style-name="Internet_20_link" text:visited-style-name="Visited_20_Internet_20_Link">
 <text:span text:style-name="T4">
Шмигаль</text:span>
 </text:a>
</text:p>
      <text:p text:style-name="P4">
У підсумковій декларації саміту глави держав та урядів 46 країн-учасниць РадиЄвропи запевнили у продовженні підтримки України "стільки, скільки будепотрібно", а також підтримали принципи української Формули миру і заявили пронеобхідність покарання керівництва РФ за злочин агресії.</text:p>
      <text:p text:style-name="P4">
Учасники РЄ закликали Росію негайно та безумовно вивести усі свої війська зУкраїни, Грузії та Молдови.</text:p>
      <text:p text:style-name="P4">
<text:span text:style-name="T5">
Фото: Денис Шмигаль, Facebook</text:span>
</text:p>
      <text:p text:style-name="P4">
Source: <text:a xlink:type="simple" xlink:href="https://www.ukrinform.ua/rubric-polytics/3710658-smigal-na-polah-samitu-radi-evropi-zustrivsa-z-kerivnikami-ponad-30-krain-ta-organizacij.html" text:style-name="Internet_20_link" text:visited-style-name="Visited_20_Internet_20_Link">
https://www.ukrinform.ua/rubric-polytics/3710658-smigal-na-polah-samitu-radi-evropi-zustrivsa-z-kerivnikami-ponad-30-krain-ta-organizacij.html</text:a>
</text:p>
      <!--NEWS-->
      <text:h text:style-name="P10" text:outline-level="1">
<text:span text:style-name="T4">
At Maryinka direction Russian army shelled Krasnohorivka, Hostre, Maryinka and Pobyeda of Don...</text:span>
</text:h>
      <text:p text:style-name="P4">
Authors: liveuamap (Language: en)</text:p>
      <text:p text:style-name="P4">
Time: 2023-05-17T-57:39:00</text:p>
      <text:p text:style-name="P4">
Location: Donetsk Oblast (Latitude:47.91542 Longtitude:37.46235)</text:p>
      <text:p text:style-name="P4">
Videos: []</text:p>
      <text:p text:style-name="P4">
Images: []</text:p>
      <text:p text:style-name="P4">
Tags: ["Russia"]</text:p>
      <text:p text:style-name="P4">
ID: 22563478</text:p>
      <!--METADATA-->
      <text:p text:style-name="P4">
At Maryinka direction Russian army shelled Krasnohorivka, Hostre, Maryinka andPobyeda of Donetsk region. Russian aviation conducted airstrike atKrasnohorivka, - General Staff of Armed Forces of Ukraine says in the morningreport</text:p>
      <text:p text:style-name="P4">
News Collection Link: <text:a xlink:type="simple" xlink:href="https://liveuamap.com/en/2023/17-may-at-maryinka-direction-russian-army-shelled-krasnohorivka" text:style-name="Internet_20_link" text:visited-style-name="Visited_20_Internet_20_Link">
https://liveuamap.com/en/2023/17-may-at-maryinka-direction-russian-army-shelled-krasnohorivka</text:a>
</text:p>
      <text:p text:style-name="P4">
Source: <text:a xlink:type="simple" xlink:href="https://t.me/lumsrc/4813" text:style-name="Internet_20_link" text:visited-style-name="Visited_20_Internet_20_Link">
https://t.me/lumsrc/4813</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17T-58:30:00+03:00</text:p>
      <text:p text:style-name="P4">
Modified Time: 2023-05-17T21:30: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51" text:anchor-type="as-char" svg:width="6.9236in" svg:height="3.956343in" draw:z-index="0">
<draw:image xlink:href="../Images/yкринформ/2023-05-17T-58-30-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At Shakhtarske direction Russian army shelled Novomykhaylivka, Paraskoviyivka, Vuhledar, Prec...</text:span>
</text:h>
      <text:p text:style-name="P4">
Authors: liveuamap (Language: en)</text:p>
      <text:p text:style-name="P4">
Time: 2023-05-17T-59:39:00</text:p>
      <text:p text:style-name="P4">
Location: Vuhledar, Donetsk Oblast (Latitude:47.78064 Longtitude:37.24606)</text:p>
      <text:p text:style-name="P4">
Videos: []</text:p>
      <text:p text:style-name="P4">
Images: []</text:p>
      <text:p text:style-name="P4">
Tags: ["Russia"]</text:p>
      <text:p text:style-name="P4">
ID: 22563477</text:p>
      <!--METADATA-->
      <text:p text:style-name="P4">
At Shakhtarske direction Russian army shelled Novomykhaylivka, Paraskoviyivka,Vuhledar, Prechystivka and Novoukrayinka of Donetsk region. Russian aviationconducted airstrikes at Vuhledar and Velyka Novosilka, - General Staff ofArmed Forces of Ukraine says in the morning report</text:p>
      <text:p text:style-name="P4">
News Collection Link: <text:a xlink:type="simple" xlink:href="https://liveuamap.com/en/2023/17-may-at-shakhtarske-direction-russian-army-shelled-novomykhaylivka" text:style-name="Internet_20_link" text:visited-style-name="Visited_20_Internet_20_Link">
https://liveuamap.com/en/2023/17-may-at-shakhtarske-direction-russian-army-shelled-novomykhaylivka</text:a>
</text:p>
      <text:p text:style-name="P4">
Source: <text:a xlink:type="simple" xlink:href="https://t.me/lumsrc/4814" text:style-name="Internet_20_link" text:visited-style-name="Visited_20_Internet_20_Link">
https://t.me/lumsrc/4814</text:a>
</text:p>
      <!--NEWS-->
      <text:h text:style-name="P10" text:outline-level="1">
<text:span text:style-name="T4">
Посли ЄС погодили дату майбутніх виборів до Європарламенту</text:span>
</text:h>
      <text:p text:style-name="P4">
Authors: Ukrinform (Person)</text:p>
      <text:p text:style-name="P4">
Publisher: Укринформ (Organization)</text:p>
      <text:p text:style-name="P4">
Published Time: 2023-05-17T-60:28:00+03:00</text:p>
      <text:p text:style-name="P4">
Modified Time: 2023-05-17T21:28:00+03:00</text:p>
      <text:p text:style-name="P4">
Description: Комітет постійних представників ЄС на рівні послів (Coreper II) погодив дати виборів до Європарламенту, що мають відбутися наступного року. — Укрінформ.</text:p>
      <text:p text:style-name="P4">
Images: ["<text:a xlink:type="simple" xlink:href="https://static.ukrinform.com/photos/2019_07/thumb_files/630_360_1563445603-194.jpg" text:style-name="Internet_20_link" text:visited-style-name="Visited_20_Internet_20_Link">
630_360_15634...</text:a>
"]</text:p>
      <text:p text:style-name="P4">
Tags: ['Європарламент', 'Євросоюз', 'Вибори']</text:p>
      <text:p text:style-name="P4">
Type: Article</text:p>
      <!--METADATA-->
      <text:p text:style-name="P4">
<draw:frame draw:style-name="fr1" draw:name="Image52" text:anchor-type="as-char" svg:width="6.9236in" svg:height="3.956343in" draw:z-index="0">
<draw:image xlink:href="../Images/yкринформ/2023-05-17T-60-28-00-03-00/630_360_1563445603-194.jpg" xlink:type="simple" xlink:show="embed" xlink:actuate="onLoad" draw:mime-type="image/jpeg"/>
</draw:frame>
 Комітетпостійних представників ЄС на рівні послів (Coreper II) погодив дати виборівдо Європарламенту, що мають відбутися наступного року.</text:p>
      <text:p text:style-name="P4">
Про це повідомляється в акаунті Шведського головування в ЄС у  <text:a xlink:type="simple" xlink:href="https://twitter.com/sweden2023eu" text:style-name="Internet_20_link" text:visited-style-name="Visited_20_Internet_20_Link">
</text:a>
 , передає Укрінформ.</text:p>
      <text:p text:style-name="P4">
«Посли <text:a xlink:type="simple" xlink:href="https://www.ukrinform.ua/tag-evrosouz" text:style-name="Internet_20_link" text:visited-style-name="Visited_20_Internet_20_Link">
 </text:a>
 щойно погодили встановленнядати наступних виборів до Європейського парламенту з 6 до 9 червня 2024 року»,- йдеться у дописі.</text:p>
      <text:p text:style-name="P4">
<text:span text:style-name="T4">
Читайте також:</text:span>
 <text:a xlink:type="simple" xlink:href="https://www.ukrinform.ua/rubric-world/3707325-francia-proponue-evroparlamentu-pereihati-u-novu-budivlu-u-strasburzi.html" text:style-name="Internet_20_link" text:visited-style-name="Visited_20_Internet_20_Link">
 <text:span text:style-name="T4">
Європарламент</text:span>
 </text:a>
</text:p>
      <text:p text:style-name="P4">
Як повідомлялося, вибори до Європарламенту проводяться раз на п’ять років, прицьому кількість депутатів від кожної з країн-членів визначається чисельністюїї населення.</text:p>
      <text:p text:style-name="P4">
Source: <text:a xlink:type="simple" xlink:href="https://www.ukrinform.ua/rubric-world/3710547-posli-es-pogodili-datu-majbutnih-viboriv-do-evroparlamentu.html" text:style-name="Internet_20_link" text:visited-style-name="Visited_20_Internet_20_Link">
https://www.ukrinform.ua/rubric-world/3710547-posli-es-pogodili-datu-majbutnih-viboriv-do-evroparlamentu.html</text:a>
</text:p>
      <!--NEWS-->
      <text:h text:style-name="P10" text:outline-level="1">
<text:span text:style-name="T4">
At Zaporizhzhia and Kherson directions Russian army shelled Olhivske, Malynivka, Huliaipole, ...</text:span>
</text:h>
      <text:p text:style-name="P4">
Authors: liveuamap (Language: en)</text:p>
      <text:p text:style-name="P4">
Time: 2023-05-17T-61:39:00</text:p>
      <text:p text:style-name="P4">
Location: Kherson (Latitude:46.56078 Longtitude:32.33398)</text:p>
      <text:p text:style-name="P4">
Videos: []</text:p>
      <text:p text:style-name="P4">
Images: []</text:p>
      <text:p text:style-name="P4">
Tags: ["Russia"]</text:p>
      <text:p text:style-name="P4">
ID: 22563476</text:p>
      <!--METADATA-->
      <text:p text:style-name="P4">
At Zaporizhzhia and Kherson directions Russian army shelled Olhivske,Malynivka, Huliaipole, Zaliznychne, Huliaipilske, Bilohirya, Scherbaky,Stepove and Kamyanske of Zaporizhzhia region, also Tokarivka, Molodizhne andKizomys of Kherson region and Kherson city. Russian aviation conductedairstrikes at Vremivka of Donetsk region, Mala Tokmachka, Novodanylivka ofZaporizhzhia region and Beryslav and Kizomys of Kherson region, - GeneralStaff of Armed Forces of Ukraine says in the morning report</text:p>
      <text:p text:style-name="P4">
News Collection Link: <text:a xlink:type="simple" xlink:href="https://liveuamap.com/en/2023/17-may-at-zaporizhzhia-and-kherson-directions-russian-army" text:style-name="Internet_20_link" text:visited-style-name="Visited_20_Internet_20_Link">
https://liveuamap.com/en/2023/17-may-at-zaporizhzhia-and-kherson-directions-russian-army</text:a>
</text:p>
      <text:p text:style-name="P4">
Source: <text:a xlink:type="simple" xlink:href="https://t.me/lumsrc/4815" text:style-name="Internet_20_link" text:visited-style-name="Visited_20_Internet_20_Link">
https://t.me/lumsrc/4815</text:a>
</text:p>
      <!--NEWS-->
      <text:h text:style-name="P10" text:outline-level="1">
<text:span text:style-name="T4">
США готують пакет допомоги Україні на $60 мільярдів</text:span>
</text:h>
      <text:p text:style-name="P4">
Authors: Ukrinform (Person)</text:p>
      <text:p text:style-name="P4">
Publisher: Укринформ (Organization)</text:p>
      <text:p text:style-name="P4">
Published Time: 2023-05-17T-62:27:50+03:00</text:p>
      <text:p text:style-name="P4">
Modified Time: 2023-05-17T21:27:50+03:00</text:p>
      <text:p text:style-name="P4">
Description: У вересні США планують оголосити пакет допомоги Україні на 2024 рік. — Укрінформ.</text:p>
      <text:p text:style-name="P4">
Images: ["<text:a xlink:type="simple" xlink:href="https://static.ukrinform.com/photos/2023_02/thumb_files/630_360_1676889541-543.jpg" text:style-name="Internet_20_link" text:visited-style-name="Visited_20_Internet_20_Link">
630_360_16768...</text:a>
", "<text:a xlink:type="simple" xlink:href="https://static.ukrinform.com/photos/2023_05/1684344103-435.jpg" text:style-name="Internet_20_link" text:visited-style-name="Visited_20_Internet_20_Link">
1684344103-43...</text:a>
"]</text:p>
      <text:p text:style-name="P4">
Tags: ['США', 'Україна', 'Волкер', 'допомога']</text:p>
      <text:p text:style-name="P4">
Type: Article</text:p>
      <!--METADATA-->
      <text:p text:style-name="P4">
<draw:frame draw:style-name="fr1" draw:name="Image53" text:anchor-type="as-char" svg:width="6.9236in" svg:height="3.956343in" draw:z-index="0">
<draw:image xlink:href="../Images/yкринформ/2023-05-17T-62-27-50-03-00/630_360_1676889541-543.jpg" xlink:type="simple" xlink:show="embed" xlink:actuate="onLoad" draw:mime-type="image/jpeg"/>
</draw:frame>
 У вересніСША планують оголосити пакет допомоги Україні на 2024 рік.</text:p>
      <text:p text:style-name="P4">
Про це під час брифінгу в Одесі повідомив колишній спецпредставник ДерждепуСША з питань України Курт Волкер, передає Укрінформ.</text:p>
      <text:p text:style-name="P4">
«Восени ми запровадимо ще один пакет допомоги, який буде підтримувати Українупротягом 2024 року. Зараз ми обговорюємо цей пакет в 60 млрд доларів, який, ядумаю, буде запроваджено у вересні. Пакет планується узгодити допрезидентських виборів у <text:a xlink:type="simple" xlink:href="https://www.ukrinform.ua/tag-ssa" text:style-name="Internet_20_link" text:visited-style-name="Visited_20_Internet_20_Link">
 </text:a>
 », - заявивВолкер.</text:p>
      <text:p text:style-name="P4">
<draw:frame draw:style-name="fr1" draw:name="Image54" text:anchor-type="as-char" svg:width="6.9236in" svg:height="4.615733in" draw:z-index="0">
<draw:image xlink:href="../Images/yкринформ/2023-05-17T-62-27-50-03-00/1684344103-435.jpg" xlink:type="simple" xlink:show="embed" xlink:actuate="onLoad" draw:mime-type="image/jpeg"/>
</draw:frame>
</text:p>
      <text:p text:style-name="P4">
Також експредставник Держдепу США додав, що у США достатньо коштів, щобпідтримати контрнаступ ЗСУ, який має розпочатися на початку літа та триватимедо осені.</text:p>
      <text:p text:style-name="P4">
<text:span text:style-name="T4">
Читайте також:</text:span>
 <text:a xlink:type="simple" xlink:href="https://www.ukrinform.ua/rubric-ato/3709532-urad-nimeccini-pocav-formuvati-paket-vijskovoi-dopomogi-ukraini.html" text:style-name="Internet_20_link" text:visited-style-name="Visited_20_Internet_20_Link">
 <text:span text:style-name="T4">
допомог</text:span>
 </text:a>
</text:p>
      <text:p text:style-name="P4">
Як повідомлялося, раніше Волкер заявив, що кошти, які будуть використовуватисядля відбудови України мають надходити на спеціально створений фондінвестування. Також, на його думку, потрібно створити спеціальний виконавчийорган, який буде регулювати процес відновлення України»</text:p>
      <text:p text:style-name="P4">
Процес повоєнної  <text:a xlink:type="simple" xlink:href="https://www.ukrinform.ua/rubric-vidbudova/3710635-vidbudova-ukraini-moze-zaversitisa-do-lita-2026-roku-volker.html" text:style-name="Internet_20_link" text:visited-style-name="Visited_20_Internet_20_Link">
 </text:a>
 України, за підрахунками експертів, має завершитися до червня2026 року.</text:p>
      <text:p text:style-name="P4">
Source: <text:a xlink:type="simple" xlink:href="https://www.ukrinform.ua/rubric-ato/3710657-ssa-gotuut-paket-dopomogi-ukraini-na-60-milardiv.html" text:style-name="Internet_20_link" text:visited-style-name="Visited_20_Internet_20_Link">
https://www.ukrinform.ua/rubric-ato/3710657-ssa-gotuut-paket-dopomogi-ukraini-na-60-milardiv.html</text:a>
</text:p>
      <!--NEWS-->
      <text:h text:style-name="P10" text:outline-level="1">
<text:span text:style-name="T4">
Odeska Oblast(20:51). Red Alert: aerial threat. Sirens sounding. Take cover now!</text:span>
</text:h>
      <text:p text:style-name="P4">
Authors: liveuamap (Language: en)</text:p>
      <text:p text:style-name="P4">
Time: 2023-05-17T-6:52:00</text:p>
      <text:p text:style-name="P4">
Location: Odeska Oblast (Latitude:46.7506 Longtitude:30.25064)</text:p>
      <text:p text:style-name="P4">
Videos: []</text:p>
      <text:p text:style-name="P4">
Images: []</text:p>
      <text:p text:style-name="P4">
Tags: ["Europe", "Central and Eastern Europe"]</text:p>
      <text:p text:style-name="P4">
ID: 22563574</text:p>
      <!--METADATA-->
      <text:p text:style-name="P4">
Odeska Oblast(20:51). Red Alert: aerial threat. Sirens sounding. Take covernow!</text:p>
      <text:p text:style-name="P4">
News Collection Link: <text:a xlink:type="simple" xlink:href="https://liveuamap.com/en/2023/17-may-odeska-oblast2051-red-alert-aerial-thrg" text:style-name="Internet_20_link" text:visited-style-name="Visited_20_Internet_20_Link">
https://liveuamap.com/en/2023/17-may-odeska-oblast2051-red-alert-aerial-thrg</text:a>
</text:p>
      <text:p text:style-name="P4">
Source: <text:a xlink:type="simple" xlink:href="https://t.me/suspilneodesa/23292" text:style-name="Internet_20_link" text:visited-style-name="Visited_20_Internet_20_Link">
https://t.me/suspilneodesa/23292</text:a>
</text:p>
      <!--NEWS-->
      <text:h text:style-name="P10" text:outline-level="1">
<text:span text:style-name="T4">
У Сеулі з’явиться перший у Південній Кореї україномовний аудіогід – Зеленська</text:span>
</text:h>
      <text:p text:style-name="P4">
Authors: Ukrinform (Person)</text:p>
      <text:p text:style-name="P4">
Publisher: Укринформ (Organization)</text:p>
      <text:p text:style-name="P4">
Published Time: 2023-05-17T-89:15:00+03:00</text:p>
      <text:p text:style-name="P4">
Modified Time: 2023-05-17T19:15:00+03:00</text:p>
      <text:p text:style-name="P4">
Description: Україна та столиця Республіки Корея підписали меморандум про старт робіт із запуску першого у Республіці Корея україномовного аудіогіда, який працюватиме в культурно-мистецькому комплексі «Седжон». — Укрінформ.</text:p>
      <text:p text:style-name="P4">
Images: ["<text:a xlink:type="simple" xlink:href="https://static.ukrinform.com/photos/2023_05/thumb_files/630_360_1684339759-421.jpg" text:style-name="Internet_20_link" text:visited-style-name="Visited_20_Internet_20_Link">
630_360_16843...</text:a>
", "<text:a xlink:type="simple" xlink:href="https://static.ukrinform.com/photos/2023_05/1684339665-540.jpeg" text:style-name="Internet_20_link" text:visited-style-name="Visited_20_Internet_20_Link">
1684339665-54...</text:a>
", "<text:a xlink:type="simple" xlink:href="https://static.ukrinform.com/photos/2023_05/1684339664-476.jpeg" text:style-name="Internet_20_link" text:visited-style-name="Visited_20_Internet_20_Link">
1684339664-47...</text:a>
"]</text:p>
      <text:p text:style-name="P4">
Tags: ['Корея', 'Україна', 'Олена Зеленська', 'Аудіогід']</text:p>
      <text:p text:style-name="P4">
Type: Article</text:p>
      <!--METADATA-->
      <text:p text:style-name="P4">
<draw:frame draw:style-name="fr1" draw:name="Image55" text:anchor-type="as-char" svg:width="6.9236in" svg:height="3.956343in" draw:z-index="0">
<draw:image xlink:href="../Images/yкринформ/2023-05-17T-89-15-00-03-00/630_360_1684339759-421.jpg" xlink:type="simple" xlink:show="embed" xlink:actuate="onLoad" draw:mime-type="image/jpeg"/>
</draw:frame>
 Україната столиця Республіки Корея підписали меморандум про старт робіт із запускупершого у Республіці Корея україномовного аудіогіда, який працюватиме вкультурно-мистецькому комплексі «Седжон».</text:p>
      <text:p text:style-name="P4">
Про це повідомила дружина Президента Олена Зеленська у  <text:a xlink:type="simple" xlink:href="https://t.me/FirstLadyOfUkraine/3148" text:style-name="Internet_20_link" text:visited-style-name="Visited_20_Internet_20_Link">
</text:a>
 , передає Укрінформ.</text:p>
      <text:p text:style-name="P4">
«Була рада сьогодні відвідати мерію міста Сеул для підписання меморандуму міжПосольством України в Республіці Корея та мерією щодо співробітництва упросуванні культурних та мистецьких обмінів, зокрема щодо реалізації проєктувпровадження україномовного аудіогіда в найбільшому культурно-мистецькомукомплексі столиці «Седжон», - зазначила перша леді.</text:p>
      <text:p text:style-name="P4">
<draw:frame draw:style-name="fr1" draw:name="Image56" text:anchor-type="as-char" svg:width="6.9236in" svg:height="4.622144in" draw:z-index="0">
<draw:image xlink:href="../Images/yкринформ/2023-05-17T-89-15-00-03-00/1684339665-540.jpeg" xlink:type="simple" xlink:show="embed" xlink:actuate="onLoad" draw:mime-type="image/jpeg"/>
</draw:frame>
</text:p>
      <text:p text:style-name="P4">
За її словами, уже цього року, одразу після реновації, має з’явитися перший уРеспубліці Корея україномовний аудіогід.</text:p>
      <text:p text:style-name="P4">
<text:span text:style-name="T4">
Читайте також:</text:span>
 <text:a xlink:type="simple" xlink:href="https://www.ukrinform.ua/rubric-polytics/3709879-zelenska-u-seuli-zustrilasa-iz-prezidentom-pivdennoi-korei.html" text:style-name="Internet_20_link" text:visited-style-name="Visited_20_Internet_20_Link">
 <text:span text:style-name="T4">
Кореї</text:span>
 </text:a>
</text:p>
      <text:p text:style-name="P4">
Зеленська розповіла, що в «Седжоні» знаходяться найбільший у країні театр,Сеульська опера, Галерея мистецького форуму, представлені колективитрадиційних мистецтв.</text:p>
      <text:p text:style-name="P4">
«Тут, у Республіці Корея, кажуть, що навіть маленький дощ може намочити одяг.А значить, відкриття нашого аудіогіда стане початком великої важливоїспівпраці, щоб наші культури глибше знайомились між собою», - переконанадружина Президента.</text:p>
      <text:p text:style-name="P4">
<draw:frame draw:style-name="fr1" draw:name="Image57" text:anchor-type="as-char" svg:width="6.9236in" svg:height="4.615733in" draw:z-index="0">
<draw:image xlink:href="../Images/yкринформ/2023-05-17T-89-15-00-03-00/1684339664-476.jpeg" xlink:type="simple" xlink:show="embed" xlink:actuate="onLoad" draw:mime-type="image/jpeg"/>
</draw:frame>
</text:p>
      <text:p text:style-name="P4">
Вона також нагадала, що на початку 2000-х років підтримка культури сталадержавним пріоритетом для Республіки Корея і нині вже видно результат, коли«корейська хвиля» – музика, кіно, субкультура – вражає весь світ.</text:p>
      <text:p text:style-name="P4">
<text:span text:style-name="T4">
Читайте також:</text:span>
 <text:a xlink:type="simple" xlink:href="https://www.ukrinform.ua/rubric-economy/3710271-ukraina-zalucit-do-8-milardiv-vid-korei-za-pilgovimi-umovami.html" text:style-name="Internet_20_link" text:visited-style-name="Visited_20_Internet_20_Link">
 <text:span text:style-name="T4">
Кореї</text:span>
 </text:a>
</text:p>
      <text:p text:style-name="P4">
«Упевнена: в сучасному світі географічна відстань не має значення –світоглядно ми точно маємо дуже багато спільного. Адже найголовніше, що уцентрі обох наших <text:a xlink:type="simple" xlink:href="https://www.ukrinform.ua/tag-kultura" text:style-name="Internet_20_link" text:visited-style-name="Visited_20_Internet_20_Link">
 </text:a>
 – людина та їїправо на свободу», - додала Зеленська.</text:p>
      <text:p text:style-name="P4">
Відео: <text:a xlink:type="simple" xlink:href="https://t.me/FirstLadyOfUkraine/3157" text:style-name="Internet_20_link" text:visited-style-name="Visited_20_Internet_20_Link">
 </text:a>
</text:p>
      <text:p text:style-name="P4">
Як повідомлялося, перша леді України перебуває з візитом у Республіці Корея,де взяла участь в конференції "Азійське лідерство. Ера турбулентності: шлях доспівпраці та інновацій".</text:p>
      <text:p text:style-name="P4">
<text:span text:style-name="T5">
Фото в тексті: Телеграм Олени Зеленської</text:span>
</text:p>
      <text:p text:style-name="P4">
Source: <text:a xlink:type="simple" xlink:href="https://www.ukrinform.ua/rubric-culture/3710614-u-seuli-zavitsa-persij-u-pivdennij-korei-ukrainomovnij-audiogid-zelenska.html" text:style-name="Internet_20_link" text:visited-style-name="Visited_20_Internet_20_Link">
https://www.ukrinform.ua/rubric-culture/3710614-u-seuli-zavitsa-persij-u-pivdennij-korei-ukrainomovnij-audiogid-zelenska.html</text:a>
</text:p>
      <!--NEWS-->
      <text:h text:style-name="P10" text:outline-level="1">
<text:span text:style-name="T4">
General Staff of Armed Forces of Ukraine estimates Russian losses at 200590</text:span>
</text:h>
      <text:p text:style-name="P4">
Authors: liveuamap (Language: en)</text:p>
      <text:p text:style-name="P4">
Time: 2023-05-17T01:49:00</text:p>
      <text:p text:style-name="P4">
Location: Kyiv, Kyiv city (Latitude:50.44426 Longtitude:30.52914)</text:p>
      <text:p text:style-name="P4">
Videos: []</text:p>
      <text:p text:style-name="P4">
Images: ["<text:a xlink:type="simple" xlink:href="https://liveuamap.com/pics/2023/05/17/22563438_0.jpg" text:style-name="Internet_20_link" text:visited-style-name="Visited_20_Internet_20_Link">
22563438_0.jpg</text:a>
"]</text:p>
      <text:p text:style-name="P4">
Tags: ["Europe", "Central and Eastern Europe"]</text:p>
      <text:p text:style-name="P4">
ID: 22563438</text:p>
      <!--METADATA-->
      <text:p text:style-name="P4">
General Staff of Armed Forces of Ukraine estimates Russian losses at 200590</text:p>
      <text:p text:style-name="P4">
<draw:frame draw:style-name="fr1" draw:name="Image58" text:anchor-type="as-char" svg:width="6.9236in" svg:height="9.200797in" draw:z-index="0">
<draw:image xlink:href="../Images/liveuamap/2023-05-17T01-49-00/22563438_0.jpg" xlink:type="simple" xlink:show="embed" xlink:actuate="onLoad" draw:mime-type="image/jpeg"/>
</draw:frame>
</text:p>
      <text:p text:style-name="P4">
News Collection Link: <text:a xlink:type="simple" xlink:href="https://liveuamap.com/en/2023/17-may-general-staff-of-armed-forces-of-ukraine-estimates" text:style-name="Internet_20_link" text:visited-style-name="Visited_20_Internet_20_Link">
https://liveuamap.com/en/2023/17-may-general-staff-of-armed-forces-of-ukraine-estimates</text:a>
</text:p>
      <text:p text:style-name="P4">
Source: <text:a xlink:type="simple" xlink:href="https://t.me/GeneralStaffZSU/7841" text:style-name="Internet_20_link" text:visited-style-name="Visited_20_Internet_20_Link">
https://t.me/GeneralStaffZSU/7841</text:a>
</text:p>
      <!--NEWS-->
      <text:h text:style-name="P10" text:outline-level="1">
<text:span text:style-name="T4">
Drone dropped 2 explosive devices at border guards checkpoint in Schebekine of Belgorod region</text:span>
</text:h>
      <text:p text:style-name="P4">
Authors: liveuamap (Language: en)</text:p>
      <text:p text:style-name="P4">
Time: 2023-05-17T01:51:00</text:p>
      <text:p text:style-name="P4">
Location: Kharkiv Oblast (Latitude:50.35242 Longtitude:36.92213)</text:p>
      <text:p text:style-name="P4">
Videos: []</text:p>
      <text:p text:style-name="P4">
Images: []</text:p>
      <text:p text:style-name="P4">
Tags: ["Russia", "Central and Eastern Europe"]</text:p>
      <text:p text:style-name="P4">
ID: 22563460</text:p>
      <!--METADATA-->
      <text:p text:style-name="P4">
Drone dropped 2 explosive devices at border guards checkpoint in Schebekine ofBelgorod region</text:p>
      <text:p text:style-name="P4">
News Collection Link: <text:a xlink:type="simple" xlink:href="https://liveuamap.com/en/2023/17-may-drone-dropped-2-explosive-devices-at-border-guards" text:style-name="Internet_20_link" text:visited-style-name="Visited_20_Internet_20_Link">
https://liveuamap.com/en/2023/17-may-drone-dropped-2-explosive-devices-at-border-guards</text:a>
</text:p>
      <text:p text:style-name="P4">
Source: <text:a xlink:type="simple" xlink:href="https://t.me/bbbreaking/155595" text:style-name="Internet_20_link" text:visited-style-name="Visited_20_Internet_20_Link">
https://t.me/bbbreaking/155595</text:a>
</text:p>
      <!--NEWS-->
      <text:h text:style-name="P10" text:outline-level="1">
<text:span text:style-name="T4">
Donetsk Oblast(08:49). Red Alert: aerial threat. Sirens sounding. Take cover now!</text:span>
</text:h>
      <text:p text:style-name="P4">
Authors: liveuamap (Language: en)</text:p>
      <text:p text:style-name="P4">
Time: 2023-05-17T02:50:00</text:p>
      <text:p text:style-name="P4">
Location: Donetsk Oblast (Latitude:48.72744 Longtitude:37.5781)</text:p>
      <text:p text:style-name="P4">
Videos: []</text:p>
      <text:p text:style-name="P4">
Images: []</text:p>
      <text:p text:style-name="P4">
Tags: ["Europe", "Central and Eastern Europe"]</text:p>
      <text:p text:style-name="P4">
ID: 22563458</text:p>
      <!--METADATA-->
      <text:p text:style-name="P4">
Donetsk Oblast(08:49). Red Alert: aerial threat. Sirens sounding. Take covernow!</text:p>
      <text:p text:style-name="P4">
News Collection Link: <text:a xlink:type="simple" xlink:href="https://liveuamap.com/en/2023/17-may-donetsk-oblast0849-red-alert-aerial-thg" text:style-name="Internet_20_link" text:visited-style-name="Visited_20_Internet_20_Link">
https://liveuamap.com/en/2023/17-may-donetsk-oblast0849-red-alert-aerial-thg</text:a>
</text:p>
      <text:p text:style-name="P4">
Source: <text:a xlink:type="simple" xlink:href="https://t.me/air_alert_ua/45661" text:style-name="Internet_20_link" text:visited-style-name="Visited_20_Internet_20_Link">
https://t.me/air_alert_ua/45661</text:a>
</text:p>
      <!--NEWS-->
      <text:h text:style-name="P10" text:outline-level="1">
<text:span text:style-name="T4">
Russian army shelled a hospital in Beryslav</text:span>
</text:h>
      <text:p text:style-name="P4">
Authors: liveuamap (Language: en)</text:p>
      <text:p text:style-name="P4">
Time: 2023-05-17T03:10:45</text:p>
      <text:p text:style-name="P4">
Location: Kherson (Latitude:46.83741 Longtitude:33.41423)</text:p>
      <text:p text:style-name="P4">
Videos: []</text:p>
      <text:p text:style-name="P4">
Images: ["<text:a xlink:type="simple" xlink:href="https://liveuamap.com/pics/2023/05/17/22563459_0.jpg" text:style-name="Internet_20_link" text:visited-style-name="Visited_20_Internet_20_Link">
22563459_0.jpg</text:a>
", "<text:a xlink:type="simple" xlink:href="https://liveuamap.com/pics/2023/05/17/22563459_1.jpg" text:style-name="Internet_20_link" text:visited-style-name="Visited_20_Internet_20_Link">
22563459_1.jpg</text:a>
", "<text:a xlink:type="simple" xlink:href="https://liveuamap.com/pics/2023/05/17/22563459_2.jpg" text:style-name="Internet_20_link" text:visited-style-name="Visited_20_Internet_20_Link">
22563459_2.jpg</text:a>
", "<text:a xlink:type="simple" xlink:href="https://liveuamap.com/pics/2023/05/17/22563459_3.jpg" text:style-name="Internet_20_link" text:visited-style-name="Visited_20_Internet_20_Link">
22563459_3.jpg</text:a>
", "<text:a xlink:type="simple" xlink:href="https://liveuamap.com/pics/2023/05/17/22563459_4.jpg" text:style-name="Internet_20_link" text:visited-style-name="Visited_20_Internet_20_Link">
22563459_4.jpg</text:a>
", "<text:a xlink:type="simple" xlink:href="https://liveuamap.com/pics/2023/05/17/22563459_5.jpg" text:style-name="Internet_20_link" text:visited-style-name="Visited_20_Internet_20_Link">
22563459_5.jpg</text:a>
", "<text:a xlink:type="simple" xlink:href="https://liveuamap.com/pics/2023/05/17/22563459_6.jpg" text:style-name="Internet_20_link" text:visited-style-name="Visited_20_Internet_20_Link">
22563459_6.jpg</text:a>
"]</text:p>
      <text:p text:style-name="P4">
Tags: ["Europe", "Central and Eastern Europe"]</text:p>
      <text:p text:style-name="P4">
ID: 22563459</text:p>
      <!--METADATA-->
      <text:p text:style-name="P4">
Russian army shelled a hospital in Beryslav</text:p>
      <text:p text:style-name="P4">
<draw:frame draw:style-name="fr1" draw:name="Image59" text:anchor-type="as-char" svg:width="6.9236in" svg:height="5.210009in" draw:z-index="0">
<draw:image xlink:href="../Images/liveuamap/2023-05-17T03-10-45/22563459_0.jpg" xlink:type="simple" xlink:show="embed" xlink:actuate="onLoad" draw:mime-type="image/jpeg"/>
</draw:frame>
<draw:frame draw:style-name="fr1" draw:name="Image60" text:anchor-type="as-char" svg:width="6.9236in" svg:height="9.200797in" draw:z-index="0">
<draw:image xlink:href="../Images/liveuamap/2023-05-17T03-10-45/22563459_1.jpg" xlink:type="simple" xlink:show="embed" xlink:actuate="onLoad" draw:mime-type="image/jpeg"/>
</draw:frame>
<draw:frame draw:style-name="fr1" draw:name="Image61" text:anchor-type="as-char" svg:width="6.9236in" svg:height="9.231467in" draw:z-index="0">
<draw:image xlink:href="../Images/liveuamap/2023-05-17T03-10-45/22563459_2.jpg" xlink:type="simple" xlink:show="embed" xlink:actuate="onLoad" draw:mime-type="image/jpeg"/>
</draw:frame>
<draw:frame draw:style-name="fr1" draw:name="Image62" text:anchor-type="as-char" svg:width="6.9236in" svg:height="9.231467in" draw:z-index="0">
<draw:image xlink:href="../Images/liveuamap/2023-05-17T03-10-45/22563459_3.jpg" xlink:type="simple" xlink:show="embed" xlink:actuate="onLoad" draw:mime-type="image/jpeg"/>
</draw:frame>
<draw:frame draw:style-name="fr1" draw:name="Image63" text:anchor-type="as-char" svg:width="6.9236in" svg:height="5.210009in" draw:z-index="0">
<draw:image xlink:href="../Images/liveuamap/2023-05-17T03-10-45/22563459_4.jpg" xlink:type="simple" xlink:show="embed" xlink:actuate="onLoad" draw:mime-type="image/jpeg"/>
</draw:frame>
<draw:frame draw:style-name="fr1" draw:name="Image64" text:anchor-type="as-char" svg:width="6.9236in" svg:height="5.210009in" draw:z-index="0">
<draw:image xlink:href="../Images/liveuamap/2023-05-17T03-10-45/22563459_5.jpg" xlink:type="simple" xlink:show="embed" xlink:actuate="onLoad" draw:mime-type="image/jpeg"/>
</draw:frame>
<draw:frame draw:style-name="fr1" draw:name="Image65" text:anchor-type="as-char" svg:width="6.9236in" svg:height="5.210009in" draw:z-index="0">
<draw:image xlink:href="../Images/liveuamap/2023-05-17T03-10-45/22563459_6.jpg" xlink:type="simple" xlink:show="embed" xlink:actuate="onLoad" draw:mime-type="image/jpeg"/>
</draw:frame>
</text:p>
      <text:p text:style-name="P4">
News Collection Link: <text:a xlink:type="simple" xlink:href="https://liveuamap.com/en/2023/17-may-russian-army-shelled-a-hospital-in-beryslav" text:style-name="Internet_20_link" text:visited-style-name="Visited_20_Internet_20_Link">
https://liveuamap.com/en/2023/17-may-russian-army-shelled-a-hospital-in-beryslav</text:a>
</text:p>
      <text:p text:style-name="P4">
Source: <text:a xlink:type="simple" xlink:href="https://t.me/hueviyherson/39546" text:style-name="Internet_20_link" text:visited-style-name="Visited_20_Internet_20_Link">
https://t.me/hueviyherson/39546</text:a>
</text:p>
      <!--NEWS-->
      <text:h text:style-name="P10" text:outline-level="1">
<text:span text:style-name="T4">
According to Russian media Ukrainian army used tank on the border near Staryy Khutir of Belgo...</text:span>
</text:h>
      <text:p text:style-name="P4">
Authors: liveuamap (Language: en)</text:p>
      <text:p text:style-name="P4">
Time: 2023-05-17T03:18:00</text:p>
      <text:p text:style-name="P4">
Location: Belgorod (Latitude:50.23394 Longtitude:37.62067)</text:p>
      <text:p text:style-name="P4">
Videos: []</text:p>
      <text:p text:style-name="P4">
Images: []</text:p>
      <text:p text:style-name="P4">
Tags: ["Russia", "Central and Eastern Europe"]</text:p>
      <text:p text:style-name="P4">
ID: 22563461</text:p>
      <!--METADATA-->
      <text:p text:style-name="P4">
According to Russian media Ukrainian army used tank on the border near StaryyKhutir of Belgorod region for the first time</text:p>
      <text:p text:style-name="P4">
News Collection Link: <text:a xlink:type="simple" xlink:href="https://liveuamap.com/en/2023/17-may-according-to-russian-media-ukrainian-army-used-tank" text:style-name="Internet_20_link" text:visited-style-name="Visited_20_Internet_20_Link">
https://liveuamap.com/en/2023/17-may-according-to-russian-media-ukrainian-army-used-tank</text:a>
</text:p>
      <text:p text:style-name="P4">
Source: <text:a xlink:type="simple" xlink:href="https://t.me/breakingmash/44086" text:style-name="Internet_20_link" text:visited-style-name="Visited_20_Internet_20_Link">
https://t.me/breakingmash/44086</text:a>
</text:p>
      <!--NEWS-->
      <text:h text:style-name="P10" text:outline-level="1">
<text:span text:style-name="T4">
Russian army conducted 31 missile strikes, 57 airstrikes and over 96 shelling with MLRS again...</text:span>
</text:h>
      <text:p text:style-name="P4">
Authors: liveuamap (Language: en)</text:p>
      <text:p text:style-name="P4">
Time: 2023-05-17T04:39:00</text:p>
      <text:p text:style-name="P4">
Location: Kupiansk (Latitude:49.76658 Longtitude:37.55024)</text:p>
      <text:p text:style-name="P4">
Videos: []</text:p>
      <text:p text:style-name="P4">
Images: []</text:p>
      <text:p text:style-name="P4">
Tags: ["Russia"]</text:p>
      <text:p text:style-name="P4">
ID: 22563484</text:p>
      <!--METADATA-->
      <text:p text:style-name="P4">
Russian army conducted 31 missile strikes, 57 airstrikes and over 96 shellingwith MLRS against settlements across Ukraine, including Kostyantynivka ofDonetsk, Mykolayiv, Dvorichna, Vovchansk and Tyschenkivka of Kharkiv region, -General Staff of Armed Forces of Ukraine says in the morning report</text:p>
      <text:p text:style-name="P4">
News Collection Link: <text:a xlink:type="simple" xlink:href="https://liveuamap.com/en/2023/17-may-russian-army-conducted-31-missile-strikes-57-airstrikes" text:style-name="Internet_20_link" text:visited-style-name="Visited_20_Internet_20_Link">
https://liveuamap.com/en/2023/17-may-russian-army-conducted-31-missile-strikes-57-airstrikes</text:a>
</text:p>
      <text:p text:style-name="P4">
Source: <text:a xlink:type="simple" xlink:href="https://t.me/lumsrc/4807" text:style-name="Internet_20_link" text:visited-style-name="Visited_20_Internet_20_Link">
https://t.me/lumsrc/480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7T04:45:26</text:p>
      <text:p text:style-name="P4">
Location: Marinka, Donetsk Oblast (Latitude:47.93785 Longtitude:37.4996)</text:p>
      <text:p text:style-name="P4">
Videos: []</text:p>
      <text:p text:style-name="P4">
Images: []</text:p>
      <text:p text:style-name="P4">
Tags: ["Russia"]</text:p>
      <text:p text:style-name="P4">
ID: 22563475</text:p>
      <!--METADATA-->
      <text:p text:style-name="P4">
Russian forces conducting offensive actions at Lyman, Bakhmut, Avdiivka andMaryinka directions. Ukrainian military had 55 combat engagements with andRussian forces. Russian forces attempting to advance near Masutivka of Kharkivregion and Novoselivske and Stelmakhivka, Bilohorivka of Luhansk region,Bakhmut, Ivanivske, Maryinka, - General Staff of Armed Forces of Ukraine saysin the morning report</text:p>
      <text:p text:style-name="P4">
News Collection Link: <text:a xlink:type="simple" xlink:href="https://liveuamap.com/en/2023/17-may-russian-forces-conducting-offensive-actions-at-lyman" text:style-name="Internet_20_link" text:visited-style-name="Visited_20_Internet_20_Link">
https://liveuamap.com/en/2023/17-may-russian-forces-conducting-offensive-actions-at-lyman</text:a>
</text:p>
      <text:p text:style-name="P4">
Source: <text:a xlink:type="simple" xlink:href="https://t.me/lumsrc/4816" text:style-name="Internet_20_link" text:visited-style-name="Visited_20_Internet_20_Link">
https://t.me/lumsrc/4816</text:a>
</text:p>
      <!--NEWS-->
      <text:h text:style-name="P10" text:outline-level="1">
<text:span text:style-name="T4">
In Reykjavik, at the summit of the Council of Europe, 43 states signed a declaration on the c...</text:span>
</text:h>
      <text:p text:style-name="P4">
Authors: liveuamap (Language: en)</text:p>
      <text:p text:style-name="P4">
Time: 2023-05-17T05:53:54</text:p>
      <text:p text:style-name="P4">
Location: Reykjavík (Latitude:64.14736 Longtitude:-21.9424)</text:p>
      <text:p text:style-name="P4">
Videos: []</text:p>
      <text:p text:style-name="P4">
Images: ["<text:a xlink:type="simple" xlink:href="https://liveuamap.com/pics/2023/05/17/22563489_0.jpg" text:style-name="Internet_20_link" text:visited-style-name="Visited_20_Internet_20_Link">
22563489_0.jpg</text:a>
", "<text:a xlink:type="simple" xlink:href="https://liveuamap.com/pics/2023/05/17/22563489_1.jpg" text:style-name="Internet_20_link" text:visited-style-name="Visited_20_Internet_20_Link">
22563489_1.jpg</text:a>
"]</text:p>
      <text:p text:style-name="P4">
Tags: []</text:p>
      <text:p text:style-name="P4">
ID: 22563489</text:p>
      <!--METADATA-->
      <text:p text:style-name="P4">
In Reykjavik, at the summit of the Council of Europe, 43 states signed adeclaration on the creation of a Register of Damages Caused by Russia'sAggression Against Ukraine</text:p>
      <text:p text:style-name="P4">
<draw:frame draw:style-name="fr1" draw:name="Image67" text:anchor-type="as-char" svg:width="6.9236in" svg:height="4.612849in" draw:z-index="0">
<draw:image xlink:href="../Images/liveuamap/2023-05-17T05-53-54/22563489_1.jpg" xlink:type="simple" xlink:show="embed" xlink:actuate="onLoad" draw:mime-type="image/jpeg"/>
</draw:frame>
</text:p>
      <text:p text:style-name="P4">
News Collection Link: <text:a xlink:type="simple" xlink:href="https://liveuamap.com/en/2023/17-may-in-reykjavik-at-the-summit-of-the-council-of-europe" text:style-name="Internet_20_link" text:visited-style-name="Visited_20_Internet_20_Link">
https://liveuamap.com/en/2023/17-may-in-reykjavik-at-the-summit-of-the-council-of-europe</text:a>
</text:p>
      <text:p text:style-name="P4">
Source: <text:a xlink:type="simple" xlink:href="https://t.me/channel24_ua/88636" text:style-name="Internet_20_link" text:visited-style-name="Visited_20_Internet_20_Link">
https://t.me/channel24_ua/88636</text:a>
</text:p>
      <!--NEWS-->
      <text:h text:style-name="P10" text:outline-level="1">
<text:span text:style-name="T4">
Kharkiv, Kharkivska Oblast, Dnipro, Dnipropetrovska Oblast(12:36). Red Alert: aerial threat. ...</text:span>
</text:h>
      <text:p text:style-name="P4">
Authors: liveuamap (Language: en)</text:p>
      <text:p text:style-name="P4">
Time: 2023-05-17T06:37:00</text:p>
      <text:p text:style-name="P4">
Location: Kharkiv (Latitude:49.98205 Longtitude:36.25223)</text:p>
      <text:p text:style-name="P4">
Videos: []</text:p>
      <text:p text:style-name="P4">
Images: []</text:p>
      <text:p text:style-name="P4">
Tags: ["Europe", "Central and Eastern Europe"]</text:p>
      <text:p text:style-name="P4">
ID: 22563492</text:p>
      <!--METADATA-->
      <text:p text:style-name="P4">
Kharkiv, Kharkivska Oblast, Dnipro, Dnipropetrovska Oblast(12:36). Red Alert:aerial threat. Sirens sounding. Take cover now!</text:p>
      <text:p text:style-name="P4">
News Collection Link: <text:a xlink:type="simple" xlink:href="https://liveuamap.com/en/2023/17-may-kharkiv-kharkivska-oblast-dnipro-dniprg" text:style-name="Internet_20_link" text:visited-style-name="Visited_20_Internet_20_Link">
https://liveuamap.com/en/2023/17-may-kharkiv-kharkivska-oblast-dnipro-dniprg</text:a>
</text:p>
      <text:p text:style-name="P4">
Source: <text:a xlink:type="simple" xlink:href="https://t.me/air_alert_ua/45666" text:style-name="Internet_20_link" text:visited-style-name="Visited_20_Internet_20_Link">
https://t.me/air_alert_ua/45666</text:a>
</text:p>
      <!--NEWS-->
      <text:h text:style-name="P10" text:outline-level="1">
<text:span text:style-name="T4">
Donetsk Oblast(12:45). Red Alert: aerial threat. Sirens sounding. Take cover now!</text:span>
</text:h>
      <text:p text:style-name="P4">
Authors: liveuamap (Language: en)</text:p>
      <text:p text:style-name="P4">
Time: 2023-05-17T06:46:00</text:p>
      <text:p text:style-name="P4">
Location: Donetsk Oblast (Latitude:48.72658 Longtitude:37.57865)</text:p>
      <text:p text:style-name="P4">
Videos: []</text:p>
      <text:p text:style-name="P4">
Images: []</text:p>
      <text:p text:style-name="P4">
Tags: ["Europe", "Central and Eastern Europe"]</text:p>
      <text:p text:style-name="P4">
ID: 22563493</text:p>
      <!--METADATA-->
      <text:p text:style-name="P4">
Donetsk Oblast(12:45). Red Alert: aerial threat. Sirens sounding. Take covernow!</text:p>
      <text:p text:style-name="P4">
News Collection Link: <text:a xlink:type="simple" xlink:href="https://liveuamap.com/en/2023/17-may-donetsk-oblast1245-red-alert-aerial-thg" text:style-name="Internet_20_link" text:visited-style-name="Visited_20_Internet_20_Link">
https://liveuamap.com/en/2023/17-may-donetsk-oblast1245-red-alert-aerial-thg</text:a>
</text:p>
      <text:p text:style-name="P4">
Source: <text:a xlink:type="simple" xlink:href="https://t.me/air_alert_ua/45667" text:style-name="Internet_20_link" text:visited-style-name="Visited_20_Internet_20_Link">
https://t.me/air_alert_ua/45667</text:a>
</text:p>
      <!--NEWS-->
      <text:h text:style-name="P10" text:outline-level="1">
<text:span text:style-name="T4">
Kirovohradska Oblast(13:18). Red Alert: aerial threat. Sirens sounding. Take cover now!</text:span>
</text:h>
      <text:p text:style-name="P4">
Authors: liveuamap (Language: en)</text:p>
      <text:p text:style-name="P4">
Time: 2023-05-17T07:19:00</text:p>
      <text:p text:style-name="P4">
Location: Kirovohradska Oblast (Latitude:48.50000000 Longtitude:32.00000000)</text:p>
      <text:p text:style-name="P4">
Videos: []</text:p>
      <text:p text:style-name="P4">
Images: []</text:p>
      <text:p text:style-name="P4">
Tags: ["Europe", "Central and Eastern Europe"]</text:p>
      <text:p text:style-name="P4">
ID: 22563494</text:p>
      <!--METADATA-->
      <text:p text:style-name="P4">
Kirovohradska Oblast(13:18). Red Alert: aerial threat. Sirens sounding. Takecover now!</text:p>
      <text:p text:style-name="P4">
News Collection Link: <text:a xlink:type="simple" xlink:href="https://liveuamap.com/en/2023/17-may-kirovohradska-oblast1318-red-alert-aerg" text:style-name="Internet_20_link" text:visited-style-name="Visited_20_Internet_20_Link">
https://liveuamap.com/en/2023/17-may-kirovohradska-oblast1318-red-alert-aerg</text:a>
</text:p>
      <text:p text:style-name="P4">
Source: <text:a xlink:type="simple" xlink:href="https://t.me/air_alert_ua/45670" text:style-name="Internet_20_link" text:visited-style-name="Visited_20_Internet_20_Link">
https://t.me/air_alert_ua/45670</text:a>
</text:p>
      <!--NEWS-->
      <text:h text:style-name="P10" text:outline-level="1">
<text:span text:style-name="T4">
Poltavska Oblast(13:19). Red Alert: aerial threat. Sirens sounding. Take cover now!</text:span>
</text:h>
      <text:p text:style-name="P4">
Authors: liveuamap (Language: en)</text:p>
      <text:p text:style-name="P4">
Time: 2023-05-17T07:20:00</text:p>
      <text:p text:style-name="P4">
Location: Poltavska Oblast (Latitude:49.4765 Longtitude:33.81924)</text:p>
      <text:p text:style-name="P4">
Videos: []</text:p>
      <text:p text:style-name="P4">
Images: []</text:p>
      <text:p text:style-name="P4">
Tags: ["Europe", "Central and Eastern Europe"]</text:p>
      <text:p text:style-name="P4">
ID: 22563497</text:p>
      <!--METADATA-->
      <text:p text:style-name="P4">
Poltavska Oblast(13:19). Red Alert: aerial threat. Sirens sounding. Take covernow!</text:p>
      <text:p text:style-name="P4">
News Collection Link: <text:a xlink:type="simple" xlink:href="https://liveuamap.com/en/2023/17-may-poltavska-oblast1319-red-alert-aerial-g" text:style-name="Internet_20_link" text:visited-style-name="Visited_20_Internet_20_Link">
https://liveuamap.com/en/2023/17-may-poltavska-oblast1319-red-alert-aerial-g</text:a>
</text:p>
      <text:p text:style-name="P4">
Source: <text:a xlink:type="simple" xlink:href="https://t.me/suspilnepoltava/11189" text:style-name="Internet_20_link" text:visited-style-name="Visited_20_Internet_20_Link">
https://t.me/suspilnepoltava/11189</text:a>
</text:p>
      <!--NEWS-->
      <text:h text:style-name="P10" text:outline-level="1">
<text:span text:style-name="T4">
Sumska Oblast(13:22). Red Alert: aerial threat. Sirens sounding. Take cover now!</text:span>
</text:h>
      <text:p text:style-name="P4">
Authors: liveuamap (Language: en)</text:p>
      <text:p text:style-name="P4">
Time: 2023-05-17T07:24:00</text:p>
      <text:p text:style-name="P4">
Location: Sumska Oblast (Latitude:51.00000000 Longtitude:34.00000000)</text:p>
      <text:p text:style-name="P4">
Videos: []</text:p>
      <text:p text:style-name="P4">
Images: []</text:p>
      <text:p text:style-name="P4">
Tags: ["Europe", "Central and Eastern Europe"]</text:p>
      <text:p text:style-name="P4">
ID: 22563498</text:p>
      <!--METADATA-->
      <text:p text:style-name="P4">
Sumska Oblast(13:22). Red Alert: aerial threat. Sirens sounding. Take covernow!</text:p>
      <text:p text:style-name="P4">
News Collection Link: <text:a xlink:type="simple" xlink:href="https://liveuamap.com/en/2023/17-may-sumska-oblast1322-red-alert-aerial-thrg" text:style-name="Internet_20_link" text:visited-style-name="Visited_20_Internet_20_Link">
https://liveuamap.com/en/2023/17-may-sumska-oblast1322-red-alert-aerial-thrg</text:a>
</text:p>
      <text:p text:style-name="P4">
Source: <text:a xlink:type="simple" xlink:href="https://t.me/air_alert_ua/45678" text:style-name="Internet_20_link" text:visited-style-name="Visited_20_Internet_20_Link">
https://t.me/air_alert_ua/45678</text:a>
</text:p>
      <!--NEWS-->
      <text:h text:style-name="P10" text:outline-level="1">
<text:span text:style-name="T4">
Dnipro, Dnipropetrovska Oblast, Kharkiv, Kharkivska Oblast(13:19). Red Alert: aerial threat. ...</text:span>
</text:h>
      <text:p text:style-name="P4">
Authors: liveuamap (Language: en)</text:p>
      <text:p text:style-name="P4">
Time: 2023-05-17T07:27:00</text:p>
      <text:p text:style-name="P4">
Location: Dnipro (Latitude:48.45979 Longtitude:35.0381)</text:p>
      <text:p text:style-name="P4">
Videos: []</text:p>
      <text:p text:style-name="P4">
Images: []</text:p>
      <text:p text:style-name="P4">
Tags: ["Europe", "Central and Eastern Europe"]</text:p>
      <text:p text:style-name="P4">
ID: 22563499</text:p>
      <!--METADATA-->
      <text:p text:style-name="P4">
Dnipro, Dnipropetrovska Oblast, Kharkiv, Kharkivska Oblast(13:19). Red Alert:aerial threat. Sirens sounding. Take cover now!</text:p>
      <text:p text:style-name="P4">
News Collection Link: <text:a xlink:type="simple" xlink:href="https://liveuamap.com/en/2023/17-may-dnipro-dnipropetrovska-oblast-kharkiv-g" text:style-name="Internet_20_link" text:visited-style-name="Visited_20_Internet_20_Link">
https://liveuamap.com/en/2023/17-may-dnipro-dnipropetrovska-oblast-kharkiv-g</text:a>
</text:p>
      <text:p text:style-name="P4">
Source: <text:a xlink:type="simple" xlink:href="https://t.me/air_alert_ua/45673" text:style-name="Internet_20_link" text:visited-style-name="Visited_20_Internet_20_Link">
https://t.me/air_alert_ua/45673</text:a>
</text:p>
      <!--NEWS-->
      <text:h text:style-name="P10" text:outline-level="1">
<text:span text:style-name="T4">
Zaporizka Oblast(14:06). Red Alert: aerial threat. Sirens sounding. Take cover now!</text:span>
</text:h>
      <text:p text:style-name="P4">
Authors: liveuamap (Language: en)</text:p>
      <text:p text:style-name="P4">
Time: 2023-05-17T08:10:00</text:p>
      <text:p text:style-name="P4">
Location: Zaporizka Oblast (Latitude:47.612411 Longtitude:35.765191)</text:p>
      <text:p text:style-name="P4">
Videos: []</text:p>
      <text:p text:style-name="P4">
Images: []</text:p>
      <text:p text:style-name="P4">
Tags: ["Europe", "Central and Eastern Europe"]</text:p>
      <text:p text:style-name="P4">
ID: 22563500</text:p>
      <!--METADATA-->
      <text:p text:style-name="P4">
Zaporizka Oblast(14:06). Red Alert: aerial threat. Sirens sounding. Take covernow!</text:p>
      <text:p text:style-name="P4">
News Collection Link: <text:a xlink:type="simple" xlink:href="https://liveuamap.com/en/2023/17-may-zaporizka-oblast1406-red-alert-aerial-g" text:style-name="Internet_20_link" text:visited-style-name="Visited_20_Internet_20_Link">
https://liveuamap.com/en/2023/17-may-zaporizka-oblast1406-red-alert-aerial-g</text:a>
</text:p>
      <text:p text:style-name="P4">
Source: <text:a xlink:type="simple" xlink:href="https://t.me/air_alert_ua/45687" text:style-name="Internet_20_link" text:visited-style-name="Visited_20_Internet_20_Link">
https://t.me/air_alert_ua/45687</text:a>
</text:p>
      <!--NEWS-->
      <text:h text:style-name="P10" text:outline-level="1">
<text:span text:style-name="T4">
Kherson, Khersonska Oblast(14:23). Red Alert: aerial threat. Sirens sounding. Take cover now!</text:span>
</text:h>
      <text:p text:style-name="P4">
Authors: liveuamap (Language: en)</text:p>
      <text:p text:style-name="P4">
Time: 2023-05-17T08:25:00</text:p>
      <text:p text:style-name="P4">
Location: Kherson (Latitude:46.65541 Longtitude:32.61848)</text:p>
      <text:p text:style-name="P4">
Videos: []</text:p>
      <text:p text:style-name="P4">
Images: []</text:p>
      <text:p text:style-name="P4">
Tags: ["Europe", "Central and Eastern Europe"]</text:p>
      <text:p text:style-name="P4">
ID: 22563501</text:p>
      <!--METADATA-->
      <text:p text:style-name="P4">
Kherson, Khersonska Oblast(14:23). Red Alert: aerial threat. Sirens sounding.Take cover now!</text:p>
      <text:p text:style-name="P4">
News Collection Link: <text:a xlink:type="simple" xlink:href="https://liveuamap.com/en/2023/17-may-kherson-khersonska-oblast1423-red-alerg" text:style-name="Internet_20_link" text:visited-style-name="Visited_20_Internet_20_Link">
https://liveuamap.com/en/2023/17-may-kherson-khersonska-oblast1423-red-alerg</text:a>
</text:p>
      <text:p text:style-name="P4">
Source: <text:a xlink:type="simple" xlink:href="https://t.me/air_alert_ua/45689" text:style-name="Internet_20_link" text:visited-style-name="Visited_20_Internet_20_Link">
https://t.me/air_alert_ua/45689</text:a>
</text:p>
      <!--NEWS-->
      <text:h text:style-name="P10" text:outline-level="1">
<text:span text:style-name="T4">
1 child killed as result of shelling in Zelenivka village of Kherson region, 2 more person wo...</text:span>
</text:h>
      <text:p text:style-name="P4">
Authors: liveuamap (Language: en)</text:p>
      <text:p text:style-name="P4">
Time: 2023-05-17T09:48:44</text:p>
      <text:p text:style-name="P4">
Location: Kharkiv, Kharkiv Oblast (Latitude:46.71536 Longtitude:32.64313)</text:p>
      <text:p text:style-name="P4">
Videos: []</text:p>
      <text:p text:style-name="P4">
Images: []</text:p>
      <text:p text:style-name="P4">
Tags: ["Europe", "Central and Eastern Europe"]</text:p>
      <text:p text:style-name="P4">
ID: 22563502</text:p>
      <!--METADATA-->
      <text:p text:style-name="P4">
1 child killed as result of shelling in Zelenivka village of Kherson region, 2more person wounded</text:p>
      <text:p text:style-name="P4">
News Collection Link: <text:a xlink:type="simple" xlink:href="https://liveuamap.com/en/2023/17-may-1-child-killed-as-result-of-shelling-in-zelenivka" text:style-name="Internet_20_link" text:visited-style-name="Visited_20_Internet_20_Link">
https://liveuamap.com/en/2023/17-may-1-child-killed-as-result-of-shelling-in-zelenivka</text:a>
</text:p>
      <text:p text:style-name="P4">
Source: <text:a xlink:type="simple" xlink:href="https://t.me/suspilnenews/20825" text:style-name="Internet_20_link" text:visited-style-name="Visited_20_Internet_20_Link">
https://t.me/suspilnenews/20825</text:a>
</text:p>
      <!--NEWS-->
      <text:h text:style-name="P10" text:outline-level="1">
<text:span text:style-name="T4">
Donetsk Oblast(15:50). Red Alert: aerial threat. Sirens sounding. Take cover now!</text:span>
</text:h>
      <text:p text:style-name="P4">
Authors: liveuamap (Language: en)</text:p>
      <text:p text:style-name="P4">
Time: 2023-05-17T09:53:00</text:p>
      <text:p text:style-name="P4">
Location: Donetsk Oblast (Latitude:48.72811 Longtitude:37.57719)</text:p>
      <text:p text:style-name="P4">
Videos: []</text:p>
      <text:p text:style-name="P4">
Images: []</text:p>
      <text:p text:style-name="P4">
Tags: ["Europe", "Central and Eastern Europe"]</text:p>
      <text:p text:style-name="P4">
ID: 22563503</text:p>
      <!--METADATA-->
      <text:p text:style-name="P4">
Donetsk Oblast(15:50). Red Alert: aerial threat. Sirens sounding. Take covernow!</text:p>
      <text:p text:style-name="P4">
News Collection Link: <text:a xlink:type="simple" xlink:href="https://liveuamap.com/en/2023/17-may-donetsk-oblast1550-red-alert-aerial-thg" text:style-name="Internet_20_link" text:visited-style-name="Visited_20_Internet_20_Link">
https://liveuamap.com/en/2023/17-may-donetsk-oblast1550-red-alert-aerial-thg</text:a>
</text:p>
      <text:p text:style-name="P4">
Source: <text:a xlink:type="simple" xlink:href="https://t.me/air_alert_ua/45693" text:style-name="Internet_20_link" text:visited-style-name="Visited_20_Internet_20_Link">
https://t.me/air_alert_ua/45693</text:a>
</text:p>
      <!--NEWS-->
      <text:h text:style-name="P10" text:outline-level="1">
<text:span text:style-name="T4">
Damage to a Patriot air defense system following a Russian missile attack near Kyiv is minima...</text:span>
</text:h>
      <text:p text:style-name="P4">
Authors: liveuamap (Language: en)</text:p>
      <text:p text:style-name="P4">
Time: 2023-05-17T09:56:32</text:p>
      <text:p text:style-name="P4">
Location: Kyiv, Kyiv city (Latitude:50.45018 Longtitude:30.56105)</text:p>
      <text:p text:style-name="P4">
Videos: []</text:p>
      <text:p text:style-name="P4">
Images: []</text:p>
      <text:p text:style-name="P4">
Tags: ["Russia", "Europe"]</text:p>
      <text:p text:style-name="P4">
ID: 22563505</text:p>
      <!--METADATA-->
      <text:p text:style-name="P4">
Damage to a Patriot air defense system following a Russian missile attack nearKyiv is minimal, three US officials tell CNN. US sent inspectors to examinethe system on Tuesday and system itself remains functional, the officials said</text:p>
      <text:p text:style-name="P4">
News Collection Link: <text:a xlink:type="simple" xlink:href="https://liveuamap.com/en/2023/17-may-damage-to-a-patriot-air-defense-system-following-a" text:style-name="Internet_20_link" text:visited-style-name="Visited_20_Internet_20_Link">
https://liveuamap.com/en/2023/17-may-damage-to-a-patriot-air-defense-system-following-a</text:a>
</text:p>
      <text:p text:style-name="P4">
Source: <text:a xlink:type="simple" xlink:href="https://twitter.com/jimsciutto/status/1658828384602865667" text:style-name="Internet_20_link" text:visited-style-name="Visited_20_Internet_20_Link">
https://twitter.com/jimsciutto/status/1658828384602865667</text:a>
</text:p>
      <!--NEWS-->
      <text:h text:style-name="P10" text:outline-level="1">
<text:span text:style-name="T4">
Erdogan: With the efforts of our country it was decided to extend the Black Sea Grain Corrido...</text:span>
</text:h>
      <text:p text:style-name="P4">
Authors: liveuamap (Language: en)</text:p>
      <text:p text:style-name="P4">
Time: 2023-05-17T10:17:28</text:p>
      <text:p text:style-name="P4">
Location: Ankara (Latitude:39.92948 Longtitude:32.79642)</text:p>
      <text:p text:style-name="P4">
Videos: []</text:p>
      <text:p text:style-name="P4">
Images: []</text:p>
      <text:p text:style-name="P4">
Tags: ["Turkey", "Russia"]</text:p>
      <text:p text:style-name="P4">
ID: 22563507</text:p>
      <!--METADATA-->
      <text:p text:style-name="P4">
Erdogan: With the efforts of our country it was decided to extend the BlackSea Grain Corridor Agreement for another 2 months, also agreed Russia will notprevent the exit of Turkish ships in Mykolaiv and Olvia Ports</text:p>
      <text:p text:style-name="P4">
News Collection Link: <text:a xlink:type="simple" xlink:href="https://liveuamap.com/en/2023/17-may-erdogan-with-the-efforts-of-our-country-it-was-decided" text:style-name="Internet_20_link" text:visited-style-name="Visited_20_Internet_20_Link">
https://liveuamap.com/en/2023/17-may-erdogan-with-the-efforts-of-our-country-it-was-decided</text:a>
</text:p>
      <text:p text:style-name="P4">
Source: <text:a xlink:type="simple" xlink:href="https://twitter.com/RTErdogan/status/1658836616855666689" text:style-name="Internet_20_link" text:visited-style-name="Visited_20_Internet_20_Link">
https://twitter.com/RTErdogan/status/1658836616855666689</text:a>
</text:p>
      <!--NEWS-->
      <text:h text:style-name="P10" text:outline-level="1">
<text:span text:style-name="T4">
Russian Foreign Ministry confirms extension of Black Sea Grain agreement</text:span>
</text:h>
      <text:p text:style-name="P4">
Authors: liveuamap (Language: en)</text:p>
      <text:p text:style-name="P4">
Time: 2023-05-17T11:06:53</text:p>
      <text:p text:style-name="P4">
Location: Moskva, Moscow (Latitude:55.74489 Longtitude:37.58389)</text:p>
      <text:p text:style-name="P4">
Videos: []</text:p>
      <text:p text:style-name="P4">
Images: []</text:p>
      <text:p text:style-name="P4">
Tags: ["Russia", "Trade Wars"]</text:p>
      <text:p text:style-name="P4">
ID: 22563508</text:p>
      <!--METADATA-->
      <text:p text:style-name="P4">
Russian Foreign Ministry confirms extension of Black Sea Grain agreement</text:p>
      <text:p text:style-name="P4">
News Collection Link: <text:a xlink:type="simple" xlink:href="https://liveuamap.com/en/2023/17-may-russian-foreign-ministry-confirms-extension-of-black" text:style-name="Internet_20_link" text:visited-style-name="Visited_20_Internet_20_Link">
https://liveuamap.com/en/2023/17-may-russian-foreign-ministry-confirms-extension-of-black</text:a>
</text:p>
      <text:p text:style-name="P4">
Source: <text:a xlink:type="simple" xlink:href="https://t.me/rusbrief/117987" text:style-name="Internet_20_link" text:visited-style-name="Visited_20_Internet_20_Link">
https://t.me/rusbrief/117987</text:a>
</text:p>
      <!--NEWS-->
      <text:h text:style-name="P10" text:outline-level="1">
<text:span text:style-name="T4">
Donetsk Oblast(17:32). Red Alert: aerial threat. Sirens sounding. Take cover now!</text:span>
</text:h>
      <text:p text:style-name="P4">
Authors: liveuamap (Language: en)</text:p>
      <text:p text:style-name="P4">
Time: 2023-05-17T11:33:00</text:p>
      <text:p text:style-name="P4">
Location: Donetsk Oblast (Latitude:48.72766 Longtitude:37.57933)</text:p>
      <text:p text:style-name="P4">
Videos: []</text:p>
      <text:p text:style-name="P4">
Images: []</text:p>
      <text:p text:style-name="P4">
Tags: ["Europe", "Central and Eastern Europe"]</text:p>
      <text:p text:style-name="P4">
ID: 22563509</text:p>
      <!--METADATA-->
      <text:p text:style-name="P4">
Donetsk Oblast(17:32). Red Alert: aerial threat. Sirens sounding. Take covernow!</text:p>
      <text:p text:style-name="P4">
News Collection Link: <text:a xlink:type="simple" xlink:href="https://liveuamap.com/en/2023/17-may-donetsk-oblast1732-red-alert-aerial-thg" text:style-name="Internet_20_link" text:visited-style-name="Visited_20_Internet_20_Link">
https://liveuamap.com/en/2023/17-may-donetsk-oblast1732-red-alert-aerial-thg</text:a>
</text:p>
      <text:p text:style-name="P4">
Source: <text:a xlink:type="simple" xlink:href="https://t.me/air_alert_ua/45695" text:style-name="Internet_20_link" text:visited-style-name="Visited_20_Internet_20_Link">
https://t.me/air_alert_ua/45695</text:a>
</text:p>
      <!--NEWS-->
      <text:h text:style-name="P10" text:outline-level="1">
<text:span text:style-name="T4">
Poltavska Oblast(18:30). Red Alert: aerial threat. Sirens sounding. Take cover now!</text:span>
</text:h>
      <text:p text:style-name="P4">
Authors: liveuamap (Language: en)</text:p>
      <text:p text:style-name="P4">
Time: 2023-05-17T12:31:00</text:p>
      <text:p text:style-name="P4">
Location: Poltavska Oblast (Latitude:49.47599 Longtitude:33.8196)</text:p>
      <text:p text:style-name="P4">
Videos: []</text:p>
      <text:p text:style-name="P4">
Images: []</text:p>
      <text:p text:style-name="P4">
Tags: ["Europe", "Central and Eastern Europe"]</text:p>
      <text:p text:style-name="P4">
ID: 22563511</text:p>
      <!--METADATA-->
      <text:p text:style-name="P4">
Poltavska Oblast(18:30). Red Alert: aerial threat. Sirens sounding. Take covernow!</text:p>
      <text:p text:style-name="P4">
News Collection Link: <text:a xlink:type="simple" xlink:href="https://liveuamap.com/en/2023/17-may-poltavska-oblast1830-red-alert-aerial-g" text:style-name="Internet_20_link" text:visited-style-name="Visited_20_Internet_20_Link">
https://liveuamap.com/en/2023/17-may-poltavska-oblast1830-red-alert-aerial-g</text:a>
</text:p>
      <text:p text:style-name="P4">
Source: <text:a xlink:type="simple" xlink:href="https://t.me/suspilnepoltava/11197" text:style-name="Internet_20_link" text:visited-style-name="Visited_20_Internet_20_Link">
https://t.me/suspilnepoltava/11197</text:a>
</text:p>
      <!--NEWS-->
      <text:h text:style-name="P10" text:outline-level="1">
<text:span text:style-name="T4">
Dnipro, Dnipropetrovska Oblast(18:30). Red Alert: aerial threat. Sirens sounding. Take cover ...</text:span>
</text:h>
      <text:p text:style-name="P4">
Authors: liveuamap (Language: en)</text:p>
      <text:p text:style-name="P4">
Time: 2023-05-17T12:32:00</text:p>
      <text:p text:style-name="P4">
Location: Dnipro (Latitude:48.45883 Longtitude:35.0376)</text:p>
      <text:p text:style-name="P4">
Videos: []</text:p>
      <text:p text:style-name="P4">
Images: []</text:p>
      <text:p text:style-name="P4">
Tags: ["Europe", "Central and Eastern Europe"]</text:p>
      <text:p text:style-name="P4">
ID: 22563512</text:p>
      <!--METADATA-->
      <text:p text:style-name="P4">
Dnipro, Dnipropetrovska Oblast(18:30). Red Alert: aerial threat. Sirenssounding. Take cover now!</text:p>
      <text:p text:style-name="P4">
News Collection Link: <text:a xlink:type="simple" xlink:href="https://liveuamap.com/en/2023/17-may-dnipro-dnipropetrovska-oblast1830-red-g" text:style-name="Internet_20_link" text:visited-style-name="Visited_20_Internet_20_Link">
https://liveuamap.com/en/2023/17-may-dnipro-dnipropetrovska-oblast1830-red-g</text:a>
</text:p>
      <text:p text:style-name="P4">
Source: <text:a xlink:type="simple" xlink:href="https://t.me/air_alert_ua/45698" text:style-name="Internet_20_link" text:visited-style-name="Visited_20_Internet_20_Link">
https://t.me/air_alert_ua/45698</text:a>
</text:p>
      <!--NEWS-->
      <text:h text:style-name="P10" text:outline-level="1">
<text:span text:style-name="T4">
Explosions were reported in Luhansk</text:span>
</text:h>
      <text:p text:style-name="P4">
Authors: liveuamap (Language: en)</text:p>
      <text:p text:style-name="P4">
Time: 2023-05-17T13:34:49</text:p>
      <text:p text:style-name="P4">
Location: Luhans'k, Luhans'ka oblast (Latitude:48.55093 Longtitude:39.29089)</text:p>
      <text:p text:style-name="P4">
Videos: []</text:p>
      <text:p text:style-name="P4">
Images: ["<text:a xlink:type="simple" xlink:href="https://liveuamap.com/pics/2023/05/17/22563558_0.jpg" text:style-name="Internet_20_link" text:visited-style-name="Visited_20_Internet_20_Link">
22563558_0.jpg</text:a>
", "<text:a xlink:type="simple" xlink:href="https://liveuamap.com/pics/2023/05/17/22563558_1.jpg" text:style-name="Internet_20_link" text:visited-style-name="Visited_20_Internet_20_Link">
22563558_1.jpg</text:a>
"]</text:p>
      <text:p text:style-name="P4">
Tags: []</text:p>
      <text:p text:style-name="P4">
ID: 22563558</text:p>
      <!--METADATA-->
      <text:p text:style-name="P4">
Explosions were reported in Luhansk</text:p>
      <text:p text:style-name="P4">
<draw:frame draw:style-name="fr1" draw:name="Image68" text:anchor-type="as-char" svg:width="6.9236in" svg:height="3.704126in" draw:z-index="0">
<draw:image xlink:href="../Images/liveuamap/2023-05-17T13-34-49/22563558_0.jpg" xlink:type="simple" xlink:show="embed" xlink:actuate="onLoad" draw:mime-type="image/jpeg"/>
</draw:frame>
<draw:frame draw:style-name="fr1" draw:name="Image69" text:anchor-type="as-char" svg:width="6.9236in" svg:height="3.90318in" draw:z-index="0">
<draw:image xlink:href="../Images/liveuamap/2023-05-17T13-34-49/22563558_1.jpg" xlink:type="simple" xlink:show="embed" xlink:actuate="onLoad" draw:mime-type="image/jpeg"/>
</draw:frame>
</text:p>
      <text:p text:style-name="P4">
News Collection Link: <text:a xlink:type="simple" xlink:href="https://liveuamap.com/en/2023/17-may-explosions-were-reported-in-luhansk" text:style-name="Internet_20_link" text:visited-style-name="Visited_20_Internet_20_Link">
https://liveuamap.com/en/2023/17-may-explosions-were-reported-in-luhansk</text:a>
</text:p>
      <text:p text:style-name="P4">
Source: <text:a xlink:type="simple" xlink:href="https://t.me/Donbas_Operativniy/39518" text:style-name="Internet_20_link" text:visited-style-name="Visited_20_Internet_20_Link">
https://t.me/Donbas_Operativniy/39518</text:a>
</text:p>
      <!--NEWS-->
      <text:h text:style-name="P10" text:outline-level="1">
<text:span text:style-name="T4">
Poltavska Oblast(19:41). Red Alert: aerial threat. Sirens sounding. Take cover now!</text:span>
</text:h>
      <text:p text:style-name="P4">
Authors: liveuamap (Language: en)</text:p>
      <text:p text:style-name="P4">
Time: 2023-05-17T13:41:00</text:p>
      <text:p text:style-name="P4">
Location: Poltavska Oblast (Latitude:49.47825 Longtitude:33.8182)</text:p>
      <text:p text:style-name="P4">
Videos: []</text:p>
      <text:p text:style-name="P4">
Images: []</text:p>
      <text:p text:style-name="P4">
Tags: ["Europe", "Central and Eastern Europe"]</text:p>
      <text:p text:style-name="P4">
ID: 22563560</text:p>
      <!--METADATA-->
      <text:p text:style-name="P4">
Poltavska Oblast(19:41). Red Alert: aerial threat. Sirens sounding. Take covernow!</text:p>
      <text:p text:style-name="P4">
News Collection Link: <text:a xlink:type="simple" xlink:href="https://liveuamap.com/en/2023/17-may-poltavska-oblast1941-red-alert-aerial-g" text:style-name="Internet_20_link" text:visited-style-name="Visited_20_Internet_20_Link">
https://liveuamap.com/en/2023/17-may-poltavska-oblast1941-red-alert-aerial-g</text:a>
</text:p>
      <text:p text:style-name="P4">
Source: <text:a xlink:type="simple" xlink:href="https://t.me/suspilnepoltava/11200" text:style-name="Internet_20_link" text:visited-style-name="Visited_20_Internet_20_Link">
https://t.me/suspilnepoltava/11200</text:a>
</text:p>
      <!--NEWS-->
      <text:h text:style-name="P10" text:outline-level="1">
<text:span text:style-name="T4">
Donetsk Oblast, Kirovohradska Oblast(19:41). Red Alert: aerial threat. Sirens sounding. Take ...</text:span>
</text:h>
      <text:p text:style-name="P4">
Authors: liveuamap (Language: en)</text:p>
      <text:p text:style-name="P4">
Time: 2023-05-17T13:42:00</text:p>
      <text:p text:style-name="P4">
Location: Donetsk Oblast (Latitude:48.72679 Longtitude:37.57933)</text:p>
      <text:p text:style-name="P4">
Videos: []</text:p>
      <text:p text:style-name="P4">
Images: []</text:p>
      <text:p text:style-name="P4">
Tags: ["Europe", "Central and Eastern Europe"]</text:p>
      <text:p text:style-name="P4">
ID: 22563561</text:p>
      <!--METADATA-->
      <text:p text:style-name="P4">
Donetsk Oblast, Kirovohradska Oblast(19:41). Red Alert: aerial threat. Sirenssounding. Take cover now!</text:p>
      <text:p text:style-name="P4">
News Collection Link: <text:a xlink:type="simple" xlink:href="https://liveuamap.com/en/2023/17-may-donetsk-oblast-kirovohradska-oblast194g" text:style-name="Internet_20_link" text:visited-style-name="Visited_20_Internet_20_Link">
https://liveuamap.com/en/2023/17-may-donetsk-oblast-kirovohradska-oblast194g</text:a>
</text:p>
      <text:p text:style-name="P4">
Source: <text:a xlink:type="simple" xlink:href="https://t.me/air_alert_ua/45706" text:style-name="Internet_20_link" text:visited-style-name="Visited_20_Internet_20_Link">
https://t.me/air_alert_ua/45706</text:a>
</text:p>
      <!--NEWS-->
      <text:h text:style-name="P10" text:outline-level="1">
<text:span text:style-name="T4">
Dnipro, Dnipropetrovska Oblast(19:43). Red Alert: aerial threat. Sirens sounding. Take cover ...</text:span>
</text:h>
      <text:p text:style-name="P4">
Authors: liveuamap (Language: en)</text:p>
      <text:p text:style-name="P4">
Time: 2023-05-17T13:45:00</text:p>
      <text:p text:style-name="P4">
Location: Dnipro (Latitude:48.4603 Longtitude:35.03913)</text:p>
      <text:p text:style-name="P4">
Videos: []</text:p>
      <text:p text:style-name="P4">
Images: []</text:p>
      <text:p text:style-name="P4">
Tags: ["Europe", "Central and Eastern Europe"]</text:p>
      <text:p text:style-name="P4">
ID: 22563562</text:p>
      <!--METADATA-->
      <text:p text:style-name="P4">
Dnipro, Dnipropetrovska Oblast(19:43). Red Alert: aerial threat. Sirenssounding. Take cover now!</text:p>
      <text:p text:style-name="P4">
News Collection Link: <text:a xlink:type="simple" xlink:href="https://liveuamap.com/en/2023/17-may-dnipro-dnipropetrovska-oblast1943-red-g" text:style-name="Internet_20_link" text:visited-style-name="Visited_20_Internet_20_Link">
https://liveuamap.com/en/2023/17-may-dnipro-dnipropetrovska-oblast1943-red-g</text:a>
</text:p>
      <text:p text:style-name="P4">
Source: <text:a xlink:type="simple" xlink:href="https://t.me/air_alert_ua/45707" text:style-name="Internet_20_link" text:visited-style-name="Visited_20_Internet_20_Link">
https://t.me/air_alert_ua/45707</text:a>
</text:p>
      <!--NEWS-->
      <text:h text:style-name="P10" text:outline-level="1">
<text:span text:style-name="T4">
Donetsk Oblast(20:31). Red Alert: aerial threat. Sirens sounding. Take cover now!</text:span>
</text:h>
      <text:p text:style-name="P4">
Authors: liveuamap (Language: en)</text:p>
      <text:p text:style-name="P4">
Time: 2023-05-17T14:33:00</text:p>
      <text:p text:style-name="P4">
Location: Donetsk Oblast (Latitude:48.72719 Longtitude:37.57893)</text:p>
      <text:p text:style-name="P4">
Videos: []</text:p>
      <text:p text:style-name="P4">
Images: []</text:p>
      <text:p text:style-name="P4">
Tags: ["Europe", "Central and Eastern Europe"]</text:p>
      <text:p text:style-name="P4">
ID: 22563570</text:p>
      <!--METADATA-->
      <text:p text:style-name="P4">
Donetsk Oblast(20:31). Red Alert: aerial threat. Sirens sounding. Take covernow!</text:p>
      <text:p text:style-name="P4">
News Collection Link: <text:a xlink:type="simple" xlink:href="https://liveuamap.com/en/2023/17-may-donetsk-oblast2031-red-alert-aerial-thg" text:style-name="Internet_20_link" text:visited-style-name="Visited_20_Internet_20_Link">
https://liveuamap.com/en/2023/17-may-donetsk-oblast2031-red-alert-aerial-thg</text:a>
</text:p>
      <text:p text:style-name="P4">
Source: <text:a xlink:type="simple" xlink:href="https://t.me/air_alert_ua/45712" text:style-name="Internet_20_link" text:visited-style-name="Visited_20_Internet_20_Link">
https://t.me/air_alert_ua/45712</text:a>
</text:p>
      <!--NEWS-->
      <text:h text:style-name="P10" text:outline-level="1">
<text:span text:style-name="T4">
Mykolaiv, Mykolayivska Oblast, Kharkiv, Kharkivska Oblast, Kherson, Khersonska Oblast(20:52)....</text:span>
</text:h>
      <text:p text:style-name="P4">
Authors: liveuamap (Language: en)</text:p>
      <text:p text:style-name="P4">
Time: 2023-05-17T14:52:00</text:p>
      <text:p text:style-name="P4">
Location: Mykolaiv (Latitude:46.94866 Longtitude:32.00639)</text:p>
      <text:p text:style-name="P4">
Videos: []</text:p>
      <text:p text:style-name="P4">
Images: []</text:p>
      <text:p text:style-name="P4">
Tags: ["Europe", "Central and Eastern Europe"]</text:p>
      <text:p text:style-name="P4">
ID: 22563575</text:p>
      <!--METADATA-->
      <text:p text:style-name="P4">
Mykolaiv, Mykolayivska Oblast, Kharkiv, Kharkivska Oblast, Kherson, KhersonskaOblast(20:52). Red Alert: aerial threat. Sirens sounding. Take cover now!</text:p>
      <text:p text:style-name="P4">
News Collection Link: <text:a xlink:type="simple" xlink:href="https://liveuamap.com/en/2023/17-may-mykolaiv-mykolayivska-oblast-kharkiv-kg" text:style-name="Internet_20_link" text:visited-style-name="Visited_20_Internet_20_Link">
https://liveuamap.com/en/2023/17-may-mykolaiv-mykolayivska-oblast-kharkiv-kg</text:a>
</text:p>
      <text:p text:style-name="P4">
Source: <text:a xlink:type="simple" xlink:href="https://t.me/air_alert_ua/45717" text:style-name="Internet_20_link" text:visited-style-name="Visited_20_Internet_20_Link">
https://t.me/air_alert_ua/45717</text:a>
</text:p>
      <!--NEWS-->
      <text:h text:style-name="P10" text:outline-level="1">
<text:span text:style-name="T4">
Explosions reported in Odesa</text:span>
</text:h>
      <text:p text:style-name="P4">
Authors: liveuamap (Language: en)</text:p>
      <text:p text:style-name="P4">
Time: 2023-05-17T15:02:33</text:p>
      <text:p text:style-name="P4">
Location: Odesa, Odessa Oblast (Latitude:46.50655 Longtitude:30.75193)</text:p>
      <text:p text:style-name="P4">
Videos: []</text:p>
      <text:p text:style-name="P4">
Images: []</text:p>
      <text:p text:style-name="P4">
Tags: []</text:p>
      <text:p text:style-name="P4">
ID: 22563576</text:p>
      <!--METADATA-->
      <text:p text:style-name="P4">
Explosions reported in Odesa</text:p>
      <text:p text:style-name="P4">
News Collection Link: <text:a xlink:type="simple" xlink:href="https://liveuamap.com/en/2023/17-may-explosions-reported-in-odesa" text:style-name="Internet_20_link" text:visited-style-name="Visited_20_Internet_20_Link">
https://liveuamap.com/en/2023/17-may-explosions-reported-in-odesa</text:a>
</text:p>
      <text:p text:style-name="P4">
Source: <text:a xlink:type="simple" xlink:href="https://t.me/mykolaivskaODA/5084" text:style-name="Internet_20_link" text:visited-style-name="Visited_20_Internet_20_Link">
https://t.me/mykolaivskaODA/5084</text:a>
</text:p>
      <!--NEWS-->
      <text:h text:style-name="P10" text:outline-level="1">
<text:span text:style-name="T4">
Чемпіонат Європи з художньої гімнастики стартував у Азербайджані</text:span>
</text:h>
      <text:p text:style-name="P4">
Authors: Ukrinform (Person)</text:p>
      <text:p text:style-name="P4">
Publisher: Укринформ (Organization)</text:p>
      <text:p text:style-name="P4">
Published Time: 2023-05-17T15:03:08+03:00</text:p>
      <text:p text:style-name="P4">
Modified Time: 2023-05-17T15:03:08+03:00</text:p>
      <text:p text:style-name="P4">
Description: У Баку (Азербайджан) у середу, 17 травня, розпочався чемпіонат Європи з художньої гімнастики. — Укрінформ.</text:p>
      <text:p text:style-name="P4">
Images: ["<text:a xlink:type="simple" xlink:href="https://static.ukrinform.com/photos/2023_05/thumb_files/630_360_1684324900-332.jpg" text:style-name="Internet_20_link" text:visited-style-name="Visited_20_Internet_20_Link">
630_360_16843...</text:a>
"]</text:p>
      <text:p text:style-name="P4">
Tags: ['Гімнастика']</text:p>
      <text:p text:style-name="P4">
Type: Article</text:p>
      <!--METADATA-->
      <text:p text:style-name="P4">
<draw:frame draw:style-name="fr1" draw:name="Image70" text:anchor-type="as-char" svg:width="6.9236in" svg:height="3.956343in" draw:z-index="0">
<draw:image xlink:href="../Images/yкринформ/2023-05-17T15-03-08-03-00/630_360_1684324900-332.jpg" xlink:type="simple" xlink:show="embed" xlink:actuate="onLoad" draw:mime-type="image/jpeg"/>
</draw:frame>
 У Баку(Азербайджан) у середу, 17 травня, розпочався чемпіонат Європи з художньоїгімнастики.</text:p>
      <text:p text:style-name="P4">
Україну представляють 15 грацій: троє виступлять в особистих змаганнях(Вікторія Онопрієнко, Поліна Каріка та Поліна Городнича), по шість - угрупових серед дорослих і юніорок, передає Укрінформ.</text:p>
      <text:p text:style-name="P4">
Упродовж континентальної першості розіграють 12 комплектів нагород: п'ятьособистих (у багатоборстві й фіналах в окремих видах), по три - у дорослих іюніорських групах (у багатоборстві й фіналах) та один - у командній першості.</text:p>
      <text:p text:style-name="P4">
Результати Євро-2023 визначать учасниць чемпіонату світу, що відбудеться 23-27серпня в іспанській Валенсії.</text:p>
      <text:p text:style-name="P4">
<text:span text:style-name="T4">
Читайте також:</text:span>
 <text:a xlink:type="simple" xlink:href="https://www.ukrinform.ua/rubric-sports/3708254-miznarodna-federacia-gimnastiki-zalisila-v-sili-nedopusk-rosian-i-bilorusiv.html" text:style-name="Internet_20_link" text:visited-style-name="Visited_20_Internet_20_Link">
 <text:span text:style-name="T4">
гімнастики</text:span>
 </text:a>
</text:p>
      <text:p text:style-name="P4">
Чемпіонат Європи в азербайджанській столиці завершиться 21 травня.</text:p>
      <text:p text:style-name="P4">
На фото: Вікторія Онопрієнко (FIG - International Gymnastics Federation).</text:p>
      <text:p text:style-name="P4">
Source: <text:a xlink:type="simple" xlink:href="https://www.ukrinform.ua/rubric-sports/3710472-cempionat-evropi-z-hudoznoi-gimnastiki-startuvav-u-azerbajdzani.html" text:style-name="Internet_20_link" text:visited-style-name="Visited_20_Internet_20_Link">
https://www.ukrinform.ua/rubric-sports/3710472-cempionat-evropi-z-hudoznoi-gimnastiki-startuvav-u-azerbajdzani.html</text:a>
</text:p>
      <!--NEWS-->
      <text:h text:style-name="P10" text:outline-level="1">
<text:span text:style-name="T4">
«Зернову угоду» домовилися продовжити - Bloomberg</text:span>
</text:h>
      <text:p text:style-name="P4">
Authors: Ukrinform (Person)</text:p>
      <text:p text:style-name="P4">
Publisher: Укринформ (Organization)</text:p>
      <text:p text:style-name="P4">
Published Time: 2023-05-17T15:05:23+03:00</text:p>
      <text:p text:style-name="P4">
Modified Time: 2023-05-17T15:05:23+03:00</text:p>
      <text:p text:style-name="P4">
Description: За словами турецьких чиновників, угода, яка дозволяє Україні експортувати врожай з ключових портів через Чорне море, буде продовжена, а Росія поки що погодилася залишитися в угоді.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Зерно', ' Чорне море', 'Росія', 'зерновий коридор']</text:p>
      <text:p text:style-name="P4">
Type: Article</text:p>
      <!--METADATA-->
      <text:p text:style-name="P4">
<draw:frame draw:style-name="fr1" draw:name="Image71" text:anchor-type="as-char" svg:width="6.9236in" svg:height="3.956343in" draw:z-index="0">
<draw:image xlink:href="../Images/yкринформ/2023-05-17T15-05-23-03-00/630_360_1680511197-485.jpg" xlink:type="simple" xlink:show="embed" xlink:actuate="onLoad" draw:mime-type="image/jpeg"/>
</draw:frame>
 За словамитурецьких чиновників, угода, яка дозволяє Україні експортувати врожай зключових портів через Чорне море, буде продовжена, а Росія поки що погодиласязалишитися в угоді.</text:p>
      <text:p text:style-name="P4">
Як передає Укрінформ, про це повідомляє агенція <text:a xlink:type="simple" xlink:href="https://www.bloomberg.com/news/articles/2023-05-17/ukraine-grain-deal-is-set-to-be-extended-turkish-officials-say" text:style-name="Internet_20_link" text:visited-style-name="Visited_20_Internet_20_Link">
</text:a>
 .</text:p>
      <text:p text:style-name="P4">
Угода, укладена за посередництва Туреччини та Організації Об’єднаних Націй,збереже відкритим великий торговий шлях на тлі війни Росії в Україні тазбільшить світові постачання продовольства.</text:p>
      <text:p text:style-name="P4">
Москва погрожувала вийти з угоди, якщо не будуть усунені перешкоди дляпоставок її власного врожаю та добрив.</text:p>
      <text:p text:style-name="P4">
Оголошення очікується в середу, сказали чиновники, які відмовилися називатисвої імена, оскільки інформація є конфіденційною.</text:p>
      <text:p text:style-name="P4">
<text:span text:style-name="T4">
Читайте також:</text:span>
 <text:a xlink:type="simple" xlink:href="https://www.ukrinform.ua/rubric-economy/3710374-ostanne-sudno-u-mezah-zernovoi-ugodi-zalisilo-ukrainskij-port.html" text:style-name="Internet_20_link" text:visited-style-name="Visited_20_Internet_20_Link">
 <text:span text:style-name="T4">
зерново</text:span>
 </text:a>
</text:p>
      <text:p text:style-name="P4">
Заступник Міністерства інфраструктури України Юрій Васьков поки що непідтвердив угоду, зазначивши в СМС, що поки рано коментувати.</text:p>
      <text:p text:style-name="P4">
Раніше речник Кремля Дмитро Пєсков під час селекторної наради з журналістамизаявив, що оголошувати поки нічого, і що Росія оголосить про своє рішення вналежний час.</text:p>
      <text:p text:style-name="P4">
Як повідомляв Укрінформ, 18 березня 2023 року Україна, Організація Об’єднанихНацій і Туреччина домовилися про продовження «Ініціативи з безпечноготранспортування агропродукції через Чорне море». За даними віцепрем’єр-міністра з відновлення – міністра розвитку громад, територій та інфраструктуриОлександра Кубракова, дія угоди була продовжена на 120 днів. При цьомуросійська сторона заявляє, що угода діятиме до 18 травня цього року.</text:p>
      <text:p text:style-name="P4">
За даними Мінвідновлення, станом на 8 травня 2023 року на інспекцію втериторіальних водах <text:a xlink:type="simple" xlink:href="https://www.ukrinform.ua/tag-tureccina" text:style-name="Internet_20_link" text:visited-style-name="Visited_20_Internet_20_Link">
 </text:a>
 очікувало 90суден, з яких 62 – це судна, які йдуть під завантаження. Інспекції яквхідного, так і вихідного флоту були призупинені через дії російської сторони.</text:p>
      <text:p text:style-name="P4">
<text:span text:style-name="T4">
Читайте також:</text:span>
 <text:a xlink:type="simple" xlink:href="https://www.ukrinform.ua/rubric-economy/3709650-rosia-spekulue-na-zernovij-ugodi-ii-vlasnij-eksport-podvoivsa-kislica-v-oon.html" text:style-name="Internet_20_link" text:visited-style-name="Visited_20_Internet_20_Link">
 </text:a>
</text:p>
      <text:p text:style-name="P4">
У Стамбулі 11 травня завершилися дводенні переговори по Чорноморській зерновійініціативі на рівні заступників міністрів оборони. Було домовлено пропродовження переговорів у цьому ж форматі найближчим часом.</text:p>
      <text:p text:style-name="P4">
Source: <text:a xlink:type="simple" xlink:href="https://www.ukrinform.ua/rubric-economy/3710474-zernovu-ugodu-domovilisa-prodovziti-bloomberg.html" text:style-name="Internet_20_link" text:visited-style-name="Visited_20_Internet_20_Link">
https://www.ukrinform.ua/rubric-economy/3710474-zernovu-ugodu-domovilisa-prodovziti-bloomberg.html</text:a>
</text:p>
      <!--NEWS-->
      <text:h text:style-name="P10" text:outline-level="1">
<text:span text:style-name="T4">
Росія та Іран підписали угоду про будівництво залізничного коридору</text:span>
</text:h>
      <text:p text:style-name="P4">
Authors: Ukrinform (Person)</text:p>
      <text:p text:style-name="P4">
Publisher: Укринформ (Organization)</text:p>
      <text:p text:style-name="P4">
Published Time: 2023-05-17T15:13:54+03:00</text:p>
      <text:p text:style-name="P4">
Modified Time: 2023-05-17T15:13:54+03:00</text:p>
      <text:p text:style-name="P4">
Description: Іран та РФ підписали угоду про фінансування та будівництво іранської залізничної лінії в рамках міжнародного транспортного проєкту "Північ-Південь", що буде конкурентом Суецького каналу. — Укрінформ.</text:p>
      <text:p text:style-name="P4">
Images: ["<text:a xlink:type="simple" xlink:href="https://static.ukrinform.com/photos/2023_04/thumb_files/630_360_1682395902-573.jpg" text:style-name="Internet_20_link" text:visited-style-name="Visited_20_Internet_20_Link">
630_360_16823...</text:a>
"]</text:p>
      <text:p text:style-name="P4">
Tags: ['Іран', 'Залізниця', 'Росія']</text:p>
      <text:p text:style-name="P4">
Type: Article</text:p>
      <!--METADATA-->
      <text:p text:style-name="P4">
<draw:frame draw:style-name="fr1" draw:name="Image72" text:anchor-type="as-char" svg:width="6.9236in" svg:height="3.956343in" draw:z-index="0">
<draw:image xlink:href="../Images/yкринформ/2023-05-17T15-13-54-03-00/630_360_1682395902-573.jpg" xlink:type="simple" xlink:show="embed" xlink:actuate="onLoad" draw:mime-type="image/jpeg"/>
</draw:frame>
 Іран та РФпідписали угоду про фінансування та будівництво іранської залізничної лінії врамках міжнародного транспортного проєкту "Північ-Південь", що будеконкурентом Суецького каналу.</text:p>
      <text:p text:style-name="P4">
Як передає Укрінформ, про це повідомляє агенція <text:a xlink:type="simple" xlink:href="https://www.reuters.com/world/russias-putin-irans-raisi-oversee-railway-deal-signing-2023-05-17/" text:style-name="Internet_20_link" text:visited-style-name="Visited_20_Internet_20_Link">
</text:a>
 .</text:p>
      <text:p text:style-name="P4">
Як зазначається, за підписанням угоди за допомогою відеозв'язку спостерігалиросійський лідер Володимир Путін та його іранський колега Ібрахім Раїсі.</text:p>
      <text:p text:style-name="P4">
Залізниця Рашт-Астара розглядається як важлива ланка в коридорі, призначеномудля з’єднання Індії, <text:a xlink:type="simple" xlink:href="https://www.ukrinform.ua/tag-iran" text:style-name="Internet_20_link" text:visited-style-name="Visited_20_Internet_20_Link">
 </text:a>
 , РФ, Азербайджанута інших країн залізницею та морем – маршрут, який, за словами Москви, можеконкурувати з Суецьким каналом, в якості основного світового торговельногошляху.</text:p>
      <text:p text:style-name="P4">
"Унікальна транспортна артерія Північ-Південь, частиною якої стане залізницяРешт-Астара, допоможе суттєво диверсифікувати глобальні транспортні потоки", -заявив Путін.</text:p>
      <text:p text:style-name="P4">
Він також сказав, що залізниця протяжністю 162 км вздовж узбережжяКаспійського моря допоможе з'єднати російські порти на Балтійському морі зіранськими портами в Індійському океані та Перській затоці.</text:p>
      <text:p text:style-name="P4">
<text:span text:style-name="T4">
Читайте також:</text:span>
 <text:a xlink:type="simple" xlink:href="https://www.ukrinform.ua/rubric-economy/3710238-v-irani-zaavlaut-pro-masstabnu-dilovu-zustric-iz-predstavnikami-rosijskih-energokompanij.html" text:style-name="Internet_20_link" text:visited-style-name="Visited_20_Internet_20_Link">
 <text:span text:style-name="T4">
Іран</text:span>
 </text:a>
</text:p>
      <text:p text:style-name="P4">
«Без сумніву, ця угода є важливим та стратегічним кроком у напрямку співпраціміж Тегераном та Москвою», — сказав Раїсі.</text:p>
      <text:p text:style-name="P4">
Як повідомлялося, координатор Ради нацбезпеки Білого дому Джон Кірбі заявив,що Сполучені Штати виявили нові ознаки, що Іран продовжує продавати бойовібезпілотники, а також інше озброєння росії попри заборону, ухвалену, зокрема,резолюцією Ради Безпеки ООН.</text:p>
      <text:p text:style-name="P4">
Source: <text:a xlink:type="simple" xlink:href="https://www.ukrinform.ua/rubric-world/3710477-rosia-ta-iran-pidpisali-ugodu-pro-budivnictvo-zaliznicnogo-koridoru.html" text:style-name="Internet_20_link" text:visited-style-name="Visited_20_Internet_20_Link">
https://www.ukrinform.ua/rubric-world/3710477-rosia-ta-iran-pidpisali-ugodu-pro-budivnictvo-zaliznicnogo-koridoru.html</text:a>
</text:p>
      <!--NEWS-->
      <text:h text:style-name="P10" text:outline-level="1">
<text:span text:style-name="T4">
More explosions reported in Odesa</text:span>
</text:h>
      <text:p text:style-name="P4">
Authors: liveuamap (Language: en)</text:p>
      <text:p text:style-name="P4">
Time: 2023-05-17T15:14:26</text:p>
      <text:p text:style-name="P4">
Location: Odesa, Odessa Oblast (Latitude:46.49956 Longtitude:30.75073)</text:p>
      <text:p text:style-name="P4">
Videos: []</text:p>
      <text:p text:style-name="P4">
Images: []</text:p>
      <text:p text:style-name="P4">
Tags: ["Europe", "Central and Eastern Europe"]</text:p>
      <text:p text:style-name="P4">
ID: 22563577</text:p>
      <!--METADATA-->
      <text:p text:style-name="P4">
More explosions reported in Odesa</text:p>
      <text:p text:style-name="P4">
News Collection Link: <text:a xlink:type="simple" xlink:href="https://liveuamap.com/en/2023/17-may-more-explosions-reported-in-odesa" text:style-name="Internet_20_link" text:visited-style-name="Visited_20_Internet_20_Link">
https://liveuamap.com/en/2023/17-may-more-explosions-reported-in-odesa</text:a>
</text:p>
      <text:p text:style-name="P4">
Source: <text:a xlink:type="simple" xlink:href="https://t.me/OdessaDumskayaNet/55848" text:style-name="Internet_20_link" text:visited-style-name="Visited_20_Internet_20_Link">
https://t.me/OdessaDumskayaNet/55848</text:a>
</text:p>
      <!--NEWS-->
      <text:h text:style-name="P10" text:outline-level="1">
<text:span text:style-name="T4">
Загарбники визнали, що курортного сезону в Криму не буде – Ташева</text:span>
</text:h>
      <text:p text:style-name="P4">
Authors: Ukrinform (Person)</text:p>
      <text:p text:style-name="P4">
Publisher: Укринформ (Organization)</text:p>
      <text:p text:style-name="P4">
Published Time: 2023-05-17T15:19:00+03:00</text:p>
      <text:p text:style-name="P4">
Modified Time: 2023-05-17T15:19:00+03:00</text:p>
      <text:p text:style-name="P4">
Description: Окупаційні адміністрації в тимчасово окупованому Криму визнали, що курортного сезону на півострові не буде. — Укрінформ.</text:p>
      <text:p text:style-name="P4">
Images: ["<text:a xlink:type="simple" xlink:href="https://static.ukrinform.com/photos/2023_05/thumb_files/630_360_1683122171-688.jpg" text:style-name="Internet_20_link" text:visited-style-name="Visited_20_Internet_20_Link">
630_360_16831...</text:a>
"]</text:p>
      <text:p text:style-name="P4">
Tags: ['Крим', 'Курортний сезон', 'Літо', 'Таміла Ташева', 'Єдині новини']</text:p>
      <text:p text:style-name="P4">
Type: Article</text:p>
      <!--METADATA-->
      <text:p text:style-name="P4">
<draw:frame draw:style-name="fr1" draw:name="Image73" text:anchor-type="as-char" svg:width="6.9236in" svg:height="3.956343in" draw:z-index="0">
<draw:image xlink:href="../Images/yкринформ/2023-05-17T15-19-00-03-00/630_360_1683122171-688.jpg" xlink:type="simple" xlink:show="embed" xlink:actuate="onLoad" draw:mime-type="image/jpeg"/>
</draw:frame>
 Окупаційніадміністрації в тимчасово окупованому Криму визнали, що курортного сезону напівострові не буде.</text:p>
      <text:p text:style-name="P4">
Про це постійна представниця Президента України в АР Крим Таміла Ташевасказала в ефірі телемарафону «Єдині новини», передає Укрінформ.</text:p>
      <text:p text:style-name="P4">
«Курортного сезону не буде, окупаційні адміністрації це визнали. Вони,зокрема, заявили, що будуть давати якісь дотації для туроператорів, щоб нібитопідтримати їх на плаву. Туристів немає, люди навпаки виїжджають», - зауважилапосадовець.</text:p>
      <text:p text:style-name="P4">
Вона звернула увагу, що так званий керівник "міністерства транспорту" Кримунещодавно заявив, що на мосту через Керченську протоку встановили нові пунктиперевірки.</text:p>
      <text:p text:style-name="P4">
Відео: Телемарафон «Єдині новини»</text:p>
      <text:p text:style-name="P4">
<text:span text:style-name="T4">
Читайте також:</text:span>
 <text:a xlink:type="simple" xlink:href="https://www.ukrinform.ua/rubric-crimea/3709400-demoralizacia-zagarbnikiv-u-krimu-posiluvatimetsa-cijgoz.html" text:style-name="Internet_20_link" text:visited-style-name="Visited_20_Internet_20_Link">
 <text:span text:style-name="T4">
Деморалізація</text:span>
 <text:span text:style-name="T4">
загарбників</text:span>
 <text:span text:style-name="T4">
Криму</text:span>
<text:span text:style-name="T4">
посилюватиметься</text:span>
 <text:span text:style-name="T4">
Чийгоз</text:span>
 </text:a>
</text:p>
      <text:p text:style-name="P4">
«Нібито шість хвилин триває така перевірка. Це означає, що загарбники почалипрацювати з пасажиропотоком, що рухається з півострова, а він достатньовеликий. Люди говорять, що <text:a xlink:type="simple" xlink:href="https://www.ukrinform.ua/tag-ppo" text:style-name="Internet_20_link" text:visited-style-name="Visited_20_Internet_20_Link">
 </text:a>
 не може їхзахистити, що було багато прильотів по військових об'єктах. Однак їдуть нелише через «бавовну», а й тому, що не хочуть служити в росармії», - зауважилаТашева.</text:p>
      <text:p text:style-name="P4">
Як повідомлялося, за словами голови ГУР Міноборони Кирила Буданова, із заходомукраїнських підрозділів до Криму  <text:a xlink:type="simple" xlink:href="https://www.ukrinform.ua/rubric-crimea/3710334-iz-zahodom-zsu-do-krimu-pribicniki-rosii-zalisat-pivostriv-paromnou-perepravou-budanov.html" text:style-name="Internet_20_link" text:visited-style-name="Visited_20_Internet_20_Link">
 </text:a>
</text:p>
      <text:p text:style-name="P4">
Source: <text:a xlink:type="simple" xlink:href="https://www.ukrinform.ua/rubric-crimea/3710481-zagarbniki-viznali-so-kurortnogo-sezonu-v-krimu-ne-bude-taseva.html" text:style-name="Internet_20_link" text:visited-style-name="Visited_20_Internet_20_Link">
https://www.ukrinform.ua/rubric-crimea/3710481-zagarbniki-viznali-so-kurortnogo-sezonu-v-krimu-ne-bude-taseva.html</text:a>
</text:p>
      <!--NEWS-->
      <text:h text:style-name="P10" text:outline-level="1">
<text:span text:style-name="T4">
У Сербії страйкують фермери - вимагають збільшити субсидії</text:span>
</text:h>
      <text:p text:style-name="P4">
Authors: Ukrinform (Person)</text:p>
      <text:p text:style-name="P4">
Publisher: Укринформ (Organization)</text:p>
      <text:p text:style-name="P4">
Published Time: 2023-05-17T15:25:00+03:00</text:p>
      <text:p text:style-name="P4">
Modified Time: 2023-05-17T15:25:00+03:00</text:p>
      <text:p text:style-name="P4">
Description: Сербські фермерські профспілки після провалу переговорів з урядом щодо збільшення субсидій оголосили страйк і мають намір перекривати дороги доти, доки їхні вимоги не будуть виконані. — Укрінформ.</text:p>
      <text:p text:style-name="P4">
Images: ["<text:a xlink:type="simple" xlink:href="https://static.ukrinform.com/photos/2023_05/thumb_files/630_360_1684326503-304.png" text:style-name="Internet_20_link" text:visited-style-name="Visited_20_Internet_20_Link">
630_360_16843...</text:a>
"]</text:p>
      <text:p text:style-name="P4">
Tags: ['Сербія', 'Страйк', 'Субсидія', 'Фермер']</text:p>
      <text:p text:style-name="P4">
Type: Article</text:p>
      <!--METADATA-->
      <text:p text:style-name="P4">
<draw:frame draw:style-name="fr1" draw:name="Image74" text:anchor-type="as-char" svg:width="6.9236in" svg:height="3.956343in" draw:z-index="0">
<draw:image xlink:href="../Images/yкринформ/2023-05-17T15-25-00-03-00/630_360_1684326503-304.png" xlink:type="simple" xlink:show="embed" xlink:actuate="onLoad" draw:mime-type="image/png"/>
</draw:frame>
 Сербськіфермерські профспілки після провалу переговорів з урядом щодо збільшеннясубсидій оголосили страйк і мають намір перекривати дороги доти, доки їхнівимоги не будуть виконані.</text:p>
      <text:p text:style-name="P4">
Про це повідомляє  <text:a xlink:type="simple" xlink:href="https://balkaninsight.com/2023/05/17/serbian-farmers-to-block-roads-in-struggle-for-increased-subsidies/" text:style-name="Internet_20_link" text:visited-style-name="Visited_20_Internet_20_Link">
 </text:a>
 , передає Укрінформ.</text:p>
      <text:p text:style-name="P4">
"Блокування розпочалося сьогодні вранці та триватиме декілька годин на день,поки наші вимоги не будуть виконані", – сказав представник "Ініціативи завиживання сербських фермерів" Джока Чурчіч.</text:p>
      <text:p text:style-name="P4">
За його словами, у кількох містах фермери вивели свою техніку на дороги,перекривши рух.</text:p>
      <text:p text:style-name="P4">
Деякі виробники молочної продукції заявили, що на знак протесту розіллють надорозі молоко.</text:p>
      <text:p text:style-name="P4">
<text:span text:style-name="T4">
Читайте також:</text:span>
 <text:a xlink:type="simple" xlink:href="https://www.ukrinform.ua/rubric-economy/3709286-na-kordoni-z-polseu-rozblokuvali-punkt-propusku-agodin-dorogusk.html" text:style-name="Internet_20_link" text:visited-style-name="Visited_20_Internet_20_Link">
 </text:a>
</text:p>
      <text:p text:style-name="P4">
Минулого тижня сім фермерських асоціацій не змогли досягти згоди з прем’єр-міністром Аною Брнабич.</text:p>
      <text:p text:style-name="P4">
Фермери вимагають збільшення дотацій на гектар ріллі, встановлення надбавки залітр <text:a xlink:type="simple" xlink:href="https://www.ukrinform.ua/tag-moloko" text:style-name="Internet_20_link" text:visited-style-name="Visited_20_Internet_20_Link">
 </text:a>
 на рівні 20 динарів (0,17 євро)замість 15 динарів (0,13 євро), а також встановлення мінімальної закупівельноїціни молока у 78 динарів (0,67 євро) за літр плюс ПДВ.</text:p>
      <text:p text:style-name="P4">
Вони також просять не нараховувати акцизний збір та ПДВ на дизельне пальне.</text:p>
      <text:p text:style-name="P4">
Source: <text:a xlink:type="simple" xlink:href="https://www.ukrinform.ua/rubric-world/3710485-u-serbii-strajkuut-fermeri-vimagaut-zbilsiti-subsidii.html" text:style-name="Internet_20_link" text:visited-style-name="Visited_20_Internet_20_Link">
https://www.ukrinform.ua/rubric-world/3710485-u-serbii-strajkuut-fermeri-vimagaut-zbilsiti-subsidii.html</text:a>
</text:p>
      <!--NEWS-->
      <text:h text:style-name="P10" text:outline-level="1">
<text:span text:style-name="T4">
Товарообіг наблизився до $34 мільярдів: з якими країнами і чим торгує Україна</text:span>
</text:h>
      <text:p text:style-name="P4">
Authors: Ukrinform (Person)</text:p>
      <text:p text:style-name="P4">
Publisher: Укринформ (Organization)</text:p>
      <text:p text:style-name="P4">
Published Time: 2023-05-17T15:27:04+03:00</text:p>
      <text:p text:style-name="P4">
Modified Time: 2023-05-17T15:27:04+03:00</text:p>
      <text:p text:style-name="P4">
Description: За січень-квітень 2023 року товарообіг становив $33,7 мільярда. Найбільше Україна експортувала до Польщі, імпортувала — у Китай. — Укрінформ.</text:p>
      <text:p text:style-name="P4">
Images: ["<text:a xlink:type="simple" xlink:href="https://static.ukrinform.com/photos/2020_11/thumb_files/630_360_1605016071-606.png" text:style-name="Internet_20_link" text:visited-style-name="Visited_20_Internet_20_Link">
630_360_16050...</text:a>
", "<text:a xlink:type="simple" xlink:href="https://static.ukrinform.com/photos/2023_05/1684326295-224.jpg" text:style-name="Internet_20_link" text:visited-style-name="Visited_20_Internet_20_Link">
1684326295-22...</text:a>
"]</text:p>
      <text:p text:style-name="P4">
Tags: None</text:p>
      <text:p text:style-name="P4">
Type: Article</text:p>
      <!--METADATA-->
      <text:p text:style-name="P4">
<draw:frame draw:style-name="fr1" draw:name="Image75" text:anchor-type="as-char" svg:width="6.9236in" svg:height="3.956343in" draw:z-index="0">
<draw:image xlink:href="../Images/yкринформ/2023-05-17T15-27-04-03-00/630_360_1605016071-606.png" xlink:type="simple" xlink:show="embed" xlink:actuate="onLoad" draw:mime-type="image/png"/>
</draw:frame>
 За січень-квітень 2023 року товарообіг становив $33,7 мільярда. Найбільше Українаекспортувала до Польщі, імпортувала — у Китай.</text:p>
      <text:p text:style-name="P4">
Як передає Укрінформ, про це повідомляє Держмитслужба у <text:a xlink:type="simple" xlink:href="https://t.me/UkraineCustoms/2273" text:style-name="Internet_20_link" text:visited-style-name="Visited_20_Internet_20_Link">
</text:a>
</text:p>
      <text:p text:style-name="P4">
"За 4 місяці 2023 року товарообіг склав $33,7 млрд. Протягом січня - квітня2023 року в Україну імпортували товарів на суму $20,3 млрд, а експортували –на суму $13,3 млрд", - йдеться в повідомленні.</text:p>
      <text:p text:style-name="P4">
При цьому оподаткований <text:a xlink:type="simple" xlink:href="https://www.ukrinform.ua/tag-import" text:style-name="Internet_20_link" text:visited-style-name="Visited_20_Internet_20_Link">
 </text:a>
 склав $16,2млрд, що становить 80% загальних обсягів імпортованих товарів. Податковенавантаження на 1 кг оподаткованого імпорту в січні-березні 2023 року склало0,45 дол/кг, що на 57% більше, ніж за аналогічний період 2022 року.</text:p>
      <text:p text:style-name="P4">
<text:span text:style-name="T4">
Читайте також:</text:span>
 <text:a xlink:type="simple" xlink:href="https://www.ukrinform.ua/rubric-economy/3704263-ukraina-i-es-domovilisa-prodovziti-ekonomicnij-bezviz-ise-na-rik-smigal.html" text:style-name="Internet_20_link" text:visited-style-name="Visited_20_Internet_20_Link">
 </text:a>
</text:p>
      <text:p text:style-name="P4">
Країни, з яких найбільше імпортували товарів до України: Китай — $3,2 млрд,Польща — $2,1 млрд і Туреччина — $1,5 млрд. Експортували з України найбільшедо Польщі — на $1,9 млрд, Румунії — на $ 1,33 млрд, Китаю — на $1,3 млрд. Узагальних обсягах ввезених у січні-квітні 2023 року товарів 69% склалинаступні категорії товарів: машини, устаткування та транспорт — $5,8 млрд,паливно-енергетичні товари — $4,5 млрд, продукція хімічної промисловості —$3,8 млрд.</text:p>
      <text:p text:style-name="P4">
До трійки найбільш експортованих з України товарів увійшли: продовольчі товари— $8,5 млрд, метали та вироби з них — $1,3 млрд, машини, устаткування татранспорт — $1 млрд.</text:p>
      <text:p text:style-name="P4">
<draw:frame draw:style-name="fr1" draw:name="Image76" text:anchor-type="as-char" svg:width="6.9236in" svg:height="9.78279in" draw:z-index="0">
<draw:image xlink:href="../Images/yкринформ/2023-05-17T15-27-04-03-00/1684326295-224.jpg" xlink:type="simple" xlink:show="embed" xlink:actuate="onLoad" draw:mime-type="image/jpeg"/>
</draw:frame>
</text:p>
      <text:p text:style-name="P4">
При митному оформленні експорту товарів, на які встановлене вивізне мито, добюджету сплачено 356,4 млн грн.</text:p>
      <text:p text:style-name="P4">
Як повідомляв Укрінформ, за січень-березень 2023 року товарообіг Українистановив $25,8 млрд, що на 7% менше, ніж за аналогічний період минулого року.</text:p>
      <text:p text:style-name="P4">
Source: <text:a xlink:type="simple" xlink:href="https://www.ukrinform.ua/rubric-economy/3710483-tovaroobig-nablizivsa-do-34-milardiv-z-akimi-krainami-i-cim-torgue-ukraina.html" text:style-name="Internet_20_link" text:visited-style-name="Visited_20_Internet_20_Link">
https://www.ukrinform.ua/rubric-economy/3710483-tovaroobig-nablizivsa-do-34-milardiv-z-akimi-krainami-i-cim-torgue-ukraina.html</text:a>
</text:p>
      <!--NEWS-->
      <text:h text:style-name="P10" text:outline-level="1">
<text:span text:style-name="T4">
Росія буде джерелом нестабільності для Молдови на довгі роки – Санду</text:span>
</text:h>
      <text:p text:style-name="P4">
Authors: Ukrinform (Person)</text:p>
      <text:p text:style-name="P4">
Publisher: Укринформ (Organization)</text:p>
      <text:p text:style-name="P4">
Published Time: 2023-05-17T15:28:00+03:00</text:p>
      <text:p text:style-name="P4">
Modified Time: 2023-05-17T15:28:00+03:00</text:p>
      <text:p text:style-name="P4">
Description: Росія залишатиметься протягом багатьох років джерелом нестабільності в регіоні. — Укрінформ.</text:p>
      <text:p text:style-name="P4">
Images: ["<text:a xlink:type="simple" xlink:href="https://static.ukrinform.com/photos/2021_07/thumb_files/630_360_1626700108-443.jpeg" text:style-name="Internet_20_link" text:visited-style-name="Visited_20_Internet_20_Link">
630_360_16267...</text:a>
"]</text:p>
      <text:p text:style-name="P4">
Tags: ['Молдова', 'Санду', 'Війна з Росією']</text:p>
      <text:p text:style-name="P4">
Type: Article</text:p>
      <!--METADATA-->
      <text:p text:style-name="P4">
<draw:frame draw:style-name="fr1" draw:name="Image77" text:anchor-type="as-char" svg:width="6.9236in" svg:height="3.956343in" draw:z-index="0">
<draw:image xlink:href="../Images/yкринформ/2023-05-17T15-28-00-03-00/630_360_1626700108-443.jpeg" xlink:type="simple" xlink:show="embed" xlink:actuate="onLoad" draw:mime-type="image/jpeg"/>
</draw:frame>
 Росіязалишатиметься протягом багатьох років джерелом нестабільності в регіоні.</text:p>
      <text:p text:style-name="P4">
Як передає кореспондент Укрінформу, про це заявила президентка Молдови МаяСанду у своєму виступі на саміті Ради Європи у Рейк’явіку.</text:p>
      <text:p text:style-name="P4">
"Агресивна <text:a xlink:type="simple" xlink:href="https://www.ukrinform.ua/tag-vijna" text:style-name="Internet_20_link" text:visited-style-name="Visited_20_Internet_20_Link">
 </text:a>
 Росії проти Україниприголомшила весь європейський континент. Але ніщо не може зрівнятися зруйнуваннями, яких зазнає Україна. Ми відчуваємо ударні хвилі війни по той біккордону. Ми стали об'єктом російських гібридних методів, спрямованих надестабілізацію нашої демократії. Агресія, розв'язана Росією проти України,вплинула на нашу національну безпеку та створила нестабільне середовище", -заявила вона.</text:p>
      <text:p text:style-name="P4">
Санду запевнила, що Молдова "тримає оборону проти дестабілізаційних зусильРосії і продовжуватиме це робити".</text:p>
      <text:p text:style-name="P4">
"Наша демократія спирається на сильну політичну волю. Але вона не може самапротистояти масштабам викликів, з якими ми зараз стикаємося. Росіязалишатиметься джерелом нестабільності в регіоні на довгі роки. Наш найкращийспосіб зміцнити демократію і свободу – це приєднатися до Європейського Союзу",- зазначила президентка Молдови.</text:p>
      <text:p text:style-name="P4">
<text:span text:style-name="T4">
Читайте також:</text:span>
 <text:a xlink:type="simple" xlink:href="https://www.ukrinform.ua/rubric-world/3707825-rosia-sodo-moldovi-zastosovue-batig-a-sodo-gruzii-pranik-ekspert.html" text:style-name="Internet_20_link" text:visited-style-name="Visited_20_Internet_20_Link">
 <text:span text:style-name="T4">
Молдов</text:span>
 </text:a>
</text:p>
      <text:p text:style-name="P4">
У своєму виступі вона подякувала друзям і партнерам, "які солідарні з моєюкраїною і, насамперед, солідарні з Україною". "Настав час голосно і чіткосказати, що ніхто не стоїть над законом. Молдова приєднується до <text:a xlink:type="simple" xlink:href="https://www.ukrinform.ua/rubric-other_news/3710386-na-samiti-radi-evropi-stvorili-reestr-zbitkiv-ukraini-vid-agresii-rf.html" text:style-name="Internet_20_link" text:visited-style-name="Visited_20_Internet_20_Link">
</text:a>
 . Продовжуйте допомагатиУкраїні, продовжуйте допомагати Молдові, щоб разом ми могли продовжуватизахищати наші демократії і європейські цінності", - закликала Санду.</text:p>
      <text:p text:style-name="P4">
Як повідомляв Укрінформ, на саміті Ради Європи у Рейк’явіку 43 країни і ЄСпідписали договір про створення Реєстру збитків, завданих Україні агресією рф.</text:p>
      <text:p text:style-name="P4">
Реєстр збитків створюється як платформа для міжурядової співпраці, яка діє вінституційних рамках Ради Європи. Реєстр є юридичною особою відповідно донаціонального законодавства Королівства Нідерландів і України та розташованийфізично в Нідерландах.</text:p>
      <text:p text:style-name="P4">
<text:span text:style-name="T4">
Читайте також:</text:span>
 <text:a xlink:type="simple" xlink:href="https://www.ukrinform.ua/rubric-vidbudova/3707241-moldova-nadast-ukraini-elektroobladnanna-majze-na-130-tisac.html" text:style-name="Internet_20_link" text:visited-style-name="Visited_20_Internet_20_Link">
 <text:span text:style-name="T4">
Молдов</text:span>
 </text:a>
</text:p>
      <text:p text:style-name="P4">
Він отримує та обробляє інформацію про вимоги по відшкодуванню збитків тадокази, є першим компонентом майбутнього Міжнародного компенсаційногомеханізму, який буде створено окремим міжнародним договором у співпраці зУкраїною. Далі буде створено Комісію з розгляду претензій та Компенсаційнийфонд.</text:p>
      <text:p text:style-name="P4">
Будь-яка держава-член або спостерігач Ради Європи та Європейського Союзу, атакож будь-яка інша держава, яка проголосувала за резолюцію ГА ООН від 14листопада 2022 р. може приєднатися до Реєстру.</text:p>
      <text:p text:style-name="P4">
Source: <text:a xlink:type="simple" xlink:href="https://www.ukrinform.ua/rubric-world/3710484-rosia-bude-dzerelom-nestabilnosti-dla-moldovi-na-dovgi-roki-sandu.html" text:style-name="Internet_20_link" text:visited-style-name="Visited_20_Internet_20_Link">
https://www.ukrinform.ua/rubric-world/3710484-rosia-bude-dzerelom-nestabilnosti-dla-moldovi-na-dovgi-roki-sandu.html</text:a>
</text:p>
      <!--NEWS-->
      <text:h text:style-name="P10" text:outline-level="1">
<text:span text:style-name="T4">
Dnipro, Dnipropetrovska Oblast(21:28). Red Alert: aerial threat. Sirens sounding. Take cover ...</text:span>
</text:h>
      <text:p text:style-name="P4">
Authors: liveuamap (Language: en)</text:p>
      <text:p text:style-name="P4">
Time: 2023-05-17T15:30:00</text:p>
      <text:p text:style-name="P4">
Location: Dnipro (Latitude:48.45930000 Longtitude:35.03865000)</text:p>
      <text:p text:style-name="P4">
Videos: []</text:p>
      <text:p text:style-name="P4">
Images: []</text:p>
      <text:p text:style-name="P4">
Tags: ["Europe", "Central and Eastern Europe"]</text:p>
      <text:p text:style-name="P4">
ID: 22563578</text:p>
      <!--METADATA-->
      <text:p text:style-name="P4">
Dnipro, Dnipropetrovska Oblast(21:28). Red Alert: aerial threat. Sirenssounding. Take cover now!</text:p>
      <text:p text:style-name="P4">
News Collection Link: <text:a xlink:type="simple" xlink:href="https://liveuamap.com/en/2023/17-may-dnipro-dnipropetrovska-oblast2128-red-g" text:style-name="Internet_20_link" text:visited-style-name="Visited_20_Internet_20_Link">
https://liveuamap.com/en/2023/17-may-dnipro-dnipropetrovska-oblast2128-red-g</text:a>
</text:p>
      <text:p text:style-name="P4">
Source: <text:a xlink:type="simple" xlink:href="https://t.me/air_alert_ua/45719" text:style-name="Internet_20_link" text:visited-style-name="Visited_20_Internet_20_Link">
https://t.me/air_alert_ua/45719</text:a>
</text:p>
      <!--NEWS-->
      <text:h text:style-name="P10" text:outline-level="1">
<text:span text:style-name="T4">
«Бензинова схема» на 2 мільярди: екскерівнику Укртатнафти оголосили ще одну підозру</text:span>
</text:h>
      <text:p text:style-name="P4">
Authors: Ukrinform (Person)</text:p>
      <text:p text:style-name="P4">
Publisher: Укринформ (Organization)</text:p>
      <text:p text:style-name="P4">
Published Time: 2023-05-17T15:31:32+03:00</text:p>
      <text:p text:style-name="P4">
Modified Time: 2023-05-17T15:31:32+03:00</text:p>
      <text:p text:style-name="P4">
Description: Правоохоронці повідомили про підозру одному з колишніх керівників української нафтопереробної компанії в заволодінні чужим майном в умовах воєнного стану на загальну суму понад 2 млрд грн. — Укрінформ.</text:p>
      <text:p text:style-name="P4">
Images: ["<text:a xlink:type="simple" xlink:href="https://static.ukrinform.com/photos/2023_05/thumb_files/630_360_1684326202-631.jpg" text:style-name="Internet_20_link" text:visited-style-name="Visited_20_Internet_20_Link">
630_360_16843...</text:a>
"]</text:p>
      <text:p text:style-name="P4">
Tags: ['нафта', 'Укртатнафта', 'Офіс генпрокурора', 'Бюро економічної безпеки']</text:p>
      <text:p text:style-name="P4">
Type: Article</text:p>
      <!--METADATA-->
      <text:p text:style-name="P4">
<draw:frame draw:style-name="fr1" draw:name="Image78" text:anchor-type="as-char" svg:width="6.9236in" svg:height="3.956343in" draw:z-index="0">
<draw:image xlink:href="../Images/yкринформ/2023-05-17T15-31-32-03-00/630_360_1684326202-631.jpg" xlink:type="simple" xlink:show="embed" xlink:actuate="onLoad" draw:mime-type="image/jpeg"/>
</draw:frame>
Правоохоронці повідомили про підозру одному з колишніх керівників українськоїнафтопереробної компанії в заволодінні чужим майном в умовах воєнного стану назагальну суму понад 2 млрд грн.</text:p>
      <text:p text:style-name="P4">
Як передає Укрінформ, про це повідомляє в <text:a xlink:type="simple" xlink:href="https://t.me/pgo_gov_ua/12228" text:style-name="Internet_20_link" text:visited-style-name="Visited_20_Internet_20_Link">
</text:a>
 Офіс генерального прокурора.</text:p>
      <text:p text:style-name="P4">
“За процесуального керівництва Офісу генерального прокурора колишньомувиконувачу обов’язків першого заступника голови правління нафтопереробноїкомпанії (2019-2022 рр.) повідомлено про підозру в заволодінні чужим майном запопередньою змовою групою осіб в умовах воєнного стану, в особливо великихрозмірах (ч. 5 ст. 191 Кримінального кодексу України)”, - ідеться вповідомленні.</text:p>
      <text:p text:style-name="P4">
За даними слідства, службові особи нафтопереробної компанії заволоділи сироюнафтою на загальну суму понад 2 млрд грн.</text:p>
      <text:p text:style-name="P4">
<text:span text:style-name="T4">
Читайте також:</text:span>
 <text:a xlink:type="simple" xlink:href="https://www.ukrinform.ua/rubric-economy/3690983-pidozra-kolisnomu-menedzeru-ukrtatnafti-u-beb-povidomili-detali.html" text:style-name="Internet_20_link" text:visited-style-name="Visited_20_Internet_20_Link">
 <text:span text:style-name="T4">
Укртатнафт</text:span>
 </text:a>
</text:p>
      <text:p text:style-name="P4">
Вони незаконно перемістили її з митних складів за допомогою мережімагістральних нафтопроводів на територію нафтопереробного заводу для переробкита отримання світлих нафтопродуктів, які в подальшому реалізувалиневстановленим особам.</text:p>
      <text:p text:style-name="P4">
Підозрюваному обрали запобіжний захід у вигляді тримання під вартою.</text:p>
      <text:p text:style-name="P4">
У Бюро економічної безпеки <text:a xlink:type="simple" xlink:href="https://esbu.gov.ua/news/ekskerivnyku-ukrtatnafty-povidomleno-pro-novu-pidozru-u-pryvlasnenni-palyva-na-2-mlrd-hrn" text:style-name="Internet_20_link" text:visited-style-name="Visited_20_Internet_20_Link">
 </text:a>
, що йдеться про ще про одну підозру в заволодінні чужим майном колишньомувиконувачу обов’язків першого заступника голови правління компанії«Укртатнафта» (2019-2022 рр).</text:p>
      <text:p text:style-name="P4">
<text:span text:style-name="T4">
Читайте також:</text:span>
 <text:a xlink:type="simple" xlink:href="https://www.ukrinform.ua/rubric-economy/3678840-sprava-ukrnafti-ta-ukrtatnafti-sud-zaarestuvav-ekskerivnika-kompanii-ta-viluciv-naftoprodukti.html" text:style-name="Internet_20_link" text:visited-style-name="Visited_20_Internet_20_Link">
 <text:span text:style-name="T4">
Укртатнаф</text:span>
 </text:a>
</text:p>
      <text:p text:style-name="P4">
Як повідомлялося раніше, детективи БЕБ повідомили про підозру колишньомувиконувачу обов’язків першого заступника голови правління ПАТ «Укртатнафта» вумисному ухиленні від сплати акцизного податку за січень-лютий 2022 року майжена 1,3 млрд грн. Також колишньому головному бухгалтеру нафтопереробноїкомпанії повідомлено про підозру у пособництві в умисному ухиленні від сплатиакцизного податку за січень 2022 року на суму понад 605 млн грн.</text:p>
      <text:p text:style-name="P4">
Детективи БЕБ вже забезпечили відшкодування 605 млн гривень у згаданомукримінальному провадженні. Кошти вже надійшли до державного бюджету.</text:p>
      <text:p text:style-name="P4">
Як повідомляв Укрінформ, детективи Бюро економічної безпеки разом зі Службоюбезпеки України викрили <text:a xlink:type="simple" xlink:href="https://www.ukrinform.ua/rubric-economy/3663415-sbu-vikrila-v-ukrnafti-ta-ukrtatnafti-rozkradanna-na-40-milardiv.html" text:style-name="Internet_20_link" text:visited-style-name="Visited_20_Internet_20_Link">
 </text:a>
 колишнім менеджментом двох найбільших нафтовихпідприємств країни – «Укрнафта» та «Укртатнафта».</text:p>
      <text:p text:style-name="P4">
Source: <text:a xlink:type="simple" xlink:href="https://www.ukrinform.ua/rubric-economy/3710489-benzinova-shema-na-2-milardi-ekskerivniku-ukrtatnafti-ogolosili-se-odnu-pidozru.html" text:style-name="Internet_20_link" text:visited-style-name="Visited_20_Internet_20_Link">
https://www.ukrinform.ua/rubric-economy/3710489-benzinova-shema-na-2-milardi-ekskerivniku-ukrtatnafti-ogolosili-se-odnu-pidozru.html</text:a>
</text:p>
      <!--NEWS-->
      <text:h text:style-name="P10" text:outline-level="1">
<text:span text:style-name="T4">
Poltavska Oblast, Kirovohradska Oblast(21:31). Red Alert: aerial threat. Sirens sounding. Tak...</text:span>
</text:h>
      <text:p text:style-name="P4">
Authors: liveuamap (Language: en)</text:p>
      <text:p text:style-name="P4">
Time: 2023-05-17T15:32:00</text:p>
      <text:p text:style-name="P4">
Location: Poltavska Oblast (Latitude:49.47705000 Longtitude:33.81866000)</text:p>
      <text:p text:style-name="P4">
Videos: []</text:p>
      <text:p text:style-name="P4">
Images: []</text:p>
      <text:p text:style-name="P4">
Tags: ["Europe", "Central and Eastern Europe"]</text:p>
      <text:p text:style-name="P4">
ID: 22563579</text:p>
      <!--METADATA-->
      <text:p text:style-name="P4">
Poltavska Oblast, Kirovohradska Oblast(21:31). Red Alert: aerial threat.Sirens sounding. Take cover now!</text:p>
      <text:p text:style-name="P4">
News Collection Link: <text:a xlink:type="simple" xlink:href="https://liveuamap.com/en/2023/17-may-poltavska-oblast-kirovohradska-oblast2g" text:style-name="Internet_20_link" text:visited-style-name="Visited_20_Internet_20_Link">
https://liveuamap.com/en/2023/17-may-poltavska-oblast-kirovohradska-oblast2g</text:a>
</text:p>
      <text:p text:style-name="P4">
Source: <text:a xlink:type="simple" xlink:href="https://t.me/air_alert_ua/45721" text:style-name="Internet_20_link" text:visited-style-name="Visited_20_Internet_20_Link">
https://t.me/air_alert_ua/45721</text:a>
</text:p>
      <!--NEWS-->
      <text:h text:style-name="P10" text:outline-level="1">
<text:span text:style-name="T4">
Рішення про надання Україні F-16 залежить від США - міністри оборони Британії і Німеччини</text:span>
</text:h>
      <text:p text:style-name="P4">
Authors: Ukrinform (Person)</text:p>
      <text:p text:style-name="P4">
Publisher: Укринформ (Organization)</text:p>
      <text:p text:style-name="P4">
Published Time: 2023-05-17T15:34:00+03:00</text:p>
      <text:p text:style-name="P4">
Modified Time: 2023-05-17T15:34:00+03:00</text:p>
      <text:p text:style-name="P4">
Description: Велика Британія і Німеччина не можуть передати Україні винищувачі F-16, рішення про передачу таких машин залежить від США. — Укрінформ.</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Британія', 'Літак', 'Німеччина', 'США', 'Війна з Росією']</text:p>
      <text:p text:style-name="P4">
Type: Article</text:p>
      <!--METADATA-->
      <text:p text:style-name="P4">
<draw:frame draw:style-name="fr1" draw:name="Image79" text:anchor-type="as-char" svg:width="6.9236in" svg:height="3.956343in" draw:z-index="0">
<draw:image xlink:href="../Images/yкринформ/2023-05-17T15-34-00-03-00/630_360_1446829545-6581-foto-wikipediaorg.jpg" xlink:type="simple" xlink:show="embed" xlink:actuate="onLoad" draw:mime-type="image/jpeg"/>
</draw:frame>
 Велика Британія і Німеччина не можуть передати Українівинищувачі F-16, рішення про передачу таких машин залежить від США.</text:p>
      <text:p text:style-name="P4">
Про це заявили міністри оборони ФРН і Великої Британії Борис Пісторіус та БенВоллес на пресконференції у Берліні після переговорів, повідомляє кореспондентУкрінформу.</text:p>
      <text:p text:style-name="P4">
«У Великої Британії немає F-16, але ми можемо допомогти у підготовці пілотів»,- сказав Воллес.</text:p>
      <text:p text:style-name="P4">
За його словами, наразі йдеться не про передачу літаків, а про створенняплатформи.</text:p>
      <text:p text:style-name="P4">
Своєю чергою Пісторіус заявив: « <text:a xlink:type="simple" xlink:href="https://www.ukrinform.ua/tag-nimeccina" text:style-name="Internet_20_link" text:visited-style-name="Visited_20_Internet_20_Link">
 </text:a>
... не відіграє активної ролі у такій коаліції або альянсі, адже не має нілітаків, ні відповідної компетенції… Це не те питання, яке вирішується уБерліні, воно вирішується у Білому домі».</text:p>
      <text:p text:style-name="P4">
<text:span text:style-name="T4">
Читайте також:</text:span>
 <text:a xlink:type="simple" xlink:href="https://www.ukrinform.ua/rubric-ato/3710470-nimeccina-zaavila-so-ne-bere-ucasti-u-peregovorah-pro-stvorenna-aviacijnoi-koalicii-dla-ukraini.html" text:style-name="Internet_20_link" text:visited-style-name="Visited_20_Internet_20_Link">
 </text:a>
</text:p>
      <text:p text:style-name="P4">
За його словами, ФРН надає перевагу передачі таких озброєнь, які можуть бутизастосовані ЗСУ негайно. На цей час найбільш затребуваними є танки, системиППО, амуніція.</text:p>
      <text:p text:style-name="P4">
Водночас Воллес додав, що нинішня дискусія важлива з точки зору сигналу дляРосії про готовність західних партнерів надати Україні все, чого вонапотребує. «Ми не складаємо рук, нас не розколоти, ми більш об’єднані, ніжбудь-коли; ми не ослабли, ми стали міцнішими», - заявив британський міністр.</text:p>
      <text:p text:style-name="P4">
<text:span text:style-name="T4">
Читайте також:</text:span>
 <text:a xlink:type="simple" xlink:href="https://www.ukrinform.ua/rubric-ato/3710412-duda-polsa-gotova-pidtrimati-navcanna-ukrainskih-pilotiv-na-f16.html" text:style-name="Internet_20_link" text:visited-style-name="Visited_20_Internet_20_Link">
 </text:a>
</text:p>
      <text:p text:style-name="P4">
Як повідомлялося, раніше уряд Британії оголосив, що цього літа розпочнутьсянавчання українських пілотів.</text:p>
      <text:p text:style-name="P4">
Source: <text:a xlink:type="simple" xlink:href="https://www.ukrinform.ua/rubric-ato/3710496-risenna-pro-nadanna-ukraini-f16-zalezit-vid-ssa-ministri-oboroni-britanii-i-nimeccini.html" text:style-name="Internet_20_link" text:visited-style-name="Visited_20_Internet_20_Link">
https://www.ukrinform.ua/rubric-ato/3710496-risenna-pro-nadanna-ukraini-f16-zalezit-vid-ssa-ministri-oboroni-britanii-i-nimeccini.html</text:a>
</text:p>
      <!--NEWS-->
      <text:h text:style-name="P10" text:outline-level="1">
<text:span text:style-name="T4">
В ОАЕ відбувся футбольний матч між українськими школами «Софія» та «Дивосвіт»</text:span>
</text:h>
      <text:p text:style-name="P4">
Authors: Ukrinform (Person)</text:p>
      <text:p text:style-name="P4">
Publisher: Укринформ (Organization)</text:p>
      <text:p text:style-name="P4">
Published Time: 2023-05-17T15:35:00+03:00</text:p>
      <text:p text:style-name="P4">
Modified Time: 2023-05-17T15:35:00+03:00</text:p>
      <text:p text:style-name="P4">
Description: В ОАЕ відбувся футбольний матч між українськими школами «Софія» (Дубай) та школою «Дивосвіт» (Абу-Дабі) за участю українських зірок футболу Сергія Реброва, Андрія Ярмоленка та Михайла Соколовського. — Укрінформ.</text:p>
      <text:p text:style-name="P4">
Images: ["<text:a xlink:type="simple" xlink:href="https://static.ukrinform.com/photos/2023_05/thumb_files/630_360_1684326344-263.jpg" text:style-name="Internet_20_link" text:visited-style-name="Visited_20_Internet_20_Link">
630_360_16843...</text:a>
", "<text:a xlink:type="simple" xlink:href="https://static.ukrinform.com/photos/2023_05/1684326391-348.jpg" text:style-name="Internet_20_link" text:visited-style-name="Visited_20_Internet_20_Link">
1684326391-34...</text:a>
", "<text:a xlink:type="simple" xlink:href="https://static.ukrinform.com/photos/2023_05/1684326455-501.jpg" text:style-name="Internet_20_link" text:visited-style-name="Visited_20_Internet_20_Link">
1684326455-50...</text:a>
", "<text:a xlink:type="simple" xlink:href="https://static.ukrinform.com/photos/2023_05/1684326480-802.jpg" text:style-name="Internet_20_link" text:visited-style-name="Visited_20_Internet_20_Link">
1684326480-80...</text:a>
", "<text:a xlink:type="simple" xlink:href="https://static.ukrinform.com/photos/2023_05/1684326552-712.jpg" text:style-name="Internet_20_link" text:visited-style-name="Visited_20_Internet_20_Link">
1684326552-71...</text:a>
", "<text:a xlink:type="simple" xlink:href="https://static.ukrinform.com/photos/2023_05/1684326575-552.jpg" text:style-name="Internet_20_link" text:visited-style-name="Visited_20_Internet_20_Link">
1684326575-55...</text:a>
", "<text:a xlink:type="simple" xlink:href="https://static.ukrinform.com/photos/2023_05/1684326614-109.jpeg" text:style-name="Internet_20_link" text:visited-style-name="Visited_20_Internet_20_Link">
1684326614-10...</text:a>
", "<text:a xlink:type="simple" xlink:href="https://static.ukrinform.com/photos/2023_05/1684326737-132.jpg" text:style-name="Internet_20_link" text:visited-style-name="Visited_20_Internet_20_Link">
1684326737-13...</text:a>
", "<text:a xlink:type="simple" xlink:href="https://static.ukrinform.com/photos/2023_05/1684326809-442.jpg" text:style-name="Internet_20_link" text:visited-style-name="Visited_20_Internet_20_Link">
1684326809-44...</text:a>
", "<text:a xlink:type="simple" xlink:href="https://static.ukrinform.com/photos/2023_05/1684326836-120.jpg" text:style-name="Internet_20_link" text:visited-style-name="Visited_20_Internet_20_Link">
1684326836-12...</text:a>
", "<text:a xlink:type="simple" xlink:href="https://static.ukrinform.com/photos/2023_05/1684326853-533.jpg" text:style-name="Internet_20_link" text:visited-style-name="Visited_20_Internet_20_Link">
1684326853-53...</text:a>
"]</text:p>
      <text:p text:style-name="P4">
Tags: ['Діаспора', 'Діти', 'Футбол', 'ОАЕ', 'Школа']</text:p>
      <text:p text:style-name="P4">
Type: Article</text:p>
      <!--METADATA-->
      <text:p text:style-name="P4">
<draw:frame draw:style-name="fr1" draw:name="Image80" text:anchor-type="as-char" svg:width="6.9236in" svg:height="3.956343in" draw:z-index="0">
<draw:image xlink:href="../Images/yкринформ/2023-05-17T15-35-00-03-00/630_360_1684326344-263.jpg" xlink:type="simple" xlink:show="embed" xlink:actuate="onLoad" draw:mime-type="image/jpeg"/>
</draw:frame>
 В ОАЕвідбувся футбольний матч між українськими школами «Софія» (Дубай) та школою«Дивосвіт» (Абу-Дабі) за участю українських зірок футболу Сергія Реброва,Андрія Ярмоленка та Михайла Соколовського.</text:p>
      <text:p text:style-name="P4">
Як передає Укрінформ, про це повідомило видання <text:a xlink:type="simple" xlink:href="https://ukrdubai.com/articles/286890/nikita-rebrov-ta-ivan-yarmolenko-vidznachilisya-golami-v-matchi-mizh-komandami-ukrainskih-shkil-oae" text:style-name="Internet_20_link" text:visited-style-name="Visited_20_Internet_20_Link">
</text:a>
 .</text:p>
      <text:p text:style-name="P4">
<draw:frame draw:style-name="fr1" draw:name="Image81" text:anchor-type="as-char" svg:width="6.9236in" svg:height="4.037085in" draw:z-index="0">
<draw:image xlink:href="../Images/yкринформ/2023-05-17T15-35-00-03-00/1684326391-348.jpg" xlink:type="simple" xlink:show="embed" xlink:actuate="onLoad" draw:mime-type="image/jpeg"/>
</draw:frame>
</text:p>
      <text:p text:style-name="P4">
Третій секретар Посольства України в ОАЕ Віталій Федянін зазначив, що ця подіястала справжнім святом українського футболу в Об'єднаних Арабських Еміратах.</text:p>
      <text:p text:style-name="P4">
<draw:frame draw:style-name="fr1" draw:name="Image82" text:anchor-type="as-char" svg:width="6.9236in" svg:height="4.705484in" draw:z-index="0">
<draw:image xlink:href="../Images/yкринформ/2023-05-17T15-35-00-03-00/1684326455-501.jpg" xlink:type="simple" xlink:show="embed" xlink:actuate="onLoad" draw:mime-type="image/jpeg"/>
</draw:frame>
</text:p>
      <text:p text:style-name="P4">
Арбітром матчу був головний тренер дитячої футбольної академії Dynamo DubaiДенис Соколовський.</text:p>
      <text:p text:style-name="P4">
<draw:frame draw:style-name="fr1" draw:name="Image83" text:anchor-type="as-char" svg:width="6.9236in" svg:height="4.615733in" draw:z-index="0">
<draw:image xlink:href="../Images/yкринформ/2023-05-17T15-35-00-03-00/1684326480-802.jpg" xlink:type="simple" xlink:show="embed" xlink:actuate="onLoad" draw:mime-type="image/jpeg"/>
</draw:frame>
</text:p>
      <text:p text:style-name="P4">
У напруженому матчі перемогу з рахунком 5:4 перемогу здобула школа «Софія».</text:p>
      <text:p text:style-name="P4">
Після поєдинку гравці обох команд отримали медалі та грамоти з підписами зірокфутболу.</text:p>
      <text:p text:style-name="P4">
<draw:frame draw:style-name="fr1" draw:name="Image84" text:anchor-type="as-char" svg:width="6.9236in" svg:height="4.602335in" draw:z-index="0">
<draw:image xlink:href="../Images/yкринформ/2023-05-17T15-35-00-03-00/1684326552-712.jpg" xlink:type="simple" xlink:show="embed" xlink:actuate="onLoad" draw:mime-type="image/jpeg"/>
</draw:frame>
</text:p>
      <text:p text:style-name="P4">
Також Сергій Ребров, Андрій Ярмоленко та Денис Соколовський відзначилиподарунками гравців з обох команд, які найкраще проявили себе під час матчу:Максима Малого та Абдаллу Атаба з команди Абу-Дабі, Нікіту Реброва, ТімураФедулова та Антуана Гітарда з команди Дубаю.</text:p>
      <text:p text:style-name="P4">
<draw:frame draw:style-name="fr1" draw:name="Image85" text:anchor-type="as-char" svg:width="6.9236in" svg:height="7.65202in" draw:z-index="0">
<draw:image xlink:href="../Images/yкринформ/2023-05-17T15-35-00-03-00/1684326575-552.jpg" xlink:type="simple" xlink:show="embed" xlink:actuate="onLoad" draw:mime-type="image/jpeg"/>
</draw:frame>
</text:p>
      <text:p text:style-name="P4">
Своїми враженнями про дитячий поєдинок поділився Андрій Ярмоленко.</text:p>
      <text:p text:style-name="P4">
Денис Соколовський розповів, що був радий виступити арбітром цього дружньогопоєдинку між українськими школами в ОАЕ</text:p>
      <text:p text:style-name="P4">
«Також приємною та несподіваною була зустріч на аравійській землі двохколишніх гравців «Шахтаря» – мого тата, Михайла Соколовського, який грав у70-80 роки, та Сергія Реброва, який починав кар’єру в Шахтарі у 90-ті роки», –сказав він.</text:p>
      <text:p text:style-name="P4">
<draw:frame draw:style-name="fr1" draw:name="Image86" text:anchor-type="as-char" svg:width="6.9236in" svg:height="4.743948in" draw:z-index="0">
<draw:image xlink:href="../Images/yкринформ/2023-05-17T15-35-00-03-00/1684326614-109.jpeg" xlink:type="simple" xlink:show="embed" xlink:actuate="onLoad" draw:mime-type="image/jpeg"/>
</draw:frame>
</text:p>
      <text:p text:style-name="P4">
Денис зазначив, що обидві команди дуже гарно грали та намагалися виявити своїнайкращі здібності.</text:p>
      <text:p text:style-name="P4">
<draw:frame draw:style-name="fr1" draw:name="Image87" text:anchor-type="as-char" svg:width="6.9236in" svg:height="4.585631in" draw:z-index="0">
<draw:image xlink:href="../Images/yкринформ/2023-05-17T15-35-00-03-00/1684326737-132.jpg" xlink:type="simple" xlink:show="embed" xlink:actuate="onLoad" draw:mime-type="image/jpeg"/>
</draw:frame>
</text:p>
      <text:p text:style-name="P4">
«Видно, що діти були заряджені на гру. "Софія" цього разу виявилася трохисильнішою насамперед за рахунок індивідуальної майстерності нападників –Нікіти Реброва та Антуана Гітарда, а команда "Дивосвіт" була сильною завдякикомандним діям гравців. Підтримую ідею школи «Дивосвіт» провести восени матч-реванш», – зазначив Денис Соколовський.</text:p>
      <text:p text:style-name="P4">
<draw:frame draw:style-name="fr1" draw:name="Image88" text:anchor-type="as-char" svg:width="6.9236in" svg:height="5.327326in" draw:z-index="0">
<draw:image xlink:href="../Images/yкринформ/2023-05-17T15-35-00-03-00/1684326809-442.jpg" xlink:type="simple" xlink:show="embed" xlink:actuate="onLoad" draw:mime-type="image/jpeg"/>
</draw:frame>
</text:p>
      <text:p text:style-name="P4">
Враженнями від матчу тренер команди школи «Дивосвіт» Стоянич Якимовські зМакедонії.</text:p>
      <text:p text:style-name="P4">
«Передусім дякуємо команді «Софія» за прекрасну організацію та фантастичнийматч. Для дітей це була можливість зустрітися з такими суперзірками як Ребровта Ярмоленко, що дало їм натхнення для подальшого розвитку. На жаль, мипрограли матч, але я пишаюся нашою командою 6-11-річних гравців, бо кожендоклав максимум зусиль, щоб виграти. Ми ще більше сфокусуємося на розвитку,будемо тренуватися ще більше, і сподіваємося досягнути кращих результатівнаступного разу», – сказав він.</text:p>
      <text:p text:style-name="P4">
<draw:frame draw:style-name="fr1" draw:name="Image89" text:anchor-type="as-char" svg:width="6.9236in" svg:height="4.223193in" draw:z-index="0">
<draw:image xlink:href="../Images/yкринформ/2023-05-17T15-35-00-03-00/1684326836-120.jpg" xlink:type="simple" xlink:show="embed" xlink:actuate="onLoad" draw:mime-type="image/jpeg"/>
</draw:frame>
</text:p>
      <text:p text:style-name="P4">
Директорка «Дивосвіту» Тетяна Атаб зазначила, що цим заходом учасники вкотредовели, що Україна перемагає, як і було написано на святковому торті відBakeMart, який нюні футболісти із задоволенням скуштували після нашоготовариського матчу.</text:p>
      <text:p text:style-name="P4">
<draw:frame draw:style-name="fr1" draw:name="Image90" text:anchor-type="as-char" svg:width="6.9236in" svg:height="5.091085in" draw:z-index="0">
<draw:image xlink:href="../Images/yкринформ/2023-05-17T15-35-00-03-00/1684326853-533.jpg" xlink:type="simple" xlink:show="embed" xlink:actuate="onLoad" draw:mime-type="image/jpeg"/>
</draw:frame>
</text:p>
      <text:p text:style-name="P4">
Нагадаємо, торік <text:a xlink:type="simple" xlink:href="https://www.ukrinform.ua/rubric-diaspora/3489996-vidomij-futbolist-i-trener-zustrivsa-z-ucnami-ukrainskih-skil-v-oae.html" text:style-name="Internet_20_link" text:visited-style-name="Visited_20_Internet_20_Link">
 </text:a>
 СергіяРеброва з учнями українських шкіл «Дивосвіт» і «Софія».</text:p>
      <text:p text:style-name="P4">
<text:span text:style-name="T5">
Фото: «Емірати Сьогодні», українська школа в ОАЕ «Софія»</text:span>
</text:p>
      <text:p text:style-name="P4">
Source: <text:a xlink:type="simple" xlink:href="https://www.ukrinform.ua/rubric-diaspora/3710479-v-oae-vidbuvsa-futbolnij-matc-miz-ukrainskimi-skolami-sofia-ta-divosvit.html" text:style-name="Internet_20_link" text:visited-style-name="Visited_20_Internet_20_Link">
https://www.ukrinform.ua/rubric-diaspora/3710479-v-oae-vidbuvsa-futbolnij-matc-miz-ukrainskimi-skolami-sofia-ta-divosvit.html</text:a>
</text:p>
      <!--NEWS-->
      <text:h text:style-name="P10" text:outline-level="1">
<text:span text:style-name="T4">
Zaporizka Oblast(21:37). Red Alert: aerial threat. Sirens sounding. Take cover now!</text:span>
</text:h>
      <text:p text:style-name="P4">
Authors: liveuamap (Language: en)</text:p>
      <text:p text:style-name="P4">
Time: 2023-05-17T15:38:00</text:p>
      <text:p text:style-name="P4">
Location: Zaporizka Oblast (Latitude:47.612021 Longtitude:35.765261)</text:p>
      <text:p text:style-name="P4">
Videos: []</text:p>
      <text:p text:style-name="P4">
Images: []</text:p>
      <text:p text:style-name="P4">
Tags: ["Europe", "Central and Eastern Europe"]</text:p>
      <text:p text:style-name="P4">
ID: 22563580</text:p>
      <!--METADATA-->
      <text:p text:style-name="P4">
Zaporizka Oblast(21:37). Red Alert: aerial threat. Sirens sounding. Take covernow!</text:p>
      <text:p text:style-name="P4">
News Collection Link: <text:a xlink:type="simple" xlink:href="https://liveuamap.com/en/2023/17-may-zaporizka-oblast2137-red-alert-aerial-g" text:style-name="Internet_20_link" text:visited-style-name="Visited_20_Internet_20_Link">
https://liveuamap.com/en/2023/17-may-zaporizka-oblast2137-red-alert-aerial-g</text:a>
</text:p>
      <text:p text:style-name="P4">
Source: <text:a xlink:type="simple" xlink:href="https://t.me/air_alert_ua/45725" text:style-name="Internet_20_link" text:visited-style-name="Visited_20_Internet_20_Link">
https://t.me/air_alert_ua/45725</text:a>
</text:p>
      <!--NEWS-->
      <text:h text:style-name="P10" text:outline-level="1">
<text:span text:style-name="T4">
В Авдіївці залишається понад тисяча цивільних – Сили оборони</text:span>
</text:h>
      <text:p text:style-name="P4">
Authors: Ukrinform (Person)</text:p>
      <text:p text:style-name="P4">
Publisher: Укринформ (Organization)</text:p>
      <text:p text:style-name="P4">
Published Time: 2023-05-17T15:40:00+03:00</text:p>
      <text:p text:style-name="P4">
Modified Time: 2023-05-17T15:40:00+03:00</text:p>
      <text:p text:style-name="P4">
Description: В Авдіївці на Донеччині залишаються більше тисячі цивільних громадян, тривають хаотичні обстріли міста російськими військами. — Укрінформ.</text:p>
      <text:p text:style-name="P4">
Images: ["<text:a xlink:type="simple" xlink:href="https://static.ukrinform.com/photos/2023_04/thumb_files/630_360_1682412691-196.png" text:style-name="Internet_20_link" text:visited-style-name="Visited_20_Internet_20_Link">
630_360_16824...</text:a>
"]</text:p>
      <text:p text:style-name="P4">
Tags: ['Авдіївка', 'Війна з Росією', 'Єдині новини']</text:p>
      <text:p text:style-name="P4">
Type: Article</text:p>
      <!--METADATA-->
      <text:p text:style-name="P4">
<draw:frame draw:style-name="fr1" draw:name="Image91" text:anchor-type="as-char" svg:width="6.9236in" svg:height="3.956343in" draw:z-index="0">
<draw:image xlink:href="../Images/yкринформ/2023-05-17T15-40-00-03-00/630_360_1682412691-196.png" xlink:type="simple" xlink:show="embed" xlink:actuate="onLoad" draw:mime-type="image/png"/>
</draw:frame>
 В Авдіївціна Донеччині залишаються більше тисячі цивільних громадян, тривають хаотичніобстріли міста російськими військами.</text:p>
      <text:p text:style-name="P4">
Як передає Укрінформ, про це в ефірі телемарафону «Єдині новини» повідомивречник об'єднаного пресцентру Сил оборони Таврійського напрямку ВалерійШершень.</text:p>
      <text:p text:style-name="P4">
«В Авдіївці залишаються люди, їх більше тисячі. Там є “пункт незламності”, упункті наявна їжа, інтернет. Тривають хаотичні обстріли міста, хоча на першийпогляд їх стало менше. Розвідка каже, що в окопах мінімальна кількість піхоти(ворожої - ред.), пересування техніки теж зменшилось, обстріли переважно змінометів, але безпілотники в небі літають регулярно і наші зенітники полюютьна них», - розповів Шершень.</text:p>
      <text:p text:style-name="P4">
<text:span text:style-name="T4">
Читайте також:</text:span>
 <text:a xlink:type="simple" xlink:href="https://www.ukrinform.ua/rubric-ato/3710137-zsu-vidbili-ataki-v-rajoni-marinki-na-shodi-vidbulosa-44-bojovih-zitknenna.html" text:style-name="Internet_20_link" text:visited-style-name="Visited_20_Internet_20_Link">
 </text:a>
</text:p>
      <text:p text:style-name="P4">
Коментуючи ситуацію на Таврійському напрямку, Шершень зазначив, що воназалишається контрольованою Силами оборони. За добу там зафіксовано 493 ворожихобстріли.</text:p>
      <text:p text:style-name="P4">
«Тут у нас все контрольовано, без змін, ворог продовжує ведення штурмових дійза Авдіївським напрямком, має активну оборогу на Новопавлівському,Оріхівському напрямках. Протягом минулої доби ворог 16 разів атакував нашіпозиції, отримавши відсіч, відійшов… На Таврійському напрямку протягом добизафіксовано 493 ворожих обстріли. Зокрема, на Запорізькому напрямку 120,Донецькому – 373. Противник здійснив 9 авіаційних ударів, 4 ударибезпілотниками», - поінформував речник.</text:p>
      <text:p text:style-name="P4">
За його інформацією, у центрі штурмів ворога - Мар’їнка, ситуація тамускладняється ще й тим, що в місті практично не залишилось цілих будівель.Серед руїн йдуть вуличні бої.</text:p>
      <text:p text:style-name="P4">
<text:span text:style-name="T4">
Читайте також:</text:span>
 <text:a xlink:type="simple" xlink:href="https://www.ukrinform.ua/rubric-ato/3709616-bahmut-ta-marinka-zalisautsa-v-epicentri-bojovih-dij-na-shodi-za-dobu-37-zitknen.html" text:style-name="Internet_20_link" text:visited-style-name="Visited_20_Internet_20_Link">
 </text:a>
</text:p>
      <text:p text:style-name="P4">
Шершень також наголосив, що через жорсткі бої Мар’їнку почали називати«мініБахмут».</text:p>
      <text:p text:style-name="P4">
Як повідомляв Укрінформ, Сили оборони Таврійського напрямку протягом добивиконали понад тисячу вогневих завдань і <text:a xlink:type="simple" xlink:href="https://www.ukrinform.ua/rubric-ato/3710358-zsu-znisili-na-tavrijskomu-napramku-majze-rotu-zagarbnikiv-i-ponad-20-odinic-tehniki.html" text:style-name="Internet_20_link" text:visited-style-name="Visited_20_Internet_20_Link">
 </text:a>
</text:p>
      <text:p text:style-name="P4">
<text:span text:style-name="T5">
Фото: Костянтин Ліберов</text:span>
</text:p>
      <text:p text:style-name="P4">
Source: <text:a xlink:type="simple" xlink:href="https://www.ukrinform.ua/rubric-ato/3710517-v-avdiivci-zalisaetsa-ponad-tisaca-civilnih-sili-oboroni.html" text:style-name="Internet_20_link" text:visited-style-name="Visited_20_Internet_20_Link">
https://www.ukrinform.ua/rubric-ato/3710517-v-avdiivci-zalisaetsa-ponad-tisaca-civilnih-sili-oboroni.html</text:a>
</text:p>
      <!--NEWS-->
      <text:h text:style-name="P10" text:outline-level="1">
<text:span text:style-name="T4">
Donetsk Oblast(21:44). Red Alert: aerial threat. Sirens sounding. Take cover now!</text:span>
</text:h>
      <text:p text:style-name="P4">
Authors: liveuamap (Language: en)</text:p>
      <text:p text:style-name="P4">
Time: 2023-05-17T15:45:00</text:p>
      <text:p text:style-name="P4">
Location: Donetsk Oblast (Latitude:48.72686 Longtitude:37.57897)</text:p>
      <text:p text:style-name="P4">
Videos: []</text:p>
      <text:p text:style-name="P4">
Images: []</text:p>
      <text:p text:style-name="P4">
Tags: ["Europe", "Central and Eastern Europe"]</text:p>
      <text:p text:style-name="P4">
ID: 22563581</text:p>
      <!--METADATA-->
      <text:p text:style-name="P4">
Donetsk Oblast(21:44). Red Alert: aerial threat. Sirens sounding. Take covernow!</text:p>
      <text:p text:style-name="P4">
News Collection Link: <text:a xlink:type="simple" xlink:href="https://liveuamap.com/en/2023/17-may-donetsk-oblast2144-red-alert-aerial-thg" text:style-name="Internet_20_link" text:visited-style-name="Visited_20_Internet_20_Link">
https://liveuamap.com/en/2023/17-may-donetsk-oblast2144-red-alert-aerial-thg</text:a>
</text:p>
      <text:p text:style-name="P4">
Source: <text:a xlink:type="simple" xlink:href="https://t.me/air_alert_ua/45726" text:style-name="Internet_20_link" text:visited-style-name="Visited_20_Internet_20_Link">
https://t.me/air_alert_ua/45726</text:a>
</text:p>
      <!--NEWS-->
      <text:h text:style-name="P10" text:outline-level="1">
<text:span text:style-name="T4">
Рішення Росії напасти на Україну перевернуло світ з ніг на голову - президентка Угорщини</text:span>
</text:h>
      <text:p text:style-name="P4">
Authors: Ukrinform (Person)</text:p>
      <text:p text:style-name="P4">
Publisher: Укринформ (Organization)</text:p>
      <text:p text:style-name="P4">
Published Time: 2023-05-17T15:49:53+03:00</text:p>
      <text:p text:style-name="P4">
Modified Time: 2023-05-17T15:49:53+03:00</text:p>
      <text:p text:style-name="P4">
Description: Президентка Угорщини Каталін Новак засудила "божевільне рішення Росії напасти на Україну" та наголосила на необхідності покарання усіх причетних до воєнних злочинів в Україні.  — Укрінформ.</text:p>
      <text:p text:style-name="P4">
Images: ["<text:a xlink:type="simple" xlink:href="https://static.ukrinform.com/photos/2023_03/thumb_files/630_360_1680145632-881.jpg" text:style-name="Internet_20_link" text:visited-style-name="Visited_20_Internet_20_Link">
630_360_16801...</text:a>
"]</text:p>
      <text:p text:style-name="P4">
Tags: ['Угорщина', 'Україна', 'Війна з Росією']</text:p>
      <text:p text:style-name="P4">
Type: Article</text:p>
      <!--METADATA-->
      <text:p text:style-name="P4">
<draw:frame draw:style-name="fr1" draw:name="Image92" text:anchor-type="as-char" svg:width="6.9236in" svg:height="3.956343in" draw:z-index="0">
<draw:image xlink:href="../Images/yкринформ/2023-05-17T15-49-53-03-00/630_360_1680145632-881.jpg" xlink:type="simple" xlink:show="embed" xlink:actuate="onLoad" draw:mime-type="image/jpeg"/>
</draw:frame>
Президентка Угорщини Каталін Новак засудила "божевільне рішення Росії напастина Україну" та наголосила на необхідності покарання усіх причетних до воєннихзлочинів в Україні.</text:p>
      <text:p text:style-name="P4">
Як передає кореспондент Укрінформу, про це Новак заявила у виступі на самітіРади Європи у Рейк’явіку.</text:p>
      <text:p text:style-name="P4">
"На європейському континенті йде жорстока війна, мирний спосіб нашого життяперебуває під атакою. Божевільне рішення Росії напасти на Україну,безпосереднього сусіда <text:a xlink:type="simple" xlink:href="https://www.ukrinform.ua/tag-ugorsina" text:style-name="Internet_20_link" text:visited-style-name="Visited_20_Internet_20_Link">
 </text:a>
 ,перевернуло наш світ з ніг на голову. Тому ми повинні зайняти єдину і твердупозицію: збройна атака і агресія проти суверенної держави є неприйнятними.Воєнні злочини мають бути розслідувані, воєнні злочинці повинні постати передсудом", - сказала вона.</text:p>
      <text:p text:style-name="P4">
Президентка Угорщина наголосила на необхідності досягнення "справедливогомиру" –"коли будуть дотримані всі умови справедливого миру, не лише припиненнявогню, а й справжній довготривалий мир, який супроводжуватиметьсяпримиренням".</text:p>
      <text:p text:style-name="P4">
<text:span text:style-name="T4">
Читайте також:</text:span>
 <text:a xlink:type="simple" xlink:href="https://www.ukrinform.ua/rubric-economy/3709952-ugorsina-zbilsila-termin-tranzitu-ukrainskih-tovariv.html" text:style-name="Internet_20_link" text:visited-style-name="Visited_20_Internet_20_Link">
 <text:span text:style-name="T4">
Угорщ</text:span>
 </text:a>
</text:p>
      <text:p text:style-name="P4">
Як повідомляв Укрінформ, на саміті Ради Європи у Рейк’явіку  <text:a xlink:type="simple" xlink:href="https://www.ukrinform.ua/rubric-polytics/3710382-na-samiti-radi-evropi-stvorili-reestr-zbitkiv-ukraini-vid-agresii-rf.html" text:style-name="Internet_20_link" text:visited-style-name="Visited_20_Internet_20_Link">
</text:a>
 , завданих Україніагресією РФ.</text:p>
      <text:p text:style-name="P4">
Реєстр збитків створюється як платформа для міжурядової співпраці, яка діє вінституційних рамках Ради Європи. Реєстр є юридичною особою відповідно донаціонального законодавства Королівства Нідерландів і України та розташованийфізично в Нідерландах.</text:p>
      <text:p text:style-name="P4">
Він отримує та обробляє інформацію про вимоги по відшкодуванню збитків тадокази, є першим компонентом майбутнього Міжнародного компенсаційногомеханізму, який буде створено окремим міжнародним договором у співпраці зУкраїною. Далі буде створено Комісію з розгляду претензій та Компенсаційнийфонд.</text:p>
      <text:p text:style-name="P4">
Будь-яка держава-член або спостерігач Ради Європи та Європейського Союзу, атакож будь-яка інша держава, яка проголосувала за резолюцію ГА ООН від 14листопада 2022 р. може приєднатися до Реєстру.</text:p>
      <text:p text:style-name="P4">
Source: <text:a xlink:type="simple" xlink:href="https://www.ukrinform.ua/rubric-ato/3710500-risenna-rosii-napasti-na-ukrainu-perevernulo-svit-z-nig-na-golovu-prezidentka-ugorsini.html" text:style-name="Internet_20_link" text:visited-style-name="Visited_20_Internet_20_Link">
https://www.ukrinform.ua/rubric-ato/3710500-risenna-rosii-napasti-na-ukrainu-perevernulo-svit-z-nig-na-golovu-prezidentka-ugorsini.html</text:a>
</text:p>
      <!--NEWS-->
      <text:h text:style-name="P10" text:outline-level="1">
<text:span text:style-name="T4">
Прокурор наполягає на затриманні Князєва, бо не всю суму хабара вдалося знайти</text:span>
</text:h>
      <text:p text:style-name="P4">
Authors: Ukrinform (Person)</text:p>
      <text:p text:style-name="P4">
Publisher: Укринформ (Organization)</text:p>
      <text:p text:style-name="P4">
Published Time: 2023-05-17T15:50:00+03:00</text:p>
      <text:p text:style-name="P4">
Modified Time: 2023-05-17T15:50:00+03:00</text:p>
      <text:p text:style-name="P4">
Description: Правоохоронці знайшли не всю суму хабара, а тому ексголова Верховного Суду Всеволод Князєв має бути затриманий до надання згоди Вищої ради правосуддя на його утримання під вартою, щоб він таким чином не перешкоджав розшуку речових доказів. — Укрінформ.</text:p>
      <text:p text:style-name="P4">
Images: ["<text:a xlink:type="simple" xlink:href="https://static.ukrinform.com/photos/2022_06/thumb_files/630_360_1656312685-809.jpg" text:style-name="Internet_20_link" text:visited-style-name="Visited_20_Internet_20_Link">
630_360_16563...</text:a>
"]</text:p>
      <text:p text:style-name="P4">
Tags: ['Хабар', 'Князєв', 'Прокуратура', 'Верховний Суд', 'Боротьба з корупцією']</text:p>
      <text:p text:style-name="P4">
Type: Article</text:p>
      <!--METADATA-->
      <text:p text:style-name="P4">
<draw:frame draw:style-name="fr1" draw:name="Image93" text:anchor-type="as-char" svg:width="6.9236in" svg:height="3.956343in" draw:z-index="0">
<draw:image xlink:href="../Images/yкринформ/2023-05-17T15-50-00-03-00/630_360_1656312685-809.jpg" xlink:type="simple" xlink:show="embed" xlink:actuate="onLoad" draw:mime-type="image/jpeg"/>
</draw:frame>
Правоохоронці знайшли не всю суму хабара, а тому ексголова Верховного СудуВсеволод Князєв має бути затриманий до надання згоди Вищої ради правосуддя найого утримання під вартою, щоб він таким чином не перешкоджав розшуку речовихдоказів.</text:p>
      <text:p text:style-name="P4">
Про це сказав прокурор Спеціалізованої антикорупційної прокуратури ОлександрОмельченко у Вищому антикорупційному суді, де відбувається розгляд скаргизахисту на затримання Князєва, передає кореспондент Укрінформу.</text:p>
      <text:p text:style-name="P4">
"Мета затримання – забезпечення збереження речових доказів. Вона до цього часуне досягнута, а саме завчасно ідентифіковані і вручені під наглядомправоохоронців грошові кошти, які були предметом неправомірної вигоди,одержаної Князєвим, знайдені не всі", – сказав він.</text:p>
      <text:p text:style-name="P4">
<text:span text:style-name="T4">
Читайте також:</text:span>
 <text:a xlink:type="simple" xlink:href="https://www.ukrinform.ua/rubric-society/3710463-prokuratura-napravila-do-vrp-podanna-pro-dozvil-na-arest-knazeva.html" text:style-name="Internet_20_link" text:visited-style-name="Visited_20_Internet_20_Link">
 <text:span text:style-name="T4">
Княз</text:span>
 </text:a>
</text:p>
      <text:p text:style-name="P4">
Омельченко зазначив, що у ході <text:a xlink:type="simple" xlink:href="https://www.ukrinform.ua/tag-obsuk" text:style-name="Internet_20_link" text:visited-style-name="Visited_20_Internet_20_Link">
 </text:a>
 Князєвперешкоджав проведенню слідчих дій, зокрема вихопив свій телефон у детектива інамагався до когось подзвонити, тому, на думку слідства, у випадку звільненняКнязєва він може перешкоджати пошуку речових доказів.</text:p>
      <text:p text:style-name="P4">
"Гроші отримувалися Князєвим для подальшої передачі суддям Верховного Суду, атому існує ризик, що ці кошти можуть бути в інших осіб, яких ми заразперевіряємо на причетність до кримінального правопорушення, і у разівідшукання цих коштів є всі підстави говорити про те, що коло підозрюванихможе бути розширене", – повідомив прокурор.</text:p>
      <text:p text:style-name="P4">
<text:span text:style-name="T4">
Читайте також:</text:span>
 <text:a xlink:type="simple" xlink:href="https://www.ukrinform.ua/rubric-society/3710458-knazeva-ne-mali-prava-zatrimuvati-bez-zgodi-vrp-advokat.html" text:style-name="Internet_20_link" text:visited-style-name="Visited_20_Internet_20_Link">
 <text:span text:style-name="T4">
Князєв</text:span>
 </text:a>
</text:p>
      <text:p text:style-name="P4">
Водночас присутній на судовому засіданні детектив Національногоантикорупційного бюро повідомив, що правоохоронці провели обшуки у близько 20суддів, які входять до Великої палати Верховного Суду, і під час цих слідчихдій вдалося знайти певні суми.</text:p>
      <text:p text:style-name="P4">
"Під час одночасного обшуку у близько 20 суддів Верховного Суду певні суми – яне буду озвучувати їх прізвища – були також відшукані", – сказав детектив.</text:p>
      <text:p text:style-name="P4">
За словами детектива, слідство наразі не може відшукати 350 тис. доларів, якібули предметом неправомірної вигоди.</text:p>
      <text:p text:style-name="P4">
За словами прокурора Омельченка, Князєва затримали законно на 72 години, апісля завершення цього часу слідство сподівається отримати згоду від Вищоїради правосуддя на утримання його під вартою.</text:p>
      <text:p text:style-name="P4">
Як повідомляв Укрінформ, ексочільник ВС Всеволод Князєв після затримання 15травня і проведення у нього вдома і на роботі обшуків перебуває в ізоляторітимчасового тримання. Прокурори САП підготували до Вищої ради правосуддяподання про надання дозволу на утримання його під вартою.</text:p>
      <text:p text:style-name="P4">
Після надання такого дозволу САП направить до ВАКС клопотання про обрання йомузапобіжного заходу.</text:p>
      <text:p text:style-name="P4">
15 травня <text:a xlink:type="simple" xlink:href="https://www.ukrinform.ua/rubric-society/3709683-nabu-i-sap-vikrili-masstabnu-korupciu-u-verhovnomu-sudi.html" text:style-name="Internet_20_link" text:visited-style-name="Visited_20_Internet_20_Link">
 </text:a>
 одержання неправомірноївигоди керівництвом та суддями Верховного Суду. Правоохоронці затрималичинного на той час голову ВС Князєва та вилучили 2,7 млн дол.</text:p>
      <text:p text:style-name="P4">
Source: <text:a xlink:type="simple" xlink:href="https://www.ukrinform.ua/rubric-society/3710504-prokuror-napolagae-na-zatrimanni-knazeva-bo-ne-vsu-sumu-habara-vdalosa-znajti.html" text:style-name="Internet_20_link" text:visited-style-name="Visited_20_Internet_20_Link">
https://www.ukrinform.ua/rubric-society/3710504-prokuror-napolagae-na-zatrimanni-knazeva-bo-ne-vsu-sumu-habara-vdalosa-znajti.html</text:a>
</text:p>
      <!--NEWS-->
      <text:h text:style-name="P10" text:outline-level="1">
<text:span text:style-name="T4">
В ІМІ закликають змінити положення законопроєкту, які стосуються реклами в медіа</text:span>
</text:h>
      <text:p text:style-name="P4">
Authors: Ukrinform (Person)</text:p>
      <text:p text:style-name="P4">
Publisher: Укринформ (Organization)</text:p>
      <text:p text:style-name="P4">
Published Time: 2023-05-17T15:52:47+03:00</text:p>
      <text:p text:style-name="P4">
Modified Time: 2023-05-17T15:52:47+03:00</text:p>
      <text:p text:style-name="P4">
Description: Директорка Інституту масової інформації (ІМІ) Оксана Романюк наголошує, що при оновленні рекламного законодавства в Україні потрібно змінити положення, які стосуються розміщення реклами в медіа. — Укрінформ.</text:p>
      <text:p text:style-name="P4">
Images: ["<text:a xlink:type="simple" xlink:href="https://static.ukrinform.com/photos/2023_05/thumb_files/630_360_1684318479-511.jpg" text:style-name="Internet_20_link" text:visited-style-name="Visited_20_Internet_20_Link">
630_360_16843...</text:a>
"]</text:p>
      <text:p text:style-name="P4">
Tags: ['Реклама', 'Законопроєкт', 'Медіа', 'Інститут масової інформації ']</text:p>
      <text:p text:style-name="P4">
Type: Article</text:p>
      <!--METADATA-->
      <text:p text:style-name="P4">
<draw:frame draw:style-name="fr1" draw:name="Image94" text:anchor-type="as-char" svg:width="6.9236in" svg:height="3.956343in" draw:z-index="0">
<draw:image xlink:href="../Images/yкринформ/2023-05-17T15-52-47-03-00/630_360_1684318479-511.jpg" xlink:type="simple" xlink:show="embed" xlink:actuate="onLoad" draw:mime-type="image/jpeg"/>
</draw:frame>
 ДиректоркаІнституту масової інформації (ІМІ) Оксана Романюк наголошує, що при оновленнірекламного законодавства в Україні потрібно змінити положення, які стосуютьсярозміщення реклами в медіа.</text:p>
      <text:p text:style-name="P4">
Про це вона сказала у коментарі Укрінформу.</text:p>
      <text:p text:style-name="P4">
"У нас є побоювання щодо цього документа, адже виникає не дуже зрозуміласитуація про розміщення реклами регіональними медіа. Річ у тім, що регіональнімедіа часто функціонують як ФОП, а в цьому законопроєкті (Про внесення змін до<text:a xlink:type="simple" xlink:href="https://www.ukrinform.ua/tag-zakon" text:style-name="Internet_20_link" text:visited-style-name="Visited_20_Internet_20_Link">
 </text:a>
 України "Про рекламу" — ред.)прописано, що поширення реклами дозволяється, лише якщо за це сплаченоюридичній особі. Виходить колізія, яка може призвести до того, що випаде дужевелика кількість регіональних медіа. Ми закликаємо замінити в цій статті(статті 13 – ред.) визначення “юридичні особи України” на “резиденти України”або взагалі прибрати цю норму", – зазначила директор ІМІ.</text:p>
      <text:p text:style-name="P4">
На її думку, якщо законопроєкт ухвалять у нинішньому вигляді, це негативновплине на медійний ринок, адже регіональні медіа не зможуть заробляти нарекламі.</text:p>
      <text:p text:style-name="P4">
Як повідомляв Укрінформ, <text:a xlink:type="simple" xlink:href="https://www.ukrinform.ua/tag-verhovna-rada" text:style-name="Internet_20_link" text:visited-style-name="Visited_20_Internet_20_Link">
 </text:a>
 2травня ухвалила в першому читанні законопроєкт "Про внесення змін до ЗаконуУкраїни "Про рекламу" щодо імплементації норм європейського законодавства унаціональне законодавство України шляхом імплементації окремих положень acquisЄС у сфері аудіовізуальної реклами (Європейської конвенції про транскордоннетелебачення, Директиви Європейського парламенту та Ради 2010/13/ЄС проаудіовізуальні медіа послуги від 10 березня 2010 року зі змінами, внесенимиДирективою (ЄС) 2018/1808 від 14 листопада 2018 року) та до деяких іншихзаконів" (№9206).</text:p>
      <text:p text:style-name="P4">
<text:span text:style-name="T4">
Читайте також:</text:span>
 <text:a xlink:type="simple" xlink:href="https://www.ukrinform.ua/rubric-society/3710468-v-imi-poasnili-comu-zakon-pro-media-ne-zapracuvav-napovnu-e-kilka-nuansiv.html" text:style-name="Internet_20_link" text:visited-style-name="Visited_20_Internet_20_Link">
 </text:a>
</text:p>
      <text:p text:style-name="P4">
Законопроєкт, зокрема, передбачає доповнення статті 13 Закону "Про рекламу"положенням, відповідно до якого трансляція (ретрансляція) рекламних роликів тателепродажу, які містяться у програмах аудіальних чи аудіовізуальних медіа, щотранслюються (ретранслюються) на територію України, дозволяється лише у разі,якщо за їх трансляцію (ретрансляцію) та телепродажу сплачено юридичній особіУкраїни, незалежно від способу здійснення трансляції (ретрансляції).</text:p>
      <text:p text:style-name="P4">
Source: <text:a xlink:type="simple" xlink:href="https://www.ukrinform.ua/rubric-society/3710501-v-imi-zaklikaut-zminiti-polozenna-zakonoproektu-aki-stosuutsa-reklami-v-media.html" text:style-name="Internet_20_link" text:visited-style-name="Visited_20_Internet_20_Link">
https://www.ukrinform.ua/rubric-society/3710501-v-imi-zaklikaut-zminiti-polozenna-zakonoproektu-aki-stosuutsa-reklami-v-media.html</text:a>
</text:p>
      <!--NEWS-->
      <text:h text:style-name="P10" text:outline-level="1">
<text:span text:style-name="T4">
Російська війна є атакою проти базових принципів Ради Європи - фон дер Ляєн</text:span>
</text:h>
      <text:p text:style-name="P4">
Authors: Ukrinform (Person)</text:p>
      <text:p text:style-name="P4">
Publisher: Укринформ (Organization)</text:p>
      <text:p text:style-name="P4">
Published Time: 2023-05-17T15:58:00+03:00</text:p>
      <text:p text:style-name="P4">
Modified Time: 2023-05-17T15:58:00+03:00</text:p>
      <text:p text:style-name="P4">
Description: Розв’язавши жорстоку загарбницьку війну проти України, Росія намагається заперечити право українців обирати власне майбутнє, і вона понесе відповідальність за злочини в Україні. — Укрінформ.</text:p>
      <text:p text:style-name="P4">
Images: ["<text:a xlink:type="simple" xlink:href="https://static.ukrinform.com/photos/2023_02/thumb_files/630_360_1675438580-335.jpg" text:style-name="Internet_20_link" text:visited-style-name="Visited_20_Internet_20_Link">
630_360_16754...</text:a>
"]</text:p>
      <text:p text:style-name="P4">
Tags: ['Воєнні злочини', 'Фон дер Ляєн', 'Війна з Росією']</text:p>
      <text:p text:style-name="P4">
Type: Article</text:p>
      <!--METADATA-->
      <text:p text:style-name="P4">
<draw:frame draw:style-name="fr1" draw:name="Image95" text:anchor-type="as-char" svg:width="6.9236in" svg:height="3.956343in" draw:z-index="0">
<draw:image xlink:href="../Images/yкринформ/2023-05-17T15-58-00-03-00/630_360_1675438580-335.jpg" xlink:type="simple" xlink:show="embed" xlink:actuate="onLoad" draw:mime-type="image/jpeg"/>
</draw:frame>
Розв’язавши жорстоку загарбницьку війну проти України, Росія намагаєтьсязаперечити право українців обирати власне майбутнє, і вона понесевідповідальність за злочини в Україні.</text:p>
      <text:p text:style-name="P4">
Про це у Рейк’явіку під час виступу на саміті Ради Європи заявила очільницяЄвропейської комісії Урсула фон дер Ляєн, повідомляє кореспондент Укрінформу.</text:p>
      <text:p text:style-name="P4">
«Ми зібралися сьогодні на фоні російської загарбницької <text:a xlink:type="simple" xlink:href="https://www.ukrinform.ua/tag-vijna" text:style-name="Internet_20_link" text:visited-style-name="Visited_20_Internet_20_Link">
</text:a>
 проти України. Росія відмовляєтьсявизнати демократичне право народу України бути господарями власногомайбутнього. Російська війна є атакою проти усього, за що ми виступаємо тут, уРаді Європи. Це атака проти її базових принципів. Тим більше важливим є те, щоми об’єднуємо сили для захисту, розвитку й просування демократії. Ми всістоїмо поряд з Україною. Нападники мають бути притягнуті до відповідальності,і Реєстр шкоди може та буде відігравати у цьому важливу роль», – наголосилафон дер Ляєн.</text:p>
      <text:p text:style-name="P4">
Вона зауважила, що зміцнення демократії завжди починається з власного дому, асама демократія ніколи не може сприйматися як даність, вона потребує постійноїта копіткої роботи. При цьому зараз, за словами президента Єврокомісії, ризиктого, що демократії можуть відкочуватися назад, є цілком реальним.</text:p>
      <text:p text:style-name="P4">
<text:span text:style-name="T4">
Читайте також:</text:span>
 <text:a xlink:type="simple" xlink:href="https://www.ukrinform.ua/rubric-world/3710484-rosia-bude-dzerelom-nestabilnosti-dla-moldovi-na-dovgi-roki-sandu.html" text:style-name="Internet_20_link" text:visited-style-name="Visited_20_Internet_20_Link">
 <text:span text:style-name="T4">
Санду</text:span>
 </text:a>
</text:p>
      <text:p text:style-name="P4">
Саме з цієї причини Європейський Союз проводить уважний моніторинг стануверховенства права у всіх країнах-членах і робить відповідні доповіді кожногороку. ЄС також просуває нові ініціативи із забезпечення рівності для своїхгромадян, нові правила у боротьбі з корупцією тощо. Вперше в історії ЄСприймає Акт свободи медіа. У контексті таких зусиль співробітництво ЄС з РадоюЄвропи відіграє велику роль у роботі із вдосконалення демократії.</text:p>
      <text:p text:style-name="P4">
Фон дер Ляєн підтвердила намір ЄС приєднатися до Європейської конвенції з правлюдини «якомога швидше» та продовжувати зміцнювати демократичні основи усьогоЄвропейського Союзу.</text:p>
      <text:p text:style-name="P4">
«У контексті російської війни минулий рік позначив поворотний момент длябагатьох країн на їх шляху до Європейського Союзу, від Західних Балкан доУкраїни, Молдови та Грузії. Ми є сильними, коли стоїмо разом. Разом з цим, ябачу простір для навіть більш тісного співробітництва та партнерства міжЄвропейським Союзом, Радою Європи та кожною з країн-кандидатів. Історіяєвропейської демократії продовжує писатися, в Україні та будь-де на нашомуконтиненті», – зауважила президент Європейської комісії.</text:p>
      <text:p text:style-name="P4">
<text:span text:style-name="T4">
Читайте також:</text:span>
 <text:a xlink:type="simple" xlink:href="https://www.ukrinform.ua/rubric-polytics/3710382-na-samiti-radi-evropi-stvorili-reestr-zbitkiv-ukraini-vid-agresii-rf.html" text:style-name="Internet_20_link" text:visited-style-name="Visited_20_Internet_20_Link">
 <text:span text:style-name="T4">
реєстр</text:span>
 </text:a>
</text:p>
      <text:p text:style-name="P4">
Вона нагадала, що перший саміт Ради Європи відбувся 30 років тому, відразупісля падіння «залізної завіси». Тоді всі європейські країни погодилисяпрацювати разом для просування демократичних цінностей як найкращого способузберегти мир у Європі. Тоді, як і зараз, війну не можна уявити у спільнотідемократій, що є близькими по духу.</text:p>
      <text:p text:style-name="P4">
Як повідомлялося, 17 травня у Рейк’явіку триває саміт Ради Європи, учасникиякого розглядають найважливіші глобальні проблеми та питання міжнароднихвідносин, у тому числі – наслідки військової агресії Росії проти України тапошуки шляхів до справедливого миру.</text:p>
      <text:p text:style-name="P4">
Source: <text:a xlink:type="simple" xlink:href="https://www.ukrinform.ua/rubric-polytics/3710505-rosia-zaperecue-pravo-ukraini-na-majbutne-i-vidpovidatime-za-svoi-zlocini-fon-der-laen.html" text:style-name="Internet_20_link" text:visited-style-name="Visited_20_Internet_20_Link">
https://www.ukrinform.ua/rubric-polytics/3710505-rosia-zaperecue-pravo-ukraini-na-majbutne-i-vidpovidatime-za-svoi-zlocini-fon-der-laen.html</text:a>
</text:p>
      <!--NEWS-->
      <text:h text:style-name="P10" text:outline-level="1">
<text:span text:style-name="T4">
Google видалятиме акаунти, якими не користувалися щонайменше два роки</text:span>
</text:h>
      <text:p text:style-name="P4">
Authors: Ukrinform (Person)</text:p>
      <text:p text:style-name="P4">
Publisher: Укринформ (Organization)</text:p>
      <text:p text:style-name="P4">
Published Time: 2023-05-17T16:00:35+03:00</text:p>
      <text:p text:style-name="P4">
Modified Time: 2023-05-17T16:00:35+03:00</text:p>
      <text:p text:style-name="P4">
Description: Компанія Google оголосила, що з грудня 2023 року почне видаляти облікові записи, які були неактивними щонайменше два роки. — Укрінформ.</text:p>
      <text:p text:style-name="P4">
Images: ["<text:a xlink:type="simple" xlink:href="https://static.ukrinform.com/photos/2019_03/thumb_files/630_360_1553098741-454.jpg" text:style-name="Internet_20_link" text:visited-style-name="Visited_20_Internet_20_Link">
630_360_15530...</text:a>
"]</text:p>
      <text:p text:style-name="P4">
Tags: ['Google', 'Технології']</text:p>
      <text:p text:style-name="P4">
Type: Article</text:p>
      <!--METADATA-->
      <text:p text:style-name="P4">
<draw:frame draw:style-name="fr1" draw:name="Image96" text:anchor-type="as-char" svg:width="6.9236in" svg:height="3.956343in" draw:z-index="0">
<draw:image xlink:href="../Images/yкринформ/2023-05-17T16-00-35-03-00/630_360_1553098741-454.jpg" xlink:type="simple" xlink:show="embed" xlink:actuate="onLoad" draw:mime-type="image/jpeg"/>
</draw:frame>
 КомпаніяGoogle оголосила, що з грудня 2023 року почне видаляти облікові записи, якібули неактивними щонайменше два роки.</text:p>
      <text:p text:style-name="P4">
Про це повідомляє Укрінформ із посиланням на пресреліз компанії.</text:p>
      <text:p text:style-name="P4">
Як наголошується, таке нововведення пов’язане із намірами компанії захиститидані користувачів, оскільки у випадку, якщо обліковий запис невикористовувався тривалий час, він, швидше за все, буде зламаний.</text:p>
      <text:p text:style-name="P4">
Це пов’язано із тим, що забуті або неконтрольовані облікові записи часто неоновлюють або повторно використовують паролі, які могли бути зламані і для нихне налаштовано двофакторну автентифікацію, тому акаунт проходить меншеперевірок безпеки.</text:p>
      <text:p text:style-name="P4">
<text:span text:style-name="T4">
Читайте також:</text:span>
 <text:a xlink:type="simple" xlink:href="https://www.ukrinform.ua/rubric-technology/3707634-google-prezentuvala-tri-novih-pristroi-pixel.html" text:style-name="Internet_20_link" text:visited-style-name="Visited_20_Internet_20_Link">
 <text:span text:style-name="T4">
Google</text:span>
 </text:a>
</text:p>
      <text:p text:style-name="P4">
Внутрішній аналіз компанії показує, що покинуті облікові записи маютьпринаймні в 10 разів меншу ймовірність налаштувати двоетапну перевірку, ніжактивні облікові записи. Це означає, що ці облікові записи часто вразливі, іколи обліковий запис скомпрометовано, його можна використовувати для чогозавгодно: від крадіжки особистих даних до передачі небажаного або навітьшкідливого вмісту, наприклад спаму, зазначають у <text:a xlink:type="simple" xlink:href="https://www.ukrinform.ua/tag-google" text:style-name="Internet_20_link" text:visited-style-name="Visited_20_Internet_20_Link">
</text:a>
 .</text:p>
      <text:p text:style-name="P4">
«Щоб зменшити цей ризик, ми оновлюємо нашу політику щодо неактивних обліковихзаписів від Google до 2 років у всіх наших продуктах. Починаючи з кінця цьогороку, якщо обліковий запис Google не використовувався або у нього нездійснювали вхід протягом принаймні 2 років, ми можемо видалити обліковийзапис і його вміст, зокрема вміст у Google Workspace (Gmail, Документи, Диск,Meet, Календар), YouTube і Google Фото», - йдеться у заяві.</text:p>
      <text:p text:style-name="P4">
Політика стосується лише особистих облікових записів Google і не вплине наоблікові записи організацій, як-от школи чи підприємства.</text:p>
      <text:p text:style-name="P4">
<text:span text:style-name="T4">
Читайте також:</text:span>
 <text:a xlink:type="simple" xlink:href="https://www.ukrinform.ua/rubric-technology/3704818-google-dodast-sini-galocki-dla-koristuvaciv-gmail.html" text:style-name="Internet_20_link" text:visited-style-name="Visited_20_Internet_20_Link">
 <text:span text:style-name="T4">
Google</text:span>
 </text:a>
</text:p>
      <text:p text:style-name="P4">
Наголошується, що компанія почне видаляти неактивні облікові записи з грудня.Google розсилатиме користувачам кілька попереджень і блокуватиме обліковізаписи поетапно.</text:p>
      <text:p text:style-name="P4">
«Найпростіший спосіб підтримувати активність облікового запису Google – цевходити принаймні раз на 2 роки», - додали у компанії.</text:p>
      <text:p text:style-name="P4">
Для збереження акаунту потрібно буде увійти в обліковий запис Google,прочитати електронну пошту, переглянути відео або зробити будь-яку іншу дію.</text:p>
      <text:p text:style-name="P4">
Як повідомляв Укрінформ, Google додає дві нові функції до пошуку фейкових таштучно згенерованих зображень для зменшення дезінформації на тлі розвиткусервісів штучного інтелекту.</text:p>
      <text:p text:style-name="P4">
Source: <text:a xlink:type="simple" xlink:href="https://www.ukrinform.ua/rubric-technology/3710506-google-vidalatime-akaunti-akimi-ne-koristuvalisa-sonajmense-dva-roki.html" text:style-name="Internet_20_link" text:visited-style-name="Visited_20_Internet_20_Link">
https://www.ukrinform.ua/rubric-technology/3710506-google-vidalatime-akaunti-akimi-ne-koristuvalisa-sonajmense-dva-roki.html</text:a>
</text:p>
      <!--NEWS-->
      <text:h text:style-name="P10" text:outline-level="1">
<text:span text:style-name="T4">
ІМІ закликало правоохоронців зробити пріоритетом розслідування злочинів проти журналістів</text:span>
</text:h>
      <text:p text:style-name="P4">
Authors: Ukrinform (Person)</text:p>
      <text:p text:style-name="P4">
Publisher: Укринформ (Organization)</text:p>
      <text:p text:style-name="P4">
Published Time: 2023-05-17T16:00:48+03:00</text:p>
      <text:p text:style-name="P4">
Modified Time: 2023-05-17T16:00:48+03:00</text:p>
      <text:p text:style-name="P4">
Description: Виконавча директорка Інституту масової інформації (ІМІ) Оксана Романюк закликала правоохоронні органи зробити розслідування злочинів проти журналістів пріоритетом, бо це важливо. — Укрінформ.</text:p>
      <text:p text:style-name="P4">
Images: ["<text:a xlink:type="simple" xlink:href="https://static.ukrinform.com/photos/2023_05/thumb_files/630_360_1684318479-511.jpg" text:style-name="Internet_20_link" text:visited-style-name="Visited_20_Internet_20_Link">
630_360_16843...</text:a>
"]</text:p>
      <text:p text:style-name="P4">
Tags: ['Обстріл', 'Журналіст', 'Війна з Росією']</text:p>
      <text:p text:style-name="P4">
Type: Article</text:p>
      <!--METADATA-->
      <text:p text:style-name="P4">
<draw:frame draw:style-name="fr1" draw:name="Image97" text:anchor-type="as-char" svg:width="6.9236in" svg:height="3.956343in" draw:z-index="0">
<draw:image xlink:href="../Images/yкринформ/2023-05-17T16-00-48-03-00/630_360_1684318479-511.jpg" xlink:type="simple" xlink:show="embed" xlink:actuate="onLoad" draw:mime-type="image/jpeg"/>
</draw:frame>
 Виконавчадиректорка Інституту масової інформації (ІМІ) Оксана Романюк закликалаправоохоронні органи зробити розслідування злочинів проти журналістівпріоритетом, бо це важливо.</text:p>
      <text:p text:style-name="P4">
Про це вона сказала на пресконференції в Укрінформі.</text:p>
      <text:p text:style-name="P4">
«Попри те, що зараз величезне навантаження на правоохоронні органи, мизакликаємо владу все ж таки розслідувати напади на журналістів, зробити цепріоритетним завданням і діяти оперативно, тому що це важливо для нашогосуспільства», — зазначила Романюк.</text:p>
      <text:p text:style-name="P4">
Вона додала, що останнім часом з владою було проведено кілька важливихзустрічей, де обговорювалися такі питання.</text:p>
      <text:p text:style-name="P4">
«Зараз бачимо три ключових напрямки розслідувань. По-перше, розслідуваннявоєнних злочинів про медіа. Нагадаю, що станом на сьогодні ми зареєструвалипонад 500 таких випадків. Понад 230 редакцій українських медіа закрилися, вонибули або зруйновані, або знищені, або захоплені росіянами. Другий напрямок –розслідування нападів, вчинених внутрішніми агресорами. Місяць тому п’ятероколег постраждали при висвітленні подій біля Печерської <text:a xlink:type="simple" xlink:href="https://www.ukrinform.ua/tag-kiivska-lavra" text:style-name="Internet_20_link" text:visited-style-name="Visited_20_Internet_20_Link">
</text:a>
 , минулого тижня постраждалажурналістка в Полтаві від нападу. Третій напрямок – покарання дляпропагандистів», - додала директорка ІМІ.</text:p>
      <text:p text:style-name="P4">
<text:span text:style-name="T4">
Читайте також:</text:span>
 <text:a xlink:type="simple" xlink:href="https://www.ukrinform.ua/rubric-society/3710427-reporteri-bez-kordoniv-j-nadali-pracuvatimut-nad-vizvolennam-z-polonu-zurnalista-hiluka.html" text:style-name="Internet_20_link" text:visited-style-name="Visited_20_Internet_20_Link">
 <text:span text:style-name="T4">
журнал</text:span>
 </text:a>
</text:p>
      <text:p text:style-name="P4">
Романюк також подякувала міжнародним організаціям, в тому числі «Репортерамбез кордонів» за підтримку України. Адже це свідчить про те, що журналістикапотрібна. «Ми сподіваємося, що цей візит (представників організації - ред.)також надасть поштовх розвитку та підтримки незалежних медіа», - додала вона.</text:p>
      <text:p text:style-name="P4">
Як повідомляв Укрінформ, міжнародна неурядова організація «Репортери безкордонів» <text:a xlink:type="simple" xlink:href="https://www.ukrinform.ua/rubric-society/3710422-reporteri-bez-kordoniv-zareestruvali-ponad-50-vipadkiv-obstriliv-zurnalistiv.html" text:style-name="Internet_20_link" text:visited-style-name="Visited_20_Internet_20_Link">
 </text:a>
 , колиартилерійський вогонь направлявся на журналістів, робилося це переважнонавмисно.</text:p>
      <text:p text:style-name="P4">
Source: <text:a xlink:type="simple" xlink:href="https://www.ukrinform.ua/rubric-society/3710507-imi-zaklikalo-pravoohoronciv-zrobiti-prioritetom-rozsliduvanna-zlociniv-proti-zurnalistiv.html" text:style-name="Internet_20_link" text:visited-style-name="Visited_20_Internet_20_Link">
https://www.ukrinform.ua/rubric-society/3710507-imi-zaklikalo-pravoohoronciv-zrobiti-prioritetom-rozsliduvanna-zlociniv-proti-zurnalistiv.html</text:a>
</text:p>
      <!--NEWS-->
      <text:h text:style-name="P10" text:outline-level="1">
<text:span text:style-name="T4">
«Формула-1»: італійський етап Гран-прі Емілії-Романьї скасовано</text:span>
</text:h>
      <text:p text:style-name="P4">
Authors: Ukrinform (Person)</text:p>
      <text:p text:style-name="P4">
Publisher: Укринформ (Organization)</text:p>
      <text:p text:style-name="P4">
Published Time: 2023-05-17T16:06:24+03:00</text:p>
      <text:p text:style-name="P4">
Modified Time: 2023-05-17T16:06:24+03:00</text:p>
      <text:p text:style-name="P4">
Description: Дирекція чемпіонату світу з автоперегонів «Формула-1» повідомила про те, що ухвалено рішення не проводити Гран-прі Емілії-Романьї, яке мало відбутися у найближчий вікенд 21-22 травня.</text:p>
      <text:p text:style-name="P4">
— Укрінформ.</text:p>
      <text:p text:style-name="P4">
Images: ["<text:a xlink:type="simple" xlink:href="https://static.ukrinform.com/photos/2023_05/thumb_files/630_360_1684328742-492.jpg" text:style-name="Internet_20_link" text:visited-style-name="Visited_20_Internet_20_Link">
630_360_16843...</text:a>
"]</text:p>
      <text:p text:style-name="P4">
Tags: ['Формула-1']</text:p>
      <text:p text:style-name="P4">
Type: Article</text:p>
      <!--METADATA-->
      <text:p text:style-name="P4">
<draw:frame draw:style-name="fr1" draw:name="Image98" text:anchor-type="as-char" svg:width="6.9236in" svg:height="3.956343in" draw:z-index="0">
<draw:image xlink:href="../Images/yкринформ/2023-05-17T16-06-24-03-00/630_360_1684328742-492.jpg" xlink:type="simple" xlink:show="embed" xlink:actuate="onLoad" draw:mime-type="image/jpeg"/>
</draw:frame>
 Дирекціячемпіонату світу з автоперегонів «Формула-1» повідомила про те, що ухваленорішення не проводити Гран-прі Емілії-Романьї, яке мало відбутися у найближчийвікенд 21-22 травня.</text:p>
      <text:p text:style-name="P4">
Причиною такого радикального <text:a xlink:type="simple" xlink:href="https://www.formula1.com/en/latest/article.breaking-update-on-the-emilia-romagna-grand-prix-at-imola.14xk8GLh2Lr8wBGdJqhxnO.html" text:style-name="Internet_20_link" text:visited-style-name="Visited_20_Internet_20_Link">
</text:a>
 стали сильні зливи урайоні місця проведення Гран-прі, що призвело до повеней, передає Укрінформ.</text:p>
      <text:p text:style-name="P4">
Як розповів президент «Формули-1» Стефано Доменікалі, рішення про скасуванняетапу чемпіонату світу було ухвалено після консультацій із владою регіону тапредставниками спортивного міністерства Італії.</text:p>
      <text:p text:style-name="P4">
<text:span text:style-name="T4">
Читайте також:</text:span>
 <text:a xlink:type="simple" xlink:href="https://www.ukrinform.ua/rubric-sports/3702794-formula1-granpri-azerbajdzanu2023-peres-vigrav-gonku.html" text:style-name="Internet_20_link" text:visited-style-name="Visited_20_Internet_20_Link">
 <text:span text:style-name="T4">
Формула</text:span>
 </text:a>
</text:p>
      <text:p text:style-name="P4">
Президент Міжнародної федерації автоспорту Мохаммед Бен Сулайєм рішення проскасування Гран-прі Італії схвалив і підтримав.</text:p>
      <text:p text:style-name="P4">
Фото: Getty Images/Global Images Ukraine.</text:p>
      <text:p text:style-name="P4">
Source: <text:a xlink:type="simple" xlink:href="https://www.ukrinform.ua/rubric-sports/3710508-formula1-italijskij-etap-granpri-emiliiromani-skasovano.html" text:style-name="Internet_20_link" text:visited-style-name="Visited_20_Internet_20_Link">
https://www.ukrinform.ua/rubric-sports/3710508-formula1-italijskij-etap-granpri-emiliiromani-skasovano.html</text:a>
</text:p>
      <!--NEWS-->
      <text:h text:style-name="P10" text:outline-level="1">
<text:span text:style-name="T4">
Cherkaska Oblast(22:06). Red Alert: aerial threat. Sirens sounding. Take cover now!</text:span>
</text:h>
      <text:p text:style-name="P4">
Authors: liveuamap (Language: en)</text:p>
      <text:p text:style-name="P4">
Time: 2023-05-17T16:07:00</text:p>
      <text:p text:style-name="P4">
Location: Cherkaska Oblast (Latitude:49.24975 Longtitude:31.33346)</text:p>
      <text:p text:style-name="P4">
Videos: []</text:p>
      <text:p text:style-name="P4">
Images: []</text:p>
      <text:p text:style-name="P4">
Tags: ["Europe", "Central and Eastern Europe"]</text:p>
      <text:p text:style-name="P4">
ID: 22563582</text:p>
      <!--METADATA-->
      <text:p text:style-name="P4">
Cherkaska Oblast(22:06). Red Alert: aerial threat. Sirens sounding. Take covernow!</text:p>
      <text:p text:style-name="P4">
News Collection Link: <text:a xlink:type="simple" xlink:href="https://liveuamap.com/en/2023/17-may-cherkaska-oblast2206-red-alert-aerial-g" text:style-name="Internet_20_link" text:visited-style-name="Visited_20_Internet_20_Link">
https://liveuamap.com/en/2023/17-may-cherkaska-oblast2206-red-alert-aerial-g</text:a>
</text:p>
      <text:p text:style-name="P4">
Source: <text:a xlink:type="simple" xlink:href="https://t.me/air_alert_ua/45727" text:style-name="Internet_20_link" text:visited-style-name="Visited_20_Internet_20_Link">
https://t.me/air_alert_ua/45727</text:a>
</text:p>
      <!--NEWS-->
      <text:h text:style-name="P10" text:outline-level="1">
<text:span text:style-name="T4">
Суд учетверо збільшив заставу екскерівнику Одеського припортового заводу</text:span>
</text:h>
      <text:p text:style-name="P4">
Authors: Ukrinform (Person)</text:p>
      <text:p text:style-name="P4">
Publisher: Укринформ (Organization)</text:p>
      <text:p text:style-name="P4">
Published Time: 2023-05-17T16:08:00+03:00</text:p>
      <text:p text:style-name="P4">
Modified Time: 2023-05-17T16:08:00+03:00</text:p>
      <text:p text:style-name="P4">
Description: Апеляційна палата Вищого антикорупційного суду вчетверо збільшила заставу одному з колишніх виконувачів обов’язків директора Одеського припортового заводу, підозрюваному у причетності до привласнення 500 млн гривень коштів, що належали державним підприємствам. — Укрінформ.</text:p>
      <text:p text:style-name="P4">
Images: ["<text:a xlink:type="simple" xlink:href="https://static.ukrinform.com/photos/2023_05/thumb_files/630_360_1684328811-968.jpg" text:style-name="Internet_20_link" text:visited-style-name="Visited_20_Internet_20_Link">
630_360_16843...</text:a>
"]</text:p>
      <text:p text:style-name="P4">
Tags: ['ФДМУ', 'ОПЗ', 'Застава']</text:p>
      <text:p text:style-name="P4">
Type: Article</text:p>
      <!--METADATA-->
      <text:p text:style-name="P4">
<draw:frame draw:style-name="fr1" draw:name="Image99" text:anchor-type="as-char" svg:width="6.9236in" svg:height="3.956343in" draw:z-index="0">
<draw:image xlink:href="../Images/yкринформ/2023-05-17T16-08-00-03-00/630_360_1684328811-968.jpg" xlink:type="simple" xlink:show="embed" xlink:actuate="onLoad" draw:mime-type="image/jpeg"/>
</draw:frame>
 Апеляційнапалата Вищого антикорупційного суду вчетверо збільшила заставу одному зколишніх виконувачів обов’язків директора Одеського припортового заводу,підозрюваному у причетності до привласнення 500 млн гривень коштів, щоналежали державним підприємствам.</text:p>
      <text:p text:style-name="P4">
Про це Спеціалізована антикорупційна прокуратура повідомила в <text:a xlink:type="simple" xlink:href="https://t.me/sap_gov_ua/1393" text:style-name="Internet_20_link" text:visited-style-name="Visited_20_Internet_20_Link">
</text:a>
 передає Укрінформ.</text:p>
      <text:p text:style-name="P4">
Як нагадали в САП, фігурант є одним із учасників злочинної організації, якапротягом 2019 – 2021 років заволоділа коштами держпідприємств, зокремаОдеського припортового заводу та Об’єднаної гірничо-хімічної компанії.</text:p>
      <text:p text:style-name="P4">
Згідно з рішенням суду, застава збільшена з 5,904 млн грн до 20,130 млн грн.Процесуальні обов’язки, визначені слідчим суддею ВАКС, залишені без змін.</text:p>
      <text:p text:style-name="P4">
Як повідомлялося, правоохоронці викрили злочинне угруповання, яке протягом2019 – 2021 років привласнило понад 500 млн гривень коштів, належних державнимпідприємствам, зокрема Одеському припортовому заводу та Об’єднаній гірничо-хімічній компанії.</text:p>
      <text:p text:style-name="P4">
<text:span text:style-name="T4">
Читайте також:</text:span>
 <text:a xlink:type="simple" xlink:href="https://www.ukrinform.ua/rubric-society/3687054-sud-obrav-zapobiznij-zahid-ucasniku-ugrupuvanna-ake-ocoluvav-kolisnij-golova-fondu-derzmajna.html" text:style-name="Internet_20_link" text:visited-style-name="Visited_20_Internet_20_Link">
 </text:a>
</text:p>
      <text:p text:style-name="P4">
На чолі злочинної групи виявився колишній голова Фонду державного майнаУкраїни. Йому та ще дев'ятьом учасникам у березні поточного року <text:a xlink:type="simple" xlink:href="https://www.ukrinform.ua/rubric-economy/3686008-sprava-na-500-miljoniv-eksgolovu-fondu-derzmajna-pidozruut-u-stvorenni-zlocinnogo-ugrupuvanna.html" text:style-name="Internet_20_link" text:visited-style-name="Visited_20_Internet_20_Link">
</text:a>
 .Серед фігурантів – двоє осіб, які в різні періоди виконували обов’язкидиректора Одеського припортового заводу.</text:p>
      <text:p text:style-name="P4">
8 травня суд заочно обрав одному з підозрюваних екскерівників ОПЗ запобіжнийзахід у вигляді тримання під вартою.</text:p>
      <text:p text:style-name="P4">
<text:span text:style-name="T5">
Фото: САП</text:span>
</text:p>
      <text:p text:style-name="P4">
Source: <text:a xlink:type="simple" xlink:href="https://www.ukrinform.ua/rubric-economy/3710509-sud-ucetvero-zbilsiv-zastavu-ekskerivniku-odeskogo-priportovogo-zavodu.html" text:style-name="Internet_20_link" text:visited-style-name="Visited_20_Internet_20_Link">
https://www.ukrinform.ua/rubric-economy/3710509-sud-ucetvero-zbilsiv-zastavu-ekskerivniku-odeskogo-priportovogo-zavodu.html</text:a>
</text:p>
      <!--NEWS-->
      <text:h text:style-name="P10" text:outline-level="1">
<text:span text:style-name="T4">
У Коломийському музеї показали одяг буковинців 19-20 століть</text:span>
</text:h>
      <text:p text:style-name="P4">
Authors: Ukrinform (Person)</text:p>
      <text:p text:style-name="P4">
Publisher: Укринформ (Organization)</text:p>
      <text:p text:style-name="P4">
Published Time: 2023-05-17T16:11:57+03:00</text:p>
      <text:p text:style-name="P4">
Modified Time: 2023-05-17T16:11:57+03:00</text:p>
      <text:p text:style-name="P4">
Description: У Коломиї на Прикарпатті в Національному музеї народного мистецтва Гуцульщини та Покуття відкрили виставку «З буковинських кросен», в експозиції якої - буковинський одяг 19-20 століть з приватної колекції етнографа Миколи Шкрібляка. — Укрінформ.</text:p>
      <text:p text:style-name="P4">
Images: ["<text:a xlink:type="simple" xlink:href="https://static.ukrinform.com/photos/2023_05/thumb_files/630_360_1684328894-538.jpg" text:style-name="Internet_20_link" text:visited-style-name="Visited_20_Internet_20_Link">
630_360_16843...</text:a>
"]</text:p>
      <text:p text:style-name="P4">
Tags: ['Музей', 'Прикарпаття', 'Коломия', 'Костюм']</text:p>
      <text:p text:style-name="P4">
Type: Article</text:p>
      <!--METADATA-->
      <text:p text:style-name="P4">
<draw:frame draw:style-name="fr1" draw:name="Image100" text:anchor-type="as-char" svg:width="6.9236in" svg:height="3.956343in" draw:z-index="0">
<draw:image xlink:href="../Images/yкринформ/2023-05-17T16-11-57-03-00/630_360_1684328894-538.jpg" xlink:type="simple" xlink:show="embed" xlink:actuate="onLoad" draw:mime-type="image/jpeg"/>
</draw:frame>
 У Коломиїна Прикарпатті в Національному музеї народного мистецтва Гуцульщини та Покуттявідкрили виставку «З буковинських кросен», в експозиції якої - буковинськийодяг 19-20 століть з приватної колекції етнографа Миколи Шкрібляка.</text:p>
      <text:p text:style-name="P4">
Про це повідомляє місцева телекомпанія  <text:a xlink:type="simple" xlink:href="https://www.ntktv.ua/news/u_kolomyyi_prezentuvaly_vystavku_z_personal%60noyi_kolektsiyi_mykoly_shkriblyaka_video/" text:style-name="Internet_20_link" text:visited-style-name="Visited_20_Internet_20_Link">
</text:a>
, передає Укрінформ.</text:p>
      <text:p text:style-name="P4">
«У Коломиї презентували виставку з персональної колекції етнографа, майстранародного мистецтва, заслуженого діяча мистецтв України, директораБуковинського центру <text:a xlink:type="simple" xlink:href="https://www.ukrinform.ua/tag-kultura" text:style-name="Internet_20_link" text:visited-style-name="Visited_20_Internet_20_Link">
 </text:a>
 і мистецтваМиколи Шкрібляка. У виставкових залах Національного музею представлено майже300 творів, зокрема, одяг буковинців кінця ХIX - впродовж ХХ століть з усіхетнографічних регіонів краю», - йдеться в повідомлення.</text:p>
      <text:p text:style-name="P4">
За словами Миколи Шкрібляка, його колекція відкриває традиції чотирьохетнічних регіонів Буковини. Етнограф зазначає, що одяг у той період створювалипереважно жінки і для жінок. Серед експонатів, які в музеї можна побачитивперше, є більше 60 переміток (вид жіночого головного убору - ред).Найдавнішій - понад 150 років.</text:p>
      <text:p text:style-name="P4">
<text:span text:style-name="T4">
Читайте також:</text:span>
 <text:a xlink:type="simple" xlink:href="https://www.ukrinform.ua/rubric-diaspora/3709551-u-tallinni-vidbudetsa-ukrainskij-festival-visivanka-obednue.html" text:style-name="Internet_20_link" text:visited-style-name="Visited_20_Internet_20_Link">
 </text:a>
</text:p>
      <text:p text:style-name="P4">
«Це – унікальні речі, які ткалися до Другої світової війни», - запевняєетнограф.</text:p>
      <text:p text:style-name="P4">
Також в експозиції можна побачити різноманітні жіночі та чоловічі пояси,запаски та буковинські тайстри, які нещодавно увійшли до Національногопереліку нематеріальної культурної спадщини України.</text:p>
      <text:p text:style-name="P4">
Тайстра – традиційна ткана торбина, яку носять через плече. Для їївиготовлення застосовують найдавніші види ткацтва.</text:p>
      <text:p text:style-name="P4">
Source: <text:a xlink:type="simple" xlink:href="https://www.ukrinform.ua/rubric-culture/3710511-u-kolomijskomu-muzei-pokazali-odag-bukovinciv-1920-stolit.html" text:style-name="Internet_20_link" text:visited-style-name="Visited_20_Internet_20_Link">
https://www.ukrinform.ua/rubric-culture/3710511-u-kolomijskomu-muzei-pokazali-odag-bukovinciv-1920-stolit.html</text:a>
</text:p>
      <!--NEWS-->
      <text:h text:style-name="P10" text:outline-level="1">
<text:span text:style-name="T4">
Артисти театру Заньковецької на гастролях у Британії зібрали гроші для військових медиків</text:span>
</text:h>
      <text:p text:style-name="P4">
Authors: Ukrinform (Person)</text:p>
      <text:p text:style-name="P4">
Publisher: Укринформ (Organization)</text:p>
      <text:p text:style-name="P4">
Published Time: 2023-05-17T16:13:22+03:00</text:p>
      <text:p text:style-name="P4">
Modified Time: 2023-05-17T16:13:22+03:00</text:p>
      <text:p text:style-name="P4">
Description: Національний театр імені Марії Заньковецької виступив на сценах Великої Британії та Ірландії, зібрані під час гастролів кошти будуть передані військовим медикам з Львівської області для придбання "швидкої". — Укрінформ.</text:p>
      <text:p text:style-name="P4">
Images: ["<text:a xlink:type="simple" xlink:href="https://static.ukrinform.com/photos/2023_05/thumb_files/630_360_1684328189-749.jpeg" text:style-name="Internet_20_link" text:visited-style-name="Visited_20_Internet_20_Link">
630_360_16843...</text:a>
", "<text:a xlink:type="simple" xlink:href="https://static.ukrinform.com/photos/2023_05/1684328189-345.jpeg" text:style-name="Internet_20_link" text:visited-style-name="Visited_20_Internet_20_Link">
1684328189-34...</text:a>
", "<text:a xlink:type="simple" xlink:href="https://static.ukrinform.com/photos/2023_05/1684328190-986.jpeg" text:style-name="Internet_20_link" text:visited-style-name="Visited_20_Internet_20_Link">
1684328190-98...</text:a>
", "<text:a xlink:type="simple" xlink:href="https://static.ukrinform.com/photos/2023_05/1684328189-835.jpeg" text:style-name="Internet_20_link" text:visited-style-name="Visited_20_Internet_20_Link">
1684328189-83...</text:a>
", "<text:a xlink:type="simple" xlink:href="https://static.ukrinform.com/photos/2023_05/1684328190-135.jpeg" text:style-name="Internet_20_link" text:visited-style-name="Visited_20_Internet_20_Link">
1684328190-13...</text:a>
"]</text:p>
      <text:p text:style-name="P4">
Tags: ['Британія', 'Благодійність', 'Гастролі', 'Театр Заньковецької']</text:p>
      <text:p text:style-name="P4">
Type: Article</text:p>
      <!--METADATA-->
      <text:p text:style-name="P4">
<draw:frame draw:style-name="fr1" draw:name="Image101" text:anchor-type="as-char" svg:width="6.9236in" svg:height="3.956343in" draw:z-index="0">
<draw:image xlink:href="../Images/yкринформ/2023-05-17T16-13-22-03-00/630_360_1684328189-749.jpeg" xlink:type="simple" xlink:show="embed" xlink:actuate="onLoad" draw:mime-type="image/jpeg"/>
</draw:frame>
Національний театр імені Марії Заньковецької виступив на сценах ВеликоїБританії та Ірландії, зібрані під час гастролів кошти будуть переданівійськовим медикам з Львівської області для придбання "швидкої".</text:p>
      <text:p text:style-name="P4">
Як передає Укрінформ, про це Міністерство культури та інформаційної політикиповідомляє у <text:a xlink:type="simple" xlink:href="https://t.me/mkipu/6119" text:style-name="Internet_20_link" text:visited-style-name="Visited_20_Internet_20_Link">
 </text:a>
</text:p>
      <text:p text:style-name="P4">
“З 28 по 30 квітня відбувся благодійний тур творчої групи театру імені МаріїЗаньковецької містами Великої Британії та Ірландії з виставою “НаталкаПолтавка”, - ідеться у повідомленні.</text:p>
      <text:p text:style-name="P4">
<draw:frame draw:style-name="fr1" draw:name="Image102" text:anchor-type="as-char" svg:width="6.9236in" svg:height="4.615733in" draw:z-index="0">
<draw:image xlink:href="../Images/yкринформ/2023-05-17T16-13-22-03-00/1684328189-345.jpeg" xlink:type="simple" xlink:show="embed" xlink:actuate="onLoad" draw:mime-type="image/jpeg"/>
</draw:frame>
</text:p>
      <text:p text:style-name="P4">
Зокрема 28 квітня актори грали виставу у Манчестері у народному домі “Дніпро”,29 квітня — в Дубліні (Ірландія), у професійному театрі Tommy Leddy Theatre.</text:p>
      <text:p text:style-name="P4">
<draw:frame draw:style-name="fr1" draw:name="Image103" text:anchor-type="as-char" svg:width="6.9236in" svg:height="4.615733in" draw:z-index="0">
<draw:image xlink:href="../Images/yкринформ/2023-05-17T16-13-22-03-00/1684328190-986.jpeg" xlink:type="simple" xlink:show="embed" xlink:actuate="onLoad" draw:mime-type="image/jpeg"/>
</draw:frame>
</text:p>
      <text:p text:style-name="P4">
30 квітня у Лондоні “Наталка Полтавка” представляла Україну в <text:a xlink:type="simple" xlink:href="https://www.ukrinform.ua/tag-teatr" text:style-name="Internet_20_link" text:visited-style-name="Visited_20_Internet_20_Link">
</text:a>
 з 200-літньою історією Clapham Grand. Насцені цього театру виступали знаменитості опери та довгий час актор німогокіно Чарлі Чаплін.</text:p>
      <text:p text:style-name="P4">
<draw:frame draw:style-name="fr1" draw:name="Image104" text:anchor-type="as-char" svg:width="6.9236in" svg:height="4.615733in" draw:z-index="0">
<draw:image xlink:href="../Images/yкринформ/2023-05-17T16-13-22-03-00/1684328189-835.jpeg" xlink:type="simple" xlink:show="embed" xlink:actuate="onLoad" draw:mime-type="image/jpeg"/>
</draw:frame>
</text:p>
      <text:p text:style-name="P4">
Квитки на усі вистави були розпродані задовго до приїзду акторів.</text:p>
      <text:p text:style-name="P4">
<draw:frame draw:style-name="fr1" draw:name="Image105" text:anchor-type="as-char" svg:width="6.9236in" svg:height="4.615733in" draw:z-index="0">
<draw:image xlink:href="../Images/yкринформ/2023-05-17T16-13-22-03-00/1684328190-135.jpeg" xlink:type="simple" xlink:show="embed" xlink:actuate="onLoad" draw:mime-type="image/jpeg"/>
</draw:frame>
</text:p>
      <text:p text:style-name="P4">
За гастролі театр отримав прибуток у 8 тисяч фунтів.</text:p>
      <text:p text:style-name="P4">
<text:span text:style-name="T4">
Читайте також:</text:span>
 <text:a xlink:type="simple" xlink:href="https://www.ukrinform.ua/rubric-culture/3688903-nacionalna-kapela-dudarik-zibrala-200-tisac-dla-zsu-u-polsi-ta-latvii.html" text:style-name="Internet_20_link" text:visited-style-name="Visited_20_Internet_20_Link">
 </text:a>
</text:p>
      <text:p text:style-name="P4">
Як повідомляв Укрінформ, благодійний інклюзивний концертний проєкт“Відчинилося життя”, який відбувся у Львові та Тернополі, за участі оркеструНаціонального театру імені Марії Заньковецької та незрячих солістів зі всієїУкраїни, <text:a xlink:type="simple" xlink:href="https://www.ukrinform.ua/rubric-culture/3709559-pid-cas-inkluzivnih-koncertiv-u-lvovi-ta-ternopoli-zibrali-400-tisac-griven-dla-zsu.html" text:style-name="Internet_20_link" text:visited-style-name="Visited_20_Internet_20_Link">
 </text:a>
 .</text:p>
      <text:p text:style-name="P4">
<text:span text:style-name="T5">
Фото: МКІП</text:span>
</text:p>
      <text:p text:style-name="P4">
Source: <text:a xlink:type="simple" xlink:href="https://www.ukrinform.ua/rubric-culture/3710512-artisti-teatru-zankoveckoi-na-gastrolah-u-britanii-zibrali-grosi-dla-vijskovih-medikiv.html" text:style-name="Internet_20_link" text:visited-style-name="Visited_20_Internet_20_Link">
https://www.ukrinform.ua/rubric-culture/3710512-artisti-teatru-zankoveckoi-na-gastrolah-u-britanii-zibrali-grosi-dla-vijskovih-medikiv.html</text:a>
</text:p>
      <!--NEWS-->
      <text:h text:style-name="P10" text:outline-level="1">
<text:span text:style-name="T4">
В Україну з РФ повернули шестирічну дівчинку, батьки якої тривалий час були у полоні</text:span>
</text:h>
      <text:p text:style-name="P4">
Authors: Ukrinform (Person)</text:p>
      <text:p text:style-name="P4">
Publisher: Укринформ (Organization)</text:p>
      <text:p text:style-name="P4">
Published Time: 2023-05-17T16:18:15+03:00</text:p>
      <text:p text:style-name="P4">
Modified Time: 2023-05-17T16:18:15+03:00</text:p>
      <text:p text:style-name="P4">
Description: В Україну з Російської Федерації вдалось повернути шестирічну дівчинку, батьки якої тривалий час перебували у російському полоні. — Укрінформ.</text:p>
      <text:p text:style-name="P4">
Images: ["<text:a xlink:type="simple" xlink:href="https://static.ukrinform.com/photos/2023_05/thumb_files/630_360_1684329219-134.jpg" text:style-name="Internet_20_link" text:visited-style-name="Visited_20_Internet_20_Link">
630_360_16843...</text:a>
"]</text:p>
      <text:p text:style-name="P4">
Tags: ['Діти', 'Омбудсмен', 'Полонені', 'Війна з Росією']</text:p>
      <text:p text:style-name="P4">
Type: Article</text:p>
      <!--METADATA-->
      <text:p text:style-name="P4">
<draw:frame draw:style-name="fr1" draw:name="Image106" text:anchor-type="as-char" svg:width="6.9236in" svg:height="3.956343in" draw:z-index="0">
<draw:image xlink:href="../Images/yкринформ/2023-05-17T16-18-15-03-00/630_360_1684329219-134.jpg" xlink:type="simple" xlink:show="embed" xlink:actuate="onLoad" draw:mime-type="image/jpeg"/>
</draw:frame>
 В Українуз Російської Федерації вдалось повернути шестирічну дівчинку, батьки якоїтривалий час перебували у російському полоні.</text:p>
      <text:p text:style-name="P4">
Як передає Укрінформ, про це уповноважений Верховної Ради із прав людиниДмитро Лубінець повідомив у <text:a xlink:type="simple" xlink:href="https://www.facebook.com/dmytro.lubinets/posts/pfbid02jKRvkZrNusjsX8WNhVXxzoe1JAoU7kx5eiCYfwKf42Q7JUFregm7Uo2iWGK69aV1l" text:style-name="Internet_20_link" text:visited-style-name="Visited_20_Internet_20_Link">
</text:a>
<text:a xlink:type="simple" xlink:href="https://www.facebook.com/dmytro.lubinets/posts/pfbid02jKRvkZrNusjsX8WNhVXxzoe1JAoU7kx5eiCYfwKf42Q7JUFregm7Uo2iWGK69aV1l" text:style-name="Internet_20_link" text:visited-style-name="Visited_20_Internet_20_Link">
</text:a>
<text:a xlink:type="simple" xlink:href="https://www.facebook.com/dmytro.lubinets/posts/pfbid02jKRvkZrNusjsX8WNhVXxzoe1JAoU7kx5eiCYfwKf42Q7JUFregm7Uo2iWGK69aV1l" text:style-name="Internet_20_link" text:visited-style-name="Visited_20_Internet_20_Link">
</text:a>
</text:p>
      <text:p text:style-name="P4">
"У дітей має бути щасливе майбутнє! В українських дітей щасливим воно можебути тільки зі своєю родиною на рідній землі. І нещодавно це сталося здівчинкою Анною-Марією, яку силами нашого Офісу вдалося повернути в Україну зтериторії РФ", - зазначив Лубінець.</text:p>
      <text:p text:style-name="P4">
Дитина повернулася до батьків, які тривалий час перебували у російськомуполоні. Матір і батько – військові, які потрапили в полон у рідному місті <text:a xlink:type="simple" xlink:href="https://www.ukrinform.ua/tag-mariupol" text:style-name="Internet_20_link" text:visited-style-name="Visited_20_Internet_20_Link">
</text:a>
 , захищаючи його від російськихвійськових.</text:p>
      <text:p text:style-name="P4">
"Після визволення з полону мама дівчинки звернулася в Офіс уповноваженого зпроханням посприяти у поверненні її доньки. Завдяки взаємодії уповноваженихУкраїни та РФ працівникам Секретаріату українського омбудсмена вдалосяповернути маленьку українку додому", - наголосив Лубінець.</text:p>
      <text:p text:style-name="P4">
<text:span text:style-name="T4">
Читайте також:</text:span>
 <text:a xlink:type="simple" xlink:href="https://www.ukrinform.ua/rubric-ato/3710273-rosijska-armia-poranila-v-ukraini-vze-977-ditej.html" text:style-name="Internet_20_link" text:visited-style-name="Visited_20_Internet_20_Link">
 <text:span text:style-name="T4">
дітей</text:span>
 </text:a>
</text:p>
      <text:p text:style-name="P4">
За його словами, нині сім’я у повному складі перебуває в Україні та щаслива,що вдалося возз’єднатися.</text:p>
      <text:p text:style-name="P4">
Як повідомляв Укрінформ, виконавчий директор БО Save Ukraine, уповноваженийПрезидента України з прав дитини у 2014 -2021 рр. Микола Кулеба заявив, що <text:a xlink:type="simple" xlink:href="https://www.ukrinform.ua/rubric-society/3707887-povertati-ditej-z-rosii-stalo-nabagato-vazce-mikola-kuleba.html" text:style-name="Internet_20_link" text:visited-style-name="Visited_20_Internet_20_Link">
</text:a>
 , оскільки вони є свідками злочинугеноциду українського народу, який розслідує Міжнародний кримінальний суд.</text:p>
      <text:p text:style-name="P4">
Source: <text:a xlink:type="simple" xlink:href="https://www.ukrinform.ua/rubric-society/3710516-v-ukrainu-z-rf-povernuli-sestiricnu-divcinku-batki-akoi-trivalij-cas-buli-u-poloni.html" text:style-name="Internet_20_link" text:visited-style-name="Visited_20_Internet_20_Link">
https://www.ukrinform.ua/rubric-society/3710516-v-ukrainu-z-rf-povernuli-sestiricnu-divcinku-batki-akoi-trivalij-cas-buli-u-poloni.html</text:a>
</text:p>
      <!--NEWS-->
      <text:h text:style-name="P10" text:outline-level="1">
<text:span text:style-name="T4">
Президент Латвії на саміті Ради Європи закликав створити «путінський» трибунал</text:span>
</text:h>
      <text:p text:style-name="P4">
Authors: Ukrinform (Person)</text:p>
      <text:p text:style-name="P4">
Publisher: Укринформ (Organization)</text:p>
      <text:p text:style-name="P4">
Published Time: 2023-05-17T16:20:00+03:00</text:p>
      <text:p text:style-name="P4">
Modified Time: 2023-05-17T16:20:00+03:00</text:p>
      <text:p text:style-name="P4">
Description: Для створення Спеціального трибуналу щодо злочину агресії РФ проти України немає юридичних перешкод, потрібна лише політична воля. — Укрінформ.</text:p>
      <text:p text:style-name="P4">
Images: ["<text:a xlink:type="simple" xlink:href="https://static.ukrinform.com/photos/2023_05/thumb_files/630_360_1684329942-987.jpg" text:style-name="Internet_20_link" text:visited-style-name="Visited_20_Internet_20_Link">
630_360_16843...</text:a>
"]</text:p>
      <text:p text:style-name="P4">
Tags: ['Латвія', 'Путін', 'Трибунал', 'Рада Європи', 'Левітс']</text:p>
      <text:p text:style-name="P4">
Type: Article</text:p>
      <!--METADATA-->
      <text:p text:style-name="P4">
<draw:frame draw:style-name="fr1" draw:name="Image107" text:anchor-type="as-char" svg:width="6.9236in" svg:height="3.956343in" draw:z-index="0">
<draw:image xlink:href="../Images/yкринформ/2023-05-17T16-20-00-03-00/630_360_1684329942-987.jpg" xlink:type="simple" xlink:show="embed" xlink:actuate="onLoad" draw:mime-type="image/jpeg"/>
</draw:frame>
 Длястворення Спеціального трибуналу щодо злочину агресії РФ проти України немаєюридичних перешкод, потрібна лише політична воля.</text:p>
      <text:p text:style-name="P4">
Як передає кореспондент Укрінформу, про це заявив президент Латвії ЕгілсЛевітс у своєму виступі на саміті Ради Європи у Рейк’явіку.</text:p>
      <text:p text:style-name="P4">
"Сьогодні Росія вписує криваву сторінку в європейську історію. Агресивна війнає найбільшим міжнародним злочином. На жаль, Міжнародний кримінальний суд немає юрисдикції у цій справі. І це – нестерпна прогалина в міжнародному праві",- сказав він.</text:p>
      <text:p text:style-name="P4">
Латвійський президент додав, що саме тому одразу після повномасштабноговторгнення РФ в Україну він запропонував створити міжнародний трибунал ad hocдля розгляду цієї справи. "Це необхідно з трьох причин: по-перше, щобвідновити справедливість для України, по-друге, щоб підтримати стандартиміжнародного права, досягнуті після Другої світової війни, які забороняютьагресивні війни, і, по-третє, щоб не підірвати довіру до наших демократичнихцінностей", - додав він.</text:p>
      <text:p text:style-name="P4">
<text:span text:style-name="T4">
Читайте також:</text:span>
 <text:a xlink:type="simple" xlink:href="https://www.ukrinform.ua/rubric-world/3710214-komitet-palati-predstavnikiv-ssa-pidtrimav-rezoluciu-sodo-spectribunalu-dla-rosii.html" text:style-name="Internet_20_link" text:visited-style-name="Visited_20_Internet_20_Link">
 <text:span text:style-name="T4">
Спецтрибунал</text:span>
 </text:a>
</text:p>
      <text:p text:style-name="P4">
Левітс зазначив, що Латвія та десятки інших держав вже працюють спільно вОрганізації Об'єднаних Націй над створенням міжнародного спеціальноготрибуналу щодо російського злочину агресії.</text:p>
      <text:p text:style-name="P4">
"Юридично це можливо. Все що потрібно – лише політична воля. Я закликаю всіхвас, колеги, приєднатися до цієї ініціативи", - заявив він.</text:p>
      <text:p text:style-name="P4">
Латвійський президент також наголосив, що Росія має компенсувати Україні всізавдані збитки у ході агресії. "І тому я вітаю рішення про створення Реєструзбитків, завданих агресією Росії проти України", - додав він.</text:p>
      <text:p text:style-name="P4">
<text:span text:style-name="T4">
Читайте також:</text:span>
 <text:a xlink:type="simple" xlink:href="https://www.ukrinform.ua/rubric-world/3706529-putin-povinen-postati-pered-miznarodnim-tribunalom-avstrijskij-deputat.html" text:style-name="Internet_20_link" text:visited-style-name="Visited_20_Internet_20_Link">
 <text:span text:style-name="T4">
трибунал</text:span>
 </text:a>
</text:p>
      <text:p text:style-name="P4">
Як повідомляв Укрінформ, на саміті Ради Європи у Рейк’явіку <text:a xlink:type="simple" xlink:href="https://www.ukrinform.ua/rubric-polytics/3710382-na-samiti-radi-evropi-stvorili-reestr-zbitkiv-ukraini-vid-agresii-rf.html" text:style-name="Internet_20_link" text:visited-style-name="Visited_20_Internet_20_Link">
</text:a>
 , завданих Україніагресією РФ.</text:p>
      <text:p text:style-name="P4">
Реєстр збитків створюється як платформа для міжурядової співпраці, яка діє вінституційних рамках Ради Європи.</text:p>
      <text:p text:style-name="P4">
Також Україна спільно з партнерами просуває створення спеціального трибуналудля притягнення до кримінальної відповідальності керівництва російськоїфедерації за скоєння злочину агресії проти України.</text:p>
      <text:p text:style-name="P4">
Створення такого трибуналу підтримали Парламентська асамблея Ради Європи,Європарламент, Парламентська асамблея НАТО, Парламентська асамблея ОБСЄ таокремі держави.</text:p>
      <text:p text:style-name="P4">
_ Фото: twitter / Rigas_pils  _</text:p>
      <text:p text:style-name="P4">
Source: <text:a xlink:type="simple" xlink:href="https://www.ukrinform.ua/rubric-ato/3710523-prezident-latvii-na-samiti-radi-evropi-zaklikav-stvoriti-putinskij-tribunal.html" text:style-name="Internet_20_link" text:visited-style-name="Visited_20_Internet_20_Link">
https://www.ukrinform.ua/rubric-ato/3710523-prezident-latvii-na-samiti-radi-evropi-zaklikav-stvoriti-putinskij-tribunal.html</text:a>
</text:p>
      <!--NEWS-->
      <text:h text:style-name="P10" text:outline-level="1">
<text:span text:style-name="T4">
Kyiv(22:19). Red Alert: aerial threat. Sirens sounding. Take cover now!</text:span>
</text:h>
      <text:p text:style-name="P4">
Authors: liveuamap (Language: en)</text:p>
      <text:p text:style-name="P4">
Time: 2023-05-17T16:20:00</text:p>
      <text:p text:style-name="P4">
Location: Kyiv (Latitude:50.44343 Longtitude:30.53022)</text:p>
      <text:p text:style-name="P4">
Videos: []</text:p>
      <text:p text:style-name="P4">
Images: []</text:p>
      <text:p text:style-name="P4">
Tags: ["Europe", "Central and Eastern Europe"]</text:p>
      <text:p text:style-name="P4">
ID: 22563583</text:p>
      <!--METADATA-->
      <text:p text:style-name="P4">
Kyiv(22:19). Red Alert: aerial threat. Sirens sounding. Take cover now!</text:p>
      <text:p text:style-name="P4">
News Collection Link: <text:a xlink:type="simple" xlink:href="https://liveuamap.com/en/2023/17-may-kyiv2219-red-alert-aerial-threat-sireng" text:style-name="Internet_20_link" text:visited-style-name="Visited_20_Internet_20_Link">
https://liveuamap.com/en/2023/17-may-kyiv2219-red-alert-aerial-threat-sireng</text:a>
</text:p>
      <text:p text:style-name="P4">
Source: <text:a xlink:type="simple" xlink:href="https://t.me/KyivCityOfficial/6714" text:style-name="Internet_20_link" text:visited-style-name="Visited_20_Internet_20_Link">
https://t.me/KyivCityOfficial/6714</text:a>
</text:p>
      <!--NEWS-->
      <text:h text:style-name="P10" text:outline-level="1">
<text:span text:style-name="T4">
Zhytomyr, Zhytomyrska Oblast, Kyiv Oblast(22:21). Red Alert: aerial threat. Sirens sounding. ...</text:span>
</text:h>
      <text:p text:style-name="P4">
Authors: liveuamap (Language: en)</text:p>
      <text:p text:style-name="P4">
Time: 2023-05-17T16:23:00</text:p>
      <text:p text:style-name="P4">
Location: Zhytomyr (Latitude:50.26487000 Longtitude:28.67669000)</text:p>
      <text:p text:style-name="P4">
Videos: []</text:p>
      <text:p text:style-name="P4">
Images: []</text:p>
      <text:p text:style-name="P4">
Tags: ["Europe", "Central and Eastern Europe"]</text:p>
      <text:p text:style-name="P4">
ID: 22563584</text:p>
      <!--METADATA-->
      <text:p text:style-name="P4">
Zhytomyr, Zhytomyrska Oblast, Kyiv Oblast(22:21). Red Alert: aerial threat.Sirens sounding. Take cover now!</text:p>
      <text:p text:style-name="P4">
News Collection Link: <text:a xlink:type="simple" xlink:href="https://liveuamap.com/en/2023/17-may-zhytomyr-zhytomyrska-oblast-kyiv-oblasg" text:style-name="Internet_20_link" text:visited-style-name="Visited_20_Internet_20_Link">
https://liveuamap.com/en/2023/17-may-zhytomyr-zhytomyrska-oblast-kyiv-oblasg</text:a>
</text:p>
      <text:p text:style-name="P4">
Source: <text:a xlink:type="simple" xlink:href="https://t.me/air_alert_ua/45730" text:style-name="Internet_20_link" text:visited-style-name="Visited_20_Internet_20_Link">
https://t.me/air_alert_ua/45730</text:a>
</text:p>
      <!--NEWS-->
      <text:h text:style-name="P10" text:outline-level="1">
<text:span text:style-name="T4">
«Репортери без кордонів» радять Україні зробити вісім кроків для розвитку вільних медіа</text:span>
</text:h>
      <text:p text:style-name="P4">
Authors: Ukrinform (Person)</text:p>
      <text:p text:style-name="P4">
Publisher: Укринформ (Organization)</text:p>
      <text:p text:style-name="P4">
Published Time: 2023-05-17T16:24:28+03:00</text:p>
      <text:p text:style-name="P4">
Modified Time: 2023-05-17T16:24:28+03:00</text:p>
      <text:p text:style-name="P4">
Description: Міжнародна організація «Репортери без кордонів» привезла Україні рекомендації щодо подальшого розвитку вільних медіа. — Укрінформ.</text:p>
      <text:p text:style-name="P4">
Images: ["<text:a xlink:type="simple" xlink:href="https://static.ukrinform.com/photos/2023_05/thumb_files/630_360_1684318546-604.jpg" text:style-name="Internet_20_link" text:visited-style-name="Visited_20_Internet_20_Link">
630_360_16843...</text:a>
", "<text:a xlink:type="simple" xlink:href="https://static.ukrinform.com/photos/2023_05/1684318441-667.jpg" text:style-name="Internet_20_link" text:visited-style-name="Visited_20_Internet_20_Link">
1684318441-66...</text:a>
"]</text:p>
      <text:p text:style-name="P4">
Tags: ['Журналіст', 'Репортери без кордонів', 'Медіа']</text:p>
      <text:p text:style-name="P4">
Type: Article</text:p>
      <!--METADATA-->
      <text:p text:style-name="P4">
<draw:frame draw:style-name="fr1" draw:name="Image108" text:anchor-type="as-char" svg:width="6.9236in" svg:height="3.956343in" draw:z-index="0">
<draw:image xlink:href="../Images/yкринформ/2023-05-17T16-24-28-03-00/630_360_1684318546-604.jpg" xlink:type="simple" xlink:show="embed" xlink:actuate="onLoad" draw:mime-type="image/jpeg"/>
</draw:frame>
 Міжнароднаорганізація «Репортери без кордонів» привезла Україні рекомендації щодоподальшого розвитку вільних медіа.</text:p>
      <text:p text:style-name="P4">
Про це генеральний секретар «Репортерів без кордонів» Крістоф Делуар сказав напресконференції в Укрінформі.</text:p>
      <text:p text:style-name="P4">
«Ми приїхали для того, щоб захищати медіа та надати специфічні рекомендації ташляхи вирішення проблем. Хочемо представити те, що ми вважаємо дорожньоюкартою для розвитку вільних медіа. І це має стати допомогою для відбудовипоствійськового демократичного середовища медіа в Україні. Ми будеморекомендувати Президенту Зеленському та його офісу впроваджувати нашірекомендації», - сказав Делуар.</text:p>
      <text:p text:style-name="P4">
<draw:frame draw:style-name="fr1" draw:name="Image109" text:anchor-type="as-char" svg:width="6.9236in" svg:height="4.615733in" draw:z-index="0">
<draw:image xlink:href="../Images/yкринформ/2023-05-17T16-24-28-03-00/1684318441-667.jpg" xlink:type="simple" xlink:show="embed" xlink:actuate="onLoad" draw:mime-type="image/jpeg"/>
</draw:frame>
</text:p>
      <text:p text:style-name="P4">
Загалом «Репортери без кордонів» радять владі зробити вісім кроків задляпокращення ситуації. У першу чергу пропонують зменшити дискримінацію у темівисвітлення подій війни. Задля цього необхідно поліпшити процес акредитаціїЗМІ, не вносити <text:a xlink:type="simple" xlink:href="https://www.ukrinform.ua/tag-zurnalist" text:style-name="Internet_20_link" text:visited-style-name="Visited_20_Internet_20_Link">
 </text:a>
 до «чорнихсписків».</text:p>
      <text:p text:style-name="P4">
Вони звернули увагу не необхідність включення на рівних умовах всіхукраїнських каналів у мовлення телемарафону «Єдиних новин». Радять гарантуватинезалежність регуляторів мовлення, забезпечити фінансування журналістськоїдіяльності під час війни та для відбудови медіапростору після її завершення,активно залучаючи міжнародні фонди. Президенту пропонують запровадити повнефінансування державного органу мовлення.</text:p>
      <text:p text:style-name="P4">
<text:span text:style-name="T4">
Читайте також:</text:span>
 <text:a xlink:type="simple" xlink:href="https://www.ukrinform.ua/rubric-society/3710507-imi-zaklikalo-pravoohoronciv-zrobiti-prioritetom-rozsliduvanna-zlociniv-proti-zurnalistiv.html" text:style-name="Internet_20_link" text:visited-style-name="Visited_20_Internet_20_Link">
 </text:a>
</text:p>
      <text:p text:style-name="P4">
Представники організації також радять врегулювати питання прозорості медіа,впроваджувати нові ініціативи. «У глобалізованому просторі треба продовжуватизахищати свободу слова, але балансувати при цьому між нею та надійноюперевіреною інформацію. Це нова регуляторна політика, направлена нарегулювання інформаційного простору. Ми рекомендуємо українському урядудослідити цю структуру», - додав Делуар.</text:p>
      <text:p text:style-name="P4">
Як повідомляв Укрінформ, організація «Репортери без кордонів» зафіксувалапонад 50 випадків, коли артилерійський вогонь направлявся на журналістів, іпереважно робилося це навмисно.</text:p>
      <text:p text:style-name="P4">
Source: <text:a xlink:type="simple" xlink:href="https://www.ukrinform.ua/rubric-society/3710518-reporteri-bez-kordoniv-radat-ukraini-zrobiti-visim-krokiv-dla-rozvitku-vilnih-media.html" text:style-name="Internet_20_link" text:visited-style-name="Visited_20_Internet_20_Link">
https://www.ukrinform.ua/rubric-society/3710518-reporteri-bez-kordoniv-radat-ukraini-zrobiti-visim-krokiv-dla-rozvitku-vilnih-media.html</text:a>
</text:p>
      <!--NEWS-->
      <text:h text:style-name="P10" text:outline-level="1">
<text:span text:style-name="T4">
У Києві презентували книгу «Україна: журналісти на передовій»</text:span>
</text:h>
      <text:p text:style-name="P4">
Authors: Ukrinform (Person)</text:p>
      <text:p text:style-name="P4">
Publisher: Укринформ (Organization)</text:p>
      <text:p text:style-name="P4">
Published Time: 2023-05-17T16:25:00+03:00</text:p>
      <text:p text:style-name="P4">
Modified Time: 2023-05-17T16:25:00+03:00</text:p>
      <text:p text:style-name="P4">
Description: У Києві презентували видання «Україна: журналісти на передовій», присвячене медійникам, які боронять країну як на інформаційному фронті, так і на полі бою. — Укрінформ.</text:p>
      <text:p text:style-name="P4">
Images: ["<text:a xlink:type="simple" xlink:href="https://static.ukrinform.com/photos/2023_05/thumb_files/630_360_1684330450-342.jpg" text:style-name="Internet_20_link" text:visited-style-name="Visited_20_Internet_20_Link">
630_360_16843...</text:a>
", "<text:a xlink:type="simple" xlink:href="https://static.ukrinform.com/photos/2023_05/1684330450-395.jpg" text:style-name="Internet_20_link" text:visited-style-name="Visited_20_Internet_20_Link">
1684330450-39...</text:a>
", "<text:a xlink:type="simple" xlink:href="https://static.ukrinform.com/photos/2023_05/1684330628-998.jpg" text:style-name="Internet_20_link" text:visited-style-name="Visited_20_Internet_20_Link">
1684330628-99...</text:a>
", "<text:a xlink:type="simple" xlink:href="https://static.ukrinform.com/photos/2023_05/1684330694-398.jpg" text:style-name="Internet_20_link" text:visited-style-name="Visited_20_Internet_20_Link">
1684330694-39...</text:a>
"]</text:p>
      <text:p text:style-name="P4">
Tags: ['Книги', 'Журналіст', 'Війна з Росією']</text:p>
      <text:p text:style-name="P4">
Type: Article</text:p>
      <!--METADATA-->
      <text:p text:style-name="P4">
<draw:frame draw:style-name="fr1" draw:name="Image110" text:anchor-type="as-char" svg:width="6.9236in" svg:height="3.956343in" draw:z-index="0">
<draw:image xlink:href="../Images/yкринформ/2023-05-17T16-25-00-03-00/630_360_1684330450-342.jpg" xlink:type="simple" xlink:show="embed" xlink:actuate="onLoad" draw:mime-type="image/jpeg"/>
</draw:frame>
 У Києвіпрезентували видання «Україна: журналісти на передовій», присвяченемедійникам, які боронять країну як на інформаційному фронті, так і на полібою.</text:p>
      <text:p text:style-name="P4">
Презентація книги відбулася в Укрінформі.</text:p>
      <text:p text:style-name="P4">
"Цей літопис української журналістики, героїзму та мужності українськихжурналістів є важливою подією. Власне це той документ, який підтверджує, щоабсолютна більшість українських медіа та українських журналістів сьогодні напередовій захисту України. Хто в окопах захищає... Хто у своїх редакціях, хтоволонтерить", - сказав голова Національної спілки журналістів України СергійТоміленко.</text:p>
      <text:p text:style-name="P4">
<draw:frame draw:style-name="fr1" draw:name="Image111" text:anchor-type="as-char" svg:width="6.9236in" svg:height="4.615733in" draw:z-index="0">
<draw:image xlink:href="../Images/yкринформ/2023-05-17T16-25-00-03-00/1684330450-395.jpg" xlink:type="simple" xlink:show="embed" xlink:actuate="onLoad" draw:mime-type="image/jpeg"/>
</draw:frame>
</text:p>
      <text:p text:style-name="P4">
За його словами, третина українських медіа призупинили діяльність через війну,але інформаційне поле тримається завдяки журналістам, і попри всі виклики,журналісти виконують свій обов'язок. "Сьогодні саме медіа та журналісти даютьшанс кожному на те, що його історія буде почута. І шанс на наближеннясправедливості", - наголосив Томіленко.</text:p>
      <text:p text:style-name="P4">
<text:span text:style-name="T4">
Читайте також:</text:span>
 <text:a xlink:type="simple" xlink:href="https://www.ukrinform.ua/rubric-society/3682758-zlocini-rf-proti-zurnalistiv-policia-vidkrila-56-sprav-vid-pocatku-vtorgnenna.html" text:style-name="Internet_20_link" text:visited-style-name="Visited_20_Internet_20_Link">
 </text:a>
</text:p>
      <text:p text:style-name="P4">
Завідувач кафедри соціальних комунікацій Навчально-наукового інститутужурналістики Київського національного університету імені Тараса Шевченка ЮрійБондар зауважив, що це видання упорядковували досить тривалий час, бо авторамне вистачало часу готувати спеціальні матеріали для книги через перебування нафронті та зайнятість волонтерством. Він зазначив, що герої цієї <text:a xlink:type="simple" xlink:href="https://www.ukrinform.ua/tag-kniga" text:style-name="Internet_20_link" text:visited-style-name="Visited_20_Internet_20_Link">
</text:a>
 - люди з позицією, і ця позиція прозахист України.</text:p>
      <text:p text:style-name="P4">
<draw:frame draw:style-name="fr1" draw:name="Image112" text:anchor-type="as-char" svg:width="6.9236in" svg:height="4.615733in" draw:z-index="0">
<draw:image xlink:href="../Images/yкринформ/2023-05-17T16-25-00-03-00/1684330628-998.jpg" xlink:type="simple" xlink:show="embed" xlink:actuate="onLoad" draw:mime-type="image/jpeg"/>
</draw:frame>
</text:p>
      <text:p text:style-name="P4">
"Це воїни, це ті, хто відклав перо, відклав камеру, відклав мікрофон і взявзброю до рук, в окопах захищає нашу країну", - додав Бондар.</text:p>
      <text:p text:style-name="P4">
Заступниця голови Київської організації НСЖУ Алла Малієнко зазначила, щонеобхідно фіксувати та показувати суспільству журналістів, які роблятьгероїчні вчинки.</text:p>
      <text:p text:style-name="P4">
<draw:frame draw:style-name="fr1" draw:name="Image113" text:anchor-type="as-char" svg:width="6.9236in" svg:height="4.615733in" draw:z-index="0">
<draw:image xlink:href="../Images/yкринформ/2023-05-17T16-25-00-03-00/1684330694-398.jpg" xlink:type="simple" xlink:show="embed" xlink:actuate="onLoad" draw:mime-type="image/jpeg"/>
</draw:frame>
</text:p>
      <text:p text:style-name="P4">
"Коли ми готували цю книжку, не було ніякого здивування вчинкам і пересічнихукраїнців, і наших колег. Було тільки захоплення молодими нашими колегами", -сказала вона.</text:p>
      <text:p text:style-name="P4">
Видання розповідає про журналістів, які з початку повномасштабної російськоїагресії боронять Україну як на інформаційному фронті, так і на полі бою. Книгамістить журналістські матеріали, створені в жанрах інтерв’ю, замальовки,огляду, фотографії. Окремий розділ складають матеріали, в яких вшанованопам’ять загиблих журналістів.</text:p>
      <text:p text:style-name="P4">
<text:span text:style-name="T4">
Читайте також:</text:span>
 <text:a xlink:type="simple" xlink:href="https://www.ukrinform.ua/rubric-culture/3706893-u-kievi-prezentuvali-dokumentalnij-film-ta-knigu-skripleni-krovu.html" text:style-name="Internet_20_link" text:visited-style-name="Visited_20_Internet_20_Link">
 <text:span text:style-name="T4">
книгу</text:span>
 </text:a>
</text:p>
      <text:p text:style-name="P4">
Книжка розрахована на фахівців інформаційної сфери, професіональнихжурналістів і тих, хто планує опанувати цю професію, а також на широке колочитачів.</text:p>
      <text:p text:style-name="P4">
Видання стало свого роду продовженням книжки «Журналісти на війні». Таммістяться розповіді про події так званої гібридної війни, починаючи з 2014року.</text:p>
      <text:p text:style-name="P4">
Як повідомлялося, <text:a xlink:type="simple" xlink:href="https://www.ukrinform.ua/rubric-society/3707261-u-kievi-prezentuvali-knigu-prisvacenu-pamati-leonida-kravcuka.html" text:style-name="Internet_20_link" text:visited-style-name="Visited_20_Internet_20_Link">
 </text:a>
 , яка присвяченапам'яті першого Президента України.</text:p>
      <text:p text:style-name="P4">
Source: <text:a xlink:type="simple" xlink:href="https://www.ukrinform.ua/rubric-society/3710529-u-kievi-prezentuvali-knigu-ukraina-zurnalisti-na-peredovij.html" text:style-name="Internet_20_link" text:visited-style-name="Visited_20_Internet_20_Link">
https://www.ukrinform.ua/rubric-society/3710529-u-kievi-prezentuvali-knigu-ukraina-zurnalisti-na-peredovij.html</text:a>
</text:p>
      <!--NEWS-->
      <text:h text:style-name="P10" text:outline-level="1">
<text:span text:style-name="T4">
В Україні збудують понад 120 лісових рекреаційних пунктів</text:span>
</text:h>
      <text:p text:style-name="P4">
Authors: Ukrinform (Person)</text:p>
      <text:p text:style-name="P4">
Publisher: Укринформ (Organization)</text:p>
      <text:p text:style-name="P4">
Published Time: 2023-05-17T16:27:11+03:00</text:p>
      <text:p text:style-name="P4">
Modified Time: 2023-05-17T16:27:11+03:00</text:p>
      <text:p text:style-name="P4">
Description: В Україні стартує програма створення лісових рекреаційних пунктів, в межах якої ДП «Ліси України» планують облаштувати понад 120 зон відпочинку. Орієнтовна сума інвестицій сягне 100 млн грн. — Укрінформ.</text:p>
      <text:p text:style-name="P4">
Images: ["<text:a xlink:type="simple" xlink:href="https://static.ukrinform.com/photos/2023_05/thumb_files/630_360_1684329795-206.jpeg" text:style-name="Internet_20_link" text:visited-style-name="Visited_20_Internet_20_Link">
630_360_16843...</text:a>
", "<text:a xlink:type="simple" xlink:href="https://static.ukrinform.com/photos/2023_05/1684329795-182.jpeg" text:style-name="Internet_20_link" text:visited-style-name="Visited_20_Internet_20_Link">
1684329795-18...</text:a>
", "<text:a xlink:type="simple" xlink:href="https://static.ukrinform.com/photos/2023_05/1684329796-965.jpeg" text:style-name="Internet_20_link" text:visited-style-name="Visited_20_Internet_20_Link">
1684329796-96...</text:a>
", "<text:a xlink:type="simple" xlink:href="https://static.ukrinform.com/photos/2023_05/1684329795-253.jpeg" text:style-name="Internet_20_link" text:visited-style-name="Visited_20_Internet_20_Link">
1684329795-25...</text:a>
"]</text:p>
      <text:p text:style-name="P4">
Tags: ['Ліс', 'Відпочинок', 'Юрій Болоховець']</text:p>
      <text:p text:style-name="P4">
Type: Article</text:p>
      <!--METADATA-->
      <text:p text:style-name="P4">
<draw:frame draw:style-name="fr1" draw:name="Image114" text:anchor-type="as-char" svg:width="6.9236in" svg:height="3.956343in" draw:z-index="0">
<draw:image xlink:href="../Images/yкринформ/2023-05-17T16-27-11-03-00/630_360_1684329795-206.jpeg" xlink:type="simple" xlink:show="embed" xlink:actuate="onLoad" draw:mime-type="image/jpeg"/>
</draw:frame>
 В Україністартує програма створення лісових рекреаційних пунктів, в межах якої ДП «ЛісиУкраїни» планують облаштувати понад 120 зон відпочинку. Орієнтовна сумаінвестицій сягне 100 млн грн.</text:p>
      <text:p text:style-name="P4">
Як передає Укрінформ, про це повідомив в. о. генерального директора ДП «ЛісиУкраїни» у колонці для <text:a xlink:type="simple" xlink:href="https://lb.ua/blog/yurii_bolokhovets/555680_bezpechniy_vidpochinok_lisi_chi.html" text:style-name="Internet_20_link" text:visited-style-name="Visited_20_Internet_20_Link">
</text:a>
.</text:p>
      <text:p text:style-name="P4">
«Цього року ДП «Ліси України» планує побудувати понад 120 об’єктів по всійкраїні. З них майже два десятки — це комплекси дозвілля з повноюінфраструктурою, водою, електроенергією», - розповів Болоховець.</text:p>
      <text:p text:style-name="P4">
<draw:frame draw:style-name="fr1" draw:name="Image115" text:anchor-type="as-char" svg:width="6.9236in" svg:height="4.597703in" draw:z-index="0">
<draw:image xlink:href="../Images/yкринформ/2023-05-17T16-27-11-03-00/1684329795-182.jpeg" xlink:type="simple" xlink:show="embed" xlink:actuate="onLoad" draw:mime-type="image/jpeg"/>
</draw:frame>
</text:p>
      <text:p text:style-name="P4">
За його словами, це буде перша в історії українського <text:a xlink:type="simple" xlink:href="https://www.ukrinform.ua/tag-lis" text:style-name="Internet_20_link" text:visited-style-name="Visited_20_Internet_20_Link">
</text:a>
 господарства програма розвитку рекреаціївсеукраїнського рівня, розроблена командою фахівців.</text:p>
      <text:p text:style-name="P4">
Зокрема, планується створити п'ять класів осередків дозвілля - від невеличкихнайпростіших до комплексів з повноцінною інфраструктурою. Проєктуваннятриватиме за модульним принципом на основі типових малих архітектурних форм.Пілотний проєкт буде запущено на базі Столичного лісового офісу.</text:p>
      <text:p text:style-name="P4">
<draw:frame draw:style-name="fr1" draw:name="Image116" text:anchor-type="as-char" svg:width="6.9236in" svg:height="3.894525in" draw:z-index="0">
<draw:image xlink:href="../Images/yкринформ/2023-05-17T16-27-11-03-00/1684329796-965.jpeg" xlink:type="simple" xlink:show="embed" xlink:actuate="onLoad" draw:mime-type="image/jpeg"/>
</draw:frame>
</text:p>
      <text:p text:style-name="P4">
На сьогодні філії ДП «Ліси України» вже проводять роботи з розчищення таоблаштування ділянок під будівництво, проведення комунікацій.</text:p>
      <text:p text:style-name="P4">
За інформацію очільника держпідприємства, на реалізацію програми плануєтьсявитратити понад 100 млн грн.</text:p>
      <text:p text:style-name="P4">
<text:span text:style-name="T4">
Читайте також:</text:span>
 <text:a xlink:type="simple" xlink:href="https://www.ukrinform.ua/rubric-economy/3707984-v-ukraini-perevikonali-plan-posadki-derev-za-programou-zelena-kraina.html" text:style-name="Internet_20_link" text:visited-style-name="Visited_20_Internet_20_Link">
 </text:a>
</text:p>
      <text:p text:style-name="P4">
«Наразі ми вкладаємо власні фінансові ресурси, бо віримо у цей проєкт, знаємо,що цей формат працює та дає результат. Проте вже починаємо пошук зовнішніхінвестицій, взаємодію з міжнародними партнерами України», - зазначивБолоховець.</text:p>
      <text:p text:style-name="P4">
<draw:frame draw:style-name="fr1" draw:name="Image117" text:anchor-type="as-char" svg:width="6.9236in" svg:height="3.894525in" draw:z-index="0">
<draw:image xlink:href="../Images/yкринформ/2023-05-17T16-27-11-03-00/1684329795-253.jpeg" xlink:type="simple" xlink:show="embed" xlink:actuate="onLoad" draw:mime-type="image/jpeg"/>
</draw:frame>
</text:p>
      <text:p text:style-name="P4">
На його переконання, такі об’єкти можуть стати самоокупними, якщо обратиправильну локацію та ефективно господарювати.</text:p>
      <text:p text:style-name="P4">
Як повідомлялося, в Україні <text:a xlink:type="simple" xlink:href="https://www.ukrinform.ua/rubric-economy/3709081-iz-1-cervna-v-ukraini-zapracue-elektronnij-lisorubnij-kvitok.html" text:style-name="Internet_20_link" text:visited-style-name="Visited_20_Internet_20_Link">
 </text:a>
 та сертифікат про походження деревини.</text:p>
      <text:p text:style-name="P4">
<text:span text:style-name="T5">
Фото надані Юрієм Болоховцем</text:span>
</text:p>
      <text:p text:style-name="P4">
Source: <text:a xlink:type="simple" xlink:href="https://www.ukrinform.ua/rubric-economy/3710521-v-ukraini-zbuduut-ponad-120-lisovih-rekreacijnih-punktiv.html" text:style-name="Internet_20_link" text:visited-style-name="Visited_20_Internet_20_Link">
https://www.ukrinform.ua/rubric-economy/3710521-v-ukraini-zbuduut-ponad-120-lisovih-rekreacijnih-punktiv.html</text:a>
</text:p>
      <!--NEWS-->
      <text:h text:style-name="P10" text:outline-level="1">
<text:span text:style-name="T4">
Під Бахмутом загинув ветеран армії США - CNN</text:span>
</text:h>
      <text:p text:style-name="P4">
Authors: Ukrinform (Person)</text:p>
      <text:p text:style-name="P4">
Publisher: Укринформ (Organization)</text:p>
      <text:p text:style-name="P4">
Published Time: 2023-05-17T16:28:29+03:00</text:p>
      <text:p text:style-name="P4">
Modified Time: 2023-05-17T16:28:29+03:00</text:p>
      <text:p text:style-name="P4">
Description: Колишній військовослужбовець армії США Ніколас Меймер загинув цього тижня внаслідок обстрілу російської артилерії в охопленому боями місті Бахмут.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Бахмут', 'США', 'Війна з Росією']</text:p>
      <text:p text:style-name="P4">
Type: Article</text:p>
      <!--METADATA-->
      <text:p text:style-name="P4">
<draw:frame draw:style-name="fr1" draw:name="Image118" text:anchor-type="as-char" svg:width="6.9236in" svg:height="3.956343in" draw:z-index="0">
<draw:image xlink:href="../Images/yкринформ/2023-05-17T16-28-29-03-00/630_360_1617451171-445.jpg" xlink:type="simple" xlink:show="embed" xlink:actuate="onLoad" draw:mime-type="image/jpeg"/>
</draw:frame>
 Колишнійвійськовослужбовець армії США Ніколас Меймер загинув цього тижня внаслідокобстрілу російської артилерії в охопленому боями місті Бахмут.</text:p>
      <text:p text:style-name="P4">
Як передає Укрінформ, про це повідомляє <text:a xlink:type="simple" xlink:href="https://edition.cnn.com/europe/live-news/russia-ukraine-war-news-05-17-23/h_8df66b6b9c12680d609a08e421259033" text:style-name="Internet_20_link" text:visited-style-name="Visited_20_Internet_20_Link">
</text:a>
</text:p>
      <text:p text:style-name="P4">
За словами підполковника у відставці Перрі Блекберна, засновника некомерційноїорганізації AFGFree, з якою Меймер співпрацював в Україні, Ніколас Меймерперебував у будівлі в Бахмуті, що обвалилася внаслідок артобстрілу.</text:p>
      <text:p text:style-name="P4">
Блекберн додав, що українці, які були з Меймером, вважають, що він абоопинився в пастці в обваленій будівлі, або був убитий «шквальним вогнем»російської артилерії.</text:p>
      <text:p text:style-name="P4">
«Вони зайняли будівлю, в якій вони були, артилерія почала <text:a xlink:type="simple" xlink:href="https://www.ukrinform.ua/tag-obstril" text:style-name="Internet_20_link" text:visited-style-name="Visited_20_Internet_20_Link">
</text:a>
 і будівля почала руйнуватися. Саметоді більшість американців та українців, які були там змогли втекти. На жаль,Ніку не вдалося втекти», – розповів CNN американський друг Меймера в Україні.</text:p>
      <text:p text:style-name="P4">
<text:span text:style-name="T4">
Читайте також:</text:span>
 <text:a xlink:type="simple" xlink:href="https://www.ukrinform.ua/rubric-ato/3710237-vorog-j-dali-zoseredzue-zusilla-na-cotiroh-napramkah-za-bahmut-tocatsa-vazki-boi.html" text:style-name="Internet_20_link" text:visited-style-name="Visited_20_Internet_20_Link">
 <text:span text:style-name="T4">
Бахмут</text:span>
 </text:a>
</text:p>
      <text:p text:style-name="P4">
Підтвердження смерті Меймера з’явилося після того, як керівник російськоїприватної військової групи «Вагнер» Євген Пригожин заявив, що показав тілоамериканця на відео, опублікованому в групі Wagner Telegram у вівторок.</text:p>
      <text:p text:style-name="P4">
Як повідомлялося, російська армія зосереджує основні зусилля на Лиманському,Бахмутському, Авдіївському та Мар’їнському напрямках, за добу тут відбулося 55бойових зіткнень.</text:p>
      <text:p text:style-name="P4">
Source: <text:a xlink:type="simple" xlink:href="https://www.ukrinform.ua/rubric-ato/3710522-pid-bahmutom-zaginuv-veteran-armii-ssa-cnn.html" text:style-name="Internet_20_link" text:visited-style-name="Visited_20_Internet_20_Link">
https://www.ukrinform.ua/rubric-ato/3710522-pid-bahmutom-zaginuv-veteran-armii-ssa-cnn.html</text:a>
</text:p>
      <!--NEWS-->
      <text:h text:style-name="P10" text:outline-level="1">
<text:span text:style-name="T4">
МЗС Китаю: Поїздкою на Тайвань Ліз Трасс зробила ведмежу послугу своїй країні</text:span>
</text:h>
      <text:p text:style-name="P4">
Authors: Ukrinform (Person)</text:p>
      <text:p text:style-name="P4">
Publisher: Укринформ (Organization)</text:p>
      <text:p text:style-name="P4">
Published Time: 2023-05-17T16:30:00+03:00</text:p>
      <text:p text:style-name="P4">
Modified Time: 2023-05-17T16:30:00+03:00</text:p>
      <text:p text:style-name="P4">
Description: Китай вважає, що колишній прем’єр-міністр Британії Ліз Трасс своєю нещодавньою поїздкою на Тайвань зробила «ведмежу послугу» своїй країні. — Укрінформ.</text:p>
      <text:p text:style-name="P4">
Images: ["<text:a xlink:type="simple" xlink:href="https://static.ukrinform.com/photos/2023_04/thumb_files/630_360_1681869376-396.jpg" text:style-name="Internet_20_link" text:visited-style-name="Visited_20_Internet_20_Link">
630_360_16818...</text:a>
"]</text:p>
      <text:p text:style-name="P4">
Tags: ['Китай', 'Тайвань', 'Ліз Трасс']</text:p>
      <text:p text:style-name="P4">
Type: Article</text:p>
      <!--METADATA-->
      <text:p text:style-name="P4">
<draw:frame draw:style-name="fr1" draw:name="Image119" text:anchor-type="as-char" svg:width="6.9236in" svg:height="3.956343in" draw:z-index="0">
<draw:image xlink:href="../Images/yкринформ/2023-05-17T16-30-00-03-00/630_360_1681869376-396.jpg" xlink:type="simple" xlink:show="embed" xlink:actuate="onLoad" draw:mime-type="image/jpeg"/>
</draw:frame>
 Китайвважає, що колишній прем’єр-міністр Британії Ліз Трасс своєю нещодавньоюпоїздкою на Тайвань зробила «ведмежу послугу» своїй країні.</text:p>
      <text:p text:style-name="P4">
Про це під час брифінгу заявив речник МЗС КНР Ван Веньбінь, передає власнийкореспондент Укрінформу.</text:p>
      <text:p text:style-name="P4">
Коментуючи відвідання британським політиком острова китайський дипломатнаголосив, що Тайвань є невід’ємною частиною території <text:a xlink:type="simple" xlink:href="https://www.ukrinform.ua/tag-kitaj" text:style-name="Internet_20_link" text:visited-style-name="Visited_20_Internet_20_Link">
</text:a>
 .</text:p>
      <text:p text:style-name="P4">
«Для колишнього британського політичного діяча використання Тайваню дляпривернення уваги – це лише обслуговування егоїстичних політичних інтересів»,- сказав Ван.</text:p>
      <text:p text:style-name="P4">
<text:span text:style-name="T4">
Читайте також:</text:span>
 <text:a xlink:type="simple" xlink:href="https://www.ukrinform.ua/rubric-world/3710277-liz-trass-zaklikala-sunaka-viznati-kitaj-zagrozou-bezpeci.html" text:style-name="Internet_20_link" text:visited-style-name="Visited_20_Internet_20_Link">
 <text:span text:style-name="T4">
Китай</text:span>
 </text:a>
</text:p>
      <text:p text:style-name="P4">
За його словами, «поїздка Трасс викликала гостру критику по всій ВеликійБританії».</text:p>
      <text:p text:style-name="P4">
«Безвідповідальний член парламенту від Південно-Західного Норфолка зробиласвоїй країні ще одну ведмежу послугу», - додав речник.</text:p>
      <text:p text:style-name="P4">
Як повідомляв Укрінформ, колишній прем’єр-міністр Британії Ліз Трасс закликалачинного главу британського уряду Ріші Сунака <text:a xlink:type="simple" xlink:href="https://www.ukrinform.ua/rubric-world/3710277-liz-trass-zaklikala-sunaka-viznati-kitaj-zagrozou-bezpeci.html" text:style-name="Internet_20_link" text:visited-style-name="Visited_20_Internet_20_Link">
</text:a>
 .</text:p>
      <text:p text:style-name="P4">
Source: <text:a xlink:type="simple" xlink:href="https://www.ukrinform.ua/rubric-world/3710525-mzs-kitau-poizdkou-na-tajvan-liz-trass-zrobila-vedmezu-poslugu-svoij-kraini.html" text:style-name="Internet_20_link" text:visited-style-name="Visited_20_Internet_20_Link">
https://www.ukrinform.ua/rubric-world/3710525-mzs-kitau-poizdkou-na-tajvan-liz-trass-zrobila-vedmezu-poslugu-svoij-kraini.html</text:a>
</text:p>
      <!--NEWS-->
      <text:h text:style-name="P10" text:outline-level="1">
<text:span text:style-name="T4">
Парламент Естонії ухвалив заяву на підтримку членства України в НАТО</text:span>
</text:h>
      <text:p text:style-name="P4">
Authors: Ukrinform (Person)</text:p>
      <text:p text:style-name="P4">
Publisher: Укринформ (Organization)</text:p>
      <text:p text:style-name="P4">
Published Time: 2023-05-17T16:51:00+03:00</text:p>
      <text:p text:style-name="P4">
Modified Time: 2023-05-17T16:51:00+03:00</text:p>
      <text:p text:style-name="P4">
Description: Рійгікогу Естонії ухвалив заяву на підтримку вступу України до НАТО і наголосив на необхідності зробити конкретні та недвозначні кроки у цьому напрямку вже на найближчому саміті Альянсу. — Укрінформ.</text:p>
      <text:p text:style-name="P4">
Images: ["<text:a xlink:type="simple" xlink:href="https://static.ukrinform.com/photos/2023_03/thumb_files/630_360_1678206836-417.jpg" text:style-name="Internet_20_link" text:visited-style-name="Visited_20_Internet_20_Link">
630_360_16782...</text:a>
"]</text:p>
      <text:p text:style-name="P4">
Tags: ['Естонія', 'НАТО', 'Парламент', 'Україна']</text:p>
      <text:p text:style-name="P4">
Type: Article</text:p>
      <!--METADATA-->
      <text:p text:style-name="P4">
<draw:frame draw:style-name="fr1" draw:name="Image120" text:anchor-type="as-char" svg:width="6.9236in" svg:height="3.956343in" draw:z-index="0">
<draw:image xlink:href="../Images/yкринформ/2023-05-17T16-51-00-03-00/630_360_1678206836-417.jpg" xlink:type="simple" xlink:show="embed" xlink:actuate="onLoad" draw:mime-type="image/jpeg"/>
</draw:frame>
 РійгікогуЕстонії ухвалив заяву на підтримку вступу України до НАТО і наголосив нанеобхідності зробити конкретні та недвозначні кроки у цьому напрямку вже нанайближчому саміті Альянсу.</text:p>
      <text:p text:style-name="P4">
Про це повідомляє Укрінформ з посиланням на  <text:a xlink:type="simple" xlink:href="https://www.riigikogu.ee/pressiteated/taiskogu/riigikogu-tegi-avalduse-ukraina-nato-liikmesuse-toetuseks/" text:style-name="Internet_20_link" text:visited-style-name="Visited_20_Internet_20_Link">
</text:a>
 парламенту.</text:p>
      <text:p text:style-name="P4">
За документ проголосували 92 депутати Рійгікогу зі 101. Напередодні заява булавнесена 95 естонськими парламентаріями.</text:p>
      <text:p text:style-name="P4">
В ухваленому документі Рійгікогу підтверджує, що вважає абсолютно необхіднимсформулювати на Вільнюському саміті <text:a xlink:type="simple" xlink:href="https://www.ukrinform.ua/tag-nato" text:style-name="Internet_20_link" text:visited-style-name="Visited_20_Internet_20_Link">
 </text:a>
11-12 липня конкретні та недвозначні кроки, необхідні для якнайшвидшоїінтеграції України до НАТО, і направити Україні запрошення вступити доАльянсу.</text:p>
      <text:p text:style-name="P4">
Згідно із заявою, Рійгікогу виходить із мети, поставленої державами-членамиНАТО на саміті в Бухаресті у 2008 році про вступ України до Альянсу, а такожвраховує офіційно заявку про вступ до НАТО, подану керівництвом України 30вересня минулого року. При цьому нагадується, що Естонія разом з іншимикраїнами Балтії завжди висловлювала підтримку вступу України до НАТО.</text:p>
      <text:p text:style-name="P4">
Рійгікогу наголошує в заяві на необхідності рішуче зміцнювати архітектурубезпеки, яка добре служила безпеці вільних і демократичних країнєвроатлантичного регіону, і висловлює підтримку українському народу, якийбореться за свободу.</text:p>
      <text:p text:style-name="P4">
Парламент Естонії також визнає той факт, що перемога України над РосійськоюФедерацією, яка веде агресивну війну, і подальший вступ України до НАТО єєдиним способом забезпечити заснований на правилах світовий порядок, міцниймир та безпеку європейських демократичних країн.</text:p>
      <text:p text:style-name="P4">
<text:span text:style-name="T4">
Читайте також:</text:span>
 <text:a xlink:type="simple" xlink:href="https://www.ukrinform.ua/rubric-polytics/3710539-clenstvo-ukraini-v-nato-e-povoennim-pitannam-volles.html" text:style-name="Internet_20_link" text:visited-style-name="Visited_20_Internet_20_Link">
 <text:span text:style-name="T4">
НАТО</text:span>
 </text:a>
</text:p>
      <text:p text:style-name="P4">
Своєю чергою г  олова Верховної Ради Руслан Стефанчук <text:a xlink:type="simple" xlink:href="https://www.facebook.com/stefanchuk.official/posts/pfbid0LCLBP2c7y69zLdYLNnvq9XuFEVjFzj2L64mP47Pv3snS4KDdoLXsb6abFEQPDazel" text:style-name="Internet_20_link" text:visited-style-name="Visited_20_Internet_20_Link">
</text:a>
Рійгікогу – Парламенту Естонії за схвалення заяви щодо членства України уНАТО.</text:p>
      <text:p text:style-name="P4">
"Рійгікогу Естонії прийняв заяву щодо членства України у НАТО! ПарламентЕстонії визнає, що вступ України до НАТО є єдиним шляхом до забезпеченнязаснованого на правилах стійкого миру й безпеки демократичних європейськихдержав", - зазначив він.</text:p>
      <text:p text:style-name="P4">
За його словами, естонські парламентарії вважають життєво важливимскористатися можливістю Вільнюського саміту НАТО, аби сформулювати конкретніта однозначні кроки, необхідні для швидкої інтеграції України до НАТО танадати Україні запрошення приєднатися до Альянсу.</text:p>
      <text:p text:style-name="P4">
"Щиро вдячний кожному депутатові за підтримку цієї вкрай важливої заяви", -наголосив Стефанчук.  Як повідомлялося, з початку минулого року естонськийпарламент зробив п'ять заяв та один заклик з метою засудити дії Росії тависловити підтримку Україні.</text:p>
      <text:p text:style-name="P4">
Source: <text:a xlink:type="simple" xlink:href="https://www.ukrinform.ua/rubric-polytics/3710540-parlament-estonii-uhvaliv-zaavu-na-pidtrimku-clenstva-ukraini-v-nato.html" text:style-name="Internet_20_link" text:visited-style-name="Visited_20_Internet_20_Link">
https://www.ukrinform.ua/rubric-polytics/3710540-parlament-estonii-uhvaliv-zaavu-na-pidtrimku-clenstva-ukraini-v-nato.html</text:a>
</text:p>
      <!--NEWS-->
      <text:h text:style-name="P10" text:outline-level="1">
<text:span text:style-name="T4">
Росіяни обстріляли селище на Херсонщині, загинула дитина</text:span>
</text:h>
      <text:p text:style-name="P4">
Authors: Ukrinform (Person)</text:p>
      <text:p text:style-name="P4">
Publisher: Укринформ (Organization)</text:p>
      <text:p text:style-name="P4">
Published Time: 2023-05-17T16:56:00+03:00</text:p>
      <text:p text:style-name="P4">
Modified Time: 2023-05-17T16:56:00+03:00</text:p>
      <text:p text:style-name="P4">
Description: Російські війська здійснили обстріл селища Зеленівка Херсонської області, унаслідок чого загинула дитина та поранені ще дві людин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121" text:anchor-type="as-char" svg:width="6.9236in" svg:height="3.956343in" draw:z-index="0">
<draw:image xlink:href="../Images/yкринформ/2023-05-17T16-56-00-03-00/630_360_1538997483-946.jpg" xlink:type="simple" xlink:show="embed" xlink:actuate="onLoad" draw:mime-type="image/jpeg"/>
</draw:frame>
 Російськівійська здійснили обстріл селища Зеленівка Херсонської області, унаслідок чогозагинула дитина та поранені ще дві людини.</text:p>
      <text:p text:style-name="P4">
Про це повідомив керівник Офісу Президента Андрій Єрмак у <text:a xlink:type="simple" xlink:href="https://t.me/ermaka2022/2697" text:style-name="Internet_20_link" text:visited-style-name="Visited_20_Internet_20_Link">
</text:a>
 , передає Укрінформ.</text:p>
      <text:p text:style-name="P4">
«Росіяни вбили дитину на <text:a xlink:type="simple" xlink:href="https://www.ukrinform.ua/tag-hersonsina" text:style-name="Internet_20_link" text:visited-style-name="Visited_20_Internet_20_Link">
 </text:a>
 . Цесталося внаслідок обстрілів у Зеленівці. Батько приніс її до лікарні на руках.Також поранення отримали ще дві людини. Всі вони перебували біля магазину.Російські терористи продовжують цинічно вбивати цивільних», - зазначив Єрмак.</text:p>
      <text:p text:style-name="P4">
<text:span text:style-name="T4">
Читайте також:</text:span>
 <text:a xlink:type="simple" xlink:href="https://www.ukrinform.ua/rubric-regions/3710368-vorog-majze-tri-godini-obstriluvav-selo-na-hersonsini-skidav-boepripasi-z-droniv.html" text:style-name="Internet_20_link" text:visited-style-name="Visited_20_Internet_20_Link">
 <text:span text:style-name="T4">
Херсонщ</text:span>
 </text:a>
</text:p>
      <text:p text:style-name="P4">
Як повідомлялося, за офіційними даними, станом на ранок 17 травня в Українівнаслідок повномасштабної агресії російської федерації <text:a xlink:type="simple" xlink:href="https://www.ukrinform.ua/rubric-ato/3710273-rosijska-armia-poranila-v-ukraini-vze-977-ditej.html" text:style-name="Internet_20_link" text:visited-style-name="Visited_20_Internet_20_Link">
</text:a>
 , ще 977 дітей дістали поранення.</text:p>
      <text:p text:style-name="P4">
Source: <text:a xlink:type="simple" xlink:href="https://www.ukrinform.ua/rubric-ato/3710543-rosiani-obstrilali-selise-na-hersonsini-zaginula-ditina.html" text:style-name="Internet_20_link" text:visited-style-name="Visited_20_Internet_20_Link">
https://www.ukrinform.ua/rubric-ato/3710543-rosiani-obstrilali-selise-na-hersonsini-zaginula-ditina.html</text:a>
</text:p>
      <!--NEWS-->
      <text:h text:style-name="P10" text:outline-level="1">
<text:span text:style-name="T4">
Шмигаль у Рейк'явіку зустрівся із послом Штатів в ООН і подякував за системи ППО</text:span>
</text:h>
      <text:p text:style-name="P4">
Authors: Ukrinform (Person)</text:p>
      <text:p text:style-name="P4">
Publisher: Укринформ (Organization)</text:p>
      <text:p text:style-name="P4">
Published Time: 2023-05-17T16:56:37+03:00</text:p>
      <text:p text:style-name="P4">
Modified Time: 2023-05-17T16:56:37+03:00</text:p>
      <text:p text:style-name="P4">
Description: Україна розраховує на подальшу тісну взаємодію з США задля посилення безпеки та нашої майбутньої перемоги. — Укрінформ.</text:p>
      <text:p text:style-name="P4">
Images: ["<text:a xlink:type="simple" xlink:href="https://static.ukrinform.com/photos/2023_05/thumb_files/630_360_1684331630-604.jpg" text:style-name="Internet_20_link" text:visited-style-name="Visited_20_Internet_20_Link">
630_360_16843...</text:a>
", "<text:a xlink:type="simple" xlink:href="https://static.ukrinform.com/photos/2023_05/1684331630-903.jpg" text:style-name="Internet_20_link" text:visited-style-name="Visited_20_Internet_20_Link">
1684331630-90...</text:a>
", "<text:a xlink:type="simple" xlink:href="https://static.ukrinform.com/photos/2023_05/1684331630-448.jpg" text:style-name="Internet_20_link" text:visited-style-name="Visited_20_Internet_20_Link">
1684331630-44...</text:a>
"]</text:p>
      <text:p text:style-name="P4">
Tags: ['США', 'Рада Європи', 'Шмигаль']</text:p>
      <text:p text:style-name="P4">
Type: Article</text:p>
      <!--METADATA-->
      <text:p text:style-name="P4">
<draw:frame draw:style-name="fr1" draw:name="Image122" text:anchor-type="as-char" svg:width="6.9236in" svg:height="3.956343in" draw:z-index="0">
<draw:image xlink:href="../Images/yкринформ/2023-05-17T16-56-37-03-00/630_360_1684331630-604.jpg" xlink:type="simple" xlink:show="embed" xlink:actuate="onLoad" draw:mime-type="image/jpeg"/>
</draw:frame>
 Українарозраховує на подальшу тісну взаємодію з США задля посилення безпеки та нашоїмайбутньої перемоги.</text:p>
      <text:p text:style-name="P4">
Як повідомив Прем'єр-міністр Денис Шмигаль у <text:a xlink:type="simple" xlink:href="https://t.me/Denys_Smyhal/5241" text:style-name="Internet_20_link" text:visited-style-name="Visited_20_Internet_20_Link">
</text:a>
 , на цьому він наголосив під час зустрічі уРейк'явіку з послом США в ООН, членом Ради національної безпеки та уряду СШАЛіндою Томас-Грінфілд.</text:p>
      <text:p text:style-name="P4">
«Висловив подяку <text:a xlink:type="simple" xlink:href="https://www.ukrinform.ua/tag-ssa" text:style-name="Internet_20_link" text:visited-style-name="Visited_20_Internet_20_Link">
 </text:a>
 за надання систем ППОдля захисту українського неба. Розраховуємо на подальшу тісну взаємодію задляпосилення безпеки та нашої майбутньої перемоги», - написав Шмигаль.</text:p>
      <text:p text:style-name="P4">
<draw:frame draw:style-name="fr1" draw:name="Image123" text:anchor-type="as-char" svg:width="6.9236in" svg:height="4.615733in" draw:z-index="0">
<draw:image xlink:href="../Images/yкринформ/2023-05-17T16-56-37-03-00/1684331630-903.jpg" xlink:type="simple" xlink:show="embed" xlink:actuate="onLoad" draw:mime-type="image/jpeg"/>
</draw:frame>
</text:p>
      <text:p text:style-name="P4">
<text:span text:style-name="T4">
Читайте також:</text:span>
 <text:a xlink:type="simple" xlink:href="https://www.ukrinform.ua/rubric-polytics/3710265-smigal-zaklikav-stvoriti-miznarodnij-mehanizm-vidskoduvanna-zbitkiv-postrazdalim-vid-agresii-rf.html" text:style-name="Internet_20_link" text:visited-style-name="Visited_20_Internet_20_Link">
 <text:span text:style-name="T4">
Шмигаль</text:span>
 </text:a>
</text:p>
      <text:p text:style-name="P4">
Він також подякував Сполученим Штатам Америки за підтримку створення Реєструзбитків, завданих російською агресією проти України. Кінцевою точкою зусильмає стати міжнародний Спеціальний трибунал. Це буде спільний внесок увстановлення справедливості та формування нової системи світової безпеки,упевнений глава уряду.</text:p>
      <text:p text:style-name="P4">
<draw:frame draw:style-name="fr1" draw:name="Image124" text:anchor-type="as-char" svg:width="6.9236in" svg:height="4.615733in" draw:z-index="0">
<draw:image xlink:href="../Images/yкринформ/2023-05-17T16-56-37-03-00/1684331630-448.jpg" xlink:type="simple" xlink:show="embed" xlink:actuate="onLoad" draw:mime-type="image/jpeg"/>
</draw:frame>
</text:p>
      <text:p text:style-name="P4">
Шмигаль додав, що невід’ємною складовою є також продовольча безпека. Віннаголосив на необхідності продовження ініціативи Президента України ВолодимираЗеленського Grain from Ukraine.</text:p>
      <text:p text:style-name="P4">
Зустріч Шмигаля із Томас-Грінфілд прийшла на полях саміту Ради Європи.</text:p>
      <text:p text:style-name="P4">
<text:span text:style-name="T4">
Читайте також:</text:span>
 <text:a xlink:type="simple" xlink:href="https://www.ukrinform.ua/rubric-polytics/3710320-smigal-u-rejkaviku-usi-rosijski-voenni-zlocinci-budut-pritagnuti-do-vidpovidalnosti.html" text:style-name="Internet_20_link" text:visited-style-name="Visited_20_Internet_20_Link">
 <text:span text:style-name="T4">
Шмигаль</text:span>
 </text:a>
</text:p>
      <text:p text:style-name="P4">
Як повідомляв Укрінформ, Прем'єр-міністр Шмигаль разом з урядовою делегацієюбере участь у Саміті Ради Європи, що розпочався 16 травня у Рейк'явіку. Тамбула підписана політична декларація про створення реєстру збитків, завданихагресією Росією проти України.</text:p>
      <text:p text:style-name="P4">
До документу вже долучилися понад 40 країн і Європейський Союз, ще три країнивисловили готовність підписати декларацію і проходять внутрішні процедури.</text:p>
      <text:p text:style-name="P4">
<text:span text:style-name="T5">
Фото: Телеграм / Денис Шмигаль</text:span>
</text:p>
      <text:p text:style-name="P4">
Source: <text:a xlink:type="simple" xlink:href="https://www.ukrinform.ua/rubric-polytics/3710538-smigal-u-rejkaviku-zustrivsa-iz-poslom-stativ-v-oon-i-podakuvav-za-sistemi-ppo.html" text:style-name="Internet_20_link" text:visited-style-name="Visited_20_Internet_20_Link">
https://www.ukrinform.ua/rubric-polytics/3710538-smigal-u-rejkaviku-zustrivsa-iz-poslom-stativ-v-oon-i-podakuvav-za-sistemi-ppo.html</text:a>
</text:p>
      <!--NEWS-->
      <text:h text:style-name="P10" text:outline-level="1">
<text:span text:style-name="T4">
ВАКС визнав законним затримання Князєва</text:span>
</text:h>
      <text:p text:style-name="P4">
Authors: Ukrinform (Person)</text:p>
      <text:p text:style-name="P4">
Publisher: Укринформ (Organization)</text:p>
      <text:p text:style-name="P4">
Published Time: 2023-05-17T16:57:00+03:00</text:p>
      <text:p text:style-name="P4">
Modified Time: 2023-05-17T16:57:00+03:00</text:p>
      <text:p text:style-name="P4">
Description: Вищий антикорупційний суд відмовився задовольнити скаргу захисту ексголови Верховного Суду Всеволода Князєва на його затримання до надання на це згоди Вищої ради правосуддя. — Укрінформ.</text:p>
      <text:p text:style-name="P4">
Images: ["<text:a xlink:type="simple" xlink:href="https://static.ukrinform.com/photos/2022_06/thumb_files/630_360_1656312685-809.jpg" text:style-name="Internet_20_link" text:visited-style-name="Visited_20_Internet_20_Link">
630_360_16563...</text:a>
"]</text:p>
      <text:p text:style-name="P4">
Tags: ['Князєв', 'Антикорупційний суд', 'Верховний Суд', 'Боротьба з корупцією', 'Вища рада правосуддя']</text:p>
      <text:p text:style-name="P4">
Type: Article</text:p>
      <!--METADATA-->
      <text:p text:style-name="P4">
<draw:frame draw:style-name="fr1" draw:name="Image125" text:anchor-type="as-char" svg:width="6.9236in" svg:height="3.956343in" draw:z-index="0">
<draw:image xlink:href="../Images/yкринформ/2023-05-17T16-57-00-03-00/630_360_1656312685-809.jpg" xlink:type="simple" xlink:show="embed" xlink:actuate="onLoad" draw:mime-type="image/jpeg"/>
</draw:frame>
 Вищийантикорупційний суд відмовився задовольнити скаргу захисту ексголовиВерховного Суду Всеволода Князєва на його затримання до надання на це згодиВищої ради правосуддя.</text:p>
      <text:p text:style-name="P4">
Відповідну ухвалу <text:a xlink:type="simple" xlink:href="https://www.youtube.com/watch" text:style-name="Internet_20_link" text:visited-style-name="Visited_20_Internet_20_Link">
</text:a>
слідчий суддя Олег Федоров, передає Укрінформ.</text:p>
      <text:p text:style-name="P4">
“Суд постановив: у задоволенні скарги на затримання Князєва ВсеволодаСергійовича відмовити. Ухвала оскарженню не підлягає”, - зачитав суддярезолютивну частину.</text:p>
      <text:p text:style-name="P4">
Повний текст ухвали буде оприлюднений 19 травня, повідомив суддя.</text:p>
      <text:p text:style-name="P4">
Нагадаємо, адвокат Володимир Клочков наполягав у суді, що правоохоронці немали права затримувати Князєва без згоди <text:a xlink:type="simple" xlink:href="https://www.ukrinform.ua/tag-visa-rada-pravosudda" text:style-name="Internet_20_link" text:visited-style-name="Visited_20_Internet_20_Link">
 </text:a>
 , і просив звільнити його.</text:p>
      <text:p text:style-name="P4">
<text:span text:style-name="T4">
Читайте також:</text:span>
 <text:a xlink:type="simple" xlink:href="https://www.ukrinform.ua/rubric-society/3710504-prokuror-napolagae-na-zatrimanni-knazeva-bo-ne-vsu-sumu-habara-vdalosa-znajti.html" text:style-name="Internet_20_link" text:visited-style-name="Visited_20_Internet_20_Link">
 <text:span text:style-name="T4">
Князєв</text:span>
 </text:a>
</text:p>
      <text:p text:style-name="P4">
Водночас прокурор Олександр Омельченко просив суд відмовити у задоволенніцього клопотання. Серед іншого, через те, що правоохоронці знайшли не всю сумухабаря, а тому, на думку слідства, ексголова ВС може перешкоджати пошукуречових доказів.</text:p>
      <text:p text:style-name="P4">
Ексголова ВС Всеволод Князєв після затримання його 15 травня і проведення унього вдома і на роботі обшуків перебуває в ізоляторі тимчасового тримання.Прокурори САП підготували до Вищої ради правосуддя подання про надання дозволуна утримання його під вартою.</text:p>
      <text:p text:style-name="P4">
ВРП розгляне це подання 18 травня об 11 год. У разі надання згоди на утриманняКнязєва під вартою, САП направить до ВАКС клопотання про обрання йомузапобіжного заходу.</text:p>
      <text:p text:style-name="P4">
15 травня <text:a xlink:type="simple" xlink:href="https://www.ukrinform.ua/rubric-society/3709683-nabu-i-sap-vikrili-masstabnu-korupciu-u-verhovnomu-sudi.html" text:style-name="Internet_20_link" text:visited-style-name="Visited_20_Internet_20_Link">
 </text:a>
 одержання неправомірноївигоди керівництвом та суддями Верховного Суду. Правоохоронці затримали ГоловуВС Князєва та вилучили 2,7 млн дол.</text:p>
      <text:p text:style-name="P4">
Source: <text:a xlink:type="simple" xlink:href="https://www.ukrinform.ua/rubric-society/3710545-vaks-vidmovivsa-zadovolniti-skargu-zahistu-knazeva-na-jogo-zatrimanna.html" text:style-name="Internet_20_link" text:visited-style-name="Visited_20_Internet_20_Link">
https://www.ukrinform.ua/rubric-society/3710545-vaks-vidmovivsa-zadovolniti-skargu-zahistu-knazeva-na-jogo-zatrimanna.html</text:a>
</text:p>
      <!--NEWS-->
      <text:h text:style-name="P10" text:outline-level="1">
<text:span text:style-name="T4">
Kharkiv, Kharkivska Oblast(23:01). Red Alert: aerial threat. Sirens sounding. Take cover now!</text:span>
</text:h>
      <text:p text:style-name="P4">
Authors: liveuamap (Language: en)</text:p>
      <text:p text:style-name="P4">
Time: 2023-05-17T17:02:00</text:p>
      <text:p text:style-name="P4">
Location: Kharkiv (Latitude:49.97975 Longtitude:36.25149)</text:p>
      <text:p text:style-name="P4">
Videos: []</text:p>
      <text:p text:style-name="P4">
Images: []</text:p>
      <text:p text:style-name="P4">
Tags: ["Europe", "Central and Eastern Europe"]</text:p>
      <text:p text:style-name="P4">
ID: 22563585</text:p>
      <!--METADATA-->
      <text:p text:style-name="P4">
Kharkiv, Kharkivska Oblast(23:01). Red Alert: aerial threat. Sirens sounding.Take cover now!</text:p>
      <text:p text:style-name="P4">
News Collection Link: <text:a xlink:type="simple" xlink:href="https://liveuamap.com/en/2023/17-may-kharkiv-kharkivska-oblast2301-red-alerg" text:style-name="Internet_20_link" text:visited-style-name="Visited_20_Internet_20_Link">
https://liveuamap.com/en/2023/17-may-kharkiv-kharkivska-oblast2301-red-alerg</text:a>
</text:p>
      <text:p text:style-name="P4">
Source: <text:a xlink:type="simple" xlink:href="https://t.me/air_alert_ua/45737" text:style-name="Internet_20_link" text:visited-style-name="Visited_20_Internet_20_Link">
https://t.me/air_alert_ua/45737</text:a>
</text:p>
      <!--NEWS-->
      <text:h text:style-name="P10" text:outline-level="1">
<text:span text:style-name="T4">
Український центр у Вільнюсі відвідав перший заступник Голови Верховної Ради</text:span>
</text:h>
      <text:p text:style-name="P4">
Authors: Ukrinform (Person)</text:p>
      <text:p text:style-name="P4">
Publisher: Укринформ (Organization)</text:p>
      <text:p text:style-name="P4">
Published Time: 2023-05-17T17:04:00+03:00</text:p>
      <text:p text:style-name="P4">
Modified Time: 2023-05-17T17:04:00+03:00</text:p>
      <text:p text:style-name="P4">
Description: Під час візиту до Литви перший заступник Голови Верховної Ради України Олександр Корнієнко відвідав у Вільнюсі Український центр (Ukrainos centras). — Укрінформ.</text:p>
      <text:p text:style-name="P4">
Images: ["<text:a xlink:type="simple" xlink:href="https://static.ukrinform.com/photos/2023_05/thumb_files/630_360_1684332195-755.jpg" text:style-name="Internet_20_link" text:visited-style-name="Visited_20_Internet_20_Link">
630_360_16843...</text:a>
", "<text:a xlink:type="simple" xlink:href="https://static.ukrinform.com/photos/2023_05/1684332194-801.jpg" text:style-name="Internet_20_link" text:visited-style-name="Visited_20_Internet_20_Link">
1684332194-80...</text:a>
", "<text:a xlink:type="simple" xlink:href="https://static.ukrinform.com/photos/2023_05/1684332195-561.jpg" text:style-name="Internet_20_link" text:visited-style-name="Visited_20_Internet_20_Link">
1684332195-56...</text:a>
"]</text:p>
      <text:p text:style-name="P4">
Tags: ['Діаспора', 'Литва', 'Верховна Рада']</text:p>
      <text:p text:style-name="P4">
Type: Article</text:p>
      <!--METADATA-->
      <text:p text:style-name="P4">
<draw:frame draw:style-name="fr1" draw:name="Image126" text:anchor-type="as-char" svg:width="6.9236in" svg:height="3.956343in" draw:z-index="0">
<draw:image xlink:href="../Images/yкринформ/2023-05-17T17-04-00-03-00/630_360_1684332195-755.jpg" xlink:type="simple" xlink:show="embed" xlink:actuate="onLoad" draw:mime-type="image/jpeg"/>
</draw:frame>
 Під часвізиту до Литви перший заступник Голови Верховної Ради України ОлександрКорнієнко відвідав у Вільнюсі Український центр (Ukrainos centras).</text:p>
      <text:p text:style-name="P4">
Як передає Укрінформ, про це у <text:a xlink:type="simple" xlink:href="https://www.facebook.com/ukr.embassy.Lithuania/posts/pfbid0ApnwAMHoUQMYrY7TNFn7Dz6UEbgc55wdp5Qd9JGX4MxCNmRzVw4TdV75vWnvjmr4l" text:style-name="Internet_20_link" text:visited-style-name="Visited_20_Internet_20_Link">
</text:a>
повідомило Посольство України у Литві.</text:p>
      <text:p text:style-name="P4">
<draw:frame draw:style-name="fr1" draw:name="Image127" text:anchor-type="as-char" svg:width="6.9236in" svg:height="4.615733in" draw:z-index="0">
<draw:image xlink:href="../Images/yкринформ/2023-05-17T17-04-00-03-00/1684332194-801.jpg" xlink:type="simple" xlink:show="embed" xlink:actuate="onLoad" draw:mime-type="image/jpeg"/>
</draw:frame>
</text:p>
      <text:p text:style-name="P4">
«Під час зустрічі керівник Українського центру, колишній Посол Литви в УкраїніАльгірдас Кумжа, проректор Педагогічної академії Vytautas Magnus University(Vytauto Didžiojo universitetas) Альгірдас Расланас, координатори та волонтерицентру розповіли пану Олександру Корнієнко про діяльність першого подібноговідкритого культурно-освітнього простору в країнах ЄС, створеного підпатронатом та за ініціативи Першої леді України Олени Зеленської та Першоїледі Литви Діани Наусєдєнє», – ідеться в дописі.</text:p>
      <text:p text:style-name="P4">
<draw:frame draw:style-name="fr1" draw:name="Image128" text:anchor-type="as-char" svg:width="6.9236in" svg:height="5.1927in" draw:z-index="0">
<draw:image xlink:href="../Images/yкринформ/2023-05-17T17-04-00-03-00/1684332195-561.jpg" xlink:type="simple" xlink:show="embed" xlink:actuate="onLoad" draw:mime-type="image/jpeg"/>
</draw:frame>
</text:p>
      <text:p text:style-name="P4">
Своєю чергою перший заступник Голови ВРУ відзначив відчутну підтримку Литвоютимчасово переміщених громадян України, які змушені були покинути свої домівкивнаслідок повномасштабного вторгнення рф в Україну та перебувають у Литві.</text:p>
      <text:p text:style-name="P4">
Нагадаємо, перший заступник Голови Верховної Ради України Олександр Корнієнкоперебував з робочим візитом у столиці Литовської Республіки 10-12 травня.</text:p>
      <text:p text:style-name="P4">
Зокрема, він <text:a xlink:type="simple" xlink:href="https://www.ukrinform.ua/rubric-polytics/3707803-kornienko-obgovoriv-iz-vicespikerom-sejmasu-litvi-evroatlanticnu-integraciu-ukraini.html" text:style-name="Internet_20_link" text:visited-style-name="Visited_20_Internet_20_Link">
 </text:a>
 із віцеспікером Сеймасу Литовської Республіки ПаулюсомСаударгасом євроатлантичну інтеграцію України.</text:p>
      <text:p text:style-name="P4">
<text:span text:style-name="T5">
Фото: Посольство України в Литві / Фейсбук</text:span>
</text:p>
      <text:p text:style-name="P4">
Source: <text:a xlink:type="simple" xlink:href="https://www.ukrinform.ua/rubric-diaspora/3710544-ukrainskij-centr-u-vilnusi-vidvidav-persij-zastupnik-golovi-verhovnoi-radi.html" text:style-name="Internet_20_link" text:visited-style-name="Visited_20_Internet_20_Link">
https://www.ukrinform.ua/rubric-diaspora/3710544-ukrainskij-centr-u-vilnusi-vidvidav-persij-zastupnik-golovi-verhovnoi-radi.html</text:a>
</text:p>
      <!--NEWS-->
      <text:h text:style-name="P10" text:outline-level="1">
<text:span text:style-name="T4">
Вступ України до НАТО є повоєнним питанням - Воллес</text:span>
</text:h>
      <text:p text:style-name="P4">
Authors: Ukrinform (Person)</text:p>
      <text:p text:style-name="P4">
Publisher: Укринформ (Organization)</text:p>
      <text:p text:style-name="P4">
Published Time: 2023-05-17T17:06:00+03:00</text:p>
      <text:p text:style-name="P4">
Modified Time: 2023-05-17T17:06:00+03:00</text:p>
      <text:p text:style-name="P4">
Description: Питання про членство України в НАТО вирішуватиметься після завершення війни. — Укрінформ.</text:p>
      <text:p text:style-name="P4">
Images: ["<text:a xlink:type="simple" xlink:href="https://static.ukrinform.com/photos/2022_06/thumb_files/630_360_1654873380-990.jpg" text:style-name="Internet_20_link" text:visited-style-name="Visited_20_Internet_20_Link">
630_360_16548...</text:a>
"]</text:p>
      <text:p text:style-name="P4">
Tags: ['Британія', 'НАТО', 'Україна', 'Війна з Росією', 'Бен Воллес']</text:p>
      <text:p text:style-name="P4">
Type: Article</text:p>
      <!--METADATA-->
      <text:p text:style-name="P4">
<draw:frame draw:style-name="fr1" draw:name="Image129" text:anchor-type="as-char" svg:width="6.9236in" svg:height="3.956343in" draw:z-index="0">
<draw:image xlink:href="../Images/yкринформ/2023-05-17T17-06-00-03-00/630_360_1654873380-990.jpg" xlink:type="simple" xlink:show="embed" xlink:actuate="onLoad" draw:mime-type="image/jpeg"/>
</draw:frame>
 Питанняпро членство України в НАТО вирішуватиметься після завершення війни.</text:p>
      <text:p text:style-name="P4">
Про це заявив міністр оборони Великої Британії Бен Воллес на пресконференції знімецьким колегою Борисом Пісторіусом у Берліні в середу, повідомляєкореспондент Укрінформу.</text:p>
      <text:p text:style-name="P4">
«Про членство України в НАТО наразі не йдеться. Україна перебуває у вирівійни», - сказав Воллес.</text:p>
      <text:p text:style-name="P4">
Він наголосив на важливості зміцнення обороноздатності України та спроможностідо стримування Росії як зараз, так і після завершення війни.</text:p>
      <text:p text:style-name="P4">
За словами міністра, політичне рішення щодо членства України ухвалюватимутьусі члени <text:a xlink:type="simple" xlink:href="https://www.ukrinform.ua/tag-nato" text:style-name="Internet_20_link" text:visited-style-name="Visited_20_Internet_20_Link">
 </text:a>
 після війни. Велика Британіявиступає за надання Києву дорожньої карти, додав він.</text:p>
      <text:p text:style-name="P4">
Воллес підкреслив, що Велика Британія і Німеччина є лідерами на континентіщодо підтримки України. Озброєння, передані обома країни Україні, зокремаРЗСВ, відіграють важливу роль на полі бою та допомогли зупинити російськийнаступ, зауважив він.</text:p>
      <text:p text:style-name="P4">
<text:span text:style-name="T4">
Читайте також:</text:span>
 <text:a xlink:type="simple" xlink:href="https://www.ukrinform.ua/rubric-polytics/3709585-rezultat-vijni-v-ukraini-viznacit-globalnu-bezpekovu-arhitekturu-prezident-cehii.html" text:style-name="Internet_20_link" text:visited-style-name="Visited_20_Internet_20_Link">
 </text:a>
</text:p>
      <text:p text:style-name="P4">
«Велика Британія і Німеччина посилають сигнал Росії про неприпустимістьагресії, про те, що вона не може виграти цю війну, що вона має залишитиУкраїну в спокої», - наголосив міністр.</text:p>
      <text:p text:style-name="P4">
Як повідомлялося, переговори глав оборонних відомств ФРН і Великої Британіїпройшли в Берліні 17 травня.</text:p>
      <text:p text:style-name="P4">
<text:span text:style-name="T5">
Фото: ОП</text:span>
</text:p>
      <text:p text:style-name="P4">
Source: <text:a xlink:type="simple" xlink:href="https://www.ukrinform.ua/rubric-polytics/3710539-clenstvo-ukraini-v-nato-e-povoennim-pitannam-volles.html" text:style-name="Internet_20_link" text:visited-style-name="Visited_20_Internet_20_Link">
https://www.ukrinform.ua/rubric-polytics/3710539-clenstvo-ukraini-v-nato-e-povoennim-pitannam-volles.html</text:a>
</text:p>
      <!--NEWS-->
      <text:h text:style-name="P10" text:outline-level="1">
<text:span text:style-name="T4">
Dnipro, Dnipropetrovska Oblast(23:10). Red Alert: aerial threat. Sirens sounding. Take cover ...</text:span>
</text:h>
      <text:p text:style-name="P4">
Authors: liveuamap (Language: en)</text:p>
      <text:p text:style-name="P4">
Time: 2023-05-17T17:10:00</text:p>
      <text:p text:style-name="P4">
Location: Dnipro (Latitude:48.46003 Longtitude:35.03986)</text:p>
      <text:p text:style-name="P4">
Videos: []</text:p>
      <text:p text:style-name="P4">
Images: []</text:p>
      <text:p text:style-name="P4">
Tags: ["Europe", "Central and Eastern Europe"]</text:p>
      <text:p text:style-name="P4">
ID: 22563586</text:p>
      <!--METADATA-->
      <text:p text:style-name="P4">
Dnipro, Dnipropetrovska Oblast(23:10). Red Alert: aerial threat. Sirenssounding. Take cover now!</text:p>
      <text:p text:style-name="P4">
News Collection Link: <text:a xlink:type="simple" xlink:href="https://liveuamap.com/en/2023/17-may-dnipro-dnipropetrovska-oblast2310-red-g" text:style-name="Internet_20_link" text:visited-style-name="Visited_20_Internet_20_Link">
https://liveuamap.com/en/2023/17-may-dnipro-dnipropetrovska-oblast2310-red-g</text:a>
</text:p>
      <text:p text:style-name="P4">
Source: <text:a xlink:type="simple" xlink:href="https://t.me/suspilnednipro/15550" text:style-name="Internet_20_link" text:visited-style-name="Visited_20_Internet_20_Link">
https://t.me/suspilnednipro/15550</text:a>
</text:p>
      <!--NEWS-->
      <text:h text:style-name="P10" text:outline-level="1">
<text:span text:style-name="T4">
Donetsk Oblast(23:09). Red Alert: aerial threat. Sirens sounding. Take cover now!</text:span>
</text:h>
      <text:p text:style-name="P4">
Authors: liveuamap (Language: en)</text:p>
      <text:p text:style-name="P4">
Time: 2023-05-17T17:11:00</text:p>
      <text:p text:style-name="P4">
Location: Donetsk Oblast (Latitude:48.72649 Longtitude:37.57917)</text:p>
      <text:p text:style-name="P4">
Videos: []</text:p>
      <text:p text:style-name="P4">
Images: []</text:p>
      <text:p text:style-name="P4">
Tags: ["Europe", "Central and Eastern Europe"]</text:p>
      <text:p text:style-name="P4">
ID: 22563587</text:p>
      <!--METADATA-->
      <text:p text:style-name="P4">
Donetsk Oblast(23:09). Red Alert: aerial threat. Sirens sounding. Take covernow!</text:p>
      <text:p text:style-name="P4">
News Collection Link: <text:a xlink:type="simple" xlink:href="https://liveuamap.com/en/2023/17-may-donetsk-oblast2309-red-alert-aerial-thg" text:style-name="Internet_20_link" text:visited-style-name="Visited_20_Internet_20_Link">
https://liveuamap.com/en/2023/17-may-donetsk-oblast2309-red-alert-aerial-thg</text:a>
</text:p>
      <text:p text:style-name="P4">
Source: <text:a xlink:type="simple" xlink:href="https://t.me/air_alert_ua/45739" text:style-name="Internet_20_link" text:visited-style-name="Visited_20_Internet_20_Link">
https://t.me/air_alert_ua/45739</text:a>
</text:p>
      <!--NEWS-->
      <text:h text:style-name="P10" text:outline-level="1">
<text:span text:style-name="T4">
Жодних відключень споживачів поки не планується – ДТЕК</text:span>
</text:h>
      <text:p text:style-name="P4">
Authors: Ukrinform (Person)</text:p>
      <text:p text:style-name="P4">
Publisher: Укринформ (Organization)</text:p>
      <text:p text:style-name="P4">
Published Time: 2023-05-17T17:12:00+03:00</text:p>
      <text:p text:style-name="P4">
Modified Time: 2023-05-17T17:12:00+03:00</text:p>
      <text:p text:style-name="P4">
Description: У період планових ремонтних робіт уникнути відключень від електропостачання споживачів вдається завдяки збільшення генерації на ТЕС та інтенсифікації імпорту електроенергії. — Укрінформ.</text:p>
      <text:p text:style-name="P4">
Images: ["<text:a xlink:type="simple" xlink:href="https://static.ukrinform.com/photos/2016_02/thumb_files/630_360_1456760162-5290.jpg" text:style-name="Internet_20_link" text:visited-style-name="Visited_20_Internet_20_Link">
630_360_14567...</text:a>
"]</text:p>
      <text:p text:style-name="P4">
Tags: ['ДТЕК', 'Електроенергія']</text:p>
      <text:p text:style-name="P4">
Type: Article</text:p>
      <!--METADATA-->
      <text:p text:style-name="P4">
<draw:frame draw:style-name="fr1" draw:name="Image130" text:anchor-type="as-char" svg:width="6.9236in" svg:height="3.956343in" draw:z-index="0">
<draw:image xlink:href="../Images/yкринформ/2023-05-17T17-12-00-03-00/630_360_1456760162-5290.jpg" xlink:type="simple" xlink:show="embed" xlink:actuate="onLoad" draw:mime-type="image/jpeg"/>
</draw:frame>
 У періодпланових ремонтних робіт уникнути відключень від електропостачання споживачіввдається завдяки збільшення генерації на ТЕС та інтенсифікації імпортуелектроенергії.</text:p>
      <text:p text:style-name="P4">
Про це повідомив виконавчий директор ДТЕК Дмитро Сахарук у <text:a xlink:type="simple" xlink:href="https://www.facebook.com/sakharukdv/posts/pfbid02gft36P49naFutwSx2rhjrmbXUQD5GyCWwXm9yy5mDpLdoqMCEXodZyjYA9qUMMBRl" text:style-name="Internet_20_link" text:visited-style-name="Visited_20_Internet_20_Link">
</text:a>
передає Укрінформ.</text:p>
      <text:p text:style-name="P4">
«Жодних відключень споживачів поки не планується. Енергетики стабілізуютьситуацію в енергосистемі за рахунок збільшення генерації на ТЕС йінтенсифікації імпорту в пікові години споживання», - йдеться в повідомленні.</text:p>
      <text:p text:style-name="P4">
Наразі Україна входить в режим динамічних експортно-імпортних перетоків зкраїнами ЄС. Це звичайна практика для європейського континенту, коли вночі абонавіть в окремі години упродовж доби країна експортує надлишкову <text:a xlink:type="simple" xlink:href="https://www.ukrinform.ua/tag-elektroenergia" text:style-name="Internet_20_link" text:visited-style-name="Visited_20_Internet_20_Link">
</text:a>
 , а вдень імпортує.</text:p>
      <text:p text:style-name="P4">
За словами Сахарука, успішна інтеграція України в ENTSO-E дала нашійенергосистемі додаткової гнучкості, завдяки чому країна може зберігати експортв профіцитні години і збільшувати імпорт в години пікового споживання.</text:p>
      <text:p text:style-name="P4">
Така практика дозволить уникнути обмежень на період ремонтних кампаній наоб’єктах генерації.</text:p>
      <text:p text:style-name="P4">
<text:span text:style-name="T4">
Читайте також:</text:span>
 <text:a xlink:type="simple" xlink:href="https://www.ukrinform.ua/rubric-economy/3709149-v-opaluvalnij-sezon-ukraina-zajde-zi-znacno-mensim-zapasom-micnosti-dtek.html" text:style-name="Internet_20_link" text:visited-style-name="Visited_20_Internet_20_Link">
 <text:span text:style-name="T4">
ДТЕК</text:span>
 </text:a>
</text:p>
      <text:p text:style-name="P4">
Станом на 17 травня в планові ремонти виведені частина атомних блоків. Йдеактивна робота на ТЕЦ і ТЕС в рамках підготовки до наступного осінньо-зимовогоперіоду. Всі роботи відбуваються за графіком, який дозволить підготуватиобладнання до підвищених навантажень в опалювальний сезон.</text:p>
      <text:p text:style-name="P4">
Як повідомлялося, <text:a xlink:type="simple" xlink:href="https://www.ukrinform.ua/rubric-economy/3710393-virobnictva-elektroenergii-dostatno-dla-pokritta-spozivanna-ukrenergo.html" text:style-name="Internet_20_link" text:visited-style-name="Visited_20_Internet_20_Link">
 </text:a>
 , але через значні ремонти на електростанціях, зменшивсядоступний обсяг потужності та резервів.</text:p>
      <text:p text:style-name="P4">
Source: <text:a xlink:type="simple" xlink:href="https://www.ukrinform.ua/rubric-economy/3710548-zodnih-vidklucen-spozivaciv-poki-ne-planuetsa-dtek.html" text:style-name="Internet_20_link" text:visited-style-name="Visited_20_Internet_20_Link">
https://www.ukrinform.ua/rubric-economy/3710548-zodnih-vidklucen-spozivaciv-poki-ne-planuetsa-dtek.html</text:a>
</text:p>
      <!--NEWS-->
      <text:h text:style-name="P10" text:outline-level="1">
<text:span text:style-name="T4">
У Шанхаї розпочався етап Кубка світу зі стрільби з лука</text:span>
</text:h>
      <text:p text:style-name="P4">
Authors: Ukrinform (Person)</text:p>
      <text:p text:style-name="P4">
Publisher: Укринформ (Organization)</text:p>
      <text:p text:style-name="P4">
Published Time: 2023-05-17T17:15:22+03:00</text:p>
      <text:p text:style-name="P4">
Modified Time: 2023-05-17T17:15:22+03:00</text:p>
      <text:p text:style-name="P4">
Description: У Шанхаї (Китай) стартував черговий етап Кубка світу зі стрільби з лука. — Укрінформ.</text:p>
      <text:p text:style-name="P4">
Images: ["<text:a xlink:type="simple" xlink:href="https://static.ukrinform.com/photos/2023_05/thumb_files/630_360_1684332912-133.jpg" text:style-name="Internet_20_link" text:visited-style-name="Visited_20_Internet_20_Link">
630_360_16843...</text:a>
"]</text:p>
      <text:p text:style-name="P4">
Tags: ['Кубок світу', 'стрільба з лука']</text:p>
      <text:p text:style-name="P4">
Type: Article</text:p>
      <!--METADATA-->
      <text:p text:style-name="P4">
<draw:frame draw:style-name="fr1" draw:name="Image131" text:anchor-type="as-char" svg:width="6.9236in" svg:height="3.956343in" draw:z-index="0">
<draw:image xlink:href="../Images/yкринформ/2023-05-17T17-15-22-03-00/630_360_1684332912-133.jpg" xlink:type="simple" xlink:show="embed" xlink:actuate="onLoad" draw:mime-type="image/jpeg"/>
</draw:frame>
 У Шанхаї(Китай) стартував черговий етап Кубка світу зі стрільби з лука.</text:p>
      <text:p text:style-name="P4">
Спортсмени розіграють індивідуальні та командні нагороди у стрільбі з блочногота класичного лука, передає Укрінформ.</text:p>
      <text:p text:style-name="P4">
<text:span text:style-name="T4">
Читайте також:</text:span>
 <text:a xlink:type="simple" xlink:href="https://www.ukrinform.ua/rubric-sports/3703342-kalendar-golovnih-sportivnih-podij-travna-rozpocav-cempionat-svitu-z-boksu.html" text:style-name="Internet_20_link" text:visited-style-name="Visited_20_Internet_20_Link">
 </text:a>
</text:p>
      <text:p text:style-name="P4">
Збірна України не бере участі на китайському етапі Кубка світу, якийзавершиться 21 травня.</text:p>
      <text:p text:style-name="P4">
Source: <text:a xlink:type="simple" xlink:href="https://www.ukrinform.ua/rubric-sports/3710550-u-sanhai-rozpocavsa-etap-kubka-svitu-zi-strilbi-z-luka.html" text:style-name="Internet_20_link" text:visited-style-name="Visited_20_Internet_20_Link">
https://www.ukrinform.ua/rubric-sports/3710550-u-sanhai-rozpocavsa-etap-kubka-svitu-zi-strilbi-z-luka.html</text:a>
</text:p>
      <!--NEWS-->
      <text:h text:style-name="P10" text:outline-level="1">
<text:span text:style-name="T4">
Відновлення рейсів до РФ: у Georgian Airways відреагували на протести під головним офісом</text:span>
</text:h>
      <text:p text:style-name="P4">
Authors: Ukrinform (Person)</text:p>
      <text:p text:style-name="P4">
Publisher: Укринформ (Organization)</text:p>
      <text:p text:style-name="P4">
Published Time: 2023-05-17T17:18:42+03:00</text:p>
      <text:p text:style-name="P4">
Modified Time: 2023-05-17T17:18:42+03:00</text:p>
      <text:p text:style-name="P4">
Description: Авіакомпанія Georgian Airways опублікувала відкритий лист у відповідь на протести під її головним офісом проти відновлення прямих авіарейсів до РФ, назвавши протестувальників "нікчемами". — Укрінформ.</text:p>
      <text:p text:style-name="P4">
Images: ["<text:a xlink:type="simple" xlink:href="https://static.ukrinform.com/photos/2023_05/thumb_files/630_360_1684333078-720.png" text:style-name="Internet_20_link" text:visited-style-name="Visited_20_Internet_20_Link">
630_360_16843...</text:a>
"]</text:p>
      <text:p text:style-name="P4">
Tags: ['Авіа', 'Грузія', 'Протест', 'Війна з Росією']</text:p>
      <text:p text:style-name="P4">
Type: Article</text:p>
      <!--METADATA-->
      <text:p text:style-name="P4">
<draw:frame draw:style-name="fr1" draw:name="Image132" text:anchor-type="as-char" svg:width="6.9236in" svg:height="3.953116in" draw:z-index="0">
<draw:image xlink:href="../Images/yкринформ/2023-05-17T17-18-42-03-00/630_360_1684333078-720.png" xlink:type="simple" xlink:show="embed" xlink:actuate="onLoad" draw:mime-type="image/png"/>
</draw:frame>
Авіакомпанія Georgian Airways опублікувала відкритий лист у відповідь напротести під її головним офісом проти відновлення прямих авіарейсів до РФ,назвавши протестувальників "нікчемами".</text:p>
      <text:p text:style-name="P4">
Як передає Укрінформ, про це повідомляє <text:a xlink:type="simple" xlink:href="https://www.ekhokavkaza.com/a/ruki-prochj-ot-georgian-airways/32415123.html" text:style-name="Internet_20_link" text:visited-style-name="Visited_20_Internet_20_Link">
</text:a>
</text:p>
      <text:p text:style-name="P4">
Приводом стали негативні коментарі під оголошенням компанії, що з 20 травняавіакомпанія почне літати до <text:a xlink:type="simple" xlink:href="https://www.ukrinform.ua/tag-rosia" text:style-name="Internet_20_link" text:visited-style-name="Visited_20_Internet_20_Link">
 </text:a>
 , якщо натой момент отримає всі необхідні дозволи, а також акція протесту під головнимофісом Georgian Airways.</text:p>
      <text:p text:style-name="P4">
На адресу компанії з'явилися негативні коментарі. Пресслужба Georgian Airwaysу своєму листі назвала всіх незгодних «нікчемами» та наголосила, що проти неїзапущена «брудна кампанія».</text:p>
      <text:p text:style-name="P4">
Як повідомляє агентство <text:a xlink:type="simple" xlink:href="https://www.newsgeorgia.ge/stranica-georgian-airways-v-fb-v-centre-skandala-posle-objavlenija-o-poletah-v-rossiju-s-20-maja/" text:style-name="Internet_20_link" text:visited-style-name="Visited_20_Internet_20_Link">
 </text:a>
 <text:a xlink:type="simple" xlink:href="https://www.newsgeorgia.ge/stranica-georgian-airways-v-fb-v-centre-skandala-posle-objavlenija-o-poletah-v-rossiju-s-20-maja/" text:style-name="Internet_20_link" text:visited-style-name="Visited_20_Internet_20_Link">
 </text:a>
 <text:a xlink:type="simple" xlink:href="https://www.newsgeorgia.ge/stranica-georgian-airways-v-fb-v-centre-skandala-posle-objavlenija-o-poletah-v-rossiju-s-20-maja/" text:style-name="Internet_20_link" text:visited-style-name="Visited_20_Internet_20_Link">
</text:a>
 , аудиторія була шокована.Дехто припустив, що сторінку авіакомпанії було зламано – текст заяви був дуженестандартним та надто емоційним для офіційної заяви.</text:p>
      <text:p text:style-name="P4">
Чимало користувачів розкритикували авіакомпанію, після чого Georgian Airwaysобмежила режим коментарів на своїй Фейсбук-сторінці.</text:p>
      <text:p text:style-name="P4">
<text:span text:style-name="T4">
Читайте також:</text:span>
 <text:a xlink:type="simple" xlink:href="https://www.ukrinform.ua/rubric-world/3710212-derzdep-pro-aviarejsi-rf-do-gruzii-ne-cas-posiluvati-spivpracu-z-rosieu.html" text:style-name="Internet_20_link" text:visited-style-name="Visited_20_Internet_20_Link">
 <text:span text:style-name="T4">
Грузії</text:span>
 </text:a>
</text:p>
      <text:p text:style-name="P4">
Як повідомлялося, згідно з указом Путіна, з 15 травня 2023 року громадяниГрузії в'їжджатимуть та виїжджатимуть з РФ без оформлення віз на підставічинних документів, що посвідчують особу.</text:p>
      <text:p text:style-name="P4">
Заборона на повітряні перевезення з Росії до Грузії, запроваджена указом від21 червня 2019 року.</text:p>
      <text:p text:style-name="P4">
Росія припинила авіасполучення з Грузією 8 липня 2019 року після інциденту заучастю депутата держдуми Сергія Гаврилова.</text:p>
      <text:p text:style-name="P4">
<text:span text:style-name="T5">
Фото: Новини-Грузія</text:span>
</text:p>
      <text:p text:style-name="P4">
Source: <text:a xlink:type="simple" xlink:href="https://www.ukrinform.ua/rubric-world/3710553-vidnovlenna-rejsiv-do-rf-u-georgian-airways-vidreaguvali-na-protesti-pid-golovnim-ofisom.html" text:style-name="Internet_20_link" text:visited-style-name="Visited_20_Internet_20_Link">
https://www.ukrinform.ua/rubric-world/3710553-vidnovlenna-rejsiv-do-rf-u-georgian-airways-vidreaguvali-na-protesti-pid-golovnim-ofisom.html</text:a>
</text:p>
      <!--NEWS-->
      <text:h text:style-name="P10" text:outline-level="1">
<text:span text:style-name="T4">
Mykolaiv, Mykolayivska Oblast(23:18). Red Alert: aerial threat. Sirens sounding. Take cover now!</text:span>
</text:h>
      <text:p text:style-name="P4">
Authors: liveuamap (Language: en)</text:p>
      <text:p text:style-name="P4">
Time: 2023-05-17T17:19:00</text:p>
      <text:p text:style-name="P4">
Location: Mykolaiv (Latitude:46.948 Longtitude:32.00618)</text:p>
      <text:p text:style-name="P4">
Videos: []</text:p>
      <text:p text:style-name="P4">
Images: []</text:p>
      <text:p text:style-name="P4">
Tags: ["Europe", "Central and Eastern Europe"]</text:p>
      <text:p text:style-name="P4">
ID: 22563588</text:p>
      <!--METADATA-->
      <text:p text:style-name="P4">
Mykolaiv, Mykolayivska Oblast(23:18). Red Alert: aerial threat. Sirenssounding. Take cover now!</text:p>
      <text:p text:style-name="P4">
News Collection Link: <text:a xlink:type="simple" xlink:href="https://liveuamap.com/en/2023/17-may-mykolaiv-mykolayivska-oblast2318-red-ag" text:style-name="Internet_20_link" text:visited-style-name="Visited_20_Internet_20_Link">
https://liveuamap.com/en/2023/17-may-mykolaiv-mykolayivska-oblast2318-red-ag</text:a>
</text:p>
      <text:p text:style-name="P4">
Source: <text:a xlink:type="simple" xlink:href="https://t.me/air_alert_ua/45741" text:style-name="Internet_20_link" text:visited-style-name="Visited_20_Internet_20_Link">
https://t.me/air_alert_ua/45741</text:a>
</text:p>
      <!--NEWS-->
      <text:h text:style-name="P10" text:outline-level="1">
<text:span text:style-name="T4">
Угорщина вимагає від України виключити банк OTP зі списку спонсорів війни - інакше заблокує допомогу ЄС</text:span>
</text:h>
      <text:p text:style-name="P4">
Authors: Ukrinform (Person)</text:p>
      <text:p text:style-name="P4">
Publisher: Укринформ (Organization)</text:p>
      <text:p text:style-name="P4">
Published Time: 2023-05-17T17:21:00+03:00</text:p>
      <text:p text:style-name="P4">
Modified Time: 2023-05-17T17:21:00+03:00</text:p>
      <text:p text:style-name="P4">
Description: Глава МЗС Угорщини Петер Сійярто підтвердив, що Будапешт блокуватиме черговий транш військової підтримки для України, поки угорський банк OTP лишатиметься у списку спонсорів війни. — Укрінформ.</text:p>
      <text:p text:style-name="P4">
Images: ["<text:a xlink:type="simple" xlink:href="https://static.ukrinform.com/photos/2015_10/thumb_files/630_360_1443904567-5893.jpg" text:style-name="Internet_20_link" text:visited-style-name="Visited_20_Internet_20_Link">
630_360_14439...</text:a>
"]</text:p>
      <text:p text:style-name="P4">
Tags: ['Антиросійські санкції', 'Євросоюз', 'Угорщина', 'Україна', 'Зброя', 'Війна з Росією']</text:p>
      <text:p text:style-name="P4">
Type: Article</text:p>
      <!--METADATA-->
      <text:p text:style-name="P4">
<draw:frame draw:style-name="fr1" draw:name="Image133" text:anchor-type="as-char" svg:width="6.9236in" svg:height="3.956343in" draw:z-index="0">
<draw:image xlink:href="../Images/yкринформ/2023-05-17T17-21-00-03-00/630_360_1443904567-5893.jpg" xlink:type="simple" xlink:show="embed" xlink:actuate="onLoad" draw:mime-type="image/jpeg"/>
</draw:frame>
 Глава МЗСУгорщини Петер Сійярто підтвердив, що Будапешт блокуватиме черговий траншвійськової підтримки для України, поки угорський банк OTP лишатиметься усписку спонсорів війни.</text:p>
      <text:p text:style-name="P4">
Про це він заявив у середу, передає Укрінформ з посиланням на <text:a xlink:type="simple" xlink:href="https://www.independent.co.uk/news/world/europe/russia-ukraine-putin-war-patriot-missile-system-b2340283.html" text:style-name="Internet_20_link" text:visited-style-name="Visited_20_Internet_20_Link">
</text:a>
 .</text:p>
      <text:p text:style-name="P4">
«Угорщина заблокує наступний транш військової підтримки ЄС для України табудь-який новий пакет санкцій проти Росії, якщо Київ не вилучить угорськийбанк OTP зі списку спонсорів війни, заявив у середу міністр закордонних справУгорщини Петер Сійярто», - йдеться у повідомленні.</text:p>
      <text:p text:style-name="P4">
<text:a xlink:type="simple" xlink:href="https://www.ukrinform.ua/tag-ugorsina" text:style-name="Internet_20_link" text:visited-style-name="Visited_20_Internet_20_Link">
 </text:a>
 не схвалила виплату черговоготраншу військової підтримки для України, наданої в рамках Європейського фондумиру (EPF) ЄС, повідомив представник угорського уряду у вівторок.</text:p>
      <text:p text:style-name="P4">
<text:span text:style-name="T4">
Читайте також:</text:span>
 <text:a xlink:type="simple" xlink:href="https://www.ukrinform.ua/rubric-world/3709659-ugorsina-zablokuvala-500-miljoniv-z-fondu-so-finansue-zbrou-dla-ukraini-zmi.html" text:style-name="Internet_20_link" text:visited-style-name="Visited_20_Internet_20_Link">
 <text:span text:style-name="T4">
Угорщина</text:span>
 </text:a>
</text:p>
      <text:p text:style-name="P4">
Транш на суму 500 млн євро мав бути виплачений 22 травня. Однак Будапештзаблокував рішення, нібито зажадавши "гарантій", що Європейський фонд миру небуде використовуватись у майбутньому виключно для допомоги Україні.</text:p>
      <text:p text:style-name="P4">
Як повідомлялося, на початку травня Національне агентство з питань запобіганнякорупції внесло угорський OTP Bank до переліку міжнародних спонсорів війни.</text:p>
      <text:p text:style-name="P4">
<text:span text:style-name="T4">
Читайте також:</text:span>
 <text:a xlink:type="simple" xlink:href="https://www.ukrinform.ua/rubric-world/3704229-ugorsina-prodovzit-nadzvicajnij-stan-cerez-vijnu-v-ukraini.html" text:style-name="Internet_20_link" text:visited-style-name="Visited_20_Internet_20_Link">
 <text:span text:style-name="T4">
Угорщина</text:span>
 </text:a>
</text:p>
      <text:p text:style-name="P4">
20 березня Європейська рада ухвалила рішення щодо прискорення поставокбоєприпасів для України та про нарощування спроможностей європейськоїоборонної промисловості. Це рішення передбачає, що країни ЄС поставлятьУкраїні 1 мільйон артилерійських боєприпасів, у тому числі снарядів калібру155 мм, протягом наступних 12 місяців.</text:p>
      <text:p text:style-name="P4">
5 травня Рада ЄС остаточно схвалила виділення 1 млрд євро в межахЄвропейського фонду миру на закупівлю боєприпасів і ракет для України.</text:p>
      <text:p text:style-name="P4">
Source: <text:a xlink:type="simple" xlink:href="https://www.ukrinform.ua/rubric-polytics/3710555-ugorsina-vimagae-vid-ukraini-vikluciti-bank-otp-zi-spisku-sponsoriv-vijni-inakse-zablokue-dopomogu-es.html" text:style-name="Internet_20_link" text:visited-style-name="Visited_20_Internet_20_Link">
https://www.ukrinform.ua/rubric-polytics/3710555-ugorsina-vimagae-vid-ukraini-vikluciti-bank-otp-zi-spisku-sponsoriv-vijni-inakse-zablokue-dopomogu-es.html</text:a>
</text:p>
      <!--NEWS-->
      <text:h text:style-name="P10" text:outline-level="1">
<text:span text:style-name="T4">
Kherson, Khersonska Oblast(23:22). Red Alert: aerial threat. Sirens sounding. Take cover now!</text:span>
</text:h>
      <text:p text:style-name="P4">
Authors: liveuamap (Language: en)</text:p>
      <text:p text:style-name="P4">
Time: 2023-05-17T17:23:00</text:p>
      <text:p text:style-name="P4">
Location: Kherson (Latitude:46.65581000 Longtitude:32.61780000)</text:p>
      <text:p text:style-name="P4">
Videos: []</text:p>
      <text:p text:style-name="P4">
Images: []</text:p>
      <text:p text:style-name="P4">
Tags: ["Europe", "Central and Eastern Europe"]</text:p>
      <text:p text:style-name="P4">
ID: 22563589</text:p>
      <!--METADATA-->
      <text:p text:style-name="P4">
Kherson, Khersonska Oblast(23:22). Red Alert: aerial threat. Sirens sounding.Take cover now!</text:p>
      <text:p text:style-name="P4">
News Collection Link: <text:a xlink:type="simple" xlink:href="https://liveuamap.com/en/2023/17-may-kherson-khersonska-oblast2322-red-alerg" text:style-name="Internet_20_link" text:visited-style-name="Visited_20_Internet_20_Link">
https://liveuamap.com/en/2023/17-may-kherson-khersonska-oblast2322-red-alerg</text:a>
</text:p>
      <text:p text:style-name="P4">
Source: <text:a xlink:type="simple" xlink:href="https://t.me/air_alert_ua/45745" text:style-name="Internet_20_link" text:visited-style-name="Visited_20_Internet_20_Link">
https://t.me/air_alert_ua/45745</text:a>
</text:p>
      <!--NEWS-->
      <text:h text:style-name="P10" text:outline-level="1">
<text:span text:style-name="T4">
Міноборони та платформа YouControl підписали меморандум про взаємодію і співпрацю</text:span>
</text:h>
      <text:p text:style-name="P4">
Authors: Ukrinform (Person)</text:p>
      <text:p text:style-name="P4">
Publisher: Укринформ (Organization)</text:p>
      <text:p text:style-name="P4">
Published Time: 2023-05-17T17:29:00+03:00</text:p>
      <text:p text:style-name="P4">
Modified Time: 2023-05-17T17:29:00+03:00</text:p>
      <text:p text:style-name="P4">
Description: Міністерство оборони України та українська аналітична онлайн-система YouControl підписали меморандум про взаємодію та співпрацю. — Укрінформ.</text:p>
      <text:p text:style-name="P4">
Images: ["<text:a xlink:type="simple" xlink:href="https://static.ukrinform.com/photos/2020_01/thumb_files/630_360_1579615071-125.jpg" text:style-name="Internet_20_link" text:visited-style-name="Visited_20_Internet_20_Link">
630_360_15796...</text:a>
"]</text:p>
      <text:p text:style-name="P4">
Tags: ['Міноборони', 'YouControl']</text:p>
      <text:p text:style-name="P4">
Type: Article</text:p>
      <!--METADATA-->
      <text:p text:style-name="P4">
<draw:frame draw:style-name="fr1" draw:name="Image134" text:anchor-type="as-char" svg:width="6.9236in" svg:height="3.956343in" draw:z-index="0">
<draw:image xlink:href="../Images/yкринформ/2023-05-17T17-29-00-03-00/630_360_1579615071-125.jpg" xlink:type="simple" xlink:show="embed" xlink:actuate="onLoad" draw:mime-type="image/jpeg"/>
</draw:frame>
Міністерство оборони України та українська аналітична онлайн-системаYouControl підписали меморандум про взаємодію та співпрацю.</text:p>
      <text:p text:style-name="P4">
Як передає Укрінформ, про це повідомляє <text:a xlink:type="simple" xlink:href="https://www.mil.gov.ua/news/2023/05/17/ministerstvo-oboroni-ukraini-ta-platforma-youcontrol-pidpisali-memorandum-pro-vzaemodiyu-i-spivpraczyu/" text:style-name="Internet_20_link" text:visited-style-name="Visited_20_Internet_20_Link">
</text:a>
</text:p>
      <text:p text:style-name="P4">
"У рамках співпраці представники Служби внутрішнього аудиту Міністерстваоборони, а також інших спеціалізованих структурних підрозділів міністерства,отримають доступ до сервісів системи, яка дозволяє сформувати повне досьє накожну компанію і ФОП України на основі відкритих даних з понад 180 джерел", -ідеться у повідомленні.</text:p>
      <text:p text:style-name="P4">
Крім того, YouControl проведе навчальний тренінг та відповідну сертифікаціюпредставників Служби внутрішнього аудиту та інших спеціалізованих структурнихпідрозділів Міністерства оборони.</text:p>
      <text:p text:style-name="P4">
Якісне та ефективне використання можливостей інформаційно-аналітичної системиYouControl сприятиме підвищенню спроможностей Міністерства оборони під часмоніторингу та оцінки ризиків для надання релевантних висновків щодоконтрагентів (пов’язаності сторін, судових справ, фіскальних даних компаній таінформації про борги, фінансові та ринкові потужності контрагента тощо).</text:p>
      <text:p text:style-name="P4">
<text:span text:style-name="T4">
Читайте також:</text:span>
 <text:a xlink:type="simple" xlink:href="https://www.ukrinform.ua/rubric-ato/3710430-minoboroni-provelo-perse-zasidanna-komitetu-z-pitan-strategicnogo-planuvanna.html" text:style-name="Internet_20_link" text:visited-style-name="Visited_20_Internet_20_Link">
 <text:span text:style-name="T4">
Міноборони</text:span>
 </text:a>
</text:p>
      <text:p text:style-name="P4">
Меморандум про взаємодію та співпрацю оборонного відомства з українськоюаналітичною онлайн-системою YouControl від Міноборони підписав директорДепартаменту внутрішнього аудиту Міністерства оборони полковник ОлександрТитковський.</text:p>
      <text:p text:style-name="P4">
Як повідомляв Укрінформ, Міноборони запрошує представників ритейлу <text:a xlink:type="simple" xlink:href="https://www.ukrinform.ua/rubric-economy/3704442-minoboroni-zarosue-ritejleriv-obgovoriti-harcuvanna-vijskovih.html" text:style-name="Internet_20_link" text:visited-style-name="Visited_20_Internet_20_Link">
</text:a>
</text:p>
      <text:p text:style-name="P4">
Source: <text:a xlink:type="simple" xlink:href="https://www.ukrinform.ua/rubric-society/3710559-minoboroni-ta-platforma-youcontrol-pidpisali-memorandum-pro-vzaemodiu-i-spivpracu.html" text:style-name="Internet_20_link" text:visited-style-name="Visited_20_Internet_20_Link">
https://www.ukrinform.ua/rubric-society/3710559-minoboroni-ta-platforma-youcontrol-pidpisali-memorandum-pro-vzaemodiu-i-spivpracu.html</text:a>
</text:p>
      <!--NEWS-->
      <text:h text:style-name="P10" text:outline-level="1">
<text:span text:style-name="T4">
Шмигаль обговорив із генсеком Ради Європи кроки, необхідні для перемоги України</text:span>
</text:h>
      <text:p text:style-name="P4">
Authors: Ukrinform (Person)</text:p>
      <text:p text:style-name="P4">
Publisher: Укринформ (Organization)</text:p>
      <text:p text:style-name="P4">
Published Time: 2023-05-17T17:31:14+03:00</text:p>
      <text:p text:style-name="P4">
Modified Time: 2023-05-17T17:31:14+03:00</text:p>
      <text:p text:style-name="P4">
Description: Прем’єр-міністр Денис Шмигаль в Рейк’явіку обговорив з генеральним секретарем Ради Європи Марією Пейчинович-Бурич наступні кроки, які потрібно зробити для перемоги України. — Укрінформ.</text:p>
      <text:p text:style-name="P4">
Images: ["<text:a xlink:type="simple" xlink:href="https://static.ukrinform.com/photos/2023_05/thumb_files/630_360_1684333850-481.jpg" text:style-name="Internet_20_link" text:visited-style-name="Visited_20_Internet_20_Link">
630_360_16843...</text:a>
"]</text:p>
      <text:p text:style-name="P4">
Tags: ['Рада Європи', 'Шмигаль', 'Війна з Росією']</text:p>
      <text:p text:style-name="P4">
Type: Article</text:p>
      <!--METADATA-->
      <text:p text:style-name="P4">
<draw:frame draw:style-name="fr1" draw:name="Image135" text:anchor-type="as-char" svg:width="6.9236in" svg:height="3.956343in" draw:z-index="0">
<draw:image xlink:href="../Images/yкринформ/2023-05-17T17-31-14-03-00/630_360_1684333850-481.jpg" xlink:type="simple" xlink:show="embed" xlink:actuate="onLoad" draw:mime-type="image/jpeg"/>
</draw:frame>
 Прем’єр-міністр Денис Шмигаль в Рейк’явіку обговорив з генеральним секретарем РадиЄвропи Марією Пейчинович-Бурич наступні кроки, які потрібно зробити дляперемоги України.</text:p>
      <text:p text:style-name="P4">
Як передає Укрінформ, про це глава уряду написав у <text:a xlink:type="simple" xlink:href="https://t.me/Denys_Smyhal/5244" text:style-name="Internet_20_link" text:visited-style-name="Visited_20_Internet_20_Link">
</text:a>
 <text:a xlink:type="simple" xlink:href="https://t.me/Denys_Smyhal/5244" text:style-name="Internet_20_link" text:visited-style-name="Visited_20_Internet_20_Link">
 </text:a>
</text:p>
      <text:p text:style-name="P4">
«Подякував генеральному секретарю Ради Європи Марії Пейчинович-Бурич заважливі рішення, що були ухвалені в Рейк’явіку під час саміту РЄ. Зокрема, застворення міжнародного реєстру збитків України, завданих російська агресією.Цінуємо принципову позицію Ради Європи в протидії <text:a xlink:type="simple" xlink:href="https://www.ukrinform.ua/tag-rosia" text:style-name="Internet_20_link" text:visited-style-name="Visited_20_Internet_20_Link">
</text:a>
 . Обговорили наступні кроки, якіпотрібно зробити для перемоги України», - наголосив Шмигаль.</text:p>
      <text:p text:style-name="P4">
За його словами, Пейчинович-Бурич запевнила в тому, що Рада Європи й надалідемонструватиме солідарність з Україною та докладатиме зусиль, аби притягнутиРосію до відповідальності.</text:p>
      <text:p text:style-name="P4">
«Розраховуємо на РЄ як на важливий майданчик комунікації європейських державдля наближення справедливого миру та для покарання агресора», - зазначивПрем'єр-міністр.</text:p>
      <text:p text:style-name="P4">
<text:span text:style-name="T4">
Читайте також:</text:span>
 <text:a xlink:type="simple" xlink:href="https://www.ukrinform.ua/rubric-polytics/3710433-ukraina-ocikue-so-rada-evropi-zajmatime-silnu-poziciu-v-pitanni-agresii-rf-smigal.html" text:style-name="Internet_20_link" text:visited-style-name="Visited_20_Internet_20_Link">
 <text:span text:style-name="T4">
Шмигаль</text:span>
 </text:a>
</text:p>
      <text:p text:style-name="P4">
Як повідомляв Укрінформ, Прем’єр-міністр Денис Шмигаль провів зустріч посломСША в ООН, членом Ради національної безпеки та уряду США Ліндою Томас-Грінфілд. Висловив подяку США <text:a xlink:type="simple" xlink:href="https://www.ukrinform.ua/rubric-polytics/3710538-smigal-u-rejkaviku-zustrivsa-iz-poslom-stativ-v-oon-i-podakuvav-za-sistemi-ppo.html" text:style-name="Internet_20_link" text:visited-style-name="Visited_20_Internet_20_Link">
 </text:a>
 для захисту українського неба та висловивсподівання на подальшу тісну взаємодію задля посилення безпеки та нашоїмайбутньої перемоги.</text:p>
      <text:p text:style-name="P4">
Шмигаль разом з урядовою делегацією бере участь у Саміті Ради Європи, щорозпочався 16 травня у Рейк'явіку. Там була підписана політична декларація простворення реєстру збитків, завданих агресією Росією проти України. Додокументу вже долучилися понад 40 країн і Європейський Союз, ще три країнивисловили готовність підписати декларацію і проходять внутрішні процедури.</text:p>
      <text:p text:style-name="P4">
Source: <text:a xlink:type="simple" xlink:href="https://www.ukrinform.ua/rubric-polytics/3710560-smigal-obgovoriv-iz-gensekom-radi-evropi-kroki-neobhidni-dla-peremogi-ukraini.html" text:style-name="Internet_20_link" text:visited-style-name="Visited_20_Internet_20_Link">
https://www.ukrinform.ua/rubric-polytics/3710560-smigal-obgovoriv-iz-gensekom-radi-evropi-kroki-neobhidni-dla-peremogi-ukraini.html</text:a>
</text:p>
      <!--NEWS-->
      <text:h text:style-name="P10" text:outline-level="1">
<text:span text:style-name="T4">
Завацька вийшла до чвертьфіналу турніру ITF в Іспанії</text:span>
</text:h>
      <text:p text:style-name="P4">
Authors: Ukrinform (Person)</text:p>
      <text:p text:style-name="P4">
Publisher: Укринформ (Organization)</text:p>
      <text:p text:style-name="P4">
Published Time: 2023-05-17T17:34:00+03:00</text:p>
      <text:p text:style-name="P4">
Modified Time: 2023-05-17T17:34:00+03:00</text:p>
      <text:p text:style-name="P4">
Description: Українка Катаріна Завацька зіграє в 1/4 фіналу турніру Міжнародної федерації тенісу (ITF) у Мадриді (Іспанія) із призовим фондом $100 тис. — Укрінформ.</text:p>
      <text:p text:style-name="P4">
Images: ["<text:a xlink:type="simple" xlink:href="https://static.ukrinform.com/photos/2023_05/thumb_files/630_360_1684333272-801.jpg" text:style-name="Internet_20_link" text:visited-style-name="Visited_20_Internet_20_Link">
630_360_16843...</text:a>
"]</text:p>
      <text:p text:style-name="P4">
Tags: ['Теніс']</text:p>
      <text:p text:style-name="P4">
Type: Article</text:p>
      <!--METADATA-->
      <text:p text:style-name="P4">
<draw:frame draw:style-name="fr1" draw:name="Image136" text:anchor-type="as-char" svg:width="6.9236in" svg:height="3.956343in" draw:z-index="0">
<draw:image xlink:href="../Images/yкринформ/2023-05-17T17-34-00-03-00/630_360_1684333272-801.jpg" xlink:type="simple" xlink:show="embed" xlink:actuate="onLoad" draw:mime-type="image/jpeg"/>
</draw:frame>
 УкраїнкаКатаріна Завацька зіграє в 1/4 фіналу турніру Міжнародної федерації тенісу(ITF) у Мадриді (Іспанія) із призовим фондом $100 тис.</text:p>
      <text:p text:style-name="P4">
23-річна уродженка Луцька (№248 світового рейтингу) у другому колі одиночногорозряду за 2 години 45 хвилин здобула вольову перемогу над представницею ДаніїКларою Таусон (№126) - 0:6, 7:6 (10:8), 6:1, передає Укрінформ.</text:p>
      <text:p text:style-name="P4">
Путівку до півфіналу змагань Завацька розіграє з переможницею матчу міжсербкою Ольгою Данилович (№138) та іспанкою Ірен Бурільйо Ескоріуела (№268).</text:p>
      <text:p text:style-name="P4">
<text:span text:style-name="T4">
Читайте також:</text:span>
 <text:a xlink:type="simple" xlink:href="https://www.ukrinform.ua/rubric-sports/3710211-kalinina-probilasa-do-pivfinalu-turniru-wta-v-rimi.html" text:style-name="Internet_20_link" text:visited-style-name="Visited_20_Internet_20_Link">
 </text:a>
</text:p>
      <text:p text:style-name="P4">
Турнір у Мадриді триватиме до 21 травня.</text:p>
      <text:p text:style-name="P4">
Фото: btu.org.ua.</text:p>
      <text:p text:style-name="P4">
Source: <text:a xlink:type="simple" xlink:href="https://www.ukrinform.ua/rubric-sports/3710563-zavacka-vijsla-do-cvertfinalu-turniru-itf-v-ispanii.html" text:style-name="Internet_20_link" text:visited-style-name="Visited_20_Internet_20_Link">
https://www.ukrinform.ua/rubric-sports/3710563-zavacka-vijsla-do-cvertfinalu-turniru-itf-v-ispanii.html</text:a>
</text:p>
      <!--NEWS-->
      <text:h text:style-name="P10" text:outline-level="1">
<text:span text:style-name="T4">
Австрія хоче допомагати Харкову у відбудові міста</text:span>
</text:h>
      <text:p text:style-name="P4">
Authors: Ukrinform (Person)</text:p>
      <text:p text:style-name="P4">
Publisher: Укринформ (Organization)</text:p>
      <text:p text:style-name="P4">
Published Time: 2023-05-17T17:34:10+03:00</text:p>
      <text:p text:style-name="P4">
Modified Time: 2023-05-17T17:34:10+03:00</text:p>
      <text:p text:style-name="P4">
Description: Харківський міський голова Ігор Терехов провів переговори з Надзвичайним та Повноважним Послом Австрійської Республіки в Україні Арадом Бенкьо, на яких посол зазначив, що Австрія хоче допомагати Харкову у відбудові міста. — Укрінформ.</text:p>
      <text:p text:style-name="P4">
Images: ["<text:a xlink:type="simple" xlink:href="https://static.ukrinform.com/photos/2022_09/thumb_files/630_360_1663334300-163.jpg" text:style-name="Internet_20_link" text:visited-style-name="Visited_20_Internet_20_Link">
630_360_16633...</text:a>
"]</text:p>
      <text:p text:style-name="P4">
Tags: ['Австрія', 'Харків', 'Відбудова']</text:p>
      <text:p text:style-name="P4">
Type: Article</text:p>
      <!--METADATA-->
      <text:p text:style-name="P4">
<draw:frame draw:style-name="fr1" draw:name="Image137" text:anchor-type="as-char" svg:width="6.9236in" svg:height="3.956343in" draw:z-index="0">
<draw:image xlink:href="../Images/yкринформ/2023-05-17T17-34-10-03-00/630_360_1663334300-163.jpg" xlink:type="simple" xlink:show="embed" xlink:actuate="onLoad" draw:mime-type="image/jpeg"/>
</draw:frame>
Харківський міський голова Ігор Терехов провів переговори з Надзвичайним таПовноважним Послом Австрійської Республіки в Україні Арадом Бенкьо, на якихпосол зазначив, що Австрія хоче допомагати Харкову у відбудові міста.</text:p>
      <text:p text:style-name="P4">
Про це повідомила в <text:a xlink:type="simple" xlink:href="https://t.me/citykharkivua/31389" text:style-name="Internet_20_link" text:visited-style-name="Visited_20_Internet_20_Link">
 </text:a>
 пресслужбаХарківської міської ради, передає Укрінформ.</text:p>
      <text:p text:style-name="P4">
“Ми теж хочемо допомогти вам у відбудові міста. Це стосується і школи, ісоціального житла”, - зазначив посол.</text:p>
      <text:p text:style-name="P4">
За словами Арада Бенкьо, програми з будівництва соціального та доступногожитла в <text:a xlink:type="simple" xlink:href="https://www.ukrinform.ua/tag-avstria" text:style-name="Internet_20_link" text:visited-style-name="Visited_20_Internet_20_Link">
 </text:a>
 - одні з кращих у Європі.</text:p>
      <text:p text:style-name="P4">
Мер Харкова наголосив, що першочерговим завданням є якнайшвидша відбудоваміста.</text:p>
      <text:p text:style-name="P4">
<text:span text:style-name="T4">
Читайте також:</text:span>
 <text:a xlink:type="simple" xlink:href="https://www.ukrinform.ua/rubric-vidbudova/3710161-varsava-hoce-vidigravati-providnu-rol-u-povoennij-vidbudovi-ukraini-mzs-polsi.html" text:style-name="Internet_20_link" text:visited-style-name="Visited_20_Internet_20_Link">
 <text:span text:style-name="T4">
відбудов</text:span>
 </text:a>
</text:p>
      <text:p text:style-name="P4">
«Сьогодні наше першочергове завдання - якнайшвидше відновити Харків. Було бсимволічно, якби одна з німецькомовних країн підтримала нас у відбудові першоїзі зруйнованих харківських шкіл, де якраз вивчали німецьку мову. Звичайно, мизацікавлені й у відбудові житла», - сказав мер.</text:p>
      <text:p text:style-name="P4">
Зазначається, що під час цього візиту Австрія передала вісім генераторів дляхарківських шкіл.</text:p>
      <text:p text:style-name="P4">
Як <text:a xlink:type="simple" xlink:href="https://www.ukrinform.ua/rubric-vidbudova/3705594-kompanii-ssa-zacikavleni-v-investuvanni-u-vidbudovu-energeticnoi-infrastrukturi-harkova-mer.html" text:style-name="Internet_20_link" text:visited-style-name="Visited_20_Internet_20_Link">
 </text:a>
 Укрінформ, Харківський міський голова Ігор Терехов сказав в ефірінаціонального телемарафону «Єдині новини», що американські компаніїзацікавлені в тому, щоб інвестувати у відбудову енергетичної інфраструктуриХаркова.</text:p>
      <text:p text:style-name="P4">
Source: <text:a xlink:type="simple" xlink:href="https://www.ukrinform.ua/rubric-vidbudova/3710562-avstria-hoce-dopomagati-harkovu-u-vidbudovi-mista.html" text:style-name="Internet_20_link" text:visited-style-name="Visited_20_Internet_20_Link">
https://www.ukrinform.ua/rubric-vidbudova/3710562-avstria-hoce-dopomagati-harkovu-u-vidbudovi-mista.html</text:a>
</text:p>
      <!--NEWS-->
      <text:h text:style-name="P10" text:outline-level="1">
<text:span text:style-name="T4">
Kirovohradska Oblast(23:35). Red Alert: aerial threat. Sirens sounding. Take cover now!</text:span>
</text:h>
      <text:p text:style-name="P4">
Authors: liveuamap (Language: en)</text:p>
      <text:p text:style-name="P4">
Time: 2023-05-17T17:37:00</text:p>
      <text:p text:style-name="P4">
Location: Kirovohradska Oblast (Latitude:48.49983 Longtitude:31.99999)</text:p>
      <text:p text:style-name="P4">
Videos: []</text:p>
      <text:p text:style-name="P4">
Images: []</text:p>
      <text:p text:style-name="P4">
Tags: ["Europe", "Central and Eastern Europe"]</text:p>
      <text:p text:style-name="P4">
ID: 22563590</text:p>
      <!--METADATA-->
      <text:p text:style-name="P4">
Kirovohradska Oblast(23:35). Red Alert: aerial threat. Sirens sounding. Takecover now!</text:p>
      <text:p text:style-name="P4">
News Collection Link: <text:a xlink:type="simple" xlink:href="https://liveuamap.com/en/2023/17-may-kirovohradska-oblast2335-red-alert-aerg" text:style-name="Internet_20_link" text:visited-style-name="Visited_20_Internet_20_Link">
https://liveuamap.com/en/2023/17-may-kirovohradska-oblast2335-red-alert-aerg</text:a>
</text:p>
      <text:p text:style-name="P4">
Source: <text:a xlink:type="simple" xlink:href="https://t.me/air_alert_ua/45746" text:style-name="Internet_20_link" text:visited-style-name="Visited_20_Internet_20_Link">
https://t.me/air_alert_ua/45746</text:a>
</text:p>
      <!--NEWS-->
      <text:h text:style-name="P10" text:outline-level="1">
<text:span text:style-name="T4">
Столтенберг спростував заяви про контрнаступ як «останній шанс» для України</text:span>
</text:h>
      <text:p text:style-name="P4">
Authors: Ukrinform (Person)</text:p>
      <text:p text:style-name="P4">
Publisher: Укринформ (Organization)</text:p>
      <text:p text:style-name="P4">
Published Time: 2023-05-17T17:38:00+03:00</text:p>
      <text:p text:style-name="P4">
Modified Time: 2023-05-17T17:38:00+03:00</text:p>
      <text:p text:style-name="P4">
Description: Генеральний секретар НАТО Єнс Столтенберг спростував спекуляції російських пропагандистів та деяких західних видань, що майбутній контрнаступ проти російських загарбників може стати для України «останнім шансом». — Укрінформ.</text:p>
      <text:p text:style-name="P4">
Images: ["<text:a xlink:type="simple" xlink:href="https://static.ukrinform.com/photos/2023_04/thumb_files/630_360_1681986862-519.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138" text:anchor-type="as-char" svg:width="6.9236in" svg:height="3.956343in" draw:z-index="0">
<draw:image xlink:href="../Images/yкринформ/2023-05-17T17-38-00-03-00/630_360_1681986862-519.jpg" xlink:type="simple" xlink:show="embed" xlink:actuate="onLoad" draw:mime-type="image/jpeg"/>
</draw:frame>
Генеральний секретар НАТО Єнс Столтенберг спростував спекуляції російськихпропагандистів та деяких західних видань, що майбутній контрнаступ протиросійських загарбників може стати для України «останнім шансом».</text:p>
      <text:p text:style-name="P4">
Як повідомляє Укрінформ, відповідну заяву очільник НАТО зробив сьогодні вінтерв’ю для телеканалу <text:a xlink:type="simple" xlink:href="https://www.youtube.com/watch" text:style-name="Internet_20_link" text:visited-style-name="Visited_20_Internet_20_Link">
 </text:a>
 , щопродовжує діяльність за межами росії.</text:p>
      <text:p text:style-name="P4">
Відповідаючи на запитання, чи буде НАТО продовжувати підтримувати Україну,якщо майбутній наступ виявиться не таким успішним, як очікується, генсек НАТОдав однозначно позитивну відповідь.</text:p>
      <text:p text:style-name="P4">
«Так, безумовно. Ми будемо продовжувати підтримувати Україну. Ми абсолютночітко говорили про це багато разів. Ми маємо групу з координації підтримкиУкраїни, яка збирається у форматі “Рамштайн”. Ця підтримка буде продовжуватисястільки, скільки це буде необхідним. Коли у липні країни НАТО зберуться насаміт у Вільнюсі, я розраховую, що всі вони підтвердять, що продовжатьпідтримувати Україну», - зазначив Столтенберг.</text:p>
      <text:p text:style-name="P4">
Крім того, він висловив упевненість, що під час саміту у Вільнюсі будутьоголошені рішення про поставки в Україну «нових видів озброєння», оскількисоюзники усвідомлюють важливість боротьби, яку веде Україна проти російськихзагарбників.</text:p>
      <text:p text:style-name="P4">
<text:span text:style-name="T4">
Читайте також:</text:span>
 <text:a xlink:type="simple" xlink:href="https://www.ukrinform.ua/rubric-polytics/3709480-stoltenberg-rozpoviv-cogo-ukraini-ocikuvati-vid-lipnevogo-samitu-nato.html" text:style-name="Internet_20_link" text:visited-style-name="Visited_20_Internet_20_Link">
 <text:span text:style-name="T4">
Столтенберг</text:span>
 </text:a>
</text:p>
      <text:p text:style-name="P4">
«Якщо президент Путін переможе, це могла би бути трагедія для України. Але цемогла б бути також трагедія для всіх нас, тому що тоді всі авторитарні лідери,у тому числі Путін, побачать, що можна використовувати силу та порушуватиміжнародне право, щоб досягати своїх цілей. Не будемо забувати, що цеагресивна війна, яку свідомо розв’язав сам Путін. На Росію ніхто не нападав.Україна не представляла жодної загрози для Росії. Але у президента Путіна єтака уява, що він має право контролювати сусідні країни. І Росія платить за цедуже високу ціну», - додав Столтенберг.</text:p>
      <text:p text:style-name="P4">
Він висловив переконання, що Путін припустився великої стратегічної помилки,коли розпочав своє вторгнення в Україну. Українцям вдалося звільнити частинусвоїх територій навколо Києва, Харкова та на півдні, у Херсонській області. Якподії розгортатимуться далі – вирішуватиме сама Україна, сказав генсек.</text:p>
      <text:p text:style-name="P4">
«Всі оперативні рішення ухвалюватимуть самі українці. Ми лише підтримуємоУкраїну в процесі звільнення її територій. Як це буде відбуватися – один <text:a xlink:type="simple" xlink:href="https://www.ukrinform.ua/tag-kontrnastup" text:style-name="Internet_20_link" text:visited-style-name="Visited_20_Internet_20_Link">
</text:a>
 або кілька окремих наступів, - цевирішуватимуть не країни НАТО, а самі українці. Ми, зі свого боку, будемонадавати необхідну підтримку стільки, скільки це буде необхідним. До речі, цебула друга стратегічна помилка президента Путіна. Він розраховував розколотиєдність НАТО та думав, що нам не вистачить рішучості підтримувати Україну такдовго, як це буде необхідним. Він помилився», - сказав генеральний секретарНАТО.</text:p>
      <text:p text:style-name="P4">
<text:span text:style-name="T4">
Читайте також:</text:span>
 <text:a xlink:type="simple" xlink:href="https://www.ukrinform.ua/rubric-ato/3702435-zelenskij-pro-miznarodnu-dopomogu-pid-cas-vijni-buli-momenti-koli-nas-pidvodili.html" text:style-name="Internet_20_link" text:visited-style-name="Visited_20_Internet_20_Link">
 </text:a>
</text:p>
      <text:p text:style-name="P4">
Як повідомлялося, у липні 2023 року у Вільнюсі відбудеться саміт НАТО, під часякого Україна розраховує отримати більш чітку позицію союзників щодомайбутнього членства країни в НАТО та почути певні гарантії безпеки на час,поки цей намір щодо членства в НАТО не стане реальністю.</text:p>
      <text:p text:style-name="P4">
Source: <text:a xlink:type="simple" xlink:href="https://www.ukrinform.ua/rubric-ato/3710567-stoltenberg-sprostuvav-zaavi-pro-kontrnastup-ak-ostannij-sans-dla-ukraini.html" text:style-name="Internet_20_link" text:visited-style-name="Visited_20_Internet_20_Link">
https://www.ukrinform.ua/rubric-ato/3710567-stoltenberg-sprostuvav-zaavi-pro-kontrnastup-ak-ostannij-sans-dla-ukraini.html</text:a>
</text:p>
      <!--NEWS-->
      <text:h text:style-name="P10" text:outline-level="1">
<text:span text:style-name="T4">
Atlantic Council підтвердив, що експосол США Гербст мав симптоми отруєння</text:span>
</text:h>
      <text:p text:style-name="P4">
Authors: Ukrinform (Person)</text:p>
      <text:p text:style-name="P4">
Publisher: Укринформ (Organization)</text:p>
      <text:p text:style-name="P4">
Published Time: 2023-05-17T17:41:31+03:00</text:p>
      <text:p text:style-name="P4">
Modified Time: 2023-05-17T17:41:31+03:00</text:p>
      <text:p text:style-name="P4">
Description: Впливовий аналітичний центр Atlantic Council (м. Вашингтон) підтвердив інформацію про можливе отруєння в 2021 році одного з найбільших критиків кремлівської влади експосла США в Україні Джона Гербста, який зараз працює в цій організації. — Укрінформ.</text:p>
      <text:p text:style-name="P4">
Images: ["<text:a xlink:type="simple" xlink:href="https://static.ukrinform.com/photos/2020_02/thumb_files/630_360_1581859913-139.jpeg" text:style-name="Internet_20_link" text:visited-style-name="Visited_20_Internet_20_Link">
630_360_15818...</text:a>
"]</text:p>
      <text:p text:style-name="P4">
Tags: ['Гербст', 'Отруєння', 'США']</text:p>
      <text:p text:style-name="P4">
Type: Article</text:p>
      <!--METADATA-->
      <text:p text:style-name="P4">
<draw:frame draw:style-name="fr1" draw:name="Image139" text:anchor-type="as-char" svg:width="6.9236in" svg:height="3.956343in" draw:z-index="0">
<draw:image xlink:href="../Images/yкринформ/2023-05-17T17-41-31-03-00/630_360_1581859913-139.jpeg" xlink:type="simple" xlink:show="embed" xlink:actuate="onLoad" draw:mime-type="image/jpeg"/>
</draw:frame>
 Впливовийаналітичний центр Atlantic Council (м. Вашингтон) підтвердив інформацію проможливе отруєння в 2021 році одного з найбільших критиків кремлівської владиекспосла США в Україні Джона Гербста, який зараз працює в цій організації.</text:p>
      <text:p text:style-name="P4">
Про це йдеться в <text:a xlink:type="simple" xlink:href="https://www.atlanticcouncil.org/news/announcements/atlantic-council-statement-on-alleged-poisoning/" text:style-name="Internet_20_link" text:visited-style-name="Visited_20_Internet_20_Link">
</text:a>
 оприлюдненій Atlantic Council на офіційномувебсайті, передає Укрінформ.</text:p>
      <text:p text:style-name="P4">
«Новинний веб-сайт «Агентство» із посиланням на кілька неназваних джерел <text:a xlink:type="simple" xlink:href="https://www.ukrinform.ua/rubric-world/3709974-stalo-vidomo-pro-tri-vipadki-otruen-kritikiv-rosijskoi-vladi-zmi.html" text:style-name="Internet_20_link" text:visited-style-name="Visited_20_Internet_20_Link">
</text:a>
 , що посол Гербст був одним ізщонайменше чотирьох людей, які за останні два роки зазнали ймовірних отруєньабо вторгнень (у помешкання – ред.) невідомих осіб, пов’язаних із російськимиспецслужбами»,- зауважили в Atlantic Council.</text:p>
      <text:p text:style-name="P4">
При цьому підтверджується, що у квітні 2021 року Джон Гербст відчув симптоми,які могли свідчити про <text:a xlink:type="simple" xlink:href="https://www.ukrinform.ua/rubric-world/3709974-stalo-vidomo-pro-tri-vipadki-otruen-kritikiv-rosijskoi-vladi-zmi.html" text:style-name="Internet_20_link" text:visited-style-name="Visited_20_Internet_20_Link">
 </text:a>
 , зокрема підвищений рівень токсинів у крові. Тоді медики надалиефективну допомогу колишньому послу, однак не змогли довести, що це булоотруєння. Повідомляється також, що посол Гербст повністю одужав після цьогоінциденту.</text:p>
      <text:p text:style-name="P4">
Пізніше Atlantic Council співпрацював з федеральними правоохоронними органамиз цього питання, які пізніше також взяли зразок крові у посла Гербста, втімрезультати лабораторних досліджень не виявили токсичних сполук.</text:p>
      <text:p text:style-name="P4">
<text:span text:style-name="T4">
Читайте також:</text:span>
 <text:a xlink:type="simple" xlink:href="https://www.ukrinform.ua/rubric-ato/3665175-ukraina-mae-negajno-otrimati-dalekobijnu-artileriu-j-litaki-f16-gerbst.html" text:style-name="Internet_20_link" text:visited-style-name="Visited_20_Internet_20_Link">
 <text:span text:style-name="T4">
Гербст</text:span>
 </text:a>
</text:p>
      <text:p text:style-name="P4">
«Здоров’я та безпека нашого персоналу є найвищим пріоритетом, - заявив у цьомузв’язку генеральний директор центру Фредерік Кемпе, - ми зв’язалися зправоохоронними органами відразу в момент хвороби посла Гербста, але черезрезультати тесту ми вирішили не оприлюднювати інцидент».</text:p>
      <text:p text:style-name="P4">
Як повідомляв Укрінформ, Джон Гербст служив п’ятим надзвичайним і повноважнимпослом США в Україні (2003-2006 рр.). До цього він обіймав багатодипломатичних посад і був, у тому числі, генеральним консулом в Єрусалимі тапослом США в Узбекистані. Наразі він очолює Євразійський центр імені ДінуПатрічіу при Atlantic Council у Вашингтоні. Джон Гербст є одним із провіднихекспертів у США, які аналізують та реагують на загрози з боку Росії СполученимШтатам і Україні.</text:p>
      <text:p text:style-name="P4">
Source: <text:a xlink:type="simple" xlink:href="https://www.ukrinform.ua/rubric-world/3710569-atlantic-council-pidtverdiv-so-eksposol-ssa-gerbst-mav-simptomi-otruenna.html" text:style-name="Internet_20_link" text:visited-style-name="Visited_20_Internet_20_Link">
https://www.ukrinform.ua/rubric-world/3710569-atlantic-council-pidtverdiv-so-eksposol-ssa-gerbst-mav-simptomi-otruenna.html</text:a>
</text:p>
      <!--NEWS-->
      <text:h text:style-name="P10" text:outline-level="1">
<text:span text:style-name="T4">
«Зернову угоду» продовжили на два місяці - до 18 липня</text:span>
</text:h>
      <text:p text:style-name="P4">
Authors: Ukrinform (Person)</text:p>
      <text:p text:style-name="P4">
Publisher: Укринформ (Organization)</text:p>
      <text:p text:style-name="P4">
Published Time: 2023-05-17T17:44:00+03:00</text:p>
      <text:p text:style-name="P4">
Modified Time: 2023-05-17T17:44:00+03:00</text:p>
      <text:p text:style-name="P4">
Description: Дію «зернової угоди» продовжено на два місяці. — Укрінформ.</text:p>
      <text:p text:style-name="P4">
Images: ["<text:a xlink:type="simple" xlink:href="https://static.ukrinform.com/photos/2023_02/thumb_files/630_360_1676909362-870.jpg" text:style-name="Internet_20_link" text:visited-style-name="Visited_20_Internet_20_Link">
630_360_16769...</text:a>
"]</text:p>
      <text:p text:style-name="P4">
Tags: ['Україна', 'Зерно', ' Чорне море', 'Туреччина', 'Війна з Росією']</text:p>
      <text:p text:style-name="P4">
Type: Article</text:p>
      <!--METADATA-->
      <text:p text:style-name="P4">
<draw:frame draw:style-name="fr1" draw:name="Image140" text:anchor-type="as-char" svg:width="6.9236in" svg:height="3.956343in" draw:z-index="0">
<draw:image xlink:href="../Images/yкринформ/2023-05-17T17-44-00-03-00/630_360_1676909362-870.jpg" xlink:type="simple" xlink:show="embed" xlink:actuate="onLoad" draw:mime-type="image/jpeg"/>
</draw:frame>
 Дію«зернової угоди» продовжено на два місяці.</text:p>
      <text:p text:style-name="P4">
Про це повідомив Президент Туреччини Реджеп Тайїп Ердоган на своїй сторінці у<text:a xlink:type="simple" xlink:href="https://twitter.com/rterdogan/status/1658836616855666689" text:style-name="Internet_20_link" text:visited-style-name="Visited_20_Internet_20_Link">
</text:a>
, повідомляє власкор Укрінформу.</text:p>
      <text:p text:style-name="P4">
«Бажаю, щоб це рішення, яке має життєво важливе значення для безперебійноїроботи глобальних ланцюгів постачання продовольства і особливо для полегшеннядоступу до зерна країн, які його потребують, було корисним для всіх сторін», -написав Ердоган.</text:p>
      <text:p text:style-name="P4">
У тексті вказано, що було домовлено про продовження дії угоди ще на два місяцізавдяки зусиллям Туреччини, підтримки російської та внеску українськоїсторони.</text:p>
      <text:p text:style-name="P4">
<text:span text:style-name="T4">
Читайте також:</text:span>
 <text:a xlink:type="simple" xlink:href="https://www.ukrinform.ua/rubric-economy/3709650-rosia-spekulue-na-zernovij-ugodi-ii-vlasnij-eksport-podvoivsa-kislica-v-oon.html" text:style-name="Internet_20_link" text:visited-style-name="Visited_20_Internet_20_Link">
 </text:a>
</text:p>
      <text:p text:style-name="P4">
«Ми продовжуватимемо наші зусилля для забезпечення виконання всіх умов угодита її продовження в наступному періоді», - запевнив Ердоган.</text:p>
      <text:p text:style-name="P4">
Він також повідомив, що російська сторона пообіцяла не перешкоджати заходутурецьких кораблів у порти Миколаїв та Ольвія.</text:p>
      <text:p text:style-name="P4">
«Ми сподіваємося, що ми побачимо дні, коли війна між Росією та Україноюзакінчиться спочатку постійним припиненням вогню, а потім миром», - написавЕрдоган.</text:p>
      <text:p text:style-name="P4">
Президент Туреччини подякував Президенту України, Генсеку ООН та президентуРосії за зусилля в процесі досягнення результату.</text:p>
      <text:p text:style-name="P4">
<text:span text:style-name="T4">
Читайте також:</text:span>
 <text:a xlink:type="simple" xlink:href="https://www.ukrinform.ua/rubric-economy/3708279-navit-akso-zernovu-ugodu-prodovzat-cina-frahtu-zrostatime-ekspert.html" text:style-name="Internet_20_link" text:visited-style-name="Visited_20_Internet_20_Link">
 <text:span text:style-name="T4">
зернову</text:span>
 </text:a>
</text:p>
      <text:p text:style-name="P4">
Як зазначив віцепрем’єр-міністр з відновлення – міністр розвитку громад,територій та інфраструктури Олександр Кубраков у <text:a xlink:type="simple" xlink:href="https://www.facebook.com/oleksandr.kubrakov/posts/pfbid0QRcmADjw5zshzcRHomSwugbawDkKCNWxNErmRxbGvbWP1GoGyZjduxCZ4j6bsDn4l" text:style-name="Internet_20_link" text:visited-style-name="Visited_20_Internet_20_Link">
</text:a>
, «зернова угода», у межах якої Україна експортує аграрну продукцію черезморські порти, діятиме до 18 липня 2023 року.</text:p>
      <text:p text:style-name="P4">
"Світ продовжить отримувати українську продукцію завдяки зусиллям нашихпартнерів по угоді — Туреччині та ООН. Ми вдячні партнерам за непохитну тацілеспрямовану позицію в тому, що угода має працювати надалі та на умовах, якіпідписали всі сторони. Зазначу, що зернова ініціатива була і є діючою,оскільки пролонгована в березні строком на 120 днів, до 18 липня", - заявиввін.</text:p>
      <text:p text:style-name="P4">
Кубраков додав, що у межах угоди Україна вже експортувала 30,4 млн тагропродукції.</text:p>
      <text:p text:style-name="P4">
Віцепрем'єр нагадав, що з середини квітня росія почала безпідставно обмежуватироботу ініціативи, а з травня фактично заблокувала її, відмовившись відреєстрації нового флоту та проведення інспекцій флоту, який йде назавантаження до українських портів.</text:p>
      <text:p text:style-name="P4">
Очільник Мінвідновлення зазначив, що майже 70 суден зараз очікують утериторіальних водах Туреччини, 90% - це ті, хто готовий доставляти світупродукцію українських аграріїв.</text:p>
      <text:p text:style-name="P4">
"Ми вітаємо продовження роботи Ініціативи, але наголошуємо, що вона маєпрацювати ефективно. Для цього потрібно усунути проблеми, які вже кількамісяців поспіль створює росія шляхом саботажу інспекцій та реєстрації новогофлоту", - наголосив Кубраков.</text:p>
      <text:p text:style-name="P4">
Він висловив сподівання, що партнери докладуть всіх зусиль, аби "зерноваугода" почала повноцінно працювати на продовольчу безпеку світу, а "росіяврешті припинить використовувати їжу як зброю та для шантажу".</text:p>
      <text:p text:style-name="P4">
<text:span text:style-name="T4">
Читайте також:</text:span>
 <text:a xlink:type="simple" xlink:href="https://www.ukrinform.ua/rubric-economy/3710343-cogoric-ukraina-moze-posiati-najbilse-aroi-psenici-za-ostanni-12-rokiv.html" text:style-name="Internet_20_link" text:visited-style-name="Visited_20_Internet_20_Link">
 </text:a>
</text:p>
      <text:p text:style-name="P4">
Як повідомляв Укрінформ, Україна, Організація Об’єднаних Націй і Туреччина 18березня 2023 року домовились про продовження «Ініціативи з безпечноготранспортування агропродукції через <text:a xlink:type="simple" xlink:href="https://www.ukrinform.ua/tag-corne-more" text:style-name="Internet_20_link" text:visited-style-name="Visited_20_Internet_20_Link">
 </text:a>
 ». Дія угоди була продовжена на 120 днів, проте в росії заявляли, щоугода діятиме до 18 травня 2023 року.</text:p>
      <text:p text:style-name="P4">
Починаючи з квітня 2023 року, російська сторона постійно блокувала виконання"зернової угоди". Зокрема, з 8 по 14 травня 2023 року, за даними Українськогоклубу аграрного бізнесу, жодне судно не пройшло інспекцію на вхід до морськихпортів України та жодне судно не було зареєстроване для огляду на вхід.</text:p>
      <text:p text:style-name="P4">
Source: <text:a xlink:type="simple" xlink:href="https://www.ukrinform.ua/rubric-economy/3710574-zernovu-ugodu-prodovzili-na-dva-misaci.html" text:style-name="Internet_20_link" text:visited-style-name="Visited_20_Internet_20_Link">
https://www.ukrinform.ua/rubric-economy/3710574-zernovu-ugodu-prodovzili-na-dva-misaci.html</text:a>
</text:p>
      <!--NEWS-->
      <text:h text:style-name="P10" text:outline-level="1">
<text:span text:style-name="T4">
В окупованому Єнакієвому пролунав вибух</text:span>
</text:h>
      <text:p text:style-name="P4">
Authors: Ukrinform (Person)</text:p>
      <text:p text:style-name="P4">
Publisher: Укринформ (Organization)</text:p>
      <text:p text:style-name="P4">
Published Time: 2023-05-17T17:45:00+03:00</text:p>
      <text:p text:style-name="P4">
Modified Time: 2023-05-17T17:45:00+03:00</text:p>
      <text:p text:style-name="P4">
Description: В окупованому місті Єнакієвому на Донеччині пролунав потужний вибух. — Укрінформ.</text:p>
      <text:p text:style-name="P4">
Images: ["<text:a xlink:type="simple" xlink:href="https://static.ukrinform.com/photos/2023_05/thumb_files/630_360_1684334709-946.jpeg" text:style-name="Internet_20_link" text:visited-style-name="Visited_20_Internet_20_Link">
630_360_16843...</text:a>
"]</text:p>
      <text:p text:style-name="P4">
Tags: ['Донеччина', 'Вибух', 'Війна з Росією']</text:p>
      <text:p text:style-name="P4">
Type: Article</text:p>
      <!--METADATA-->
      <text:p text:style-name="P4">
<draw:frame draw:style-name="fr1" draw:name="Image141" text:anchor-type="as-char" svg:width="6.9236in" svg:height="3.956343in" draw:z-index="0">
<draw:image xlink:href="../Images/yкринформ/2023-05-17T17-45-00-03-00/630_360_1684334709-946.jpeg" xlink:type="simple" xlink:show="embed" xlink:actuate="onLoad" draw:mime-type="image/jpeg"/>
</draw:frame>
 Вокупованому місті Єнакієвому на Донеччині пролунав потужний вибух.</text:p>
      <text:p text:style-name="P4">
Як передає Укрінформ, про це у <text:a xlink:type="simple" xlink:href="https://t.me/andriyshTime/9768" text:style-name="Internet_20_link" text:visited-style-name="Visited_20_Internet_20_Link">
 </text:a>
 повідомиврадник Маріупольського міського голови Петро Андрющенко та опублікуваввідповідне фото з міста, на якому видно чорні клуби диму від вибуху.</text:p>
      <text:p text:style-name="P4">
«Окуповане Єнакієво зустрічає українську бавовну. Красиво…», - написавАндрющенко.</text:p>
      <text:p text:style-name="P4">
Про те, що було чути <text:a xlink:type="simple" xlink:href="https://www.ukrinform.ua/tag-vibuh" text:style-name="Internet_20_link" text:visited-style-name="Visited_20_Internet_20_Link">
 </text:a>
 у місті, усоцмережах також повідомляли жителі Єнакієво.</text:p>
      <text:p text:style-name="P4">
<text:span text:style-name="T4">
Читайте також:</text:span>
 <text:a xlink:type="simple" xlink:href="https://www.ukrinform.ua/rubric-regions/3708546-pid-cas-bavovni-u-lugansku-buv-poranenij-deputat-rosijskoi-dumi-zmi.html" text:style-name="Internet_20_link" text:visited-style-name="Visited_20_Internet_20_Link">
 <text:span text:style-name="T4">
бавовни</text:span>
 </text:a>
</text:p>
      <text:p text:style-name="P4">
Як повідомлялося, в окупованому Луганську ввечері 13 травня пролунали вибухи.У місцевих Telegram-каналах повідомляли про вибух нібито у військкоматі, тамбазувалися російські військові.</text:p>
      <text:p text:style-name="P4">
<text:span text:style-name="T5">
Фото: Телеграм Андрющенко Time</text:span>
</text:p>
      <text:p text:style-name="P4">
Source: <text:a xlink:type="simple" xlink:href="https://www.ukrinform.ua/rubric-ato/3710572-v-okupovanomu-enakievo-prolunav-vibuh.html" text:style-name="Internet_20_link" text:visited-style-name="Visited_20_Internet_20_Link">
https://www.ukrinform.ua/rubric-ato/3710572-v-okupovanomu-enakievo-prolunav-vibuh.html</text:a>
</text:p>
      <!--NEWS-->
      <text:h text:style-name="P10" text:outline-level="1">
<text:span text:style-name="T4">
5 missiles were launched towards Kharkiv from Belgorod, one reportedly exploded shorty after ...</text:span>
</text:h>
      <text:p text:style-name="P4">
Authors: liveuamap (Language: en)</text:p>
      <text:p text:style-name="P4">
Time: 2023-05-17T17:45:38</text:p>
      <text:p text:style-name="P4">
Location: Belgorod (Latitude:50.64424 Longtitude:36.59306)</text:p>
      <text:p text:style-name="P4">
Videos: []</text:p>
      <text:p text:style-name="P4">
Images: []</text:p>
      <text:p text:style-name="P4">
Tags: ["Russia"]</text:p>
      <text:p text:style-name="P4">
ID: 22563591</text:p>
      <!--METADATA-->
      <text:p text:style-name="P4">
5 missiles were launched towards Kharkiv from Belgorod, one reportedlyexploded shorty after launch</text:p>
      <text:p text:style-name="P4">
News Collection Link: <text:a xlink:type="simple" xlink:href="https://liveuamap.com/en/2023/17-may-5-missiles-were-launched-towards-kharkiv-from-belgorod" text:style-name="Internet_20_link" text:visited-style-name="Visited_20_Internet_20_Link">
https://liveuamap.com/en/2023/17-may-5-missiles-were-launched-towards-kharkiv-from-belgorod</text:a>
</text:p>
      <text:p text:style-name="P4">
Source: <text:a xlink:type="simple" xlink:href="https://t.me/belgorod_informant/4187" text:style-name="Internet_20_link" text:visited-style-name="Visited_20_Internet_20_Link">
https://t.me/belgorod_informant/4187</text:a>
</text:p>
      <!--NEWS-->
      <text:h text:style-name="P10" text:outline-level="1">
<text:span text:style-name="T4">
Increased Russian aviation activity, multiple bombers airborne</text:span>
</text:h>
      <text:p text:style-name="P4">
Authors: liveuamap (Language: en)</text:p>
      <text:p text:style-name="P4">
Time: 2023-05-17T17:47:56</text:p>
      <text:p text:style-name="P4">
Location: Saratov (Latitude:51.45572 Longtitude:46.02791)</text:p>
      <text:p text:style-name="P4">
Videos: []</text:p>
      <text:p text:style-name="P4">
Images: []</text:p>
      <text:p text:style-name="P4">
Tags: ["Russia"]</text:p>
      <text:p text:style-name="P4">
ID: 22563592</text:p>
      <!--METADATA-->
      <text:p text:style-name="P4">
Increased Russian aviation activity, multiple bombers airborne</text:p>
      <text:p text:style-name="P4">
News Collection Link: <text:a xlink:type="simple" xlink:href="https://liveuamap.com/en/2023/17-may-increased-russian-aviation-activity-multiple-bombers" text:style-name="Internet_20_link" text:visited-style-name="Visited_20_Internet_20_Link">
https://liveuamap.com/en/2023/17-may-increased-russian-aviation-activity-multiple-bombers</text:a>
</text:p>
      <text:p text:style-name="P4">
Source: <text:a xlink:type="simple" xlink:href="https://t.me/war_monitor/7396" text:style-name="Internet_20_link" text:visited-style-name="Visited_20_Internet_20_Link">
https://t.me/war_monitor/7396</text:a>
</text:p>
      <!--NEWS-->
      <text:h text:style-name="P10" text:outline-level="1">
<text:span text:style-name="T4">
Мінцифри запустило нову платформу Дія.Освіта</text:span>
</text:h>
      <text:p text:style-name="P4">
Authors: Ukrinform (Person)</text:p>
      <text:p text:style-name="P4">
Publisher: Укринформ (Organization)</text:p>
      <text:p text:style-name="P4">
Published Time: 2023-05-17T17:48:00+03:00</text:p>
      <text:p text:style-name="P4">
Modified Time: 2023-05-17T17:48:00+03:00</text:p>
      <text:p text:style-name="P4">
Description: Міністерство цифрової трансформації запустило едьютеймент-платформу Дія.Освіта, яка повинна стати наступним етапом еволюції проєкту Дія.Цифрова освіта. — Укрінформ.</text:p>
      <text:p text:style-name="P4">
Images: ["<text:a xlink:type="simple" xlink:href="https://static.ukrinform.com/photos/2023_05/thumb_files/630_360_1684335041-718.jpeg" text:style-name="Internet_20_link" text:visited-style-name="Visited_20_Internet_20_Link">
630_360_16843...</text:a>
"]</text:p>
      <text:p text:style-name="P4">
Tags: ['Освіта', 'Україна', 'Мінцифри', 'Додаток “ДІЯ”']</text:p>
      <text:p text:style-name="P4">
Type: Article</text:p>
      <!--METADATA-->
      <text:p text:style-name="P4">
<draw:frame draw:style-name="fr1" draw:name="Image142" text:anchor-type="as-char" svg:width="6.9236in" svg:height="3.956343in" draw:z-index="0">
<draw:image xlink:href="../Images/yкринформ/2023-05-17T17-48-00-03-00/630_360_1684335041-718.jpeg" xlink:type="simple" xlink:show="embed" xlink:actuate="onLoad" draw:mime-type="image/jpeg"/>
</draw:frame>
Міністерство цифрової трансформації запустило едьютеймент-платформуДія.Освіта, яка повинна стати наступним етапом еволюції проєкту Дія.Цифроваосвіта.</text:p>
      <text:p text:style-name="P4">
Як передає Укрінформ, про це повідомляє Міністерство цифрової трансформації у<text:a xlink:type="simple" xlink:href="https://t.me/mintsyfra/4078" text:style-name="Internet_20_link" text:visited-style-name="Visited_20_Internet_20_Link">
 </text:a>
</text:p>
      <text:p text:style-name="P4">
«Через повномасштабну війну мільйони людей втратили роботу чи бізнес і змушеніпочинати життя спочатку. Саме тому проєкт Дія.Цифрова освіта масштабується уплатформу Дія. <text:a xlink:type="simple" xlink:href="https://www.ukrinform.ua/tag-osvita" text:style-name="Internet_20_link" text:visited-style-name="Visited_20_Internet_20_Link">
 </text:a>
 . Тут можна безоплатноне лише здобути корисні цифрові навички, а й повністю опанувати новупрофесію», – йдеться у повідомленні.</text:p>
      <text:p text:style-name="P4">
Зазначається, що на платформі можна буде пройти повний цикл здобуття професіївід проходження профорієнтованого тесту до отримання сертифікату та роботи усвоєму регіоні.</text:p>
      <text:p text:style-name="P4">
<text:span text:style-name="T4">
Читайте також:</text:span>
 <text:a xlink:type="simple" xlink:href="https://www.ukrinform.ua/rubric-society/3701517-mincifri-proponue-vnesti-zmini-do-skilnoi-programi-zadla-pogliblenna-znan-u-sferi-si.html" text:style-name="Internet_20_link" text:visited-style-name="Visited_20_Internet_20_Link">
 <text:span text:style-name="T4">
Мінцифри</text:span>
 </text:a>
</text:p>
      <text:p text:style-name="P4">
«Дія.Освіта — це сотні освітніх серіалів едьютейнмент-формату пронайзатребуваніші професії на ринку праці, симулятори з реальними задачами,подкасти, вебінари, гайди», – додали в Мінцифрі.</text:p>
      <text:p text:style-name="P4">
Як повідомлялося, у 2020 році Мінцифри запустило проєкт Дія.Цифрова освіта,який був зосереджений на цифрових навичках та цифровій грамотності.</text:p>
      <text:p text:style-name="P4">
<text:span text:style-name="T5">
Фото: Мінцифри</text:span>
</text:p>
      <text:p text:style-name="P4">
Source: <text:a xlink:type="simple" xlink:href="https://www.ukrinform.ua/rubric-technology/3710576-mincifri-zapustilo-novu-platformu-diaosvita.html" text:style-name="Internet_20_link" text:visited-style-name="Visited_20_Internet_20_Link">
https://www.ukrinform.ua/rubric-technology/3710576-mincifri-zapustilo-novu-platformu-diaosvita.html</text:a>
</text:p>
      <!--NEWS-->
      <text:h text:style-name="P10" text:outline-level="1">
<text:span text:style-name="T4">
Explosions were reported in Kharkiv</text:span>
</text:h>
      <text:p text:style-name="P4">
Authors: liveuamap (Language: en)</text:p>
      <text:p text:style-name="P4">
Time: 2023-05-17T17:48:57</text:p>
      <text:p text:style-name="P4">
Location: Kharkiv,Kharkivs'ka oblast (Latitude:50.02451 Longtitude:36.31531)</text:p>
      <text:p text:style-name="P4">
Videos: []</text:p>
      <text:p text:style-name="P4">
Images: []</text:p>
      <text:p text:style-name="P4">
Tags: ["Europe", "Central and Eastern Europe"]</text:p>
      <text:p text:style-name="P4">
ID: 22563593</text:p>
      <!--METADATA-->
      <text:p text:style-name="P4">
Explosions were reported in Kharkiv</text:p>
      <text:p text:style-name="P4">
News Collection Link: <text:a xlink:type="simple" xlink:href="https://liveuamap.com/en/2023/17-may-explosions-were-reported-in-kharkiv" text:style-name="Internet_20_link" text:visited-style-name="Visited_20_Internet_20_Link">
https://liveuamap.com/en/2023/17-may-explosions-were-reported-in-kharkiv</text:a>
</text:p>
      <text:p text:style-name="P4">
Source: <text:a xlink:type="simple" xlink:href="https://t.me/suspilnekharkiv/24928" text:style-name="Internet_20_link" text:visited-style-name="Visited_20_Internet_20_Link">
https://t.me/suspilnekharkiv/24928</text:a>
</text:p>
      <!--NEWS-->
      <text:h text:style-name="P10" text:outline-level="1">
<text:span text:style-name="T4">
СБУ встановила особу російського командира, який наказував обстрілювати Херсон</text:span>
</text:h>
      <text:p text:style-name="P4">
Authors: Ukrinform (Person)</text:p>
      <text:p text:style-name="P4">
Publisher: Укринформ (Organization)</text:p>
      <text:p text:style-name="P4">
Published Time: 2023-05-17T18:00:24+03:00</text:p>
      <text:p text:style-name="P4">
Modified Time: 2023-05-17T18:00:24+03:00</text:p>
      <text:p text:style-name="P4">
Description: Служба безпеки України встановила особу командира артилерійського полку армії Російської Федерації, який віддав наказ на обстріл житлових кварталів Херсона — Укрінформ.</text:p>
      <text:p text:style-name="P4">
Images: ["<text:a xlink:type="simple" xlink:href="https://static.ukrinform.com/photos/2022_12/thumb_files/630_360_1669983394-548.jpg" text:style-name="Internet_20_link" text:visited-style-name="Visited_20_Internet_20_Link">
630_360_16699...</text:a>
"]</text:p>
      <text:p text:style-name="P4">
Tags: ['Херсон', 'СБУ', 'Війна з Росією']</text:p>
      <text:p text:style-name="P4">
Type: Article</text:p>
      <!--METADATA-->
      <text:p text:style-name="P4">
<draw:frame draw:style-name="fr1" draw:name="Image143" text:anchor-type="as-char" svg:width="6.9236in" svg:height="3.956343in" draw:z-index="0">
<draw:image xlink:href="../Images/yкринформ/2023-05-17T18-00-24-03-00/630_360_1669983394-548.jpg" xlink:type="simple" xlink:show="embed" xlink:actuate="onLoad" draw:mime-type="image/jpeg"/>
</draw:frame>
 Службабезпеки України встановила особу командира артилерійського полку арміїРосійської Федерації, який віддав наказ на обстріл житлових кварталів Херсона</text:p>
      <text:p text:style-name="P4">
Як передає Укрінформ, про це СБУ повідомляє у <text:a xlink:type="simple" xlink:href="https://t.me/SBUkr/8344" text:style-name="Internet_20_link" text:visited-style-name="Visited_20_Internet_20_Link">
 </text:a>
</text:p>
      <text:p text:style-name="P4">
"У результаті слідчих дій встановлено особу ще одного загарбника, якийпричетний до масованих артобстрілів <text:a xlink:type="simple" xlink:href="https://www.ukrinform.ua/tag-herson" text:style-name="Internet_20_link" text:visited-style-name="Visited_20_Internet_20_Link">
 </text:a>
та вбивства мирних жителів міста. Ним виявився підполковник Дмитро Жарких –командир 8-го окремого артилерійського полку 22-го армійського корпусуберегових військ Чорноморського флоту РФ", - ідеться у повідомленні.</text:p>
      <text:p text:style-name="P4">
24 грудня 2022 року загарбник віддав наказ на вогневий удар по центральнійчастині Херсона з реактивних систем залпового вогню БМ-21 "Град", якібазувались на лівому березі річки Дніпро.</text:p>
      <text:p text:style-name="P4">
Тоді росіяни поцілили у житлові будинки, магазини, лікарню та пункт видачігуманітарної допомоги у центральній частині обласного центру.</text:p>
      <text:p text:style-name="P4">
Унаслідок ворожого обстрілу загинуло 11 мирних жителів, ще 64 – отрималипоранення. Більшість з потерпілих – жінки та люди похилого віку.</text:p>
      <text:p text:style-name="P4">
Невдовзі після цього Жарких запросили до Кремля, де його відзначили за терорпроти цивільного населення України.</text:p>
      <text:p text:style-name="P4">
За даними слідства, воєнний злочинець ще у 2014 році брав активну участь узахоплені Криму. Згодом його полк почав дислокуватись на тимчасово окупованійтериторії українського півострова.</text:p>
      <text:p text:style-name="P4">
<text:span text:style-name="T4">
Читайте також:</text:span>
 <text:a xlink:type="simple" xlink:href="https://www.ukrinform.ua/rubric-regions/3707583-v-ukraini-ogolosili-pidozru-polkovniku-policii-rf-akij-organizuvav-kativnu-na-hersonsini.html" text:style-name="Internet_20_link" text:visited-style-name="Visited_20_Internet_20_Link">
 </text:a>
</text:p>
      <text:p text:style-name="P4">
Після початку повномасштабного вторгнення підпорядковані фігуранту підрозділибули задіяні на південному фронті.</text:p>
      <text:p text:style-name="P4">
На підставі зібраних доказів слідчі Служби безпеки повідомили зловмиснику пропідозру за ч. 2 ст. 28 та ч. 2 ст. 438 Кримінального кодексу України(порушення законів та звичаїв війни).</text:p>
      <text:p text:style-name="P4">
Як повідомляв Укрінформ, СБУ ідентифікувала комбата Росгвардії, який віддавав<text:a xlink:type="simple" xlink:href="https://www.ukrinform.ua/rubric-ato/3698264-sbu-identifikuvala-kombata-rosgvardii-akij-viddavav-nakaz-truiti-ukrainciv-u-gazovih-kamerah.html" text:style-name="Internet_20_link" text:visited-style-name="Visited_20_Internet_20_Link">
 </text:a>
 <text:a xlink:type="simple" xlink:href="https://www.ukrinform.ua/rubric-ato/3698264-sbu-identifikuvala-kombata-rosgvardii-akij-viddavav-nakaz-truiti-ukrainciv-u-gazovih-kamerah.html" text:style-name="Internet_20_link" text:visited-style-name="Visited_20_Internet_20_Link">
</text:a>
 <text:a xlink:type="simple" xlink:href="https://www.ukrinform.ua/rubric-ato/3698264-sbu-identifikuvala-kombata-rosgvardii-akij-viddavav-nakaz-truiti-ukrainciv-u-gazovih-kamerah.html" text:style-name="Internet_20_link" text:visited-style-name="Visited_20_Internet_20_Link">
</text:a>
 у"газових камерах".</text:p>
      <text:p text:style-name="P4">
Source: <text:a xlink:type="simple" xlink:href="https://www.ukrinform.ua/rubric-society/3710579-sbu-vstanovila-osobu-rosijskogo-komandira-akij-nakazuvav-obstriluvati-herson.html" text:style-name="Internet_20_link" text:visited-style-name="Visited_20_Internet_20_Link">
https://www.ukrinform.ua/rubric-society/3710579-sbu-vstanovila-osobu-rosijskogo-komandira-akij-nakazuvav-obstriluvati-herson.html</text:a>
</text:p>
      <!--NEWS-->
      <text:h text:style-name="P10" text:outline-level="1">
<text:span text:style-name="T4">
Україна конфіскувала активи дочки колаборанта Сальдо</text:span>
</text:h>
      <text:p text:style-name="P4">
Authors: Ukrinform (Person)</text:p>
      <text:p text:style-name="P4">
Publisher: Укринформ (Organization)</text:p>
      <text:p text:style-name="P4">
Published Time: 2023-05-17T18:13:46+03:00</text:p>
      <text:p text:style-name="P4">
Modified Time: 2023-05-17T18:13:46+03:00</text:p>
      <text:p text:style-name="P4">
Description: Апеляційна палата Вищого антикорупційного суду стягнула в дохід держави майно колаборанта Володимира Сальдо, яким він володіє опосередковано - через доньку Ірину. — Укрінформ.</text:p>
      <text:p text:style-name="P4">
Images: ["<text:a xlink:type="simple" xlink:href="https://static.ukrinform.com/photos/2015_10/thumb_files/630_360_1444895594-3157.jpg" text:style-name="Internet_20_link" text:visited-style-name="Visited_20_Internet_20_Link">
630_360_14448...</text:a>
"]</text:p>
      <text:p text:style-name="P4">
Tags: ['Херсонщина', 'Антикорупційний суд', 'Сальдо']</text:p>
      <text:p text:style-name="P4">
Type: Article</text:p>
      <!--METADATA-->
      <text:p text:style-name="P4">
<draw:frame draw:style-name="fr1" draw:name="Image144" text:anchor-type="as-char" svg:width="6.9236in" svg:height="3.956343in" draw:z-index="0">
<draw:image xlink:href="../Images/yкринформ/2023-05-17T18-13-46-03-00/630_360_1444895594-3157.jpg" xlink:type="simple" xlink:show="embed" xlink:actuate="onLoad" draw:mime-type="image/jpeg"/>
</draw:frame>
Апеляційна палата Вищого антикорупційного суду стягнула в дохід держави майноколаборанта Володимира Сальдо, яким він володіє опосередковано - через донькуІрину.</text:p>
      <text:p text:style-name="P4">
Як передає Укрінформ, про це повідомила пресслужба Міністерства юстиції у <text:a xlink:type="simple" xlink:href="https://www.facebook.com/minjust.official/posts/pfbid0nmBBwEXEVeezeBgbkKCY96pGpEtLMHrGfit6UXHsWV1rpDYVDGXmQ5yqdVinsfHhl" text:style-name="Internet_20_link" text:visited-style-name="Visited_20_Internet_20_Link">
</text:a>
</text:p>
      <text:p text:style-name="P4">
“Апеляційну скаргу Мін'юсту у справі про застосування санкцій у виді стягненняв дохід держави Україна активів Володимира Сальдо — задоволено. Так,Апеляційною палатою Вищого антикорупційного суду позовні вимоги Мін’юсту булизадоволені в повному обсязі. В дохід держави додатково до активів, зазначенихв рішенні 1-ї інстанції, стягнуто активи, які належать Сальдо В.В.опосередковано через дочку Сальдо І.В.”, - ідеться в повідомленні.</text:p>
      <text:p text:style-name="P4">
<text:span text:style-name="T4">
Читайте також:</text:span>
 <text:a xlink:type="simple" xlink:href="https://www.ukrinform.ua/rubric-society/3706626-vaks-konfiskuvav-majno-eksmera-hersona-saldo.html" text:style-name="Internet_20_link" text:visited-style-name="Visited_20_Internet_20_Link">
 <text:span text:style-name="T4">
Сальдо</text:span>
 </text:a>
</text:p>
      <text:p text:style-name="P4">
За інформацією Мін’юсту, у дохід держави стягнуто 55,56% частки статутногокапіталу Товариства з обмеженою відповідальністю «Бебко-Авто»; 40% часткистатутного капіталу Товариства з обмеженою відповідальністю «Конка».</text:p>
      <text:p text:style-name="P4">
Повідомляється, що також “в судовому засіданні була розглянута апеляційнаскарга третіх осіб, які не заявляли самостійних вимог на предмет спору, асаме: ПрАТ "Каштан", Сальдо Л.П. та Сінькова В.М.”.</text:p>
      <text:p text:style-name="P4">
“Вимоги третіх сторін полягали в скасуванні рішення Вищого антикорупційногосуду від 09 травня 2023 року в частині стягнення активів, які належать СальдоВ.В. опосередковано через колишню дружину Сальдо Л.П. Постановою Апеляційноїпалати Вищого антикорупційного суду від 17 травня 2023 року в задоволеніапеляційної скарги третіх осіб було відмовлено”, - інформують у міністерстві.</text:p>
      <text:p text:style-name="P4">
Як повідомлялося, 13 квітня Міністерство юстиції України подало позовну заявудо Вищого антикорупційного суду про <text:a xlink:type="simple" xlink:href="https://www.ukrinform.ua/rubric-society/3695779-minust-podav-pozov-do-vaks-pro-zastosuvanna-sankcij-sodo-kolaboranta-saldo.html" text:style-name="Internet_20_link" text:visited-style-name="Visited_20_Internet_20_Link">
 </text:a>
 , який у період окупації Херсона очолював т.зв.військово-цивільну адміністрацію Херсонської області.</text:p>
      <text:p text:style-name="P4">
9 травня 2023 року рішенням ВАКС у цій справі частково задоволено позовМіністерства юстиції України про застосування до Володимира Сальдо санкції,передбаченої пунктом 1-1 частини 1 статті 4 ЗУ «Про санкції». Зокрема, якпояснили в Мін’юсті, цим рішенням у дохід держави стягнуто активи, якізнаходяться у прямому володінні Сальдо, а також якими він володієопосередковано, через колишню дружину Любов Сальдо.</text:p>
      <text:p text:style-name="P4">
<text:span text:style-name="T4">
Читайте також:</text:span>
 <text:a xlink:type="simple" xlink:href="https://www.ukrinform.ua/rubric-regions/3705792-na-hersonsini-sbu-pri-sprobi-vteci-zatrimala-dvoh-kolaborantiv-batka-j-sina.html" text:style-name="Internet_20_link" text:visited-style-name="Visited_20_Internet_20_Link">
 </text:a>
</text:p>
      <text:p text:style-name="P4">
Водночас суд відмовив у стягненні майна, яким, на думку Мін’юсту, ВолодимирСальдо володіє опосередковано, через доньку Ірину Сальдо. Міністерство подалоапеляцію на це рішення.</text:p>
      <text:p text:style-name="P4">
Source: <text:a xlink:type="simple" xlink:href="https://www.ukrinform.ua/rubric-society/3710585-ukraina-konfiskuvala-aktivi-docki-kolaboranta-saldo.html" text:style-name="Internet_20_link" text:visited-style-name="Visited_20_Internet_20_Link">
https://www.ukrinform.ua/rubric-society/3710585-ukraina-konfiskuvala-aktivi-docki-kolaboranta-saldo.html</text:a>
</text:p>
      <!--NEWS-->
      <text:h text:style-name="P10" text:outline-level="1">
<text:span text:style-name="T4">
В Ужгороді попрощалися з прикордонником, який загинув на війні</text:span>
</text:h>
      <text:p text:style-name="P4">
Authors: Ukrinform (Person)</text:p>
      <text:p text:style-name="P4">
Publisher: Укринформ (Organization)</text:p>
      <text:p text:style-name="P4">
Published Time: 2023-05-17T18:14:02+03:00</text:p>
      <text:p text:style-name="P4">
Modified Time: 2023-05-17T18:14:02+03:00</text:p>
      <text:p text:style-name="P4">
Description: В Ужгороді всім містом навколішки зустріли Героя – 32-річного штаб-сержанта ДПСУ Віктора Синька, який загинув у бою з росіянами на Донеччині. — Укрінформ.</text:p>
      <text:p text:style-name="P4">
Images: ["<text:a xlink:type="simple" xlink:href="https://static.ukrinform.com/photos/2023_05/thumb_files/630_360_1684336431-727.jpg" text:style-name="Internet_20_link" text:visited-style-name="Visited_20_Internet_20_Link">
630_360_16843...</text:a>
"]</text:p>
      <text:p text:style-name="P4">
Tags: ['Донеччина', 'Прикордонники', 'Ужгород']</text:p>
      <text:p text:style-name="P4">
Type: Article</text:p>
      <!--METADATA-->
      <text:p text:style-name="P4">
<draw:frame draw:style-name="fr1" draw:name="Image145" text:anchor-type="as-char" svg:width="6.9236in" svg:height="3.956343in" draw:z-index="0">
<draw:image xlink:href="../Images/yкринформ/2023-05-17T18-14-02-03-00/630_360_1684336431-727.jpg" xlink:type="simple" xlink:show="embed" xlink:actuate="onLoad" draw:mime-type="image/jpeg"/>
</draw:frame>
 В Ужгородівсім містом навколішки зустріли Героя – 32-річного штаб-сержанта ДПСУ ВіктораСинька, який загинув у бою з росіянами на Донеччині.</text:p>
      <text:p text:style-name="P4">
Про це повідомили в <text:a xlink:type="simple" xlink:href="https://www.facebook.com/permalink.php" text:style-name="Internet_20_link" text:visited-style-name="Visited_20_Internet_20_Link">
</text:a>
Ужгородської міської ради, передає Укрінформ.</text:p>
      <text:p text:style-name="P4">
Прощалися із загиблим Героєм сьогодні, 17 травня, в Ужгородському греко-католицькому катедральному соборі. Віддати шану захиснику прийшли містяни,рідні, близькі та друзі Віктора Синька, побратими, військові.</text:p>
      <text:p text:style-name="P4">
Після заупокійної Літургії траурний кортеж вирушив на Пагорб Слави, де Герояпоховали із військовими почестями.</text:p>
      <text:p text:style-name="P4">
У захисника залишилися батьки, дружина та син.</text:p>
      <text:p text:style-name="P4">
Зазначається, Віктор Синько народився 15 листопада 1990 року в Ужгороді.Закінчив місцеву школу №12. Далі навчався у Свалявському коледжі. Строковуслужбу проходив у Львові у складі 80-ї ДШБ. Віктор із дитинства любив собак,тому вирішив стати кінологом.</text:p>
      <text:p text:style-name="P4">
У перші дні вторгнення росії в Україну в 2014 році, не вагаючись, пішовдобровольцем боронити східний кордон – був снайпером у прикордонних військах.</text:p>
      <text:p text:style-name="P4">
У 2016-му році Віктор вдруге поїхав захищати Україну від ворога. Післяуспішного виконання завдання повернувся на військову службу до спецпідрозділушвидкого реагування «Шквал». У 2018-му вступив до Національної академіїДержавної прикордонної служби України ім. Богдана Хмельницького наспеціальність «Право».</text:p>
      <text:p text:style-name="P4">
Початок <text:a xlink:type="simple" xlink:href="https://www.ukrinform.ua/tag-vijna" text:style-name="Internet_20_link" text:visited-style-name="Visited_20_Internet_20_Link">
 </text:a>
 Віктор Синько зустрів ізколегами в академії, де 25 лютого 2022 року отримав диплом. За кілька днівпотому разом із побратимами вже виконував бойові завдання.</text:p>
      <text:p text:style-name="P4">
Згодом із честю та відданістю Віктор Синько ніс службу з оборони Донецькоїобласті на Лиманському напрямку. Під час короткого відновлення восени 2022року вступив на магістратуру юридичного факультету УжНУ. А вже в грудні2022-го знову повернувся захищати північні кордони нашої держави. Там Синькоотримав підвищення – його призначили заступником начальника 2 прикордонноїзастави прикордонної комендатури швидкого реагування 7 прикордонного загонуЗахідного регіонального управління Держприкордонслужби України з подальшимприсвоєнням чергового звання «лейтенант».</text:p>
      <text:p text:style-name="P4">
<text:span text:style-name="T4">
Читайте також:</text:span>
 <text:a xlink:type="simple" xlink:href="https://www.ukrinform.ua/rubric-ato/3710522-pid-bahmutom-zaginuv-veteran-armii-ssa-cnn.html" text:style-name="Internet_20_link" text:visited-style-name="Visited_20_Internet_20_Link">
 <text:span text:style-name="T4">
Бахм</text:span>
 </text:a>
</text:p>
      <text:p text:style-name="P4">
20 квітня 2023 року без вагань знову повернувся у зону бойових дій. Мав упідпорядкуванні понад 60 людей, які поважали та бачили у Вікторі лідера, аджевін ніколи не кидав товаришів у біді, допомагав, підтримував та навчаввійськової справи.</text:p>
      <text:p text:style-name="P4">
12 травня 2023 року противник здійснив штурмові дії та обстріл позиційпідрозділів ЗСУ. Віктор Синько, виконуючи бойове завдання, від отриманих травмі поранень, несумісних із життям, загинув на полі бою біля населеного пунктуГригорівка Донецької області.</text:p>
      <text:p text:style-name="P4">
Source: <text:a xlink:type="simple" xlink:href="https://www.ukrinform.ua/rubric-regions/3710587-v-uzgorodi-poprosalisa-z-prikordonnikom-akij-zaginuv-na-vijni.html" text:style-name="Internet_20_link" text:visited-style-name="Visited_20_Internet_20_Link">
https://www.ukrinform.ua/rubric-regions/3710587-v-uzgorodi-poprosalisa-z-prikordonnikom-akij-zaginuv-na-vijni.html</text:a>
</text:p>
      <!--NEWS-->
      <text:h text:style-name="P10" text:outline-level="1">
<text:span text:style-name="T4">
Джонсон пообіцяв виступити у Львівському національному університеті</text:span>
</text:h>
      <text:p text:style-name="P4">
Authors: Ukrinform (Person)</text:p>
      <text:p text:style-name="P4">
Publisher: Укринформ (Organization)</text:p>
      <text:p text:style-name="P4">
Published Time: 2023-05-17T18:15:46+03:00</text:p>
      <text:p text:style-name="P4">
Modified Time: 2023-05-17T18:15:46+03:00</text:p>
      <text:p text:style-name="P4">
Description: Борис Джонсон записав відеозвернення Львівському національному університету імені Івана Франка, в якому висловив подяку за удостоєння його почесного звання «Doctor Honoris Causa» та пообіцяв приїхати до Львова. — Укрінформ.</text:p>
      <text:p text:style-name="P4">
Images: ["<text:a xlink:type="simple" xlink:href="https://static.ukrinform.com/photos/2022_08/thumb_files/630_360_1661929204-699.jpeg" text:style-name="Internet_20_link" text:visited-style-name="Visited_20_Internet_20_Link">
630_360_16619...</text:a>
"]</text:p>
      <text:p text:style-name="P4">
Tags: ['Джонсон', 'Львів', 'Візит']</text:p>
      <text:p text:style-name="P4">
Type: Article</text:p>
      <!--METADATA-->
      <text:p text:style-name="P4">
<draw:frame draw:style-name="fr1" draw:name="Image146" text:anchor-type="as-char" svg:width="6.9236in" svg:height="3.956343in" draw:z-index="0">
<draw:image xlink:href="../Images/yкринформ/2023-05-17T18-15-46-03-00/630_360_1661929204-699.jpeg" xlink:type="simple" xlink:show="embed" xlink:actuate="onLoad" draw:mime-type="image/jpeg"/>
</draw:frame>
 БорисДжонсон записав відеозвернення Львівському національному університету іменіІвана Франка, в якому висловив подяку за удостоєння його почесного звання«Doctor Honoris Causa» та пообіцяв приїхати до Львова.</text:p>
      <text:p text:style-name="P4">
Відеозвернення у  <text:a xlink:type="simple" xlink:href="https://www.facebook.com/watch/" text:style-name="Internet_20_link" text:visited-style-name="Visited_20_Internet_20_Link">
 </text:a>
оприлюднив Львівський національний університет ім. Івана Франка, передаєУкрінформ.</text:p>
      <text:p text:style-name="P4">
«Звертаюся до вас, бо хочу, щоб ви знали, наскільки я зворушений і яка великачесть для мене, що Львівський університет ухвалив рішення надати мені почеснезвання Doctor Honoris Causa. Це честь, якої я не заслужив, але я пишаюся,пишаюся тим, що мені її надали. Обіцяю приїхати до вас настільки швидко,наскільки це можливо, щоб отримати звання особисто», - зазначив <text:a xlink:type="simple" xlink:href="https://www.ukrinform.ua/tag-boris-dzonson" text:style-name="Internet_20_link" text:visited-style-name="Visited_20_Internet_20_Link">
</text:a>
 .</text:p>
      <text:p text:style-name="P4">
Він наголосив, що у запланованому виступі перед університетською спільнотоюпід час отримання цього почесного звання, зазначить, що багато людей говорятьпро війну в Україні і про переговори... Він не виключає, що це можливо, але заоднієї умови: «якщо – і тільки якщо – цим переговорам передуватиме перемогаУкраїни, в якій жорстоке, варварське та незаконне вторгнення володимира путінав Україну буде повністю відбите, а його війська вигнані з України».</text:p>
      <text:p text:style-name="P4">
На думку Джонсона, дуже вагомо, щоб Велика Британія та інші країни світунадали Україні те, що вона потребує, і зробили це якомога швидше, щоб досягтимети.</text:p>
      <text:p text:style-name="P4">
<text:span text:style-name="T4">
Читайте також:</text:span>
 <text:a xlink:type="simple" xlink:href="https://www.ukrinform.ua/rubric-polytics/3691930-dzonson-duda-i-bajden-lideri-simpatij-ukrainciv-zpomiz-inozemnih-politikiv.html" text:style-name="Internet_20_link" text:visited-style-name="Visited_20_Internet_20_Link">
 <text:span text:style-name="T4">
Джонсон</text:span>
 </text:a>
</text:p>
      <text:p text:style-name="P4">
«Врешті-решт, ви боретеся за всіх нас, а не тільки за свободу і демократіюУкраїни, що – звісно – дуже важливо. Та, крім того, ви боретеся за принциписвободи в усьому світі, і ми повинні вам за це подякувати», - додав британець.</text:p>
      <text:p text:style-name="P4">
В університеті нагадують, що 4 жовтня 2022 року Вчена рада Львівськогоуніверситету присвоїла звання «Почесний доктор (Doctor Honoris Causa)Львівського національного університету імені Івана Франка» Прем’єр-міністровіВеликої Британії (2019-2022) Борису Джонсону.</text:p>
      <text:p text:style-name="P4">
Source: <text:a xlink:type="simple" xlink:href="https://www.ukrinform.ua/rubric-regions/3710588-dzonson-poobicav-vistupiti-u-lvivskomu-nacionalnomu-universiteti.html" text:style-name="Internet_20_link" text:visited-style-name="Visited_20_Internet_20_Link">
https://www.ukrinform.ua/rubric-regions/3710588-dzonson-poobicav-vistupiti-u-lvivskomu-nacionalnomu-universiteti.html</text:a>
</text:p>
      <!--NEWS-->
      <text:h text:style-name="P10" text:outline-level="1">
<text:span text:style-name="T4">
У Києві пройде толока-прибирання Протасового яру - містян запрошують до участі</text:span>
</text:h>
      <text:p text:style-name="P4">
Authors: Ukrinform (Person)</text:p>
      <text:p text:style-name="P4">
Publisher: Укринформ (Organization)</text:p>
      <text:p text:style-name="P4">
Published Time: 2023-05-17T18:24:05+03:00</text:p>
      <text:p text:style-name="P4">
Modified Time: 2023-05-17T18:24:05+03:00</text:p>
      <text:p text:style-name="P4">
Description: Киян запрошують на толока-прибирання Протасового яру, яка відбудеться цієї суботи, 20 травня. — Укрінформ.</text:p>
      <text:p text:style-name="P4">
Images: ["<text:a xlink:type="simple" xlink:href="https://static.ukrinform.com/photos/2023_05/thumb_files/630_360_1684337016-482.jpg" text:style-name="Internet_20_link" text:visited-style-name="Visited_20_Internet_20_Link">
630_360_16843...</text:a>
"]</text:p>
      <text:p text:style-name="P4">
Tags: ['Фестиваль', 'Толока', 'Київ', 'Прибирання']</text:p>
      <text:p text:style-name="P4">
Type: Article</text:p>
      <!--METADATA-->
      <text:p text:style-name="P4">
<draw:frame draw:style-name="fr1" draw:name="Image147" text:anchor-type="as-char" svg:width="6.9236in" svg:height="3.956343in" draw:z-index="0">
<draw:image xlink:href="../Images/yкринформ/2023-05-17T18-24-05-03-00/630_360_1684337016-482.jpg" xlink:type="simple" xlink:show="embed" xlink:actuate="onLoad" draw:mime-type="image/jpeg"/>
</draw:frame>
 Киянзапрошують на толока-прибирання Протасового яру, яка відбудеться цієї суботи,20 травня.</text:p>
      <text:p text:style-name="P4">
Про це повідомляє громадська організація "Захистимо Протасів Яр" у <text:a xlink:type="simple" xlink:href="https://www.facebook.com/save.protas/posts/pfbid02zhgEGN35h4JEpiDKrYYEk6vLwCYfPYm7N3U7THmd2rgQe2kStXUaKwLkaS4fnPbhl" text:style-name="Internet_20_link" text:visited-style-name="Visited_20_Internet_20_Link">
</text:a>
, передає Укрінформ.</text:p>
      <text:p text:style-name="P4">
"На передодні відкриття фестивалю "Протасів яр" пам’яті Романа Ратушного, михочемо прибрати і облаштувати громадську зону на галявині біля WOG уПротасовому яру", - зазначають організатори.</text:p>
      <text:p text:style-name="P4">
Усі охочі мають взяти з собою рукавички та сміттєві пакети. Збір відбудетьсяна оглядовому майданчику-парковці навпроти клініки Амосова.</text:p>
      <text:p text:style-name="P4">
Фестиваль "Протасів Яр" триватиме з 27 травня по 3 вересня.</text:p>
      <text:p text:style-name="P4">
<text:span text:style-name="T4">
Читайте також:</text:span>
 <text:a xlink:type="simple" xlink:href="https://www.ukrinform.ua/rubric-kyiv/3710365-u-kievi-riven-vodi-v-dnipri-za-dobu-zbilsivsa-na-22-santimetri.html" text:style-name="Internet_20_link" text:visited-style-name="Visited_20_Internet_20_Link">
 <text:span text:style-name="T4">
Києві</text:span>
 </text:a>
</text:p>
      <text:p text:style-name="P4">
Роман Ратушний у 2019 році очолив ГО "Захистимо Протасів яр", яка виступалапроти побудови багатоповерхівок у парковій зоні столиці. Після початкувторгнення Росії до України Ратушний пішов добровольцем до лав Сил оборониУкраїни. Він загинув у бою під Ізюмом 9 червня 2022 року, потрапивши у ворожузасідку. Поховали Романа Ратушного на Байковому кладовищі.</text:p>
      <text:p text:style-name="P4">
<text:span text:style-name="T5">
Фото із соцмереж</text:span>
</text:p>
      <text:p text:style-name="P4">
Source: <text:a xlink:type="simple" xlink:href="https://www.ukrinform.ua/rubric-kyiv/3710592-u-kievi-projde-tolokapribiranna-protasovogo-aru-mistan-zaprosuut-do-ucasti.html" text:style-name="Internet_20_link" text:visited-style-name="Visited_20_Internet_20_Link">
https://www.ukrinform.ua/rubric-kyiv/3710592-u-kievi-projde-tolokapribiranna-protasovogo-aru-mistan-zaprosuut-do-ucasti.html</text:a>
</text:p>
      <!--NEWS-->
      <text:h text:style-name="P10" text:outline-level="1">
<text:span text:style-name="T4">
Обстріл селища на Херсонщині: кількість загиблих зросла до трьох</text:span>
</text:h>
      <text:p text:style-name="P4">
Authors: Ukrinform (Person)</text:p>
      <text:p text:style-name="P4">
Publisher: Укринформ (Organization)</text:p>
      <text:p text:style-name="P4">
Published Time: 2023-05-17T18:31:00+03:00</text:p>
      <text:p text:style-name="P4">
Modified Time: 2023-05-17T18:31:00+03:00</text:p>
      <text:p text:style-name="P4">
Description: У селищі на Херсонщині кількість загиблих внаслідок російського обстрілу зросла до трьох осіб, серед них - 5-річний хлопчик. — Укрінформ.</text:p>
      <text:p text:style-name="P4">
Images: ["<text:a xlink:type="simple" xlink:href="https://static.ukrinform.com/photos/2023_05/thumb_files/630_360_1684337416-191.jpg" text:style-name="Internet_20_link" text:visited-style-name="Visited_20_Internet_20_Link">
630_360_16843...</text:a>
"]</text:p>
      <text:p text:style-name="P4">
Tags: ['Херсонщина', 'Обстріл', 'Війна з Росією']</text:p>
      <text:p text:style-name="P4">
Type: Article</text:p>
      <!--METADATA-->
      <text:p text:style-name="P4">
<draw:frame draw:style-name="fr1" draw:name="Image148" text:anchor-type="as-char" svg:width="6.9236in" svg:height="3.956343in" draw:z-index="0">
<draw:image xlink:href="../Images/yкринформ/2023-05-17T18-31-00-03-00/630_360_1684337416-191.jpg" xlink:type="simple" xlink:show="embed" xlink:actuate="onLoad" draw:mime-type="image/jpeg"/>
</draw:frame>
 У селищіна Херсонщині кількість загиблих внаслідок російського обстрілу зросла дотрьох осіб, серед них - 5-річний хлопчик.</text:p>
      <text:p text:style-name="P4">
Про це повідомив Офіс генпрокурора у  <text:a xlink:type="simple" xlink:href="https://www.facebook.com/pgo.gov.ua/posts/pfbid026DSnazoMPipbmXkJ31mLT16vfkk2USRJXSepTcbTWSpbXuBqDKTY59d7bht8PARtl" text:style-name="Internet_20_link" text:visited-style-name="Visited_20_Internet_20_Link">
</text:a>
передає Укрінформ.</text:p>
      <text:p text:style-name="P4">
"За даними слідства, 17 травня близько 16:00 окупанти обстріляли селище вХерсонському районі. Один із снарядів поцілив поблизу магазина, де перебувалимісцеві мешканці. Травми, несумісні із життям, отримали 5-річний хлопчик тадвоє чоловіків", - йдеться у повідомленні.</text:p>
      <text:p text:style-name="P4">
Ще один чоловік та неповнолітній хлопець зазнали травм різного ступенятяжкості. Дані уточнюються.</text:p>
      <text:p text:style-name="P4">
<text:span text:style-name="T4">
Читайте також:</text:span>
 <text:a xlink:type="simple" xlink:href="https://www.ukrinform.ua/rubric-society/3710579-sbu-vstanovila-osobu-rosijskogo-komandira-akij-nakazuvav-obstriluvati-herson.html" text:style-name="Internet_20_link" text:visited-style-name="Visited_20_Internet_20_Link">
 <text:span text:style-name="T4">
Херсон</text:span>
 </text:a>
</text:p>
      <text:p text:style-name="P4">
За процесуального керівництва Херсонської окружної прокуратури розпочатодосудове розслідування за фактом порушення законів та звичаїв <text:a xlink:type="simple" xlink:href="https://www.ukrinform.ua/tag-vijna" text:style-name="Internet_20_link" text:visited-style-name="Visited_20_Internet_20_Link">
</text:a>
 .</text:p>
      <text:p text:style-name="P4">
На місці події працюють правоохоронці, щоб задокументувати черговий воєннийзлочин, вчинений військовослужбовцями рф.</text:p>
      <text:p text:style-name="P4">
Як повідомляв Укрінформ, раніше було відомо про  <text:a xlink:type="simple" xlink:href="https://www.ukrinform.ua/rubric-ato/3710543-rosiani-obstrilali-selise-na-hersonsini-zaginula-ditina.html" text:style-name="Internet_20_link" text:visited-style-name="Visited_20_Internet_20_Link">
</text:a>
 внаслідок обстрілу росіянами селища ЗеленівкаХерсонської області.</text:p>
      <text:p text:style-name="P4">
Source: <text:a xlink:type="simple" xlink:href="https://www.ukrinform.ua/rubric-ato/3710595-obstril-selisa-na-hersonsini-kilkist-zagiblih-zrosla-do-troh.html" text:style-name="Internet_20_link" text:visited-style-name="Visited_20_Internet_20_Link">
https://www.ukrinform.ua/rubric-ato/3710595-obstril-selisa-na-hersonsini-kilkist-zagiblih-zrosla-do-troh.html</text:a>
</text:p>
      <!--NEWS-->
      <text:h text:style-name="P10" text:outline-level="1">
<text:span text:style-name="T4">
Франція думає над передачею Україні далекобійних ракет - le Monde</text:span>
</text:h>
      <text:p text:style-name="P4">
Authors: Ukrinform (Person)</text:p>
      <text:p text:style-name="P4">
Publisher: Укринформ (Organization)</text:p>
      <text:p text:style-name="P4">
Published Time: 2023-05-17T18:34:16+03:00</text:p>
      <text:p text:style-name="P4">
Modified Time: 2023-05-17T18:34:16+03:00</text:p>
      <text:p text:style-name="P4">
Description: Франція не відкидає можливість передачі Україні ракет великого радіусу дії SCALP. — Укрінформ.</text:p>
      <text:p text:style-name="P4">
Images: ["<text:a xlink:type="simple" xlink:href="https://static.ukrinform.com/photos/2023_04/thumb_files/630_360_1681376672-908.jpg" text:style-name="Internet_20_link" text:visited-style-name="Visited_20_Internet_20_Link">
630_360_16813...</text:a>
"]</text:p>
      <text:p text:style-name="P4">
Tags: ['Франція', 'Макрон', 'Ракета', 'Зброя', 'Війна з Росією']</text:p>
      <text:p text:style-name="P4">
Type: Article</text:p>
      <!--METADATA-->
      <text:p text:style-name="P4">
<draw:frame draw:style-name="fr1" draw:name="Image149" text:anchor-type="as-char" svg:width="6.9236in" svg:height="3.956343in" draw:z-index="0">
<draw:image xlink:href="../Images/yкринформ/2023-05-17T18-34-16-03-00/630_360_1681376672-908.jpg" xlink:type="simple" xlink:show="embed" xlink:actuate="onLoad" draw:mime-type="image/jpeg"/>
</draw:frame>
 Франція невідкидає можливість передачі Україні ракет великого радіусу дії SCALP.</text:p>
      <text:p text:style-name="P4">
Як повідомляє кореспондент Укрінформу, про це пише <text:a xlink:type="simple" xlink:href="https://www.lemonde.fr/international/article/2023/05/17/la-france-etudie-la-livraison-de-missiles-scalp-a-l-ukraine_6173709_3210.html" text:style-name="Internet_20_link" text:visited-style-name="Visited_20_Internet_20_Link">
</text:a>
</text:p>
      <text:p text:style-name="P4">
Зазначається, що в одному із нещодавніх інтерв’ю президент Франції ЕммануельМакрон заявив, що “усі варіанти розглядаються”, відповідаючи на запитання проможливість поставки ракет SCALP Україні. При цьому <text:a xlink:type="simple" xlink:href="https://www.ukrinform.ua/tag-makron" text:style-name="Internet_20_link" text:visited-style-name="Visited_20_Internet_20_Link">
</text:a>
 наголосив, що “наразі це непланується”.</text:p>
      <text:p text:style-name="P4">
Зазначимо, що система SCALP була спільно розроблена Францією та ВеликоюБританією у 1990-их рр. Її базова дальність - 250 км, але її може бутизбільшено до 500 чи навіть 700 км, залежно від модифікації.</text:p>
      <text:p text:style-name="P4">
Le Monde додає, що Франція почала роздумувати над передачею Українідалекобійних ракет після того, як про це оголосила Велика Британія. Британськіракети Storm Shadow, які вже успішно застосовують українські захисники, - цеаналог французьких SCALP.</text:p>
      <text:p text:style-name="P4">
<text:span text:style-name="T4">
Читайте також:</text:span>
 <text:a xlink:type="simple" xlink:href="https://www.ukrinform.ua/rubric-ato/3707816-raketa-storm-shadow-dla-ukraini-u-comu-suttevij-proriv.html" text:style-name="Internet_20_link" text:visited-style-name="Visited_20_Internet_20_Link">
 </text:a>
</text:p>
      <text:p text:style-name="P4">
“Як і з усією допомогою Україні, Франція обговорює із українськими табританськими партнерами її наслідки, особливо стосовно ракет великого радіусудії”, - розповів співрозмовник із оточення Макрона.</text:p>
      <text:p text:style-name="P4">
Як повідомлялося, уряд Британії оголосив, що цього літа розпочнуться <text:a xlink:type="simple" xlink:href="https://www.ukrinform.ua/rubric-ato/3709373-u-britanii-vlitku-rozpocnutsa-navcanna-ukrainskih-pilotiv.html" text:style-name="Internet_20_link" text:visited-style-name="Visited_20_Internet_20_Link">
</text:a>
</text:p>
      <text:p text:style-name="P4">
Source: <text:a xlink:type="simple" xlink:href="https://www.ukrinform.ua/rubric-ato/3710596-francia-dumae-nad-peredaceu-ukraini-dalekobijnih-raket-le-monde.html" text:style-name="Internet_20_link" text:visited-style-name="Visited_20_Internet_20_Link">
https://www.ukrinform.ua/rubric-ato/3710596-francia-dumae-nad-peredaceu-ukraini-dalekobijnih-raket-le-monde.html</text:a>
</text:p>
      <!--NEWS-->
      <text:h text:style-name="P10" text:outline-level="1">
<text:span text:style-name="T4">
Як не підхопити кліщів на природі</text:span>
</text:h>
      <text:p text:style-name="P4">
Authors: Ukrinform (Person)</text:p>
      <text:p text:style-name="P4">
Publisher: Укринформ (Organization)</text:p>
      <text:p text:style-name="P4">
Published Time: 2023-05-17T18:38:00+03:00</text:p>
      <text:p text:style-name="P4">
Modified Time: 2023-05-17T18:38:00+03:00</text:p>
      <text:p text:style-name="P4">
Description: Від 5 до 12 тисяч європейців, за даними ВООЗ, щороку хворіє на інфекції, які передаються кліщами — Укрінформ.</text:p>
      <text:p text:style-name="P4">
Images: ["<text:a xlink:type="simple" xlink:href="https://static.ukrinform.com/photos/2023_05/thumb_files/630_360_1684337862-114.jpg" text:style-name="Internet_20_link" text:visited-style-name="Visited_20_Internet_20_Link">
630_360_16843...</text:a>
", "<text:a xlink:type="simple" xlink:href="https://static.ukrinform.com/photos/2023_05/1684337834-581.jpg" text:style-name="Internet_20_link" text:visited-style-name="Visited_20_Internet_20_Link">
1684337834-58...</text:a>
"]</text:p>
      <text:p text:style-name="P4">
Tags: None</text:p>
      <text:p text:style-name="P4">
Type: Article</text:p>
      <!--METADATA-->
      <text:p text:style-name="P4">
<draw:frame draw:style-name="fr1" draw:name="Image150" text:anchor-type="as-char" svg:width="6.9236in" svg:height="3.956343in" draw:z-index="0">
<draw:image xlink:href="../Images/yкринформ/2023-05-17T18-38-00-03-00/630_360_1684337862-114.jpg" xlink:type="simple" xlink:show="embed" xlink:actuate="onLoad" draw:mime-type="image/jpeg"/>
</draw:frame>
 Від 5 до12 тисяч європейців, за даними ВООЗ, щороку хворіє на інфекції, якіпередаються кліщами<draw:frame draw:style-name="fr1" draw:name="Image151" text:anchor-type="as-char" svg:width="2.25611in" svg:height="10.0in" draw:z-index="0">
<draw:image xlink:href="../Images/yкринформ/2023-05-17T18-38-00-03-00/1684337834-581.jpg" xlink:type="simple" xlink:show="embed" xlink:actuate="onLoad" draw:mime-type="image/jpeg"/>
</draw:frame>
 За інформацією ЗМІ</text:p>
      <text:p text:style-name="P4">
Source: <text:a xlink:type="simple" xlink:href="https://www.ukrinform.ua/rubric-health/3710597-ak-ne-pidhopiti-klisiv-na-prirodi.html" text:style-name="Internet_20_link" text:visited-style-name="Visited_20_Internet_20_Link">
https://www.ukrinform.ua/rubric-health/3710597-ak-ne-pidhopiti-klisiv-na-prirodi.html</text:a>
</text:p>
      <!--NEWS-->
      <text:h text:style-name="P10" text:outline-level="1">
<text:span text:style-name="T4">
Саміт Ради Європи закликав Росію вивести війська з України, Молдови та Грузії</text:span>
</text:h>
      <text:p text:style-name="P4">
Authors: Ukrinform (Person)</text:p>
      <text:p text:style-name="P4">
Publisher: Укринформ (Organization)</text:p>
      <text:p text:style-name="P4">
Published Time: 2023-05-17T18:42:00+03:00</text:p>
      <text:p text:style-name="P4">
Modified Time: 2023-05-17T18:42:00+03:00</text:p>
      <text:p text:style-name="P4">
Description: Глави держав та урядів 46 країн-учасниць Ради Європи закликали Росію негайно та безумовно вивести усі свої війська з України, Грузії та Молдови. — Укрінформ.</text:p>
      <text:p text:style-name="P4">
Images: ["<text:a xlink:type="simple" xlink:href="https://static.ukrinform.com/photos/2018_04/thumb_files/630_360_1523362436-5260.png" text:style-name="Internet_20_link" text:visited-style-name="Visited_20_Internet_20_Link">
630_360_15233...</text:a>
", "<text:a xlink:type="simple" xlink:href="https://static.ukrinform.com/photos/2023_05/1684338301-687.jpg" text:style-name="Internet_20_link" text:visited-style-name="Visited_20_Internet_20_Link">
1684338301-68...</text:a>
"]</text:p>
      <text:p text:style-name="P4">
Tags: ['Грузія', 'Молдова', 'Україна', 'Агресія РФ', 'Рада Європи', 'Війна з Росією']</text:p>
      <text:p text:style-name="P4">
Type: Article</text:p>
      <!--METADATA-->
      <text:p text:style-name="P4">
<draw:frame draw:style-name="fr1" draw:name="Image152" text:anchor-type="as-char" svg:width="6.9236in" svg:height="3.956343in" draw:z-index="0">
<draw:image xlink:href="../Images/yкринформ/2023-05-17T18-42-00-03-00/630_360_1523362436-5260.png" xlink:type="simple" xlink:show="embed" xlink:actuate="onLoad" draw:mime-type="image/png"/>
</draw:frame>
 Главидержав та урядів 46 країн-учасниць Ради Європи закликали Росію негайно табезумовно вивести усі свої війська з України, Грузії та Молдови.</text:p>
      <text:p text:style-name="P4">
Як передає Укрінформ, про це йдеться у підсумковому документі саміту РадиЄвропи в Ісландії "Рейк'явікська декларація – Об'єднані навколо нашихцінностей".</text:p>
      <text:p text:style-name="P4">
У документі зазначається, що глави держав та урядів країн-членів Ради Європизібралися у Рейк'явіку 16-17 травня 2023 року, "щоб об'єднатися протиагресивної війни Росії проти України та визначити подальші пріоритети танапрямки роботи Ради Європи".</text:p>
      <text:p text:style-name="P4">
<text:span text:style-name="T4">
Читайте також:</text:span>
 <text:a xlink:type="simple" xlink:href="https://www.ukrinform.ua/rubric-polytics/3710505-rosia-zaperecue-pravo-ukraini-na-majbutne-i-vidpovidatime-za-svoi-zlocini-fon-der-laen.html" text:style-name="Internet_20_link" text:visited-style-name="Visited_20_Internet_20_Link">
 </text:a>
</text:p>
      <text:p text:style-name="P4">
Було вказано на те, що своєю війною проти України Росія повністю порушилаобіцянку "Ніколи знову", на якій було побудований мирний проєкт в Європі післяДругої світової війни. На цьому тлі лідери країн-членів Європи наголосили насвоїй "рішучості об'єднатися навколо наших цінностей і протистояти агресивнійвійні Росії проти України, яка є кричущим порушенням міжнародного права івсього, що ми відстоюємо".</text:p>
      <text:p text:style-name="P4">
<draw:frame draw:style-name="fr1" draw:name="Image153" text:anchor-type="as-char" svg:width="6.9236in" svg:height="4.615733in" draw:z-index="0">
<draw:image xlink:href="../Images/yкринформ/2023-05-17T18-42-00-03-00/1684338301-687.jpg" xlink:type="simple" xlink:show="embed" xlink:actuate="onLoad" draw:mime-type="image/jpeg"/>
</draw:frame>
</text:p>
      <text:p text:style-name="P4">
<text:span text:style-name="T5">
Фото: Facebook/Council of Europe</text:span>
</text:p>
      <text:p text:style-name="P4">
"Ми солідарні з тими, хто постраждав від агресивної війни Росії проти Українита агресії Росії проти Грузії, яку ми засуджуємо найрішучішим чином. Миколективно закликаємо Російську Федерацію виконати свої міжнароднізобов'язання і негайно вивести свої війська з України, Грузії та РеспублікиМолдова, повністю і без жодних умов. Ми підтверджуємо нашу непохитну підтримкуїхнього суверенітету, незалежності та територіальної цілісності в межах їхніхміжнародно визнаних кордонів", - йдеться у документі.</text:p>
      <text:p text:style-name="P4">
<text:span text:style-name="T4">
Читайте також:</text:span>
 <text:a xlink:type="simple" xlink:href="https://www.ukrinform.ua/rubric-polytics/3710382-na-samiti-radi-evropi-stvorili-reestr-zbitkiv-ukraini-vid-agresii-rf.html" text:style-name="Internet_20_link" text:visited-style-name="Visited_20_Internet_20_Link">
 </text:a>
</text:p>
      <text:p text:style-name="P4">
Глави держав та урядів 46 країн також наголосили, що агресивна війна Росіїпроти України – "це не просто порушення міжнародного права, а напад на нашідемократії".</text:p>
      <text:p text:style-name="P4">
Як повідомляв Укрінформ, у столиці Ісландії 16-17 травня проходив дводеннийсаміт глав держав і урядів 46 країн-членів Ради Європи. Одним із основнихпитань порядку денного саміту було створення Міжнародного реєстру збитків,завданих <text:a xlink:type="simple" xlink:href="https://www.ukrinform.ua/tag-russian-aggression" text:style-name="Internet_20_link" text:visited-style-name="Visited_20_Internet_20_Link">
 </text:a>
 .</text:p>
      <text:p text:style-name="P4">
Source: <text:a xlink:type="simple" xlink:href="https://www.ukrinform.ua/rubric-world/3710598-samit-radi-evropi-zaklikav-rosiu-vivesti-vijska-z-ukraini-moldovi-ta-gruzii.html" text:style-name="Internet_20_link" text:visited-style-name="Visited_20_Internet_20_Link">
https://www.ukrinform.ua/rubric-world/3710598-samit-radi-evropi-zaklikav-rosiu-vivesti-vijska-z-ukraini-moldovi-ta-gruzii.html</text:a>
</text:p>
      <!--NEWS-->
      <text:h text:style-name="P10" text:outline-level="1">
<text:span text:style-name="T4">
Чемпіонат світу з хокею: збірна США перемогла Австрію, Латвія дотисла Норвегію</text:span>
</text:h>
      <text:p text:style-name="P4">
Authors: Ukrinform (Person)</text:p>
      <text:p text:style-name="P4">
Publisher: Укринформ (Organization)</text:p>
      <text:p text:style-name="P4">
Published Time: 2023-05-17T18:43:00+03:00</text:p>
      <text:p text:style-name="P4">
Modified Time: 2023-05-17T18:43:00+03:00</text:p>
      <text:p text:style-name="P4">
Description: На чемпіонаті світу-2023 з хокею в Тампере (Фінляндія) та Ризі (Латвія) розпочалися поєдинки четвертого кола розіграшу. — Укрінформ.</text:p>
      <text:p text:style-name="P4">
Images: ["<text:a xlink:type="simple" xlink:href="https://static.ukrinform.com/photos/2023_05/thumb_files/630_360_1684338012-935.jpg" text:style-name="Internet_20_link" text:visited-style-name="Visited_20_Internet_20_Link">
630_360_16843...</text:a>
"]</text:p>
      <text:p text:style-name="P4">
Tags: ['Чемпіонат світу', 'хокей']</text:p>
      <text:p text:style-name="P4">
Type: Article</text:p>
      <!--METADATA-->
      <text:p text:style-name="P4">
<draw:frame draw:style-name="fr1" draw:name="Image154" text:anchor-type="as-char" svg:width="6.9236in" svg:height="3.956343in" draw:z-index="0">
<draw:image xlink:href="../Images/yкринформ/2023-05-17T18-43-00-03-00/630_360_1684338012-935.jpg" xlink:type="simple" xlink:show="embed" xlink:actuate="onLoad" draw:mime-type="image/jpeg"/>
</draw:frame>
 Начемпіонаті світу-2023 з хокею в Тампере (Фінляндія) та Ризі (Латвія)розпочалися поєдинки четвертого кола розіграшу.</text:p>
      <text:p text:style-name="P4">
Четвертою перемогою поспіль продовжила турнір збірна США, яка упевненообіграла команду Австрії - 4:1 (0:0, 2:0, 2:1), передає Укрінформ.</text:p>
      <text:p text:style-name="P4">
В іншому матчі середи Латвія взяла гору над Норвегією - 2:1 (0:0, 2:1, 0:0).</text:p>
      <text:p text:style-name="P4">
Сьогодні також зіграють Канада - Казахстан, Фінляндія - Франція.</text:p>
      <text:p text:style-name="P4">
Четвертий тур завершать 18 травня матчі Угорщина - Швеція, Чехія - Словенія,Данія - Німеччина, Швейцарія - Словаччина.</text:p>
      <text:p text:style-name="P4">
<text:span text:style-name="T5">
Турнірне становище:</text:span>
</text:p>
      <text:p text:style-name="P4">
група А: США - 12 очок (після 4-х ігор), Данія - 8 (3), Швеція - 8 (3),Фінляндія - 4 (3), Франція - 3 (3), Угорщина - 2 (3), Австрія - 1 (4),Німеччина - 0 (3);</text:p>
      <text:p text:style-name="P4">
група В : Швейцарія - 9 очок (після 3-х ігор), Канада - 8 очок (3), Чехія - 7(3), Латвія - 5 (4), Словаччина - 4 (3), Норвегія - 4 (4), Казахстан - 2 (3),Словенія - 0 (3).</text:p>
      <text:p text:style-name="P4">
<text:span text:style-name="T4">
Читайте також:</text:span>
 <text:a xlink:type="simple" xlink:href="https://www.ukrinform.ua/rubric-sports/3710208-cempionat-svitu-z-hokeu-peremogi-danii-norvegii-svejcarii-ta-ugorsini.html" text:style-name="Internet_20_link" text:visited-style-name="Visited_20_Internet_20_Link">
 <text:span text:style-name="T4">
хокею</text:span>
 </text:a>
</text:p>
      <text:p text:style-name="P4">
Чемпіонат світу з хокею триватиме до 28 травня.</text:p>
      <text:p text:style-name="P4">
Фото: AFP.</text:p>
      <text:p text:style-name="P4">
Source: <text:a xlink:type="simple" xlink:href="https://www.ukrinform.ua/rubric-sports/3710600-cempionat-svitu-z-hokeu-ssa-peremogla-avstriu-latvia-dotisla-norvegiu.html" text:style-name="Internet_20_link" text:visited-style-name="Visited_20_Internet_20_Link">
https://www.ukrinform.ua/rubric-sports/3710600-cempionat-svitu-z-hokeu-ssa-peremogla-avstriu-latvia-dotisla-norvegiu.html</text:a>
</text:p>
      <!--NEWS-->
      <text:h text:style-name="P10" text:outline-level="1">
<text:span text:style-name="T4">
У Росії активіста засудили до семи років колонії - закликав стратити Путіна</text:span>
</text:h>
      <text:p text:style-name="P4">
Authors: Ukrinform (Person)</text:p>
      <text:p text:style-name="P4">
Publisher: Укринформ (Organization)</text:p>
      <text:p text:style-name="P4">
Published Time: 2023-05-17T18:46:30+03:00</text:p>
      <text:p text:style-name="P4">
Modified Time: 2023-05-17T18:46:30+03:00</text:p>
      <text:p text:style-name="P4">
Description: У Москві 2-й Західний окружний військовий суд призначив 7 років колонії активісту руху «Солідарність» Михайлу Крігеру в справі про “виправдання тероризму” та заклики стратити президента РФ Володимира Путіна. — Укрінформ.</text:p>
      <text:p text:style-name="P4">
Images: ["<text:a xlink:type="simple" xlink:href="https://static.ukrinform.com/photos/2020_01/thumb_files/630_360_1580208464-821.jpg" text:style-name="Internet_20_link" text:visited-style-name="Visited_20_Internet_20_Link">
630_360_15802...</text:a>
"]</text:p>
      <text:p text:style-name="P4">
Tags: ['Путін', 'Страта', 'Суд', 'Війна з Росією']</text:p>
      <text:p text:style-name="P4">
Type: Article</text:p>
      <!--METADATA-->
      <text:p text:style-name="P4">
<draw:frame draw:style-name="fr1" draw:name="Image155" text:anchor-type="as-char" svg:width="6.9236in" svg:height="3.956343in" draw:z-index="0">
<draw:image xlink:href="../Images/yкринформ/2023-05-17T18-46-30-03-00/630_360_1580208464-821.jpg" xlink:type="simple" xlink:show="embed" xlink:actuate="onLoad" draw:mime-type="image/jpeg"/>
</draw:frame>
 У Москві2-й Західний окружний військовий суд призначив 7 років колонії активісту руху«Солідарність» Михайлу Крігеру в справі про “виправдання тероризму” та закликистратити президента РФ Володимира Путіна.</text:p>
      <text:p text:style-name="P4">
Про це повідомляє Укрінформ з посиланням на <text:a xlink:type="simple" xlink:href="https://zona.media/news/2023/05/17/kriger" text:style-name="Internet_20_link" text:visited-style-name="Visited_20_Internet_20_Link">
</text:a>
 <text:a xlink:type="simple" xlink:href="https://zona.media/news/2023/05/17/kriger" text:style-name="Internet_20_link" text:visited-style-name="Visited_20_Internet_20_Link">
</text:a>
</text:p>
      <text:p text:style-name="P4">
Крігера звинуватили у виправданні тероризму та розпаленні ненависті іззагрозою застосування насильства. Держобвинувачення просило призначити йомудев'ять років колонії.</text:p>
      <text:p text:style-name="P4">
За версією обвинувачення, Крігер зазіхав на життя співробітників <text:a xlink:type="simple" xlink:href="https://www.ukrinform.ua/tag-fsb-rf" text:style-name="Internet_20_link" text:visited-style-name="Visited_20_Internet_20_Link">
</text:a>
 і закликав стратити Путіна черезповішення. Приводом для справи, як уточнили соратники активіста, стали постита коментарі активіста у Фейсбуці.</text:p>
      <text:p text:style-name="P4">
«Ні від кого не приховую свою люту ненависть до режиму, чекістів, які йоговстановили, і особисто до Путіна В.В. І повірте мені, коли і якщо я доживу доповішення цієї ГБшної гниди, то щосили боротимуся за право брати участь уцьому духопідйомному заході», — йшлося у коментарі від 2020 року,опублікованому під постом про Михайла Жлобицького, який влаштував вибух вархангельському управлінні ФСБ, та Євгена Манюрова, який напав на будівлю ФСБна Луб'янці.</text:p>
      <text:p text:style-name="P4">
<text:span text:style-name="T4">
Читайте також:</text:span>
 <text:a xlink:type="simple" xlink:href="https://www.ukrinform.ua/rubric-world/3710127-u-moskvi-do-5-rokiv-zasudili-kolumbijca-u-spravi-sodo-fejkiv-pro-rosijsku-armiu.html" text:style-name="Internet_20_link" text:visited-style-name="Visited_20_Internet_20_Link">
 <text:span text:style-name="T4">
фейк</text:span>
 </text:a>
</text:p>
      <text:p text:style-name="P4">
В останньому слові Крігер сказав, що справді мріє дожити до «путінськогоповішення». Чоловік також зазначив, що його пости — лише привід дляпереслідування. На думку Крігера, його судять за "антивоєнну, а тепер івідверто проукраїнську позицію", яку він не приховує.</text:p>
      <text:p text:style-name="P4">
Активіста затримали та відправили до СІЗО у листопаді минулого року.</text:p>
      <text:p text:style-name="P4">
Як повідомлялось, напередодні в Москві <text:a xlink:type="simple" xlink:href="https://www.ukrinform.ua/search-YToxOntzOjU6InF1ZXJ5IjtzOjE2OiLQkNC70YzQsdC10YDRgtC-Ijt9" text:style-name="Internet_20_link" text:visited-style-name="Visited_20_Internet_20_Link">
 </text:a>
 <text:a xlink:type="simple" xlink:href="https://www.ukrinform.ua/search-YToxOntzOjU6InF1ZXJ5IjtzOjE2OiLQkNC70YzQsdC10YDRgtC-Ijt9" text:style-name="Internet_20_link" text:visited-style-name="Visited_20_Internet_20_Link">
</text:a>
 Альберто ЕнрікеХіральдо Сарая до 5 років 2 місяців колонії загального режиму у справі пророзсилку повідомлень із «фейками» про російську армію.</text:p>
      <text:p text:style-name="P4">
Source: <text:a xlink:type="simple" xlink:href="https://www.ukrinform.ua/rubric-world/3710601-u-rosii-aktivista-zasudili-do-semi-rokiv-kolonii-zaklikav-stratiti-putina.html" text:style-name="Internet_20_link" text:visited-style-name="Visited_20_Internet_20_Link">
https://www.ukrinform.ua/rubric-world/3710601-u-rosii-aktivista-zasudili-do-semi-rokiv-kolonii-zaklikav-stratiti-putina.html</text:a>
</text:p>
      <!--NEWS-->
      <text:h text:style-name="P10" text:outline-level="1">
<text:span text:style-name="T4">
Верховний Суд направив позов Нікопольського заводу феросплавів на новий розгляд</text:span>
</text:h>
      <text:p text:style-name="P4">
Authors: Ukrinform (Person)</text:p>
      <text:p text:style-name="P4">
Publisher: Укринформ (Organization)</text:p>
      <text:p text:style-name="P4">
Published Time: 2023-05-17T18:47:11+03:00</text:p>
      <text:p text:style-name="P4">
Modified Time: 2023-05-17T18:47:11+03:00</text:p>
      <text:p text:style-name="P4">
Description: Верховний Суд направив на новий розгляд позов Нікопольського заводу феросплавів щодо припинення зобов’язань за чотирма кредитними договорами із ПриватБанком. — Укрінформ.</text:p>
      <text:p text:style-name="P4">
Images: ["<text:a xlink:type="simple" xlink:href="https://static.ukrinform.com/photos/2020_01/thumb_files/630_360_1579711795-664.jpg" text:style-name="Internet_20_link" text:visited-style-name="Visited_20_Internet_20_Link">
630_360_15797...</text:a>
"]</text:p>
      <text:p text:style-name="P4">
Tags: ['Приватбанк', 'Завод', 'Верховний Суд']</text:p>
      <text:p text:style-name="P4">
Type: Article</text:p>
      <!--METADATA-->
      <text:p text:style-name="P4">
<draw:frame draw:style-name="fr1" draw:name="Image156" text:anchor-type="as-char" svg:width="6.9236in" svg:height="3.956343in" draw:z-index="0">
<draw:image xlink:href="../Images/yкринформ/2023-05-17T18-47-11-03-00/630_360_1579711795-664.jpg" xlink:type="simple" xlink:show="embed" xlink:actuate="onLoad" draw:mime-type="image/jpeg"/>
</draw:frame>
 ВерховнийСуд направив на новий розгляд позов Нікопольського заводу феросплавів щодоприпинення зобов’язань за чотирма кредитними договорами із ПриватБанком.</text:p>
      <text:p text:style-name="P4">
Як передає Укрінформ, про це йдеться в пресрелізі ПриватБанку, що є врозпорядженні агентства.</text:p>
      <text:p text:style-name="P4">
"17 травня Верховний Суд частково задовольнив касаційну скаргу ПриватБанку усправі №910/12559/20 за позовом Нікопольського заводу феросплавів, скасувавсудові рішення першої та апеляційної інстанцій та направив справу на новийрозгляд до Господарського суду м. Києва", - йдеться в повідомленні.</text:p>
      <text:p text:style-name="P4">
Зазначається, що у цій справі НЗФ вимагає припинення зобов’язань за чотирмакредитними договорами із <text:a xlink:type="simple" xlink:href="https://www.ukrinform.ua/tag-privatbank" text:style-name="Internet_20_link" text:visited-style-name="Visited_20_Internet_20_Link">
 </text:a>
 ,посилаючись на начебто його повне та належне виконання. Йдеться про кредит, щоє елементом складної схеми виведення коштів, яка наразі досліджуєтьсяКанцлерським судом штату Делавер (США), внаслідок впровадження якої ПриватБанкзазнав багатомільйонної матеріальної шкоди.</text:p>
      <text:p text:style-name="P4">
Як уже наголошував ПриватБанк, колишні власники використовують рішенняукраїнських судів у цій справі для обґрунтування нібито неможливості розглядуамериканського та ізраїльського позовів ПриватБанку судами відповідних країн,а також неможливості розгляду американськими судами позовів Міністерстваюстиції США про цивільну конфіскацію активів, набутих злочинним шляхом.</text:p>
      <text:p text:style-name="P4">
<text:span text:style-name="T4">
Читайте також:</text:span>
 <text:a xlink:type="simple" xlink:href="https://www.ukrinform.ua/rubric-economy/3692918-sud-ne-dozvoliv-eksakcioneru-privatbanku-anuluvati-kreditni-dogovori-z-nbu.html" text:style-name="Internet_20_link" text:visited-style-name="Visited_20_Internet_20_Link">
 <text:span text:style-name="T4">
ПриватБанк</text:span>
 </text:a>
</text:p>
      <text:p text:style-name="P4">
Як повідомлялось, до націоналізації ПриватБанку Нікопольський заводферосплавів став поручителем за кредитом рефінансування, який Нацбанк видавПриватБанку. Нікопольський завод феросплавів передав у заставу Нацбанку рухомемайно (тепловози й напіввагони) вартістю у 40 млн грн.</text:p>
      <text:p text:style-name="P4">
Після націоналізації Нацбанк мав намір повернути борг за кредитомрефінансування, тож звернувся до поручителя і вже готовий був продатизаставлене майно. 28 серпня 2019 року Нікопольський завод феросплавів уклавмирову угоду з Нацбанком і сплатив йому гроші за кредитом рефінансування.Проте пізніше завод почав вимагати ці гроші з ПриватБанку.</text:p>
      <text:p text:style-name="P4">
Господарський суд м.Києва 9 січня 2020 року зобов’язав ПриватБанк погаситиборг заводу. ПриватБанк та НБУ вирішили оскаржити це рішення суду.</text:p>
      <text:p text:style-name="P4">
Source: <text:a xlink:type="simple" xlink:href="https://www.ukrinform.ua/rubric-economy/3710602-verhovnij-sud-napraviv-pozov-nikopolskogo-zavodu-ferosplaviv-na-novij-rozglad.html" text:style-name="Internet_20_link" text:visited-style-name="Visited_20_Internet_20_Link">
https://www.ukrinform.ua/rubric-economy/3710602-verhovnij-sud-napraviv-pozov-nikopolskogo-zavodu-ferosplaviv-na-novij-rozglad.html</text:a>
</text:p>
      <!--NEWS-->
      <text:h text:style-name="P10" text:outline-level="1">
<text:span text:style-name="T4">
Спецпредставник Китаю зустрівся з Кулебою у Києві - говорили про шляхи припинення війни</text:span>
</text:h>
      <text:p text:style-name="P4">
Authors: Ukrinform (Person)</text:p>
      <text:p text:style-name="P4">
Publisher: Укринформ (Organization)</text:p>
      <text:p text:style-name="P4">
Published Time: 2023-05-17T18:51:00+03:00</text:p>
      <text:p text:style-name="P4">
Modified Time: 2023-05-17T18:51:00+03:00</text:p>
      <text:p text:style-name="P4">
Description: Спеціальний представник уряду Китайської Народної Республіки Лі Хуей відвідав Україну з візитом та зустрівся із міністром закордонних справ Дмитром Кулебою. — Укрінформ.</text:p>
      <text:p text:style-name="P4">
Images: ["<text:a xlink:type="simple" xlink:href="https://static.ukrinform.com/photos/2023_05/thumb_files/630_360_1684338654-504.jpg" text:style-name="Internet_20_link" text:visited-style-name="Visited_20_Internet_20_Link">
630_360_16843...</text:a>
"]</text:p>
      <text:p text:style-name="P4">
Tags: ['Китай', 'Дмитро Кулеба', 'Війна з Росією']</text:p>
      <text:p text:style-name="P4">
Type: Article</text:p>
      <!--METADATA-->
      <text:p text:style-name="P4">
<draw:frame draw:style-name="fr1" draw:name="Image157" text:anchor-type="as-char" svg:width="6.9236in" svg:height="3.956343in" draw:z-index="0">
<draw:image xlink:href="../Images/yкринформ/2023-05-17T18-51-00-03-00/630_360_1684338654-504.jpg" xlink:type="simple" xlink:show="embed" xlink:actuate="onLoad" draw:mime-type="image/jpeg"/>
</draw:frame>
Спеціальний представник уряду Китайської Народної Республіки Лі Хуей відвідавУкраїну з візитом та зустрівся із міністром закордонних справ Дмитром Кулебою.</text:p>
      <text:p text:style-name="P4">
Про це йдеться у повідомленні <text:a xlink:type="simple" xlink:href="https://mfa.gov.ua/news/vizit-do-ukrayini-specialnogo-predstavnika-uryadu-kitajskoyi-narodnoyi-respubliki-li-hueya" text:style-name="Internet_20_link" text:visited-style-name="Visited_20_Internet_20_Link">
 </text:a>
 ,передає Укрінформ.</text:p>
      <text:p text:style-name="P4">
МЗС зауважило, що поїздка відбулася на виконання домовленостей, досягнутих підчас телефонної розмови Президента Володимира Зеленського та голови КНР СіЦзіньпіна. В ході візиту відбулася зустріч спецпредставника уряду КНР Лі Хуеяз міністром закордонних справ України Дмитром Кулебою.</text:p>
      <text:p text:style-name="P4">
Під час зустрічі сторони обговорили актуальні питання взаємодії України та <text:a xlink:type="simple" xlink:href="https://www.ukrinform.ua/tag-kitaj" text:style-name="Internet_20_link" text:visited-style-name="Visited_20_Internet_20_Link">
</text:a>
 як на двосторонньому рівні, так і врамках міжнародних організацій, а також шляхи припинення російської агресії.</text:p>
      <text:p text:style-name="P4">
Кулеба детально поінформував спецпредставника уряду КНР щодо принципіввідновлення стійкого та справедливого миру на основі поваги до суверенітету татериторіальної цілісності України. Він наголосив, що Україна не сприймаєжодних пропозицій, які б передбачали втрату її територій або заморожуванняконфлікту.</text:p>
      <text:p text:style-name="P4">
Міністр відзначив важливість участі Китаю в реалізації формули миру ПрезидентаУкраїни, Чорноморської зернової ініціативи, гарантуванні ядерної безпеки таінших важливих міжнародних зусиллях.</text:p>
      <text:p text:style-name="P4">
<text:span text:style-name="T4">
Читайте також:</text:span>
 <text:a xlink:type="simple" xlink:href="https://www.ukrinform.ua/rubric-world/3710277-liz-trass-zaklikala-sunaka-viznati-kitaj-zagrozou-bezpeci.html" text:style-name="Internet_20_link" text:visited-style-name="Visited_20_Internet_20_Link">
 <text:span text:style-name="T4">
Китай</text:span>
 </text:a>
</text:p>
      <text:p text:style-name="P4">
Сторони окремо обговорили довгострокову перспективу розвитку двосторонніхвідносин між Україною та Китаєм і домовилися нарощувати діалог з ключовихпитань двостороннього та міжнародного порядку денного.</text:p>
      <text:p text:style-name="P4">
Як повідомлялося, 26 квітня Президент Володимир Зеленський провів телефоннурозмову з головою КНР Сі Цзіньпіном.</text:p>
      <text:p text:style-name="P4">
<text:span text:style-name="T5">
Фото: МЗС України</text:span>
</text:p>
      <text:p text:style-name="P4">
Source: <text:a xlink:type="simple" xlink:href="https://www.ukrinform.ua/rubric-polytics/3710604-specpredstavnik-kitau-zustrilisa-z-kulebou-v-kievi-govorili-pro-pripinenna-vijni.html" text:style-name="Internet_20_link" text:visited-style-name="Visited_20_Internet_20_Link">
https://www.ukrinform.ua/rubric-polytics/3710604-specpredstavnik-kitau-zustrilisa-z-kulebou-v-kievi-govorili-pro-pripinenna-vijni.html</text:a>
</text:p>
      <!--NEWS-->
      <text:h text:style-name="P10" text:outline-level="1">
<text:span text:style-name="T4">
Укроборонпром та німецька Rheinmetall оголосили про створення спільного підприємства</text:span>
</text:h>
      <text:p text:style-name="P4">
Authors: Ukrinform (Person)</text:p>
      <text:p text:style-name="P4">
Publisher: Укринформ (Organization)</text:p>
      <text:p text:style-name="P4">
Published Time: 2023-05-17T18:57:03+03:00</text:p>
      <text:p text:style-name="P4">
Modified Time: 2023-05-17T18:57:03+03:00</text:p>
      <text:p text:style-name="P4">
Description: Державний концерн «Укроборонпром» і німецька компанія Rheinmetall уклали угоду про стратегічне партнерство шляхом створення спільного підприємства. — Укрінформ.</text:p>
      <text:p text:style-name="P4">
Images: ["<text:a xlink:type="simple" xlink:href="https://static.ukrinform.com/photos/2021_07/thumb_files/630_360_1626534314-566.jpg" text:style-name="Internet_20_link" text:visited-style-name="Visited_20_Internet_20_Link">
630_360_16265...</text:a>
"]</text:p>
      <text:p text:style-name="P4">
Tags: ['Німеччина', 'Укроборонпром', 'Угода', 'Військова техніка']</text:p>
      <text:p text:style-name="P4">
Type: Article</text:p>
      <!--METADATA-->
      <text:p text:style-name="P4">
<draw:frame draw:style-name="fr1" draw:name="Image158" text:anchor-type="as-char" svg:width="6.9236in" svg:height="3.956343in" draw:z-index="0">
<draw:image xlink:href="../Images/yкринформ/2023-05-17T18-57-03-03-00/630_360_1626534314-566.jpg" xlink:type="simple" xlink:show="embed" xlink:actuate="onLoad" draw:mime-type="image/jpeg"/>
</draw:frame>
 Державнийконцерн «Укроборонпром» і німецька компанія Rheinmetall уклали угоду простратегічне партнерство шляхом створення спільного підприємства.</text:p>
      <text:p text:style-name="P4">
Про це повідомляє у  <text:a xlink:type="simple" xlink:href="https://www.facebook.com/ukroboronprom/posts/pfbid0VSLLkVCtZrvsqkWb2AuUqsBne3KQ9LCZCgnmwG1skkrUFiAbXWo6skfvnUjBtNLcl" text:style-name="Internet_20_link" text:visited-style-name="Visited_20_Internet_20_Link">
</text:a>
пресслужба концерну, передає Укрінформ.</text:p>
      <text:p text:style-name="P4">
«Державний концерн «Укроборонпром» і один зі світових лідерів оборонноїгалузі – німецька компанія Rheinmetall – уклали угоду про стратегічнепартнерство. Мета – зміцнення оборонної промисловості України та їїнаціональної безпеки шляхом створення спільного підприємства», - йдеться вповідомленні.</text:p>
      <text:p text:style-name="P4">
Згідно з угодою, основою та першим кроком для співпраці є технічнеобслуговування і ремонт броньованої техніки, переданої Україні. Надаліпартнери мають намір спільно виробляти продукцію Rheinmetall в Україні, атакож спільно розробляти перспективні зразки озброєння та військової технікина базі новоствореного спільного підприємства за участі українських танімецьких фахівців.</text:p>
      <text:p text:style-name="P4">
<text:span text:style-name="T4">
Читайте також:</text:span>
 <text:a xlink:type="simple" xlink:href="https://www.ukrinform.ua/rubric-economy/3704776-ukroboronprom-peretvorat-z-koncernu-na-akcionerne-tovaristvo-urad-opriludniv-postanovu.html" text:style-name="Internet_20_link" text:visited-style-name="Visited_20_Internet_20_Link">
 <text:span text:style-name="T4">
Укроборонпром</text:span>
 </text:a>
</text:p>
      <text:p text:style-name="P4">
Наголошується, що початок роботи спільного підприємства заплановано насередину липня 2023 року.</text:p>
      <text:p text:style-name="P4">
Як повідомлялося, німецька збройна компанія Rheinmetall планує у майбутньомумати можливість виробляти танки, зенітні системи та боєприпаси в Україні. Якконкретний приклад у компанії наводять оголошений уже кілька місяців тому планвиробництва в Україні основних бойових <text:a xlink:type="simple" xlink:href="https://www.ukrinform.ua/tag-tank" text:style-name="Internet_20_link" text:visited-style-name="Visited_20_Internet_20_Link">
 </text:a>
типу Panther.</text:p>
      <text:p text:style-name="P4">
На початку квітня стало відомо, що Rheinmetall будує в Румунії центробслуговування західної військової техніки, яку використовують Збройні силиУкраїни.</text:p>
      <text:p text:style-name="P4">
Source: <text:a xlink:type="simple" xlink:href="https://www.ukrinform.ua/rubric-economy/3710605-ukroboronprom-ta-nimecka-rheinmetall-ogolosili-pro-stvorenna-spilnogo-pidpriemstva.html" text:style-name="Internet_20_link" text:visited-style-name="Visited_20_Internet_20_Link">
https://www.ukrinform.ua/rubric-economy/3710605-ukroboronprom-ta-nimecka-rheinmetall-ogolosili-pro-stvorenna-spilnogo-pidpriemstva.html</text:a>
</text:p>
      <!--NEWS-->
      <text:h text:style-name="P10" text:outline-level="1">
<text:span text:style-name="T4">
Снігур обіграла француженку Мансурі на старті турніру ITF у Сен-Годенс</text:span>
</text:h>
      <text:p text:style-name="P4">
Authors: Ukrinform (Person)</text:p>
      <text:p text:style-name="P4">
Publisher: Укринформ (Organization)</text:p>
      <text:p text:style-name="P4">
Published Time: 2023-05-17T19:00:00+03:00</text:p>
      <text:p text:style-name="P4">
Modified Time: 2023-05-17T19:00:00+03:00</text:p>
      <text:p text:style-name="P4">
Description: Українка Дар'я Снігур впевнено стартувала на турнірі Міжнародної федерації тенісу (ITF) у французькому Сен-Годенс із призовим фондом $60 тис. — Укрінформ.</text:p>
      <text:p text:style-name="P4">
Images: ["<text:a xlink:type="simple" xlink:href="https://static.ukrinform.com/photos/2023_05/thumb_files/630_360_1684339367-320.jpg" text:style-name="Internet_20_link" text:visited-style-name="Visited_20_Internet_20_Link">
630_360_16843...</text:a>
"]</text:p>
      <text:p text:style-name="P4">
Tags: ['Теніс']</text:p>
      <text:p text:style-name="P4">
Type: Article</text:p>
      <!--METADATA-->
      <text:p text:style-name="P4">
<draw:frame draw:style-name="fr1" draw:name="Image159" text:anchor-type="as-char" svg:width="6.9236in" svg:height="3.956343in" draw:z-index="0">
<draw:image xlink:href="../Images/yкринформ/2023-05-17T19-00-00-03-00/630_360_1684339367-320.jpg" xlink:type="simple" xlink:show="embed" xlink:actuate="onLoad" draw:mime-type="image/jpeg"/>
</draw:frame>
 УкраїнкаДар'я Снігур впевнено стартувала на турнірі Міжнародної федерації тенісу (ITF)у французькому Сен-Годенс із призовим фондом $60 тис.</text:p>
      <text:p text:style-name="P4">
За вихід до другого кола змагань посіяна під 4-м номером Снігур за 1 годину і5 хвилин завдала поразки представниці Франції Ясмін Мансурі - 6:3, 6:1,передає Укрінформ.</text:p>
      <text:p text:style-name="P4">
Путівку до чвертьфіналу Снігур розіграє з переможницею протистояння між КетлінКанєв з Німеччини та росіянкою Софьєю Лансере.</text:p>
      <text:p text:style-name="P4">
<text:span text:style-name="T4">
Читайте також:</text:span>
 <text:a xlink:type="simple" xlink:href="https://www.ukrinform.ua/rubric-sports/3710174-astremska-probilasa-do-18-finalu-turniru-wta-u-florencii.html" text:style-name="Internet_20_link" text:visited-style-name="Visited_20_Internet_20_Link">
 </text:a>
</text:p>
      <text:p text:style-name="P4">
Турнір у Сен-Годенс триватиме до 21 травня.</text:p>
      <text:p text:style-name="P4">
Фото: Getty Images/Global Images Ukraine.</text:p>
      <text:p text:style-name="P4">
Source: <text:a xlink:type="simple" xlink:href="https://www.ukrinform.ua/rubric-sports/3710607-snigur-peremogla-francuzenku-mansuri-na-starti-turniru-itf-u-sengodens.html" text:style-name="Internet_20_link" text:visited-style-name="Visited_20_Internet_20_Link">
https://www.ukrinform.ua/rubric-sports/3710607-snigur-peremogla-francuzenku-mansuri-na-starti-turniru-itf-u-sengodens.html</text:a>
</text:p>
      <!--NEWS-->
      <text:h text:style-name="P10" text:outline-level="1">
<text:span text:style-name="T4">
Росіяни атакували Охтирку «Шахедом»</text:span>
</text:h>
      <text:p text:style-name="P4">
Authors: Ukrinform (Person)</text:p>
      <text:p text:style-name="P4">
Publisher: Укринформ (Organization)</text:p>
      <text:p text:style-name="P4">
Published Time: 2023-05-17T19:03:00+03:00</text:p>
      <text:p text:style-name="P4">
Modified Time: 2023-05-17T19:03:00+03:00</text:p>
      <text:p text:style-name="P4">
Description: Загарбники у середу завдали удару дроном-камікадзе Shahed по місту Охтирка, наслідки уточнюються. — Укрінформ.</text:p>
      <text:p text:style-name="P4">
Images: ["<text:a xlink:type="simple" xlink:href="https://static.ukrinform.com/photos/2023_01/thumb_files/630_360_1672571799-176.jpeg" text:style-name="Internet_20_link" text:visited-style-name="Visited_20_Internet_20_Link">
630_360_16725...</text:a>
"]</text:p>
      <text:p text:style-name="P4">
Tags: ['Обстріл', 'Дрон', 'Охтирка', 'Війна з Росією', 'Єдині новини']</text:p>
      <text:p text:style-name="P4">
Type: Article</text:p>
      <!--METADATA-->
      <text:p text:style-name="P4">
<draw:frame draw:style-name="fr1" draw:name="Image160" text:anchor-type="as-char" svg:width="6.9236in" svg:height="3.948443in" draw:z-index="0">
<draw:image xlink:href="../Images/yкринформ/2023-05-17T19-03-00-03-00/630_360_1672571799-176.jpeg" xlink:type="simple" xlink:show="embed" xlink:actuate="onLoad" draw:mime-type="image/jpeg"/>
</draw:frame>
Загарбники у середу завдали удару дроном-камікадзе Shahed по місту Охтирка,наслідки уточнюються.</text:p>
      <text:p text:style-name="P4">
Про це повідомив голова Сумської ОВА Володимир Артюх в ефірі телемарафону«Єдині новини», передає кореспондент Укрінформу.</text:p>
      <text:p text:style-name="P4">
«Буквально 30 хвилин тому мені доповіли: по місту Охтирка був нанесений удар “<text:a xlink:type="simple" xlink:href="https://www.ukrinform.ua/tag-dron" text:style-name="Internet_20_link" text:visited-style-name="Visited_20_Internet_20_Link">
 </text:a>
 ”. Зараз наслідки уточнюються інадається допомога», - сказав він.</text:p>
      <text:p text:style-name="P4">
Водночас Артюх нагадав, що кордон Сумщини з державою-терористом становитьпонад 560 км, і росіяни обстрілюють область з авіації, артилерії, системзалпового вогню тощо.</text:p>
      <text:p text:style-name="P4">
<text:span text:style-name="T4">
Читайте також:</text:span>
 <text:a xlink:type="simple" xlink:href="https://www.ukrinform.ua/rubric-ato/3710043-rf-zapuskala-sahedi-z-branskoi-oblasti-ta-zi-shidnogo-uzberezza-azovskogo-mora-ignat.html" text:style-name="Internet_20_link" text:visited-style-name="Visited_20_Internet_20_Link">
 <text:span text:style-name="T4">
Шахед</text:span>
 </text:a>
</text:p>
      <text:p text:style-name="P4">
«Зростання іде по кількості обстрілів. За місяць - 439 обстрілів було. Заостанній тиждень – 110, і вже за цю добу – понад 20 обстрілів на кордоні зСумщиною», - поінформував голова ОВА.</text:p>
      <text:p text:style-name="P4">
Як повідомлялося, упродовж останнього місяця <text:a xlink:type="simple" xlink:href="https://www.ukrinform.ua/rubric-ato/3710445-vijska-rf-posilili-obstrili-harkivsini-cernigivsini-ta-sumsini.html" text:style-name="Internet_20_link" text:visited-style-name="Visited_20_Internet_20_Link">
</text:a>
 прикордонних Харківської,Чернігівської та Сумської областей.</text:p>
      <text:p text:style-name="P4">
<text:span text:style-name="T5">
Фото ілюстративне</text:span>
</text:p>
      <text:p text:style-name="P4">
Source: <text:a xlink:type="simple" xlink:href="https://www.ukrinform.ua/rubric-ato/3710610-rosiani-atakuvali-ohtirku-sahedom.html" text:style-name="Internet_20_link" text:visited-style-name="Visited_20_Internet_20_Link">
https://www.ukrinform.ua/rubric-ato/3710610-rosiani-atakuvali-ohtirku-sahedom.html</text:a>
</text:p>
      <!--NEWS-->
      <text:h text:style-name="P10" text:outline-level="1">
<text:span text:style-name="T4">
Рада Європи закликає інші країни приєднатися до угоди про реєстр збитків України від агресії РФ</text:span>
</text:h>
      <text:p text:style-name="P4">
Authors: Ukrinform (Person)</text:p>
      <text:p text:style-name="P4">
Publisher: Укринформ (Organization)</text:p>
      <text:p text:style-name="P4">
Published Time: 2023-05-17T19:08:21+03:00</text:p>
      <text:p text:style-name="P4">
Modified Time: 2023-05-17T19:08:21+03:00</text:p>
      <text:p text:style-name="P4">
Description: Глави держав та урядів 46 країн-учасниць Ради Європи запевнили у продовженні підтримки України "стільки, скільки буде потрібно", а також підтримали принципи української Формули миру і заявили про необхідність покарання керівництва РФ за злочин агресії. — Укрінформ.</text:p>
      <text:p text:style-name="P4">
Images: ["<text:a xlink:type="simple" xlink:href="https://static.ukrinform.com/photos/2023_05/thumb_files/630_360_1684338301-687.jpg" text:style-name="Internet_20_link" text:visited-style-name="Visited_20_Internet_20_Link">
630_360_16843...</text:a>
"]</text:p>
      <text:p text:style-name="P4">
Tags: ['Україна', 'Рада Європи', 'Війна з Росією', 'Реєстр збитків']</text:p>
      <text:p text:style-name="P4">
Type: Article</text:p>
      <!--METADATA-->
      <text:p text:style-name="P4">
<draw:frame draw:style-name="fr1" draw:name="Image161" text:anchor-type="as-char" svg:width="6.9236in" svg:height="3.956343in" draw:z-index="0">
<draw:image xlink:href="../Images/yкринформ/2023-05-17T19-08-21-03-00/630_360_1684338301-687.jpg" xlink:type="simple" xlink:show="embed" xlink:actuate="onLoad" draw:mime-type="image/jpeg"/>
</draw:frame>
 Главидержав та урядів 46 країн-учасниць Ради Європи запевнили у продовженніпідтримки України "стільки, скільки буде потрібно", а також підтрималипринципи української Формули миру і заявили про необхідність покараннякерівництва РФ за злочин агресії.</text:p>
      <text:p text:style-name="P4">
Як передає Укрінформ, про це йдеться у заключному підсумковому документісаміту Ради Європи у Рейк'явіку.</text:p>
      <text:p text:style-name="P4">
"Ми висловлюємо нашу повну підтримку Україні та її народу. Ми будемо зУкраїною стільки, скільки буде потрібно. Без притягнення винних довідповідальності не може бути стійкого миру, і ми підтримуємо принциписправедливого і стійкого миру, викладені у Формулі миру ПрезидентаЗеленського", - йдеться у прийнятій декларації.</text:p>
      <text:p text:style-name="P4">
На цьому тлі лідери країн Ради Європи наголосили на універсальному принципі,що "стосовно геноциду, злочинів проти людяності та воєнних злочинів, включаючипов'язане з конфліктом сексуальне насильство, зокрема зґвалтування, незастосовуються строки давності".</text:p>
      <text:p text:style-name="P4">
<text:span text:style-name="T4">
Читайте також:</text:span>
 <text:a xlink:type="simple" xlink:href="https://www.ukrinform.ua/rubric-world/3710598-samit-radi-evropi-zaklikav-rosiu-vivesti-vijska-z-ukraini-moldovi-ta-gruzii.html" text:style-name="Internet_20_link" text:visited-style-name="Visited_20_Internet_20_Link">
 <text:span text:style-name="T4">
Саміт</text:span>
 </text:a>
</text:p>
      <text:p text:style-name="P4">
Також вони повідомили про укладення угоди про Реєстр збитків, завданихагресією Російської Федерації проти України, та запросили усі інші державидолучитися до неї.</text:p>
      <text:p text:style-name="P4">
"Ми визнаємо, що Реєстр покликаний стати першим компонентом майбутньогоміжнародного всеосяжного механізму компенсації, і висловлюємо готовністьспівпрацювати з міжнародним співтовариством у подальшій розробці такогомеханізму, який буде створено окремим міжнародним документом, що може включатикомісію з розгляду претензій та компенсаційний фонд, наголошуючи при цьому назобов'язанні Російської Федерації сплатити збитки, завдані цією агресивноювійною", - йдеться у документі.</text:p>
      <text:p text:style-name="P4">
Також саміт Ради Європи привітав "міжнародні зусилля, спрямовані напритягнення до відповідальності політичного та військового керівництваРосійської Федерації за її агресивну війну проти України, а також прогрес устворенні спеціального трибуналу для розслідування злочину агресії". Булозазначено, що Рада Європи "має брати участь, за необхідності, у відповіднихконсультаціях і переговорах та надавати конкретну експертну і технічнупідтримку цьому процесу".</text:p>
      <text:p text:style-name="P4">
Крім того, у документі міститься заклик до РФ негайно звільнити всіх цивільнихосіб, примусово переміщених або незаконно депортованих на територію РФ або утимчасово окуповані райони, зокрема дітей.</text:p>
      <text:p text:style-name="P4">
"Ми зобов'язуємося посилити роботу Ради Європи з підтримки та сприяннянаціональним і міжнародним зусиллям, включаючи роботу Європейського суду зправ людини, Міжнародного кримінального суду та Міжнародного центру зпереслідування злочину агресії проти України. Ми закликаємо всі держави-членизабезпечити можливість притягнення до відповідальності винних осіб, якіперебувають під їхньою юрисдикцією", - зазначається у прийнятому документі.</text:p>
      <text:p text:style-name="P4">
Також лідери глави держав та урядів 46 країн-учасниць Ради Європи запевнили упідтримці зусиль України з відбудови, в тому числі шляхом фінансування таімплементації Плану дій Ради Європи для України "Стійкість, відбудова тареконструкція", та зобов'язалися "використовувати всі засоби, доступні врамках Ради, в тому числі через Банк розвитку Ради Європи (РЄ)".</text:p>
      <text:p text:style-name="P4">
<text:span text:style-name="T4">
Читайте також:</text:span>
 <text:a xlink:type="simple" xlink:href="https://www.ukrinform.ua/rubric-polytics/3710382-na-samiti-radi-evropi-stvorili-reestr-zbitkiv-ukraini-vid-agresii-rf.html" text:style-name="Internet_20_link" text:visited-style-name="Visited_20_Internet_20_Link">
 <text:span text:style-name="T4">
реєстр</text:span>
 </text:a>
</text:p>
      <text:p text:style-name="P4">
Як повідомляв Укрінформ, у столиці Ісландії 16-17 травня проходив дводеннийсаміт глав держав і урядів 46 країн-членів Ради Європи. Одним з основнихпитань порядку денного саміту було створення Міжнародного реєстру збитків,завданих <text:a xlink:type="simple" xlink:href="https://www.ukrinform.ua/tag-russian-aggression" text:style-name="Internet_20_link" text:visited-style-name="Visited_20_Internet_20_Link">
 </text:a>
 .</text:p>
      <text:p text:style-name="P4">
За результатами зустрічі глави держав та урядів країн Ради Європи закликалиРосію негайно та безумовно вивести усі свої війська з України, Грузії таМолдови.</text:p>
      <text:p text:style-name="P4">
<text:span text:style-name="T5">
Фото: Facebook/Council of Europe</text:span>
</text:p>
      <text:p text:style-name="P4">
Source: <text:a xlink:type="simple" xlink:href="https://www.ukrinform.ua/rubric-polytics/3710611-rada-evropi-zaklikae-insi-kraini-priednatisa-do-ugodi-pro-reestr-zbitkiv-ukraini-vid-agresii-rf.html" text:style-name="Internet_20_link" text:visited-style-name="Visited_20_Internet_20_Link">
https://www.ukrinform.ua/rubric-polytics/3710611-rada-evropi-zaklikae-insi-kraini-priednatisa-do-ugodi-pro-reestr-zbitkiv-ukraini-vid-agresii-rf.html</text:a>
</text:p>
      <!--NEWS-->
      <text:h text:style-name="P10" text:outline-level="1">
<text:span text:style-name="T4">
У Києві презентували проєкт про Праведників, які рятували євреїв під час Другої світової війни</text:span>
</text:h>
      <text:p text:style-name="P4">
Authors: Ukrinform (Person)</text:p>
      <text:p text:style-name="P4">
Publisher: Укринформ (Organization)</text:p>
      <text:p text:style-name="P4">
Published Time: 2023-05-17T19:10:00+03:00</text:p>
      <text:p text:style-name="P4">
Modified Time: 2023-05-17T19:10:00+03:00</text:p>
      <text:p text:style-name="P4">
Description: До Дня пам'яті українців, які рятували євреїв під час Другої світової війни, у Музеї Києва відкрився проєкт "Я б не народився, якби...", де діти Праведників розповідають про подвиг своїх батьків. — Укрінформ.</text:p>
      <text:p text:style-name="P4">
Images: ["<text:a xlink:type="simple" xlink:href="https://static.ukrinform.com/photos/2023_05/thumb_files/630_360_1684339920-3569.jpeg" text:style-name="Internet_20_link" text:visited-style-name="Visited_20_Internet_20_Link">
630_360_16843...</text:a>
", "<text:a xlink:type="simple" xlink:href="https://static.ukrinform.com/photos/2023_05/thumb_files/630_360_1684339920-3263.jpeg" text:style-name="Internet_20_link" text:visited-style-name="Visited_20_Internet_20_Link">
630_360_16843...</text:a>
", "<text:a xlink:type="simple" xlink:href="https://static.ukrinform.com/photos/2023_05/thumb_files/630_360_1684339920-1216.jpeg" text:style-name="Internet_20_link" text:visited-style-name="Visited_20_Internet_20_Link">
630_360_16843...</text:a>
", "<text:a xlink:type="simple" xlink:href="https://static.ukrinform.com/photos/2023_05/thumb_files/630_360_1684339920-8863.jpeg" text:style-name="Internet_20_link" text:visited-style-name="Visited_20_Internet_20_Link">
630_360_16843...</text:a>
", "<text:a xlink:type="simple" xlink:href="https://static.ukrinform.com/photos/2023_05/thumb_files/630_360_1684339920-9806.jpeg" text:style-name="Internet_20_link" text:visited-style-name="Visited_20_Internet_20_Link">
630_360_16843...</text:a>
", "<text:a xlink:type="simple" xlink:href="https://static.ukrinform.com/photos/2023_05/thumb_files/630_360_1684339920-5695.jpeg" text:style-name="Internet_20_link" text:visited-style-name="Visited_20_Internet_20_Link">
630_360_16843...</text:a>
", "<text:a xlink:type="simple" xlink:href="https://static.ukrinform.com/photos/2023_05/thumb_files/630_360_1684339921-1997.jpeg" text:style-name="Internet_20_link" text:visited-style-name="Visited_20_Internet_20_Link">
630_360_16843...</text:a>
", "<text:a xlink:type="simple" xlink:href="https://static.ukrinform.com/photos/2023_05/thumb_files/630_360_1684339921-3961.jpeg" text:style-name="Internet_20_link" text:visited-style-name="Visited_20_Internet_20_Link">
630_360_16843...</text:a>
", "<text:a xlink:type="simple" xlink:href="https://static.ukrinform.com/photos/2023_05/thumb_files/630_360_1684339922-2770.jpeg" text:style-name="Internet_20_link" text:visited-style-name="Visited_20_Internet_20_Link">
630_360_16843...</text:a>
", "<text:a xlink:type="simple" xlink:href="https://static.ukrinform.com/photos/2023_05/thumb_files/630_360_1684339922-8867.jpeg" text:style-name="Internet_20_link" text:visited-style-name="Visited_20_Internet_20_Link">
630_360_16843...</text:a>
", "<text:a xlink:type="simple" xlink:href="https://static.ukrinform.com/photos/2023_05/thumb_files/630_360_1684339922-1874.jpeg" text:style-name="Internet_20_link" text:visited-style-name="Visited_20_Internet_20_Link">
630_360_16843...</text:a>
"]</text:p>
      <text:p text:style-name="P4">
Tags: ['Музей', 'Виставка', 'Праведники світу', 'Київ', 'Євреї']</text:p>
      <text:p text:style-name="P4">
Type: Article</text:p>
      <!--METADATA-->
      <text:p text:style-name="P4">
<draw:frame draw:style-name="fr1" draw:name="Image162" text:anchor-type="as-char" svg:width="6.9236in" svg:height="3.956343in" draw:z-index="0">
<draw:image xlink:href="../Images/yкринформ/2023-05-17T19-10-00-03-00/630_360_1684339920-3569.jpeg" xlink:type="simple" xlink:show="embed" xlink:actuate="onLoad" draw:mime-type="image/jpeg"/>
</draw:frame>
 До Дняпам'яті українців, які рятували євреїв під час Другої світової війни, у МузеїКиєва відкрився проєкт "Я б не народився, якби...", де діти Праведниківрозповідають про подвиг своїх батьків.</text:p>
      <text:p text:style-name="P4">
Про це повідомляє кореспондент Укрінформу.</text:p>
      <text:p text:style-name="P4">
"Україна третій рік поспіль відзначає День пам'яті українців, які рятувалиєвреїв під час Другої світової війни. Ця дата припадає на 14 травня. Для насце нагода зустрітися, щоб згадати всіх тих, хто, жертвуючи собою та своїмирідними, наражаючись на смертельну небезпеку, наважився надати допомогу натеренах окупованої Європи", - зазначила організаторка виставки ЮліяГольденберг.</text:p>
      <text:p text:style-name="P4">
Вона також підкреслила, що Праведники – це інтернаціональне поняття, істосується людей різних національностей, які мешкали на теренах України у1940-х роках.</text:p>
      <text:p text:style-name="P4">
На <text:a xlink:type="simple" xlink:href="https://www.ukrinform.ua/tag-vistavka" text:style-name="Internet_20_link" text:visited-style-name="Visited_20_Internet_20_Link">
 </text:a>
 представлено 10 постерів, наяких змальовані різні сцени людської взаємодії під час воєнних буднів. Підфото діти рятівників залишили продовження фрази "Я не народився якби...".Зокрема, можна прочитати: "Я не народився, якби мій дідусь-українець неврятував би на Черкащині свою майбутню дружину-єврейку, мою бабусю".</text:p>
      <text:p text:style-name="P4">
"Колись ми рятували єврейські життя, а зараз весь світ рятує українські. І цяісторія, на жаль, буде подовжуватися. Коли ми говоримо гасло "Ніколи знову!",ми маємо усвідомлювати, що за цим стоїть", - зауважила гендиректорка Музеюісторії Києва Діана Попова.</text:p>
      <text:p text:style-name="P4">
<draw:frame draw:style-name="fr1" draw:name="Image163" text:anchor-type="as-char" svg:width="6.9236in" svg:height="3.956343in" draw:z-index="0">
<draw:image xlink:href="../Images/yкринформ/2023-05-17T19-10-00-03-00/630_360_1684339920-3263.jpeg" xlink:type="simple" xlink:show="embed" xlink:actuate="onLoad" draw:mime-type="image/jpeg"/>
</draw:frame>
 У Києвіпрезентували проєкт про Праведників, які рятували євреїв під час Другоїсвітової війни / Фото: Кирило Чуботін, Укрінформ  <text:a xlink:type="simple" xlink:href="https://static.ukrinform.com/photos/2023_05/1684339920-3263.jpeg" text:style-name="Internet_20_link" text:visited-style-name="Visited_20_Internet_20_Link">
<draw:frame draw:style-name="fr1" draw:name="Image164" text:anchor-type="as-char" svg:width="6.9236in" svg:height="3.956343in" draw:z-index="0">
<draw:image xlink:href="../Images/yкринформ/2023-05-17T19-10-00-03-00/630_360_1684339920-3263.jpeg" xlink:type="simple" xlink:show="embed" xlink:actuate="onLoad" draw:mime-type="image/jpeg"/>
</draw:frame>
</text:a>
 <text:a xlink:type="simple" xlink:href="https://static.ukrinform.com/photos/2023_05/1684339920-1216.jpeg" text:style-name="Internet_20_link" text:visited-style-name="Visited_20_Internet_20_Link">
<draw:frame draw:style-name="fr1" draw:name="Image165" text:anchor-type="as-char" svg:width="6.9236in" svg:height="3.956343in" draw:z-index="0">
<draw:image xlink:href="../Images/yкринформ/2023-05-17T19-10-00-03-00/630_360_1684339920-1216.jpeg" xlink:type="simple" xlink:show="embed" xlink:actuate="onLoad" draw:mime-type="image/jpeg"/>
</draw:frame>
</text:a>
 <text:a xlink:type="simple" xlink:href="https://static.ukrinform.com/photos/2023_05/1684339920-8863.jpeg" text:style-name="Internet_20_link" text:visited-style-name="Visited_20_Internet_20_Link">
<draw:frame draw:style-name="fr1" draw:name="Image166" text:anchor-type="as-char" svg:width="6.9236in" svg:height="3.956343in" draw:z-index="0">
<draw:image xlink:href="../Images/yкринформ/2023-05-17T19-10-00-03-00/630_360_1684339920-8863.jpeg" xlink:type="simple" xlink:show="embed" xlink:actuate="onLoad" draw:mime-type="image/jpeg"/>
</draw:frame>
</text:a>
 <text:a xlink:type="simple" xlink:href="https://static.ukrinform.com/photos/2023_05/1684339920-3569.jpeg" text:style-name="Internet_20_link" text:visited-style-name="Visited_20_Internet_20_Link">
<draw:frame draw:style-name="fr1" draw:name="Image167" text:anchor-type="as-char" svg:width="6.9236in" svg:height="3.956343in" draw:z-index="0">
<draw:image xlink:href="../Images/yкринформ/2023-05-17T19-10-00-03-00/630_360_1684339920-3569.jpeg" xlink:type="simple" xlink:show="embed" xlink:actuate="onLoad" draw:mime-type="image/jpeg"/>
</draw:frame>
</text:a>
 <text:a xlink:type="simple" xlink:href="https://static.ukrinform.com/photos/2023_05/1684339920-9806.jpeg" text:style-name="Internet_20_link" text:visited-style-name="Visited_20_Internet_20_Link">
<draw:frame draw:style-name="fr1" draw:name="Image168" text:anchor-type="as-char" svg:width="6.9236in" svg:height="3.956343in" draw:z-index="0">
<draw:image xlink:href="../Images/yкринформ/2023-05-17T19-10-00-03-00/630_360_1684339920-9806.jpeg" xlink:type="simple" xlink:show="embed" xlink:actuate="onLoad" draw:mime-type="image/jpeg"/>
</draw:frame>
</text:a>
 <text:a xlink:type="simple" xlink:href="https://static.ukrinform.com/photos/2023_05/1684339920-5695.jpeg" text:style-name="Internet_20_link" text:visited-style-name="Visited_20_Internet_20_Link">
<draw:frame draw:style-name="fr1" draw:name="Image169" text:anchor-type="as-char" svg:width="6.9236in" svg:height="3.956343in" draw:z-index="0">
<draw:image xlink:href="../Images/yкринформ/2023-05-17T19-10-00-03-00/630_360_1684339920-5695.jpeg" xlink:type="simple" xlink:show="embed" xlink:actuate="onLoad" draw:mime-type="image/jpeg"/>
</draw:frame>
</text:a>
 <text:a xlink:type="simple" xlink:href="https://static.ukrinform.com/photos/2023_05/1684339921-1997.jpeg" text:style-name="Internet_20_link" text:visited-style-name="Visited_20_Internet_20_Link">
<draw:frame draw:style-name="fr1" draw:name="Image170" text:anchor-type="as-char" svg:width="6.9236in" svg:height="3.956343in" draw:z-index="0">
<draw:image xlink:href="../Images/yкринформ/2023-05-17T19-10-00-03-00/630_360_1684339921-1997.jpeg" xlink:type="simple" xlink:show="embed" xlink:actuate="onLoad" draw:mime-type="image/jpeg"/>
</draw:frame>
</text:a>
 <text:a xlink:type="simple" xlink:href="https://static.ukrinform.com/photos/2023_05/1684339921-3961.jpeg" text:style-name="Internet_20_link" text:visited-style-name="Visited_20_Internet_20_Link">
<draw:frame draw:style-name="fr1" draw:name="Image171" text:anchor-type="as-char" svg:width="6.9236in" svg:height="3.956343in" draw:z-index="0">
<draw:image xlink:href="../Images/yкринформ/2023-05-17T19-10-00-03-00/630_360_1684339921-3961.jpeg" xlink:type="simple" xlink:show="embed" xlink:actuate="onLoad" draw:mime-type="image/jpeg"/>
</draw:frame>
</text:a>
 <text:a xlink:type="simple" xlink:href="https://static.ukrinform.com/photos/2023_05/1684339922-2770.jpeg" text:style-name="Internet_20_link" text:visited-style-name="Visited_20_Internet_20_Link">
<draw:frame draw:style-name="fr1" draw:name="Image172" text:anchor-type="as-char" svg:width="6.9236in" svg:height="3.956343in" draw:z-index="0">
<draw:image xlink:href="../Images/yкринформ/2023-05-17T19-10-00-03-00/630_360_1684339922-2770.jpeg" xlink:type="simple" xlink:show="embed" xlink:actuate="onLoad" draw:mime-type="image/jpeg"/>
</draw:frame>
</text:a>
 <text:a xlink:type="simple" xlink:href="https://static.ukrinform.com/photos/2023_05/1684339922-8867.jpeg" text:style-name="Internet_20_link" text:visited-style-name="Visited_20_Internet_20_Link">
<draw:frame draw:style-name="fr1" draw:name="Image173" text:anchor-type="as-char" svg:width="6.9236in" svg:height="3.956343in" draw:z-index="0">
<draw:image xlink:href="../Images/yкринформ/2023-05-17T19-10-00-03-00/630_360_1684339922-8867.jpeg" xlink:type="simple" xlink:show="embed" xlink:actuate="onLoad" draw:mime-type="image/jpeg"/>
</draw:frame>
</text:a>
 <text:a xlink:type="simple" xlink:href="https://static.ukrinform.com/photos/2023_05/1684339922-1874.jpeg" text:style-name="Internet_20_link" text:visited-style-name="Visited_20_Internet_20_Link">
<draw:frame draw:style-name="fr1" draw:name="Image174" text:anchor-type="as-char" svg:width="6.9236in" svg:height="3.956343in" draw:z-index="0">
<draw:image xlink:href="../Images/yкринформ/2023-05-17T19-10-00-03-00/630_360_1684339922-1874.jpeg" xlink:type="simple" xlink:show="embed" xlink:actuate="onLoad" draw:mime-type="image/jpeg"/>
</draw:frame>
</text:a>
</text:p>
      <text:p text:style-name="P4">
Проєкт доповнено короткометражними фільмами, де рідні людей, які рятувалиєвреїв, висловлюють власне сприйняття подвигу батьків, а також розповідають,як це вплинуло на їхню долю.</text:p>
      <text:p text:style-name="P4">
Відвідувачі зможуть побачити 12 портретів українців, які переховували євреїв,серед яких є світлини Георгія Корнелюка, Юрія Зайченка, Ганни Зелінської,Валентини Соколової, Леоніда Рогальчука, Надії Лазнюк, Софії Ярової, ОксаниАнтипчук. За словами організаторки, наразі у Києві залишилося 24 Праведники,ще двоє - виїхали за кордон.</text:p>
      <text:p text:style-name="P4">
<text:span text:style-name="T4">
Читайте також:</text:span>
 <text:a xlink:type="simple" xlink:href="https://www.ukrinform.ua/rubric-culture/3710402-na-vistavciaukcioni-u-varsavi-predstavili-kartini-i-vijskovi-trofei-z-ukraini.html" text:style-name="Internet_20_link" text:visited-style-name="Visited_20_Internet_20_Link">
 </text:a>
</text:p>
      <text:p text:style-name="P4">
Захід об'єднав рятівників євреїв, їхніх дітей, а також поважних осіб. Зокрема,були присутні заступник очільника МКІП Ростислав Карандєєв, депутаткаВерховної Ради Ірина Геращенко, заступниця голови КМДА Ганна Старостенко,гендиректор Директорату з питань внутрішньої та гуманітарної політики ОфісуПрезидента Павло Білаш, посол Ізраїлю в Україні Михайло Бродський, а такожпосол Республіки Польща в Україні Бартош Ціхоцкі.</text:p>
      <text:p text:style-name="P4">
"Історія спільного існуваня українців та євреїв на цій землі тривала і маєрізні сторінки – білі та чорні. Але історія порятунку українцями євреїв підчас Другої світової війни - одна з найяскравіших сторінок. Люди, які рятувалиєвреїв під час Голокосту, є справжніми героями України", - зауважив Бродський.</text:p>
      <text:p text:style-name="P4">
Водночас Білаш підкреслив, що український народ як ніхто інший усвідомлюєтравму Голокосту, оскільки також пережив геноцид, здійснений комуністами, -Голодомор.</text:p>
      <text:p text:style-name="P4">
"А сьогодні ми мужньо та непохитно протистоїмо геноциду рашистському, запідтримки європейського світу", - сказав він.</text:p>
      <text:p text:style-name="P4">
На думку посла Польщі, такі заходи унаочнюють, що навіть під час війнизнаходяться люди, які, ризикуючи своїм та життям дітей, рятують тих, комузагрожує смерть.</text:p>
      <text:p text:style-name="P4">
"Зло та ненависть навколо не звільняють нас від особистої відповідальності занаших сусідів, братів. Від імені уряду Польщі я схиляю голову передукраїнськими Праведниками та їхніми сім’ями", - сказав він.</text:p>
      <text:p text:style-name="P4">
Виставка триватиме до 21 травня. Вхід вільний.</text:p>
      <text:p text:style-name="P4">
Проєкт реалізовано БО ВБФ «Заради тебе» за підтримки Світового конгресуукраїнців (СКУ) та Української світової фундації (УСФ) (Канада), заорганізаційної підтримки ВААД України.</text:p>
      <text:p text:style-name="P4">
<text:span text:style-name="T4">
Читайте також:</text:span>
 <text:a xlink:type="simple" xlink:href="https://www.ukrinform.ua/rubric-polytics/3709089-metodi-nacistskogo-rezimu-totozni-zvirstvam-rosijskih-zagarbnikiv-mzs.html" text:style-name="Internet_20_link" text:visited-style-name="Visited_20_Internet_20_Link">
 </text:a>
</text:p>
      <text:p text:style-name="P4">
День пам'яті українців, які рятували євреїв під час Другої світової війни,відзначається в Україні 14 травня, згідно з постановою Верховної Ради Українивід 2 лютого 2021 року. Свято встановлено на знак поваги до українськихПраведників народів світу та інших рятівників євреїв, які з ризиком для свогожиття та життя рідних допомагали євреям уникнути терору нацистів у рокиГолокосту.</text:p>
      <text:p text:style-name="P4">
Праведники народів світу - це почесне звання присуджується Державою Ізраїльтим, хто в роки Другої світової війни рятував євреїв від знищення, натериторії Європи, окупованій нацистами. За даними меморіалу «Яд Вашем», станомна 1 січня 2022 року 2 691 громадянина України удостоєно звання Праведниканародів світу.</text:p>
      <text:p text:style-name="P4">
Source: <text:a xlink:type="simple" xlink:href="https://www.ukrinform.ua/rubric-kyiv/3710616-u-kievi-prezentuvali-proekt-pro-pravednikiv-aki-ratuvali-evreiv-pid-cas-drugoi-svitovoi-vijni.html" text:style-name="Internet_20_link" text:visited-style-name="Visited_20_Internet_20_Link">
https://www.ukrinform.ua/rubric-kyiv/3710616-u-kievi-prezentuvali-proekt-pro-pravednikiv-aki-ratuvali-evreiv-pid-cas-drugoi-svitovoi-vijni.html</text:a>
</text:p>
      <!--NEWS-->
      <text:h text:style-name="P10" text:outline-level="1">
<text:span text:style-name="T4">
У Сеулі з’явиться перший у Південній Кореї україномовний аудіогід – Зеленська</text:span>
</text:h>
      <text:p text:style-name="P4">
Authors: Ukrinform (Person)</text:p>
      <text:p text:style-name="P4">
Publisher: Укринформ (Organization)</text:p>
      <text:p text:style-name="P4">
Published Time: 2023-05-17T19:15:00+03:00</text:p>
      <text:p text:style-name="P4">
Modified Time: 2023-05-17T19:15:00+03:00</text:p>
      <text:p text:style-name="P4">
Description: Україна та столиця Республіки Корея підписали меморандум про старт робіт із запуску першого у Республіці Корея україномовного аудіогіда, який працюватиме в культурно-мистецькому комплексі «Седжон». — Укрінформ.</text:p>
      <text:p text:style-name="P4">
Images: ["<text:a xlink:type="simple" xlink:href="https://static.ukrinform.com/photos/2023_05/thumb_files/630_360_1684339759-421.jpg" text:style-name="Internet_20_link" text:visited-style-name="Visited_20_Internet_20_Link">
630_360_16843...</text:a>
", "<text:a xlink:type="simple" xlink:href="https://static.ukrinform.com/photos/2023_05/1684339665-540.jpeg" text:style-name="Internet_20_link" text:visited-style-name="Visited_20_Internet_20_Link">
1684339665-54...</text:a>
", "<text:a xlink:type="simple" xlink:href="https://static.ukrinform.com/photos/2023_05/1684339664-476.jpeg" text:style-name="Internet_20_link" text:visited-style-name="Visited_20_Internet_20_Link">
1684339664-47...</text:a>
"]</text:p>
      <text:p text:style-name="P4">
Tags: ['Корея', 'Україна', 'Олена Зеленська', 'Аудіогід']</text:p>
      <text:p text:style-name="P4">
Type: Article</text:p>
      <!--METADATA-->
      <text:p text:style-name="P4">
<draw:frame draw:style-name="fr1" draw:name="Image175" text:anchor-type="as-char" svg:width="6.9236in" svg:height="3.956343in" draw:z-index="0">
<draw:image xlink:href="../Images/yкринформ/2023-05-17T19-15-00-03-00/630_360_1684339759-421.jpg" xlink:type="simple" xlink:show="embed" xlink:actuate="onLoad" draw:mime-type="image/jpeg"/>
</draw:frame>
 Україна тастолиця Республіки Корея підписали меморандум про старт робіт із запускупершого у Республіці Корея україномовного аудіогіда, який працюватиме вкультурно-мистецькому комплексі «Седжон».</text:p>
      <text:p text:style-name="P4">
Про це повідомила дружина Президента Олена Зеленська у  <text:a xlink:type="simple" xlink:href="https://t.me/FirstLadyOfUkraine/3148" text:style-name="Internet_20_link" text:visited-style-name="Visited_20_Internet_20_Link">
</text:a>
 , передає Укрінформ.</text:p>
      <text:p text:style-name="P4">
«Була рада сьогодні відвідати мерію міста Сеул для підписання меморандуму міжПосольством України в Республіці Корея та мерією щодо співробітництва упросуванні культурних та мистецьких обмінів, зокрема щодо реалізації проєктувпровадження україномовного аудіогіда в найбільшому культурно-мистецькомукомплексі столиці «Седжон», - зазначила перша леді.</text:p>
      <text:p text:style-name="P4">
<draw:frame draw:style-name="fr1" draw:name="Image176" text:anchor-type="as-char" svg:width="6.9236in" svg:height="4.622144in" draw:z-index="0">
<draw:image xlink:href="../Images/yкринформ/2023-05-17T19-15-00-03-00/1684339665-540.jpeg" xlink:type="simple" xlink:show="embed" xlink:actuate="onLoad" draw:mime-type="image/jpeg"/>
</draw:frame>
</text:p>
      <text:p text:style-name="P4">
За її словами, уже цього року, одразу після реновації, має з’явитися перший уРеспубліці Корея україномовний аудіогід.</text:p>
      <text:p text:style-name="P4">
<text:span text:style-name="T4">
Читайте також:</text:span>
 <text:a xlink:type="simple" xlink:href="https://www.ukrinform.ua/rubric-polytics/3709879-zelenska-u-seuli-zustrilasa-iz-prezidentom-pivdennoi-korei.html" text:style-name="Internet_20_link" text:visited-style-name="Visited_20_Internet_20_Link">
 <text:span text:style-name="T4">
Кореї</text:span>
 </text:a>
</text:p>
      <text:p text:style-name="P4">
Зеленська розповіла, що в «Седжоні» знаходяться найбільший у країні театр,Сеульська опера, Галерея мистецького форуму, представлені колективитрадиційних мистецтв.</text:p>
      <text:p text:style-name="P4">
«Тут, у Республіці Корея, кажуть, що навіть маленький дощ може намочити одяг.А значить, відкриття нашого аудіогіда стане початком великої важливоїспівпраці, щоб наші культури глибше знайомились між собою», - переконанадружина Президента.</text:p>
      <text:p text:style-name="P4">
<draw:frame draw:style-name="fr1" draw:name="Image177" text:anchor-type="as-char" svg:width="6.9236in" svg:height="4.615733in" draw:z-index="0">
<draw:image xlink:href="../Images/yкринформ/2023-05-17T19-15-00-03-00/1684339664-476.jpeg" xlink:type="simple" xlink:show="embed" xlink:actuate="onLoad" draw:mime-type="image/jpeg"/>
</draw:frame>
</text:p>
      <text:p text:style-name="P4">
Вона також нагадала, що на початку 2000-х років підтримка культури сталадержавним пріоритетом для Республіки Корея і нині вже видно результат, коли«корейська хвиля» – музика, кіно, субкультура – вражає весь світ.</text:p>
      <text:p text:style-name="P4">
<text:span text:style-name="T4">
Читайте також:</text:span>
 <text:a xlink:type="simple" xlink:href="https://www.ukrinform.ua/rubric-economy/3710271-ukraina-zalucit-do-8-milardiv-vid-korei-za-pilgovimi-umovami.html" text:style-name="Internet_20_link" text:visited-style-name="Visited_20_Internet_20_Link">
 <text:span text:style-name="T4">
Кореї</text:span>
 </text:a>
</text:p>
      <text:p text:style-name="P4">
«Упевнена: в сучасному світі географічна відстань не має значення –світоглядно ми точно маємо дуже багато спільного. Адже найголовніше, що уцентрі обох наших <text:a xlink:type="simple" xlink:href="https://www.ukrinform.ua/tag-kultura" text:style-name="Internet_20_link" text:visited-style-name="Visited_20_Internet_20_Link">
 </text:a>
 – людина та їїправо на свободу», - додала Зеленська.</text:p>
      <text:p text:style-name="P4">
Відео: <text:a xlink:type="simple" xlink:href="https://t.me/FirstLadyOfUkraine/3157" text:style-name="Internet_20_link" text:visited-style-name="Visited_20_Internet_20_Link">
 </text:a>
</text:p>
      <text:p text:style-name="P4">
Як повідомлялося, перша леді України перебуває з візитом у Республіці Корея,де взяла участь в конференції "Азійське лідерство. Ера турбулентності: шлях доспівпраці та інновацій".</text:p>
      <text:p text:style-name="P4">
<text:span text:style-name="T5">
Фото в тексті: Телеграм Олени Зеленської</text:span>
</text:p>
      <text:p text:style-name="P4">
Source: <text:a xlink:type="simple" xlink:href="https://www.ukrinform.ua/rubric-culture/3710614-u-seuli-zavitsa-persij-u-pivdennij-korei-ukrainomovnij-audiogid-zelenska.html" text:style-name="Internet_20_link" text:visited-style-name="Visited_20_Internet_20_Link">
https://www.ukrinform.ua/rubric-culture/3710614-u-seuli-zavitsa-persij-u-pivdennij-korei-ukrainomovnij-audiogid-zelenska.html</text:a>
</text:p>
      <!--NEWS-->
      <text:h text:style-name="P10" text:outline-level="1">
<text:span text:style-name="T4">
За Бахмут ідуть важкі бої, Мар'їнка також залишається в епіцентрі війни</text:span>
</text:h>
      <text:p text:style-name="P4">
Authors: Ukrinform (Person)</text:p>
      <text:p text:style-name="P4">
Publisher: Укринформ (Organization)</text:p>
      <text:p text:style-name="P4">
Published Time: 2023-05-17T19:20:41+03:00</text:p>
      <text:p text:style-name="P4">
Modified Time: 2023-05-17T19:20:41+03:00</text:p>
      <text:p text:style-name="P4">
Description: Протягом доби відбулось 25 бойових зіткнень на 4-х напрямках. Армія РФ продовжує зосереджувати основні зусилля на Лиманському, Бахмутському, Авдіївському та Мар’їнському напрямках. — Укрінформ.</text:p>
      <text:p text:style-name="P4">
Images: ["<text:a xlink:type="simple" xlink:href="https://static.ukrinform.com/photos/2023_04/thumb_files/630_360_1682412643-256.png" text:style-name="Internet_20_link" text:visited-style-name="Visited_20_Internet_20_Link">
630_360_16824...</text:a>
"]</text:p>
      <text:p text:style-name="P4">
Tags: ['Генштаб', 'Обстріл', 'Війна з Росією']</text:p>
      <text:p text:style-name="P4">
Type: Article</text:p>
      <!--METADATA-->
      <text:p text:style-name="P4">
<draw:frame draw:style-name="fr1" draw:name="Image178" text:anchor-type="as-char" svg:width="6.9236in" svg:height="3.956343in" draw:z-index="0">
<draw:image xlink:href="../Images/yкринформ/2023-05-17T19-20-41-03-00/630_360_1682412643-256.png" xlink:type="simple" xlink:show="embed" xlink:actuate="onLoad" draw:mime-type="image/png"/>
</draw:frame>
 Протягомдоби відбулось 25 бойових зіткнень на 4-х напрямках. Армія РФ продовжуєзосереджувати основні зусилля на Лиманському, Бахмутському, Авдіївському таМар’їнському напрямках.</text:p>
      <text:p text:style-name="P4">
Про це йдеться у зведенні <text:a xlink:type="simple" xlink:href="https://www.facebook.com/GeneralStaff.ua/posts/pfbid02bGtHQmdAvJy2DqSaMYU7GRC2sLWzA4f9HDVaN6eC8Pcw4iPsUM99GM327Wqqpjafl" text:style-name="Internet_20_link" text:visited-style-name="Visited_20_Internet_20_Link">
</text:a>
, передає Укрінформ.</text:p>
      <text:p text:style-name="P4">
В епіцентрі бойових дій залишаються Бахмут та Мар’їнка.</text:p>
      <text:p text:style-name="P4">
<text:span text:style-name="T4">
На Бахмутському напрямку</text:span>
 ворог продовжує вести наступальні дії. Триваютьважкі бої за Бахмут. До того ж, протягом доби росіяни вели безуспішнінаступальні дії у напрямку населеного пункту Іванівське. Завдали авіаційнихударів в районах населених пунктів Бахмут, Курдюмівка. Від ворожих <text:a xlink:type="simple" xlink:href="https://www.ukrinform.ua/tag-obstril" text:style-name="Internet_20_link" text:visited-style-name="Visited_20_Internet_20_Link">
</text:a>
 постраждали Васюківка, Залізнянське,Оріхово-Василівка, Новомаркове, Григорівка, Богданівка, Бахмут, Іванівське,Часів Яр, Предтечине, Біла Гора, Північне, Шуми Донецької області.</text:p>
      <text:p text:style-name="P4">
<text:span text:style-name="T4">
На Авдіївському напрямку</text:span>
 протягом доби ворог наступальних дій не проводив.Завдав авіаційних ударів в районах населених пунктів Новокалинове, Авдіївка,Новоселівка Перша та Первомайське, здійснив обстріли Авдіївки, Первомайського,Карлівки та Невельського Донецької області.</text:p>
      <text:p text:style-name="P4">
<text:span text:style-name="T4">
На Мар’їнському напрямку</text:span>
 підрозділи сил оборони відбили численні атакипротивника в районі міста Мар’їнка. В той же час, ворог завдав авіаційногоудару по Красногорівці та здійснив обстріли населених пунктів Мар’їнка,Парасковіївка і Новомихайлівка Донецької області.</text:p>
      <text:p text:style-name="P4">
<text:span text:style-name="T4">
Читайте також:</text:span>
 <text:a xlink:type="simple" xlink:href="https://www.ukrinform.ua/rubric-ato/3710517-v-avdiivci-zalisaetsa-ponad-tisaca-civilnih-sili-oboroni.html" text:style-name="Internet_20_link" text:visited-style-name="Visited_20_Internet_20_Link">
 </text:a>
</text:p>
      <text:p text:style-name="P4">
<text:span text:style-name="T4">
На Шахтарському напрямку</text:span>
 протягом доби ворог наступальних дій не проводив.Завдав авіаційного удару в районі Великої Новосілки та обстріляв, зокрема,Вугледар, Пречистівку та Новоукраїнку.</text:p>
      <text:p text:style-name="P4">
<text:span text:style-name="T4">
На Волинському та Поліському напрямках</text:span>
 - без особливих змін, повідомляєГенштаб.</text:p>
      <text:p text:style-name="P4">
<text:span text:style-name="T4">
На Сіверському та Слобожанському напрямках</text:span>
 противник здійснив мінометні таартилерійські обстріли населених пунктів Хотіївка Чернігівської області;Нововасилівка, Комарівка, Волфине Сумської області, а також Гур'їв Козачок,Уди, Окіп, Козача Лопань, Гатище, Вовчанськ, Бударки, Зибине, Устинівка іЗарубинка на Харківщині.</text:p>
      <text:p text:style-name="P4">
<text:span text:style-name="T4">
Читайте також:</text:span>
 <text:a xlink:type="simple" xlink:href="https://www.ukrinform.ua/rubric-ato/3710445-vijska-rf-posilili-obstrili-harkivsini-cernigivsini-ta-sumsini.html" text:style-name="Internet_20_link" text:visited-style-name="Visited_20_Internet_20_Link">
 </text:a>
</text:p>
      <text:p text:style-name="P4">
<text:span text:style-name="T4">
На Куп’янському напрямку</text:span>
 противник не припиняє спроб покращити тактичнеположення. Цієї доби вів безуспішні наступальні дії в районах Масютівки таНовоселівського. Завдав авіаційного удару поблизу Першотравневого.Артилерійських та мінометних обстрілів зазнали населені пункти Красне Перше,Фиголівка, Новомлинськ, Дворічна, Западне, Масютівка, Табаївка, БерестовеХарківської області та Стельмахівка Луганської області.</text:p>
      <text:p text:style-name="P4">
<text:span text:style-name="T4">
На Лиманському напрямку</text:span>
 протягом доби ворог вів наступальні дії в районіНевського Луганської області. Завдав авіаційних ударів в районах Білогорівки,Верхньокам'янського та Веселого. Артилерійських обстрілів зазнали Макіївка,Невське, Білогорівка Луганської області та Торське, Діброва, Верхньокам’янськеі Спірне Донецької області.</text:p>
      <text:p text:style-name="P4">
<text:span text:style-name="T4">
На Запорізькому та Херсонському напрямках</text:span>
 противник продовжує вестиоборонні дії. Завдав авіаційного удару по населеному пункту Новопіль Донецькоїобласті та Малій Токмачці на Запоріжжі. Разом з тим росіяни здійснили обстрілипонад 20 населених пунктів. Серед них – Времівка, Новосілка, Зелене Поле,Новопіль Донецької області; Ольгівське, Гуляйполе, Залізничне, Мала Токмачка,Щербаки, Степове та Кам’янське Запорізької області; Золота Балка, Качкарівка,Червоний маяк, Зміївка, Берислав, Тягинка, Антонівка, Дніпровське, Кізомис,Широка балка Херсонської області та місто Херсон.</text:p>
      <text:p text:style-name="P4">
<text:span text:style-name="T4">
Читайте також:</text:span>
 <text:a xlink:type="simple" xlink:href="https://www.ukrinform.ua/rubric-ato/3710610-rosiani-atakuvali-ohtirku-sahedom.html" text:style-name="Internet_20_link" text:visited-style-name="Visited_20_Internet_20_Link">
 </text:a>
</text:p>
      <text:p text:style-name="P4">
Авіація Сил оборони за добу завдала 14 ударів по районах зосередженняособового складу та військової техніки противника, з яких 5 - по зенітно-ракетних комплексах окупантів. Крім того, протягом цієї доби, наші захисникизнищили 2 розвідувальних БпЛА типу “Орлан-10”.</text:p>
      <text:p text:style-name="P4">
Підрозділи ракетних військ і артилерії уразили 1 пункт управління, 6 районівзосередження живої сили, 2 склади боєприпасів, 2 склади пально-мастильнихматеріалів, 1 артилерійський підрозділ на вогневій позиції, 2 засобипротиповітряної оборони та ще 2 важливі ворожі цілі.</text:p>
      <text:p text:style-name="P4">
Протягом доби противник завдав 5 ракетних ударів по містах Бахмут та Херсон іззастосуванням ЗРК С-300. Крім того, завдав 32 авіаційних ударів та здійснивбільше 40 обстрілів з реактивних систем залпового вогню по позиціях нашихвійськ та населених пунктах. На жаль, є загиблі та поранені серед мирногонаселення, пошкоджено приватні житлові будинки, інша цивільна таадміністративна інфраструктура.</text:p>
      <text:p text:style-name="P4">
Ймовірність завдання ракетних та авіаційних ударів по всій території Українизалишається високою, адже ворог і далі застосовує тактику терору.</text:p>
      <text:p text:style-name="P4">
<text:span text:style-name="T5">
Фото: Ліберов Костянтин</text:span>
</text:p>
      <text:p text:style-name="P4">
Source: <text:a xlink:type="simple" xlink:href="https://www.ukrinform.ua/rubric-ato/3710615-za-bahmut-idut-vazki-boi-marinka-takoz-zalisaetsa-v-epicentri-vijni.html" text:style-name="Internet_20_link" text:visited-style-name="Visited_20_Internet_20_Link">
https://www.ukrinform.ua/rubric-ato/3710615-za-bahmut-idut-vazki-boi-marinka-takoz-zalisaetsa-v-epicentri-vijni.html</text:a>
</text:p>
      <!--NEWS-->
      <text:h text:style-name="P10" text:outline-level="1">
<text:span text:style-name="T4">
В Україні функціонує 47 місцевих мовних програм - Кремінь</text:span>
</text:h>
      <text:p text:style-name="P4">
Authors: Ukrinform (Person)</text:p>
      <text:p text:style-name="P4">
Publisher: Укринформ (Organization)</text:p>
      <text:p text:style-name="P4">
Published Time: 2023-05-17T19:25:00+03:00</text:p>
      <text:p text:style-name="P4">
Modified Time: 2023-05-17T19:25:00+03:00</text:p>
      <text:p text:style-name="P4">
Description: В Україні на сьогодні функціонує 47 місцевих програм розвитку української мови. — Укрінформ.</text:p>
      <text:p text:style-name="P4">
Images: ["<text:a xlink:type="simple" xlink:href="https://static.ukrinform.com/photos/2023_05/thumb_files/630_360_1683205688-107.jpg" text:style-name="Internet_20_link" text:visited-style-name="Visited_20_Internet_20_Link">
630_360_16832...</text:a>
"]</text:p>
      <text:p text:style-name="P4">
Tags: ['Освіта', 'Українська мова', 'Кремінь']</text:p>
      <text:p text:style-name="P4">
Type: Article</text:p>
      <!--METADATA-->
      <text:p text:style-name="P4">
<draw:frame draw:style-name="fr1" draw:name="Image179" text:anchor-type="as-char" svg:width="6.9236in" svg:height="3.956343in" draw:z-index="0">
<draw:image xlink:href="../Images/yкринформ/2023-05-17T19-25-00-03-00/630_360_1683205688-107.jpg" xlink:type="simple" xlink:show="embed" xlink:actuate="onLoad" draw:mime-type="image/jpeg"/>
</draw:frame>
 В Україніна сьогодні функціонує 47 місцевих програм розвитку української мови.</text:p>
      <text:p text:style-name="P4">
Про це повідомляє <text:a xlink:type="simple" xlink:href="https://mova-ombudsman.gov.ua/news/v-ukraini-funktsionuie-47-mistsevykh-movnykh-prohram-taras-kremin" text:style-name="Internet_20_link" text:visited-style-name="Visited_20_Internet_20_Link">
 </text:a>
 уповноваженого іззахисту державної мови, передає Укрінформ.</text:p>
      <text:p text:style-name="P4">
“В Україні вже затверджено й діють 47 регіональних мовних програм, серед яких17 обласних. Більшість із них були розроблені та ухвалені після 24 лютого 2022року”, - сказав уповноважений із захисту державної мови Тарас Кремінь під часВсеукраїнської науково-практичної конференції “Мова і війна”.</text:p>
      <text:p text:style-name="P4">
За його словами, через те, що досі не ухвалена Державна програма сприянняопануванню <text:a xlink:type="simple" xlink:href="https://www.ukrinform.ua/tag-ukrainska-mova" text:style-name="Internet_20_link" text:visited-style-name="Visited_20_Internet_20_Link">
 </text:a>
 , органи місцевогосамоврядування та місцеві громади нині відіграють провідну роль в утвердженнідержавної мови в усіх сферах суспільного життя.</text:p>
      <text:p text:style-name="P4">
<text:span text:style-name="T4">
Читайте також:</text:span>
 <text:a xlink:type="simple" xlink:href="https://www.ukrinform.ua/rubric-society/3707372-programi-rozvitku-ukrainskoi-movi-maut-buti-na-vsih-deokupovanih-teritoriah-kremin.html" text:style-name="Internet_20_link" text:visited-style-name="Visited_20_Internet_20_Link">
 <text:span text:style-name="T4">
Програми</text:span>
 <text:span text:style-name="T4">
розвитку</text:span>
 <text:span text:style-name="T4">
української</text:span>
 <text:span text:style-name="T4">
мови</text:span>
<text:span text:style-name="T4">
мають</text:span>
 <text:span text:style-name="T4">
бути</text:span>
 <text:span text:style-name="T4">
всіх</text:span>
 <text:span text:style-name="T4">
деокупованих</text:span>
 <text:span text:style-name="T4">
територіях</text:span>
 <text:span text:style-name="T4">
Кремінь</text:span>
</text:a>
</text:p>
      <text:p text:style-name="P4">
Він також нагадав, що в Україні діє вже понад 500 безкоштовних майданчиків дляохочих вивчити і вдосконалити українську мову.</text:p>
      <text:p text:style-name="P4">
Як повідомляв Укрінформ, торік <text:a xlink:type="simple" xlink:href="https://www.ukrinform.ua/rubric-society/3704768-torik-kremin-otrimav-ponad-2-800-zvernen-sodo-porusen-movnogo-zakonu.html" text:style-name="Internet_20_link" text:visited-style-name="Visited_20_Internet_20_Link">
 </text:a>
 , 1 112 з яких стосувалися галузі обслуговування та наданнявідомостей про товари та послуги.</text:p>
      <text:p text:style-name="P4">
Source: <text:a xlink:type="simple" xlink:href="https://www.ukrinform.ua/rubric-society/3710618-v-ukraini-funkcionue-47-miscevih-movnih-program-kremin.html" text:style-name="Internet_20_link" text:visited-style-name="Visited_20_Internet_20_Link">
https://www.ukrinform.ua/rubric-society/3710618-v-ukraini-funkcionue-47-miscevih-movnih-program-kremin.html</text:a>
</text:p>
      <!--NEWS-->
      <text:h text:style-name="P10" text:outline-level="1">
<text:span text:style-name="T4">
У Криму напередодні Дня пам’яті жертв геноциду окупанти розсилають попередження кримським татарам</text:span>
</text:h>
      <text:p text:style-name="P4">
Authors: Ukrinform (Person)</text:p>
      <text:p text:style-name="P4">
Publisher: Укринформ (Organization)</text:p>
      <text:p text:style-name="P4">
Published Time: 2023-05-17T19:31:07+03:00</text:p>
      <text:p text:style-name="P4">
Modified Time: 2023-05-17T19:31:07+03:00</text:p>
      <text:p text:style-name="P4">
Description: В окупованому Криму російські силовики розсилають серед попередження щодо «неприпустимості порушення закону» під час масових зборів на День пам’яті жертв геноциду кримськотатарського народу. — Укрінформ.</text:p>
      <text:p text:style-name="P4">
Images: ["<text:a xlink:type="simple" xlink:href="https://static.ukrinform.com/photos/2022_03/thumb_files/630_360_1648030357-277.jpg" text:style-name="Internet_20_link" text:visited-style-name="Visited_20_Internet_20_Link">
630_360_16480...</text:a>
"]</text:p>
      <text:p text:style-name="P4">
Tags: ['Депортація', 'Кримські татари', 'Окупація Криму']</text:p>
      <text:p text:style-name="P4">
Type: Article</text:p>
      <!--METADATA-->
      <text:p text:style-name="P4">
<draw:frame draw:style-name="fr1" draw:name="Image180" text:anchor-type="as-char" svg:width="6.9236in" svg:height="3.956343in" draw:z-index="0">
<draw:image xlink:href="../Images/yкринформ/2023-05-17T19-31-07-03-00/630_360_1648030357-277.jpg" xlink:type="simple" xlink:show="embed" xlink:actuate="onLoad" draw:mime-type="image/jpeg"/>
</draw:frame>
 Вокупованому Криму російські силовики розсилають серед попередження щодо«неприпустимості порушення закону» під час масових зборів на День пам’ятіжертв геноциду кримськотатарського народу.</text:p>
      <text:p text:style-name="P4">
Як передає Укрінформ, про це повідомляє громадське об’єднання «Кримськасолідарність» у <text:a xlink:type="simple" xlink:href="https://www.facebook.com/crimeansolidarity/" text:style-name="Internet_20_link" text:visited-style-name="Visited_20_Internet_20_Link">
 </text:a>
<text:a xlink:type="simple" xlink:href="https://www.radiosvoboda.org/a/news-krym-poperedzehhia/32415891.html" text:style-name="Internet_20_link" text:visited-style-name="Visited_20_Internet_20_Link">
 </text:a>
</text:p>
      <text:p text:style-name="P4">
Зазначається, що протягом доби працівники кримської ФСБ та поліції відвідалигромадських захисників та активістів.</text:p>
      <text:p text:style-name="P4">
Зокрема, такі попередження зачитали експолітв'язню Казіму Аметову, активістуЕскендеру Джелялову, координатору "Кримської солідарності" Серверу Чолакчику.</text:p>
      <text:p text:style-name="P4">
"Активісти розглядають ці дії як тиск та чергову спробу залякатикримськотатарський народ напередодні 18 травня", - йдеться у повідомленні.</text:p>
      <text:p text:style-name="P4">
<text:span text:style-name="T4">
Читайте також:</text:span>
 <text:a xlink:type="simple" xlink:href="https://www.ukrinform.ua/rubric-crimea/3710084-mustafa-dzemilev-lider-krimskotatarskogo-narodu-narodnij-deputat-ukraini.html" text:style-name="Internet_20_link" text:visited-style-name="Visited_20_Internet_20_Link">
 </text:a>
</text:p>
      <text:p text:style-name="P4">
Громадський захисник з Судака Сейт-Осман Караліїв також повідомив про візитполіції додому.</text:p>
      <text:p text:style-name="P4">
"Активна позиція привертає увагу, думаю, що цей регулярний візит пов'язаний зцим", - прокоментував він.</text:p>
      <text:p text:style-name="P4">
Як повідомлялося, 18 травня виповнюється 79 років від початку депортаціїрадянським режимом кримських татар із <text:a xlink:type="simple" xlink:href="https://www.ukrinform.ua/tag-krim" text:style-name="Internet_20_link" text:visited-style-name="Visited_20_Internet_20_Link">
 </text:a>
 .</text:p>
      <text:p text:style-name="P4">
<text:span text:style-name="T4">
Читайте також:</text:span>
 <text:a xlink:type="simple" xlink:href="https://www.ukrinform.ua/rubric-crimea/3710461-sud-v-rf-ogolosiv-viroki-trom-figurantam-spravi-hizbuttahrir-vid-12-do-17-rokiv-turmi.html" text:style-name="Internet_20_link" text:visited-style-name="Visited_20_Internet_20_Link">
 </text:a>
</text:p>
      <text:p text:style-name="P4">
Згідно з ухвалою Верховної Ради України, день 18 травня оголошено Днем пам’ятіжертв геноциду кримськотатарського народу.</text:p>
      <text:p text:style-name="P4">
18 травня в Україні відбуваються жалобні заходи зі вшанування пам’яті жертвдепортації кримськотатарського народу з Криму.</text:p>
      <text:p text:style-name="P4">
Source: <text:a xlink:type="simple" xlink:href="https://www.ukrinform.ua/rubric-crimea/3710620-u-krimu-naperedodni-dna-pamati-zertv-genocidu-okupanti-rozsilaut-poperedzenna-krimskim-tataram.html" text:style-name="Internet_20_link" text:visited-style-name="Visited_20_Internet_20_Link">
https://www.ukrinform.ua/rubric-crimea/3710620-u-krimu-naperedodni-dna-pamati-zertv-genocidu-okupanti-rozsilaut-poperedzenna-krimskim-tataram.html</text:a>
</text:p>
      <!--NEWS-->
      <text:h text:style-name="P10" text:outline-level="1">
<text:span text:style-name="T4">
Японія прийме на лікування поранених українських військових – Kyodo</text:span>
</text:h>
      <text:p text:style-name="P4">
Authors: Ukrinform (Person)</text:p>
      <text:p text:style-name="P4">
Publisher: Укринформ (Organization)</text:p>
      <text:p text:style-name="P4">
Published Time: 2023-05-17T19:35:00+03:00</text:p>
      <text:p text:style-name="P4">
Modified Time: 2023-05-17T19:35:00+03:00</text:p>
      <text:p text:style-name="P4">
Description: Японія прийме для лікування поранених українських військових в рамках зусиль з підтримки України та її боротьби проти вторгнення Росії. — Укрінформ.</text:p>
      <text:p text:style-name="P4">
Images: ["<text:a xlink:type="simple" xlink:href="https://static.ukrinform.com/photos/2023_05/thumb_files/630_360_1684341130-479.png" text:style-name="Internet_20_link" text:visited-style-name="Visited_20_Internet_20_Link">
630_360_16843...</text:a>
"]</text:p>
      <text:p text:style-name="P4">
Tags: ['Японія', 'Україна', 'Лікування за кордоном', 'Військові', 'Медична допомога']</text:p>
      <text:p text:style-name="P4">
Type: Article</text:p>
      <!--METADATA-->
      <text:p text:style-name="P4">
<draw:frame draw:style-name="fr1" draw:name="Image181" text:anchor-type="as-char" svg:width="6.9236in" svg:height="3.956343in" draw:z-index="0">
<draw:image xlink:href="../Images/yкринформ/2023-05-17T19-35-00-03-00/630_360_1684341130-479.png" xlink:type="simple" xlink:show="embed" xlink:actuate="onLoad" draw:mime-type="image/png"/>
</draw:frame>
 Японіяприйме для лікування поранених українських військових в рамках зусиль зпідтримки України та її боротьби проти вторгнення Росії.</text:p>
      <text:p text:style-name="P4">
Про це повідомляє  <text:a xlink:type="simple" xlink:href="https://english.kyodonews.net/news/2023/05/43991dab3e0d-japan-to-accept-wounded-ukrainian-soldiers-for-treatment.html" text:style-name="Internet_20_link" text:visited-style-name="Visited_20_Internet_20_Link">
</text:a>
 з посиланням на джерела,передає Укрінформ.</text:p>
      <text:p text:style-name="P4">
За словами обізнаних джерел, кілька українських військових буде прийнято доЦентрального шпиталю Сил самооборони в Токіо для надання <text:a xlink:type="simple" xlink:href="https://www.ukrinform.ua/tag-medicna-dopomoga" text:style-name="Internet_20_link" text:visited-style-name="Visited_20_Internet_20_Link">
</text:a>
 та фізіотерапії вженаступного місяця.</text:p>
      <text:p text:style-name="P4">
Зазначається, що уряд Японії прагне продемонструвати сильнішу прихильністьУкраїні перед початком саміту Великої сімки, який розпочнеться 19 травня.Джерело в японському уряді повідомило, що план прийняття поранених військовихє відповіддю на запит України.</text:p>
      <text:p text:style-name="P4">
План Японії щодо лікування поранених військових може бути обговорений під часзустрічі міністра оборони Ясукадзу Хамади з послом України в Японії СергіємКорсунським у четвер, пише агентство.</text:p>
      <text:p text:style-name="P4">
<text:span text:style-name="T4">
Читайте також:</text:span>
 <text:a xlink:type="simple" xlink:href="https://www.ukrinform.ua/rubric-ato/3705785-vijskovi-pisla-povernenna-z-polonu-mozut-prohoditi-likuvanna-ta-reabilitaciu-za-kordonom.html" text:style-name="Internet_20_link" text:visited-style-name="Visited_20_Internet_20_Link">
 <text:span text:style-name="T4">
лікування</text:span>
 </text:a>
</text:p>
      <text:p text:style-name="P4">
Як повідомляв Укрінформ, у квітні міністерство відновлення та Японськеагентство міжнародного співробітництва (JICA) <text:a xlink:type="simple" xlink:href="https://www.ukrinform.ua/rubric-vidbudova/3696065-ukraina-ta-aponia-pidpisali-grantovu-ugodu-pro-vidilenna-400-miljoniv-na-vidbudovu.html" text:style-name="Internet_20_link" text:visited-style-name="Visited_20_Internet_20_Link">
</text:a>
 . Коштибудуть спрямовані на відновлення критичної інфраструктури України, пошкодженоївнаслідок війни.</text:p>
      <text:p text:style-name="P4">
З початку цього року Україна та Японія вже домовились про виділення на потребивідновлення держави понад 600 мільйонів доларів.</text:p>
      <text:p text:style-name="P4">
Source: <text:a xlink:type="simple" xlink:href="https://www.ukrinform.ua/rubric-society/3710621-aponia-prijme-na-likuvanna-poranenih-ukrainskih-vijskovih-kyodo.html" text:style-name="Internet_20_link" text:visited-style-name="Visited_20_Internet_20_Link">
https://www.ukrinform.ua/rubric-society/3710621-aponia-prijme-na-likuvanna-poranenih-ukrainskih-vijskovih-kyodo.html</text:a>
</text:p>
      <!--NEWS-->
      <text:h text:style-name="P10" text:outline-level="1">
<text:span text:style-name="T4">
У Вінниці відкрилася виставка міського одягу початку ХХ століття</text:span>
</text:h>
      <text:p text:style-name="P4">
Authors: Ukrinform (Person)</text:p>
      <text:p text:style-name="P4">
Publisher: Укринформ (Organization)</text:p>
      <text:p text:style-name="P4">
Published Time: 2023-05-17T19:39:00+03:00</text:p>
      <text:p text:style-name="P4">
Modified Time: 2023-05-17T19:39:00+03:00</text:p>
      <text:p text:style-name="P4">
Description: У Вінницькому обласному краєзнавчому музеї 17 травня відкрилась виставка «Одяг вінничан початку ХХ століття», на якій представлено антикварні взірці жіночого вбрання. — Укрінформ.</text:p>
      <text:p text:style-name="P4">
Images: ["<text:a xlink:type="simple" xlink:href="https://static.ukrinform.com/photos/2023_05/thumb_files/630_360_1684341372-7017.jpeg" text:style-name="Internet_20_link" text:visited-style-name="Visited_20_Internet_20_Link">
630_360_16843...</text:a>
", "<text:a xlink:type="simple" xlink:href="https://static.ukrinform.com/photos/2023_05/thumb_files/630_360_1684341371-9465.jpeg" text:style-name="Internet_20_link" text:visited-style-name="Visited_20_Internet_20_Link">
630_360_16843...</text:a>
", "<text:a xlink:type="simple" xlink:href="https://static.ukrinform.com/photos/2023_05/thumb_files/630_360_1684341371-8567.jpeg" text:style-name="Internet_20_link" text:visited-style-name="Visited_20_Internet_20_Link">
630_360_16843...</text:a>
", "<text:a xlink:type="simple" xlink:href="https://static.ukrinform.com/photos/2023_05/thumb_files/630_360_1684341371-7353.jpeg" text:style-name="Internet_20_link" text:visited-style-name="Visited_20_Internet_20_Link">
630_360_16843...</text:a>
", "<text:a xlink:type="simple" xlink:href="https://static.ukrinform.com/photos/2023_05/thumb_files/630_360_1684341371-9988.jpeg" text:style-name="Internet_20_link" text:visited-style-name="Visited_20_Internet_20_Link">
630_360_16843...</text:a>
", "<text:a xlink:type="simple" xlink:href="https://static.ukrinform.com/photos/2023_05/thumb_files/630_360_1684341371-6381.jpeg" text:style-name="Internet_20_link" text:visited-style-name="Visited_20_Internet_20_Link">
630_360_16843...</text:a>
", "<text:a xlink:type="simple" xlink:href="https://static.ukrinform.com/photos/2023_05/thumb_files/630_360_1684341371-2288.jpeg" text:style-name="Internet_20_link" text:visited-style-name="Visited_20_Internet_20_Link">
630_360_16843...</text:a>
", "<text:a xlink:type="simple" xlink:href="https://static.ukrinform.com/photos/2023_05/thumb_files/630_360_1684341372-2520.jpeg" text:style-name="Internet_20_link" text:visited-style-name="Visited_20_Internet_20_Link">
630_360_16843...</text:a>
", "<text:a xlink:type="simple" xlink:href="https://static.ukrinform.com/photos/2023_05/thumb_files/630_360_1684341372-2792.jpeg" text:style-name="Internet_20_link" text:visited-style-name="Visited_20_Internet_20_Link">
630_360_16843...</text:a>
", "<text:a xlink:type="simple" xlink:href="https://static.ukrinform.com/photos/2023_05/thumb_files/630_360_1684341372-8958.jpeg" text:style-name="Internet_20_link" text:visited-style-name="Visited_20_Internet_20_Link">
630_360_16843...</text:a>
"]</text:p>
      <text:p text:style-name="P4">
Tags: ['Історія', 'Одяг', 'Вінниця', 'Виставка']</text:p>
      <text:p text:style-name="P4">
Type: Article</text:p>
      <!--METADATA-->
      <text:p text:style-name="P4">
<draw:frame draw:style-name="fr1" draw:name="Image182" text:anchor-type="as-char" svg:width="6.9236in" svg:height="3.956343in" draw:z-index="0">
<draw:image xlink:href="../Images/yкринформ/2023-05-17T19-39-00-03-00/630_360_1684341372-7017.jpeg" xlink:type="simple" xlink:show="embed" xlink:actuate="onLoad" draw:mime-type="image/jpeg"/>
</draw:frame>
 УВінницькому обласному краєзнавчому музеї 17 травня відкрилась виставка «Одягвінничан початку ХХ століття», на якій представлено антикварні взірці жіночоговбрання.</text:p>
      <text:p text:style-name="P4">
Про це Вінницький обласний краєзнавчий музей повідомив у <text:a xlink:type="simple" xlink:href="https://www.facebook.com/events/775661367518743" text:style-name="Internet_20_link" text:visited-style-name="Visited_20_Internet_20_Link">
</text:a>
 , передаєУкрінформ.</text:p>
      <text:p text:style-name="P4">
«В експозиційних залах Вінницького обласного музею, присвячених етнографії іміському устрою Східного Поділля, відбудеться відкриття <text:a xlink:type="simple" xlink:href="https://www.ukrinform.ua/tag-vistavka" text:style-name="Internet_20_link" text:visited-style-name="Visited_20_Internet_20_Link">
</text:a>
 з колекції Міли Поворознюк «Одягвінничан початку ХХ століття», на якій представлено антикварні взірці жіночоговбрання і 60 світлин українців більш як столітньої давнини», - йдеться уповідомленні.</text:p>
      <text:p text:style-name="P4">
Зазначається, що загалом в експозиції представлені 20 екземплярів одягу більшніж сторічної давнини. Колекцію можна умовно розділити на одяг зі скрині та ізшафи.</text:p>
      <text:p text:style-name="P4">
<draw:frame draw:style-name="fr1" draw:name="Image183" text:anchor-type="as-char" svg:width="6.9236in" svg:height="3.956343in" draw:z-index="0">
<draw:image xlink:href="../Images/yкринформ/2023-05-17T19-39-00-03-00/630_360_1684341371-9465.jpeg" xlink:type="simple" xlink:show="embed" xlink:actuate="onLoad" draw:mime-type="image/jpeg"/>
</draw:frame>
 УВінниці відкрилася виставка міського одягу початку ХХ століття / Фото:Олександр Лапін, Укрінформ  <text:a xlink:type="simple" xlink:href="https://static.ukrinform.com/photos/2023_05/1684341371-9465.jpeg" text:style-name="Internet_20_link" text:visited-style-name="Visited_20_Internet_20_Link">
<draw:frame draw:style-name="fr1" draw:name="Image184" text:anchor-type="as-char" svg:width="6.9236in" svg:height="3.956343in" draw:z-index="0">
<draw:image xlink:href="../Images/yкринформ/2023-05-17T19-39-00-03-00/630_360_1684341371-9465.jpeg" xlink:type="simple" xlink:show="embed" xlink:actuate="onLoad" draw:mime-type="image/jpeg"/>
</draw:frame>
</text:a>
 <text:a xlink:type="simple" xlink:href="https://static.ukrinform.com/photos/2023_05/1684341371-8567.jpeg" text:style-name="Internet_20_link" text:visited-style-name="Visited_20_Internet_20_Link">
<draw:frame draw:style-name="fr1" draw:name="Image185" text:anchor-type="as-char" svg:width="6.9236in" svg:height="3.956343in" draw:z-index="0">
<draw:image xlink:href="../Images/yкринформ/2023-05-17T19-39-00-03-00/630_360_1684341371-8567.jpeg" xlink:type="simple" xlink:show="embed" xlink:actuate="onLoad" draw:mime-type="image/jpeg"/>
</draw:frame>
</text:a>
 <text:a xlink:type="simple" xlink:href="https://static.ukrinform.com/photos/2023_05/1684341371-7353.jpeg" text:style-name="Internet_20_link" text:visited-style-name="Visited_20_Internet_20_Link">
<draw:frame draw:style-name="fr1" draw:name="Image186" text:anchor-type="as-char" svg:width="6.9236in" svg:height="3.956343in" draw:z-index="0">
<draw:image xlink:href="../Images/yкринформ/2023-05-17T19-39-00-03-00/630_360_1684341371-7353.jpeg" xlink:type="simple" xlink:show="embed" xlink:actuate="onLoad" draw:mime-type="image/jpeg"/>
</draw:frame>
</text:a>
 <text:a xlink:type="simple" xlink:href="https://static.ukrinform.com/photos/2023_05/1684341371-9988.jpeg" text:style-name="Internet_20_link" text:visited-style-name="Visited_20_Internet_20_Link">
<draw:frame draw:style-name="fr1" draw:name="Image187" text:anchor-type="as-char" svg:width="6.9236in" svg:height="3.956343in" draw:z-index="0">
<draw:image xlink:href="../Images/yкринформ/2023-05-17T19-39-00-03-00/630_360_1684341371-9988.jpeg" xlink:type="simple" xlink:show="embed" xlink:actuate="onLoad" draw:mime-type="image/jpeg"/>
</draw:frame>
</text:a>
 <text:a xlink:type="simple" xlink:href="https://static.ukrinform.com/photos/2023_05/1684341371-6381.jpeg" text:style-name="Internet_20_link" text:visited-style-name="Visited_20_Internet_20_Link">
<draw:frame draw:style-name="fr1" draw:name="Image188" text:anchor-type="as-char" svg:width="6.9236in" svg:height="3.956343in" draw:z-index="0">
<draw:image xlink:href="../Images/yкринформ/2023-05-17T19-39-00-03-00/630_360_1684341371-6381.jpeg" xlink:type="simple" xlink:show="embed" xlink:actuate="onLoad" draw:mime-type="image/jpeg"/>
</draw:frame>
</text:a>
 <text:a xlink:type="simple" xlink:href="https://static.ukrinform.com/photos/2023_05/1684341371-2288.jpeg" text:style-name="Internet_20_link" text:visited-style-name="Visited_20_Internet_20_Link">
<draw:frame draw:style-name="fr1" draw:name="Image189" text:anchor-type="as-char" svg:width="6.9236in" svg:height="3.956343in" draw:z-index="0">
<draw:image xlink:href="../Images/yкринформ/2023-05-17T19-39-00-03-00/630_360_1684341371-2288.jpeg" xlink:type="simple" xlink:show="embed" xlink:actuate="onLoad" draw:mime-type="image/jpeg"/>
</draw:frame>
</text:a>
 <text:a xlink:type="simple" xlink:href="https://static.ukrinform.com/photos/2023_05/1684341372-2520.jpeg" text:style-name="Internet_20_link" text:visited-style-name="Visited_20_Internet_20_Link">
<draw:frame draw:style-name="fr1" draw:name="Image190" text:anchor-type="as-char" svg:width="6.9236in" svg:height="3.956343in" draw:z-index="0">
<draw:image xlink:href="../Images/yкринформ/2023-05-17T19-39-00-03-00/630_360_1684341372-2520.jpeg" xlink:type="simple" xlink:show="embed" xlink:actuate="onLoad" draw:mime-type="image/jpeg"/>
</draw:frame>
</text:a>
 <text:a xlink:type="simple" xlink:href="https://static.ukrinform.com/photos/2023_05/1684341372-7017.jpeg" text:style-name="Internet_20_link" text:visited-style-name="Visited_20_Internet_20_Link">
<draw:frame draw:style-name="fr1" draw:name="Image191" text:anchor-type="as-char" svg:width="6.9236in" svg:height="3.956343in" draw:z-index="0">
<draw:image xlink:href="../Images/yкринформ/2023-05-17T19-39-00-03-00/630_360_1684341372-7017.jpeg" xlink:type="simple" xlink:show="embed" xlink:actuate="onLoad" draw:mime-type="image/jpeg"/>
</draw:frame>
</text:a>
 <text:a xlink:type="simple" xlink:href="https://static.ukrinform.com/photos/2023_05/1684341372-2792.jpeg" text:style-name="Internet_20_link" text:visited-style-name="Visited_20_Internet_20_Link">
<draw:frame draw:style-name="fr1" draw:name="Image192" text:anchor-type="as-char" svg:width="6.9236in" svg:height="3.956343in" draw:z-index="0">
<draw:image xlink:href="../Images/yкринформ/2023-05-17T19-39-00-03-00/630_360_1684341372-2792.jpeg" xlink:type="simple" xlink:show="embed" xlink:actuate="onLoad" draw:mime-type="image/jpeg"/>
</draw:frame>
</text:a>
 <text:a xlink:type="simple" xlink:href="https://static.ukrinform.com/photos/2023_05/1684341372-8958.jpeg" text:style-name="Internet_20_link" text:visited-style-name="Visited_20_Internet_20_Link">
<draw:frame draw:style-name="fr1" draw:name="Image193" text:anchor-type="as-char" svg:width="6.9236in" svg:height="3.956343in" draw:z-index="0">
<draw:image xlink:href="../Images/yкринформ/2023-05-17T19-39-00-03-00/630_360_1684341372-8958.jpeg" xlink:type="simple" xlink:show="embed" xlink:actuate="onLoad" draw:mime-type="image/jpeg"/>
</draw:frame>
</text:a>
</text:p>
      <text:p text:style-name="P4">
Народний одяг (зі скрині) - більш усталений у формі крою та декору, хоча кожназ колекційних вишитих сорочок має свої оригінальні ознаки. Вони доповненіхарактерними елементами костюму з етнографічної збірки музею. Одяг містянзорієнтований на взірці європейської моди відповідного часу. Це предмети змодних ательє чи домашнього пошиття за взірцями з журналів та гардеробузаможніших сусідок.</text:p>
      <text:p text:style-name="P4">
<text:span text:style-name="T4">
Читайте також:</text:span>
 <text:a xlink:type="simple" xlink:href="https://www.ukrinform.ua/rubric-culture/3710511-u-kolomijskomu-muzei-pokazali-odag-bukovinciv-1920-stolit.html" text:style-name="Internet_20_link" text:visited-style-name="Visited_20_Internet_20_Link">
 </text:a>
</text:p>
      <text:p text:style-name="P4">
Історичну атмосферу на виставці забезпечує інтер'єр, створений за допомогоюколекції меблів, предметів побуту і жіночих аксесуарів зі збірки Вінницькогообласного краєзнавчого музею.</text:p>
      <text:p text:style-name="P4">
Колекціонерка Міла Поворознюк, яка надала експонати з власної колекції навиставку, – блогерка з питань історії моди та феміністичного рух,реконструкторка і популяризаторка естетики костюму минулих часів. Воназ'являється у стародавньому одязі на вулицях міста, що зробило її відомою івпізнаваною у Вінниці та поза її межами.</text:p>
      <text:p text:style-name="P4">
Як повідомлялося, <text:a xlink:type="simple" xlink:href="https://www.ukrinform.ua/rubric-culture/3710088-u-mikolaevi-vidkrili-vistavku-vidomoi-visivalnici-u-ramkah-ciklu-beregini-ukraini.html" text:style-name="Internet_20_link" text:visited-style-name="Visited_20_Internet_20_Link">
 </text:a>
</text:p>
      <text:p text:style-name="P4">
Source: <text:a xlink:type="simple" xlink:href="https://www.ukrinform.ua/rubric-regions/3710622-u-vinnici-vidkrilasa-vistavka-miskogo-odagu-pocatku-hh-stolitta.html" text:style-name="Internet_20_link" text:visited-style-name="Visited_20_Internet_20_Link">
https://www.ukrinform.ua/rubric-regions/3710622-u-vinnici-vidkrilasa-vistavka-miskogo-odagu-pocatku-hh-stolitta.html</text:a>
</text:p>
      <!--NEWS-->
      <text:h text:style-name="P10" text:outline-level="1">
<text:span text:style-name="T4">
Чехія скасувала укази про безкоштовне надання землі посольству РФ</text:span>
</text:h>
      <text:p text:style-name="P4">
Authors: Ukrinform (Person)</text:p>
      <text:p text:style-name="P4">
Publisher: Укринформ (Organization)</text:p>
      <text:p text:style-name="P4">
Published Time: 2023-05-17T19:44:00+03:00</text:p>
      <text:p text:style-name="P4">
Modified Time: 2023-05-17T19:44:00+03:00</text:p>
      <text:p text:style-name="P4">
Description: Уряд Чехії в середу скасував низку указів радянських часів, які надавали російському посольству право безоплатного користування нерухомістю для дипломатичних цілей у Празі та інших містах. — Укрінформ.</text:p>
      <text:p text:style-name="P4">
Images: ["<text:a xlink:type="simple" xlink:href="https://static.ukrinform.com/photos/2023_05/thumb_files/630_360_1684342331-423.jpg" text:style-name="Internet_20_link" text:visited-style-name="Visited_20_Internet_20_Link">
630_360_16843...</text:a>
"]</text:p>
      <text:p text:style-name="P4">
Tags: ['Чехія', 'Посольство', 'Земля', 'Росія']</text:p>
      <text:p text:style-name="P4">
Type: Article</text:p>
      <!--METADATA-->
      <text:p text:style-name="P4">
<draw:frame draw:style-name="fr1" draw:name="Image194" text:anchor-type="as-char" svg:width="6.9236in" svg:height="3.956343in" draw:z-index="0">
<draw:image xlink:href="../Images/yкринформ/2023-05-17T19-44-00-03-00/630_360_1684342331-423.jpg" xlink:type="simple" xlink:show="embed" xlink:actuate="onLoad" draw:mime-type="image/jpeg"/>
</draw:frame>
 Уряд Чехіїв середу скасував низку указів радянських часів, які надавали російськомупосольству право безоплатного користування нерухомістю для дипломатичних цілейу Празі та інших містах.</text:p>
      <text:p text:style-name="P4">
Про це повідомляє <text:a xlink:type="simple" xlink:href="https://www.reuters.com/world/europe/czechs-cancel-soviet-era-decrees-giving-russian-embassy-free-land-2023-05-17/" text:style-name="Internet_20_link" text:visited-style-name="Visited_20_Internet_20_Link">
 </text:a>
 , передаєУкрінформ.</text:p>
      <text:p text:style-name="P4">
«Ми скасували рішення уряду, ухвалені під дулами російських танків післяокупації нашої країни», — заявив глава МЗС Чехії Мартін Дворжак, маючи наувазі вторгнення країн Варшавського договору 1968 року, яке посилилокомуністичне правління в країні.</text:p>
      <text:p text:style-name="P4">
Він наголосив, що «не можна допустити, щоб несанкціоновані прибутки відвикористання цих земельних ділянок підтримували нинішню окупацію України».</text:p>
      <text:p text:style-name="P4">
У 2021 році Прага звинуватила агентів російської розвідки в причетності довибухів на складах зброї в Чеській Республіці у 2014 році, що призвело дорізкого скорочення персоналу російського посольства, яке на той час було одниміз найбільших представництв у Центральній Європі, і яке продовжує працювати зізначно скороченим штатом.</text:p>
      <text:p text:style-name="P4">
У середу чеський уряд скасував розпорядження про надання Росії в користуваннядесятків земельних ділянок у 1970-х і 1980-х роках. Ці укази були схваленітодішніми комуністичними правителями країни.</text:p>
      <text:p text:style-name="P4">
Російське <text:a xlink:type="simple" xlink:href="https://www.ukrinform.ua/tag-posolstvo" text:style-name="Internet_20_link" text:visited-style-name="Visited_20_Internet_20_Link">
 </text:a>
 в Празі наразі некоментувало це рішення уряду Чехії.</text:p>
      <text:p text:style-name="P4">
<text:span text:style-name="T4">
Читайте також:</text:span>
 <text:a xlink:type="simple" xlink:href="https://www.ukrinform.ua/rubric-world/3684795-z-kolisnoi-rezidencii-rosijskogo-posla-u-tallinni-znali-gerb-ta-prapor-rf.html" text:style-name="Internet_20_link" text:visited-style-name="Visited_20_Internet_20_Link">
 </text:a>
</text:p>
      <text:p text:style-name="P4">
Тепер Росії доведеться платити за оренду землі, повідомили в МЗС Чехії.</text:p>
      <text:p text:style-name="P4">
Прага підтримує Україну з моменту повномасштабного вторгнення Росії в лютому2022 року та надає їй військову допомогу. Торік у листопаді чеський парламентвизнав «чинний російський режим терористичним». Минулого місяця уряд включивглаву Російської православної церкви патріарха Кирила до національного спискусанкцій через його підтримку вторгнення.</text:p>
      <text:p text:style-name="P4">
Як повідомлялося, <text:a xlink:type="simple" xlink:href="https://www.ukrinform.ua/rubric-kyiv/3698502-kiivrada-rozirvala-dogovir-orendi-z-posolstvom-rf.html" text:style-name="Internet_20_link" text:visited-style-name="Visited_20_Internet_20_Link">
 </text:a>
</text:p>
      <text:p text:style-name="P4">
<text:span text:style-name="T5">
Фото: Вікіпедія</text:span>
</text:p>
      <text:p text:style-name="P4">
Source: <text:a xlink:type="simple" xlink:href="https://www.ukrinform.ua/rubric-world/3710626-cehia-skasuvala-ukazi-pro-bezkostovne-nadanna-zemli-posolstvu-rf.html" text:style-name="Internet_20_link" text:visited-style-name="Visited_20_Internet_20_Link">
https://www.ukrinform.ua/rubric-world/3710626-cehia-skasuvala-ukazi-pro-bezkostovne-nadanna-zemli-posolstvu-rf.html</text:a>
</text:p>
      <!--NEWS-->
      <text:h text:style-name="P10" text:outline-level="1">
<text:span text:style-name="T4">
У Святошинському лісництві виявили залишки від боєприпасів «Град»</text:span>
</text:h>
      <text:p text:style-name="P4">
Authors: Ukrinform (Person)</text:p>
      <text:p text:style-name="P4">
Publisher: Укринформ (Organization)</text:p>
      <text:p text:style-name="P4">
Published Time: 2023-05-17T19:52:05+03:00</text:p>
      <text:p text:style-name="P4">
Modified Time: 2023-05-17T19:52:05+03:00</text:p>
      <text:p text:style-name="P4">
Description: У Святошинському лісництві рятувальники Київської служби порятунку виявили залишки від боєприпасів «Град». — Укрінформ.</text:p>
      <text:p text:style-name="P4">
Images: ["<text:a xlink:type="simple" xlink:href="https://static.ukrinform.com/photos/2023_05/thumb_files/630_360_1684342282-613.jpeg" text:style-name="Internet_20_link" text:visited-style-name="Visited_20_Internet_20_Link">
630_360_16843...</text:a>
"]</text:p>
      <text:p text:style-name="P4">
Tags: ['Ракета', 'Київ', 'Боєприпаси', 'РСЗВ']</text:p>
      <text:p text:style-name="P4">
Type: Article</text:p>
      <!--METADATA-->
      <text:p text:style-name="P4">
<draw:frame draw:style-name="fr1" draw:name="Image195" text:anchor-type="as-char" svg:width="6.9236in" svg:height="3.956343in" draw:z-index="0">
<draw:image xlink:href="../Images/yкринформ/2023-05-17T19-52-05-03-00/630_360_1684342282-613.jpeg" xlink:type="simple" xlink:show="embed" xlink:actuate="onLoad" draw:mime-type="image/jpeg"/>
</draw:frame>
 УСвятошинському лісництві рятувальники Київської служби порятунку виявилизалишки від боєприпасів «Град».</text:p>
      <text:p text:style-name="P4">
Як передає Укрінформ, про це Київська міська державна адміністрація повідомляєу  <text:a xlink:type="simple" xlink:href="https://t.me/KyivCityOfficial/6713" text:style-name="Internet_20_link" text:visited-style-name="Visited_20_Internet_20_Link">
 </text:a>
 .</text:p>
      <text:p text:style-name="P4">
«Під час проведення робіт у ґрунті було виявлено небойову частину відбоєприпасу РСЗВ «Град». Це не перша знахідка в цьому лісі, на початку травняпіротехніки КАРС вже знаходили в цьому лісництві схожі предмети», - йдеться уповідомленні.</text:p>
      <text:p text:style-name="P4">
<text:span text:style-name="T4">
Читайте також:</text:span>
 <text:a xlink:type="simple" xlink:href="https://www.ukrinform.ua/rubric-ato/3709807-na-lugansini-znisili-tri-gradi-z-akih-rosiani-obstriluvali-severodoneck.html" text:style-name="Internet_20_link" text:visited-style-name="Visited_20_Internet_20_Link">
 <text:span text:style-name="T4">
Град</text:span>
 </text:a>
</text:p>
      <text:p text:style-name="P4">
У КМДА нагадали, що при виявленні уламків <text:a xlink:type="simple" xlink:href="https://www.ukrinform.ua/tag-raketa" text:style-name="Internet_20_link" text:visited-style-name="Visited_20_Internet_20_Link">
 </text:a>
 , вибухонебезпечних пристроїв потрібно обов'язково телефонувати наномери «101» та «102».</text:p>
      <text:p text:style-name="P4">
Як повідомляв Укрінформ, піротехніки Київської служби порятунку 1 травняобстежили близько 0,5 га території Святошинського лісництва та виявили частинивід ворожого «Граду».</text:p>
      <text:p text:style-name="P4">
Source: <text:a xlink:type="simple" xlink:href="https://www.ukrinform.ua/rubric-kyiv/3710625-u-svatosinskomu-lisnictvi-viavili-zaliski-vid-boepripasiv-grad.html" text:style-name="Internet_20_link" text:visited-style-name="Visited_20_Internet_20_Link">
https://www.ukrinform.ua/rubric-kyiv/3710625-u-svatosinskomu-lisnictvi-viavili-zaliski-vid-boepripasiv-grad.html</text:a>
</text:p>
      <!--NEWS-->
      <text:h text:style-name="P10" text:outline-level="1">
<text:span text:style-name="T4">
У переговорах щодо F-16 для України рішення поки немає - глава МЗС Нідерландів</text:span>
</text:h>
      <text:p text:style-name="P4">
Authors: Ukrinform (Person)</text:p>
      <text:p text:style-name="P4">
Publisher: Укринформ (Organization)</text:p>
      <text:p text:style-name="P4">
Published Time: 2023-05-17T20:02:52+03:00</text:p>
      <text:p text:style-name="P4">
Modified Time: 2023-05-17T20:02:52+03:00</text:p>
      <text:p text:style-name="P4">
Description: Міністр закордонних справ Нідерландів Вопке Гукстра заявив, що в міжнародних переговорах щодо можливої поставки Україні винищувачів F-16 немає прогресу. — Укрінформ.</text:p>
      <text:p text:style-name="P4">
Images: ["<text:a xlink:type="simple" xlink:href="https://static.ukrinform.com/photos/2022_08/thumb_files/630_360_1661967315-531.jpg" text:style-name="Internet_20_link" text:visited-style-name="Visited_20_Internet_20_Link">
630_360_16619...</text:a>
"]</text:p>
      <text:p text:style-name="P4">
Tags: ['Літак', 'Нідерланди', 'Україна', 'Війна з Росією']</text:p>
      <text:p text:style-name="P4">
Type: Article</text:p>
      <!--METADATA-->
      <text:p text:style-name="P4">
<draw:frame draw:style-name="fr1" draw:name="Image196" text:anchor-type="as-char" svg:width="6.9236in" svg:height="3.956343in" draw:z-index="0">
<draw:image xlink:href="../Images/yкринформ/2023-05-17T20-02-52-03-00/630_360_1661967315-531.jpg" xlink:type="simple" xlink:show="embed" xlink:actuate="onLoad" draw:mime-type="image/jpeg"/>
</draw:frame>
 Міністрзакордонних справ Нідерландів Вопке Гукстра заявив, що в міжнароднихпереговорах щодо можливої поставки Україні винищувачів F-16 немає прогресу.</text:p>
      <text:p text:style-name="P4">
Про це повідомляє Укрінформ з посиланням на <text:a xlink:type="simple" xlink:href="https://www.reuters.com/world/europe/dutch-govt-declines-comment-progress-f-16-deliveries-ukraine-2023-05-17/" text:style-name="Internet_20_link" text:visited-style-name="Visited_20_Internet_20_Link">
</text:a>
 .</text:p>
      <text:p text:style-name="P4">
“Ми ще не досягли рішення”, - сказав він, відповідаючи на запитання проанонсовані раніше переговори Нідерландів з Великою Британією, Данією, Бельгієюта іншими партнерами щодо можливого постачання F-16 в Україну.</text:p>
      <text:p text:style-name="P4">
“Коли ми будемо готові перетнути цей міст і будемо готові повідомити про це,ми це зробимо”, - підкреслив він.</text:p>
      <text:p text:style-name="P4">
Як повідомлялося, у вівторок прем’єр-міністр Великої Британії Ріші Сунакзаявив, що домовився зі своїм нідерландським колегою Марком Рютте “працюватинад створенням міжнародної коаліції, щоб забезпечити Україну бойовимиповітряними можливостями, надаючи підтримку в усьому - від навчання дозакупівлі F-16”.</text:p>
      <text:p text:style-name="P4">
<text:span text:style-name="T4">
Читайте також:</text:span>
 <text:a xlink:type="simple" xlink:href="https://www.ukrinform.ua/rubric-ato/3710282-belgia-zaavila-pro-gotovnist-navcati-ukrainskih-pilotiv-na-f16.html" text:style-name="Internet_20_link" text:visited-style-name="Visited_20_Internet_20_Link">
 </text:a>
</text:p>
      <text:p text:style-name="P4">
Під час візиту Президента України Володимира Зеленського до <text:a xlink:type="simple" xlink:href="https://www.ukrinform.ua/tag-niderlandi" text:style-name="Internet_20_link" text:visited-style-name="Visited_20_Internet_20_Link">
</text:a>
 Рютте заявив, що переговори проможливу передачу Україні винищувачів F-16 просуваються.</text:p>
      <text:p text:style-name="P4">
Як повідомляв Укрінформ, <text:a xlink:type="simple" xlink:href="https://www.ukrinform.ua/rubric-ato/3709452-britania-bude-klucovou-castinou-koalicii-z-pidtrimki-povitranih-sil-ukraini-sunak.html" text:style-name="Internet_20_link" text:visited-style-name="Visited_20_Internet_20_Link">
 </text:a>
 , аби підтримати зусилля зі створення в Україні новихвійськово-повітряних сил відповідно до стандарту НАТО, з літаками F16.</text:p>
      <text:p text:style-name="P4">
Source: <text:a xlink:type="simple" xlink:href="https://www.ukrinform.ua/rubric-world/3710630-u-peregovorah-sodo-f16-dla-ukraini-risenna-poki-nemae-glava-mzs-niderlandiv.html" text:style-name="Internet_20_link" text:visited-style-name="Visited_20_Internet_20_Link">
https://www.ukrinform.ua/rubric-world/3710630-u-peregovorah-sodo-f16-dla-ukraini-risenna-poki-nemae-glava-mzs-niderlandiv.html</text:a>
</text:p>
      <!--NEWS-->
      <text:h text:style-name="P10" text:outline-level="1">
<text:span text:style-name="T4">
Анкара викликала «на килим» посла після затримання в Німеччині турецьких журналістів</text:span>
</text:h>
      <text:p text:style-name="P4">
Authors: Ukrinform (Person)</text:p>
      <text:p text:style-name="P4">
Publisher: Укринформ (Organization)</text:p>
      <text:p text:style-name="P4">
Published Time: 2023-05-17T20:09:00+03:00</text:p>
      <text:p text:style-name="P4">
Modified Time: 2023-05-17T20:09:00+03:00</text:p>
      <text:p text:style-name="P4">
Description: В Анкарі засудили затримання турецьких журналістів франкфуртського офісу видання Sabah у Німеччині та викликали посла до МЗС Туреччини. — Укрінформ.</text:p>
      <text:p text:style-name="P4">
Images: ["<text:a xlink:type="simple" xlink:href="https://static.ukrinform.com/photos/2020_03/thumb_files/630_360_1584366255-563.jpg" text:style-name="Internet_20_link" text:visited-style-name="Visited_20_Internet_20_Link">
630_360_15843...</text:a>
", "<text:a xlink:type="simple" xlink:href="https://static.ukrinform.com/photos/2023_05/1684343520-417.jpeg" text:style-name="Internet_20_link" text:visited-style-name="Visited_20_Internet_20_Link">
1684343520-41...</text:a>
"]</text:p>
      <text:p text:style-name="P4">
Tags: ['МЗС', 'Німеччина', 'Посол', 'Журналіст', 'Туреччина']</text:p>
      <text:p text:style-name="P4">
Type: Article</text:p>
      <!--METADATA-->
      <text:p text:style-name="P4">
<draw:frame draw:style-name="fr1" draw:name="Image197" text:anchor-type="as-char" svg:width="6.9236in" svg:height="3.956343in" draw:z-index="0">
<draw:image xlink:href="../Images/yкринформ/2023-05-17T20-09-00-03-00/630_360_1584366255-563.jpg" xlink:type="simple" xlink:show="embed" xlink:actuate="onLoad" draw:mime-type="image/jpeg"/>
</draw:frame>
 В Анкарізасудили затримання турецьких журналістів франкфуртського офісу видання Sabahу Німеччині та викликали посла до МЗС Туреччини.</text:p>
      <text:p text:style-name="P4">
Як повідомляє Укрінформ, про це йдеться в заяві <text:a xlink:type="simple" xlink:href="https://www.mfa.gov.tr/no_-130_-almanya-da-turk-basin-mensuplarinin-gozaltina-alinmalari-hk.tr.mfa" text:style-name="Internet_20_link" text:visited-style-name="Visited_20_Internet_20_Link">
</text:a>
</text:p>
      <text:p text:style-name="P4">
«Безпідставне затримання представників франкфуртського бюро газети Sabahнімецькою поліцією сьогодні (17 травня) є актом переслідування та залякуваннятурецької преси. Ми рішуче засуджуємо цей жахливий вчинок», - заявили в МЗСТуреччини.</text:p>
      <text:p text:style-name="P4">
В Анкарі висловили очікування щодо негайного звільнення <text:a xlink:type="simple" xlink:href="https://www.ukrinform.ua/tag-zurnalist" text:style-name="Internet_20_link" text:visited-style-name="Visited_20_Internet_20_Link">
</text:a>
 та вважають, що вони стали мішеннюнеправдивого доносу за їхні репортажі про діяльність FETÖ в Німеччині.</text:p>
      <text:p text:style-name="P4">
<draw:frame draw:style-name="fr1" draw:name="Image198" text:anchor-type="as-char" svg:width="6.9236in" svg:height="3.247048in" draw:z-index="0">
<draw:image xlink:href="../Images/yкринформ/2023-05-17T20-09-00-03-00/1684343520-417.jpeg" xlink:type="simple" xlink:show="embed" xlink:actuate="onLoad" draw:mime-type="image/jpeg"/>
</draw:frame>
</text:p>
      <text:p text:style-name="P4">
<text:span text:style-name="T5">
Фото: anews.com.tr</text:span>
</text:p>
      <text:p text:style-name="P4">
“Відразу після першого туру успішних президентських виборів і парламентськихвиборів 28-го терміну ми вважаємо навмисним актом те, що німецька владабезпосередньо затримала вищезгаданих представників преси, навіть не запросившиїх для дачі свідчень”, - йдеться в заяві.</text:p>
      <text:p text:style-name="P4">
<text:span text:style-name="T4">
Читайте також:</text:span>
 <text:a xlink:type="simple" xlink:href="https://www.ukrinform.ua/rubric-society/3710507-imi-zaklikalo-pravoohoronciv-zrobiti-prioritetom-rozsliduvanna-zlociniv-proti-zurnalistiv.html" text:style-name="Internet_20_link" text:visited-style-name="Visited_20_Internet_20_Link">
 <text:span text:style-name="T4">
журналіст</text:span>
 </text:a>
</text:p>
      <text:p text:style-name="P4">
Також зазначається, що «рішуча реакція» була передана послу Німеччини вАнкарі, якого сьогодні викликали до міністерства.</text:p>
      <text:p text:style-name="P4">
Як повідомлялося, німецька поліція провела обшук у франкфуртському офісітурецької газети Sabah, і затримала її представника Ісмаїла Ереля та директоравідділу новин Джеміля Албая. Журналістів арештовано, нібито, через скаргучленів руху FETÖ, що визнаний Туреччиною терористичною організацією.</text:p>
      <text:p text:style-name="P4">
За даними Welt, затриманим інкримінують причетність до поширення персональнихданих. Видання пише, що раніше Sabah – турецьке видання, що пов’язують зЕрдоганом, опублікував адресу журналістки Джевхері Гювен, яку називають вчислі активних критиків Ердогана у Німеччині.</text:p>
      <text:p text:style-name="P4">
Source: <text:a xlink:type="simple" xlink:href="https://www.ukrinform.ua/rubric-world/3710632-ankara-viklikala-na-kilim-posla-pisla-zatrimanna-v-nimeccini-tureckih-zurnalistiv.html" text:style-name="Internet_20_link" text:visited-style-name="Visited_20_Internet_20_Link">
https://www.ukrinform.ua/rubric-world/3710632-ankara-viklikala-na-kilim-posla-pisla-zatrimanna-v-nimeccini-tureckih-zurnalistiv.html</text:a>
</text:p>
      <!--NEWS-->
      <text:h text:style-name="P10" text:outline-level="1">
<text:span text:style-name="T4">
Рада Європи сприятиме покаранню винних у депортації українських дітей в РФ</text:span>
</text:h>
      <text:p text:style-name="P4">
Authors: Ukrinform (Person)</text:p>
      <text:p text:style-name="P4">
Publisher: Укринформ (Organization)</text:p>
      <text:p text:style-name="P4">
Published Time: 2023-05-17T20:13:02+03:00</text:p>
      <text:p text:style-name="P4">
Modified Time: 2023-05-17T20:13:02+03:00</text:p>
      <text:p text:style-name="P4">
Description: Глави держав та урядів 46 країн-членів Ради Європи ухвалили “Декларацію про становище дітей в Україні", у якій, зокрема, зобов'язалися працювати над негайним поверненням вивезених до Росії дітей та покаранням винних у злочинах проти неповнолітніх. — Укрінформ.</text:p>
      <text:p text:style-name="P4">
Images: ["<text:a xlink:type="simple" xlink:href="https://static.ukrinform.com/photos/2018_04/thumb_files/630_360_1523362351-3733.jpeg" text:style-name="Internet_20_link" text:visited-style-name="Visited_20_Internet_20_Link">
630_360_15233...</text:a>
"]</text:p>
      <text:p text:style-name="P4">
Tags: ['Депортація', 'Діти', 'Викрадення людей', 'Рада Європи', 'Війна з Росією']</text:p>
      <text:p text:style-name="P4">
Type: Article</text:p>
      <!--METADATA-->
      <text:p text:style-name="P4">
<draw:frame draw:style-name="fr1" draw:name="Image199" text:anchor-type="as-char" svg:width="6.9236in" svg:height="3.956343in" draw:z-index="0">
<draw:image xlink:href="../Images/yкринформ/2023-05-17T20-13-02-03-00/630_360_1523362351-3733.jpeg" xlink:type="simple" xlink:show="embed" xlink:actuate="onLoad" draw:mime-type="image/jpeg"/>
</draw:frame>
 Главидержав та урядів 46 країн-членів Ради Європи ухвалили “Декларацію простановище дітей в Україні", у якій, зокрема, зобов'язалися працювати наднегайним поверненням вивезених до Росії дітей та покаранням винних у злочинахпроти неповнолітніх.</text:p>
      <text:p text:style-name="P4">
Як передає Укрінформ, відповідна декларація міститься у додатку допідсумкового документу саміту Ради Європи у Рейк'явіку.</text:p>
      <text:p text:style-name="P4">
У декларації висловлюється солідарність з українським народом, "який захищаєне лише свою суверенну державу, а й принципи та цінності Ради Європи", таміститься заклик до РФ "припинити агресію проти України та поважати своїзобов'язання за міжнародним правом, включаючи міжнародне гуманітарне право".</text:p>
      <text:p text:style-name="P4">
Було засуджено широкомасштабні зловживання та порушень прав людини іосновоположних свобод дітей України з боку Російської Федерації, а також атакиРФ на цивільні об'єкти. Крім того, було висловлено серйозне занепокоєння узв'язку із вбивствами, пораненнями та сексуальним насильством щодо дітей, атакож щодо незаконного переміщення та депортації українських дітей до Росії чиБілорусі або на тимчасово окуповані Росією території, як і їх примусовеутримання під вартою або усиновлення російськими громадянами.</text:p>
      <text:p text:style-name="P4">
<text:span text:style-name="T4">
Читайте також:</text:span>
 <text:a xlink:type="simple" xlink:href="https://www.ukrinform.ua/rubric-diaspora/3710462-u-prazi-vidbuvsa-mars-z-vimogou-povernuti-dodomu-vikradenih-rosieu-ukrainskih-ditej.html" text:style-name="Internet_20_link" text:visited-style-name="Visited_20_Internet_20_Link">
 <text:span text:style-name="T4">
дітей</text:span>
 </text:a>
</text:p>
      <text:p text:style-name="P4">
Підкреслюючи, що всі злочини, скоєні проти дітей, повинні бути розслідуванінезалежно, а їхні виконавці покарані, Рада Європи вказала на важливістьнещодавнього рішення Міжнародного кримінального суду про видачу ордерів наарешт президента РФ Володимира Путіна та уповноваженої з прав дитини МаріїЛьвової-Бєлової "у зв'язку з ймовірними воєнними злочинами незаконноїдепортації та переміщення дітей з тимчасово контрольованих або окупованихтериторій України до РФ".</text:p>
      <text:p text:style-name="P4">
Глави держав та урядів наголосили на "необхідності активізації зусиль на всіхрівнях управління з метою гарантування ефективного захисту прав <text:a xlink:type="simple" xlink:href="https://www.ukrinform.ua/tag-diti" text:style-name="Internet_20_link" text:visited-style-name="Visited_20_Internet_20_Link">
</text:a>
 України в нинішніх умовах" та заявили пронизку своїх зобов’язань з цього приводу. Крім того, було висловлено готовністьдопомогти українській владі здійснити комплексну реформу системи захисту дітейта догляду за ними.</text:p>
      <text:p text:style-name="P4">
"Ми повністю віддані боротьбі з безкарністю осіб, винних у злочинах, скоєнихпроти дітей, включаючи депортацію дітей, шляхом продовження надання підтримкиміжнародним та національним юрисдикціям, які розслідують ці злочини", -йдеться у декларації.</text:p>
      <text:p text:style-name="P4">
<text:span text:style-name="T4">
Читайте також:</text:span>
 <text:a xlink:type="simple" xlink:href="https://www.ukrinform.ua/rubric-society/3707884-pered-kontrnastupom-zsu-rosiani-masovo-deportuut-ditej-save-ukraine.html" text:style-name="Internet_20_link" text:visited-style-name="Visited_20_Internet_20_Link">
 <text:span text:style-name="T4">
депорт</text:span>
 </text:a>
</text:p>
      <text:p text:style-name="P4">
Також глави держави та урядів 46 країн зобов'язалися "співпрацювати зміжнародною спільнотою та підтримувати українську владу з метою забезпеченнянегайного повернення в Україну дітей, які були незаконно переміщені тадепортовані з України до Російської Федерації, Білорусі або на території,тимчасово контрольовані або окуповані Російською Федерацією".</text:p>
      <text:p text:style-name="P4">
"Ми сповнені рішучості забезпечити співпрацю та координацію з іншимиміжнародними та європейськими організаціями, включаючи організаціїгромадянського суспільства, з метою забезпечення та захисту прав, безпеки тадобробуту дітей України", - зазначається у документі.</text:p>
      <text:p text:style-name="P4">
Як повідомляв Укрінформ, глави держав та урядів 46 країн-учасниць Ради Європизапевнили у продовженні підтримки України "стільки, скільки буде потрібно", атакож підтримали принципи української Формули миру і заявили про необхідністьпокарання керівництв РФ за злочин агресії.</text:p>
      <text:p text:style-name="P4">
Source: <text:a xlink:type="simple" xlink:href="https://www.ukrinform.ua/rubric-polytics/3710634-rada-evropi-spriatime-pokarannu-vinnih-u-deportacii-ukrainskih-ditej-v-rf.html" text:style-name="Internet_20_link" text:visited-style-name="Visited_20_Internet_20_Link">
https://www.ukrinform.ua/rubric-polytics/3710634-rada-evropi-spriatime-pokarannu-vinnih-u-deportacii-ukrainskih-ditej-v-rf.html</text:a>
</text:p>
      <!--NEWS-->
      <text:h text:style-name="P10" text:outline-level="1">
<text:span text:style-name="T4">
Відбудова України може завершитися до літа 2026 року – Волкер</text:span>
</text:h>
      <text:p text:style-name="P4">
Authors: Ukrinform (Person)</text:p>
      <text:p text:style-name="P4">
Publisher: Укринформ (Organization)</text:p>
      <text:p text:style-name="P4">
Published Time: 2023-05-17T20:26:00+03:00</text:p>
      <text:p text:style-name="P4">
Modified Time: 2023-05-17T20:26:00+03:00</text:p>
      <text:p text:style-name="P4">
Description: Процес повоєнної відбудови України за підрахунками експертів має завершитися до червня 2026 року. — Укрінформ.</text:p>
      <text:p text:style-name="P4">
Images: ["<text:a xlink:type="simple" xlink:href="https://static.ukrinform.com/photos/2023_05/thumb_files/630_360_1684344052-748.jpg" text:style-name="Internet_20_link" text:visited-style-name="Visited_20_Internet_20_Link">
630_360_16843...</text:a>
", "<text:a xlink:type="simple" xlink:href="https://static.ukrinform.com/photos/2023_05/1684344103-435.jpg" text:style-name="Internet_20_link" text:visited-style-name="Visited_20_Internet_20_Link">
1684344103-43...</text:a>
", "<text:a xlink:type="simple" xlink:href="https://static.ukrinform.com/photos/2023_05/1684344053-295.jpg" text:style-name="Internet_20_link" text:visited-style-name="Visited_20_Internet_20_Link">
1684344053-29...</text:a>
"]</text:p>
      <text:p text:style-name="P4">
Tags: ['Волкер', 'Відбудова', 'Відновлення України']</text:p>
      <text:p text:style-name="P4">
Type: Article</text:p>
      <!--METADATA-->
      <text:p text:style-name="P4">
<draw:frame draw:style-name="fr1" draw:name="Image200" text:anchor-type="as-char" svg:width="6.9236in" svg:height="3.956343in" draw:z-index="0">
<draw:image xlink:href="../Images/yкринформ/2023-05-17T20-26-00-03-00/630_360_1684344052-748.jpg" xlink:type="simple" xlink:show="embed" xlink:actuate="onLoad" draw:mime-type="image/jpeg"/>
</draw:frame>
 Процесповоєнної відбудови України за підрахунками експертів має завершитися дочервня 2026 року.</text:p>
      <text:p text:style-name="P4">
Про це під час брифінгу в Одесі повідомив колишній спецпредставник ДерждепуСША з питань України Курт Волкер, передає Укрінформ.</text:p>
      <text:p text:style-name="P4">
«Питання відновлення України вже давно обговорюється серед багатьох спільнотта організацій у всьому світі. Вважається, що завершення цього процесу будедесь у червні 2026 року», - розказав Волкер.</text:p>
      <text:p text:style-name="P4">
Він також наголосив, що представники урядів <text:a xlink:type="simple" xlink:href="https://www.ukrinform.ua/tag-ssa" text:style-name="Internet_20_link" text:visited-style-name="Visited_20_Internet_20_Link">
 </text:a>
 та Британії вважають, що Україна вже має розпочинати процеси відновлення,адже це є частиною шляху для перемоги.</text:p>
      <text:p text:style-name="P4">
<draw:frame draw:style-name="fr1" draw:name="Image201" text:anchor-type="as-char" svg:width="6.9236in" svg:height="4.615733in" draw:z-index="0">
<draw:image xlink:href="../Images/yкринформ/2023-05-17T20-26-00-03-00/1684344103-435.jpg" xlink:type="simple" xlink:show="embed" xlink:actuate="onLoad" draw:mime-type="image/jpeg"/>
</draw:frame>
</text:p>
      <text:p text:style-name="P4">
«Потрібна зростаюча економіка, тому саме зараз треба дивитися, як займатисявідбудовою. Все це також прискорює вступ України до НАТО та ЄС», - зазначивВолкер.</text:p>
      <text:p text:style-name="P4">
<text:span text:style-name="T4">
Читайте також:</text:span>
 <text:a xlink:type="simple" xlink:href="https://www.ukrinform.ua/rubric-vidbudova/3710075-ukraini-dla-vidnovlenna-moze-znadobitis-250-milardiv-ebrr.html" text:style-name="Internet_20_link" text:visited-style-name="Visited_20_Internet_20_Link">
 <text:span text:style-name="T4">
Україні</text:span>
 <text:span text:style-name="T4">
для</text:span>
 <text:span text:style-name="T4">
відновлення</text:span>
 <text:span text:style-name="T4">
може</text:span>
<text:span text:style-name="T4">
знадобитись</text:span>
 <text:span text:style-name="T4">
250</text:span>
 <text:span text:style-name="T4">
мільярдів</text:span>
 <text:span text:style-name="T4">
ЄБРР</text:span>
</text:a>
</text:p>
      <text:p text:style-name="P4">
Колишній представник Держдепу додав, що, на його думку, після війни Українабуде стрімко розвиватися та стане прикладом розвитку і за декілька років станерозвиненою інноваційною «зіркою Європи».</text:p>
      <text:p text:style-name="P4">
Крім того, за його словами, кошти, які будуть використовуватися для відбудовиУкраїни мають надходити на спеціально створений фонд інвестування.</text:p>
      <text:p text:style-name="P4">
«Треба створити фонд інвестування, на який надходитимуть усі кошти від різнихурядів. Також потрібно створити спеціальний виконавчий орган, який будерегулювати процес відновлення України», - сказав Волкер.</text:p>
      <text:p text:style-name="P4">
<draw:frame draw:style-name="fr1" draw:name="Image202" text:anchor-type="as-char" svg:width="6.9236in" svg:height="4.615733in" draw:z-index="0">
<draw:image xlink:href="../Images/yкринформ/2023-05-17T20-26-00-03-00/1684344053-295.jpg" xlink:type="simple" xlink:show="embed" xlink:actuate="onLoad" draw:mime-type="image/jpeg"/>
</draw:frame>
</text:p>
      <text:p text:style-name="P4">
Також він додав, що важливим джерелом фінансування є заарештовані російськікошти, що заморожені в банках, які можна використовувати для відновленняУкраїни і це буде «дійсно великим внеском до інвестицій».</text:p>
      <text:p text:style-name="P4">
Як повідомлялося, у Німеччині вітають створення  <text:a xlink:type="simple" xlink:href="https://www.ukrinform.ua/rubric-vidbudova/3710492-u-frn-nazvali-stvorenna-reestru-zbitkiv-vazlivou-bazou-dla-vidbudovi-ukraini.html" text:style-name="Internet_20_link" text:visited-style-name="Visited_20_Internet_20_Link">
</text:a>
 , завданих Україніагресією РФ.</text:p>
      <text:p text:style-name="P4">
Source: <text:a xlink:type="simple" xlink:href="https://www.ukrinform.ua/rubric-vidbudova/3710635-vidbudova-ukraini-moze-zaversitisa-do-lita-2026-roku-volker.html" text:style-name="Internet_20_link" text:visited-style-name="Visited_20_Internet_20_Link">
https://www.ukrinform.ua/rubric-vidbudova/3710635-vidbudova-ukraini-moze-zaversitisa-do-lita-2026-roku-volker.html</text:a>
</text:p>
      <!--NEWS-->
      <text:h text:style-name="P10" text:outline-level="1">
<text:span text:style-name="T4">
В Україні завтра до 27° тепла і майже без опадів</text:span>
</text:h>
      <text:p text:style-name="P4">
Authors: Ukrinform (Person)</text:p>
      <text:p text:style-name="P4">
Publisher: Укринформ (Organization)</text:p>
      <text:p text:style-name="P4">
Published Time: 2023-05-17T20:35:00+03:00</text:p>
      <text:p text:style-name="P4">
Modified Time: 2023-05-17T20:35:00+03:00</text:p>
      <text:p text:style-name="P4">
Description: У четвер, 18 травня, в Україні очікується мінлива хмарність, без опадів, лише в західних областях можливі невеликі короткочасні дощі, місцями грози. — Укрінформ.</text:p>
      <text:p text:style-name="P4">
Images: ["<text:a xlink:type="simple" xlink:href="https://static.ukrinform.com/photos/2023_05/thumb_files/630_360_1683888614-327.jpg" text:style-name="Internet_20_link" text:visited-style-name="Visited_20_Internet_20_Link">
630_360_16838...</text:a>
"]</text:p>
      <text:p text:style-name="P4">
Tags: ['Дощ', 'Гроза', 'Погода', 'Україна', 'Прогноз', 'Весна']</text:p>
      <text:p text:style-name="P4">
Type: Article</text:p>
      <!--METADATA-->
      <text:p text:style-name="P4">
<draw:frame draw:style-name="fr1" draw:name="Image203" text:anchor-type="as-char" svg:width="6.9236in" svg:height="3.956343in" draw:z-index="0">
<draw:image xlink:href="../Images/yкринформ/2023-05-17T20-35-00-03-00/630_360_1683888614-327.jpg" xlink:type="simple" xlink:show="embed" xlink:actuate="onLoad" draw:mime-type="image/jpeg"/>
</draw:frame>
 У четвер,18 травня, в Україні очікується мінлива хмарність, без опадів, лише в західнихобластях можливі невеликі короткочасні дощі, місцями грози.</text:p>
      <text:p text:style-name="P4">
Про це Укрінформу повідомили в Українському гідрометцентрі.</text:p>
      <text:p text:style-name="P4">
Вітер південно-східний з переходом у південній та східній частинах напівнічно-східний, 5-10 м/с.</text:p>
      <text:p text:style-name="P4">
Температура вночі 10-15°, у східних областях 7-12°; вдень 22-27°, наЗакарпатті та Прикарпатті 16-21°.</text:p>
      <text:p text:style-name="P4">
У Києві та Київській області 18 травня без опадів. Температура у столиці вночі11-13°, вдень 24-26°; по області вночі 10-15°, вдень 22-27°.</text:p>
      <text:p text:style-name="P4">
У наступні два дні, 19-20 травня, в Україні збережеться мінлива хмарність, безопадів, лише вдень в західних областях, 19 травня і в південній частині, 20травня також у північних областях місцями невеликий короткочасний <text:a xlink:type="simple" xlink:href="https://www.ukrinform.ua/tag-dos" text:style-name="Internet_20_link" text:visited-style-name="Visited_20_Internet_20_Link">
</text:a>
 , гроза. Вітер північно-східний, 5-10 м/с.</text:p>
      <text:p text:style-name="P4">
Температура вночі 10-15°, вдень 21-26°.</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span text:style-name="T4">
Населення</text:span>
 <text:span text:style-name="T4">
всьому</text:span>
 <text:span text:style-name="T4">
світі</text:span>
 <text:span text:style-name="T4">
страждає</text:span>
 <text:span text:style-name="T4">
від</text:span>
<text:span text:style-name="T4">
екстремальних</text:span>
 <text:span text:style-name="T4">
погодних</text:span>
 <text:span text:style-name="T4">
кліматичних</text:span>
 <text:span text:style-name="T4">
явищ</text:span>
</text:a>
</text:p>
      <text:p text:style-name="P4">
У столичному регіоні 19-20 травня без опадів, лише вдень 20 травня місцяминевеликий короткочасний дощ, гроза. Температура у Києві вночі 13-15°, вдень23-25°; по області вночі 10-15°, вдень 21-26°.</text:p>
      <text:p text:style-name="P4">
За прогнозами синоптиків, 21-22 травня вночі без істотних опадів, вдень вУкраїні (крім Закарпаття, 21 травня і південних, 22 травня і північнихобластей) невеликий короткочасний дощ.</text:p>
      <text:p text:style-name="P4">
Температура вночі 10-16° (21 травня на Закарпатті та Прикарпатті 7-12°); вдень19-25°, 22 травня на півдні та сході країни 15-21°.</text:p>
      <text:p text:style-name="P4">
У Києві та області 21-22 травня без істотних опадів, лише вдень 21 травняневеликий короткочасний дощ. Температура у столиці вночі 13-15°, вдень 21-23°;по області вночі 10-15°, вдень 19-24°.</text:p>
      <text:p text:style-name="P4">
Source: <text:a xlink:type="simple" xlink:href="https://www.ukrinform.ua/rubric-regions/3710554-v-ukraini-zavtra-do-27-tepla-i-majze-bez-opadiv.html" text:style-name="Internet_20_link" text:visited-style-name="Visited_20_Internet_20_Link">
https://www.ukrinform.ua/rubric-regions/3710554-v-ukraini-zavtra-do-27-tepla-i-majze-bez-opadiv.html</text:a>
</text:p>
      <!--NEWS-->
      <text:h text:style-name="P10" text:outline-level="1">
<text:span text:style-name="T4">
Зеленський звільнив одного і призначив трьох очільників РДА</text:span>
</text:h>
      <text:p text:style-name="P4">
Authors: Ukrinform (Person)</text:p>
      <text:p text:style-name="P4">
Publisher: Укринформ (Organization)</text:p>
      <text:p text:style-name="P4">
Published Time: 2023-05-17T20:38:38+03:00</text:p>
      <text:p text:style-name="P4">
Modified Time: 2023-05-17T20:38:38+03:00</text:p>
      <text:p text:style-name="P4">
Description: Президент Володимир Зеленський звільнив з посади голову Надвірнянської районної держадміністрації й призначив очільників Дніпровської, Павлоградської та Миколаївської РДА. — Укрінформ.</text:p>
      <text:p text:style-name="P4">
Images: ["<text:a xlink:type="simple" xlink:href="https://static.ukrinform.com/photos/2022_12/thumb_files/630_360_1671115306-366.jpeg" text:style-name="Internet_20_link" text:visited-style-name="Visited_20_Internet_20_Link">
630_360_16711...</text:a>
"]</text:p>
      <text:p text:style-name="P4">
Tags: ['Дніпропетровщина', 'Івано-Франківщина', 'Миколаївщина', 'Призначення', 'Звільнення', 'Зеленський']</text:p>
      <text:p text:style-name="P4">
Type: Article</text:p>
      <!--METADATA-->
      <text:p text:style-name="P4">
<draw:frame draw:style-name="fr1" draw:name="Image204" text:anchor-type="as-char" svg:width="6.9236in" svg:height="3.956343in" draw:z-index="0">
<draw:image xlink:href="../Images/yкринформ/2023-05-17T20-38-38-03-00/630_360_1671115306-366.jpeg" xlink:type="simple" xlink:show="embed" xlink:actuate="onLoad" draw:mime-type="image/jpeg"/>
</draw:frame>
 ПрезидентВолодимир Зеленський звільнив з посади голову Надвірнянської районноїдержадміністрації й призначив очільників Дніпровської, Павлоградської таМиколаївської РДА.</text:p>
      <text:p text:style-name="P4">
Відповідні розпорядження №85/2023-рп - №88/2023-рп опубліковані на  <text:a xlink:type="simple" xlink:href="https://www.president.gov.ua/documents/instructions" text:style-name="Internet_20_link" text:visited-style-name="Visited_20_Internet_20_Link">
</text:a>
 , повідомляє Укрінформ.</text:p>
      <text:p text:style-name="P4">
Зокрема, Володимира Паська звільнено з посади голови Надвірнянської РДА Івано-Франківської області згідно з поданою ним заявою.</text:p>
      <text:p text:style-name="P4">
<text:span text:style-name="T4">
Читайте також:</text:span>
 <text:a xlink:type="simple" xlink:href="https://www.ukrinform.ua/rubric-polytics/3701021-zelenskij-priznaciv-posla-u-kitai.html" text:style-name="Internet_20_link" text:visited-style-name="Visited_20_Internet_20_Link">
 <text:span text:style-name="T4">
Зеленський</text:span>
 <text:span text:style-name="T4">
призначив</text:span>
</text:a>
</text:p>
      <text:p text:style-name="P4">
Водночас Президент призначив Юрія Яндульського головою Дніпровської РДА таОлексія Лендьєла – головою Павлоградської РДА Дніпропетровської області;Миколу Кашубу – головою Миколаївської РДА Миколаївської області.</text:p>
      <text:p text:style-name="P4">
Як повідомляв Укрінформ, Президент Володимир <text:a xlink:type="simple" xlink:href="https://www.ukrinform.ua/tag-zelenskij" text:style-name="Internet_20_link" text:visited-style-name="Visited_20_Internet_20_Link">
 </text:a>
 призначив Сергія Кухту начальником Скадовської міської військовоїадміністрації Скадовського району Херсонської області.</text:p>
      <text:p text:style-name="P4">
Source: <text:a xlink:type="simple" xlink:href="https://www.ukrinform.ua/rubric-polytics/3710638-zelenskij-zvilniv-odnogo-i-priznaciv-troh-ocilnikiv-rda.html" text:style-name="Internet_20_link" text:visited-style-name="Visited_20_Internet_20_Link">
https://www.ukrinform.ua/rubric-polytics/3710638-zelenskij-zvilniv-odnogo-i-priznaciv-troh-ocilnikiv-rda.html</text:a>
</text:p>
      <!--NEWS-->
      <text:h text:style-name="P10" text:outline-level="1">
<text:span text:style-name="T4">
На війні  проти Росії загинув вихованець «Білого Барса» Колонюк</text:span>
</text:h>
      <text:p text:style-name="P4">
Authors: Ukrinform (Person)</text:p>
      <text:p text:style-name="P4">
Publisher: Укринформ (Organization)</text:p>
      <text:p text:style-name="P4">
Published Time: 2023-05-17T20:40:00+03:00</text:p>
      <text:p text:style-name="P4">
Modified Time: 2023-05-17T20:40:00+03:00</text:p>
      <text:p text:style-name="P4">
Description: В боях за Україну загинув 19-річний вихованець дитячо-юнацької школи «Зміна-Білий Барс» Олександр Колонюк. — Укрінформ.</text:p>
      <text:p text:style-name="P4">
Images: ["<text:a xlink:type="simple" xlink:href="https://static.ukrinform.com/photos/2023_05/thumb_files/630_360_1684345117-464.jpg" text:style-name="Internet_20_link" text:visited-style-name="Visited_20_Internet_20_Link">
630_360_16843...</text:a>
"]</text:p>
      <text:p text:style-name="P4">
Tags: ['хокей', 'Війна з Росією']</text:p>
      <text:p text:style-name="P4">
Type: Article</text:p>
      <!--METADATA-->
      <text:p text:style-name="P4">
<draw:frame draw:style-name="fr1" draw:name="Image205" text:anchor-type="as-char" svg:width="6.9236in" svg:height="3.956343in" draw:z-index="0">
<draw:image xlink:href="../Images/yкринформ/2023-05-17T20-40-00-03-00/630_360_1684345117-464.jpg" xlink:type="simple" xlink:show="embed" xlink:actuate="onLoad" draw:mime-type="image/jpeg"/>
</draw:frame>
 В боях заУкраїну загинув 19-річний вихованець дитячо-юнацької школи «Зміна-Білий Барс»Олександр Колонюк.</text:p>
      <text:p text:style-name="P4">
Про це повідомила <text:a xlink:type="simple" xlink:href="https://fhu.com.ua/news/na-fronti-zagynuv-vyhovanecz-bilogo-barsa-oleksandr-kolonyuk/" text:style-name="Internet_20_link" text:visited-style-name="Visited_20_Internet_20_Link">
 </text:a>
 Федерації хокею України, передає Укрінформ.</text:p>
      <text:p text:style-name="P4">
Він народився 24 жовтня 2003 року в Білій Церкві. Разом з молодіжною командою«Білого Барса був бронзовим призером чемпіонату України U-16 в 2018 році.Олександр грав на позиції нападника.</text:p>
      <text:p text:style-name="P4">
Колонюк був добровольцем ДФТГ-1 Білої Церкви з перших днів існуванняформування, потім вступив до лав Військової частини А3488 батальйону «Айдар»Збройних сил України.</text:p>
      <text:p text:style-name="P4">
<text:span text:style-name="T4">
Читайте також:</text:span>
 <text:a xlink:type="simple" xlink:href="https://www.ukrinform.ua/rubric-sports/3710600-cempionat-svitu-z-hokeu-ssa-peremogla-avstriu-latvia-dotisla-norvegiu.html" text:style-name="Internet_20_link" text:visited-style-name="Visited_20_Internet_20_Link">
 <text:span text:style-name="T4">
хокею</text:span>
 </text:a>
</text:p>
      <text:p text:style-name="P4">
Як повідомляв Укрінформ, від початку повномасштабної війни росії проти Українизагинули 228 українських спортсменів і тренерів.</text:p>
      <text:p text:style-name="P4">
Фото: ФХУ</text:p>
      <text:p text:style-name="P4">
Source: <text:a xlink:type="simple" xlink:href="https://www.ukrinform.ua/rubric-sports/3710639-na-vijni-proti-rosii-zaginuv-vihovanec-bilogo-barsa-kolonuk.html" text:style-name="Internet_20_link" text:visited-style-name="Visited_20_Internet_20_Link">
https://www.ukrinform.ua/rubric-sports/3710639-na-vijni-proti-rosii-zaginuv-vihovanec-bilogo-barsa-kolonuk.html</text:a>
</text:p>
      <!--NEWS-->
      <text:h text:style-name="P10" text:outline-level="1">
<text:span text:style-name="T4">
У Росії розробників гіперзвукових ракет арештували за держзраду</text:span>
</text:h>
      <text:p text:style-name="P4">
Authors: Ukrinform (Person)</text:p>
      <text:p text:style-name="P4">
Publisher: Укринформ (Organization)</text:p>
      <text:p text:style-name="P4">
Published Time: 2023-05-17T20:45:38+03:00</text:p>
      <text:p text:style-name="P4">
Modified Time: 2023-05-17T20:45:38+03:00</text:p>
      <text:p text:style-name="P4">
Description: Головний науковий співробітник Інституту теоретичної та прикладної механіки Сибірського відділення РАН Валерій Звегінцев, який займався аерогазодинамікою великих швидкостей, підозрюється у держзраді. — Укрінформ.</text:p>
      <text:p text:style-name="P4">
Images: ["<text:a xlink:type="simple" xlink:href="https://static.ukrinform.com/photos/2018_07/thumb_files/630_360_1531757865-9784.jpg" text:style-name="Internet_20_link" text:visited-style-name="Visited_20_Internet_20_Link">
630_360_15317...</text:a>
", "<text:a xlink:type="simple" xlink:href="https://static.ukrinform.com/photos/2023_05/1684345453-595.png" text:style-name="Internet_20_link" text:visited-style-name="Visited_20_Internet_20_Link">
1684345453-59...</text:a>
"]</text:p>
      <text:p text:style-name="P4">
Tags: ['Арешт', 'Ракета', 'Держзрада', 'Росія']</text:p>
      <text:p text:style-name="P4">
Type: Article</text:p>
      <!--METADATA-->
      <text:p text:style-name="P4">
<draw:frame draw:style-name="fr1" draw:name="Image206" text:anchor-type="as-char" svg:width="6.9236in" svg:height="3.956343in" draw:z-index="0">
<draw:image xlink:href="../Images/yкринформ/2023-05-17T20-45-38-03-00/630_360_1531757865-9784.jpg" xlink:type="simple" xlink:show="embed" xlink:actuate="onLoad" draw:mime-type="image/jpeg"/>
</draw:frame>
 Головнийнауковий співробітник Інституту теоретичної та прикладної механіки Сибірськоговідділення РАН Валерій Звегінцев, який займався аерогазодинамікою великихшвидкостей, підозрюється у держзраді.</text:p>
      <text:p text:style-name="P4">
Як передає Укрінформ, про це повідомляється у відкритому листі колективуінституту на <text:a xlink:type="simple" xlink:href="http://itam.nsc.ru/about/news/2023-05-15.html" text:style-name="Internet_20_link" text:visited-style-name="Visited_20_Internet_20_Link">
 </text:a>
 СО РАН.</text:p>
      <text:p text:style-name="P4">
Звегінців - засновник лабораторії "Аерогазодинаміка великих швидкостей", щозаймається гіперзвуковими технологіями.</text:p>
      <text:p text:style-name="P4">
«За останній рік троє видатних учених-аеродинаміків нашого інституту –Анатолій Маслов, Олександр Шиплюк та Валерій Звегінцев – були заарештовані запідозрою у скоєнні злочину за найсуворішою статтею Кримінального кодексу – <text:a xlink:type="simple" xlink:href="https://www.ukrinform.ua/tag-derzzrada" text:style-name="Internet_20_link" text:visited-style-name="Visited_20_Internet_20_Link">
</text:a>
 (ст. 275 КК РФ)», - йдеться в листі.</text:p>
      <text:p text:style-name="P4">
<draw:frame draw:style-name="fr1" draw:name="Image207" text:anchor-type="as-char" svg:width="6.9236in" svg:height="3.422009in" draw:z-index="0">
<draw:image xlink:href="../Images/yкринформ/2023-05-17T20-45-38-03-00/1684345453-595.png" xlink:type="simple" xlink:show="embed" xlink:actuate="onLoad" draw:mime-type="image/png"/>
</draw:frame>
</text:p>
      <text:p text:style-name="P4">
<text:span text:style-name="T4">
Читайте також:</text:span>
 <text:a xlink:type="simple" xlink:href="https://www.ukrinform.ua/rubric-ato/3710159-nic-zbitih-kindzaliv-ce-dla-rf-vtrata-120-mln-plus-znisena-reputacia.html" text:style-name="Internet_20_link" text:visited-style-name="Visited_20_Internet_20_Link">
 </text:a>
</text:p>
      <text:p text:style-name="P4">
Зазначається, що результати, які відкрито представляли останніми рокамизаарештовані колеги, мають відношення виключно до фундаментальної науки.«Матеріали наших колег неодноразово перевірялися експертною комісією нашоїорганізації щодо наявності в них відомостей обмеженого доступу, і таківідомості в них виявлено не були», - йдеться в повідомленні.</text:p>
      <text:p text:style-name="P4">
Джерело в СО РАН уточнило <text:a xlink:type="simple" xlink:href="https://www.interfax.ru/russia/901623" text:style-name="Internet_20_link" text:visited-style-name="Visited_20_Internet_20_Link">
 </text:a>
 , щоЗвегінцева було затримано близько трьох тижнів тому за публікацію на темугазової динаміки у зарубіжному науковому журналі. Вчений перебуває піддомашнім арештом.</text:p>
      <text:p text:style-name="P4">
Як повідомлялося, директора ІТПМ Шиплюка було заарештовано на початку серпня2022 року, раніше, наприкінці червня, також за підозрою в держзраді булозаарештовано головного наукового співробітника ІТПМ Анатолія Маслова. Обидвавчені були етаповані в СІЗО "Лефортове" у Москві. Шиплюк очолює лабораторіюІТПМ "Гіперзвукові технології", Маслов займався дослідженнями в галузіаерогазодинаміки.</text:p>
      <text:p text:style-name="P4">
<text:span text:style-name="T4">
Читайте також:</text:span>
 <text:a xlink:type="simple" xlink:href="https://www.ukrinform.ua/rubric-ato/3708555-cnn-stali-vidomi-podrobici-zbitta-kindzala-rosia-namagalasa-znisiti-patriot.html" text:style-name="Internet_20_link" text:visited-style-name="Visited_20_Internet_20_Link">
 </text:a>
</text:p>
      <text:p text:style-name="P4">
Інститут теоретичної та прикладної механіки імені Християновича створено у1957 році. Він має в своєму розпорядженні серію аеродинамічних установок,серед яких гіперзвукова аеродинамічна труба АТ-303. Основні напрями науковоїдіяльності ІТПМ – математичне моделювання в механіці, аерогазодинаміка,фізико-хімічна механіка, механіка твердого тіла, деформації та руйнування.</text:p>
      <text:p text:style-name="P4">
Source: <text:a xlink:type="simple" xlink:href="https://www.ukrinform.ua/rubric-world/3710640-u-rosii-rozrobnikiv-giperzvukovih-raket-arestuvali-za-derzzradu.html" text:style-name="Internet_20_link" text:visited-style-name="Visited_20_Internet_20_Link">
https://www.ukrinform.ua/rubric-world/3710640-u-rosii-rozrobnikiv-giperzvukovih-raket-arestuvali-za-derzzradu.html</text:a>
</text:p>
      <!--NEWS-->
      <text:h text:style-name="P10" text:outline-level="1">
<text:span text:style-name="T4">
Загарбники за день тричі обстріляли Нікопольський район</text:span>
</text:h>
      <text:p text:style-name="P4">
Authors: Ukrinform (Person)</text:p>
      <text:p text:style-name="P4">
Publisher: Укринформ (Organization)</text:p>
      <text:p text:style-name="P4">
Published Time: 2023-05-17T20:49:00+03:00</text:p>
      <text:p text:style-name="P4">
Modified Time: 2023-05-17T20:49:00+03:00</text:p>
      <text:p text:style-name="P4">
Description: Війська Російської Федерації за день тричі обстріляли Нікопольський район Дніпропетровської області. — Укрінформ.</text:p>
      <text:p text:style-name="P4">
Images: ["<text:a xlink:type="simple" xlink:href="https://static.ukrinform.com/photos/2023_05/thumb_files/630_360_1684345587-605.jpeg" text:style-name="Internet_20_link" text:visited-style-name="Visited_20_Internet_20_Link">
630_360_16843...</text:a>
", "<text:a xlink:type="simple" xlink:href="https://static.ukrinform.com/photos/2023_05/1684345524-919.jpeg" text:style-name="Internet_20_link" text:visited-style-name="Visited_20_Internet_20_Link">
1684345524-91...</text:a>
", "<text:a xlink:type="simple" xlink:href="https://static.ukrinform.com/photos/2023_05/1684345625-510.jpeg" text:style-name="Internet_20_link" text:visited-style-name="Visited_20_Internet_20_Link">
1684345625-51...</text:a>
", "<text:a xlink:type="simple" xlink:href="https://static.ukrinform.com/photos/2023_05/1684345668-161.jpeg" text:style-name="Internet_20_link" text:visited-style-name="Visited_20_Internet_20_Link">
1684345668-16...</text:a>
"]</text:p>
      <text:p text:style-name="P4">
Tags: ['Дніпропетровщина', 'Обстріл', 'Війна з Росією']</text:p>
      <text:p text:style-name="P4">
Type: Article</text:p>
      <!--METADATA-->
      <text:p text:style-name="P4">
<draw:frame draw:style-name="fr1" draw:name="Image208" text:anchor-type="as-char" svg:width="6.9236in" svg:height="3.956343in" draw:z-index="0">
<draw:image xlink:href="../Images/yкринформ/2023-05-17T20-49-00-03-00/630_360_1684345587-605.jpeg" xlink:type="simple" xlink:show="embed" xlink:actuate="onLoad" draw:mime-type="image/jpeg"/>
</draw:frame>
 ВійськаРосійської Федерації за день тричі обстріляли Нікопольський районДніпропетровської області.</text:p>
      <text:p text:style-name="P4">
Як передає Укрінформ, про це голова Дніпропетровської ОДА Сергій Лисакповідомляє у <text:a xlink:type="simple" xlink:href="https://t.me/dnipropetrovskaODA/4666" text:style-name="Internet_20_link" text:visited-style-name="Visited_20_Internet_20_Link">
 </text:a>
</text:p>
      <text:p text:style-name="P4">
"За день ворог тричі <text:a xlink:type="simple" xlink:href="https://www.ukrinform.ua/tag-obstril" text:style-name="Internet_20_link" text:visited-style-name="Visited_20_Internet_20_Link">
 </text:a>
 поНікопольському району з важкої артилерії. Дісталося Мирівській та Марганецькійгромадам", - ідеться у повідомленні.</text:p>
      <text:p text:style-name="P4">
<draw:frame draw:style-name="fr1" draw:name="Image209" text:anchor-type="as-char" svg:width="6.9236in" svg:height="6.9236in" draw:z-index="0">
<draw:image xlink:href="../Images/yкринформ/2023-05-17T20-49-00-03-00/1684345524-919.jpeg" xlink:type="simple" xlink:show="embed" xlink:actuate="onLoad" draw:mime-type="image/jpeg"/>
</draw:frame>
<draw:frame draw:style-name="fr1" draw:name="Image210" text:anchor-type="as-char" svg:width="6.9236in" svg:height="6.526134in" draw:z-index="0">
<draw:image xlink:href="../Images/yкринформ/2023-05-17T20-49-00-03-00/1684345625-510.jpeg" xlink:type="simple" xlink:show="embed" xlink:actuate="onLoad" draw:mime-type="image/jpeg"/>
</draw:frame>
</text:p>
      <text:p text:style-name="P4">
У Мирівській громаді пошкоджені багатоквартирний будинок, 11 приватних садиб,господарська споруда, пасіка, дві автівки, шість газогонів, сім лінійелектропередач. А ще понівечені: поштове відділення, два заклади культури,дитсадок, амбулаторія, сільгосппідприємство та магазин.</text:p>
      <text:p text:style-name="P4">
<draw:frame draw:style-name="fr1" draw:name="Image211" text:anchor-type="as-char" svg:width="6.9236in" svg:height="6.9236in" draw:z-index="0">
<draw:image xlink:href="../Images/yкринформ/2023-05-17T20-49-00-03-00/1684345668-161.jpeg" xlink:type="simple" xlink:show="embed" xlink:actuate="onLoad" draw:mime-type="image/jpeg"/>
</draw:frame>
</text:p>
      <text:p text:style-name="P4">
<text:span text:style-name="T4">
Читайте також:</text:span>
 <text:a xlink:type="simple" xlink:href="https://www.ukrinform.ua/rubric-ato/3710610-rosiani-atakuvali-ohtirku-sahedom.html" text:style-name="Internet_20_link" text:visited-style-name="Visited_20_Internet_20_Link">
 </text:a>
</text:p>
      <text:p text:style-name="P4">
У Марганецькій громаді потрощена агрофірма.</text:p>
      <text:p text:style-name="P4">
Минулося без загиблих і постраждалих.</text:p>
      <text:p text:style-name="P4">
Як повідомляв Укрінформ, армія Російської Федерації <text:a xlink:type="simple" xlink:href="https://www.ukrinform.ua/rubric-ato/3710439-rosijski-zagarbniki-za-dobu-obstrilali-devat-oblastej-ukraini-zvedenna-ova.html" text:style-name="Internet_20_link" text:visited-style-name="Visited_20_Internet_20_Link">
</text:a>
</text:p>
      <text:p text:style-name="P4">
<text:span text:style-name="T5">
Фото: Телеграм Сергій Лисак</text:span>
</text:p>
      <text:p text:style-name="P4">
Source: <text:a xlink:type="simple" xlink:href="https://www.ukrinform.ua/rubric-ato/3710641-zagarbniki-za-den-trici-obstrilali-nikopolskij-rajon.html" text:style-name="Internet_20_link" text:visited-style-name="Visited_20_Internet_20_Link">
https://www.ukrinform.ua/rubric-ato/3710641-zagarbniki-za-den-trici-obstrilali-nikopolskij-rajon.html</text:a>
</text:p>
      <!--NEWS-->
      <text:h text:style-name="P10" text:outline-level="1">
<text:span text:style-name="T4">
Сенат Франції визнав Голодомор 1932-1933 років геноцидом українського народу</text:span>
</text:h>
      <text:p text:style-name="P4">
Authors: Ukrinform (Person)</text:p>
      <text:p text:style-name="P4">
Publisher: Укринформ (Organization)</text:p>
      <text:p text:style-name="P4">
Published Time: 2023-05-17T20:50:00+03:00</text:p>
      <text:p text:style-name="P4">
Modified Time: 2023-05-17T20:50:00+03:00</text:p>
      <text:p text:style-name="P4">
Description: Сенат Франції схвалив резолюцію про визнання Голодомору 1932-1933 років геноцидом українського народу. — Укрінформ.</text:p>
      <text:p text:style-name="P4">
Images: ["<text:a xlink:type="simple" xlink:href="https://static.ukrinform.com/photos/2023_05/thumb_files/630_360_1684346019-439.jpg" text:style-name="Internet_20_link" text:visited-style-name="Visited_20_Internet_20_Link">
630_360_16843...</text:a>
"]</text:p>
      <text:p text:style-name="P4">
Tags: ['Франція', 'Геноцид', 'Голодомор', 'Дмитро Кулеба', 'Зеленський']</text:p>
      <text:p text:style-name="P4">
Type: Article</text:p>
      <!--METADATA-->
      <text:p text:style-name="P4">
<draw:frame draw:style-name="fr1" draw:name="Image212" text:anchor-type="as-char" svg:width="6.9236in" svg:height="3.956343in" draw:z-index="0">
<draw:image xlink:href="../Images/yкринформ/2023-05-17T20-50-00-03-00/630_360_1684346019-439.jpg" xlink:type="simple" xlink:show="embed" xlink:actuate="onLoad" draw:mime-type="image/jpeg"/>
</draw:frame>
 СенатФранції схвалив резолюцію про визнання Голодомору 1932-1933 років геноцидомукраїнського народу.</text:p>
      <text:p text:style-name="P4">
Про це повідомив голова МЗС України Дмитро Кулеба у <text:a xlink:type="simple" xlink:href="https://twitter.com/DmytroKuleba/status/1658884917302788097" text:style-name="Internet_20_link" text:visited-style-name="Visited_20_Internet_20_Link">
</text:a>
 , передаєУкрінформ.</text:p>
      <text:p text:style-name="P4">
"Сенат Франції щойно визнав Голодомор 1932-1933 років геноцидом українськогонароду. Я вдячний французьким сенаторам за це історичне голосування, якевідновлює справедливість та вшановує пам'ять мільйонів жертв. Такі злочининіколи не повинні повторитися і ніколи не повинні бути забуті", – написавКулеба.</text:p>
      <text:p text:style-name="P4">
<text:span text:style-name="T4">
Читайте також:</text:span>
 <text:a xlink:type="simple" xlink:href="https://www.ukrinform.ua/rubric-polytics/3686433-islandia-viznala-golodomor-genocidom-ukrainskogo-narodu.html" text:style-name="Internet_20_link" text:visited-style-name="Visited_20_Internet_20_Link">
 <text:span text:style-name="T4">
геноцидом</text:span>
 </text:a>
</text:p>
      <text:p text:style-name="P4">
Президент Володимир Зеленський назвав це рішення Сенату Франції важливимкроком на шляху до відновлення історичної справедливості.</text:p>
      <text:p text:style-name="P4">
«Вітаю історичне рішення французького Сенату щодо визнання Голодомору1932-1933 рр. геноцидом українського народу. Вдячний усім сенаторам, якіініціювали й підтримали резолюцію. Черговий важливий крок на шляху довідновлення історичної справедливості та увічнення пам‘яті мільйонівзакатованих голодом українців», - написав глава держави у <text:a xlink:type="simple" xlink:href="https://twitter.com/ZelenskyyUa/status/1658887327475695616" text:style-name="Internet_20_link" text:visited-style-name="Visited_20_Internet_20_Link">
</text:a>
</text:p>
      <text:p text:style-name="P4">
Як повідомляв Укрінформ, раніше нижня палата французького парламенту - <text:a xlink:type="simple" xlink:href="https://www.ukrinform.ua/rubric-society/3688710-parlament-francii-viznav-golodomor-genocidom-ukrainskogo-narodu.html" text:style-name="Internet_20_link" text:visited-style-name="Visited_20_Internet_20_Link">
</text:a>
</text:p>
      <text:p text:style-name="P4">
<text:span text:style-name="T5">
Фото: senat.fr</text:span>
</text:p>
      <text:p text:style-name="P4">
Source: <text:a xlink:type="simple" xlink:href="https://www.ukrinform.ua/rubric-society/3710643-senat-francii-viznav-golodomor-19321933-rokiv-genocidom-ukrainskogo-narodu.html" text:style-name="Internet_20_link" text:visited-style-name="Visited_20_Internet_20_Link">
https://www.ukrinform.ua/rubric-society/3710643-senat-francii-viznav-golodomor-19321933-rokiv-genocidom-ukrainskogo-narodu.html</text:a>
</text:p>
      <!--NEWS-->
      <text:h text:style-name="P10" text:outline-level="1">
<text:span text:style-name="T4">
Maxar показала супутникові знімки зруйнованого Бахмута</text:span>
</text:h>
      <text:p text:style-name="P4">
Authors: Ukrinform (Person)</text:p>
      <text:p text:style-name="P4">
Publisher: Укринформ (Organization)</text:p>
      <text:p text:style-name="P4">
Published Time: 2023-05-17T21:00:42+03:00</text:p>
      <text:p text:style-name="P4">
Modified Time: 2023-05-17T21:00:42+03:00</text:p>
      <text:p text:style-name="P4">
Description: Компанія Maxar Technologies опублікувала супутникові знімки з високою роздільною здатністю, порівнявши вигляд частини міста у травні 2022 року та зараз. — Укрінформ.</text:p>
      <text:p text:style-name="P4">
Images: ["<text:a xlink:type="simple" xlink:href="https://static.ukrinform.com/photos/2023_04/thumb_files/630_360_1682412648-444.png" text:style-name="Internet_20_link" text:visited-style-name="Visited_20_Internet_20_Link">
630_360_16824...</text:a>
", "<text:a xlink:type="simple" xlink:href="https://static.ukrinform.com/photos/2023_05/1684345840-255.jpeg" text:style-name="Internet_20_link" text:visited-style-name="Visited_20_Internet_20_Link">
1684345840-25...</text:a>
", "<text:a xlink:type="simple" xlink:href="https://static.ukrinform.com/photos/2023_05/1684345840-537.jpeg" text:style-name="Internet_20_link" text:visited-style-name="Visited_20_Internet_20_Link">
1684345840-53...</text:a>
", "<text:a xlink:type="simple" xlink:href="https://static.ukrinform.com/photos/2023_05/1684345875-253.jpeg" text:style-name="Internet_20_link" text:visited-style-name="Visited_20_Internet_20_Link">
1684345875-25...</text:a>
", "<text:a xlink:type="simple" xlink:href="https://static.ukrinform.com/photos/2023_05/1684345875-598.jpeg" text:style-name="Internet_20_link" text:visited-style-name="Visited_20_Internet_20_Link">
1684345875-59...</text:a>
", "<text:a xlink:type="simple" xlink:href="https://static.ukrinform.com/photos/2023_05/1684345947-457.jpeg" text:style-name="Internet_20_link" text:visited-style-name="Visited_20_Internet_20_Link">
1684345947-45...</text:a>
", "<text:a xlink:type="simple" xlink:href="https://static.ukrinform.com/photos/2023_05/1684345947-537.jpeg" text:style-name="Internet_20_link" text:visited-style-name="Visited_20_Internet_20_Link">
1684345947-53...</text:a>
", "<text:a xlink:type="simple" xlink:href="https://static.ukrinform.com/photos/2023_05/1684346183-894.jpeg" text:style-name="Internet_20_link" text:visited-style-name="Visited_20_Internet_20_Link">
1684346183-89...</text:a>
", "<text:a xlink:type="simple" xlink:href="https://static.ukrinform.com/photos/2023_05/1684346183-628.jpeg" text:style-name="Internet_20_link" text:visited-style-name="Visited_20_Internet_20_Link">
1684346183-62...</text:a>
"]</text:p>
      <text:p text:style-name="P4">
Tags: ['Бахмут', 'Фото', 'Супутник', 'Війна з Росією', 'Maxar']</text:p>
      <text:p text:style-name="P4">
Type: Article</text:p>
      <!--METADATA-->
      <text:p text:style-name="P4">
<draw:frame draw:style-name="fr1" draw:name="Image213" text:anchor-type="as-char" svg:width="6.9236in" svg:height="3.956343in" draw:z-index="0">
<draw:image xlink:href="../Images/yкринформ/2023-05-17T21-00-42-03-00/630_360_1682412648-444.png" xlink:type="simple" xlink:show="embed" xlink:actuate="onLoad" draw:mime-type="image/png"/>
</draw:frame>
 КомпаніяMaxar Technologies опублікувала супутникові знімки з високою роздільноюздатністю, порівнявши вигляд частини міста у травні 2022 року та зараз.</text:p>
      <text:p text:style-name="P4">
Про це повідомляє  <text:a xlink:type="simple" xlink:href="https://news.sky.com/story/ukraine-war-latest-russia-launches-new-recruiting-push-fears-grain-export-deal-could-be-at-risk-12541713" text:style-name="Internet_20_link" text:visited-style-name="Visited_20_Internet_20_Link">
 </text:a>
 , передає Укрінформ.</text:p>
      <text:p text:style-name="P4">
Зазначається, що знімки детально показують рівень спричинених руйнувань.</text:p>
      <text:p text:style-name="P4">
<draw:frame draw:style-name="fr1" draw:name="Image214" text:anchor-type="as-char" svg:width="6.9236in" svg:height="4.077081in" draw:z-index="0">
<draw:image xlink:href="../Images/yкринформ/2023-05-17T21-00-42-03-00/1684345840-255.jpeg" xlink:type="simple" xlink:show="embed" xlink:actuate="onLoad" draw:mime-type="image/jpeg"/>
</draw:frame>
<draw:frame draw:style-name="fr1" draw:name="Image215" text:anchor-type="as-char" svg:width="6.9236in" svg:height="4.083842in" draw:z-index="0">
<draw:image xlink:href="../Images/yкринформ/2023-05-17T21-00-42-03-00/1684345840-537.jpeg" xlink:type="simple" xlink:show="embed" xlink:actuate="onLoad" draw:mime-type="image/jpeg"/>
</draw:frame>
</text:p>
      <text:p text:style-name="P4">
Компанія Maxar заявила, що «райони житлових будинків, <text:a xlink:type="simple" xlink:href="https://www.ukrinform.ua/tag-skola" text:style-name="Internet_20_link" text:visited-style-name="Visited_20_Internet_20_Link">
</text:a>
 , магазинів та іншої інфраструктуриперетворилися на тліючі уламки».</text:p>
      <text:p text:style-name="P4">
<draw:frame draw:style-name="fr1" draw:name="Image216" text:anchor-type="as-char" svg:width="6.9236in" svg:height="4.043274in" draw:z-index="0">
<draw:image xlink:href="../Images/yкринформ/2023-05-17T21-00-42-03-00/1684345875-253.jpeg" xlink:type="simple" xlink:show="embed" xlink:actuate="onLoad" draw:mime-type="image/jpeg"/>
</draw:frame>
<draw:frame draw:style-name="fr1" draw:name="Image217" text:anchor-type="as-char" svg:width="6.9236in" svg:height="4.043274in" draw:z-index="0">
<draw:image xlink:href="../Images/yкринформ/2023-05-17T21-00-42-03-00/1684345875-598.jpeg" xlink:type="simple" xlink:show="embed" xlink:actuate="onLoad" draw:mime-type="image/jpeg"/>
</draw:frame>
</text:p>
      <text:p text:style-name="P4">
«Частини міста, які рік тому були оточені деревами та парками, тепер повністюпозбавлені всієї рослинності та вкриті коричнево-червоним пилом та уламками»,- йдеться у повідомленні.</text:p>
      <text:p text:style-name="P4">
<draw:frame draw:style-name="fr1" draw:name="Image218" text:anchor-type="as-char" svg:width="6.9236in" svg:height="4.12441in" draw:z-index="0">
<draw:image xlink:href="../Images/yкринформ/2023-05-17T21-00-42-03-00/1684345947-457.jpeg" xlink:type="simple" xlink:show="embed" xlink:actuate="onLoad" draw:mime-type="image/jpeg"/>
</draw:frame>
<draw:frame draw:style-name="fr1" draw:name="Image219" text:anchor-type="as-char" svg:width="6.9236in" svg:height="4.131171in" draw:z-index="0">
<draw:image xlink:href="../Images/yкринформ/2023-05-17T21-00-42-03-00/1684345947-537.jpeg" xlink:type="simple" xlink:show="embed" xlink:actuate="onLoad" draw:mime-type="image/jpeg"/>
</draw:frame>
</text:p>
      <text:p text:style-name="P4">
<text:span text:style-name="T4">
Читайте також:</text:span>
 <text:a xlink:type="simple" xlink:href="https://www.ukrinform.ua/rubric-ato/3710064-zsu-zvilnili-blizko-20-km-pid-bahmutom-u-misti-trivaut-vazki-boi-malar.html" text:style-name="Internet_20_link" text:visited-style-name="Visited_20_Internet_20_Link">
 <text:span text:style-name="T4">
Бахмут</text:span>
 </text:a>
</text:p>
      <text:p text:style-name="P4">
<draw:frame draw:style-name="fr1" draw:name="Image220" text:anchor-type="as-char" svg:width="6.9236in" svg:height="4.354295in" draw:z-index="0">
<draw:image xlink:href="../Images/yкринформ/2023-05-17T21-00-42-03-00/1684346183-894.jpeg" xlink:type="simple" xlink:show="embed" xlink:actuate="onLoad" draw:mime-type="image/jpeg"/>
</draw:frame>
<draw:frame draw:style-name="fr1" draw:name="Image221" text:anchor-type="as-char" svg:width="6.9236in" svg:height="4.381341in" draw:z-index="0">
<draw:image xlink:href="../Images/yкринформ/2023-05-17T21-00-42-03-00/1684346183-628.jpeg" xlink:type="simple" xlink:show="embed" xlink:actuate="onLoad" draw:mime-type="image/jpeg"/>
</draw:frame>
</text:p>
      <text:p text:style-name="P4">
Як повідомляв Укрінформ, за даними Генштабу, протягом доби <text:a xlink:type="simple" xlink:href="https://www.ukrinform.ua/rubric-ato/3710615-za-bahmut-idut-vazki-boi-marinka-takoz-zalisaetsa-v-epicentri-vijni.html" text:style-name="Internet_20_link" text:visited-style-name="Visited_20_Internet_20_Link">
</text:a>
 . Армія РФ продовжуєзосереджувати основні зусилля на Лиманському, Бахмутському, Авдіївському таМар’їнському напрямках.</text:p>
      <text:p text:style-name="P4">
<text:span text:style-name="T5">
Перше фото: Ліберов Костянтин</text:span>
</text:p>
      <text:p text:style-name="P4">
<text:span text:style-name="T5">
Фото в тексті: Satellite image ©2023 Maxar Technologies</text:span>
</text:p>
      <text:p text:style-name="P4">
Source: <text:a xlink:type="simple" xlink:href="https://www.ukrinform.ua/rubric-ato/3710646-maxar-pokazala-suputnikovi-znimki-zrujnovanogo-bahmuta.html" text:style-name="Internet_20_link" text:visited-style-name="Visited_20_Internet_20_Link">
https://www.ukrinform.ua/rubric-ato/3710646-maxar-pokazala-suputnikovi-znimki-zrujnovanogo-bahmuta.html</text:a>
</text:p>
      <!--NEWS-->
      <text:h text:style-name="P10" text:outline-level="1">
<text:span text:style-name="T4">
Медіахолдинг «1+1» закликає світ допомогти звільнити журналіста Дмитра Хилюка з російського полону</text:span>
</text:h>
      <text:p text:style-name="P4">
Authors: Ukrinform (Person)</text:p>
      <text:p text:style-name="P4">
Publisher: Укринформ (Organization)</text:p>
      <text:p text:style-name="P4">
Published Time: 2023-05-17T21:07:48+03:00</text:p>
      <text:p text:style-name="P4">
Modified Time: 2023-05-17T21:07:48+03:00</text:p>
      <text:p text:style-name="P4">
Description: Медіагрупа «1+1 media» звертається до міжнародної професійної спільноти та правозахисних комʼюніті з проханням посприяти визволенню з російського полону журналіста інформаційного агентства УНІАН Дмитра Хилюка. — Укрінформ.</text:p>
      <text:p text:style-name="P4">
Images: ["<text:a xlink:type="simple" xlink:href="https://static.ukrinform.com/photos/2017_04/thumb_files/630_360_1493036840-7726.jpg" text:style-name="Internet_20_link" text:visited-style-name="Visited_20_Internet_20_Link">
630_360_14930...</text:a>
", "<text:a xlink:type="simple" xlink:href="https://static.ukrinform.com/photos/2020_03/1585673694-884.jpg" text:style-name="Internet_20_link" text:visited-style-name="Visited_20_Internet_20_Link">
1585673694-88...</text:a>
"]</text:p>
      <text:p text:style-name="P4">
Tags: ['Журналіст', 'Телеканал 1+1', 'Дмитро Хилюк']</text:p>
      <text:p text:style-name="P4">
Type: Article</text:p>
      <!--METADATA-->
      <text:p text:style-name="P4">
<draw:frame draw:style-name="fr1" draw:name="Image222" text:anchor-type="as-char" svg:width="6.9236in" svg:height="3.956343in" draw:z-index="0">
<draw:image xlink:href="../Images/yкринформ/2023-05-17T21-07-48-03-00/630_360_1493036840-7726.jpg" xlink:type="simple" xlink:show="embed" xlink:actuate="onLoad" draw:mime-type="image/jpeg"/>
</draw:frame>
Медіагрупа «1+1 media» звертається до міжнародної професійної спільноти таправозахисних комʼюніті з проханням посприяти визволенню з російського полонужурналіста інформаційного агентства УНІАН Дмитра Хилюка.</text:p>
      <text:p text:style-name="P4">
Відповідна заява опублікована на сайті <text:a xlink:type="simple" xlink:href="https://www.unian.ua/society/unian-ta-1-1-media-zvertayutsya-do-mizhnarodnih-ustanov-z-prohannyam-pospriyati-vizvolennyu-zhurnalista-unian-dmitra-hilyuka-z-rosiyskogo-polonu-12260163.html" text:style-name="Internet_20_link" text:visited-style-name="Visited_20_Internet_20_Link">
 </text:a>
, повідомляє Укрінформ.</text:p>
      <text:p text:style-name="P4">
«Звертаємося до представників Міжнародного Комітету Червоного Хреста (МКЧХ),до організацій European Federation of Journalists та International Federationof Journalists, до Європейської комісії та особисто до президентки Єврокомісіїпані Урсули фон дер Ляєн з проханням допомогти у визволенні Дмитра Хилюка танадати цій справі максимального розголосу», - ідеться в заяві.</text:p>
      <text:p text:style-name="P4">
<draw:frame draw:style-name="fr1" draw:name="Image223" text:anchor-type="as-char" svg:width="6.9236in" svg:height="4.378159in" draw:z-index="0">
<draw:image xlink:href="../Images/yкринформ/2023-05-17T21-07-48-03-00/1585673694-884.jpg" xlink:type="simple" xlink:show="embed" xlink:actuate="onLoad" draw:mime-type="image/jpeg"/>
</draw:frame>
</text:p>
      <text:p text:style-name="P4">
Журналіст УНІАН, що входить до складу групи 1+1 media, Дмитро Хилюк понад рікперебуває в російському полоні. Він разом з батьком Василем Хилюком буввикрадений російськими загарбниками 3 березня 2022 року. Через вісім днівбатька звільнили з-під арешту, проте <text:a xlink:type="simple" xlink:href="https://www.ukrinform.ua/tag-zurnalist" text:style-name="Internet_20_link" text:visited-style-name="Visited_20_Internet_20_Link">
 </text:a>
 залишився в полоні.</text:p>
      <text:p text:style-name="P4">
За даними медіагрупи, станом на травень 2023 року у батьків Дмитра Хилюка єлише одна звістка про сина - лаконічний лист, написаний ним в квітні минулогороку в одній з російських в’язниць.</text:p>
      <text:p text:style-name="P4">
"Офіційний статус Дмитра Хилюка - цивільний заручник. Відповідно доміжнародного права, таких людей повинні повертати поза спеціальними обмінами.Щоб не нашкодити процесу звільнення, впродовж року великої війни відповіднідержавні структури рекомендували не афішувати інформацію про цей випадок,проте наразі ці дані стали загальнодоступними та відкритими. Ми закликаємоміжнародну спільноту надати цій ситуації максимального розголосу та зробитивсе можливе для того, аби країна-агресорка відпустила Дмитра Хилюка, а такожвсіх цивільних, яких вона досі тримає в нелюдських умовах у полоні", -наголосили в 1+1 media.</text:p>
      <text:p text:style-name="P4">
<text:span text:style-name="T4">
Читайте також:</text:span>
 <text:a xlink:type="simple" xlink:href="https://www.ukrinform.ua/rubric-society/3710427-reporteri-bez-kordoniv-j-nadali-pracuvatimut-nad-vizvolennam-z-polonu-zurnalista-hiluka.html" text:style-name="Internet_20_link" text:visited-style-name="Visited_20_Internet_20_Link">
 <text:span text:style-name="T4">
Хилюк</text:span>
 </text:a>
</text:p>
      <text:p text:style-name="P4">
Колеги полоненого журналіста нагадують, що факти, які підтверджують викраденняДмитра Хилюка російськими силовиками 3 березня 2022 року та його утримання уросійській в’язниці поблизу українського кордону, наведені у <text:a xlink:type="simple" xlink:href="https://rsf.org/en/disappearance-ukrainian-journalist-dmytro-khyliuk-russia-investigation-state-lie" text:style-name="Internet_20_link" text:visited-style-name="Visited_20_Internet_20_Link">
</text:a>
 , а деталі захоплення Дмитра також розміщені у <text:a xlink:type="simple" xlink:href="https://www.unian.ua/society/zhurnalist-unian-dmitro-hilyuk-nadislav-lishe-odnogo-lista-z-rosiyskogo-polonu-foto-video-12230181.html" text:style-name="Internet_20_link" text:visited-style-name="Visited_20_Internet_20_Link">
</text:a>
 .</text:p>
      <text:p text:style-name="P4">
Як повідомлялося, російські загарбники викрали Дмитра Хилюка 3 березня 2022року в його рідному селі Козаровичі на півночі Київської області. Понад рікукраїнський він незаконно утримується у російській в'язниці.</text:p>
      <text:p text:style-name="P4">
Національна спілка журналістів України вимагає від рф <text:a xlink:type="simple" xlink:href="https://www.ukrinform.ua/rubric-society/3703982-nszu-v-oon-zaklikala-rosiu-zvilniti-ukrainskogo-zurnalista-dmitra-hiluka.html" text:style-name="Internet_20_link" text:visited-style-name="Visited_20_Internet_20_Link">
</text:a>
 .</text:p>
      <text:p text:style-name="P4">
<text:span text:style-name="T4">
Читайте також:</text:span>
 <text:a xlink:type="simple" xlink:href="https://www.ukrinform.ua/rubric-ato/3709433-zurnalista-dmitra-hiluka-batki-cekaut-z-polonu-ponad-rik.html" text:style-name="Internet_20_link" text:visited-style-name="Visited_20_Internet_20_Link">
 <text:span text:style-name="T4">
Хилюк</text:span>
 </text:a>
</text:p>
      <text:p text:style-name="P4">
Голова офісу “Репортерів без кордонів” у Східній Європі та Центральній АзіїЖанна Кавельє заявила, що "Репортери без кордонів" продовжать роботу щодоз'ясування місця перебування журналіста агентства УНІАН Дмитра Хилюка, який зберезня 2022 року перебуває у російському полоні, та його визволення.</text:p>
      <text:p text:style-name="P4">
Source: <text:a xlink:type="simple" xlink:href="https://www.ukrinform.ua/rubric-society/3710647-mediaholding-11-zaklikae-svit-dopomogti-zvilniti-zurnalista-dmitra-hiluka-z-rosijskogo-polonu.html" text:style-name="Internet_20_link" text:visited-style-name="Visited_20_Internet_20_Link">
https://www.ukrinform.ua/rubric-society/3710647-mediaholding-11-zaklikae-svit-dopomogti-zvilniti-zurnalista-dmitra-hiluka-z-rosijskogo-polonu.html</text:a>
</text:p>
      <!--NEWS-->
      <text:h text:style-name="P10" text:outline-level="1">
<text:span text:style-name="T4">
Генсек ООН: Продовження «зернової угоди» є гарною новиною для світу</text:span>
</text:h>
      <text:p text:style-name="P4">
Authors: Ukrinform (Person)</text:p>
      <text:p text:style-name="P4">
Publisher: Укринформ (Organization)</text:p>
      <text:p text:style-name="P4">
Published Time: 2023-05-17T21:13:32+03:00</text:p>
      <text:p text:style-name="P4">
Modified Time: 2023-05-17T21:13:32+03:00</text:p>
      <text:p text:style-name="P4">
Description: Генеральний секретар ООН Антоніу Гутерреш привітав продовження Чорноморської "зернової угоди", підкресливши, що вона має велике значення для глобальної продовольчої безпеки. — Укрінформ.</text:p>
      <text:p text:style-name="P4">
Images: ["<text:a xlink:type="simple" xlink:href="https://static.ukrinform.com/photos/2023_03/thumb_files/630_360_1678267117-503.jpg" text:style-name="Internet_20_link" text:visited-style-name="Visited_20_Internet_20_Link">
630_360_16782...</text:a>
"]</text:p>
      <text:p text:style-name="P4">
Tags: ['Експорт', 'Гутерреш', 'ООН', 'Росія', 'зерновий коридор']</text:p>
      <text:p text:style-name="P4">
Type: Article</text:p>
      <!--METADATA-->
      <text:p text:style-name="P4">
<draw:frame draw:style-name="fr1" draw:name="Image224" text:anchor-type="as-char" svg:width="6.9236in" svg:height="3.956343in" draw:z-index="0">
<draw:image xlink:href="../Images/yкринформ/2023-05-17T21-13-32-03-00/630_360_1678267117-503.jpg" xlink:type="simple" xlink:show="embed" xlink:actuate="onLoad" draw:mime-type="image/jpeg"/>
</draw:frame>
Генеральний секретар ООН Антоніу Гутерреш привітав продовження Чорноморської"зернової угоди", підкресливши, що вона має велике значення для глобальноїпродовольчої безпеки.</text:p>
      <text:p text:style-name="P4">
Як передає власний кореспондент Укрінформу у Нью-Йорку, про це йдеться узаяві, яку він зачитав журналістам у середу.</text:p>
      <text:p text:style-name="P4">
«У нас є деякі позитивні і значні події – підтвердження Російською Федерацієюпродовження своєї участі в Чорноморській ініціативі ще на 60 днів… Продовженняє гарною новиною для світу», - зазначив Гутерреш.</text:p>
      <text:p text:style-name="P4">
Він додав, що залишаються й невирішені питання, але «представники Росії,України, Туреччини та ООН продовжать їх обговорювати».</text:p>
      <text:p text:style-name="P4">
<text:span text:style-name="T4">
Читайте також:</text:span>
 <text:a xlink:type="simple" xlink:href="https://www.ukrinform.ua/rubric-economy/3710374-ostanne-sudno-u-mezah-zernovoi-ugodi-zalisilo-ukrainskij-port.html" text:style-name="Internet_20_link" text:visited-style-name="Visited_20_Internet_20_Link">
 <text:span text:style-name="T4">
зерно</text:span>
 </text:a>
</text:p>
      <text:p text:style-name="P4">
Генсек висловив сподівання, що врешті буде досягнуто «всеосяжної домовленостіщодо вдосконалення, розширення та продовження ініціативи», яку він виклав улистах до президентів трьох країн.</text:p>
      <text:p text:style-name="P4">
Гутерреш подякував президентові Туреччини Реджепу Ердогану за посередництво тазусилля, яких той докладає в координації з ООН.</text:p>
      <text:p text:style-name="P4">
«Важливість Чорноморської ініціативи – і паралельного Меморандуму провзаєморозуміння між ООН і Російською Федерацією – очевидна. Ці угоди маютьзначення для глобальної продовольчої безпеки», - наголосив Генсек.</text:p>
      <text:p text:style-name="P4">
Генсек нагадав, що загалом у рамках ініціативи були експортовані понад 30 млнтонн продовольства, а щойно з портів України вийшли судна, зафрахтованіВсесвітньою продовольчою програмою, які перевозять 30 тис. тонн <text:a xlink:type="simple" xlink:href="https://www.ukrinform.ua/tag-zerno" text:style-name="Internet_20_link" text:visited-style-name="Visited_20_Internet_20_Link">
</text:a>
 , «щоб нагодувати голодних людей уСудані».</text:p>
      <text:p text:style-name="P4">
<text:span text:style-name="T4">
Читайте також:</text:span>
 <text:a xlink:type="simple" xlink:href="https://www.ukrinform.ua/rubric-economy/3710343-cogoric-ukraina-moze-posiati-najbilse-aroi-psenici-za-ostanni-12-rokiv.html" text:style-name="Internet_20_link" text:visited-style-name="Visited_20_Internet_20_Link">
 </text:a>
</text:p>
      <text:p text:style-name="P4">
За його словами, за останній рік світові ціни на продовольство впали на 20%.«І це важливо, бо демонструє, що навіть у найтемніші години завжди є проміньнадії і можливість знайти рішення, які принесуть користь усім», – зазначивГутерреш.</text:p>
      <text:p text:style-name="P4">
Як повідомляв Укрінформ, президент Туреччини Реджеп Таїп Ердоган у середу <text:a xlink:type="simple" xlink:href="https://www.ukrinform.ua/rubric-economy/3710574-zernovu-ugodu-prodovzili-na-dva-misaci.html" text:style-name="Internet_20_link" text:visited-style-name="Visited_20_Internet_20_Link">
</text:a>
 , що дію Чорноморської "зернової угоди" продовжено на двамісяці. Він також зазначив, що російська сторона пообіцяла не перешкоджатизаходу турецьких кораблів у порти Миколаїв та Ольвія.</text:p>
      <text:p text:style-name="P4">
Source: <text:a xlink:type="simple" xlink:href="https://www.ukrinform.ua/rubric-world/3710649-gensek-oon-prodovzenna-zernovoi-ugodi-e-garnou-novinou-dla-svitu.html" text:style-name="Internet_20_link" text:visited-style-name="Visited_20_Internet_20_Link">
https://www.ukrinform.ua/rubric-world/3710649-gensek-oon-prodovzenna-zernovoi-ugodi-e-garnou-novinou-dla-svitu.html</text:a>
</text:p>
      <!--NEWS-->
      <text:h text:style-name="P10" text:outline-level="1">
<text:span text:style-name="T4">
Росія заморозила банківські рахунки дипмісії Данії</text:span>
</text:h>
      <text:p text:style-name="P4">
Authors: Ukrinform (Person)</text:p>
      <text:p text:style-name="P4">
Publisher: Укринформ (Organization)</text:p>
      <text:p text:style-name="P4">
Published Time: 2023-05-17T21:16:00+03:00</text:p>
      <text:p text:style-name="P4">
Modified Time: 2023-05-17T21:16:00+03:00</text:p>
      <text:p text:style-name="P4">
Description: Банківські рахунки диппредставництва Данії в Росії були заморожені. — Укрінформ.</text:p>
      <text:p text:style-name="P4">
Images: ["<text:a xlink:type="simple" xlink:href="https://static.ukrinform.com/photos/2016_01/thumb_files/630_360_1452694462-4796.jpg" text:style-name="Internet_20_link" text:visited-style-name="Visited_20_Internet_20_Link">
630_360_14526...</text:a>
"]</text:p>
      <text:p text:style-name="P4">
Tags: ['Банк', 'Данія', 'Росія', 'Активи']</text:p>
      <text:p text:style-name="P4">
Type: Article</text:p>
      <!--METADATA-->
      <text:p text:style-name="P4">
<draw:frame draw:style-name="fr1" draw:name="Image225" text:anchor-type="as-char" svg:width="6.9236in" svg:height="3.956343in" draw:z-index="0">
<draw:image xlink:href="../Images/yкринформ/2023-05-17T21-16-00-03-00/630_360_1452694462-4796.jpg" xlink:type="simple" xlink:show="embed" xlink:actuate="onLoad" draw:mime-type="image/jpeg"/>
</draw:frame>
Банківські рахунки диппредставництва Данії в Росії були заморожені.</text:p>
      <text:p text:style-name="P4">
Про це повідомляє  <text:a xlink:type="simple" xlink:href="https://www.reuters.com/world/finnish-embassy-bank-accounts-frozen-russia-foreign-ministry-says-2023-05-17/" text:style-name="Internet_20_link" text:visited-style-name="Visited_20_Internet_20_Link">
 </text:a>
 з посиланням на МЗСДанії, передає Укрінформ.</text:p>
      <text:p text:style-name="P4">
Міністерство закордонних справ <text:a xlink:type="simple" xlink:href="https://www.ukrinform.ua/tag-dania" text:style-name="Internet_20_link" text:visited-style-name="Visited_20_Internet_20_Link">
 </text:a>
заявило, що обмеження, запроваджені російською владою, призвели до блокуваннябанківських карток посольства у РФ.</text:p>
      <text:p text:style-name="P4">
«Підвищені вимоги до документації перед усіма виплатами конкретно означають,що посольство вже тривалий час виплачує зарплату співробітникам і оплачуєрахунки готівкою», – повідомили в міністерстві.</text:p>
      <text:p text:style-name="P4">
<text:span text:style-name="T4">
Читайте також:</text:span>
 <text:a xlink:type="simple" xlink:href="https://www.ukrinform.ua/rubric-vidbudova/3702157-dania-vidilila-1-milard-na-vidbudovu-ukraini.html" text:style-name="Internet_20_link" text:visited-style-name="Visited_20_Internet_20_Link">
 <text:span text:style-name="T4">
Данія</text:span>
 </text:a>
</text:p>
      <text:p text:style-name="P4">
Центральний банк Росії не відповів на запит агентства про коментар.</text:p>
      <text:p text:style-name="P4">
Як повідомляв Укрінформ, раніше у середу МЗС Фінляндії заявило, що <text:a xlink:type="simple" xlink:href="https://www.ukrinform.ua/rubric-world/3710459-rosia-zamorozila-bankivski-rahunki-dipmisii-finlandii.html" text:style-name="Internet_20_link" text:visited-style-name="Visited_20_Internet_20_Link">
</text:a>
 і не можуть бути використані.</text:p>
      <text:p text:style-name="P4">
Офіційний представник МЗС РФ Марія Захарова заявила, що «ці дії є дзеркальноювідповіддю на аналогічні обмеження щодо російських закордонних установ у ційкраїні».</text:p>
      <text:p text:style-name="P4">
Source: <text:a xlink:type="simple" xlink:href="https://www.ukrinform.ua/rubric-world/3710650-rosia-zamorozila-bankivski-rahunki-dipmisii-danii.html" text:style-name="Internet_20_link" text:visited-style-name="Visited_20_Internet_20_Link">
https://www.ukrinform.ua/rubric-world/3710650-rosia-zamorozila-bankivski-rahunki-dipmisii-danii.html</text:a>
</text:p>
      <!--NEWS-->
      <text:h text:style-name="P10" text:outline-level="1">
<text:span text:style-name="T4">
У Маріуполі росіяни на зруйнованому будинку вивісили банер із написом «никто кроме нас»</text:span>
</text:h>
      <text:p text:style-name="P4">
Authors: Ukrinform (Person)</text:p>
      <text:p text:style-name="P4">
Publisher: Укринформ (Organization)</text:p>
      <text:p text:style-name="P4">
Published Time: 2023-05-17T21:21:00+03:00</text:p>
      <text:p text:style-name="P4">
Modified Time: 2023-05-17T21:21:00+03:00</text:p>
      <text:p text:style-name="P4">
Description: У тимчасово захопленому російською армією Маріуполі загарбники на зруйнованому ними будинку, який вони готують під демонтаж, встановили банер з російським триколором і написом «никто кроме нас». — Укрінформ.</text:p>
      <text:p text:style-name="P4">
Images: ["<text:a xlink:type="simple" xlink:href="https://static.ukrinform.com/photos/2023_05/thumb_files/630_360_1684347487-694.jpeg" text:style-name="Internet_20_link" text:visited-style-name="Visited_20_Internet_20_Link">
630_360_16843...</text:a>
", "<text:a xlink:type="simple" xlink:href="https://static.ukrinform.com/photos/2023_05/1684347487-694.jpeg" text:style-name="Internet_20_link" text:visited-style-name="Visited_20_Internet_20_Link">
1684347487-69...</text:a>
"]</text:p>
      <text:p text:style-name="P4">
Tags: ['Маріуполь', 'Окупація', 'Війна з Росією']</text:p>
      <text:p text:style-name="P4">
Type: Article</text:p>
      <!--METADATA-->
      <text:p text:style-name="P4">
<draw:frame draw:style-name="fr1" draw:name="Image226" text:anchor-type="as-char" svg:width="6.9236in" svg:height="3.956343in" draw:z-index="0">
<draw:image xlink:href="../Images/yкринформ/2023-05-17T21-21-00-03-00/630_360_1684347487-694.jpeg" xlink:type="simple" xlink:show="embed" xlink:actuate="onLoad" draw:mime-type="image/jpeg"/>
</draw:frame>
 Утимчасово захопленому російською армією Маріуполі загарбники на зруйнованомуними будинку, який вони готують під демонтаж, встановили банер з російськимтриколором і написом «никто кроме нас».</text:p>
      <text:p text:style-name="P4">
Як передає Укрінформ, про це у <text:a xlink:type="simple" xlink:href="https://t.me/andriyshTime/9769" text:style-name="Internet_20_link" text:visited-style-name="Visited_20_Internet_20_Link">
 </text:a>
 повідомиврадник Маріупольського міського голови Петро Андрющенко та опублікував фотоцього будинку.</text:p>
      <text:p text:style-name="P4">
«На зруйнованому будинку, що готують під демонтаж, встановлено банер «никтокроме нас» з триколором. Не посперечаєшься», - написав радник мера.</text:p>
      <text:p text:style-name="P4">
<draw:frame draw:style-name="fr1" draw:name="Image227" text:anchor-type="as-char" svg:width="6.9236in" svg:height="6.9236in" draw:z-index="0">
<draw:image xlink:href="../Images/yкринформ/2023-05-17T21-21-00-03-00/1684347487-694.jpeg" xlink:type="simple" xlink:show="embed" xlink:actuate="onLoad" draw:mime-type="image/jpeg"/>
</draw:frame>
</text:p>
      <text:p text:style-name="P4">
Як повідомлялося, 9 травня міський голова <text:a xlink:type="simple" xlink:href="https://www.ukrinform.ua/tag-mariupol" text:style-name="Internet_20_link" text:visited-style-name="Visited_20_Internet_20_Link">
 </text:a>
 Вадим Бойченко констатував, що з початку повномасштабного вторгненняросійські загарбники пошкодили 2208 будинків у Маріуполі, з них 50% - знищено.</text:p>
      <text:p text:style-name="P4">
<text:span text:style-name="T4">
Читайте також:</text:span>
 <text:a xlink:type="simple" xlink:href="https://www.ukrinform.ua/rubric-regions/3708281-u-mariupoli-rozbili-vstanovlene-rosianami-pogrudda-lenina.html" text:style-name="Internet_20_link" text:visited-style-name="Visited_20_Internet_20_Link">
 <text:span text:style-name="T4">
Маріуп</text:span>
 </text:a>
</text:p>
      <text:p text:style-name="P4">
Агресія росії спричинила в Маріуполі одну з найбільших гуманітарних катастроф.Місто майже на 90% зруйноване внаслідок ворожих обстрілів, без нормальногопостачання електрики, води, газу.</text:p>
      <text:p text:style-name="P4">
Загарбники перетворюють Маріуполь та навколишні селища на військово-логістичний хаб російської армії.</text:p>
      <text:p text:style-name="P4">
Source: <text:a xlink:type="simple" xlink:href="https://www.ukrinform.ua/rubric-regions/3710654-u-mariupoli-rosiani-na-zrujnovanomu-budinku-vivisili-baner-iz-napisom-nikto-krome-nas.html" text:style-name="Internet_20_link" text:visited-style-name="Visited_20_Internet_20_Link">
https://www.ukrinform.ua/rubric-regions/3710654-u-mariupoli-rosiani-na-zrujnovanomu-budinku-vivisili-baner-iz-napisom-nikto-krome-nas.html</text:a>
</text:p>
      <!--NEWS-->
      <text:h text:style-name="P10" text:outline-level="1">
<text:span text:style-name="T4">
США готують пакет допомоги Україні на $60 мільярдів</text:span>
</text:h>
      <text:p text:style-name="P4">
Authors: Ukrinform (Person)</text:p>
      <text:p text:style-name="P4">
Publisher: Укринформ (Organization)</text:p>
      <text:p text:style-name="P4">
Published Time: 2023-05-17T21:27:50+03:00</text:p>
      <text:p text:style-name="P4">
Modified Time: 2023-05-17T21:27:50+03:00</text:p>
      <text:p text:style-name="P4">
Description: У вересні США планують оголосити пакет допомоги Україні на 2024 рік. — Укрінформ.</text:p>
      <text:p text:style-name="P4">
Images: ["<text:a xlink:type="simple" xlink:href="https://static.ukrinform.com/photos/2023_02/thumb_files/630_360_1676889541-543.jpg" text:style-name="Internet_20_link" text:visited-style-name="Visited_20_Internet_20_Link">
630_360_16768...</text:a>
", "<text:a xlink:type="simple" xlink:href="https://static.ukrinform.com/photos/2023_05/1684344103-435.jpg" text:style-name="Internet_20_link" text:visited-style-name="Visited_20_Internet_20_Link">
1684344103-43...</text:a>
"]</text:p>
      <text:p text:style-name="P4">
Tags: ['США', 'Україна', 'Волкер', 'допомога']</text:p>
      <text:p text:style-name="P4">
Type: Article</text:p>
      <!--METADATA-->
      <text:p text:style-name="P4">
<draw:frame draw:style-name="fr1" draw:name="Image228" text:anchor-type="as-char" svg:width="6.9236in" svg:height="3.956343in" draw:z-index="0">
<draw:image xlink:href="../Images/yкринформ/2023-05-17T21-27-50-03-00/630_360_1676889541-543.jpg" xlink:type="simple" xlink:show="embed" xlink:actuate="onLoad" draw:mime-type="image/jpeg"/>
</draw:frame>
 У вересніСША планують оголосити пакет допомоги Україні на 2024 рік.</text:p>
      <text:p text:style-name="P4">
Про це під час брифінгу в Одесі повідомив колишній спецпредставник ДерждепуСША з питань України Курт Волкер, передає Укрінформ.</text:p>
      <text:p text:style-name="P4">
«Восени ми запровадимо ще один пакет допомоги, який буде підтримувати Українупротягом 2024 року. Зараз ми обговорюємо цей пакет в 60 млрд доларів, який, ядумаю, буде запроваджено у вересні. Пакет планується узгодити допрезидентських виборів у <text:a xlink:type="simple" xlink:href="https://www.ukrinform.ua/tag-ssa" text:style-name="Internet_20_link" text:visited-style-name="Visited_20_Internet_20_Link">
 </text:a>
 », - заявивВолкер.</text:p>
      <text:p text:style-name="P4">
<draw:frame draw:style-name="fr1" draw:name="Image229" text:anchor-type="as-char" svg:width="6.9236in" svg:height="4.615733in" draw:z-index="0">
<draw:image xlink:href="../Images/yкринформ/2023-05-17T21-27-50-03-00/1684344103-435.jpg" xlink:type="simple" xlink:show="embed" xlink:actuate="onLoad" draw:mime-type="image/jpeg"/>
</draw:frame>
</text:p>
      <text:p text:style-name="P4">
Також експредставник Держдепу США додав, що у США достатньо коштів, щобпідтримати контрнаступ ЗСУ, який має розпочатися на початку літа та триватимедо осені.</text:p>
      <text:p text:style-name="P4">
<text:span text:style-name="T4">
Читайте також:</text:span>
 <text:a xlink:type="simple" xlink:href="https://www.ukrinform.ua/rubric-ato/3709532-urad-nimeccini-pocav-formuvati-paket-vijskovoi-dopomogi-ukraini.html" text:style-name="Internet_20_link" text:visited-style-name="Visited_20_Internet_20_Link">
 <text:span text:style-name="T4">
допомог</text:span>
 </text:a>
</text:p>
      <text:p text:style-name="P4">
Як повідомлялося, раніше Волкер заявив, що кошти, які будуть використовуватисядля відбудови України мають надходити на спеціально створений фондінвестування. Також, на його думку, потрібно створити спеціальний виконавчийорган, який буде регулювати процес відновлення України»</text:p>
      <text:p text:style-name="P4">
Процес повоєнної  <text:a xlink:type="simple" xlink:href="https://www.ukrinform.ua/rubric-vidbudova/3710635-vidbudova-ukraini-moze-zaversitisa-do-lita-2026-roku-volker.html" text:style-name="Internet_20_link" text:visited-style-name="Visited_20_Internet_20_Link">
 </text:a>
 України, за підрахунками експертів, має завершитися до червня2026 року.</text:p>
      <text:p text:style-name="P4">
Source: <text:a xlink:type="simple" xlink:href="https://www.ukrinform.ua/rubric-ato/3710657-ssa-gotuut-paket-dopomogi-ukraini-na-60-milardiv.html" text:style-name="Internet_20_link" text:visited-style-name="Visited_20_Internet_20_Link">
https://www.ukrinform.ua/rubric-ato/3710657-ssa-gotuut-paket-dopomogi-ukraini-na-60-milardiv.html</text:a>
</text:p>
      <!--NEWS-->
      <text:h text:style-name="P10" text:outline-level="1">
<text:span text:style-name="T4">
Посли ЄС погодили дату майбутніх виборів до Європарламенту</text:span>
</text:h>
      <text:p text:style-name="P4">
Authors: Ukrinform (Person)</text:p>
      <text:p text:style-name="P4">
Publisher: Укринформ (Organization)</text:p>
      <text:p text:style-name="P4">
Published Time: 2023-05-17T21:28:00+03:00</text:p>
      <text:p text:style-name="P4">
Modified Time: 2023-05-17T21:28:00+03:00</text:p>
      <text:p text:style-name="P4">
Description: Комітет постійних представників ЄС на рівні послів (Coreper II) погодив дати виборів до Європарламенту, що мають відбутися наступного року. — Укрінформ.</text:p>
      <text:p text:style-name="P4">
Images: ["<text:a xlink:type="simple" xlink:href="https://static.ukrinform.com/photos/2019_07/thumb_files/630_360_1563445603-194.jpg" text:style-name="Internet_20_link" text:visited-style-name="Visited_20_Internet_20_Link">
630_360_15634...</text:a>
"]</text:p>
      <text:p text:style-name="P4">
Tags: ['Європарламент', 'Євросоюз', 'Вибори']</text:p>
      <text:p text:style-name="P4">
Type: Article</text:p>
      <!--METADATA-->
      <text:p text:style-name="P4">
<draw:frame draw:style-name="fr1" draw:name="Image230" text:anchor-type="as-char" svg:width="6.9236in" svg:height="3.956343in" draw:z-index="0">
<draw:image xlink:href="../Images/yкринформ/2023-05-17T21-28-00-03-00/630_360_1563445603-194.jpg" xlink:type="simple" xlink:show="embed" xlink:actuate="onLoad" draw:mime-type="image/jpeg"/>
</draw:frame>
 Комітетпостійних представників ЄС на рівні послів (Coreper II) погодив дати виборівдо Європарламенту, що мають відбутися наступного року.</text:p>
      <text:p text:style-name="P4">
Про це повідомляється в акаунті Шведського головування в ЄС у  <text:a xlink:type="simple" xlink:href="https://twitter.com/sweden2023eu" text:style-name="Internet_20_link" text:visited-style-name="Visited_20_Internet_20_Link">
</text:a>
 , передає Укрінформ.</text:p>
      <text:p text:style-name="P4">
«Посли <text:a xlink:type="simple" xlink:href="https://www.ukrinform.ua/tag-evrosouz" text:style-name="Internet_20_link" text:visited-style-name="Visited_20_Internet_20_Link">
 </text:a>
 щойно погодили встановленнядати наступних виборів до Європейського парламенту з 6 до 9 червня 2024 року»,- йдеться у дописі.</text:p>
      <text:p text:style-name="P4">
<text:span text:style-name="T4">
Читайте також:</text:span>
 <text:a xlink:type="simple" xlink:href="https://www.ukrinform.ua/rubric-world/3707325-francia-proponue-evroparlamentu-pereihati-u-novu-budivlu-u-strasburzi.html" text:style-name="Internet_20_link" text:visited-style-name="Visited_20_Internet_20_Link">
 <text:span text:style-name="T4">
Європарламент</text:span>
 </text:a>
</text:p>
      <text:p text:style-name="P4">
Як повідомлялося, вибори до Європарламенту проводяться раз на п’ять років, прицьому кількість депутатів від кожної з країн-членів визначається чисельністюїї населення.</text:p>
      <text:p text:style-name="P4">
Source: <text:a xlink:type="simple" xlink:href="https://www.ukrinform.ua/rubric-world/3710547-posli-es-pogodili-datu-majbutnih-viboriv-do-evroparlamentu.html" text:style-name="Internet_20_link" text:visited-style-name="Visited_20_Internet_20_Link">
https://www.ukrinform.ua/rubric-world/3710547-posli-es-pogodili-datu-majbutnih-viboriv-do-evroparlamentu.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5-17T21:30:00+03:00</text:p>
      <text:p text:style-name="P4">
Modified Time: 2023-05-17T21:30: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31" text:anchor-type="as-char" svg:width="6.9236in" svg:height="3.956343in" draw:z-index="0">
<draw:image xlink:href="../Images/yкринформ/2023-05-17T21-30-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Шмигаль на полях саміту Ради Європи зустрівся з керівниками понад 30 країн та організацій</text:span>
</text:h>
      <text:p text:style-name="P4">
Authors: Ukrinform (Person)</text:p>
      <text:p text:style-name="P4">
Publisher: Укринформ (Organization)</text:p>
      <text:p text:style-name="P4">
Published Time: 2023-05-17T21:30:07+03:00</text:p>
      <text:p text:style-name="P4">
Modified Time: 2023-05-17T21:30:07+03:00</text:p>
      <text:p text:style-name="P4">
Description: Прем’єр-міністр Денис Шмигаль у рамках саміту Ради Європи у Рейк’явіку провів зустрічі з очільниками більше 30 держав і організацій для консолідації зусиль задля перемоги України. — Укрінформ.</text:p>
      <text:p text:style-name="P4">
Images: ["<text:a xlink:type="simple" xlink:href="https://static.ukrinform.com/photos/2023_05/thumb_files/630_360_1684348164-448.jpg" text:style-name="Internet_20_link" text:visited-style-name="Visited_20_Internet_20_Link">
630_360_16843...</text:a>
"]</text:p>
      <text:p text:style-name="P4">
Tags: ['Ісландія', 'Саміт', 'Рада Європи', 'Шмигаль']</text:p>
      <text:p text:style-name="P4">
Type: Article</text:p>
      <!--METADATA-->
      <text:p text:style-name="P4">
<draw:frame draw:style-name="fr1" draw:name="Image232" text:anchor-type="as-char" svg:width="6.9236in" svg:height="3.956343in" draw:z-index="0">
<draw:image xlink:href="../Images/yкринформ/2023-05-17T21-30-07-03-00/630_360_1684348164-448.jpg" xlink:type="simple" xlink:show="embed" xlink:actuate="onLoad" draw:mime-type="image/jpeg"/>
</draw:frame>
 Прем’єр-міністр Денис Шмигаль у рамках саміту Ради Європи у Рейк’явіку провів зустрічіз очільниками більше 30 держав і організацій для консолідації зусиль задляперемоги України.</text:p>
      <text:p text:style-name="P4">
Про це він повідомив у <text:a xlink:type="simple" xlink:href="https://t.me/Denys_Smyhal/5254" text:style-name="Internet_20_link" text:visited-style-name="Visited_20_Internet_20_Link">
 </text:a>
 , передаєУкрінформ.</text:p>
      <text:p text:style-name="P4">
«Саміт глав держав та урядів Ради Європи став унікальним комунікаційниммайданчиком для консолідації зусиль партнерів заради перемоги України. Наполях саміту зустрівся з керівниками, президентами та премʼєр-міністрами понад30 країн та організацій, зокрема Еммануелем Макроном, Анджеєм Дудою, ДжорджеюМелоні, Шарлем Мішелем. Говорили про довгострокову підтримку нашої держави зУрсулою фон дер Ляєн, Олафом Шольцом та прем’єром Норвегії Йонасом ГаромСтере», - зазначив <text:a xlink:type="simple" xlink:href="https://www.ukrinform.ua/tag-smigal" text:style-name="Internet_20_link" text:visited-style-name="Visited_20_Internet_20_Link">
 </text:a>
 .</text:p>
      <text:p text:style-name="P4">
Також він розповів, що мав нагоду особисто подякувати прем’єру ВеликоїБританії Ріші Сунаку та прем’єр-міністру Нідерландів Марку Рютте задомовленість спільно працювати над забезпеченням України бойовим повітрянимпотенціалом, а про готовність навчати українців пілотувати F-16 також заявивглава уряду Бельгії Александер де Кроо.</text:p>
      <text:p text:style-name="P4">
<text:span text:style-name="T4">
Читайте також:</text:span>
 <text:a xlink:type="simple" xlink:href="https://www.ukrinform.ua/rubric-polytics/3710560-smigal-obgovoriv-iz-gensekom-radi-evropi-kroki-neobhidni-dla-peremogi-ukraini.html" text:style-name="Internet_20_link" text:visited-style-name="Visited_20_Internet_20_Link">
 <text:span text:style-name="T4">
Шмигаль</text:span>
 </text:a>
</text:p>
      <text:p text:style-name="P4">
Крім того, глава уряду подякував прем’єр-міністру Данії Метте Фредеріксен застворення фонду допомоги Україні на $1 мільярд.</text:p>
      <text:p text:style-name="P4">
За його словами, відбулися також зустрічі з очільником уряду ПортугаліїАнтоніу Коштою та представниками Іспанії щодо військово-технічної підтримки.</text:p>
      <text:p text:style-name="P4">
Шмигаль зауважив, конкретні проєкти відновлення на Київщини обговорено зпрем’єром Албанії Еді Рамою, а з главою уряду Хорватії Андреєм Пленковичем–допомога в гуманітарному розмінуванні. Глава українського уряду такожскоординував подальші рішення, основу яким заклали на саміті Ради Європи, зПрезидентом Латвії Егілсом Левітсом, зокрема домовилися докласти зусиль, абиза час головування його країни в РЄ завершити створення спецтрибуналу щодозлочину агресії Росії. «Під час пленарних засідань та двосторонніх зустрічейпартнери засвідчили свою готовність довгостроково надавати Україні необхіднудопомогу. Об’єднуємо зусилля задля встановлення справедливості та зміцненнябезпеки в Європі», - додав Шмигаль.</text:p>
      <text:p text:style-name="P4">
Як повідомлялося, у столиці Ісландії 16-17 травня проходив дводенний самітглав держав і урядів 46 країн-членів Ради Європи. Одним з основних питаньпорядку денного саміту було створення Міжнародного реєстру збитків, завданихагресією Росії проти України.</text:p>
      <text:p text:style-name="P4">
<text:span text:style-name="T4">
Читайте також:</text:span>
 <text:a xlink:type="simple" xlink:href="https://www.ukrinform.ua/rubric-polytics/3710538-smigal-u-rejkaviku-zustrivsa-iz-poslom-stativ-v-oon-i-podakuvav-za-sistemi-ppo.html" text:style-name="Internet_20_link" text:visited-style-name="Visited_20_Internet_20_Link">
 <text:span text:style-name="T4">
Шмигаль</text:span>
 </text:a>
</text:p>
      <text:p text:style-name="P4">
У підсумковій декларації саміту глави держав та урядів 46 країн-учасниць РадиЄвропи запевнили у продовженні підтримки України "стільки, скільки будепотрібно", а також підтримали принципи української Формули миру і заявили пронеобхідність покарання керівництва РФ за злочин агресії.</text:p>
      <text:p text:style-name="P4">
Учасники РЄ закликали Росію негайно та безумовно вивести усі свої війська зУкраїни, Грузії та Молдови.</text:p>
      <text:p text:style-name="P4">
<text:span text:style-name="T5">
Фото: Денис Шмигаль, Facebook</text:span>
</text:p>
      <text:p text:style-name="P4">
Source: <text:a xlink:type="simple" xlink:href="https://www.ukrinform.ua/rubric-polytics/3710658-smigal-na-polah-samitu-radi-evropi-zustrivsa-z-kerivnikami-ponad-30-krain-ta-organizacij.html" text:style-name="Internet_20_link" text:visited-style-name="Visited_20_Internet_20_Link">
https://www.ukrinform.ua/rubric-polytics/3710658-smigal-na-polah-samitu-radi-evropi-zustrivsa-z-kerivnikami-ponad-30-krain-ta-organizacij.html</text:a>
</text:p>
      <!--NEWS-->
      <text:h text:style-name="P10" text:outline-level="1">
<text:span text:style-name="T4">
Принц Гаррі і Меган ледь не потрапили в аварію - їх переслідували папараці</text:span>
</text:h>
      <text:p text:style-name="P4">
Authors: Ukrinform (Person)</text:p>
      <text:p text:style-name="P4">
Publisher: Укринформ (Organization)</text:p>
      <text:p text:style-name="P4">
Published Time: 2023-05-17T21:43:28+03:00</text:p>
      <text:p text:style-name="P4">
Modified Time: 2023-05-17T21:43:28+03:00</text:p>
      <text:p text:style-name="P4">
Description: Принц Гаррі та його дружина Меган ледь ухилилися від аварії на власному автомобілі через агресивну погоню папараці в Нью-Йорку. — Укрінформ.</text:p>
      <text:p text:style-name="P4">
Images: ["<text:a xlink:type="simple" xlink:href="https://static.ukrinform.com/photos/2023_05/thumb_files/630_360_1684348634-620.png" text:style-name="Internet_20_link" text:visited-style-name="Visited_20_Internet_20_Link">
630_360_16843...</text:a>
"]</text:p>
      <text:p text:style-name="P4">
Tags: ['Аварія', 'ДТП', 'Нью-Йорк', 'Принц Гаррі', 'Меган Маркл']</text:p>
      <text:p text:style-name="P4">
Type: Article</text:p>
      <!--METADATA-->
      <text:p text:style-name="P4">
<draw:frame draw:style-name="fr1" draw:name="Image233" text:anchor-type="as-char" svg:width="6.9236in" svg:height="3.956343in" draw:z-index="0">
<draw:image xlink:href="../Images/yкринформ/2023-05-17T21-43-28-03-00/630_360_1684348634-620.png" xlink:type="simple" xlink:show="embed" xlink:actuate="onLoad" draw:mime-type="image/png"/>
</draw:frame>
 ПринцГаррі та його дружина Меган ледь ухилилися від аварії на власному автомобілічерез агресивну погоню папараці в Нью-Йорку.</text:p>
      <text:p text:style-name="P4">
Інцидент стався в середу, передає Укрінформ із посиланням на  <text:a xlink:type="simple" xlink:href="https://edition.cnn.com/2023/05/17/americas/harry-meghan-car-crash-intl/index.html" text:style-name="Internet_20_link" text:visited-style-name="Visited_20_Internet_20_Link">
</text:a>
 .</text:p>
      <text:p text:style-name="P4">
«За парою стежила «зграя» папараці, але <text:a xlink:type="simple" xlink:href="https://www.ukrinform.ua/tag-dtp" text:style-name="Internet_20_link" text:visited-style-name="Visited_20_Internet_20_Link">
 </text:a>
(за участю автомобіля герцога й герцогині Сассекських – ред.) вдалосяуникнути», - зазначає телеканал із посиланням на джерело в правоохороннихорганах.</text:p>
      <text:p text:style-name="P4">
Інцидент стався після того, як Гаррі супроводжував Меган на церемонії врученняпремії Women of Vision Awards, яка проходила в Нью-Йорку. Повідомляється, що згерцогом і герцогинею Сассекськими також подорожувала мати Меган, ДоріяРегланд.</text:p>
      <text:p text:style-name="P4">
<text:span text:style-name="T4">
Читайте також:</text:span>
 <text:a xlink:type="simple" xlink:href="https://www.ukrinform.ua/rubric-world/3677202-princa-garri-ta-megan-poprosili-zvilniti-rezidenciu-frogmor-kotedz.html" text:style-name="Internet_20_link" text:visited-style-name="Visited_20_Internet_20_Link">
 </text:a>
</text:p>
      <text:p text:style-name="P4">
Речник пари повідомив в офіційній заяві, що принц Гаррі і його дружина Меганпотрапили в «майже катастрофічну» автомобільну погоню. «Ця безжалісна гонитва,яка тривала понад дві години, призвела до численних зіткнень за участю іншихводіїв на дорозі, пішоходів і двох поліцейських Нью-Йорка», - зазначається взаяві.</text:p>
      <text:p text:style-name="P4">
Тим часом джерело в правоохоронних органах повідомило, що у вівторок натовппапараці стежив за Меган і Гаррі на автомобілях, мотоциклах і скутерах.</text:p>
      <text:p text:style-name="P4">
Фото:  Kevin Mazur/Getty Images</text:p>
      <text:p text:style-name="P4">
Source: <text:a xlink:type="simple" xlink:href="https://www.ukrinform.ua/rubric-world/3710660-princ-garri-i-megan-led-ne-potrapili-v-avariu-ih-peresliduvali-paparaci.html" text:style-name="Internet_20_link" text:visited-style-name="Visited_20_Internet_20_Link">
https://www.ukrinform.ua/rubric-world/3710660-princ-garri-i-megan-led-ne-potrapili-v-avariu-ih-peresliduvali-paparaci.html</text:a>
</text:p>
      <!--NEWS-->
      <text:h text:style-name="P10" text:outline-level="1">
<text:span text:style-name="T4">
У Луганську пролунали кілька вибухів – ЗМІ</text:span>
</text:h>
      <text:p text:style-name="P4">
Authors: Ukrinform (Person)</text:p>
      <text:p text:style-name="P4">
Publisher: Укринформ (Organization)</text:p>
      <text:p text:style-name="P4">
Published Time: 2023-05-17T21:44:00+03:00</text:p>
      <text:p text:style-name="P4">
Modified Time: 2023-05-17T21:44:00+03:00</text:p>
      <text:p text:style-name="P4">
Description: У тимчасово окупованому Луганську знов пролунали вибухи. — Укрінформ.</text:p>
      <text:p text:style-name="P4">
Images: ["<text:a xlink:type="simple" xlink:href="https://static.ukrinform.com/photos/2023_05/thumb_files/630_360_1684349338-508.jpg" text:style-name="Internet_20_link" text:visited-style-name="Visited_20_Internet_20_Link">
630_360_16843...</text:a>
", "<text:a xlink:type="simple" xlink:href="https://static.ukrinform.com/photos/2023_05/1684349319-143.jpg" text:style-name="Internet_20_link" text:visited-style-name="Visited_20_Internet_20_Link">
1684349319-14...</text:a>
"]</text:p>
      <text:p text:style-name="P4">
Tags: ['Окупація', 'Вибух', 'Луганськ', 'Війна з Росією']</text:p>
      <text:p text:style-name="P4">
Type: Article</text:p>
      <!--METADATA-->
      <text:p text:style-name="P4">
<draw:frame draw:style-name="fr1" draw:name="Image234" text:anchor-type="as-char" svg:width="6.9236in" svg:height="3.956343in" draw:z-index="0">
<draw:image xlink:href="../Images/yкринформ/2023-05-17T21-44-00-03-00/630_360_1684349338-508.jpg" xlink:type="simple" xlink:show="embed" xlink:actuate="onLoad" draw:mime-type="image/jpeg"/>
</draw:frame>
 Утимчасово окупованому Луганську знов пролунали вибухи.</text:p>
      <text:p text:style-name="P4">
Як передає Укрінформ, про це Радіо Свобода повідомляє у <text:a xlink:type="simple" xlink:href="https://t.me/radiosvoboda/41005" text:style-name="Internet_20_link" text:visited-style-name="Visited_20_Internet_20_Link">
</text:a>
 .</text:p>
      <text:p text:style-name="P4">
"В окупованому Росією Луганську сьогодні сталося кілька вибухів. Наопублікованих фотографіях видно стовп густого чорного диму, що піднімаєтьсянад місцем вибухів. Поки не зрозуміло, що було їхньою причиною і чи єпостраждалі", - ідеться у повідомленні.</text:p>
      <text:p text:style-name="P4">
<draw:frame draw:style-name="fr1" draw:name="Image235" text:anchor-type="as-char" svg:width="6.9236in" svg:height="7.816968in" draw:z-index="0">
<draw:image xlink:href="../Images/yкринформ/2023-05-17T21-44-00-03-00/1684349319-143.jpg" xlink:type="simple" xlink:show="embed" xlink:actuate="onLoad" draw:mime-type="image/jpeg"/>
</draw:frame>
</text:p>
      <text:p text:style-name="P4">
Видання зазначає, що раніше влада так званої "ЛНР" повідомляла про <text:a xlink:type="simple" xlink:href="https://www.ukrinform.ua/tag-vibuh" text:style-name="Internet_20_link" text:visited-style-name="Visited_20_Internet_20_Link">
</text:a>
 у місті 12, 13 та 15 травня. Згідно зцією інформацією, завод у центрі Луганська та кілька інших об'єктів зазналиударів українських ракет Storm Shadow британського виробництва.</text:p>
      <text:p text:style-name="P4">
<text:span text:style-name="T4">
Читайте також:</text:span>
 <text:a xlink:type="simple" xlink:href="https://www.ukrinform.ua/rubric-ato/3710572-v-okupovanomu-enakievo-prolunav-vibuh.html" text:style-name="Internet_20_link" text:visited-style-name="Visited_20_Internet_20_Link">
 <text:span text:style-name="T4">
Єнак</text:span>
 </text:a>
</text:p>
      <text:p text:style-name="P4">
Як повідомляв Укрінформ, в окупованому місті Єнакієвому на Донеччині <text:a xlink:type="simple" xlink:href="https://www.ukrinform.ua/rubric-ato/3710572-v-okupovanomu-enakievo-prolunav-vibuh.html" text:style-name="Internet_20_link" text:visited-style-name="Visited_20_Internet_20_Link">
</text:a>
 потужний вибух.</text:p>
      <text:p text:style-name="P4">
<text:span text:style-name="T5">
Фото: соцмережі</text:span>
</text:p>
      <text:p text:style-name="P4">
Source: <text:a xlink:type="simple" xlink:href="https://www.ukrinform.ua/rubric-regions/3710663-u-lugansku-prolunali-kilka-vibuhiv-zmi.html" text:style-name="Internet_20_link" text:visited-style-name="Visited_20_Internet_20_Link">
https://www.ukrinform.ua/rubric-regions/3710663-u-lugansku-prolunali-kilka-vibuhiv-zmi.html</text:a>
</text:p>
      <!--NEWS-->
      <text:h text:style-name="P10" text:outline-level="1">
<text:span text:style-name="T4">
Ракетоносіїв у Чорному та Азовському морях немає, але ворог може готувати атаку - Гуменюк</text:span>
</text:h>
      <text:p text:style-name="P4">
Authors: Ukrinform (Person)</text:p>
      <text:p text:style-name="P4">
Publisher: Укринформ (Organization)</text:p>
      <text:p text:style-name="P4">
Published Time: 2023-05-17T21:48:00+03:00</text:p>
      <text:p text:style-name="P4">
Modified Time: 2023-05-17T21:48:00+03:00</text:p>
      <text:p text:style-name="P4">
Description: Ракетоносіїв в Чорному та Азовському морі наразі немає, однак є велика ймовірність, що ворог готується до атаки. — Укрінформ.</text:p>
      <text:p text:style-name="P4">
Images: ["<text:a xlink:type="simple" xlink:href="https://static.ukrinform.com/photos/2023_03/thumb_files/630_360_1678431971-142.jpeg" text:style-name="Internet_20_link" text:visited-style-name="Visited_20_Internet_20_Link">
630_360_16784...</text:a>
"]</text:p>
      <text:p text:style-name="P4">
Tags: [' Чорне море', 'Азовське море', 'Війна з Росією', 'Єдині новини', 'Наталія Гуменюк']</text:p>
      <text:p text:style-name="P4">
Type: Article</text:p>
      <!--METADATA-->
      <text:p text:style-name="P4">
<draw:frame draw:style-name="fr1" draw:name="Image236" text:anchor-type="as-char" svg:width="6.9236in" svg:height="3.956343in" draw:z-index="0">
<draw:image xlink:href="../Images/yкринформ/2023-05-17T21-48-00-03-00/630_360_1678431971-142.jpeg" xlink:type="simple" xlink:show="embed" xlink:actuate="onLoad" draw:mime-type="image/jpeg"/>
</draw:frame>
Ракетоносіїв в Чорному та Азовському морі наразі немає, однак є великаймовірність, що ворог готується до атаки.</text:p>
      <text:p text:style-name="P4">
Про це в ефірі телемарафону «Єдині новини» повідомила керівник об’єднаногопресцентру оперативного командування «Південь» Наталія Гуменюк, передаєкореспондент Укрінформу.</text:p>
      <text:p text:style-name="P4">
«Після двох діб плідного відпрацювання по території України ракетоносіїзаведені в пункти базування для поновлення запасів. І зараз корабельнеугруповання в обох морях - Чорному і Азовському - складає 8 кораблів. ВАзовському один корабель, в Чорному – решта», - сказала Гуменюк.</text:p>
      <text:p text:style-name="P4">
<text:span text:style-name="T4">
Читайте також:</text:span>
 <text:a xlink:type="simple" xlink:href="https://www.ukrinform.ua/rubric-ato/3710142-genstab-utocniv-dani-pro-nicnu-ataku-ukrainski-zahisniki-znisili-25-raket.html" text:style-name="Internet_20_link" text:visited-style-name="Visited_20_Internet_20_Link">
 <text:span text:style-name="T4">
атак</text:span>
 </text:a>
</text:p>
      <text:p text:style-name="P4">
Водночас вона зауважила, що вже не вперше вони на ніч виводяться з пунктівбазування кораблі вже спорядженими і готовими для проведення атак. «Івраховуючи певну активність ворожої авіації можна прогнозувати ймовірністьповторення неспокійної ночі. Тому не хочу нікого лякати, але попереджаю, щотреба реагувати на сигнали <text:a xlink:type="simple" xlink:href="https://www.ukrinform.ua/tag-povitrana-trivoga" text:style-name="Internet_20_link" text:visited-style-name="Visited_20_Internet_20_Link">
 </text:a>
», - наголосила керівниця пресцентру.</text:p>
      <text:p text:style-name="P4">
Як повідомляв Укрінформ, напередодні у Чорному морі на бойовому чергуванніперебували 11 російських кораблів, серед яких два носії крилатих ракет«Калібр».</text:p>
      <text:p text:style-name="P4">
Source: <text:a xlink:type="simple" xlink:href="https://www.ukrinform.ua/rubric-ato/3710665-raketonosiiv-u-cornomu-ta-azovskomu-morah-nemae-ale-vorog-moze-gotuvati-ataku-gumenuk.html" text:style-name="Internet_20_link" text:visited-style-name="Visited_20_Internet_20_Link">
https://www.ukrinform.ua/rubric-ato/3710665-raketonosiiv-u-cornomu-ta-azovskomu-morah-nemae-ale-vorog-moze-gotuvati-ataku-gumenuk.html</text:a>
</text:p>
      <!--NEWS-->
      <text:h text:style-name="P10" text:outline-level="1">
<text:span text:style-name="T4">
У Польщі очікують, що Міжнародний суд візьметься також за Мішустіна й Лаврова</text:span>
</text:h>
      <text:p text:style-name="P4">
Authors: Ukrinform (Person)</text:p>
      <text:p text:style-name="P4">
Publisher: Укринформ (Organization)</text:p>
      <text:p text:style-name="P4">
Published Time: 2023-05-17T21:51:00+03:00</text:p>
      <text:p text:style-name="P4">
Modified Time: 2023-05-17T21:51:00+03:00</text:p>
      <text:p text:style-name="P4">
Description: Видання МКС ордерів на арешт президента Росії Володимира Путіна та дитячої омбудсменки Марії Львової-Бєлової у Польщі вважають “значним кроком” у притягненні до відповідальності також й інших вищих представників російської влади.  — Укрінформ.</text:p>
      <text:p text:style-name="P4">
Images: ["<text:a xlink:type="simple" xlink:href="https://static.ukrinform.com/photos/2022_02/thumb_files/630_360_1644926663-578.jpg" text:style-name="Internet_20_link" text:visited-style-name="Visited_20_Internet_20_Link">
630_360_16449...</text:a>
"]</text:p>
      <text:p text:style-name="P4">
Tags: ['лавров', 'Польща', 'Трибунал', 'Росія', 'Воєнні злочини', 'Мішустін']</text:p>
      <text:p text:style-name="P4">
Type: Article</text:p>
      <!--METADATA-->
      <text:p text:style-name="P4">
<draw:frame draw:style-name="fr1" draw:name="Image237" text:anchor-type="as-char" svg:width="6.9236in" svg:height="3.956343in" draw:z-index="0">
<draw:image xlink:href="../Images/yкринформ/2023-05-17T21-51-00-03-00/630_360_1644926663-578.jpg" xlink:type="simple" xlink:show="embed" xlink:actuate="onLoad" draw:mime-type="image/jpeg"/>
</draw:frame>
 ВиданняМКС ордерів на арешт президента Росії Володимира Путіна та дитячої омбудсменкиМарії Львової-Бєлової у Польщі вважають “значним кроком” у притягненні довідповідальності також й інших вищих представників російської влади.</text:p>
      <text:p text:style-name="P4">
Йдеться, зокрема, про главу уряду РФ Михайла Мішустіна і міністра закордоннихсправ Сергія Лаврова. Про це у коментарі Укрінформу заявив речник МЗС ПольщіЛукаш Ясіна.</text:p>
      <text:p text:style-name="P4">
“Польща вважає це значним кроком до притягнення до індивідуальної кримінальноївідповідальності за міжнародні злочини вищого керівництва <text:a xlink:type="simple" xlink:href="https://www.ukrinform.ua/tag-rosia" text:style-name="Internet_20_link" text:visited-style-name="Visited_20_Internet_20_Link">
</text:a>
 , а також чітким символічним і правовимсигналом того, що МКС може і буде вживати заходів проти найвищих посадовцівРосійської Федерації, в тому числі, так званої трійки, тобто глави держави,прем'єр-міністра і міністра закордонних справ”, - заявив Ясіна.</text:p>
      <text:p text:style-name="P4">
Він зауважив, що у Польщі усвідомлюють: є що одна категорія злочинів, з якоївсе почалося - злочин агресії Росії проти України - і вона лежить позаюрисдикцією МКС. Відтак, Польща підтримує та працює над створенням новогоміжнародного суду щодо злочину агресії Росії проти України, без однозначноговказання способу його створення та повноважень.</text:p>
      <text:p text:style-name="P4">
<text:span text:style-name="T4">
Читайте також:</text:span>
 <text:a xlink:type="simple" xlink:href="https://www.ukrinform.ua/rubric-ato/3710523-prezident-latvii-na-samiti-radi-evropi-zaklikav-stvoriti-putinskij-tribunal.html" text:style-name="Internet_20_link" text:visited-style-name="Visited_20_Internet_20_Link">
 <text:span text:style-name="T4">
трибунал</text:span>
 </text:a>
</text:p>
      <text:p text:style-name="P4">
“Ми розглядаємо це як передумову міцного миру в майбутньому”,- резюмувавЯсіна.</text:p>
      <text:p text:style-name="P4">
Як відомо, у березні судді Міжнародного кримінального суду (МКС) видали ордерина арешт президента Росії Володимира Путіна та російської дитячої омбудсменкиМарії Львової-Бєлової. Президента Росії та уповноважену президента РФ усправах дитини підозрюють у воєнних злочинах - незаконних депортації тапереміщення населення, зокрема дітей, з окупованої території України,щонайменше з 24 лютого 2022 року.</text:p>
      <text:p text:style-name="P4">
<text:span text:style-name="T5">
Фото: Jean-Christophe Bott/dpa</text:span>
</text:p>
      <text:p text:style-name="P4">
Source: <text:a xlink:type="simple" xlink:href="https://www.ukrinform.ua/rubric-world/3710662-u-polsi-ocikuut-so-miznarodnij-sud-vizmetsa-takoz-za-misustina-j-lavrova.html" text:style-name="Internet_20_link" text:visited-style-name="Visited_20_Internet_20_Link">
https://www.ukrinform.ua/rubric-world/3710662-u-polsi-ocikuut-so-miznarodnij-sud-vizmetsa-takoz-za-misustina-j-lavrova.html</text:a>
</text:p>
      <!--NEWS-->
      <text:h text:style-name="P10" text:outline-level="1">
<text:span text:style-name="T4">
Держдеп прокоментував можливість визнання Росії спонсором тероризму</text:span>
</text:h>
      <text:p text:style-name="P4">
Authors: Ukrinform (Person)</text:p>
      <text:p text:style-name="P4">
Publisher: Укринформ (Organization)</text:p>
      <text:p text:style-name="P4">
Published Time: 2023-05-17T22:01:00+03:00</text:p>
      <text:p text:style-name="P4">
Modified Time: 2023-05-17T22:01:00+03:00</text:p>
      <text:p text:style-name="P4">
Description: Після неоднозначної заявив держсекретаря Ентоні Блінкена в Сенаті про можливість визнання Росії державою-спонсором тероризму, зовнішньополітичне відомство США прокоментувало свою офіційну позицію з цього питання. — Укрінформ.</text:p>
      <text:p text:style-name="P4">
Images: ["<text:a xlink:type="simple" xlink:href="https://static.ukrinform.com/photos/2018_03/thumb_files/630_360_1521097272-9495.jpg" text:style-name="Internet_20_link" text:visited-style-name="Visited_20_Internet_20_Link">
630_360_15210...</text:a>
"]</text:p>
      <text:p text:style-name="P4">
Tags: ['США', 'Тероризм', 'Держдеп', 'Росія']</text:p>
      <text:p text:style-name="P4">
Type: Article</text:p>
      <!--METADATA-->
      <text:p text:style-name="P4">
<draw:frame draw:style-name="fr1" draw:name="Image238" text:anchor-type="as-char" svg:width="6.9236in" svg:height="3.956343in" draw:z-index="0">
<draw:image xlink:href="../Images/yкринформ/2023-05-17T22-01-00-03-00/630_360_1521097272-9495.jpg" xlink:type="simple" xlink:show="embed" xlink:actuate="onLoad" draw:mime-type="image/jpeg"/>
</draw:frame>
 Післянеоднозначної заявив держсекретаря Ентоні Блінкена в Сенаті про можливістьвизнання Росії державою-спонсором тероризму, зовнішньополітичне відомство СШАпрокоментувало свою офіційну позицію з цього питання.</text:p>
      <text:p text:style-name="P4">
З відповідною заявою виступив у середу заступник речника Держдепартаменту СШАВедант Пател, передає власний кореспондент Укрінформу.</text:p>
      <text:p text:style-name="P4">
«У мене немає жодних оновлень з цього приводу», - зауважив представникДерждепу у відповідь на запитання, чи проводить відомство роботу в напрямкувизнання Росії державою-спонсором <text:a xlink:type="simple" xlink:href="https://www.ukrinform.ua/tag-terorizm" text:style-name="Internet_20_link" text:visited-style-name="Visited_20_Internet_20_Link">
 </text:a>
 .</text:p>
      <text:p text:style-name="P4">
Він також зазначив, що існує багато публічних оцінок, що присвоєння Росіїстатусу держави-спонсору тероризму істотно вплине на здатність неурядових танекомерційних організацій працювати в регіоні. «Тож ми, звісно, дуже уважноставимося до цього»,- зауважив представник Держдепу.</text:p>
      <text:p text:style-name="P4">
<text:span text:style-name="T4">
Читайте також:</text:span>
 <text:a xlink:type="simple" xlink:href="https://www.ukrinform.ua/rubric-polytics/3590403-kuleba-pripuskae-so-deaki-kraini-viznaut-rf-derzavouteroristom.html" text:style-name="Internet_20_link" text:visited-style-name="Visited_20_Internet_20_Link">
 </text:a>
</text:p>
      <text:p text:style-name="P4">
Він також нагадав, що Сполучені Штати разом з іншими країни ввели проти РФбезпрецедентні обмеження.</text:p>
      <text:p text:style-name="P4">
«Ми вжили заходів, щоби притягти Російську Федерацію до відповідальності задопомогою санкцій, експортного контролю та інших заходів, що, як ми бачимо,дійсно впливають на російську економіку», - зазначив представник Держдепу.</text:p>
      <text:p text:style-name="P4">
Він також вказав на той факт, що транснаціональні корпорації залишають Росію,приймають рішення не займатися бізнесом у цій країні.</text:p>
      <text:p text:style-name="P4">
<text:span text:style-name="T4">
Читайте також:</text:span>
 <text:a xlink:type="simple" xlink:href="https://www.ukrinform.ua/rubric-polytics/3583500-rinkevics-vazlivo-abi-evrosouz-viznav-rosiu-derzavousponsorom-terorizmu.html" text:style-name="Internet_20_link" text:visited-style-name="Visited_20_Internet_20_Link">
 </text:a>
</text:p>
      <text:p text:style-name="P4">
«Ми бачимо чіткі публічні звіти про скорочення російської економіки і знаємо,що наші дії мають ефект та реальний вплив, тож ми продовжимо це робити», -зауважив представник американського відомства.</text:p>
      <text:p text:style-name="P4">
Як повідомляв Укрінформ, напередодні державний секретар США Ентоні Блінкен підчас слухань у Сенаті не виключив можливості визнання росії <text:a xlink:type="simple" xlink:href="https://www.ukrinform.ua/rubric-world/3710218-blinken-ne-viklucae-mozlivosti-viznanna-rosii-derzavousponsorom-terorizmu.html" text:style-name="Internet_20_link" text:visited-style-name="Visited_20_Internet_20_Link">
</text:a>
</text:p>
      <text:p text:style-name="P4">
Source: <text:a xlink:type="simple" xlink:href="https://www.ukrinform.ua/rubric-world/3710666-derzdep-prokomentuvav-mozlivist-viznanna-rosii-derzavousponsorom-terorizmu.html" text:style-name="Internet_20_link" text:visited-style-name="Visited_20_Internet_20_Link">
https://www.ukrinform.ua/rubric-world/3710666-derzdep-prokomentuvav-mozlivist-viznanna-rosii-derzavousponsorom-terorizmu.html</text:a>
</text:p>
      <!--NEWS-->
      <text:h text:style-name="P10" text:outline-level="1">
<text:span text:style-name="T4">
Україна має шанси вступити в НАТО до завершення війни – Волкер</text:span>
</text:h>
      <text:p text:style-name="P4">
Authors: Ukrinform (Person)</text:p>
      <text:p text:style-name="P4">
Publisher: Укринформ (Organization)</text:p>
      <text:p text:style-name="P4">
Published Time: 2023-05-17T22:07:00+03:00</text:p>
      <text:p text:style-name="P4">
Modified Time: 2023-05-17T22:07:00+03:00</text:p>
      <text:p text:style-name="P4">
Description: Приєднання України до Північноатлантичного альянсу не виключено й до завершення війни в країні. — Укрінформ.</text:p>
      <text:p text:style-name="P4">
Images: ["<text:a xlink:type="simple" xlink:href="https://static.ukrinform.com/photos/2023_05/thumb_files/630_360_1684344053-295.jpg" text:style-name="Internet_20_link" text:visited-style-name="Visited_20_Internet_20_Link">
630_360_16843...</text:a>
"]</text:p>
      <text:p text:style-name="P4">
Tags: ['НАТО', 'США', 'Україна', 'Волкер']</text:p>
      <text:p text:style-name="P4">
Type: Article</text:p>
      <!--METADATA-->
      <text:p text:style-name="P4">
<draw:frame draw:style-name="fr1" draw:name="Image239" text:anchor-type="as-char" svg:width="6.9236in" svg:height="3.956343in" draw:z-index="0">
<draw:image xlink:href="../Images/yкринформ/2023-05-17T22-07-00-03-00/630_360_1684344053-295.jpg" xlink:type="simple" xlink:show="embed" xlink:actuate="onLoad" draw:mime-type="image/jpeg"/>
</draw:frame>
 ПриєднанняУкраїни до Північноатлантичного альянсу не виключено й до завершення війни вкраїні.</text:p>
      <text:p text:style-name="P4">
Про це під час брифінгу в Одесі сказав колишній спецпредставник Держдепу США зпитань України Курт Волкер, передає Укрінформ.</text:p>
      <text:p text:style-name="P4">
«Щодо того, чи може приєднатися Україна до <text:a xlink:type="simple" xlink:href="https://www.ukrinform.ua/tag-nato" text:style-name="Internet_20_link" text:visited-style-name="Visited_20_Internet_20_Link">
 </text:a>
 до завершення війни, варто подивитися на Німеччину, яка приєдналася доНАТО, будучи поділеною країною, коли східна частина Німеччини була підокупацією СРСР», - заявив Волкер.</text:p>
      <text:p text:style-name="P4">
<text:span text:style-name="T4">
Читайте також:</text:span>
 <text:a xlink:type="simple" xlink:href="https://www.ukrinform.ua/rubric-polytics/3710540-parlament-estonii-uhvaliv-zaavu-na-pidtrimku-clenstva-ukraini-v-nato.html" text:style-name="Internet_20_link" text:visited-style-name="Visited_20_Internet_20_Link">
 <text:span text:style-name="T4">
НАТО</text:span>
 </text:a>
</text:p>
      <text:p text:style-name="P4">
Він припустив, що приєднання України до НАТО може відбутися до завершеннявійни. Можливо, п’ята стаття буде застосована тільки для тих територій, які намомент приєднання будуть підконтрольні Києву, припустив Волкер.</text:p>
      <text:p text:style-name="P4">
«Як і коли закінчиться війна - невідомо. Це може бути щось подібне, яквідбувається в Кореї. Корея поділена на дві частини – Північну та Південну івсе ще знаходиться у стані війни», - додав експредставник Держдепу США.</text:p>
      <text:p text:style-name="P4">
Як повідомлялося, у вересні США планують оголосити  <text:a xlink:type="simple" xlink:href="https://www.ukrinform.ua/rubric-ato/3710657-ssa-gotuut-paket-dopomogi-ukraini-na-60-milardiv.html" text:style-name="Internet_20_link" text:visited-style-name="Visited_20_Internet_20_Link">
</text:a>
 Україні на 2024 рік.</text:p>
      <text:p text:style-name="P4">
Source: <text:a xlink:type="simple" xlink:href="https://www.ukrinform.ua/rubric-polytics/3710669-ukraina-mae-sansi-vstupiti-v-nato-do-zaversenna-vijni-volker.html" text:style-name="Internet_20_link" text:visited-style-name="Visited_20_Internet_20_Link">
https://www.ukrinform.ua/rubric-polytics/3710669-ukraina-mae-sansi-vstupiti-v-nato-do-zaversenna-vijni-volker.html</text:a>
</text:p>
      <!--NEWS-->
      <text:h text:style-name="P10" text:outline-level="1">
<text:span text:style-name="T4">
Українець Ярмоленко відзначився голом в матчі проти «Аль-Насра» Дубай</text:span>
</text:h>
      <text:p text:style-name="P4">
Authors: Ukrinform (Person)</text:p>
      <text:p text:style-name="P4">
Publisher: Укринформ (Organization)</text:p>
      <text:p text:style-name="P4">
Published Time: 2023-05-17T22:07:03+03:00</text:p>
      <text:p text:style-name="P4">
Modified Time: 2023-05-17T22:07:03+03:00</text:p>
      <text:p text:style-name="P4">
Description: Український нападник «Аль-Айна» Андрій Ярмоленко відзначився голом в першому матчі півфіналу Кубка Ліги ОАЕ проти «Аль-Насра» Дубай. — Укрінформ.</text:p>
      <text:p text:style-name="P4">
Images: ["<text:a xlink:type="simple" xlink:href="https://static.ukrinform.com/photos/2023_05/thumb_files/630_360_1684350366-671.jpg" text:style-name="Internet_20_link" text:visited-style-name="Visited_20_Internet_20_Link">
630_360_16843...</text:a>
"]</text:p>
      <text:p text:style-name="P4">
Tags: ['Ярмоленко']</text:p>
      <text:p text:style-name="P4">
Type: Article</text:p>
      <!--METADATA-->
      <text:p text:style-name="P4">
<draw:frame draw:style-name="fr1" draw:name="Image240" text:anchor-type="as-char" svg:width="6.9236in" svg:height="3.956343in" draw:z-index="0">
<draw:image xlink:href="../Images/yкринформ/2023-05-17T22-07-03-03-00/630_360_1684350366-671.jpg" xlink:type="simple" xlink:show="embed" xlink:actuate="onLoad" draw:mime-type="image/jpeg"/>
</draw:frame>
Український нападник «Аль-Айна» Андрій Ярмоленко відзначився голом в першомуматчі півфіналу Кубка Ліги ОАЕ проти «Аль-Насра» Дубай.</text:p>
      <text:p text:style-name="P4">
На 59-й хвилині футболіст реалізував пенальті, відкривши рахунок, передаєУкрінформ.</text:p>
      <text:p text:style-name="P4">
У підсумку «Аль-Айн» переміг з рахунком 4:1. В іншій парі півфіналістів «Аль-Джазіра» зустрінеться із «Аль-Шарджею».</text:p>
      <text:p text:style-name="P4">
<text:span text:style-name="T4">
Читайте також:</text:span>
 <text:a xlink:type="simple" xlink:href="https://www.ukrinform.ua/rubric-diaspora/3710479-v-oae-vidbuvsa-futbolnij-matc-miz-ukrainskimi-skolami-sofia-ta-divosvit.html" text:style-name="Internet_20_link" text:visited-style-name="Visited_20_Internet_20_Link">
 <text:span text:style-name="T4">
футбол</text:span>
 </text:a>
</text:p>
      <text:p text:style-name="P4">
Точний удар став 12-м для 33-річного гравця в цьому сезоні за клуб.</text:p>
      <text:p text:style-name="P4">
Фото: Аль-Айн</text:p>
      <text:p text:style-name="P4">
Source: <text:a xlink:type="simple" xlink:href="https://www.ukrinform.ua/rubric-sports/3710668-ukrainec-armolenko-vidznacivsa-golom-v-matci-proti-alnasra-dubaj.html" text:style-name="Internet_20_link" text:visited-style-name="Visited_20_Internet_20_Link">
https://www.ukrinform.ua/rubric-sports/3710668-ukrainec-armolenko-vidznacivsa-golom-v-matci-proti-alnasra-dubaj.html</text:a>
</text:p>
      <!--NEWS-->
      <text:h text:style-name="P10" text:outline-level="1">
<text:span text:style-name="T4">
В Одесі оголосили повітряну тривогу, ЗМІ повідомляють про вибухи</text:span>
</text:h>
      <text:p text:style-name="P4">
Authors: Ukrinform (Person)</text:p>
      <text:p text:style-name="P4">
Publisher: Укринформ (Organization)</text:p>
      <text:p text:style-name="P4">
Published Time: 2023-05-17T22:13:00+03:00</text:p>
      <text:p text:style-name="P4">
Modified Time: 2023-05-17T22:13:00+03:00</text:p>
      <text:p text:style-name="P4">
Description: В Одесі оголошена повітряна тривога.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Одеса', 'Вибух', 'Війна з Росією', 'Сергій Братчук']</text:p>
      <text:p text:style-name="P4">
Type: Article</text:p>
      <!--METADATA-->
      <text:p text:style-name="P4">
<draw:frame draw:style-name="fr1" draw:name="Image241" text:anchor-type="as-char" svg:width="6.9236in" svg:height="3.956343in" draw:z-index="0">
<draw:image xlink:href="../Images/yкринформ/2023-05-17T22-13-00-03-00/630_360_1645871571-868.jpg" xlink:type="simple" xlink:show="embed" xlink:actuate="onLoad" draw:mime-type="image/jpeg"/>
</draw:frame>
 В Одесіоголошена повітряна тривога.</text:p>
      <text:p text:style-name="P4">
Про це написав у <text:a xlink:type="simple" xlink:href="https://t.me/Bratchuk_Sergey/39077" text:style-name="Internet_20_link" text:visited-style-name="Visited_20_Internet_20_Link">
 </text:a>
 голова Одеської ОВАСергій Братчук, передає Укрінформ.</text:p>
      <text:p text:style-name="P4">
" <text:a xlink:type="simple" xlink:href="https://www.ukrinform.ua/tag-povitrana-trivoga" text:style-name="Internet_20_link" text:visited-style-name="Visited_20_Internet_20_Link">
 </text:a>
 Всі в укриття", -написав Братчук.</text:p>
      <text:p text:style-name="P4">
Пізніше він закликав не фільмувати роботу ППО.</text:p>
      <text:p text:style-name="P4">
<text:span text:style-name="T4">
Читайте також:</text:span>
 <text:a xlink:type="simple" xlink:href="https://www.ukrinform.ua/rubric-other_news/3710322-zdatnist-ukrainskoi-ppo-zbivati-kindzali-stala-dla-rosii-nespodivankou-britanska-rozvidka.html" text:style-name="Internet_20_link" text:visited-style-name="Visited_20_Internet_20_Link">
 <text:span text:style-name="T4">
ППО</text:span>
 </text:a>
</text:p>
      <text:p text:style-name="P4">
Водночас Суспільне повідомляє у <text:a xlink:type="simple" xlink:href="https://t.me/suspilnenews/20835" text:style-name="Internet_20_link" text:visited-style-name="Visited_20_Internet_20_Link">
 </text:a>
 , що вмісті протягом 20 хвилин лунають вибухи.</text:p>
      <text:p text:style-name="P4">
Source: <text:a xlink:type="simple" xlink:href="https://www.ukrinform.ua/rubric-ato/3710674-v-odesi-ogolosili-povitranu-trivogu-zmi-povidomlaut-pro-vibuhi.html" text:style-name="Internet_20_link" text:visited-style-name="Visited_20_Internet_20_Link">
https://www.ukrinform.ua/rubric-ato/3710674-v-odesi-ogolosili-povitranu-trivogu-zmi-povidomlaut-pro-vibuhi.html</text:a>
</text:p>
      <!--NEWS-->
      <text:h text:style-name="P10" text:outline-level="1">
<text:span text:style-name="T4">
Росіяни за день 16 разів обстріляли прикордоння Сумщини</text:span>
</text:h>
      <text:p text:style-name="P4">
Authors: Ukrinform (Person)</text:p>
      <text:p text:style-name="P4">
Publisher: Укринформ (Organization)</text:p>
      <text:p text:style-name="P4">
Published Time: 2023-05-17T22:15:00+03:00</text:p>
      <text:p text:style-name="P4">
Modified Time: 2023-05-17T22:15:00+03:00</text:p>
      <text:p text:style-name="P4">
Description: Протягом дня росіяни здійснили 16 обстрілів прикордоння Сумської області, зафіксовані понад 180 вибухів. — Укрінформ.</text:p>
      <text:p text:style-name="P4">
Images: ["<text:a xlink:type="simple" xlink:href="https://static.ukrinform.com/photos/2017_02/thumb_files/630_360_1486210150-9834.jpg" text:style-name="Internet_20_link" text:visited-style-name="Visited_20_Internet_20_Link">
630_360_14862...</text:a>
"]</text:p>
      <text:p text:style-name="P4">
Tags: ['Обстріл', 'Сумщина', 'Російські військові', 'Війна з Росією']</text:p>
      <text:p text:style-name="P4">
Type: Article</text:p>
      <!--METADATA-->
      <text:p text:style-name="P4">
<draw:frame draw:style-name="fr1" draw:name="Image242" text:anchor-type="as-char" svg:width="6.9236in" svg:height="3.956343in" draw:z-index="0">
<draw:image xlink:href="../Images/yкринформ/2023-05-17T22-15-00-03-00/630_360_1486210150-9834.jpg" xlink:type="simple" xlink:show="embed" xlink:actuate="onLoad" draw:mime-type="image/jpeg"/>
</draw:frame>
 Протягомдня росіяни здійснили 16 обстрілів прикордоння Сумської області, зафіксованіпонад 180 вибухів.</text:p>
      <text:p text:style-name="P4">
Як передає Укрінформ, про це Сумська обласна військова адміністраціяповідомляє у <text:a xlink:type="simple" xlink:href="https://t.me/Sumy_news_ODA/16226" text:style-name="Internet_20_link" text:visited-style-name="Visited_20_Internet_20_Link">
 </text:a>
 .</text:p>
      <text:p text:style-name="P4">
<text:a xlink:type="simple" xlink:href="https://www.ukrinform.ua/tag-obstril" text:style-name="Internet_20_link" text:visited-style-name="Visited_20_Internet_20_Link">
 </text:a>
 зазнали Білопільська,Новослобідська, Середино-Будська та Зноб-Новгородська громади.</text:p>
      <text:p text:style-name="P4">
У Білопільській громаді ворог бив з міномета – 28 влучань та здійснив обстрілз АГС – 85 вибухів.</text:p>
      <text:p text:style-name="P4">
У Зноб-Новгородській громаді був зафіксований артобстріл – чотири вибухи,обстріл з мінометів – 10 вибухів та обстріл з РСЗВ "Град" – 22 вибухи.</text:p>
      <text:p text:style-name="P4">
<text:span text:style-name="T4">
Читайте також:</text:span>
 <text:a xlink:type="simple" xlink:href="https://www.ukrinform.ua/rubric-ato/3710641-zagarbniki-za-den-trici-obstrilali-nikopolskij-rajon.html" text:style-name="Internet_20_link" text:visited-style-name="Visited_20_Internet_20_Link">
 <text:span text:style-name="T4">
обстріл</text:span>
 </text:a>
</text:p>
      <text:p text:style-name="P4">
Новослобідську громаду ворог обстріляв з мінометів – чотири вибухи.</text:p>
      <text:p text:style-name="P4">
"Внаслідок обстрілу відбулося загорання житлового будинку. Інший приватнийбудинок пошкоджено. При спробі загасити пожежу цивільні особи були обстріляніз стрілецької зброї. Інформація про постраждалих не надходила", - ідеться уповідомленні.</text:p>
      <text:p text:style-name="P4">
Також був обстріл населених пунктів громади з АГС – 20 вибухів.</text:p>
      <text:p text:style-name="P4">
<text:span text:style-name="T4">
Читайте також:</text:span>
 <text:a xlink:type="simple" xlink:href="https://www.ukrinform.ua/rubric-ato/3710610-rosiani-atakuvali-ohtirku-sahedom.html" text:style-name="Internet_20_link" text:visited-style-name="Visited_20_Internet_20_Link">
 </text:a>
</text:p>
      <text:p text:style-name="P4">
По Середино-Будській громаді росіяни гатили з міномета - чотири вибухи таствольної артилерії - два вибухи.</text:p>
      <text:p text:style-name="P4">
Як повідомляв Укрінформ, за останній місяць <text:a xlink:type="simple" xlink:href="https://www.ukrinform.ua/rubric-regions/3710331-za-ostannij-misac-vijska-rff-ponad-400-raziv-obstrilali-sumsinu.html" text:style-name="Internet_20_link" text:visited-style-name="Visited_20_Internet_20_Link">
</text:a>
 Сумщину понад 400 разів.</text:p>
      <text:p text:style-name="P4">
<text:span text:style-name="T5">
Фото: Max Avdeev for BuzzFeed News</text:span>
</text:p>
      <text:p text:style-name="P4">
Source: <text:a xlink:type="simple" xlink:href="https://www.ukrinform.ua/rubric-ato/3710671-rosiani-za-den-16-raziv-obstrilali-prikordonna-sumsini.html" text:style-name="Internet_20_link" text:visited-style-name="Visited_20_Internet_20_Link">
https://www.ukrinform.ua/rubric-ato/3710671-rosiani-za-den-16-raziv-obstrilali-prikordonna-sumsini.html</text:a>
</text:p>
      <!--NEWS-->
      <text:h text:style-name="P10" text:outline-level="1">
<text:span text:style-name="T4">
Протягом п’яти років світ чекає новий температурний рекорд останніх трьох століть - ВМО</text:span>
</text:h>
      <text:p text:style-name="P4">
Authors: Ukrinform (Person)</text:p>
      <text:p text:style-name="P4">
Publisher: Укринформ (Organization)</text:p>
      <text:p text:style-name="P4">
Published Time: 2023-05-17T22:24:00+03:00</text:p>
      <text:p text:style-name="P4">
Modified Time: 2023-05-17T22:24:00+03:00</text:p>
      <text:p text:style-name="P4">
Description: Глобальна температура, ймовірно, зросте до рекордних рівнів протягом наступних п'яти років через парникові гази та природне явище Ель-Ніньйо – потепління Тихого океану й повітря в екваторіальній зоні біля берегів Еквадору, Перу й Чилі, що триває пів року.  — Укрінформ.</text:p>
      <text:p text:style-name="P4">
Images: ["<text:a xlink:type="simple" xlink:href="https://static.ukrinform.com/photos/2020_01/thumb_files/630_360_1578997624-813.jpg" text:style-name="Internet_20_link" text:visited-style-name="Visited_20_Internet_20_Link">
630_360_15789...</text:a>
"]</text:p>
      <text:p text:style-name="P4">
Tags: ['Зміна клімату', 'Глобальне потепління']</text:p>
      <text:p text:style-name="P4">
Type: Article</text:p>
      <!--METADATA-->
      <text:p text:style-name="P4">
<draw:frame draw:style-name="fr1" draw:name="Image243" text:anchor-type="as-char" svg:width="6.9236in" svg:height="3.956343in" draw:z-index="0">
<draw:image xlink:href="../Images/yкринформ/2023-05-17T22-24-00-03-00/630_360_1578997624-813.jpg" xlink:type="simple" xlink:show="embed" xlink:actuate="onLoad" draw:mime-type="image/jpeg"/>
</draw:frame>
 Глобальнатемпература, ймовірно, зросте до рекордних рівнів протягом наступних п'ятироків через парникові гази та природне явище Ель-Ніньйо – потепління Тихогоокеану й повітря в екваторіальній зоні біля берегів Еквадору, Перу й Чилі, щотриває пів року.</text:p>
      <text:p text:style-name="P4">
Як передає Укрінформ, про це в середу повідомила  <text:a xlink:type="simple" xlink:href="https://public.wmo.int/en/media/press-release/global-temperatures-set-reach-new-records-next-five-years" text:style-name="Internet_20_link" text:visited-style-name="Visited_20_Internet_20_Link">
</text:a>
 (ВМО).</text:p>
      <text:p text:style-name="P4">
З імовірністю 66% середньорічна глобальна температура в проміжку між 2023 та2027 роками підніметься принаймні протягом одного року більш як на 1,5°Cпорівняно з доіндустріальним періодом. І щонайменше один із цих п'яти років зімовірністю 98% буде найтеплішими за всю історію спостережень (більш як 300років).</text:p>
      <text:p text:style-name="P4">
Очікується, що, крім змін, спричинених діяльністю людини, у найближчі місяціна <text:a xlink:type="simple" xlink:href="https://www.ukrinform.ua/tag-klimat" text:style-name="Internet_20_link" text:visited-style-name="Visited_20_Internet_20_Link">
 </text:a>
 впливатиме явище Ель-Ніньйо. «Цематиме далекосяжні наслідки для здоров'я, продовольчої безпеки, управлінняводними ресурсами та навколишнього середовища. Ми повинні бути готовими», –сказав генеральний секретар ВМО професор Петтері Таалас.</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span text:style-name="T4">
Населення</text:span>
 <text:span text:style-name="T4">
всьому</text:span>
 <text:span text:style-name="T4">
світі</text:span>
 <text:span text:style-name="T4">
страждає</text:span>
 <text:span text:style-name="T4">
від</text:span>
<text:span text:style-name="T4">
екстремальних</text:span>
 <text:span text:style-name="T4">
погодних</text:span>
 <text:span text:style-name="T4">
кліматичних</text:span>
 <text:span text:style-name="T4">
явищ</text:span>
 <text:span text:style-name="T4">
ВМО</text:span>
</text:a>
</text:p>
      <text:p text:style-name="P4">
Зазначається, що середня глобальна температура у 2022 році була вища приблизнона 1,15°C за середній показник 1850–1900 років. Протягом останніх трьох роківтенденцію до потепління частково стримувало протилежне до Ель-Ніньйо явище –Ла-Нінья (охолодження води й атмосфери в тій самій частині Тихого океану). Алецьогоріч із березня охолодження змінюється на потепління.</text:p>
      <text:p text:style-name="P4">
Прогнозується, що середньорічна глобальна приповерхнева температура між 2023 і2027 роками буде на 1,1–1,8°C вища, ніж у середньому за 1850–1900 роки. Цейпоказник використовується як базовий, оскільки тоді не було викидів парниковихгазів.</text:p>
      <text:p text:style-name="P4">
Як повідомляв, <text:a xlink:type="simple" xlink:href="https://www.ukrinform.ua/rubric-world/3705983-v-azii-fiksuut-novi-temperaturni-rekordi-na-tli-zmini-klimatu.html" text:style-name="Internet_20_link" text:visited-style-name="Visited_20_Internet_20_Link">
 </text:a>
 , трохи вище 44градусів Цельсія, у той час як експерти прогнозують, що і вона незабаром будеперевищена через зміну клімату.</text:p>
      <text:p text:style-name="P4">
Source: <text:a xlink:type="simple" xlink:href="https://www.ukrinform.ua/rubric-world/3710673-protagom-pati-rokiv-svit-cekae-novij-temperaturnij-rekord-ostannih-troh-stolit-vmo.html" text:style-name="Internet_20_link" text:visited-style-name="Visited_20_Internet_20_Link">
https://www.ukrinform.ua/rubric-world/3710673-protagom-pati-rokiv-svit-cekae-novij-temperaturnij-rekord-ostannih-troh-stolit-vmo.html</text:a>
</text:p>
      <!--NEWS-->
      <text:h text:style-name="P10" text:outline-level="1">
<text:span text:style-name="T4">
Зеленський: Потрібно ще більше консолідації світу для тиску на Росію</text:span>
</text:h>
      <text:p text:style-name="P4">
Authors: Ukrinform (Person)</text:p>
      <text:p text:style-name="P4">
Publisher: Укринформ (Organization)</text:p>
      <text:p text:style-name="P4">
Published Time: 2023-05-17T22:37:00+03:00</text:p>
      <text:p text:style-name="P4">
Modified Time: 2023-05-17T22:37:00+03:00</text:p>
      <text:p text:style-name="P4">
Description: Чергові обстріли Сумщини, Чернігівської області, Дніпропетровщини, Запорізької області, Донбасу – усе це знову й знову доводить, що потрібно ще більше консолідації світу для тиску на Росію.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Обстріл', 'Зеленський', 'Війна з Росією', '#stoprussia']</text:p>
      <text:p text:style-name="P4">
Type: Article</text:p>
      <!--METADATA-->
      <text:p text:style-name="P4">
<draw:frame draw:style-name="fr1" draw:name="Image244" text:anchor-type="as-char" svg:width="6.9236in" svg:height="3.956343in" draw:z-index="0">
<draw:image xlink:href="../Images/yкринформ/2023-05-17T22-37-00-03-00/630_360_1682862659-378.jpeg" xlink:type="simple" xlink:show="embed" xlink:actuate="onLoad" draw:mime-type="image/jpeg"/>
</draw:frame>
 Черговіобстріли Сумщини, Чернігівської області, Дніпропетровщини, Запорізькоїобласті, Донбасу – усе це знову й знову доводить, що потрібно ще більшеконсолідації світу для тиску на Росію.</text:p>
      <text:p text:style-name="P4">
На цьому наголосив 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_Відео:<text:a xlink:type="simple" xlink:href="https://t.me/OP_UA/9518" text:style-name="Internet_20_link" text:visited-style-name="Visited_20_Internet_20_Link">
 </text:a>
 _</text:p>
      <text:p text:style-name="P4">
<text:span text:style-name="T4">
<text:span text:style-name="T5">
Дорогі українці!</text:span>
 </text:span>
</text:p>
      <text:p text:style-name="P4">
Сьогодні російський обстріл нашої Херсонщини забрав життя ще однієї дитини.Хлопчика. Його звали Всеволод. У липні йому мало б виповнитися шість років.Мої співчуття рідним і близьким!</text:p>
      <text:p text:style-name="P4">
Це був черговий артилерійський удар терористів. Люди просто були на вулицібіля звичайного магазину.</text:p>
      <text:p text:style-name="P4">
Чергові <text:a xlink:type="simple" xlink:href="https://www.ukrinform.ua/tag-obstril" text:style-name="Internet_20_link" text:visited-style-name="Visited_20_Internet_20_Link">
 </text:a>
 Сумщини, Чернігівськоїобласті, Дніпропетровщини, Запорізької області, Донбасу – усе це знову й зновудоводить, що потрібно ще більше консолідації світу для тиску на Росію, щебільше сили для наших воїнів, щоб знищувати кожну позицію терористів, іщебільше підтримки для наших людей, щоб рятувати життя й повертати безпеку длянаших міст і сіл.</text:p>
      <text:p text:style-name="P4">
Сьогодні провів кілька підготовчих нарад щодо нових кроків для зміцнення нашоїоборони та наших міжнародних позицій.</text:p>
      <text:p text:style-name="P4">
Відбувся – і доволі успішно – візит української делегації в Республіку Корея.Урядовці, перша леді України. Були зустрічі, переговори різного рівня,звернення Олени до народу Кореї й усіх народів регіону на вагомому форумі«Азійське лідерство». Я дякую пану президенту Республіки Корея за чіткезасудження російської агресії та підтримку глобальних зусиль заради миру.</text:p>
      <text:p text:style-name="P4">
Є важливе рішення Ради Європи: у підсумковій резолюції саміту, що відбувся вІсландії, зафіксована підтримка української формули миру. І це важливо, щоЄвропа настільки консолідована заради чесного мирного плану. Дякую за це всімлідерам нашої Європи та кожній державі – учасниці Ради Європи.</text:p>
      <text:p text:style-name="P4">
На основі саме такої консолідації ми будемо й надалі обмежувати можливостідержави-терориста продовжувати цю її агресію й будемо надалі збільшувати нашіможливості повертати справедливість, звільняти нашу землю, рятувати нашихлюдей.</text:p>
      <text:p text:style-name="P4">
Я хочу окремо подякувати парламентаріям двох європейських країн.</text:p>
      <text:p text:style-name="P4">
Сенат Франції сьогодні проголосував за визнання Голодомору 32–33-го роківгеноцидом українського народу. Вдячний кожному й кожній, хто підтримав церішення. Зміцнювати історичну правду – це місія сильних.</text:p>
      <text:p text:style-name="P4">
Парламент Естонії ухвалив заяву на підтримку нашого прагнення статиповноправним членом НАТО й закликав Альянс підтримати це рішення. Дякую всьомуестонському народу, всьому політичному класу Естонії за таку чітку підтримкунашої спільної євроатлантичної безпеки.</text:p>
      <text:p text:style-name="P4">
Дякую всім, хто допомагає нам захищати наших людей, нашу Україну й життязагалом!</text:p>
      <text:p text:style-name="P4">
Слава всім нашим воїнам, які зараз у бою, на бойових завданнях і на бойовихпостах! Слава кожному й кожній, хто зараз в епіцентрі бойових дій на сходінашої країни та надзусиллями не дає ворогу наступати. Я дякую вам, воїни!</text:p>
      <text:p text:style-name="P4">
<text:span text:style-name="T4">
<text:span text:style-name="T5">
Слава Україні!</text:span>
 </text:span>
</text:p>
      <text:p text:style-name="P4">
Source: <text:a xlink:type="simple" xlink:href="https://www.ukrinform.ua/rubric-ato/3710676-zelenskij-potribno-se-bilse-konsolidacii-svitu-dla-tisku-na-rosiu.html" text:style-name="Internet_20_link" text:visited-style-name="Visited_20_Internet_20_Link">
https://www.ukrinform.ua/rubric-ato/3710676-zelenskij-potribno-se-bilse-konsolidacii-svitu-dla-tisku-na-rosiu.html</text:a>
</text:p>
      <!--NEWS-->
      <text:h text:style-name="P10" text:outline-level="1">
<text:span text:style-name="T4">
МЗС Польщі: членство України в НАТО буде гарантією безпеки в Європі</text:span>
</text:h>
      <text:p text:style-name="P4">
Authors: Ukrinform (Person)</text:p>
      <text:p text:style-name="P4">
Publisher: Укринформ (Organization)</text:p>
      <text:p text:style-name="P4">
Published Time: 2023-05-17T22:45:00+03:00</text:p>
      <text:p text:style-name="P4">
Modified Time: 2023-05-17T22:45:00+03:00</text:p>
      <text:p text:style-name="P4">
Description: Членство України в НАТО стане гарантією безпеки в Європі. На Вільнюському саміті Альянсу має бути ухвалено рішення щодо політичної і практичної інтеграції України з Альянсом. — Укрінформ.</text:p>
      <text:p text:style-name="P4">
Images: ["<text:a xlink:type="simple" xlink:href="https://static.ukrinform.com/photos/2023_05/thumb_files/630_360_1684261562-570.jpg" text:style-name="Internet_20_link" text:visited-style-name="Visited_20_Internet_20_Link">
630_360_16842...</text:a>
"]</text:p>
      <text:p text:style-name="P4">
Tags: ['Європа', 'НАТО', 'Польща', 'Україна', 'Гарантії безпеки']</text:p>
      <text:p text:style-name="P4">
Type: Article</text:p>
      <!--METADATA-->
      <text:p text:style-name="P4">
<draw:frame draw:style-name="fr1" draw:name="Image245" text:anchor-type="as-char" svg:width="6.9236in" svg:height="3.956343in" draw:z-index="0">
<draw:image xlink:href="../Images/yкринформ/2023-05-17T22-45-00-03-00/630_360_1684261562-570.jpg" xlink:type="simple" xlink:show="embed" xlink:actuate="onLoad" draw:mime-type="image/jpeg"/>
</draw:frame>
 ЧленствоУкраїни в НАТО стане гарантією безпеки в Європі. На Вільнюському самітіАльянсу має бути ухвалено рішення щодо політичної і практичної інтеграціїУкраїни з Альянсом.</text:p>
      <text:p text:style-name="P4">
Про це в коментарі Укрінформу заявив речник МЗС Польщі Лукаш Ясіна.</text:p>
      <text:p text:style-name="P4">
За його словами, Польща була, є і буде сильним прихильником якнайшвидшогочленства України в НАТО.</text:p>
      <text:p text:style-name="P4">
“Лише членство України в Північноатлантичному альянсі стане гарантієюдовгострокової стабільності та безпеки в Європі” ,- зазначив Ясіна.</text:p>
      <text:p text:style-name="P4">
Він зауважив, що в Польщі усвідомлюють: позицію Варшави, на жаль, поділяють невсі союзники в НАТО.</text:p>
      <text:p text:style-name="P4">
<text:span text:style-name="T4">
Читайте також:</text:span>
 <text:a xlink:type="simple" xlink:href="https://www.ukrinform.ua/rubric-polytics/3710669-ukraina-mae-sansi-vstupiti-v-nato-do-zaversenna-vijni-volker.html" text:style-name="Internet_20_link" text:visited-style-name="Visited_20_Internet_20_Link">
 <text:span text:style-name="T4">
НАТО</text:span>
 </text:a>
</text:p>
      <text:p text:style-name="P4">
“Тому ми робимо все можливе, щоб розвіяти сумніви тих столиць, які воліли бвідкласти євроатлантичну інтеграцію Києва на невизначене майбутнє. Водночас мине можемо уявити собі сценарій, за якого на Вільнюському саміті не було бухвалено рішень, спрямованих на поглиблення інтеграції Україна-НАТО як уполітичному, так і в практичному плані”, - підкреслив речник МЗС РП.</text:p>
      <text:p text:style-name="P4">
Як повідомлялося, у липні 2023 року у Вільнюсі відбудеться саміт <text:a xlink:type="simple" xlink:href="https://www.ukrinform.ua/tag-nato" text:style-name="Internet_20_link" text:visited-style-name="Visited_20_Internet_20_Link">
</text:a>
 , під час якого Україна розраховуєотримати більш чітку позицію союзників щодо майбутнього членства країни в НАТОта почути певні гарантії безпеки на час, поки цей намір щодо членства в НАТОне стане реальністю.</text:p>
      <text:p text:style-name="P4">
_ Фото: PAP/Piotr Nowak  _</text:p>
      <text:p text:style-name="P4">
Source: <text:a xlink:type="simple" xlink:href="https://www.ukrinform.ua/rubric-polytics/3710675-mzs-polsi-clenstvo-ukraini-v-nato-bude-garantieu-bezpeki-v-evropi.html" text:style-name="Internet_20_link" text:visited-style-name="Visited_20_Internet_20_Link">
https://www.ukrinform.ua/rubric-polytics/3710675-mzs-polsi-clenstvo-ukraini-v-nato-bude-garantieu-bezpeki-v-evropi.html</text:a>
</text:p>
      <!--NEWS-->
      <text:h text:style-name="P10" text:outline-level="1">
<text:span text:style-name="T4">
Ураган в Анкарі зруйнував мінарети мечетей, постраждала жінка</text:span>
</text:h>
      <text:p text:style-name="P4">
Authors: Ukrinform (Person)</text:p>
      <text:p text:style-name="P4">
Publisher: Укринформ (Organization)</text:p>
      <text:p text:style-name="P4">
Published Time: 2023-05-17T22:56:00+03:00</text:p>
      <text:p text:style-name="P4">
Modified Time: 2023-05-17T22:56:00+03:00</text:p>
      <text:p text:style-name="P4">
Description: Потужний ураган зі зливою, який стався сьогодні в Анкарі, зривав дахи з будівель та зруйнував мінарети мечетей, одна людина отримала поранення. — Укрінформ.</text:p>
      <text:p text:style-name="P4">
Images: ["<text:a xlink:type="simple" xlink:href="https://static.ukrinform.com/photos/2023_05/thumb_files/630_360_1684353637-917.jpg" text:style-name="Internet_20_link" text:visited-style-name="Visited_20_Internet_20_Link">
630_360_16843...</text:a>
"]</text:p>
      <text:p text:style-name="P4">
Tags: ['Мечеть', 'Туреччина', 'Ураган']</text:p>
      <text:p text:style-name="P4">
Type: Article</text:p>
      <!--METADATA-->
      <text:p text:style-name="P4">
<draw:frame draw:style-name="fr1" draw:name="Image246" text:anchor-type="as-char" svg:width="6.9236in" svg:height="3.956343in" draw:z-index="0">
<draw:image xlink:href="../Images/yкринформ/2023-05-17T22-56-00-03-00/630_360_1684353637-917.jpg" xlink:type="simple" xlink:show="embed" xlink:actuate="onLoad" draw:mime-type="image/jpeg"/>
</draw:frame>
 Потужнийураган зі зливою, який стався сьогодні в Анкарі, зривав дахи з будівель тазруйнував мінарети мечетей, одна людина отримала поранення.</text:p>
      <text:p text:style-name="P4">
Про це повідомляє Укрінформ з посиланням на  <text:a xlink:type="simple" xlink:href="https://www.trthaber.com/haber/turkiye/ankarada-firtina-etkili-oldu-cami-minareleri-yikildi-768104.html" text:style-name="Internet_20_link" text:visited-style-name="Visited_20_Internet_20_Link">
</text:a>
 .</text:p>
      <text:p text:style-name="P4">
“Під час зливи та урагану в Анкарі знесло частину даху будівлі, яка зруйнуваламінарет центральної мечеті району Етімесгут. Внаслідок падіння уламківпостраждала жінка, яка проходила повз. Постраждалу жінку доправили до <text:a xlink:type="simple" xlink:href="https://www.ukrinform.ua/tag-bolnica" text:style-name="Internet_20_link" text:visited-style-name="Visited_20_Internet_20_Link">
</text:a>
 », - повідомляє телеканал.</text:p>
      <text:p text:style-name="P4">
Також були пошкоджені транспортні засоби, припарковані поруч.</text:p>
      <text:p text:style-name="P4">
Зруйновано мінарет мечеті в районі Чайолу, зірвало покрівлю магазину наСтамбульському шосе. Уламки даху пошкодили покрівлю сусідньої будівлі.</text:p>
      <text:p text:style-name="P4">
<text:span text:style-name="T4">
Читайте також:</text:span>
 <text:a xlink:type="simple" xlink:href="https://www.ukrinform.ua/rubric-world/3710128-kilkist-zertv-ciklonu-mokko-u-manmi-zrosla-do-32.html" text:style-name="Internet_20_link" text:visited-style-name="Visited_20_Internet_20_Link">
 </text:a>
</text:p>
      <text:p text:style-name="P4">
Офіс губернатора Анкари попередив про негативні наслідки, які можуть виникнутичерез зливу та сильні пориви вітру. У заяві зазначено, що в районах Наллихан,Бейпазари, Гюдюль, Кизилджахамам, Чамлидере, Чубук, Каледжік очікуються сильнізливи та грози, а також існує загроза раптових паводків та сходження селів.</text:p>
      <text:p text:style-name="P4">
Як повідомляв Укрінформ, влітку минулого року сильний буревій, якийсупроводжувався сильними опадами,  <text:a xlink:type="simple" xlink:href="https://www.ukrinform.ua/amp/rubric-world/3504971-potuznij-uragan-v-ankari-zrivav-dahi-ta-valiv-dereva-e-zagiblij.html" text:style-name="Internet_20_link" text:visited-style-name="Visited_20_Internet_20_Link">
 </text:a>
 значні руйнування та затоплення в Анкарі, одна людина загинула.</text:p>
      <text:p text:style-name="P4">
<text:span text:style-name="T5">
Фото: İHA</text:span>
</text:p>
      <text:p text:style-name="P4">
Source: <text:a xlink:type="simple" xlink:href="https://www.ukrinform.ua/rubric-world/3710678-uragan-v-ankari-zrujnuvav-minareti-mecetej-postrazdala-zinka.html" text:style-name="Internet_20_link" text:visited-style-name="Visited_20_Internet_20_Link">
https://www.ukrinform.ua/rubric-world/3710678-uragan-v-ankari-zrujnuvav-minareti-mecetej-postrazdala-zinka.html</text:a>
</text:p>
      <!--NEWS-->
      <text:h text:style-name="P10" text:outline-level="1">
<text:span text:style-name="T4">
Президент подякував Кореї, Франції та Естонії за підтримку України та засудження агресії РФ</text:span>
</text:h>
      <text:p text:style-name="P4">
Authors: Ukrinform (Person)</text:p>
      <text:p text:style-name="P4">
Publisher: Укринформ (Organization)</text:p>
      <text:p text:style-name="P4">
Published Time: 2023-05-17T23:10:00+03:00</text:p>
      <text:p text:style-name="P4">
Modified Time: 2023-05-17T23:10:00+03:00</text:p>
      <text:p text:style-name="P4">
Description: Президент України Володимир Зеленський вважає успішним візит української делегації в Республіку Корея. — Укрінформ.</text:p>
      <text:p text:style-name="P4">
Images: ["<text:a xlink:type="simple" xlink:href="https://static.ukrinform.com/photos/2023_04/thumb_files/630_360_1682451261-591.jpeg" text:style-name="Internet_20_link" text:visited-style-name="Visited_20_Internet_20_Link">
630_360_16824...</text:a>
"]</text:p>
      <text:p text:style-name="P4">
Tags: ['Естонія', 'Франція', 'Корея', 'Зеленський']</text:p>
      <text:p text:style-name="P4">
Type: Article</text:p>
      <!--METADATA-->
      <text:p text:style-name="P4">
<draw:frame draw:style-name="fr1" draw:name="Image247" text:anchor-type="as-char" svg:width="6.9236in" svg:height="3.956343in" draw:z-index="0">
<draw:image xlink:href="../Images/yкринформ/2023-05-17T23-10-00-03-00/630_360_1682451261-591.jpeg" xlink:type="simple" xlink:show="embed" xlink:actuate="onLoad" draw:mime-type="image/jpeg"/>
</draw:frame>
 ПрезидентУкраїни Володимир Зеленський вважає успішним візит української делегації вРеспубліку Корея.</text:p>
      <text:p text:style-name="P4">
Про це заявив у вечірньому <text:a xlink:type="simple" xlink:href="https://www.youtube.com/watch" text:style-name="Internet_20_link" text:visited-style-name="Visited_20_Internet_20_Link">
 </text:a>
Президент Володимир Зеленський, передає Укрінформ.</text:p>
      <text:p text:style-name="P4">
<text:span text:style-name="T4">
<text:span text:style-name="T5">
Відео:</text:span>
 </text:span>
 <text:a xlink:type="simple" xlink:href="http://https://t.me/OP_UA/9518" text:style-name="Internet_20_link" text:visited-style-name="Visited_20_Internet_20_Link">
 <text:span text:style-name="T5">
Офіс Президента, Телеграм</text:span>
 </text:a>
</text:p>
      <text:p text:style-name="P4">
"Відбувся – і доволі успішно – візит української делегації в Республіку Корея.Урядовці, перша леді України. Були зустрічі, переговори різного рівня,звернення Олени до народу Кореї й усіх народів регіону на вагомому форумі«Азійське лідерство».Я дякую пану Президенту Республіки Корея за чіткезасудження російської агресії та підтримку глобальних зусиль заради миру",зазначив <text:a xlink:type="simple" xlink:href="https://www.ukrinform.ua/tag-zelenskij" text:style-name="Internet_20_link" text:visited-style-name="Visited_20_Internet_20_Link">
 </text:a>
 .</text:p>
      <text:p text:style-name="P4">
Глава держави також висловив вдячність Сенату Франції , який 17 травняпроголосував за визнання Голодомору 32–33-го років геноцидом українськогонароду.</text:p>
      <text:p text:style-name="P4">
<text:span text:style-name="T4">
Читайте також:</text:span>
 <text:a xlink:type="simple" xlink:href="https://www.ukrinform.ua/rubric-polytics/3710604-specpredstavnik-kitau-zustrilisa-z-kulebou-v-kievi-govorili-pro-pripinenna-vijni.html" text:style-name="Internet_20_link" text:visited-style-name="Visited_20_Internet_20_Link">
 </text:a>
</text:p>
      <text:p text:style-name="P4">
"Я хочу окремо подякувати парламентарям двох європейських країн. Сенат Франціїсьогодні проголосував за визнання Голодомору 32–33-го років геноцидомукраїнського народу. Вдячний кожному й кожній, хто підтримав це рішення.Зміцнювати історичну правду – це місія сильних", наголосив він.</text:p>
      <text:p text:style-name="P4">
Крім того, Президент висловив вдячність парламенту Естонії . який ухваливзаяву на підтримку прагнення України стати повноправним членом НАТО й закликавАльянс підтримати це рішення. "Дякую всьому естонському народу, всьомуполітичному класу Естонії за таку чітку підтримку нашої спільноїєвроатлантичної безпеки", - підкреслив Зеленський.</text:p>
      <text:p text:style-name="P4">
Крім того він повідомив, що є важливе рішення Ради Європи: у підсумковійрезолюції саміту, що відбувся в Ісландії, зафіксована підтримка українськоїформули миру. "І це важливо, що Європа настільки консолідована заради чесногомирного плану. Дякую за це всім лідерам нашої Європи та кожній державі –учасниці Ради Європи", - зазначив Глава держави.</text:p>
      <text:p text:style-name="P4">
<text:span text:style-name="T4">
Читайте також:</text:span>
 <text:a xlink:type="simple" xlink:href="https://www.ukrinform.ua/rubric-ato/3710596-francia-dumae-nad-peredaceu-ukraini-dalekobijnih-raket-le-monde.html" text:style-name="Internet_20_link" text:visited-style-name="Visited_20_Internet_20_Link">
 <text:span text:style-name="T4">
Франція</text:span>
 </text:a>
</text:p>
      <text:p text:style-name="P4">
На його переконання, на основі саме такої консолідації ми будемо й надаліобмежувати можливості держави-терориста продовжувати цю її агресію й будемонадалі збільшувати наші можливості повертати справедливість, звільняти нашуземлю, рятувати наших людей.</text:p>
      <text:p text:style-name="P4">
Як повідомляв Укрінформ, <text:a xlink:type="simple" xlink:href="https://www.ukrinform.ua/rubric-society/3710643-senat-francii-viznav-golodomor-19321933-rokiv-genocidom-ukrainskogo-narodu.html" text:style-name="Internet_20_link" text:visited-style-name="Visited_20_Internet_20_Link">
 </text:a>
 про визнання Голодомору 1932-1933 років геноцидомукраїнського народу.</text:p>
      <text:p text:style-name="P4">
Source: <text:a xlink:type="simple" xlink:href="https://www.ukrinform.ua/rubric-polytics/3710680-prezident-podakuvav-korei-francii-ta-estonii-za-pidtrimku-ukraini-ta-zasudzenna-agresii-rf.html" text:style-name="Internet_20_link" text:visited-style-name="Visited_20_Internet_20_Link">
https://www.ukrinform.ua/rubric-polytics/3710680-prezident-podakuvav-korei-francii-ta-estonii-za-pidtrimku-ukraini-ta-zasudzenna-agresii-rf.html</text:a>
</text:p>
      <!--NEWS-->
      <text:h text:style-name="P10" text:outline-level="1">
<text:span text:style-name="T4">
США оцінюватимуть ризики і вирішать, які бойові системи передавати Україні – Держдеп</text:span>
</text:h>
      <text:p text:style-name="P4">
Authors: Ukrinform (Person)</text:p>
      <text:p text:style-name="P4">
Publisher: Укринформ (Organization)</text:p>
      <text:p text:style-name="P4">
Published Time: 2023-05-17T23:17:00+03:00</text:p>
      <text:p text:style-name="P4">
Modified Time: 2023-05-17T23:17:00+03:00</text:p>
      <text:p text:style-name="P4">
Description: Сполучені Штати разом із партнерами продовжать оцінювати розвиток ситуації в Україні й на основі цього приймати рішення, які бойові системи можна буде надати українським силам у перспективі для ефективної боротьби. — Укрінформ.</text:p>
      <text:p text:style-name="P4">
Images: ["<text:a xlink:type="simple" xlink:href="https://static.ukrinform.com/photos/2019_02/thumb_files/630_360_1550947989-503.jpg" text:style-name="Internet_20_link" text:visited-style-name="Visited_20_Internet_20_Link">
630_360_15509...</text:a>
"]</text:p>
      <text:p text:style-name="P4">
Tags: ['США', 'Україна', 'Держдеп', 'Військова техніка']</text:p>
      <text:p text:style-name="P4">
Type: Article</text:p>
      <!--METADATA-->
      <text:p text:style-name="P4">
<draw:frame draw:style-name="fr1" draw:name="Image248" text:anchor-type="as-char" svg:width="6.9236in" svg:height="3.956343in" draw:z-index="0">
<draw:image xlink:href="../Images/yкринформ/2023-05-17T23-17-00-03-00/630_360_1550947989-503.jpg" xlink:type="simple" xlink:show="embed" xlink:actuate="onLoad" draw:mime-type="image/jpeg"/>
</draw:frame>
 СполученіШтати разом із партнерами продовжать оцінювати розвиток ситуації в Україні йна основі цього приймати рішення, які бойові системи можна буде надатиукраїнським силам у перспективі для ефективної боротьби.</text:p>
      <text:p text:style-name="P4">
Про це заявив у середу представник Держдепу Ведант Пател, коментуючиініціативу Британії й Нідерландів щодо створення міжнародної коаліціївинищувачів для України, передає кореспондент Укрінформу.</text:p>
      <text:p text:style-name="P4">
«Низка країн активно залучена до ширших зусиль задля зміцнення апарату безпекинаших українських партнерів. США, вочевидь, на кожному етапі конфлікту вживализаходів для того, щоби наші українські партнери мали засоби, необхідні длязахисту їхньої території й цілісності», - зауважив заступник речникаДерждепартаменту США.</text:p>
      <text:p text:style-name="P4">
Він нагадав, що впродовж останнього часу величезна увага приділялася посиленнюпротиповітряної оборони України. «І зараз бачимо, як наші українські партнеридостатньо успішно застосовують ці засоби <text:a xlink:type="simple" xlink:href="https://www.ukrinform.ua/tag-ppo" text:style-name="Internet_20_link" text:visited-style-name="Visited_20_Internet_20_Link">
 </text:a>
»,- зауважив Пател.</text:p>
      <text:p text:style-name="P4">
Водночас він висловив готовність США надалі співпрацювати з партнерами щодододаткових активів, які можуть виділені в перспективі.</text:p>
      <text:p text:style-name="P4">
<text:span text:style-name="T4">
Читайте також:</text:span>
 <text:a xlink:type="simple" xlink:href="https://www.ukrinform.ua/rubric-ato/3710657-ssa-gotuut-paket-dopomogi-ukraini-na-60-milardiv.html" text:style-name="Internet_20_link" text:visited-style-name="Visited_20_Internet_20_Link">
 <text:span text:style-name="T4">
пакет</text:span>
 <text:span text:style-name="T4">
допомоги</text:span>
 </text:a>
</text:p>
      <text:p text:style-name="P4">
«Ми продовжимо оцінювати – з урахуванням ситуації та обставин у сфері безпекина місцях – які системи мають сенс», - зауважив представник Державногодепартаменту.</text:p>
      <text:p text:style-name="P4">
Він підкреслив, що США й інші партнери України прагнуть, аби її силиотримували ефективні бойові системи якнайшвидше.</text:p>
      <text:p text:style-name="P4">
Як повідомляв Укрінформ, у середу прем'єр-міністри Великої Британії Ріші Сунакі Нідерландів Марк Рютте  <text:a xlink:type="simple" xlink:href="https://www.ukrinform.ua/rubric-ato/3710188-britania-i-niderlandi-spilno-pracuvatimut-nad-stvorennam-koalicii-vinisuvaciv-dla-ukraini.html" text:style-name="Internet_20_link" text:visited-style-name="Visited_20_Internet_20_Link">
 </text:a>
 , що працюватимуть над створенням міжнародноїкоаліції винищувачів для України.</text:p>
      <text:p text:style-name="P4">
Source: <text:a xlink:type="simple" xlink:href="https://www.ukrinform.ua/rubric-ato/3710681-ssa-ocinuvatimut-riziki-i-virisuvatimut-aki-bojovi-sistemi-peredavati-ukraini-derzdep.html" text:style-name="Internet_20_link" text:visited-style-name="Visited_20_Internet_20_Link">
https://www.ukrinform.ua/rubric-ato/3710681-ssa-ocinuvatimut-riziki-i-virisuvatimut-aki-bojovi-sistemi-peredavati-ukraini-derzdep.html</text:a>
</text:p>
      <!--NEWS-->
      <text:h text:style-name="P10" text:outline-level="1">
<text:span text:style-name="T4">
Україною шириться повітряна тривога</text:span>
</text:h>
      <text:p text:style-name="P4">
Authors: Ukrinform (Person)</text:p>
      <text:p text:style-name="P4">
Publisher: Укринформ (Organization)</text:p>
      <text:p text:style-name="P4">
Published Time: 2023-05-17T23:22:00+03:00</text:p>
      <text:p text:style-name="P4">
Modified Time: 2023-05-17T23:22:00+03:00</text:p>
      <text:p text:style-name="P4">
Description: У Києві та дев'яти областях України оголошено повітряну тривогу.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249" text:anchor-type="as-char" svg:width="6.9236in" svg:height="3.956343in" draw:z-index="0">
<draw:image xlink:href="../Images/yкринформ/2023-05-17T23-22-00-03-00/630_360_1645871571-868.jpg" xlink:type="simple" xlink:show="embed" xlink:actuate="onLoad" draw:mime-type="image/jpeg"/>
</draw:frame>
 У Києві тадев'яти областях України оголошено повітряну тривогу.</text:p>
      <text:p text:style-name="P4">
Про тривогу у столиці повідомила КМДА у <text:a xlink:type="simple" xlink:href="https://t.me/KyivCityOfficial/6714" text:style-name="Internet_20_link" text:visited-style-name="Visited_20_Internet_20_Link">
</text:a>
 , передає Укрінформ.</text:p>
      <text:p text:style-name="P4">
"У Києві оголошена <text:a xlink:type="simple" xlink:href="https://www.ukrinform.ua/tag-povitrana-trivoga" text:style-name="Internet_20_link" text:visited-style-name="Visited_20_Internet_20_Link">
 </text:a>
 !Просимо всіх терміново прослідувати в укриття цивільного захисту!" - йдеться уповідомленні.</text:p>
      <text:p text:style-name="P4">
Окрім того, як свідчить <text:a xlink:type="simple" xlink:href="https://map.ukrainealarm.com/" text:style-name="Internet_20_link" text:visited-style-name="Visited_20_Internet_20_Link">
 </text:a>
 повітряних тривог,тривогу наразі оголошено у Київській, Житомирській, Черкаській,Кіровоградсській, Полтавській, Дніпропетровській, Запорізькій, Донецькій іЛуганській областях.</text:p>
      <text:p text:style-name="P4">
<text:span text:style-name="T4">
Читайте також:</text:span>
 <text:a xlink:type="simple" xlink:href="https://www.ukrinform.ua/rubric-ato/3710414-v-ofisi-prezidenta-zaavlaut-so-efektivnist-patriot-stala-velikim-geopoliticnim-udarom-po-rosii.html" text:style-name="Internet_20_link" text:visited-style-name="Visited_20_Internet_20_Link">
 </text:a>
</text:p>
      <text:p text:style-name="P4">
Як повідомляв Укрінформ, раніше повітряну тривогу <text:a xlink:type="simple" xlink:href="https://www.ukrinform.ua/rubric-ato/3710674-v-odesi-ogolosili-povitranu-trivogu-zmi-povidomlaut-pro-vibuhi.html" text:style-name="Internet_20_link" text:visited-style-name="Visited_20_Internet_20_Link">
</text:a>
 ЗМІ повідомляли про серію вибухів умісті</text:p>
      <text:p text:style-name="P4">
Source: <text:a xlink:type="simple" xlink:href="https://www.ukrinform.ua/rubric-ato/3710682-ukrainou-siritsa-povitrana-trivoga.html" text:style-name="Internet_20_link" text:visited-style-name="Visited_20_Internet_20_Link">
https://www.ukrinform.ua/rubric-ato/3710682-ukrainou-siritsa-povitrana-trivoga.html</text:a>
</text:p>
      <!--NEWS-->
      <text:h text:style-name="P10" text:outline-level="1">
<text:span text:style-name="T4">
Сполучені Штати привітали продовження «зернової угоди» й дорікнули Росії за її поведінку</text:span>
</text:h>
      <text:p text:style-name="P4">
Authors: Ukrinform (Person)</text:p>
      <text:p text:style-name="P4">
Publisher: Укринформ (Organization)</text:p>
      <text:p text:style-name="P4">
Published Time: 2023-05-17T23:26:00+03:00</text:p>
      <text:p text:style-name="P4">
Modified Time: 2023-05-17T23:26:00+03:00</text:p>
      <text:p text:style-name="P4">
Description: Офіційний Вашингтон привітав продовження Чорноморської "зернової угоди" й водночас підкреслив, що Росія має припинити перешкоджання цій ініціативи, а також покласти край війні в Україні. — Укрінформ.</text:p>
      <text:p text:style-name="P4">
Images: ["<text:a xlink:type="simple" xlink:href="https://static.ukrinform.com/photos/2022_10/thumb_files/630_360_1666031974-150.jpg" text:style-name="Internet_20_link" text:visited-style-name="Visited_20_Internet_20_Link">
630_360_16660...</text:a>
"]</text:p>
      <text:p text:style-name="P4">
Tags: ['США', 'Україна', 'Агресія РФ', 'Держдеп', 'Росія', 'зерновий коридор']</text:p>
      <text:p text:style-name="P4">
Type: Article</text:p>
      <!--METADATA-->
      <text:p text:style-name="P4">
<draw:frame draw:style-name="fr1" draw:name="Image250" text:anchor-type="as-char" svg:width="6.9236in" svg:height="3.956343in" draw:z-index="0">
<draw:image xlink:href="../Images/yкринформ/2023-05-17T23-26-00-03-00/630_360_1666031974-150.jpg" xlink:type="simple" xlink:show="embed" xlink:actuate="onLoad" draw:mime-type="image/jpeg"/>
</draw:frame>
 ОфіційнийВашингтон привітав продовження Чорноморської "зернової угоди" й водночаспідкреслив, що Росія має припинити перешкоджання цій ініціативи, а такожпокласти край війні в Україні.</text:p>
      <text:p text:style-name="P4">
З відповідною заявою виступив у середу під час брифінгу в Вашингтоні заступникречника Держдепартаменту США Ведант Пател, передає власний кореспондентУкрінформу.</text:p>
      <text:p text:style-name="P4">
«Передусім, ми вітаємо оголошення президента Ердогана щодо продовження діїЧорноморської зернової ініціативи. Як ми вже говорили раніше, ми рішучепідтримуємо зусилля ООН і Туреччини щодо угоди, яка підтримує світові ціни напродовольство та <text:a xlink:type="simple" xlink:href="https://www.ukrinform.ua/tag-zerno" text:style-name="Internet_20_link" text:visited-style-name="Visited_20_Internet_20_Link">
 </text:a>
 на низькому рівні»,-зауважив представник Держдепу.</text:p>
      <text:p text:style-name="P4">
Він також нагадав, як особисто держсекретар США Ентоні Блінкен неодноразовонаголошував, що світ не повинен кожні кілька тижнів переконувати Москвуприпинити використання голоду у світі як зброї у війні проти України.</text:p>
      <text:p text:style-name="P4">
<text:span text:style-name="T4">
Читайте також:</text:span>
 <text:a xlink:type="simple" xlink:href="https://www.ukrinform.ua/rubric-world/3710649-gensek-oon-prodovzenna-zernovoi-ugodi-e-garnou-novinou-dla-svitu.html" text:style-name="Internet_20_link" text:visited-style-name="Visited_20_Internet_20_Link">
 </text:a>
</text:p>
      <text:p text:style-name="P4">
«Ми не повинні нагадувати Росії про те, щоби вона припинила перешкоджатиперевіркам, аби дозволити зерну надходити до вразливого населення, якевідчуває потребу в ньому», - зауважив Пател.</text:p>
      <text:p text:style-name="P4">
Він підкреслив, що Чорноморська зернова ініціатива необхідна світові.</text:p>
      <text:p text:style-name="P4">
«Ба більше, світ потребує, аби Росія припинила свою незаконну війну протиУкраїни, що дозволило би фермерам повернутися на свої поля, що повернуло биторгівлю сільськогосподарською продукцією в нормальне русло та в короткийтермін значною мірою покращило би глобальну продовольчу безпеку»,- наголосивпредставник зовнішньополітичного відомства США.</text:p>
      <text:p text:style-name="P4">
<text:span text:style-name="T4">
Читайте також:</text:span>
 <text:a xlink:type="simple" xlink:href="https://www.ukrinform.ua/rubric-economy/3709670-ssa-pro-blokuvanna-zernovoi-ugodi-putin-uzav-u-zarucniki-narodi-aki-poterpaut-vid-golodu.html" text:style-name="Internet_20_link" text:visited-style-name="Visited_20_Internet_20_Link">
 <text:span text:style-name="T4">
зерно</text:span>
 </text:a>
</text:p>
      <text:p text:style-name="P4">
Як повідомляв Укрінформ, президент Туреччини Реджеп Таїп Ердоган у середу <text:a xlink:type="simple" xlink:href="https://www.ukrinform.ua/rubric-economy/3710574-zernovu-ugodu-prodovzili-na-dva-misaci.html" text:style-name="Internet_20_link" text:visited-style-name="Visited_20_Internet_20_Link">
</text:a>
 , що дію Чорноморської зернової угоди продовжено на двамісяці. Він також зазначив, що російська сторона пообіцяла не перешкоджатизаходу турецьких кораблів у порти Миколаїв та Ольвія.</text:p>
      <text:p text:style-name="P4">
Source: <text:a xlink:type="simple" xlink:href="https://www.ukrinform.ua/rubric-world/3710653-ssa-privitali-prodovzenna-zernovoi-ugodi-j-doriknuli-rosii-za-ii-povedinku.html" text:style-name="Internet_20_link" text:visited-style-name="Visited_20_Internet_20_Link">
https://www.ukrinform.ua/rubric-world/3710653-ssa-privitali-prodovzenna-zernovoi-ugodi-j-doriknuli-rosii-za-ii-povedinku.html</text:a>
</text:p>
      <!--NEWS-->
      <text:h text:style-name="P10" text:outline-level="1">
<text:span text:style-name="T4">
Енергоатом передав військовим вертоліт Мі-2</text:span>
</text:h>
      <text:p text:style-name="P4">
Authors: Ukrinform (Person)</text:p>
      <text:p text:style-name="P4">
Publisher: Укринформ (Organization)</text:p>
      <text:p text:style-name="P4">
Published Time: 2023-05-17T23:37:00+03:00</text:p>
      <text:p text:style-name="P4">
Modified Time: 2023-05-17T23:37:00+03:00</text:p>
      <text:p text:style-name="P4">
Description: ЗСУ отримали гвинтокрил Мі-2, який раніше належав ДП «Енергоатом». — Укрінформ.</text:p>
      <text:p text:style-name="P4">
Images: ["<text:a xlink:type="simple" xlink:href="https://static.ukrinform.com/photos/2023_05/thumb_files/630_360_1684333722-866.jpeg" text:style-name="Internet_20_link" text:visited-style-name="Visited_20_Internet_20_Link">
630_360_16843...</text:a>
", "<text:a xlink:type="simple" xlink:href="https://static.ukrinform.com/photos/2023_05/1684333722-250.jpeg" text:style-name="Internet_20_link" text:visited-style-name="Visited_20_Internet_20_Link">
1684333722-25...</text:a>
", "<text:a xlink:type="simple" xlink:href="https://static.ukrinform.com/photos/2023_05/1684333722-975.jpeg" text:style-name="Internet_20_link" text:visited-style-name="Visited_20_Internet_20_Link">
1684333722-97...</text:a>
", "<text:a xlink:type="simple" xlink:href="https://static.ukrinform.com/photos/2023_05/1684333722-509.jpeg" text:style-name="Internet_20_link" text:visited-style-name="Visited_20_Internet_20_Link">
1684333722-50...</text:a>
"]</text:p>
      <text:p text:style-name="P4">
Tags: ['Енергоатом', 'ЗСУ', 'Вертоліт']</text:p>
      <text:p text:style-name="P4">
Type: Article</text:p>
      <!--METADATA-->
      <text:p text:style-name="P4">
<draw:frame draw:style-name="fr1" draw:name="Image251" text:anchor-type="as-char" svg:width="6.9236in" svg:height="3.956343in" draw:z-index="0">
<draw:image xlink:href="../Images/yкринформ/2023-05-17T23-37-00-03-00/630_360_1684333722-866.jpeg" xlink:type="simple" xlink:show="embed" xlink:actuate="onLoad" draw:mime-type="image/jpeg"/>
</draw:frame>
 ЗСУотримали гвинтокрил Мі-2, який раніше належав ДП «Енергоатом».</text:p>
      <text:p text:style-name="P4">
Про це у  <text:a xlink:type="simple" xlink:href="https://t.me/VA_Kyiv/1729" text:style-name="Internet_20_link" text:visited-style-name="Visited_20_Internet_20_Link">
 </text:a>
 повідомила пресслужба Київськоїміської військової адміністрації, передає Укрінформ.</text:p>
      <text:p text:style-name="P4">
Як зазначається, авіамашину Збройним силам передав директор підприємства ПетроКотін. Він побажав, аби цей гелікоптер допоміг захисникам звільнити нашуземлю, зокрема <text:a xlink:type="simple" xlink:href="https://www.ukrinform.ua/tag-zaporizka-aes" text:style-name="Internet_20_link" text:visited-style-name="Visited_20_Internet_20_Link">
 </text:a>
 .</text:p>
      <text:p text:style-name="P4">
<draw:frame draw:style-name="fr1" draw:name="Image252" text:anchor-type="as-char" svg:width="6.9236in" svg:height="4.59009in" draw:z-index="0">
<draw:image xlink:href="../Images/yкринформ/2023-05-17T23-37-00-03-00/1684333722-250.jpeg" xlink:type="simple" xlink:show="embed" xlink:actuate="onLoad" draw:mime-type="image/jpeg"/>
</draw:frame>
</text:p>
      <text:p text:style-name="P4">
Своєю чергою начальника Київської міської військової адміністрації СергійПопко наголосив, що для перемоги потрібно задіяти всі засоби і сили, особливотехнічні.</text:p>
      <text:p text:style-name="P4">
<text:span text:style-name="T4">
Читайте також:</text:span>
 <text:a xlink:type="simple" xlink:href="https://www.ukrinform.ua/rubric-ato/3710035-nimeccina-peredala-ukraini-se-34-pikapi-dla-vijskovih.html" text:style-name="Internet_20_link" text:visited-style-name="Visited_20_Internet_20_Link">
 <text:span text:style-name="T4">
передал</text:span>
 </text:a>
</text:p>
      <text:p text:style-name="P4">
“Тому кожна одиниця техніки, а тим паче така як гвинтокрил, – це вагомадопомога Збройним силам України. Вірю, що цей гелікоптер вірно послужить нашимвоїнам і допоможе наблизити мир в Україні після нашої Перемоги!», - сказавначальник КМВА.</text:p>
      <text:p text:style-name="P4">
<draw:frame draw:style-name="fr1" draw:name="Image253" text:anchor-type="as-char" svg:width="6.9236in" svg:height="4.615733in" draw:z-index="0">
<draw:image xlink:href="../Images/yкринформ/2023-05-17T23-37-00-03-00/1684333722-975.jpeg" xlink:type="simple" xlink:show="embed" xlink:actuate="onLoad" draw:mime-type="image/jpeg"/>
</draw:frame>
<draw:frame draw:style-name="fr1" draw:name="Image254" text:anchor-type="as-char" svg:width="6.9236in" svg:height="4.615733in" draw:z-index="0">
<draw:image xlink:href="../Images/yкринформ/2023-05-17T23-37-00-03-00/1684333722-509.jpeg" xlink:type="simple" xlink:show="embed" xlink:actuate="onLoad" draw:mime-type="image/jpeg"/>
</draw:frame>
</text:p>
      <text:p text:style-name="P4">
Як повідомляв Укрінформ, раніше президент «Енергоатома» Петро Котін, головапервинної профспілкової організації компанії Олексій Лич та гендиректорРівненської АЕС Павло Ковтонюк  <text:a xlink:type="simple" xlink:href="https://www.ukrinform.ua/rubric-ato/3705122-energoatom-peredav-vijskovim-visim-pozaslahovikiv.html" text:style-name="Internet_20_link" text:visited-style-name="Visited_20_Internet_20_Link">
 </text:a>
Нацгвардії, які захищають ядерні об’єкти, та представникам ЗСУ вісімпозашляховиків.</text:p>
      <text:p text:style-name="P4">
<text:span text:style-name="T5">
Фото: КМВА</text:span>
</text:p>
      <text:p text:style-name="P4">
Source: <text:a xlink:type="simple" xlink:href="https://www.ukrinform.ua/rubric-ato/3710564-energoatom-peredav-vijskovim-vertolit-mi2.html" text:style-name="Internet_20_link" text:visited-style-name="Visited_20_Internet_20_Link">
https://www.ukrinform.ua/rubric-ato/3710564-energoatom-peredav-vijskovim-vertolit-mi2.html</text:a>
</text:p>
      <!--NEWS-->
      <text:h text:style-name="P10" text:outline-level="1">
<text:span text:style-name="T4">
Вибори в Туреччині: ЗМІ оприлюднили стратегії Ердогана та Киличдароглу до другого туру</text:span>
</text:h>
      <text:p text:style-name="P4">
Authors: Ukrinform (Person)</text:p>
      <text:p text:style-name="P4">
Publisher: Укринформ (Organization)</text:p>
      <text:p text:style-name="P4">
Published Time: 2023-05-17T23:43:00+03:00</text:p>
      <text:p text:style-name="P4">
Modified Time: 2023-05-17T23:43:00+03:00</text:p>
      <text:p text:style-name="P4">
Description: Перед другим туром президентських виборів в Туреччині чинний президент Ердоган відвідає зону землетрусу та зосередиться на телевізійних програмах, кандидат від опозиції Киличдароглу буде більше працювати на місцях. — Укрінформ.</text:p>
      <text:p text:style-name="P4">
Images: ["<text:a xlink:type="simple" xlink:href="https://static.ukrinform.com/photos/2022_07/thumb_files/630_360_1656891223-699.jpg" text:style-name="Internet_20_link" text:visited-style-name="Visited_20_Internet_20_Link">
630_360_16568...</text:a>
"]</text:p>
      <text:p text:style-name="P4">
Tags: ['Вибори', 'Туреччина', 'Вибори у Туреччині']</text:p>
      <text:p text:style-name="P4">
Type: Article</text:p>
      <!--METADATA-->
      <text:p text:style-name="P4">
<draw:frame draw:style-name="fr1" draw:name="Image255" text:anchor-type="as-char" svg:width="6.9236in" svg:height="3.956343in" draw:z-index="0">
<draw:image xlink:href="../Images/yкринформ/2023-05-17T23-43-00-03-00/630_360_1656891223-699.jpg" xlink:type="simple" xlink:show="embed" xlink:actuate="onLoad" draw:mime-type="image/jpeg"/>
</draw:frame>
 Переддругим туром президентських виборів в Туреччині чинний президент Ердоганвідвідає зону землетрусу та зосередиться на телевізійних програмах, кандидатвід опозиції Киличдароглу буде більше працювати на місцях.</text:p>
      <text:p text:style-name="P4">
Про це повідомляє Укрінформ з посиланням на <text:a xlink:type="simple" xlink:href="https://www.trthaber.com/haber/gundem/liderlerin-ikinci-tur-stratejileri-belli-oldu-767969.html" text:style-name="Internet_20_link" text:visited-style-name="Visited_20_Internet_20_Link">
</text:a>
</text:p>
      <text:p text:style-name="P4">
“Президент Ердоган, як очікується, на вихідних перед виборами здійснить серіювізитів до зони землетрусу, також планує виїхати на місця та провести мітингив деяких провінціях”, - повідомляє телеканал.</text:p>
      <text:p text:style-name="P4">
Також провладна партія планує провести передвиборчі заходи в Анкарі, Стамбуліта Ізмірі.</text:p>
      <text:p text:style-name="P4">
Зазначається, що президент Ердоган акцентуватиме на «стабільності» та«цілісності» у дискурсах до другого туру, пояснюючи, що система не повиннаблокуватися в новий період, за умови отримання Народним альянсом (провладним)більшості у парламенті.</text:p>
      <text:p text:style-name="P4">
<text:span text:style-name="T4">
Читайте також:</text:span>
 <text:a xlink:type="simple" xlink:href="https://www.ukrinform.ua/rubric-world/3710117-majbutne-tureccini-viznacatimut-u-drugomu-turi.html" text:style-name="Internet_20_link" text:visited-style-name="Visited_20_Internet_20_Link">
 <text:span text:style-name="T4">
Туреччини</text:span>
 </text:a>
</text:p>
      <text:p text:style-name="P4">
Суперник діючого президента, кандидат від Національного альянсу (опозиційного)Кемаль Киличдароглу візьме участь у <text:a xlink:type="simple" xlink:href="https://www.ukrinform.ua/tag-vibori" text:style-name="Internet_20_link" text:visited-style-name="Visited_20_Internet_20_Link">
 </text:a>
 ,роблячи акцент на боротьбі з тероризмом.</text:p>
      <text:p text:style-name="P4">
«Перевагу нададуть місцям стратегічного значення. Також планується візитКиличдароглу в зону землетрусу», - анонсує телеканал.</text:p>
      <text:p text:style-name="P4">
Як повідомляв Укрінформ, <text:a xlink:type="simple" xlink:href="https://www.ukrinform.ua/rubric-world/3709536-u-tureccini-ogolosili-datu-drugogo-turu-prezidentskih-viboriv.html" text:style-name="Internet_20_link" text:visited-style-name="Visited_20_Internet_20_Link">
 </text:a>
</text:p>
      <text:p text:style-name="P4">
Source: <text:a xlink:type="simple" xlink:href="https://www.ukrinform.ua/rubric-world/3710513-vibori-v-tureccini-zmi-opriludnili-strategii-erdogana-ta-kilicdaroglu-do-drugogo-turu.html" text:style-name="Internet_20_link" text:visited-style-name="Visited_20_Internet_20_Link">
https://www.ukrinform.ua/rubric-world/3710513-vibori-v-tureccini-zmi-opriludnili-strategii-erdogana-ta-kilicdaroglu-do-drugogo-turu.html</text:a>
</text:p>
      <!--NEWS-->
      <text:h text:style-name="P10" text:outline-level="1">
<text:span text:style-name="T4">
Війна, відбудова, економіка: Білий дім назвав теми щодо України для обговорення на саміті G7</text:span>
</text:h>
      <text:p text:style-name="P4">
Authors: Ukrinform (Person)</text:p>
      <text:p text:style-name="P4">
Publisher: Укринформ (Organization)</text:p>
      <text:p text:style-name="P4">
Published Time: 2023-05-17T23:59:00+03:00</text:p>
      <text:p text:style-name="P4">
Modified Time: 2023-05-17T23:59:00+03:00</text:p>
      <text:p text:style-name="P4">
Description: Крім ситуації на фронті й продовження міжнародної підтримки України, лідери G7 обговорять можливості для посилення переговорних позицій Києва для завершення війни, а також питання реконструкції української інфраструктури. — Укрінформ.</text:p>
      <text:p text:style-name="P4">
Images: ["<text:a xlink:type="simple" xlink:href="https://static.ukrinform.com/photos/2022_02/thumb_files/630_360_1644169650-867.jpg" text:style-name="Internet_20_link" text:visited-style-name="Visited_20_Internet_20_Link">
630_360_16441...</text:a>
"]</text:p>
      <text:p text:style-name="P4">
Tags: ['США', 'Україна', 'Білий дім', 'Війна з Росією', 'Саміт G7']</text:p>
      <text:p text:style-name="P4">
Type: Article</text:p>
      <!--METADATA-->
      <text:p text:style-name="P4">
<draw:frame draw:style-name="fr1" draw:name="Image256" text:anchor-type="as-char" svg:width="6.9236in" svg:height="3.956343in" draw:z-index="0">
<draw:image xlink:href="../Images/yкринформ/2023-05-17T23-59-00-03-00/630_360_1644169650-867.jpg" xlink:type="simple" xlink:show="embed" xlink:actuate="onLoad" draw:mime-type="image/jpeg"/>
</draw:frame>
 Крімситуації на фронті й продовження міжнародної підтримки України, лідери G7обговорять можливості для посилення переговорних позицій Києва для завершеннявійни, а також питання реконструкції української інфраструктури.</text:p>
      <text:p text:style-name="P4">
Про це сказав у середу під час брифінгу для журналістів радник Білого дому зпитань нацбезпеки Джейк Салліван, передає кореспондент Укрінформу.</text:p>
      <text:p text:style-name="P4">
«Передусім, очевидно, що війна в Україні, вторгнення Росії в Україну займаєцентральне місце і стане важливою темою для обговорень», - зауважив Салліван.</text:p>
      <text:p text:style-name="P4">
Він додав, що обговорюватиметься ситуація на полі бою. Крім того, за йогословами, йтиметься про реалізацію <text:a xlink:type="simple" xlink:href="https://www.ukrinform.ua/tag-sankcii" text:style-name="Internet_20_link" text:visited-style-name="Visited_20_Internet_20_Link">
 </text:a>
 ,а також кроки, які робитимуться в спільно країнами G7 на цьому напрямі, у томучислі, виявлення лазівок та схем обходу обмежень, а також посилення тиску наРФ впродовж найближчого часу.</text:p>
      <text:p text:style-name="P4">
<text:span text:style-name="T4">
Читайте також:</text:span>
 <text:a xlink:type="simple" xlink:href="https://www.ukrinform.ua/rubric-economy/3709231-na-samiti-g7-mozut-ogolositi-pro-ekonomicnu-dopomogu-ukraini-zmi.html" text:style-name="Internet_20_link" text:visited-style-name="Visited_20_Internet_20_Link">
 <text:span text:style-name="T4">
саміт</text:span>
 </text:a>
</text:p>
      <text:p text:style-name="P4">
«Вони (лідери G7 – ред.) також говоритимуть про реконструкцію, про економічнута гуманітарну підтримку України й про те, як створити відповідні умови длядосягнення прогресу на полі бою, формуючи прогрес за можливим столомпереговорів, якщо і коли Україна буде готова зробити це в майбутньому», -зауважив радник президента США.</text:p>
      <text:p text:style-name="P4">
Як повідомляв Укрінформ,  <text:a xlink:type="simple" xlink:href="https://www.ukrinform.ua/rubric-polytics/3708511-lideri-g7-obgovorat-pidtrimku-ukraini-ta-pritagnenna-rf-do-vidpovidi-bilij-dim.html" text:style-name="Internet_20_link" text:visited-style-name="Visited_20_Internet_20_Link">
 </text:a>
 має пройти в період 19-21 травня в японському містіХіросіма.</text:p>
      <text:p text:style-name="P4">
Source: <text:a xlink:type="simple" xlink:href="https://www.ukrinform.ua/rubric-polytics/3710684-vijna-vidbudova-ekonomika-bilij-dim-nazvav-temi-sodo-ukraini-dla-obgovorenna-na-samiti-g7.html" text:style-name="Internet_20_link" text:visited-style-name="Visited_20_Internet_20_Link">
https://www.ukrinform.ua/rubric-polytics/3710684-vijna-vidbudova-ekonomika-bilij-dim-nazvav-temi-sodo-ukraini-dla-obgovorenna-na-samiti-g7.html</text:a>
</text:p>
      <!--NEWS-->
      <text:h text:style-name="P10" text:outline-level="1">
<text:span text:style-name="T4">
Коротко. Війна. День 447. Відеодайджест</text:span>
</text:h>
      <text:p text:style-name="P4">
Author: ['АРМІЯINFORM']</text:p>
      <text:p text:style-name="P4">
Time: 2023-05-17T2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ТОРГНЕННЯ РФ', 'ГШ ЗСУ']</text:p>
      <text:p text:style-name="P4">
Category: News</text:p>
      <!--METADATA-->
      <text:p text:style-name="P4">
Source: <text:a xlink:type="simple" xlink:href="https://armyinform.com.ua/2023/05/17/korotko-vijna-den-447-videodajdzhest/" text:style-name="Internet_20_link" text:visited-style-name="Visited_20_Internet_20_Link">
https://armyinform.com.ua/2023/05/17/korotko-vijna-den-447-videodajdzhest/</text:a>
</text:p>
      <!--NEWS-->
      <text:h text:style-name="P10" text:outline-level="1">
<text:span text:style-name="T4">
«Укрпошта» випустила аудіолистівки з історіями військових і волонтерів, щоб зібрати на дрони для ЗСУ</text:span>
</text:h>
      <text:p text:style-name="P4">
Author: ['АРМІЯINFORM']</text:p>
      <text:p text:style-name="P4">
Time: 2023-05-17T30:00:00-04:00</text:p>
      <text:p text:style-name="P4">
Description: Про це у Facebook повідомляє Укрпошта.    В аудіолистівках можна почути історії від: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16_16-48-40.jpg" text:style-name="Internet_20_link" text:visited-style-name="Visited_20_Internet_20_Link">
photo_2023-05-16_16-48-40.jpg</text:a>
']</text:p>
      <text:p text:style-name="P4">
Tags: []</text:p>
      <text:p text:style-name="P4">
Category: News</text:p>
      <!--METADATA-->
      <text:p text:style-name="P4">
<draw:frame draw:style-name="fr1" draw:name="Image257" text:anchor-type="as-char" svg:width="6.9236in" svg:height="6.9236in" draw:z-index="0">
<draw:image xlink:href="../Images/AРМІЯINFORM/2023-05-17T30-00-00-04-00/photo_2023-05-16_16-48-40.jpg" xlink:type="simple" xlink:show="embed" xlink:actuate="onLoad" draw:mime-type="image/jpeg"/>
</draw:frame>
</text:p>
      <text:p text:style-name="P4">
Про це у Facebook<text:a xlink:type="simple" xlink:href="https://www.facebook.com/story.php" text:style-name="Internet_20_link" text:visited-style-name="Visited_20_Internet_20_Link">
повідомляє</text:a>
Укрпошта.</text:p>
      <text:p text:style-name="P4">
В аудіолистівках можна почути історії від:</text:p>
      <ul>
        <li>
пілота-винищувача Вадима Ворошилова з позивним «Karaya»,  * волонтера Ігоря Лаченкова;  * військового Олександра Будька з позивним «Терен».</li>
      </ul>
      <text:p text:style-name="P4">
Придбати «Листівки Героїв» можна в центральних відділеннях Укрпошти та онлайн.</text:p>
      <text:p text:style-name="P4">
Source: <text:a xlink:type="simple" xlink:href="https://armyinform.com.ua/2023/05/17/ukrposhta-vypustyla-audiolystivky-z-istoriyamy-vijskovyh-i-volonteriv-shhob-zibraty-na-drony-dlya-zsu/" text:style-name="Internet_20_link" text:visited-style-name="Visited_20_Internet_20_Link">
https://armyinform.com.ua/2023/05/17/ukrposhta-vypustyla-audiolystivky-z-istoriyamy-vijskovyh-i-volonteriv-shhob-zibraty-na-drony-dlya-zsu/</text:a>
</text:p>
      <!--NEWS-->
      <text:h text:style-name="P10" text:outline-level="1">
<text:span text:style-name="T4">
Трьом мешканцям Донеччини повідомлено про підозру у колабораційній діяльності</text:span>
</text:h>
      <text:p text:style-name="P4">
Author: ['АРМІЯINFORM']</text:p>
      <text:p text:style-name="P4">
Time: 2023-05-17T31:00:00-04:00</text:p>
      <text:p text:style-name="P4">
Description: За процесуального керівництва Донецької обласної прокуратури трьом громадянам повідомл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obrazhennya-whatsapp-data-2023-05-16-o-145738.jpg" text:style-name="Internet_20_link" text:visited-style-name="Visited_20_Internet_20_Link">
zobrazhennya-whatsapp-data-2023-05-16-o-145738.jpg</text:a>
']</text:p>
      <text:p text:style-name="P4">
Tags: ['STOPRUSSIA', 'АГРЕСІЯ РФ', 'ВТОРГНЕННЯ РФ']</text:p>
      <text:p text:style-name="P4">
Category: News</text:p>
      <!--METADATA-->
      <text:p text:style-name="P4">
<draw:frame draw:style-name="fr1" draw:name="Image258" text:anchor-type="as-char" svg:width="6.9236in" svg:height="5.1927in" draw:z-index="0">
<draw:image xlink:href="../Images/AРМІЯINFORM/2023-05-17T31-00-00-04-00/zobrazhennya-whatsapp-data-2023-05-16-o-145738.jpg" xlink:type="simple" xlink:show="embed" xlink:actuate="onLoad" draw:mime-type="image/jpeg"/>
</draw:frame>
</text:p>
      <text:p text:style-name="P4">
За процесуального керівництва Донецької обласної прокуратури трьом громадянамповідомлено про підозру у колабораційній діяльності, виправдовуванні, визнанніправомірною, запереченні збройної агресії російської федерації проти України,глорифікації її учасників (ч. 6 ст. 111-1, ч. 2 ст. 436-2 КК України).</text:p>
      <text:p text:style-name="P4">
Про це <text:a xlink:type="simple" xlink:href="https://www.gp.gov.ua/ua/posts/vipravdovuyut-zlocini-okupantiv-ta-posiryuyut-dopisi-rosiiskix-propagandistiv-tryom-meskancyam-doneccini-povidomleno-pro-pidozru" text:style-name="Internet_20_link" text:visited-style-name="Visited_20_Internet_20_Link">
повідомляє</text:a>
 Офіс Генерального прокурора.</text:p>
      <text:p text:style-name="P4">
За даними слідства, у березні 2022 року мешканець м. Маріуполя створив узабороненій в Україні соціальній мережі сторінку для інформаційної підтримкиокупантів.</text:p>
      <text:p text:style-name="P4">
Позиціонуючи себе так званим військовим кореспондентом, фейковий журналістбезпідставно звинувачує Збройні Сили України в обстрілах Донеччини. У своїх«статтях» та «інтерв’ю» підконтрольним рф ЗМІ «воєнкор» розповідає про«подвиги» незаконних збройних формувань. За вірне служіння окупантам йомуприсвоєно звання «заслуженого журналіста днр». Наразі стосовно ньогопроводиться спеціальне досудове розслідування та його оголошено у розшук.</text:p>
      <text:p text:style-name="P4">
Інша підозрювана — мешканка м. Покровська у квітні та жовтні минулого рокурепостила у соцмережі інформацію з проросійських Інтернет-ресурсів. Особливуувагу приділяла дописам пропагандистів рф. Мешканець м. МиколаївкиКраматорського району виправдовував злочини російських окупантів. Вінрозміщував у ще одній проросійській соцмережі матеріали з прославленням осіб,які вбивали українців — зокрема «вагнерівців» і «безсмертних героївноворосії». Також поширював висловлювання інших осіб на підтримку держави-агресора.</text:p>
      <text:p text:style-name="P4">
Досудові розслідування проводить ГУ СБУ в Донецькій та Луганській областях.</text:p>
      <text:p text:style-name="P4">
Примітка: відповідно до ст. 62 Конституції України особа вважаєтьсяневинуватою у вчиненні злочину і не може бути піддана кримінальному покаранню,доки її вину не буде доведено в законному порядку і встановлено обвинувальнимвироком суду.</text:p>
      <text:p text:style-name="P4">
Source: <text:a xlink:type="simple" xlink:href="https://armyinform.com.ua/2023/05/17/trom-meshkanczyam-donechchyny-povidomleno-pro-pidozru-u-kolaboraczijnij-diyalnosti/" text:style-name="Internet_20_link" text:visited-style-name="Visited_20_Internet_20_Link">
https://armyinform.com.ua/2023/05/17/trom-meshkanczyam-donechchyny-povidomleno-pro-pidozru-u-kolaboraczijnij-diyalnosti/</text:a>
</text:p>
      <!--NEWS-->
      <text:h text:style-name="P10" text:outline-level="1">
<text:span text:style-name="T4">
За даними ООН від російської агресії постраждало понад 23 тисячі мирних жителів України</text:span>
</text:h>
      <text:p text:style-name="P4">
Author: ['АРМІЯINFORM']</text:p>
      <text:p text:style-name="P4">
Time: 2023-05-17T32:00:00-04:00</text:p>
      <text:p text:style-name="P4">
Description: На засіданні Ради Безпеки ООН заступник Генсека з гуманітарних питань Март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bbq3j-c1200x630x50px50p-c1200x630x50px50p-db2950dbed813286c8b24c8e0865676f.png" text:style-name="Internet_20_link" text:visited-style-name="Visited_20_Internet_20_Link">
vbbq3j-c1200x630x50px50p-c1200x630x50px50p-db2950dbed813286c8b24c8e0865676f.png</text:a>
']</text:p>
      <text:p text:style-name="P4">
Tags: ['STOPRUSSIA', 'АГРЕСІЯ РФ', 'ВТОРГНЕННЯ РФ']</text:p>
      <text:p text:style-name="P4">
Category: News</text:p>
      <!--METADATA-->
      <text:p text:style-name="P4">
<draw:frame draw:style-name="fr1" draw:name="Image259" text:anchor-type="as-char" svg:width="6.9236in" svg:height="3.63489in" draw:z-index="0">
<draw:image xlink:href="../Images/AРМІЯINFORM/2023-05-17T32-00-00-04-00/vbbq3j-c1200x630x50px50p-c1200x630x50px50p-db2950dbed813286c8b24c8e0865676f.png" xlink:type="simple" xlink:show="embed" xlink:actuate="onLoad" draw:mime-type="image/png"/>
</draw:frame>
Ілюстративне фото</text:p>
      <text:p text:style-name="P4">
На засіданні Ради Безпеки ООН заступник Генсека з гуманітарних питань МартінГріффітс<text:a xlink:type="simple" xlink:href="https://news.un.org/en/story/2023/05/1136657" text:style-name="Internet_20_link" text:visited-style-name="Visited_20_Internet_20_Link">
заявив</text:a>
,що від початку широкомасштабної російської агресії зафіксовано 23 600 жертв.Йдеться про убитих і поранених серед цивільного населення України. Він такождодав, що втрати, ймовірно, є набагато більшими.</text:p>
      <text:p text:style-name="P4">
Крім того, заступник Генсека ООН зазначив, що в першому кварталі цього рокугуманітарну допомогу в Україні отримали майже 3,6 мільйона осіб. Йдеться,зокрема, про грошові виплати, продовольство, медичні послуги.</text:p>
      <text:p text:style-name="P4">
Однак, за словами Гріффітса, найбільшою проблемою залишається неможливістьдістатися до всіх районів у Донецькій, Луганській, Херсонській і Запорізькійобластях. Він наголосив, що росія жодного разу не дала можливості доставитигуманітарну допомогу громадам уздовж лінії фронту в окупованих районах.</text:p>
      <text:p text:style-name="P4">
<text:span text:style-name="T5">
Джерело:<text:a xlink:type="simple" xlink:href="https://minre.gov.ua/" text:style-name="Internet_20_link" text:visited-style-name="Visited_20_Internet_20_Link">
Міністерство з питань реінтеграції тимчасово окупованихтериторій</text:a>
</text:span>
</text:p>
      <text:p text:style-name="P4">
Source: <text:a xlink:type="simple" xlink:href="https://armyinform.com.ua/2023/05/17/za-danymy-oon-vid-rosijskoyi-agresiyi-postrazhdalo-ponad-23-tysyachi-myrnyh-zhyteliv-ukrayiny/" text:style-name="Internet_20_link" text:visited-style-name="Visited_20_Internet_20_Link">
https://armyinform.com.ua/2023/05/17/za-danymy-oon-vid-rosijskoyi-agresiyi-postrazhdalo-ponad-23-tysyachi-myrnyh-zhyteliv-ukrayiny/</text:a>
</text:p>
      <!--NEWS-->
      <text:h text:style-name="P10" text:outline-level="1">
<text:span text:style-name="T4">
СБУ продовжує доставляти «вибухові подарунки» окупантам</text:span>
</text:h>
      <text:p text:style-name="P4">
Author: ['АРМІЯINFORM']</text:p>
      <text:p text:style-name="P4">
Time: 2023-05-17T33:00:00-04:00</text:p>
      <text:p text:style-name="P4">
Description: Спецпризначенці СБУ здійснюють адресні доставки боєприпасів прямо на голови рашисті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ВІЙНА', 'ВТОРГНЕННЯ РФ', 'СБУ']</text:p>
      <text:p text:style-name="P4">
Category: News</text:p>
      <!--METADATA-->
      <text:p text:style-name="P4">
<draw:frame draw:style-name="fr1" draw:name="Image260" text:anchor-type="as-char" svg:width="6.9236in" svg:height="4.367194in" draw:z-index="0">
<draw:image xlink:href="../Images/AРМІЯINFORM/2023-05-17T33-00-00-04-00/a8879da467f5ef3186c59aa101cecbce_id76321_1300x820_141_650x410.jpg" xlink:type="simple" xlink:show="embed" xlink:actuate="onLoad" draw:mime-type="image/jpeg"/>
</draw:frame>
Ілюстративне фото</text:p>
      <text:p text:style-name="P4">
Спецпризначенці СБУ здійснюють адресні доставки боєприпасів прямо на головирашистів.</text:p>
      <text:p text:style-name="P4">
Відео<text:a xlink:type="simple" xlink:href="https://www.facebook.com/SecurSerUkraine/videos/1006591356902175/" text:style-name="Internet_20_link" text:visited-style-name="Visited_20_Internet_20_Link">
оприлюднили</text:a>
на сторінці Служби безпеки України в мережі Facebook.</text:p>
      <text:p text:style-name="P4">
«росіяни скаржаться, що їм не вистачає боєприпасів? Спецпризначенці СБУздійснюють прямі адресні доставки без затримок. Окупанти отримують своїзамовлення просто „на ходу“. А оператори ударних дронів з ЦСО „А“ всіма силамискорочують час отримання посилок, щоб обробити якомога більше замовлень. І целише частина роботи наших воїнів, незабаром буде ще більше знищенихзагарбників та їхньої техніки», — йдеться у повідомленні.</text:p>
      <text:p text:style-name="P4">
Source: <text:a xlink:type="simple" xlink:href="https://armyinform.com.ua/2023/05/17/sbu-prodovzhuye-dostavlyaty-vybuhovi-podarunky-okupantam/" text:style-name="Internet_20_link" text:visited-style-name="Visited_20_Internet_20_Link">
https://armyinform.com.ua/2023/05/17/sbu-prodovzhuye-dostavlyaty-vybuhovi-podarunky-okupantam/</text:a>
</text:p>
      <!--NEWS-->
      <text:h text:style-name="P10" text:outline-level="1">
<text:span text:style-name="T4">
Veteran Hub разом із компанією SoftServe Ukraine запустили безоплатний курс для ветеранів, які хочуть спробувати себе в ІТ</text:span>
</text:h>
      <text:p text:style-name="P4">
Author: ['АРМІЯINFORM']</text:p>
      <text:p text:style-name="P4">
Time: 2023-05-17T34:00:00-04:00</text:p>
      <text:p text:style-name="P4">
Description: Про це у Facebook повідомляє Veteran Hub.  «EmpowerU. Базовий курс тестування та основ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099444_636904661200682_6454432333693675441_n.png" text:style-name="Internet_20_link" text:visited-style-name="Visited_20_Internet_20_Link">
347099444_636904661200682_6454432333693675441_n.png</text:a>
']</text:p>
      <text:p text:style-name="P4">
Tags: ['STOPRUSSIA', 'АГРЕСІЯ РФ', 'ВТОРГНЕННЯ РФ']</text:p>
      <text:p text:style-name="P4">
Category: News</text:p>
      <!--METADATA-->
      <text:p text:style-name="P4">
<draw:frame draw:style-name="fr1" draw:name="Image261" text:anchor-type="as-char" svg:width="6.9236in" svg:height="6.888982in" draw:z-index="0">
<draw:image xlink:href="../Images/AРМІЯINFORM/2023-05-17T34-00-00-04-00/347099444_636904661200682_6454432333693675441_n.png" xlink:type="simple" xlink:show="embed" xlink:actuate="onLoad" draw:mime-type="image/png"/>
</draw:frame>
</text:p>
      <text:p text:style-name="P4">
Про це у Facebook повідомляє <text:a xlink:type="simple" xlink:href="https://www.facebook.com/VeteranHubUa/" text:style-name="Internet_20_link" text:visited-style-name="Visited_20_Internet_20_Link">
VeteranHub</text:a>
.</text:p>
      <text:p text:style-name="P4">
«EmpowerU. Базовий курс тестування та основи IT» — це курс для тих, хто тількипочинає свій шлях в програмуванні, незалежно від знань чи досвіду. Тут тиотримаєш знання, менторську підтримку та мотивацію для подальшого карʼєрногорозвитку в IT.</text:p>
      <text:p text:style-name="P4">
Після завершення курсу ти зможеш:</text:p>
      <ul>
        <li>
розрізняти різні типи тестування ПЗ;  * створювати та проходити тестові випадки;  * розуміти архітектуру сучасних програм;  * застосовувати знання про бази даних та мережі, а також HTML;  * розуміти, які комунікативні навички потрібні для успішної кар’єри в ІТ.</li>
      </ul>
      <text:p text:style-name="P4">
<text:span text:style-name="T4">
Курс стартує 29 травня в онлайн-форматі.</text:span>
</text:p>
      <text:p text:style-name="P4">
Тривалість курсу: 2 місяці. Заняття проходитимуть 2 рази на тиждень по 2години.</text:p>
      <text:p text:style-name="P4">
Для проходження курсу важливо володіти англійською мовою на рівні не нижчомуPre-intermediate.</text:p>
      <text:p text:style-name="P4">
Якщо хочеш долучитися до навчання, заповнюй реєстраційну форму за посиланням:<text:a xlink:type="simple" xlink:href="https://l.facebook.com/l.php" text:style-name="Internet_20_link" text:visited-style-name="Visited_20_Internet_20_Link">
https://forms.gle/vBAuMgVNv5hHpHf47</text:a>
</text:p>
      <text:p text:style-name="P4">
Source: <text:a xlink:type="simple" xlink:href="https://armyinform.com.ua/2023/05/17/veteran-hub-razom-iz-kompaniyeyu-softserve-ukraine-zapustyly-bezoplatnyj-kurs-dlya-veteraniv-yaki-hochut-sprobuvaty-sebe-v-it/" text:style-name="Internet_20_link" text:visited-style-name="Visited_20_Internet_20_Link">
https://armyinform.com.ua/2023/05/17/veteran-hub-razom-iz-kompaniyeyu-softserve-ukraine-zapustyly-bezoplatnyj-kurs-dlya-veteraniv-yaki-hochut-sprobuvaty-sebe-v-it/</text:a>
</text:p>
      <!--NEWS-->
      <text:h text:style-name="P10" text:outline-level="1">
<text:span text:style-name="T4">
Окупанту повідомлено про підозру за жорстоке поводження з цивільним населенням на Київщині</text:span>
</text:h>
      <text:p text:style-name="P4">
Author: ['АРМІЯINFORM']</text:p>
      <text:p text:style-name="P4">
Time: 2023-05-17T35:00:00-04:00</text:p>
      <text:p text:style-name="P4">
Description: Працівники ДБР повідомили про підозру одному з командирів російських окупаційних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br.jpeg" text:style-name="Internet_20_link" text:visited-style-name="Visited_20_Internet_20_Link">
dbr.jpeg</text:a>
']</text:p>
      <text:p text:style-name="P4">
Tags: ['STOPRUSSIA', 'АГРЕСІЯ РФ', 'ВТОРГНЕННЯ РФ', 'ДБР']</text:p>
      <text:p text:style-name="P4">
Category: News</text:p>
      <!--METADATA-->
      <text:p text:style-name="P4">
<draw:frame draw:style-name="fr1" draw:name="Image262" text:anchor-type="as-char" svg:width="6.9236in" svg:height="4.32148in" draw:z-index="0">
<draw:image xlink:href="../Images/AРМІЯINFORM/2023-05-17T35-00-00-04-00/dbr.jpeg" xlink:type="simple" xlink:show="embed" xlink:actuate="onLoad" draw:mime-type="image/jpeg"/>
</draw:frame>
</text:p>
      <text:p text:style-name="P4">
Працівники ДБР повідомили про підозру одному з командирів російськихокупаційних військ. Під час тимчасового перебування його підрозділу наКиївщині він віддавав накази підлеглим на жорстоке поводження з цивільнимнаселенням, вчиняв інші порушення законів та звичаїв війни.</text:p>
      <text:p text:style-name="P4">
Про це <text:a xlink:type="simple" xlink:href="https://dbr.gov.ua/news/dbr-povidomilo-pro-pidozru-rosijskomu-vijskovomu-u-zhorstokomu-povodzhenni-z-civilnim-naselennyam-na-kiivshhini" text:style-name="Internet_20_link" text:visited-style-name="Visited_20_Internet_20_Link">
повідомляє</text:a>
 Державне бюророзслідувань.</text:p>
      <text:p text:style-name="P4">
Зокрема, підрозділ командира однієї з рот 137-го парашутно-десантного полку106-ї повітряно-десантної дивізії капітана Павла Бабаліча у березні 2022 рокузайняв позиції на ділянці автодороги міжнародного значення Київ-Варшава урайоні населених пунктів Немішаєве і Микуличі Бучанського району Київськоїобласті.</text:p>
      <text:p text:style-name="P4">
В очікуванні наступу ЗСУ злочинець віддав наказ обстрілювати цивільніавтомобілі, які рухались по трасі. У взаємодії з Національною поліцією,документально підтверджено, що зі стрілецької зброї він та його підлеглівразили щонайменше дві машини з мирними громадянами, які дивом залишилисьживими.</text:p>
      <text:p text:style-name="P4">
Наразі Бабаліч та його підлеглі обґрунтовано підозрюються у вчиненні злочину,передбаченого ч. 2 ст. 28, ч. 1 ст. 438 КК України, а саме у жорстокомуповодженні з цивільним населенням та інших порушеннях законів та звичаїввійни, що передбачені міжнародними договорами.</text:p>
      <text:p text:style-name="P4">
Процесуальне керівництво здійснює Офіс Генерального прокурора України.</text:p>
      <text:p text:style-name="P4">
Source: <text:a xlink:type="simple" xlink:href="https://armyinform.com.ua/2023/05/17/okupantu-povidemlono-pro-pidozru-za-zhorstoke-povodzhennya-z-czyvilnym-naselennyam-na-kyyivshhyni/" text:style-name="Internet_20_link" text:visited-style-name="Visited_20_Internet_20_Link">
https://armyinform.com.ua/2023/05/17/okupantu-povidemlono-pro-pidozru-za-zhorstoke-povodzhennya-z-czyvilnym-naselennyam-na-kyyivshhyni/</text:a>
</text:p>
      <!--NEWS-->
      <text:h text:style-name="P10" text:outline-level="1">
<text:span text:style-name="T4">
Дружина військовослужбовця зс рф ділиться хвилюваннями щодо наступальних дій зі сторони ЗСУ — перехоплення ГУР</text:span>
</text:h>
      <text:p text:style-name="P4">
Author: ['АРМІЯINFORM']</text:p>
      <text:p text:style-name="P4">
Time: 2023-05-17T36:00:00-04:00</text:p>
      <text:p text:style-name="P4">
Description: Дану телефонну розмову у Telegram опублікувало Головне управління розвідки Міністер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text:p>
      <text:p text:style-name="P4">
Category: News</text:p>
      <!--METADATA-->
      <text:p text:style-name="P4">
<draw:frame draw:style-name="fr1" draw:name="Image263" text:anchor-type="as-char" svg:width="6.9236in" svg:height="3.894525in" draw:z-index="0">
<draw:image xlink:href="../Images/AРМІЯINFORM/2023-05-17T36-00-00-04-00/gurperehoplennya.jpg" xlink:type="simple" xlink:show="embed" xlink:actuate="onLoad" draw:mime-type="image/jpeg"/>
</draw:frame>
</text:p>
      <text:p text:style-name="P4">
Дану телефонну розмову у Telegram <text:a xlink:type="simple" xlink:href="https://t.me/DIUkraine" text:style-name="Internet_20_link" text:visited-style-name="Visited_20_Internet_20_Link">
опублікувало</text:a>
Головне управління розвідки Міністерства оборони України.</text:p>
      <ul>
        <li>
«ты хоть этот, прячься, не высовывайся, геройствовать не надо ни в коем случае»;  * «солдаты в окопах под себя серут, но голову не высовывают…»</li>
      </ul>
      <text:p text:style-name="P4">
За кожен воєнний злочин, здійснений проти України, буде справедлива відплата.</text:p>
      <text:p text:style-name="P4">
Source: <text:a xlink:type="simple" xlink:href="https://armyinform.com.ua/2023/05/17/druzhyna-vijskovosluzhbovczya-zs-rf-dilytsya-hvylyuvannyamy-shhodo-nastupalnyh-dij-zi-storony-zsu-perehoplennya-gur/" text:style-name="Internet_20_link" text:visited-style-name="Visited_20_Internet_20_Link">
https://armyinform.com.ua/2023/05/17/druzhyna-vijskovosluzhbovczya-zs-rf-dilytsya-hvylyuvannyamy-shhodo-nastupalnyh-dij-zi-storony-zsu-perehoplennya-gur/</text:a>
</text:p>
      <!--NEWS-->
      <text:h text:style-name="P10" text:outline-level="1">
<text:span text:style-name="T4">
На Донеччині відбулося 55 бойових зіткнень з противником: важкі бої тривають за Бахмут і Мар’їнку</text:span>
</text:h>
      <text:p text:style-name="P4">
Author: ['АРМІЯINFORM']</text:p>
      <text:p text:style-name="P4">
Time: 2023-05-17T37:00:00-04:00</text:p>
      <text:p text:style-name="P4">
Description: Противник продовжує зосереджувати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hmut-sytuacziya.jpg" text:style-name="Internet_20_link" text:visited-style-name="Visited_20_Internet_20_Link">
bahmut-sytuacziya.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264" text:anchor-type="as-char" svg:width="6.9236in" svg:height="4.275627in" draw:z-index="0">
<draw:image xlink:href="../Images/AРМІЯINFORM/2023-05-17T37-00-00-04-00/bahmut-sytuacziya.jpg" xlink:type="simple" xlink:show="embed" xlink:actuate="onLoad" draw:mime-type="image/jpeg"/>
</draw:frame>
 Ілюстративне фото <text:span text:style-name="T4">
🔥 Ситуація щодо російського вторгнення</text:span>
</text:p>
      <text:p text:style-name="P4">
Противник продовжує зосереджувати основні зусилля на Лиманському,Бахмутському, Авдіївському та Мар’їнському напрямках — минулої доби відбулось55 бойових зіткнень. В епіцентрі бойових дій і надалі залишаються Бахмут таМар’їнка.</text:p>
      <text:p text:style-name="P4">
Про це у Facebook<text:a xlink:type="simple" xlink:href="https://www.facebook.com/GeneralStaff.ua/posts/pfbid0LLXF6EDDbPMSx9VCwzsmgj6KK5WMSyqHhF5EDmgvYtJgZpUwpvYe1XH3jbudpNAal" text:style-name="Internet_20_link" text:visited-style-name="Visited_20_Internet_20_Link">
повідомляє</text:a>
Генеральний штаб ЗСУ.</text:p>
      <text:p text:style-name="P4">
«На Бахмутському напрямку ворог продовжує вести наступальні дії. Триваютьважкі бої за Бахмут. Також противник вів безуспішні наступальні дії у напрямкуІванівського. На Мар’їнському напрямку підрозділи сил оборони відбили численніатаки противника в районі міста Мар’їнка. Окупанти завдали авіаційного удару врайоні Красногорівки. В той же час, ворожих обстрілів зазнали Красногорівка,Гостре, Мар’їнка та Побєда Донецької області», — йдеться у повідомленні.</text:p>
      <text:p text:style-name="P4">
Source: <text:a xlink:type="simple" xlink:href="https://armyinform.com.ua/2023/05/17/na-donechchyni-vidbulosya-55-bojovyh-zitknen-z-protyvnykom-vazhki-boyi-tryvayut-za-bahmut-i-maryinku/" text:style-name="Internet_20_link" text:visited-style-name="Visited_20_Internet_20_Link">
https://armyinform.com.ua/2023/05/17/na-donechchyni-vidbulosya-55-bojovyh-zitknen-z-protyvnykom-vazhki-boyi-tryvayut-za-bahmut-i-maryinku/</text:a>
</text:p>
      <!--NEWS-->
      <text:h text:style-name="P10" text:outline-level="1">
<text:span text:style-name="T4">
У Запорізькій області окупанти розміщують свої війська у дитячому садочку</text:span>
</text:h>
      <text:p text:style-name="P4">
Author: ['АРМІЯINFORM']</text:p>
      <text:p text:style-name="P4">
Time: 2023-05-17T38:00:00-04:00</text:p>
      <text:p text:style-name="P4">
Description: Противник і надалі продовжує цинічно використовувати дошкільні заклади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2022-09-22-okupanty-planuyut-zaluchaty-ditej2.jpg" text:style-name="Internet_20_link" text:visited-style-name="Visited_20_Internet_20_Link">
2022-09-22-okupanty-planuyut-zaluchaty-ditej2.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65" text:anchor-type="as-char" svg:width="6.9236in" svg:height="3.472134in" draw:z-index="0">
<draw:image xlink:href="../Images/AРМІЯINFORM/2023-05-17T38-00-00-04-00/2022-09-22-okupanty-planuyut-zaluchaty-ditej2.jpg" xlink:type="simple" xlink:show="embed" xlink:actuate="onLoad" draw:mime-type="image/jpeg"/>
</draw:frame>
 Ілюстративне фото <text:span text:style-name="T4">
🔥 Ситуація щодо російськоговторгнення</text:span>
</text:p>
      <text:p text:style-name="P4">
Противник і надалі продовжує цинічно використовувати дошкільні закладитимчасово захоплених населених пунктів у своїх цілях.</text:p>
      <text:p text:style-name="P4">
Про це у Facebook<text:a xlink:type="simple" xlink:href="https://www.facebook.com/GeneralStaff.ua/posts/pfbid0LLXF6EDDbPMSx9VCwzsmgj6KK5WMSyqHhF5EDmgvYtJgZpUwpvYe1XH3jbudpNAal" text:style-name="Internet_20_link" text:visited-style-name="Visited_20_Internet_20_Link">
повідомляє</text:a>
Генеральний штаб ЗСУ.</text:p>
      <text:p text:style-name="P4">
«Будівлю дитячого садочка селища Юр’ївка Запорізької області, російськіокупанти використовують для розміщення особового складу. Водночас, натериторії дитячого садочка проживають цивільні особи, яких було вивезено знаближених до лінії бойового зіткнення населених пунктів», — йдеться уповідомленні.</text:p>
      <text:p text:style-name="P4">
Source: <text:a xlink:type="simple" xlink:href="https://armyinform.com.ua/2023/05/17/u-zaporizkij-oblasti-okupanty-rozmishhuyut-svoyi-vijska-u-dytyachomu-sadochku/" text:style-name="Internet_20_link" text:visited-style-name="Visited_20_Internet_20_Link">
https://armyinform.com.ua/2023/05/17/u-zaporizkij-oblasti-okupanty-rozmishhuyut-svoyi-vijska-u-dytyachomu-sadochku/</text:a>
</text:p>
      <!--NEWS-->
      <text:h text:style-name="P10" text:outline-level="1">
<text:span text:style-name="T4">
Наші захисники минулої доби знищили 16 ворожих БПЛА різних типів</text:span>
</text:h>
      <text:p text:style-name="P4">
Author: ['АРМІЯINFORM']</text:p>
      <text:p text:style-name="P4">
Time: 2023-05-17T39:00:00-04:00</text:p>
      <text:p text:style-name="P4">
Description: Авіація Сил оборони за минулу добу завдала 14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266" text:anchor-type="as-char" svg:width="6.9236in" svg:height="4.669802in" draw:z-index="0">
<draw:image xlink:href="../Images/AРМІЯINFORM/2023-05-17T39-00-00-04-00/2022-10-04-avtor-1-zsu-za-visim-misyacziv-znyshhyly-bilshu-polovynu-vijskovyh-bpla1-e1664889963810.jpg" xlink:type="simple" xlink:show="embed" xlink:actuate="onLoad" draw:mime-type="image/jpeg"/>
</draw:frame>
 Ілюстративне фото <text:span text:style-name="T4">
🔥Ситуація щодо російського вторгнення</text:span>
</text:p>
      <text:p text:style-name="P4">
Авіація Сил оборони за минулу добу завдала 14 ударів по районах зосередженняособового складу та військової техніки противника, а також 4 — по зенітно-ракетних комплексах противника. Протягом минулої доби наші захисники знищили10 ударних та 6 розвідувальних БПЛА.</text:p>
      <text:p text:style-name="P4">
Про це у Facebook<text:a xlink:type="simple" xlink:href="https://www.facebook.com/GeneralStaff.ua/posts/pfbid0LLXF6EDDbPMSx9VCwzsmgj6KK5WMSyqHhF5EDmgvYtJgZpUwpvYe1XH3jbudpNAal" text:style-name="Internet_20_link" text:visited-style-name="Visited_20_Internet_20_Link">
повідомляє</text:a>
Генеральний штаб ЗСУ.</text:p>
      <text:p text:style-name="P4">
«Підрозділи ракетних військ і артилерії протягом доби уразили 6 районівзосередження живої сили, 3 станції радіоелектронної боротьби, 4 складибоєприпасів противника та 1 пункт пально-мастильних матеріалів окупантів», —йдеться у повідомленні.</text:p>
      <text:p text:style-name="P4">
Source: <text:a xlink:type="simple" xlink:href="https://armyinform.com.ua/2023/05/17/nashi-zahysnyky-mynuloyi-doby-znyshhyly-16-rosijkyh-bpla-riznyh-typiv/" text:style-name="Internet_20_link" text:visited-style-name="Visited_20_Internet_20_Link">
https://armyinform.com.ua/2023/05/17/nashi-zahysnyky-mynuloyi-doby-znyshhyly-16-rosijkyh-bpla-riznyh-typiv/</text:a>
</text:p>
      <!--NEWS-->
      <text:h text:style-name="P10" text:outline-level="1">
<text:span text:style-name="T4">
Понад 200 тисяч військових втратила армія рф з початку широкомасштабної агресії проти України</text:span>
</text:h>
      <text:p text:style-name="P4">
Author: ['АРМІЯINFORM']</text:p>
      <text:p text:style-name="P4">
Time: 2023-05-17T40:00:00-04:00</text:p>
      <text:p text:style-name="P4">
Description: Загальні бойові втрати противника з 24.02.22 по 17.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1e7cd27-2e6e-4a3a-b5f4-53420431b742-scaled.jpg" text:style-name="Internet_20_link" text:visited-style-name="Visited_20_Internet_20_Link">
e1e7cd27-2e6e-4a3a-b5f4-53420431b742-scaled.jpg</text:a>
']</text:p>
      <text:p text:style-name="P4">
Tags: ['STOPRUSSIA', 'АГРЕСІЯ РФ', 'ВТОРГНЕННЯ РФ', 'ВТРАТИ ВОРОГА', 'ГШ ЗСУ']</text:p>
      <text:p text:style-name="P4">
Category: News</text:p>
      <!--METADATA-->
      <text:p text:style-name="P4">
<draw:frame draw:style-name="fr1" draw:name="Image267" text:anchor-type="as-char" svg:width="6.9236in" svg:height="6.975527in" draw:z-index="0">
<draw:image xlink:href="../Images/AРМІЯINFORM/2023-05-17T40-00-00-04-00/e1e7cd27-2e6e-4a3a-b5f4-53420431b742-scaled.jpg" xlink:type="simple" xlink:show="embed" xlink:actuate="onLoad" draw:mime-type="image/jpeg"/>
</draw:frame>
</text:p>
      <text:p text:style-name="P4">
Загальні бойові втрати противника з 24.02.22 по 17.05.23 орієнтовностановлять:</text:p>
      <ul>
        <li>
<text:span text:style-name="T4">
особового складу ‒</text:span>
 200590 (+610) осіб ліквідовано  * <text:span text:style-name="T4">
танків ‒</text:span>
 3771 (+9)  * <text:span text:style-name="T4">
бойових броньованих машин ‒</text:span>
 7365 (+17)  * <text:span text:style-name="T4">
артилерійських систем ‒</text:span>
 3166 (+16)  * <text:span text:style-name="T4">
РСЗВ ‒</text:span>
 562 (0)  * <text:span text:style-name="T4">
засоби ППО ‒</text:span>
 318 (+2)  * <text:span text:style-name="T4">
літаків ‒</text:span>
 308 (0)  * <text:span text:style-name="T4">
гелікоптерів ‒</text:span>
 294 (0)  * <text:span text:style-name="T4">
БПЛА оперативно-тактичного рівня ‒</text:span>
 2748 (+16)  * <text:span text:style-name="T4">
крилаті ракети ‒</text:span>
 982 (+9)  * <text:span text:style-name="T4">
кораблі / катери ‒</text:span>
 18 (0)  * <text:span text:style-name="T4">
автомобільної техніки та автоцистерн ‒</text:span>
 6067 (+19)  * <text:span text:style-name="T4">
спеціальна техніка ‒</text:span>
 417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7.05.23.</text:p>
      <text:p text:style-name="P4">
Source: <text:a xlink:type="simple" xlink:href="https://armyinform.com.ua/2023/05/17/ponad-200-tysyach-vijskovyh-vtratyla-armiya-rf-z-pochatku-shyrokomasshtabnoyi-agresiyi-proty-ukrayiny/" text:style-name="Internet_20_link" text:visited-style-name="Visited_20_Internet_20_Link">
https://armyinform.com.ua/2023/05/17/ponad-200-tysyach-vijskovyh-vtratyla-armiya-rf-z-pochatku-shyrokomasshtabnoyi-agresiyi-proty-ukrayiny/</text:a>
</text:p>
      <!--NEWS-->
      <text:h text:style-name="P10" text:outline-level="1">
<text:span text:style-name="T4">
Дмитро Кулеба обговорив із главою МЗС Греції протидію агресії рф і Формулу миру</text:span>
</text:h>
      <text:p text:style-name="P4">
Author: ['АРМІЯINFORM']</text:p>
      <text:p text:style-name="P4">
Time: 2023-05-17T41:00:00-04:00</text:p>
      <text:p text:style-name="P4">
Description: Міністр закордонних справ України Дмитро Кулеба провів телефонну розмову з 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wpym8vx0aajunp-e1684301399188.jpg" text:style-name="Internet_20_link" text:visited-style-name="Visited_20_Internet_20_Link">
fwpym8vx0aajunp-e1684301399188.jpg</text:a>
']</text:p>
      <text:p text:style-name="P4">
Tags: ['ВІЙНА', 'ГРЕЦІЯ', 'ФОРМУЛА МИРУ']</text:p>
      <text:p text:style-name="P4">
Category: News</text:p>
      <!--METADATA-->
      <text:p text:style-name="P4">
<draw:frame draw:style-name="fr1" draw:name="Image268" text:anchor-type="as-char" svg:width="6.9236in" svg:height="3.558669in" draw:z-index="0">
<draw:image xlink:href="../Images/AРМІЯINFORM/2023-05-17T41-00-00-04-00/fwpym8vx0aajunp-e1684301399188.jpg" xlink:type="simple" xlink:show="embed" xlink:actuate="onLoad" draw:mime-type="image/jpeg"/>
</draw:frame>
</text:p>
      <text:p text:style-name="P4">
Міністр закордонних справ України Дмитро Кулеба провів телефонну розмову зміністром закордонних справ Греції Нікосом Дендіасом.</text:p>
      <text:p text:style-name="P4">
Про це глава МЗС України<text:a xlink:type="simple" xlink:href="https://twitter.com/DmytroKuleba/status/1658475546580508672" text:style-name="Internet_20_link" text:visited-style-name="Visited_20_Internet_20_Link">
повідомив</text:a>
у Твіттері.</text:p>
      <text:p text:style-name="P4">
«Ми обговорили низку важливих двосторонніх і міжнародних питань, включно зкроками щодо протидії російській агресії проти України та досягненнясправедливого й міцного миру на основі <text:a xlink:type="simple" xlink:href="https://armyinform.com.ua/2023/02/24/yak-formula-myru-prezydenta-ukrayiny-stala-fundamentom-rezolyucziyi-genasambleyi-oon/" text:style-name="Internet_20_link" text:visited-style-name="Visited_20_Internet_20_Link">
Формулимиру</text:a>
, запропонованоїПрезидентом України Володимиром Зеленським», — написав він.</text:p>
      <text:p text:style-name="P4">
Нікос Дендіас<text:a xlink:type="simple" xlink:href="https://twitter.com/NikosDendias/status/1658406809525256192" text:style-name="Internet_20_link" text:visited-style-name="Visited_20_Internet_20_Link">
повідомив</text:a>
,що під час дзвінка сторони обговорили подальше зміцнення грецько-українськихвідносин і розвиток подій, які стосуються російського вторгнення в Україну.</text:p>
      <text:p text:style-name="P4">
Source: <text:a xlink:type="simple" xlink:href="https://armyinform.com.ua/2023/05/17/dmytro-kuleba-obgovoryv-iz-glavoyu-mzs-grecziyi-protydiyu-agresiyi-rf-i-formulu-myru/" text:style-name="Internet_20_link" text:visited-style-name="Visited_20_Internet_20_Link">
https://armyinform.com.ua/2023/05/17/dmytro-kuleba-obgovoryv-iz-glavoyu-mzs-grecziyi-protydiyu-agresiyi-rf-i-formulu-myru/</text:a>
</text:p>
      <!--NEWS-->
      <text:h text:style-name="P10" text:outline-level="1">
<text:span text:style-name="T4">
На саміті G7 росію ще більше ізолюють та послаблять її здатність вести війну — Білий дім</text:span>
</text:h>
      <text:p text:style-name="P4">
Author: ['АРМІЯINFORM']</text:p>
      <text:p text:style-name="P4">
Time: 2023-05-17T42:00:00-04:00</text:p>
      <text:p text:style-name="P4">
Description: На саміті «великої сімки» в японській Хіросімі цього тижня лідери країн застос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ussiabanned.jpg" text:style-name="Internet_20_link" text:visited-style-name="Visited_20_Internet_20_Link">
russiabanned.jpg</text:a>
']</text:p>
      <text:p text:style-name="P4">
Tags: ['G7', 'STOPRUSSIA', 'БІЛИЙ ДІМ', 'ВТОРГНЕННЯ РФ', 'ДОПОМОГА ПАРТНЕРІВ', 'СВІТ ПІДТРИМУЄ УКРАЇНУ']</text:p>
      <text:p text:style-name="P4">
Category: News</text:p>
      <!--METADATA-->
      <text:p text:style-name="P4">
<draw:frame draw:style-name="fr1" draw:name="Image269" text:anchor-type="as-char" svg:width="6.9236in" svg:height="3.894525in" draw:z-index="0">
<draw:image xlink:href="../Images/AРМІЯINFORM/2023-05-17T42-00-00-04-00/russiabanned.jpg" xlink:type="simple" xlink:show="embed" xlink:actuate="onLoad" draw:mime-type="image/jpeg"/>
</draw:frame>
</text:p>
      <text:p text:style-name="P4">
На саміті «великої сімки» в японській Хіросімі цього тижня лідери країнзастосують конкретні кроки посилення ізоляції росії та послаблення їїздатності вести війну.</text:p>
      <text:p text:style-name="P4">
Про це під час пресконференції<text:a xlink:type="simple" xlink:href="https://www.whitehouse.gov/briefing-room/press-briefings/2023/05/16/press-briefing-by-press-secretary-karine-jean-pierre-and-national-security-council-coordinator-for-strategic-communications-john-kirby-11/" text:style-name="Internet_20_link" text:visited-style-name="Visited_20_Internet_20_Link">
повідомив</text:a>
 координатор зі стратегічних комунікацій Ради нацбезпеки Білого домуДжон Кірбі.</text:p>
      <text:p text:style-name="P4">
«Протягом останніх 15 місяців G7 висловлює солідарність з Україною післявторгнення росії, згуртовуючи світ на підтримку України та відрізаючи путінавід ключових технологій і фінансування по всьому світу. Ця солідарність зУкраїною зараз навіть сильніша, ніж минулого року. І ви побачите конкретні діїдля подальшої ізоляції росії та послаблення її здатності вести жорстокувійну», — сказав Джон Кірбі.</text:p>
      <text:p text:style-name="P4">
Нагадаємо, на саміті країн G7, який відбудеться 19-21 травня 2023 року вяпонській Хіросімі, одним із ключових питань буде <text:a xlink:type="simple" xlink:href="https://armyinform.com.ua/2023/05/05/ukrayina-priorytetna-tema-na-samiti-g7-glava-yevrokomisiyi-u-rozmovi-z-premyerom-kanady/" text:style-name="Internet_20_link" text:visited-style-name="Visited_20_Internet_20_Link">
всебічна підтримкаУкраїни</text:a>
. США та іншікраїни «великої сімки» <text:a xlink:type="simple" xlink:href="https://armyinform.com.ua/2023/04/20/krayiny-g7-rozglyadayut-mozhlyvist-majzhe-povnoyi-zaborony-eksportu-do-rosiyi/" text:style-name="Internet_20_link" text:visited-style-name="Visited_20_Internet_20_Link">
розглядаютьможливість</text:a>
 повної заборонибільшої частини експорту до росії за винятком медикаментів,сільськогосподарської продукції та продовольства.</text:p>
      <text:p text:style-name="P4">
Source: <text:a xlink:type="simple" xlink:href="https://armyinform.com.ua/2023/05/17/na-samiti-g7-rosiyu-shhe-bilshe-izolyuyut-ta-poslablyat-yiyi-zdatnosti-vesty-vijnu-bilyj-dim/" text:style-name="Internet_20_link" text:visited-style-name="Visited_20_Internet_20_Link">
https://armyinform.com.ua/2023/05/17/na-samiti-g7-rosiyu-shhe-bilshe-izolyuyut-ta-poslablyat-yiyi-zdatnosti-vesty-vijnu-bilyj-dim/</text:a>
</text:p>
      <!--NEWS-->
      <text:h text:style-name="P10" text:outline-level="1">
<text:span text:style-name="T4">
В Україні хвилина мовчання</text:span>
</text:h>
      <text:p text:style-name="P4">
Author: ['АРМІЯINFORM']</text:p>
      <text:p text:style-name="P4">
Time: 2023-05-17T4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70" text:anchor-type="as-char" svg:width="6.9236in" svg:height="3.895992in" draw:z-index="0">
<draw:image xlink:href="../Images/AРМІЯINFORM/2023-05-17T43-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17/v-ukrayini-hvylyna-movchannya/" text:style-name="Internet_20_link" text:visited-style-name="Visited_20_Internet_20_Link">
https://armyinform.com.ua/2023/05/17/v-ukrayini-hvylyna-movchannya/</text:a>
</text:p>
      <!--NEWS-->
      <text:h text:style-name="P10" text:outline-level="1">
<text:span text:style-name="T4">
Українські військові взяли участь у Симпозіумі юристів у Канаді</text:span>
</text:h>
      <text:p text:style-name="P4">
Author: ['АРМІЯINFORM']</text:p>
      <text:p text:style-name="P4">
Time: 2023-05-17T44:00:00-04:00</text:p>
      <text:p text:style-name="P4">
Description: У Оттаві відбувся Симпозіум з безперервної юридичної освіти Збройних сил Канади – Офі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6795712_599894412207482_8968244842073288850_n.jpg" text:style-name="Internet_20_link" text:visited-style-name="Visited_20_Internet_20_Link">
346795712_599894412207482_8968244842073288850_n.jpg</text:a>
']</text:p>
      <text:p text:style-name="P4">
Tags: ['ДССТ МО УКРАЇНИ', 'КАНАДА', 'СИМПОЗІУМ З БЕЗПЕРЕРВНОЇ ЮРИДИЧНОЇ ОСВІТИ']</text:p>
      <text:p text:style-name="P4">
Category: News</text:p>
      <!--METADATA-->
      <text:p text:style-name="P4">
<draw:frame draw:style-name="fr1" draw:name="Image271" text:anchor-type="as-char" svg:width="6.9236in" svg:height="5.1927in" draw:z-index="0">
<draw:image xlink:href="../Images/AРМІЯINFORM/2023-05-17T44-00-00-04-00/346795712_599894412207482_8968244842073288850_n.jpg" xlink:type="simple" xlink:show="embed" xlink:actuate="onLoad" draw:mime-type="image/jpeg"/>
</draw:frame>
</text:p>
      <text:p text:style-name="P4">
У Оттаві відбувся Симпозіум з безперервної юридичної освіти Збройних силКанади – Офісу генерального судді-адвоката, на який був запрошений Офісоматаше з питань оборони Посольства Канади в Україні представник юридичноїслужби Державної спеціальної служби транспорту лейтенант юстиції МаксимТрикур.</text:p>
      <text:p text:style-name="P4">
Про це<text:a xlink:type="simple" xlink:href="https://www.facebook.com/uadsst/posts/pfbid02SS2wm3PXJ383dj4XeFueTnH76wudnvQGBgLwSch8tDwxqVZXJvc3xow2zV4ijBvQl" text:style-name="Internet_20_link" text:visited-style-name="Visited_20_Internet_20_Link">
повідомляє</text:a>
пресслужба Державна спеціальна служба транспорту Міністерства оборони України.</text:p>
      <text:p text:style-name="P4">
Лейтенант Максим Трикур висвітлив питання щодо набутого практичного досвідуфункціонування військової юстиції під час широкомасштабного збройногоконфлікту, ознайомив канадську сторону про порядок організації правовогозабезпечення підрозділів Державної спеціальної служби транспорту Міністерстваоборони України, а також розповів про перспективи міжнародногоспівробітництва.</text:p>
      <text:p text:style-name="P4">
Симпозіум є найважливішою конференцією року для канадських військових юристів,оскільки він висвітлює актуальні питання оборони та національної безпеки. Доучасті у заході запрошують представників юридичних служб держав-членів іпартнерів НАТО.</text:p>
      <text:p text:style-name="P4">
Загалом організація навчальних заходів такого рівня, обмін досвідом міжзакордонними партнерами сприяє розвитку та поглибленню нових знань передовихпрактик у сфері юстиції країн НАТО.</text:p>
      <text:p text:style-name="P4">
Source: <text:a xlink:type="simple" xlink:href="https://armyinform.com.ua/2023/05/17/ukrayinski-vijskovi-na-sympoziumi-yurystiv-u-kanadi-obgovoryly-pravovi-pytannya-nashyh-zahysnykiv/" text:style-name="Internet_20_link" text:visited-style-name="Visited_20_Internet_20_Link">
https://armyinform.com.ua/2023/05/17/ukrayinski-vijskovi-na-sympoziumi-yurystiv-u-kanadi-obgovoryly-pravovi-pytannya-nashyh-zahysnykiv/</text:a>
</text:p>
      <!--NEWS-->
      <text:h text:style-name="P10" text:outline-level="1">
<text:span text:style-name="T4">
Країни Північної Європи проведуть масштабні навчання повітряних сил</text:span>
</text:h>
      <text:p text:style-name="P4">
Author: ['АРМІЯINFORM']</text:p>
      <text:p text:style-name="P4">
Time: 2023-05-17T45:00:00-04:00</text:p>
      <text:p text:style-name="P4">
Description: Швеція, Фінляндія, Норвегія та Данія з 29 травня по 9 червня проведуть навчання Arctic...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ce23.jpg" text:style-name="Internet_20_link" text:visited-style-name="Visited_20_Internet_20_Link">
ace23.jpg</text:a>
']</text:p>
      <text:p text:style-name="P4">
Tags: ['МІЖНАРОДНІ НАВЧАННЯ', 'ПОВІТРЯНІ СИЛИ']</text:p>
      <text:p text:style-name="P4">
Category: News</text:p>
      <!--METADATA-->
      <text:p text:style-name="P4">
<draw:frame draw:style-name="fr1" draw:name="Image272" text:anchor-type="as-char" svg:width="6.9236in" svg:height="3.894525in" draw:z-index="0">
<draw:image xlink:href="../Images/AРМІЯINFORM/2023-05-17T45-00-00-04-00/ace23.jpg" xlink:type="simple" xlink:show="embed" xlink:actuate="onLoad" draw:mime-type="image/jpeg"/>
</draw:frame>
</text:p>
      <text:p text:style-name="P4">
Швеція, Фінляндія, Норвегія та Данія з 29 травня по 9 червня проведутьнавчання Arctic Challenge Exercise 23 (ACE23).</text:p>
      <text:p text:style-name="P4">
Про це<text:a xlink:type="simple" xlink:href="https://www.forsvarsmakten.se/en/activities/exercises/arctic-challenge-exercise-2023/" text:style-name="Internet_20_link" text:visited-style-name="Visited_20_Internet_20_Link">
повідомляє</text:a>
 пресслужба Збройних сил Швеції.</text:p>
      <text:p text:style-name="P4">
ACE23 є міжнародними повітряними навчаннями, в яких беруть участь 120 літаківі 2700 осіб персоналу з 14 різних країн, що робить їх одними з найбільшихповітряних навчань у Європі цього року.</text:p>
      <text:p text:style-name="P4">
Країни-учасниці ACE23: Швеція, Швейцарія, Чехія, Фінляндія, Велика Британія,Нідерланди, Данія, Німеччина, Франція, Бельгія, Італія, Норвегія, США таКанада. НАТО також бере участь за допомогою системи АВАКС.</text:p>
      <text:p text:style-name="P4">
Метою маневрів є зміцнення національної оборони учасників, вивчення спільноївзаємодії та сприяння загальним рішенням.</text:p>
      <text:p text:style-name="P4">
«Співпраця має призвести до збільшення оперативного ефекту, покращення якості,кращого розподілу ресурсів та економічності збройних сил кожної країни», —зазначено в повідомленні.</text:p>
      <text:p text:style-name="P4">
ACE23 також є можливістю тренувати співпрацю та оперативну сумісність міжвинищувачами 4-го та 5-го поколінь.</text:p>
      <text:p text:style-name="P4">
Source: <text:a xlink:type="simple" xlink:href="https://armyinform.com.ua/2023/05/17/krayiny-pivnichnoyi-yevropy-provodyat-masshtabni-navchannya-povitryanyh-syl/" text:style-name="Internet_20_link" text:visited-style-name="Visited_20_Internet_20_Link">
https://armyinform.com.ua/2023/05/17/krayiny-pivnichnoyi-yevropy-provodyat-masshtabni-navchannya-povitryanyh-syl/</text:a>
</text:p>
      <!--NEWS-->
      <text:h text:style-name="P10" text:outline-level="1">
<text:span text:style-name="T4">
За добу рятувальники майже 200 разів виїжджали на ліквідацію наслідків ворожих обстрілів</text:span>
</text:h>
      <text:p text:style-name="P4">
Author: ['АРМІЯINFORM']</text:p>
      <text:p text:style-name="P4">
Time: 2023-05-17T46:00:00-04:00</text:p>
      <text:p text:style-name="P4">
Description: Протягом минулої доби, 16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73" text:anchor-type="as-char" svg:width="6.9236in" svg:height="4.592655in" draw:z-index="0">
<draw:image xlink:href="../Images/AРМІЯINFORM/2023-05-17T46-00-00-04-00/ac9232d099cb3d54f7d73ef2deca81a2_l.jpg" xlink:type="simple" xlink:show="embed" xlink:actuate="onLoad" draw:mime-type="image/jpeg"/>
</draw:frame>
 Ілюстративнефото</text:p>
      <text:p text:style-name="P4">
Протягом минулої доби, <text:span text:style-name="T4">
16 травня,</text:span>
 підрозділи Державної служби України знадзвичайних ситуацій <text:span text:style-name="T4">
здійснили 185 виїздів</text:span>
 на ліквідацію наслідківобстрілів окупантами населених пунктів та об’єктів інфраструктури. Ліквідовано<text:span text:style-name="T4">
8</text:span>
 пожеж. Надано психологічну допомогу <text:span text:style-name="T4">
106</text:span>
 особам.</text:p>
      <text:p text:style-name="P4">
Про це йдеться у <text:a xlink:type="simple" xlink:href="https://dsns.gov.ua/uk/news/nadzvicaini-podiyi/operativna-informaciia-dsns-shhodo-naslidkiv-vedennia-boiovix-dii-rosiiskoiu-federacijeiu-159"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4 684 виїздів на ліквідацію наслідків обстрілів, ліквідовано 14 577 пожеж,врятовано 4052 особи, надано психологічну допомогу 214 352 особам.</text:p>
      <text:p text:style-name="P4">
Source: <text:a xlink:type="simple" xlink:href="https://armyinform.com.ua/2023/05/17/za-dobu-ryatuvalnyky-majzhe-200-raziv-vyyizhdzhaly-na-likvidacziyu-naslidkiv-vorozhyh-obstriliv-6/" text:style-name="Internet_20_link" text:visited-style-name="Visited_20_Internet_20_Link">
https://armyinform.com.ua/2023/05/17/za-dobu-ryatuvalnyky-majzhe-200-raziv-vyyizhdzhaly-na-likvidacziyu-naslidkiv-vorozhyh-obstriliv-6/</text:a>
</text:p>
      <!--NEWS-->
      <text:h text:style-name="P10" text:outline-level="1">
<text:span text:style-name="T4">
Британія та Нідерланди ініціюють створення міжнародної коаліції для закупівлі винищувачів F-16 для України</text:span>
</text:h>
      <text:p text:style-name="P4">
Author: ['АРМІЯINFORM']</text:p>
      <text:p text:style-name="P4">
Time: 2023-05-17T47:00:00-04:00</text:p>
      <text:p text:style-name="P4">
Description: Прем’єр-міністр Великої Британії Ріші Сунак і прем’єр-міністр Нідерландів Марк Рютт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2.jpg" text:style-name="Internet_20_link" text:visited-style-name="Visited_20_Internet_20_Link">
f16-2.jpg</text:a>
']</text:p>
      <text:p text:style-name="P4">
Tags: ['F-16', 'STOPRUSSIA', 'АГРЕСІЯ РФ', 'ВЕЛИКА БРИТАНІЯ', 'ВТОРГНЕННЯ РФ', 'СВІТ ПІДТРИМУЄ УКРАЇНУ']</text:p>
      <text:p text:style-name="P4">
Category: News</text:p>
      <!--METADATA-->
      <text:p text:style-name="P4">
<draw:frame draw:style-name="fr1" draw:name="Image274" text:anchor-type="as-char" svg:width="6.9236in" svg:height="3.894525in" draw:z-index="0">
<draw:image xlink:href="../Images/AРМІЯINFORM/2023-05-17T47-00-00-04-00/f16-2.jpg" xlink:type="simple" xlink:show="embed" xlink:actuate="onLoad" draw:mime-type="image/jpeg"/>
</draw:frame>
</text:p>
      <text:p text:style-name="P4">
Прем’єр-міністр Великої Британії Ріші Сунак і прем’єр-міністр Нідерландів МаркРютте домовилися, що працюватимуть над створенням міжнародної коаліції, якадопоможе покращити Україні бойові можливості у повітрі. Підтримка включатимевсе — від навчання до закупівлі літаків F-16.</text:p>
      <text:p text:style-name="P4">
Про це йдеться у <text:a xlink:type="simple" xlink:href="https://www.gov.uk/government/news/pm-meeting-with-prime-minister-of-the-netherlands-mark-rutte" text:style-name="Internet_20_link" text:visited-style-name="Visited_20_Internet_20_Link">
повідомленні</text:a>
 британського уряду зарезультатами зустрічі лідерів на саміті Ради Європи в Ісландії.</text:p>
      <text:p text:style-name="P4">
«Прем'єр-міністр Ріші Сунак підтвердив свою віру в те, що Україна по правузаймає місце в НАТО, і лідери погодилися з важливістю надання союзникамидовгострокової допомоги Україні в сфері безпеки, щоб гарантувати, що українцізможуть стримувати майбутні напади», — повідомили в британському уряді.</text:p>
      <text:p text:style-name="P4">
Нагадаємо, 15 травня 2023 року Володимир Зеленський<text:a xlink:type="simple" xlink:href="https://armyinform.com.ua/2023/05/15/volodymyr-zelenskyj-zustrivsya-z-rishi-sunakom-u-brytaniyi/" text:style-name="Internet_20_link" text:visited-style-name="Visited_20_Internet_20_Link">
зустрівся</text:a>
 з Ріші Сунаком у Великій Британії.Тоді ж український Президент<text:a xlink:type="simple" xlink:href="https://armyinform.com.ua/2023/05/15/volodymyr-zelenskyj-pro-vynyshhuvachi-dlya-ukrayiny-najblyzhchym-chasom-vy-pochuyete-vazhlyvi-rishennya/" text:style-name="Internet_20_link" text:visited-style-name="Visited_20_Internet_20_Link">
анонсував</text:a>
 про ухвалення важливих рішень найближчим часом, зокрема пронадання Україні винищувачів. Згодом Велика Британія оголосила про те, що цьоголіта в Британії <text:a xlink:type="simple" xlink:href="https://armyinform.com.ua/2023/05/15/czogo-lita-u-brytaniyi-rozpochnutsya-navchannya-ukrayinskyh-pilotiv/" text:style-name="Internet_20_link" text:visited-style-name="Visited_20_Internet_20_Link">
розпочнуться</text:a>
 навчанняукраїнських пілотів на літаках F-16.</text:p>
      <text:p text:style-name="P4">
Source: <text:a xlink:type="simple" xlink:href="https://armyinform.com.ua/2023/05/17/brytaniya-ta-niderlandy-inicziyuyut-stvorennya-mizhnarodnoyi-koalicziyi-dlya-zakupivli-vynyshhuvachiv-f-16-dlya-ukrayiny/" text:style-name="Internet_20_link" text:visited-style-name="Visited_20_Internet_20_Link">
https://armyinform.com.ua/2023/05/17/brytaniya-ta-niderlandy-inicziyuyut-stvorennya-mizhnarodnoyi-koalicziyi-dlya-zakupivli-vynyshhuvachiv-f-16-dlya-ukrayiny/</text:a>
</text:p>
      <!--NEWS-->
      <text:h text:style-name="P10" text:outline-level="1">
<text:span text:style-name="T4">
На саміті Ради Європи Денис Шмигаль закликав підтримати створення Спецтрибуналу за злочини рф</text:span>
</text:h>
      <text:p text:style-name="P4">
Author: ['АРМІЯINFORM']</text:p>
      <text:p text:style-name="P4">
Time: 2023-05-17T48:00:00-04:00</text:p>
      <text:p text:style-name="P4">
Description: Прем’єр-міністр України Денис Шмигаль під час виступу на Саміті Ради Європи заклик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3868365111477538_y.jpg" text:style-name="Internet_20_link" text:visited-style-name="Visited_20_Internet_20_Link">
photo_5413868365111477538_y.jpg</text:a>
']</text:p>
      <text:p text:style-name="P4">
Tags: ['ДЕНИС ШМИГАЛЬ', 'РАДА ЄВРОПИ', 'СПЕЦТРИБУНАЛ ПРОТИ РФ']</text:p>
      <text:p text:style-name="P4">
Category: News</text:p>
      <!--METADATA-->
      <text:p text:style-name="P4">
<draw:frame draw:style-name="fr1" draw:name="Image275" text:anchor-type="as-char" svg:width="6.9236in" svg:height="4.615733in" draw:z-index="0">
<draw:image xlink:href="../Images/AРМІЯINFORM/2023-05-17T48-00-00-04-00/photo_5413868365111477538_y.jpg" xlink:type="simple" xlink:show="embed" xlink:actuate="onLoad" draw:mime-type="image/jpeg"/>
</draw:frame>
</text:p>
      <text:p text:style-name="P4">
Прем’єр-міністр України Денис Шмигаль під час виступу на Саміті Ради Європизакликав держави-члени та країни-спостерігачі підтримати ідею створенняміжнародного Спеціального трибуналу для покарання росії за злочин агресії.</text:p>
      <text:p text:style-name="P4">
Про це <text:a xlink:type="simple" xlink:href="https://t.me/Denys_Smyhal/5233" text:style-name="Internet_20_link" text:visited-style-name="Visited_20_Internet_20_Link">
йдеться</text:a>
 у його телеграм-каналі.</text:p>
      <text:p text:style-name="P4">
«Важливо притягнути до відповідальності політичне та військове керівництворосії. Лише притягнувши агресора до відповідальності, Європа зможе запобігтикровопролитним війнам на континенті», – зазначив він.</text:p>
      <text:p text:style-name="P4">
Прем’єр-міністр заявив також про необхідність сконцентрувати зусилля настворенні Компенсаційної комісії та Компенсаційного фонду, що дозволитьрозпочати процес відшкодування збитків усім постраждалим внаслідок російськоїагресії.</text:p>
      <text:p text:style-name="P4">
За його словами, підтримка главами держав та урядів Ради Європи створенняРеєстру збитків стане історичним рішенням, яке дасть змогу розпочати процесвстановлення справедливості.</text:p>
      <text:p text:style-name="P4">
«Водночас це лише перший крок на шляху до створення комплексного міжнародногоКомпенсаційного механізму», — підкреслив Денис Шмигаль.</text:p>
      <text:p text:style-name="P4">
Як повідомлялося, до коаліції зі створення Спецтрибуналу щодо злочину агресії<text:a xlink:type="simple" xlink:href="https://armyinform.com.ua/2023/05/10/do-koalicziyi-zi-stvorennya-specztrybunalu-shhodo-zlochynu-agresiyi-vhodyat-uzhe-37-krayin/" text:style-name="Internet_20_link" text:visited-style-name="Visited_20_Internet_20_Link">
входять</text:a>
 уже 37 країн.</text:p>
      <text:p text:style-name="P4">
Source: <text:a xlink:type="simple" xlink:href="https://armyinform.com.ua/2023/05/17/na-samiti-rady-yevropy-denys-shmygal-zaklykav-pidtrymaty-stvorennya-specztrybunalu-za-zlochyny-rf/" text:style-name="Internet_20_link" text:visited-style-name="Visited_20_Internet_20_Link">
https://armyinform.com.ua/2023/05/17/na-samiti-rady-yevropy-denys-shmygal-zaklykav-pidtrymaty-stvorennya-specztrybunalu-za-zlochyny-rf/</text:a>
</text:p>
      <!--NEWS-->
      <text:h text:style-name="P10" text:outline-level="1">
<text:span text:style-name="T4">
Invictus Games 2023: Розпочато формування Національної збірної України</text:span>
</text:h>
      <text:p text:style-name="P4">
Author: ['АРМІЯINFORM']</text:p>
      <text:p text:style-name="P4">
Time: 2023-05-17T49:00:00-04:00</text:p>
      <text:p text:style-name="P4">
Description: Відбулось перше засідання відбіркової комісії з визначення кандидатів д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nvictus-games-e1684307587259.jpg" text:style-name="Internet_20_link" text:visited-style-name="Visited_20_Internet_20_Link">
invictus-games-e1684307587259.jpg</text:a>
', '<text:a xlink:type="simple" xlink:href="https://armyinform.com.ua/wp-content/uploads/2023/05/07-whatsapp-image-2023-05-17-at-082733-1-e1684307624418.jpeg" text:style-name="Internet_20_link" text:visited-style-name="Visited_20_Internet_20_Link">
07-whatsapp-image-2023-05-17-at-082733-1-e1684307624418.jpeg</text:a>
']</text:p>
      <text:p text:style-name="P4">
Tags: ['INVICTUS GAMES-2023', 'МІНВЕТЕРАНІВ']</text:p>
      <text:p text:style-name="P4">
Category: News</text:p>
      <!--METADATA-->
      <text:p text:style-name="P4">
<draw:frame draw:style-name="fr1" draw:name="Image276" text:anchor-type="as-char" svg:width="6.9236in" svg:height="3.68526in" draw:z-index="0">
<draw:image xlink:href="../Images/AРМІЯINFORM/2023-05-17T49-00-00-04-00/invictus-games-e1684307587259.jpg" xlink:type="simple" xlink:show="embed" xlink:actuate="onLoad" draw:mime-type="image/jpeg"/>
</draw:frame>
</text:p>
      <text:p text:style-name="P4">
Відбулось перше засідання відбіркової комісії з визначення кандидатів доскладу національної збірної команди України для участі в міжнароднихспортивних змаганнях «Ігри Нескорених» 2023, які відбудуться у вересні уДюссельдорфі (Німеччина).</text:p>
      <text:p text:style-name="P4">
Про це <text:a xlink:type="simple" xlink:href="https://mva.gov.ua/ua/news/rozpochato-formuvannya-nacionalnoyi-zbirnoyi-ukrayini-dlya-uchasti-v-mizhnarodnih-sportivnih-zmagannyah-igri-neskorenih-2023-u-dyusseldorfi" text:style-name="Internet_20_link" text:visited-style-name="Visited_20_Internet_20_Link">
повідомляє</text:a>
 Міністерство у справахветеранів України.</text:p>
      <text:p text:style-name="P4">
Члени відбіркової комісії мають визначити 24 учасників національної збірноїз-понад 120 лідерів відбіркових змагань, що відбулися у квітня цього року уЛьвові.</text:p>
      <text:p text:style-name="P4">
Міжнародний благодійний фонд «Повернись живим», ГО «Стратком UА» та «ІгриІнвіктус» презентували Програму відбору кандидатів до складу національноїзбірної команди України за критеріями міжнародної фундації Invictus Games.</text:p>
      <text:p text:style-name="P4">
<draw:frame draw:style-name="fr1" draw:name="Image277" text:anchor-type="as-char" svg:width="6.9236in" svg:height="3.756053in" draw:z-index="0">
<draw:image xlink:href="../Images/AРМІЯINFORM/2023-05-17T49-00-00-04-00/07-whatsapp-image-2023-05-17-at-082733-1-e1684307624418.jpeg" xlink:type="simple" xlink:show="embed" xlink:actuate="onLoad" draw:mime-type="image/jpeg"/>
</draw:frame>
</text:p>
      <text:p text:style-name="P4">
Члени відбіркової комісії отримали узагальнені за сучасними міжнароднимиметодиками дані про кандидатів до складу збірної команди України. Післяознайомлення з матеріалами наступного тижня вони колегіально визначатимуть,хто саме з претендентів представлятиме Україну у Дюссельдорфі у 9 адаптивнихвидах спорту.</text:p>
      <text:p text:style-name="P4">
Source: <text:a xlink:type="simple" xlink:href="https://armyinform.com.ua/2023/05/17/rozpochato-formuvannya-naczionalnoyi-zbirnoyi-ukrayiny-dlya-uchasti-v-invictus-games-2023/" text:style-name="Internet_20_link" text:visited-style-name="Visited_20_Internet_20_Link">
https://armyinform.com.ua/2023/05/17/rozpochato-formuvannya-naczionalnoyi-zbirnoyi-ukrayiny-dlya-uchasti-v-invictus-games-2023/</text:a>
</text:p>
      <!--NEWS-->
      <text:h text:style-name="P10" text:outline-level="1">
<text:span text:style-name="T4">
Президент відзначив українських захисників державними нагородами</text:span>
</text:h>
      <text:p text:style-name="P4">
Author: ['АРМІЯINFORM']</text:p>
      <text:p text:style-name="P4">
Time: 2023-05-17T50:00:00-04:00</text:p>
      <text:p text:style-name="P4">
Description: Президент України Володимир Зеленський відзначив орденом «За мужність» III ступен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orden-za-muzhnist.jpg" text:style-name="Internet_20_link" text:visited-style-name="Visited_20_Internet_20_Link">
orden-za-muzhnist.jpg</text:a>
']</text:p>
      <text:p text:style-name="P4">
Tags: ['ОРДЕН «ЗА МУЖНІСТЬ» ІІІ СТУПЕНЯ', 'ПРЕЗИДЕНТ УКРАЇНИ']</text:p>
      <text:p text:style-name="P4">
Category: News</text:p>
      <!--METADATA-->
      <text:p text:style-name="P4">
<draw:frame draw:style-name="fr1" draw:name="Image278" text:anchor-type="as-char" svg:width="6.9236in" svg:height="4.613378in" draw:z-index="0">
<draw:image xlink:href="../Images/AРМІЯINFORM/2023-05-17T50-00-00-04-00/orden-za-muzhnist.jpg" xlink:type="simple" xlink:show="embed" xlink:actuate="onLoad" draw:mime-type="image/jpeg"/>
</draw:frame>
 Орден «За мужність»</text:p>
      <text:p text:style-name="P4">
Президент України Володимир Зеленський відзначив орденом «За мужність» IIIступеня українських військовослужбовців.</text:p>
      <text:p text:style-name="P4">
Відповідний указ <text:a xlink:type="simple" xlink:href="https://www.president.gov.ua/documents/2812023-46769" text:style-name="Internet_20_link" text:visited-style-name="Visited_20_Internet_20_Link">
№281/2023</text:a>
 опублікованийна сайті Офісу Президента Україн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Орденом «За мужність» ІІІ ступеня</text:span>
 нагороджено:</text:p>
      <text:p text:style-name="P4">
ЗАЯЦЯ Олександра Миколайовича — молодшого сержанта;</text:p>
      <text:p text:style-name="P4">
КРАЖАНА Романа Юрійовича — солдата;</text:p>
      <text:p text:style-name="P4">
ПИЛИПЕНКА Олександра Сергійовича — солдата;</text:p>
      <text:p text:style-name="P4">
ШПОТОВА Олександра Юлійовича — старшого сержанта.</text:p>
      <text:p text:style-name="P4">
Source: <text:a xlink:type="simple" xlink:href="https://armyinform.com.ua/2023/05/17/ordenom-za-muzhnist-iii-stupenya-prezydent-nagorodyv-chotyroh-ukrayinskyh-zahysnykiv/" text:style-name="Internet_20_link" text:visited-style-name="Visited_20_Internet_20_Link">
https://armyinform.com.ua/2023/05/17/ordenom-za-muzhnist-iii-stupenya-prezydent-nagorodyv-chotyroh-ukrayinskyh-zahysnykiv/</text:a>
</text:p>
      <!--NEWS-->
      <text:h text:style-name="P10" text:outline-level="1">
<text:span text:style-name="T4">
У Координаційному штабі розкрили причини гальмування обміну полоненими з рф</text:span>
</text:h>
      <text:p text:style-name="P4">
Author: ['АРМІЯINFORM']</text:p>
      <text:p text:style-name="P4">
Time: 2023-05-17T51:00:00-04:00</text:p>
      <text:p text:style-name="P4">
Description: У Координаційному штабі відбулася онлайн-зустріч з родинами військовослужбовц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sh3-5.jpg" text:style-name="Internet_20_link" text:visited-style-name="Visited_20_Internet_20_Link">
ksh3-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9" text:anchor-type="as-char" svg:width="6.9236in" svg:height="4.823441in" draw:z-index="0">
<draw:image xlink:href="../Images/AРМІЯINFORM/2023-05-17T51-00-00-04-00/ksh3-5.jpg" xlink:type="simple" xlink:show="embed" xlink:actuate="onLoad" draw:mime-type="image/jpeg"/>
</draw:frame>
</text:p>
      <text:p text:style-name="P4">
У Координаційному штабі відбулася онлайн-зустріч з родинамивійськовослужбовців окремої механізованої бригади імені короля Данила, під часякої представник штабу зазначив, що Україна має звести до мінімуму ризикиможливого обміну «всіх на всіх».</text:p>
      <text:p text:style-name="P4">
Про це <text:a xlink:type="simple" xlink:href="https://t.me/Koord_shtab/1065" text:style-name="Internet_20_link" text:visited-style-name="Visited_20_Internet_20_Link">
повідомляє</text:a>
 Координаційний штаб зпитань поводження з військовополоненими.</text:p>
      <text:p text:style-name="P4">
У першу чергу ризики стосуються обліку зниклих безвісти. Для цього у штабівживаються необхідні заходи для підтвердження полону тих, про кого немаінформації, зокрема за участі Міжнародного комітету Червоного Хреста. А такожобговорили обмін засуджених росією захисників. Україні вдавалося повертати йтих, хто вже отримав «вирок», і тих, хто перебуває під слідством. Проте інколисудові процеси стають перепоною для обмінів.</text:p>
      <text:p text:style-name="P4">
«Буває, що людину не підтверджують на обмін, бо вона начебто під слідством.Але російська сторона відмовляється коментувати деталі справ», — зазначивпредставник штабу.</text:p>
      <text:p text:style-name="P4">
За його словами, перелік поранених надзвичайно великий. Після перемовиномбудсменів у Туреччині передали росіянам перелік з 780 осіб. Тоді йшлосявиключно про важкопоранених.</text:p>
      <text:p text:style-name="P4">
«З пораненими ведеться велика робота. Під час можливого обміну «всіх на всіх»їх потрібно повертати в першу чергу. Ми запропонували репатріацію поранених.Тепер слово за російською стороною. Ми вже віддавали «важких» без жодних умов.Але не можемо робити наступні кроки, не бувши впевненими, що росія відповістьтак само. Потрібні домовленості. Кожен другий обмін переноситься. Не всідомовленості завершуються обмінами», — пояснив представник штабу.</text:p>
      <text:p text:style-name="P4">
Також під час зустрічі обговорили питання виплат родинам полонених та зниклихбезвісти.</text:p>
      <text:p text:style-name="P4">
Source: <text:a xlink:type="simple" xlink:href="https://armyinform.com.ua/2023/05/17/sudovi-proczesy-u-rf-nad-ukrayinskymy-zahysnykamy-stayut-pereponoyu-dlya-obminiv-koordynaczijnyj-shtab/" text:style-name="Internet_20_link" text:visited-style-name="Visited_20_Internet_20_Link">
https://armyinform.com.ua/2023/05/17/sudovi-proczesy-u-rf-nad-ukrayinskymy-zahysnykamy-stayut-pereponoyu-dlya-obminiv-koordynaczijnyj-shtab/</text:a>
</text:p>
      <!--NEWS-->
      <text:h text:style-name="P10" text:outline-level="1">
<text:span text:style-name="T4">
Армія рф за добу обстріляла понад сотню населених пунктів у дев’яти регіонах</text:span>
</text:h>
      <text:p text:style-name="P4">
Author: ['АРМІЯINFORM']</text:p>
      <text:p text:style-name="P4">
Time: 2023-05-17T52: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3713888022743613_y.jpg" text:style-name="Internet_20_link" text:visited-style-name="Visited_20_Internet_20_Link">
photo_5413713888022743613_y.jpg</text:a>
']</text:p>
      <text:p text:style-name="P4">
Tags: ['ВОРОЖІ ОБСТРІЛИ', 'ХАРКІВСЬКИЙ ТРИБУНАЛ']</text:p>
      <text:p text:style-name="P4">
Category: News</text:p>
      <!--METADATA-->
      <text:p text:style-name="P4">
<draw:frame draw:style-name="fr1" draw:name="Image280" text:anchor-type="as-char" svg:width="6.9236in" svg:height="4.758251in" draw:z-index="0">
<draw:image xlink:href="../Images/AРМІЯINFORM/2023-05-17T52-00-00-04-00/photo_5413713888022743613_y.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1959" text:style-name="Internet_20_link" text:visited-style-name="Visited_20_Internet_20_Link">
повідомляє</text:a>
 Military MediaCenter.</text:p>
      <text:p text:style-name="P4">
«Загалом із різних видів озброєння (міномети, танки, артилерія, РСЗВ, ЗРК,БПЛА, тактична авіація, кораблі чф рф) здійснено обстріли 123 населенихпунктів та 93 об’єктів інфраструктури», — йдеться у повідомленні.</text:p>
      <text:p text:style-name="P4">
Серед цивільного населення є загиблі та поранені, кількість жертв уточнюється.</text:p>
      <text:p text:style-name="P4">
Source: <text:a xlink:type="simple" xlink:href="https://armyinform.com.ua/2023/05/17/armiya-rf-za-dobu-obstrilyala-ponad-sotnyu-naselenyh-punktiv-u-devyaty-regionah/" text:style-name="Internet_20_link" text:visited-style-name="Visited_20_Internet_20_Link">
https://armyinform.com.ua/2023/05/17/armiya-rf-za-dobu-obstrilyala-ponad-sotnyu-naselenyh-punktiv-u-devyaty-regionah/</text:a>
</text:p>
      <!--NEWS-->
      <text:h text:style-name="P10" text:outline-level="1">
<text:span text:style-name="T4">
СБУ встановила осіб, які «засвітили» інформацію про роботу ППО у Києві</text:span>
</text:h>
      <text:p text:style-name="P4">
Author: ['АРМІЯINFORM']</text:p>
      <text:p text:style-name="P4">
Time: 2023-05-17T53:00:00-04:00</text:p>
      <text:p text:style-name="P4">
Description: Встановлено особи шістьох мешканців столиці, які незаконно поширювали інформацію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7e04879f2c85dfc85a0781cd0d6c0ad-e1684310602846.jpeg" text:style-name="Internet_20_link" text:visited-style-name="Visited_20_Internet_20_Link">
47e04879f2c85dfc85a0781cd0d6c0ad-e1684310602846.jpeg</text:a>
']</text:p>
      <text:p text:style-name="P4">
Tags: ['STOPRUSSIA', 'АГРЕСІЯ РФ', 'ВТОРГНЕННЯ РФ', 'СБУ']</text:p>
      <text:p text:style-name="P4">
Category: News</text:p>
      <!--METADATA-->
      <text:p text:style-name="P4">
<draw:frame draw:style-name="fr1" draw:name="Image281" text:anchor-type="as-char" svg:width="6.9236in" svg:height="5.310049in" draw:z-index="0">
<draw:image xlink:href="../Images/AРМІЯINFORM/2023-05-17T53-00-00-04-00/47e04879f2c85dfc85a0781cd0d6c0ad-e1684310602846.jpeg" xlink:type="simple" xlink:show="embed" xlink:actuate="onLoad" draw:mime-type="image/jpeg"/>
</draw:frame>
</text:p>
      <text:p text:style-name="P4">
Встановлено особи шістьох мешканців столиці, які незаконно поширювалиінформацію про роботу сил ППО під час масованої атаки рф на Київ.</text:p>
      <text:p text:style-name="P4">
Про це <text:a xlink:type="simple" xlink:href="https://ssu.gov.ua/novyny/sbu-vykryla-bloheriv-ta-zablokuvala-onlainkamery-yaki-zasvityly-robotu-ppo-pid-chas-udaru-rf-po-kyievu-16-travnia-video" text:style-name="Internet_20_link" text:visited-style-name="Visited_20_Internet_20_Link">
інформує</text:a>
 Служба безпеки України.</text:p>
      <text:p text:style-name="P4">
Так, у ніч на 16 травня вони здійснили несанкціоновану фото- та відеозйомкуроботи української протиповітряної оборони та розмістили відповідні матеріалиу соцмережах.</text:p>
      <text:p text:style-name="P4">
Серед іншого — фігуранти зафіксували результати ураження російських крилатих ібалістичних ракет. Тим самим вони могли розкрити місцеположення та специфікуроботи вітчизняної ППО.</text:p>
      <text:p text:style-name="P4">
За лічені хвилини ці відео «підхопили» численні Телеграм-канали та російськіпропагандистські пабліки. Серед них — інтернет-ресурси, які підконтрольніспецслужбам країни-агресора.</text:p>
      <text:p text:style-name="P4">
Крім того, кіберфахівці СБУ заблокували роботу онлайн-камер, які вавтоматичному режимі фіксували роботу української протиповітряної оборони.</text:p>
      <text:p text:style-name="P4">
За даними слідства, виявлені відеокамери перебувають на балансі декількохстоличних комерційних структур. При цьому доступ до відзнятих файлів буввідкритим для широкого кола «користувачів», які виклали відео нічної атаки наКиїв у загальному доступі в Ютуб.</text:p>
      <text:p text:style-name="P4">
Отриману таким чином інформацію окупанти могли використовувати для коригуванняповторних повітряних ударів по столиці України.</text:p>
      <text:p text:style-name="P4">
Під час невідкладних слідчих дій за місцями фактичного проживання фігурантіввилучено мобільні телефони і комп’ютерну техніку, які вони використовували дляпоширення забороненого контенту.</text:p>
      <text:p text:style-name="P4">
За вказаними фактами слідчі СБУ зареєстрували кримінальне провадження занесанкціоноване поширення інформації про направлення, переміщення зброї,озброєння та бойових припасів в Україну, рух, переміщення або розміщенняЗбройних Сил України чи інших утворених відповідно до законів Українивійськових формувань, вчинене в умовах воєнного стану.</text:p>
      <text:p text:style-name="P4">
Зловмисникам загрожує до 8 років ув’язнення.</text:p>
      <text:p text:style-name="P4">
Source: <text:a xlink:type="simple" xlink:href="https://armyinform.com.ua/2023/05/17/sbu-vidreaguvala-na-zasvichennya-roboty-ppo-u-kyyevi-blogeram-zagrozhuye-do-8-rokiv-tyurmy/" text:style-name="Internet_20_link" text:visited-style-name="Visited_20_Internet_20_Link">
https://armyinform.com.ua/2023/05/17/sbu-vidreaguvala-na-zasvichennya-roboty-ppo-u-kyyevi-blogeram-zagrozhuye-do-8-rokiv-tyurmy/</text:a>
</text:p>
      <!--NEWS-->
      <text:h text:style-name="P10" text:outline-level="1">
<text:span text:style-name="T4">
росія суттєво збільшила кількість військових на Запорізькій АЕС — Енергоатом</text:span>
</text:h>
      <text:p text:style-name="P4">
Author: ['АРМІЯINFORM']</text:p>
      <text:p text:style-name="P4">
Time: 2023-05-17T54:00:00-04:00</text:p>
      <text:p text:style-name="P4">
Description: На тимчасово окупованій Запорізькій атомній електростанції суттєво зросла кільк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censor_social.jpg" text:style-name="Internet_20_link" text:visited-style-name="Visited_20_Internet_20_Link">
censor_social.jpg</text:a>
']</text:p>
      <text:p text:style-name="P4">
Tags: ['ЗАЕС', 'НАЕК ЕНЕРГОАТОМ']</text:p>
      <text:p text:style-name="P4">
Category: News</text:p>
      <!--METADATA-->
      <text:p text:style-name="P4">
<draw:frame draw:style-name="fr1" draw:name="Image282" text:anchor-type="as-char" svg:width="6.9236in" svg:height="3.63489in" draw:z-index="0">
<draw:image xlink:href="../Images/AРМІЯINFORM/2023-05-17T54-00-00-04-00/censor_social.jpg" xlink:type="simple" xlink:show="embed" xlink:actuate="onLoad" draw:mime-type="image/jpeg"/>
</draw:frame>
Ілюстративне фото</text:p>
      <text:p text:style-name="P4">
На тимчасово окупованій Запорізькій атомній електростанції суттєво зрослакількість озброєних російських військових. Їх чисельність нині становить понад2,5 тисячі осіб.</text:p>
      <text:p text:style-name="P4">
Про це <text:a xlink:type="simple" xlink:href="https://t.me/energoatom_ua/13100" text:style-name="Internet_20_link" text:visited-style-name="Visited_20_Internet_20_Link">
повідомляє</text:a>
 НАЕК «Енергоатом».</text:p>
      <text:p text:style-name="P4">
«Тобто найбільшу атомну станцію в Європі окупанти цілком і повністюперетворили на свою укріплену військову базу», — йдеться у повідомленні.</text:p>
      <text:p text:style-name="P4">
Побільшало і військових, і патрулів й у самому Енергодарі.</text:p>
      <text:p text:style-name="P4">
«Так, загарбники ще досі залишаються на майданчику АЕС і в містах атомників,але дуже скоро ЗСУ таки прийде на збережену енергодарську землю — і рашистськанавала нарешті скінчиться», — додають в Енергоатомі.</text:p>
      <text:p text:style-name="P4">
Крім того, після так званих відпусток, під час яких з Енергодару вивозилипредставників окупаційної влади, документацію й техніку, окупанти повертаютьсяв місто. Знову функціонують відділення банків рф та місцевапсевдоадміністрація.</text:p>
      <text:p text:style-name="P4">
Source: <text:a xlink:type="simple" xlink:href="https://armyinform.com.ua/2023/05/17/rosiya-suttyevo-zbilshyla-kilkist-vijskovyh-na-zaporizkij-aes-energoatom/" text:style-name="Internet_20_link" text:visited-style-name="Visited_20_Internet_20_Link">
https://armyinform.com.ua/2023/05/17/rosiya-suttyevo-zbilshyla-kilkist-vijskovyh-na-zaporizkij-aes-energoatom/</text:a>
</text:p>
      <!--NEWS-->
      <text:h text:style-name="P10" text:outline-level="1">
<text:span text:style-name="T4">
За добу піротехніки ДСНС знешкодили понад 3000 вибухонебезпечних предметів</text:span>
</text:h>
      <text:p text:style-name="P4">
Author: ['АРМІЯINFORM']</text:p>
      <text:p text:style-name="P4">
Time: 2023-05-17T55:00:00-04:00</text:p>
      <text:p text:style-name="P4">
Description: Протягом минулої доби, 16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5/12be044d-09b2-4a1f-9c0d-612851995a00.jpg" text:style-name="Internet_20_link" text:visited-style-name="Visited_20_Internet_20_Link">
12be044d-09b2-4a1f-9c0d-612851995a00.jpg</text:a>
']</text:p>
      <text:p text:style-name="P4">
Tags: ['STOPRUSSIA', 'АГРЕСІЯ РФ', 'ВІЙНА', 'ВТОРГНЕННЯ РФ', 'ДСНС УКРАЇНИ', 'РОЗМІНУВАННЯ']</text:p>
      <text:p text:style-name="P4">
Category: News</text:p>
      <!--METADATA-->
      <text:p text:style-name="P4">
<draw:frame draw:style-name="fr1" draw:name="Image283" text:anchor-type="as-char" svg:width="6.9236in" svg:height="3.89773in" draw:z-index="0">
<draw:image xlink:href="../Images/AРМІЯINFORM/2023-05-17T55-00-00-04-00/051f0000-0aff-0242-be2f-08da173df50a_w1080_h608.png" xlink:type="simple" xlink:show="embed" xlink:actuate="onLoad" draw:mime-type="image/png"/>
</draw:frame>
Ілюстративне фото</text:p>
      <text:p text:style-name="P4">
Протягом минулої доби, <text:span text:style-name="T4">
16 травня</text:span>
 , піротехнічні підрозділи Державноїслужби України з надзвичайних ситуацій <text:span text:style-name="T4">
150 раз</text:span>
 залучалися до виконаннязавдань з розмінування.</text:p>
      <text:p text:style-name="P4">
Про це <text:span text:style-name="T5">
<text:a xlink:type="simple" xlink:href="https://dsns.gov.ua/uk/news/nadzvicaini-podiyi/operativna-informaciia-shhodo-roboti-pirotexnicnix-pidrozdiliv-dsns-ukrayini-50"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3107</text:span>
<text:span text:style-name="T4">
вибухонебезпечних</text:span>
 <text:span text:style-name="T4">
предметів.</text:span>
 Обстежено (очищено) територію площеюпонад <text:span text:style-name="T4">
160 гектарів</text:span>
.</text:p>
      <text:p text:style-name="P4">
За час широкомасштабної агресії піротехнічні підрозділи працювали: наХарківщині 18 086 разів, Київщині — 7704, Донеччині — 5264, Миколаївщині —4891, Херсонщині — 4837, Чернігівщині — 4607, Сумщині — 2001, Черкащині —1107.</text:p>
      <text:p text:style-name="P4">
Довідково: Всього з початку широкомасштабної агресії російської федерації натериторії України знешкоджено 365 125 од. вибухонебезпечних предметів та 2891кг вибухової речовини, у тому числі 2225 од. авіаційних бомб. Обстеженотериторію площею близько 85 501 гектарів.</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84" text:anchor-type="as-char" svg:width="6.9236in" svg:height="8.6545in" draw:z-index="0">
<draw:image xlink:href="../Images/AРМІЯINFORM/2023-05-17T55-00-00-04-00/12be044d-09b2-4a1f-9c0d-612851995a00.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17/za-dobu-pirotehniky-dsns-zneshkodyly-ponad-3000-vybuhonebezpechnyh-predmetiv/" text:style-name="Internet_20_link" text:visited-style-name="Visited_20_Internet_20_Link">
https://armyinform.com.ua/2023/05/17/za-dobu-pirotehniky-dsns-zneshkodyly-ponad-3000-vybuhonebezpechnyh-predmetiv/</text:a>
</text:p>
      <!--NEWS-->
      <text:h text:style-name="P10" text:outline-level="1">
<text:span text:style-name="T4">
Спроможності воєнної розвідки будуть посилені — Олександр Павлюк про перше засідання Комітету з питань стратегічного планування</text:span>
</text:h>
      <text:p text:style-name="P4">
Author: ['АРМІЯINFORM']</text:p>
      <text:p text:style-name="P4">
Time: 2023-05-17T56:00:00-04:00</text:p>
      <text:p text:style-name="P4">
Description: У Міністерстві оборони України відбулося перше засідання Комітету з питань стратегі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32109021_1183108922393737_2077347089359499215_n-e1684315441702.jpg" text:style-name="Internet_20_link" text:visited-style-name="Visited_20_Internet_20_Link">
332109021_1183108922393737_2077347089359499215_n-e1684315441702.jpg</text:a>
']</text:p>
      <text:p text:style-name="P4">
Tags: ['ВОЄННА РОЗВІДКА', 'ДЕРЖСПЕЦТРАНССЛУЖБА', 'МІНІСТЕРСТВО ОБОРОНИ УКРАЇНИ', 'ОЛЕКСАНДР ПАВЛЮК']</text:p>
      <text:p text:style-name="P4">
Category: News</text:p>
      <!--METADATA-->
      <text:p text:style-name="P4">
<draw:frame draw:style-name="fr1" draw:name="Image285" text:anchor-type="as-char" svg:width="6.9236in" svg:height="5.451718in" draw:z-index="0">
<draw:image xlink:href="../Images/AРМІЯINFORM/2023-05-17T56-00-00-04-00/332109021_1183108922393737_2077347089359499215_n-e1684315441702.jpg" xlink:type="simple" xlink:show="embed" xlink:actuate="onLoad" draw:mime-type="image/jpeg"/>
</draw:frame>
</text:p>
      <text:p text:style-name="P4">
У Міністерстві оборони України відбулося перше засідання Комітету з питаньстратегічного планування. У заході взяли участь заступники Міністра оборониУкраїни, керівники підрозділів апарату оборонного відомства, визначенийкерівний склад Збройних Сил України та Адміністрації Державної спеціальноїслужби транспорту.</text:p>
      <text:p text:style-name="P4">
Про це <text:a xlink:type="simple" xlink:href="https://www.mil.gov.ua/news/2023/05/17/spromozhnosti-voennoi-rozvidki-budut-posileni-%E2%80%93-general-lejtenant-oleksandr-pavlyuk-pro-pershe-zasidannya-komitetu-z-pitan-strategichnogo-planuvannya/" text:style-name="Internet_20_link" text:visited-style-name="Visited_20_Internet_20_Link">
повідомляє</text:a>
Міністерство оборони України.</text:p>
      <text:p text:style-name="P4">
За результатами засідання Голова Комітету — перший заступник Міністра оборонигенерал-лейтенант Олександр Павлюк прийняв узгоджені рішення щодо посиленняспроможностей воєнної розвідки.</text:p>
      <text:p text:style-name="P4">
Під час засідання були розглянуті питання автоматизації процесів збору іобробки розвідувальних відомостей та управління силами і засобами розвідки зурахуванням принципів і стандартів НАТО. У пріоритеті розвитку розвідувальнихспроможностей у рамках реалізації п’ятої Стратегічної цілі Стратегічногооборонного бюлетеня України — оперативність здійснення процедур і циклівпроцесу розвідувальної оцінки оперативної обстановки, планування та управліннясилами і засобами розвідки угруповань військ і сил.</text:p>
      <text:p text:style-name="P4">
— Перше засідання Комітету з питань стратегічного планування дає стартреалізації практичної фази діяльності комітетів як одного із ключових напрямівзапровадження в оборонному відомстві процедур та практик держав-членів НАТО усфері спільного урядування. За результатами спільних напрацювань членівКомітету спроможності воєнної розвідки будуть посилені, — зазначив генерал-лейтенант Олександр Павлюк.</text:p>
      <text:p text:style-name="P4">
<text:span text:style-name="T5">
Довідково:</text:span>
</text:p>
      <text:p text:style-name="P4">
<text:span text:style-name="T4">
Комітет з питань стратегічного планування в системі Міністерства оборониУкраїни</text:span>
 є постійно діючим консультативним органом, який створений всистемі Міністерства оборони України з метою надання підтримки керівництвуМіноборони у прийнятті обґрунтованих, узгоджених та прозорих рішень знайбільш складних питань стратегічного планування діяльності, інституційногорозвитку сил оборони шляхом спрямування реалізації Стратегічного оборонногобюлетеня України, організації планування та координації діяльностідержавних органів під час підготовки та здійснення силами оборони збройногозахисту держави, виконання заходів Плану оборони України.</text:p>
      <text:p text:style-name="P4">
<text:span text:style-name="T4">
Основною метою</text:span>
 спільного урядування є ефективна підтримка вищоговійськового та цивільного керівництва в процесах вироблення ними рішень зключових питань формування та реалізації державної політики з питаньнаціональної безпеки у воєнній сфері, сферах оборони і військового будівництвау мирний час та особливий період, що відповідає очікуванням суспільства тазміцнює довіру громадськості до оборонного відомства.</text:p>
      <text:p text:style-name="P4">
Система спільного урядування передбачає функціонування:</text:p>
      <ul>
        <li>
на вищому (стратегічному) рівні — Стратегічної ради Міністерства оборони України;  * на другому (функціональному) — п’яти комітетів (з питань стратегічного планування, кадрового менеджменту, менеджменту озброєнь, менеджменту майна, менеджменту спроможностей сил оборони).</li>
      </ul>
      <text:p text:style-name="P4">
Source: <text:a xlink:type="simple" xlink:href="https://armyinform.com.ua/2023/05/17/spromozhnosti-voyennoyi-rozvidky-budut-posyleni-oleksandr-pavlyuk-pro-pershe-zasidannya-komitetu-z-pytan-strategichnogo-planuvannya/" text:style-name="Internet_20_link" text:visited-style-name="Visited_20_Internet_20_Link">
https://armyinform.com.ua/2023/05/17/spromozhnosti-voyennoyi-rozvidky-budut-posyleni-oleksandr-pavlyuk-pro-pershe-zasidannya-komitetu-z-pytan-strategichnogo-planuvannya/</text:a>
</text:p>
      <!--NEWS-->
      <text:h text:style-name="P10" text:outline-level="1">
<text:span text:style-name="T4">
18 травня у Military Media Center відбудеться брифінг щодо інформаційної кампанії «Допомога після поранення»</text:span>
</text:h>
      <text:p text:style-name="P4">
Author: ['АРМІЯINFORM']</text:p>
      <text:p text:style-name="P4">
Time: 2023-05-17T57:00:00-04:00</text:p>
      <text:p text:style-name="P4">
Description: 18 травня 2023 року об 11:00 у Military Media Center за участі представниці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ig-mmc.jpg" text:style-name="Internet_20_link" text:visited-style-name="Visited_20_Internet_20_Link">
big-mmc.jpg</text:a>
']</text:p>
      <text:p text:style-name="P4">
Tags: ['БРИФІНГ', 'ВІЙСЬКОВО-ЛІКАРСЬКА КОМІСІЯ']</text:p>
      <text:p text:style-name="P4">
Category: News</text:p>
      <!--METADATA-->
      <text:p text:style-name="P4">
<draw:frame draw:style-name="fr1" draw:name="Image286" text:anchor-type="as-char" svg:width="6.9236in" svg:height="3.894525in" draw:z-index="0">
<draw:image xlink:href="../Images/AРМІЯINFORM/2023-05-17T57-00-00-04-00/big-mmc.jpg" xlink:type="simple" xlink:show="embed" xlink:actuate="onLoad" draw:mime-type="image/jpeg"/>
</draw:frame>
 Брифінг</text:p>
      <text:p text:style-name="P4">
<text:span text:style-name="T4">
18 травня 2023 року об 11:00</text:span>
<text:a xlink:type="simple" xlink:href="https://t.me/militarymediacenter/1962" text:style-name="Internet_20_link" text:visited-style-name="Visited_20_Internet_20_Link">
у Military MediaCenter</text:a>
 за участі представниціУправління стратегічних комунікацій Апарату Головнокомандувача ЗС УкраїниОксани Горбач відбудеться брифінг на тему: «Як інформаційна кампанія «Допомогапісля поранення» підтримує військовослужбовців при проходженні ВЛК».</text:p>
      <text:p text:style-name="P4">
<text:span text:style-name="T4">
Акредитація представників ЗМІ обов’язкова і триватиме до 10:00 18 травня.</text:span>
</text:p>
      <text:p text:style-name="P4">
Заявки на акредитацію надсилайте на електронну адресу: <text:a xlink:type="simple" xlink:href="https://armyinform.com.ua/cdn-cgi/l/email-protection#9fefecf2f0fbeadfeff0ecebb1f2f6f3b1f8f0e9b1eafe" text:style-name="Internet_20_link" text:visited-style-name="Visited_20_Internet_20_Link">
[emailprotected]</text:a>
 із зазначеннямпрізвища, імені та по батькові журналіста, назви видання, контактноготелефону, електронної адреси.</text:p>
      <text:p text:style-name="P4">
Брифінг транслюватиметься онлайн на YouTube каналі Військового телебаченняУкраїни — &lt;https://www.youtube.com/channel/UCWRZ7gEgbry5FI2-46EX3jA&gt;
</text:p>
      <text:p text:style-name="P4">
Source: <text:a xlink:type="simple" xlink:href="https://armyinform.com.ua/2023/05/17/18-travnya-u-military-media-center-vidbudetsya-bryfing-shhodo-informaczijnoyi-kampaniyi-dopomoga-pislya-poranennya/" text:style-name="Internet_20_link" text:visited-style-name="Visited_20_Internet_20_Link">
https://armyinform.com.ua/2023/05/17/18-travnya-u-military-media-center-vidbudetsya-bryfing-shhodo-informaczijnoyi-kampaniyi-dopomoga-pislya-poranennya/</text:a>
</text:p>
      <!--NEWS-->
      <text:h text:style-name="P10" text:outline-level="1">
<text:span text:style-name="T4">
росія завела до пунктів базування усі носії «Калібрів» у Чорному та Азовському морях — ВМС ЗСУ</text:span>
</text:h>
      <text:p text:style-name="P4">
Author: ['АРМІЯINFORM']</text:p>
      <text:p text:style-name="P4">
Time: 2023-05-17T58:00:00-04:00</text:p>
      <text:p text:style-name="P4">
Description: У Чорному та Азовському морях станом на 17 травня перебувають п’ять російських бой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46648510-235.jpg" text:style-name="Internet_20_link" text:visited-style-name="Visited_20_Internet_20_Link">
630_360_1646648510-235.jpg</text:a>
']</text:p>
      <text:p text:style-name="P4">
Tags: ['ВМС ЗС УКРАЇНИ', 'РАКЕТИ «КАЛІБР»', 'ЧОРНЕ ТА АЗОВСЬКЕ МОРЯ']</text:p>
      <text:p text:style-name="P4">
Category: News</text:p>
      <!--METADATA-->
      <text:p text:style-name="P4">
<draw:frame draw:style-name="fr1" draw:name="Image287" text:anchor-type="as-char" svg:width="6.9236in" svg:height="3.956343in" draw:z-index="0">
<draw:image xlink:href="../Images/AРМІЯINFORM/2023-05-17T58-00-00-04-00/630_360_1646648510-235.jpg" xlink:type="simple" xlink:show="embed" xlink:actuate="onLoad" draw:mime-type="image/jpeg"/>
</draw:frame>
</text:p>
      <text:p text:style-name="P4">
У Чорному та Азовському морях станом на 17 травня перебувають п’ять російськихбойових кораблів, серед них немає жодного носія крилатих ракет «Калібр».</text:p>
      <text:p text:style-name="P4">
Про це <text:a xlink:type="simple" xlink:href="https://t.me/ukrainian_navy/3133" text:style-name="Internet_20_link" text:visited-style-name="Visited_20_Internet_20_Link">
повідомляє</text:a>
 пресслужба Військово-Морських Сил ЗСУ.</text:p>
      <text:p text:style-name="P4">
У Чорному морі на бойовому чергуванні перебувають чотири ворожі кораблі, вАзовському морі — один.</text:p>
      <text:p text:style-name="P4">
У Середземному морі росія тримає сім кораблів, з них два носії крилатих ракет«Калібр», загальний залп до 20 ракет.</text:p>
      <text:p text:style-name="P4">
За добу в інтересах рф прохід Керч-Єнікальською протокою здійснили:</text:p>
      <ul>
        <li>
до Азовського моря — 5 суден;  * до Чорного моря — 38 суден, з них 13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17/rosiya-zavela-do-punktiv-bazuvannya-usi-nosiyi-kalibriv-u-chornomu-ta-azovskomu-moryah-vms-zsu/" text:style-name="Internet_20_link" text:visited-style-name="Visited_20_Internet_20_Link">
https://armyinform.com.ua/2023/05/17/rosiya-zavela-do-punktiv-bazuvannya-usi-nosiyi-kalibriv-u-chornomu-ta-azovskomu-moryah-vms-zsu/</text:a>
</text:p>
      <!--NEWS-->
      <text:h text:style-name="P10" text:outline-level="1">
<text:span text:style-name="T4">
Юрій Ігнат розповів про унікальні ТТХ та живучість ЗРК  Patriot</text:span>
</text:h>
      <text:p text:style-name="P4">
Author: ['Вячеслав Діордієв']</text:p>
      <text:p text:style-name="P4">
Time: 2023-05-17T59:00:00-04:00</text:p>
      <text:p text:style-name="P4">
Description: В ефірі телевізійного марафону «Єдині новини» речник Командування Повітряних Сил З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rk-patriot.jpg" text:style-name="Internet_20_link" text:visited-style-name="Visited_20_Internet_20_Link">
zrk-patriot.jpg</text:a>
']</text:p>
      <text:p text:style-name="P4">
Tags: ['ЗРК PATRIOT', 'ЮРІЙ ІГНАТ']</text:p>
      <text:p text:style-name="P4">
Category: News</text:p>
      <!--METADATA-->
      <text:p text:style-name="P4">
<draw:frame draw:style-name="fr1" draw:name="Image288" text:anchor-type="as-char" svg:width="6.9236in" svg:height="3.89132in" draw:z-index="0">
<draw:image xlink:href="../Images/AРМІЯINFORM/2023-05-17T59-00-00-04-00/zrk-patriot.jpg" xlink:type="simple" xlink:show="embed" xlink:actuate="onLoad" draw:mime-type="image/jpeg"/>
</draw:frame>
 ЗРКPatriot</text:p>
      <text:p text:style-name="P4">
В ефірі <text:a xlink:type="simple" xlink:href="https://www.youtube.com/watch" text:style-name="Internet_20_link" text:visited-style-name="Visited_20_Internet_20_Link">
телевізійного марафону</text:a>
«Єдині новини» речник Командування Повітряних Сил ЗС України Юрій Ігнатрозповів, як були знищені російські «Кинджали», спрямовані на Київ, тапорадив, аби ніхто не переймався долею зенітно-ракетного комплексу Patriot.Нагадаємо, що 16 травня міністерство оборони рф повідомило, що їхні силинібито уразили ЗРК Patriot у Києві ракетою «Кинджал».</text:p>
      <text:p text:style-name="P4">
— З технічної точки зору його називають і комплексом, і дивізіоном, ісистемою. Але в тому ж дивізіоні є командний пункт, де перебуває бойоваобслуга, яка за отриманою інформацією про повітряну обстановку відпрацьовує поповітряних цілях противника. Загалом Patriot може працювати в ручному,напівавтоматичному та автоматичному режимах. І саме в автоматичному режимі, девсе залежить від швидкості ухвалення рішень, виявлення цілей та застосуванняозброєння, були знищені ворожі ракети під час нещодавньої масованої атаки наКиївщину, — розповів полковник Юрій Ігнат.</text:p>
      <text:p text:style-name="P4">
Речник Командування Повітряних Сил ЗС України також додав, що ЗРК Patriot — цескладна потужна система, бойову роботу якої також забезпечують радар і близьковосьми ракетних пускових установок, що розташовані на певній відстані. Томузнищити цей зенітно-ракетний комплекс якимось «Кинджалом» просто неможливо.</text:p>
      <text:p text:style-name="P4">
Відповідаючи на запитання ведучої щодо мети, яку переслідували росіяни під часнещодавнього масованого удару по Київщині, офіцер відповів, що завдякипрофесійній роботі наших Сил протиповітряної оборони про кінцеву мету росіянми не дізнаємося, оскільки всі ворожі ракети були знищені в повітрі.</text:p>
      <text:p text:style-name="P4">
— Якщо перехоплення нашими засобами ППО того самого «Кинджала» відбулосявисоко в повітрі, то вирахувати, куди саме цілив ворог, неможливо. Адже в разівідхилення ворожої ракети лише на кілька градусів її рух може змінюватися надесяток кілометрів. Ми можемо лише розуміти, що ворог цілив по нашихвійськових та інфраструктурних об’єктах. Тобто намагався уразити цілі, що єдля нього пріоритетними. Але про які саме цілі йдеться, не дізнаємося, боросійські ракети туди не долетіли. І це дуже добре! — підсумував Юрій Ігнат.</text:p>
      <text:p text:style-name="P4">
Source: <text:a xlink:type="simple" xlink:href="https://armyinform.com.ua/2023/05/17/yurij-ignat-rozpoviv-pro-unikalni-tth-ta-zhyvuchist-zrk-patriot/" text:style-name="Internet_20_link" text:visited-style-name="Visited_20_Internet_20_Link">
https://armyinform.com.ua/2023/05/17/yurij-ignat-rozpoviv-pro-unikalni-tth-ta-zhyvuchist-zrk-patriot/</text:a>
</text:p>
      <!--NEWS-->
      <text:h text:style-name="P10" text:outline-level="1">
<text:span text:style-name="T4">
Комітет Палати представників Конгресу США підтримав резолюцію про спецтрибунал для рф</text:span>
</text:h>
      <text:p text:style-name="P4">
Author: ['АРМІЯINFORM']</text:p>
      <text:p text:style-name="P4">
Time: 2023-05-17T60:00:00-04:00</text:p>
      <text:p text:style-name="P4">
Description: Відповідний документ розміщено на сайті Конгресу США.    «Сьогодні ми на крок ближче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8f2b218e99a294951481-1.png" text:style-name="Internet_20_link" text:visited-style-name="Visited_20_Internet_20_Link">
638f2b218e99a294951481-1.png</text:a>
']</text:p>
      <text:p text:style-name="P4">
Tags: ['STOPRUSSIA', 'ВТОРГНЕННЯ РФ', 'ДОПОМОГА ПАРТНЕРІВ', 'КОНГРЕС США', 'СВІТ ПІДТРИМУЄ УКРАЇНУ', 'СПЕЦІАЛЬНИЙ ТРИБУНАЛ']</text:p>
      <text:p text:style-name="P4">
Category: News</text:p>
      <!--METADATA-->
      <text:p text:style-name="P4">
<draw:frame draw:style-name="fr1" draw:name="Image289" text:anchor-type="as-char" svg:width="6.9236in" svg:height="3.63489in" draw:z-index="0">
<draw:image xlink:href="../Images/AРМІЯINFORM/2023-05-17T60-00-00-04-00/638f2b218e99a294951481-1.png" xlink:type="simple" xlink:show="embed" xlink:actuate="onLoad" draw:mime-type="image/png"/>
</draw:frame>
 Ілюстративне фото</text:p>
      <text:p text:style-name="P4">
Відповідний <text:a xlink:type="simple" xlink:href="https://www.congress.gov/bill/118th-congress/house-resolution/81/text" text:style-name="Internet_20_link" text:visited-style-name="Visited_20_Internet_20_Link">
документ</text:a>
 розміщено на сайті Конгресу США.</text:p>
      <text:p text:style-name="P4">
«Сьогодні ми на крок ближче до справедливості для України. Мій законопроєктпро офіційну підтримку створення спеціального трибуналу щодо розслідуваннязлочинів агресії в Україні був підтриманий у Комітеті закордонних справ», —<text:a xlink:type="simple" xlink:href="https://twitter.com/USRepKeating/status/1658601782866526210" text:style-name="Internet_20_link" text:visited-style-name="Visited_20_Internet_20_Link">
повідомив</text:a>
 авторзаконопроєкту конгресмен Білл Кітінг.</text:p>
      <text:p text:style-name="P4">
У самому тексті резолюції зазначено, що російська федерація та її посадовіособи неодмінно повинні відповісти за всі злочини проти українського народу.</text:p>
      <text:p text:style-name="P4">
«Палата представників рішуче засуджує широкомасштабне вторгнення російськоїфедерації в Україну, підтримує народ України в його боротьбі за свободу,незалежність і демократію, підкреслює суверенітет і територіальну цілісністьУкраїни в її міжнародно визнаних кордонах і вважає, що є вагомі доказивинуватості окремих лідерів російської федерації у вчиненні злочину агресіїпроти України, для цього потрібне відповідне рішення міжнародної спільноти», —йдеться в документі.</text:p>
      <text:p text:style-name="P4">
Нагадаємо, 4 березня 2022 року міністр закордонних справ Дмитро Кулеба<text:a xlink:type="simple" xlink:href="https://armyinform.com.ua/2023/01/27/speczialnyj-trybunal-nad-putinym-i-lukashenkom-algorytm-stvorennya-mozhlyve-pokarannya/" text:style-name="Internet_20_link" text:visited-style-name="Visited_20_Internet_20_Link">
презентував</text:a>
 деклараціющодо створення спеціального трибуналу для покарання за злочин агресії протиУкраїни. Станом на 10 травня 2023 року до коаліції зі створення спецтрибуналущодо злочину агресії рф <text:a xlink:type="simple" xlink:href="https://armyinform.com.ua/2023/05/10/do-koalicziyi-zi-stvorennya-specztrybunalu-shhodo-zlochynu-agresiyi-vhodyat-uzhe-37-krayin/" text:style-name="Internet_20_link" text:visited-style-name="Visited_20_Internet_20_Link">
входять</text:a>
 37 країн.</text:p>
      <text:p text:style-name="P4">
Source: <text:a xlink:type="simple" xlink:href="https://armyinform.com.ua/2023/05/17/komitet-palaty-predstavnykiv-kongresu-ssha-pidtrymav-rezolyucziyu-pro-specztrybunal-dlya-rf/" text:style-name="Internet_20_link" text:visited-style-name="Visited_20_Internet_20_Link">
https://armyinform.com.ua/2023/05/17/komitet-palaty-predstavnykiv-kongresu-ssha-pidtrymav-rezolyucziyu-pro-specztrybunal-dlya-rf/</text:a>
</text:p>
      <!--NEWS-->
      <text:h text:style-name="P10" text:outline-level="1">
<text:span text:style-name="T4">
Вистоявши зараз, України дає свободу всім новим поколінням — Глава держави</text:span>
</text:h>
      <text:p text:style-name="P4">
Author: ['АРМІЯINFORM']</text:p>
      <text:p text:style-name="P4">
Time: 2023-05-17T61:00:00-04:00</text:p>
      <text:p text:style-name="P4">
Description: — Вистоявши зараз, звільняючи нашу землю зараз, даючи Україні перемогти зараз — коже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b3f0f24-d7be-450a-8432-115db59748da.jpg" text:style-name="Internet_20_link" text:visited-style-name="Visited_20_Internet_20_Link">
fb3f0f24-d7be-450a-8432-115db59748da.jpg</text:a>
', '<text:a xlink:type="simple" xlink:href="https://armyinform.com.ua/wp-content/uploads/2023/05/5b990043-3f7c-4cae-b89e-7a9dc3f2dfbd-150x150.jpg" text:style-name="Internet_20_link" text:visited-style-name="Visited_20_Internet_20_Link">
5b990043-3f7c-4cae-b89e-7a9dc3f2dfbd-150x150.jpg</text:a>
', '<text:a xlink:type="simple" xlink:href="https://armyinform.com.ua/wp-content/uploads/2023/05/83793149-1c52-48bc-bdb8-ea91486772b9-150x150.jpg" text:style-name="Internet_20_link" text:visited-style-name="Visited_20_Internet_20_Link">
83793149-1c52-48bc-bdb8-ea91486772b9-150x150.jpg</text:a>
', '<text:a xlink:type="simple" xlink:href="https://armyinform.com.ua/wp-content/uploads/2023/05/f13c5211-a2a9-4f74-b8d9-e1e229f2f132-150x150.jpg" text:style-name="Internet_20_link" text:visited-style-name="Visited_20_Internet_20_Link">
f13c5211-a2a9-4f74-b8d9-e1e229f2f132-150x150.jpg</text:a>
', '<text:a xlink:type="simple" xlink:href="https://armyinform.com.ua/wp-content/uploads/2023/05/0c19d6b5-96f0-4005-9753-06beb083eab0-150x150.jpg" text:style-name="Internet_20_link" text:visited-style-name="Visited_20_Internet_20_Link">
0c19d6b5-96f0-4005-9753-06beb083eab0-150x150.jpg</text:a>
', '<text:a xlink:type="simple" xlink:href="https://armyinform.com.ua/wp-content/uploads/2023/05/65fb15c5-5756-47a3-b561-6b699e7cd804-150x150.jpg" text:style-name="Internet_20_link" text:visited-style-name="Visited_20_Internet_20_Link">
65fb15c5-5756-47a3-b561-6b699e7cd804-150x150.jpg</text:a>
', '<text:a xlink:type="simple" xlink:href="https://armyinform.com.ua/wp-content/uploads/2023/05/af4fa59c-347a-4bac-a22a-ff5d1a57a2a4-150x150.jpg" text:style-name="Internet_20_link" text:visited-style-name="Visited_20_Internet_20_Link">
af4fa59c-347a-4bac-a22a-ff5d1a57a2a4-150x150.jpg</text:a>
', '<text:a xlink:type="simple" xlink:href="https://armyinform.com.ua/wp-content/uploads/2023/05/91f712d4-c032-4d09-a732-768a148083f2-150x150.jpg" text:style-name="Internet_20_link" text:visited-style-name="Visited_20_Internet_20_Link">
91f712d4-c032-4d09-a732-768a148083f2-150x150.jpg</text:a>
', '<text:a xlink:type="simple" xlink:href="https://armyinform.com.ua/wp-content/uploads/2023/05/3ec95483-2029-41a4-b79a-02cd7c1ec841-150x150.jpg" text:style-name="Internet_20_link" text:visited-style-name="Visited_20_Internet_20_Link">
3ec95483-2029-41a4-b79a-02cd7c1ec841-150x150.jpg</text:a>
', '<text:a xlink:type="simple" xlink:href="https://armyinform.com.ua/wp-content/uploads/2023/05/72695b5c-da74-4e00-a8b3-71b650417e52-150x150.jpg" text:style-name="Internet_20_link" text:visited-style-name="Visited_20_Internet_20_Link">
72695b5c-da74-4e00-a8b3-71b650417e52-150x150.jpg</text:a>
']</text:p>
      <text:p text:style-name="P4">
Tags: ['STOPRUSSIA', 'АГРЕСІЯ РФ', 'ВОЛОДИМИР ЗЕЛЕНСЬКИЙ', 'ВТОРГНЕННЯ РФ']</text:p>
      <text:p text:style-name="P4">
Category: News</text:p>
      <!--METADATA-->
      <text:p text:style-name="P4">
<draw:frame draw:style-name="fr1" draw:name="Image290" text:anchor-type="as-char" svg:width="6.9236in" svg:height="4.615733in" draw:z-index="0">
<draw:image xlink:href="../Images/AРМІЯINFORM/2023-05-17T61-00-00-04-00/fb3f0f24-d7be-450a-8432-115db59748da.jpg" xlink:type="simple" xlink:show="embed" xlink:actuate="onLoad" draw:mime-type="image/jpeg"/>
</draw:frame>
</text:p>
      <text:p text:style-name="P4">
— Вистоявши зараз, звільняючи нашу землю зараз, даючи Україні перемогти зараз— кожен і кожна, хто бʼється заради України, дає свободу й усім новимпоколінням нашого народу, —<text:a xlink:type="simple" xlink:href="https://armyinform.com.ua/reformator/script%20async%20src=%22https:/telegram.org/js/telegram-widget.js" text:style-name="Internet_20_link" text:visited-style-name="Visited_20_Internet_20_Link">
написав</text:a>
 Володимир Зеленський у своєму телеграм-каналі.</text:p>
      <text:p text:style-name="P4">
<text:a xlink:type="simple" xlink:href="https://armyinform.com.ua/wp-content/uploads/2023/05/5b990043-3f7c-4cae-b89e-7a9dc3f2dfbd.jpg" text:style-name="Internet_20_link" text:visited-style-name="Visited_20_Internet_20_Link">
<draw:frame draw:style-name="fr1" draw:name="Image291" text:anchor-type="as-char" svg:width="6.9236in" svg:height="6.9236in" draw:z-index="0">
<draw:image xlink:href="../Images/AРМІЯINFORM/2023-05-17T61-00-00-04-00/5b990043-3f7c-4cae-b89e-7a9dc3f2dfbd-150x150.jpg" xlink:type="simple" xlink:show="embed" xlink:actuate="onLoad" draw:mime-type="image/jpeg"/>
</draw:frame>
</text:a>
</text:p>
      <text:p text:style-name="P4">
<text:a xlink:type="simple" xlink:href="https://armyinform.com.ua/wp-content/uploads/2023/05/83793149-1c52-48bc-bdb8-ea91486772b9.jpg" text:style-name="Internet_20_link" text:visited-style-name="Visited_20_Internet_20_Link">
<draw:frame draw:style-name="fr1" draw:name="Image292" text:anchor-type="as-char" svg:width="6.9236in" svg:height="6.9236in" draw:z-index="0">
<draw:image xlink:href="../Images/AРМІЯINFORM/2023-05-17T61-00-00-04-00/83793149-1c52-48bc-bdb8-ea91486772b9-150x150.jpg" xlink:type="simple" xlink:show="embed" xlink:actuate="onLoad" draw:mime-type="image/jpeg"/>
</draw:frame>
</text:a>
</text:p>
      <text:p text:style-name="P4">
<text:a xlink:type="simple" xlink:href="https://armyinform.com.ua/wp-content/uploads/2023/05/f13c5211-a2a9-4f74-b8d9-e1e229f2f132.jpg" text:style-name="Internet_20_link" text:visited-style-name="Visited_20_Internet_20_Link">
<draw:frame draw:style-name="fr1" draw:name="Image293" text:anchor-type="as-char" svg:width="6.9236in" svg:height="6.9236in" draw:z-index="0">
<draw:image xlink:href="../Images/AРМІЯINFORM/2023-05-17T61-00-00-04-00/f13c5211-a2a9-4f74-b8d9-e1e229f2f132-150x150.jpg" xlink:type="simple" xlink:show="embed" xlink:actuate="onLoad" draw:mime-type="image/jpeg"/>
</draw:frame>
</text:a>
</text:p>
      <text:p text:style-name="P4">
<text:a xlink:type="simple" xlink:href="https://armyinform.com.ua/wp-content/uploads/2023/05/0c19d6b5-96f0-4005-9753-06beb083eab0.jpg" text:style-name="Internet_20_link" text:visited-style-name="Visited_20_Internet_20_Link">
<draw:frame draw:style-name="fr1" draw:name="Image294" text:anchor-type="as-char" svg:width="6.9236in" svg:height="6.9236in" draw:z-index="0">
<draw:image xlink:href="../Images/AРМІЯINFORM/2023-05-17T61-00-00-04-00/0c19d6b5-96f0-4005-9753-06beb083eab0-150x150.jpg" xlink:type="simple" xlink:show="embed" xlink:actuate="onLoad" draw:mime-type="image/jpeg"/>
</draw:frame>
</text:a>
</text:p>
      <text:p text:style-name="P4">
<text:a xlink:type="simple" xlink:href="https://armyinform.com.ua/wp-content/uploads/2023/05/65fb15c5-5756-47a3-b561-6b699e7cd804.jpg" text:style-name="Internet_20_link" text:visited-style-name="Visited_20_Internet_20_Link">
<draw:frame draw:style-name="fr1" draw:name="Image295" text:anchor-type="as-char" svg:width="6.9236in" svg:height="6.9236in" draw:z-index="0">
<draw:image xlink:href="../Images/AРМІЯINFORM/2023-05-17T61-00-00-04-00/65fb15c5-5756-47a3-b561-6b699e7cd804-150x150.jpg" xlink:type="simple" xlink:show="embed" xlink:actuate="onLoad" draw:mime-type="image/jpeg"/>
</draw:frame>
</text:a>
</text:p>
      <text:p text:style-name="P4">
<text:a xlink:type="simple" xlink:href="https://armyinform.com.ua/wp-content/uploads/2023/05/af4fa59c-347a-4bac-a22a-ff5d1a57a2a4.jpg" text:style-name="Internet_20_link" text:visited-style-name="Visited_20_Internet_20_Link">
<draw:frame draw:style-name="fr1" draw:name="Image296" text:anchor-type="as-char" svg:width="6.9236in" svg:height="6.9236in" draw:z-index="0">
<draw:image xlink:href="../Images/AРМІЯINFORM/2023-05-17T61-00-00-04-00/af4fa59c-347a-4bac-a22a-ff5d1a57a2a4-150x150.jpg" xlink:type="simple" xlink:show="embed" xlink:actuate="onLoad" draw:mime-type="image/jpeg"/>
</draw:frame>
</text:a>
</text:p>
      <text:p text:style-name="P4">
<text:a xlink:type="simple" xlink:href="https://armyinform.com.ua/wp-content/uploads/2023/05/91f712d4-c032-4d09-a732-768a148083f2.jpg" text:style-name="Internet_20_link" text:visited-style-name="Visited_20_Internet_20_Link">
<draw:frame draw:style-name="fr1" draw:name="Image297" text:anchor-type="as-char" svg:width="6.9236in" svg:height="6.9236in" draw:z-index="0">
<draw:image xlink:href="../Images/AРМІЯINFORM/2023-05-17T61-00-00-04-00/91f712d4-c032-4d09-a732-768a148083f2-150x150.jpg" xlink:type="simple" xlink:show="embed" xlink:actuate="onLoad" draw:mime-type="image/jpeg"/>
</draw:frame>
</text:a>
</text:p>
      <text:p text:style-name="P4">
<text:a xlink:type="simple" xlink:href="https://armyinform.com.ua/wp-content/uploads/2023/05/3ec95483-2029-41a4-b79a-02cd7c1ec841.jpg" text:style-name="Internet_20_link" text:visited-style-name="Visited_20_Internet_20_Link">
<draw:frame draw:style-name="fr1" draw:name="Image298" text:anchor-type="as-char" svg:width="6.9236in" svg:height="6.9236in" draw:z-index="0">
<draw:image xlink:href="../Images/AРМІЯINFORM/2023-05-17T61-00-00-04-00/3ec95483-2029-41a4-b79a-02cd7c1ec841-150x150.jpg" xlink:type="simple" xlink:show="embed" xlink:actuate="onLoad" draw:mime-type="image/jpeg"/>
</draw:frame>
</text:a>
</text:p>
      <text:p text:style-name="P4">
<text:a xlink:type="simple" xlink:href="https://armyinform.com.ua/wp-content/uploads/2023/05/72695b5c-da74-4e00-a8b3-71b650417e52.jpg" text:style-name="Internet_20_link" text:visited-style-name="Visited_20_Internet_20_Link">
<draw:frame draw:style-name="fr1" draw:name="Image299" text:anchor-type="as-char" svg:width="6.9236in" svg:height="6.9236in" draw:z-index="0">
<draw:image xlink:href="../Images/AРМІЯINFORM/2023-05-17T61-00-00-04-00/72695b5c-da74-4e00-a8b3-71b650417e52-150x150.jpg" xlink:type="simple" xlink:show="embed" xlink:actuate="onLoad" draw:mime-type="image/jpeg"/>
</draw:frame>
</text:a>
</text:p>
      <text:p text:style-name="P4">
Source: <text:a xlink:type="simple" xlink:href="https://armyinform.com.ua/2023/05/17/vystoyavshy-zaraz-ukrayiny-daye-svobodu-vsim-novym-pokolinnyam-glava-derzhavy/" text:style-name="Internet_20_link" text:visited-style-name="Visited_20_Internet_20_Link">
https://armyinform.com.ua/2023/05/17/vystoyavshy-zaraz-ukrayiny-daye-svobodu-vsim-novym-pokolinnyam-glava-derzhavy/</text:a>
</text:p>
      <!--NEWS-->
      <text:h text:style-name="P10" text:outline-level="1">
<text:span text:style-name="T4">
За останній місяць ворог збільшив обстріли прикордонних областей — Ганна Маляр</text:span>
</text:h>
      <text:p text:style-name="P4">
Author: ['АРМІЯINFORM']</text:p>
      <text:p text:style-name="P4">
Time: 2023-05-17T62:00:00-04:00</text:p>
      <text:p text:style-name="P4">
Description: За останній тиждень у період з 8 по 16 травня 2023 року російські війська здійснили 162...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text:p>
      <text:p text:style-name="P4">
Category: News</text:p>
      <!--METADATA-->
      <text:p text:style-name="P4">
<draw:frame draw:style-name="fr1" draw:name="Image300" text:anchor-type="as-char" svg:width="6.9236in" svg:height="5.532059in" draw:z-index="0">
<draw:image xlink:href="../Images/AРМІЯINFORM/2023-05-17T62-00-00-04-00/malyar-ganna-1.jpg" xlink:type="simple" xlink:show="embed" xlink:actuate="onLoad" draw:mime-type="image/jpeg"/>
</draw:frame>
</text:p>
      <text:p text:style-name="P4">
За останній тиждень у період з 8 по 16 травня 2023 року російські військаздійснили 162 обстріли по трьох областях. Найбільше зазнала обстрілів Сумськаобласть — 110. Чернігівська — 29. Харківська — 23.</text:p>
      <text:p text:style-name="P4">
Про це<text:a xlink:type="simple" xlink:href="https://armyinform.com.ua/reformator/script%20async%20src=%22https:/telegram.org/js/telegram-widget.js" text:style-name="Internet_20_link" text:visited-style-name="Visited_20_Internet_20_Link">
повідомляє</text:a>
 заступник Міністра оборони Ганна Маляр.</text:p>
      <text:p text:style-name="P4">
— Ворожа армія щодня стріляє по мирному населенню з різних видів озброєння тазнищує цивільні об’єкти — садочки, лікарні, школи. Є загиблі та поранені,серед яких — діти. Росія веде війну без правил та системно порушує нормиміжнародного гуманітарного права, — зазначила заступник Міністра оборони ГаннаМаляр.</text:p>
      <text:p text:style-name="P4">
За її словами ворог, застосовуючи артилерійські та авіаційні удари уприкордонних областях, намагається постійно тримати у напрузі наші війська тане допустити їх просування на інших напрямках.</text:p>
      <text:p text:style-name="P4">
Source: <text:a xlink:type="simple" xlink:href="https://armyinform.com.ua/2023/05/17/za-ostannij-misyacz-vorog-zbilshyv-obstrily-prykordonnyh-oblastej-ganna-malyar/" text:style-name="Internet_20_link" text:visited-style-name="Visited_20_Internet_20_Link">
https://armyinform.com.ua/2023/05/17/za-ostannij-misyacz-vorog-zbilshyv-obstrily-prykordonnyh-oblastej-ganna-malyar/</text:a>
</text:p>
      <!--NEWS-->
      <text:h text:style-name="P10" text:outline-level="1">
<text:span text:style-name="T4">
«Остання війна» — документальний проєкт, який розповідає про трансформацію рашизму та російсько-українську війну</text:span>
</text:h>
      <text:p text:style-name="P4">
Author: ['Світлана Кирган']</text:p>
      <text:p text:style-name="P4">
Time: 2023-05-17T63:00:00-04:00</text:p>
      <text:p text:style-name="P4">
Description: У столиці відбулася прем’єра авторського документального проєкту Мирослави Барчу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e-foto-1.jpg" text:style-name="Internet_20_link" text:visited-style-name="Visited_20_Internet_20_Link">
golovne-foto-1.jpg</text:a>
', '<text:a xlink:type="simple" xlink:href="https://armyinform.com.ua/wp-content/uploads/2023/05/foto-1-2-1.jpg" text:style-name="Internet_20_link" text:visited-style-name="Visited_20_Internet_20_Link">
foto-1-2-1.jpg</text:a>
', '<text:a xlink:type="simple" xlink:href="https://armyinform.com.ua/wp-content/uploads/2023/05/foto-2-13.jpg" text:style-name="Internet_20_link" text:visited-style-name="Visited_20_Internet_20_Link">
foto-2-13.jpg</text:a>
', '<text:a xlink:type="simple" xlink:href="https://armyinform.com.ua/wp-content/uploads/2023/05/foto-3-12.jpg" text:style-name="Internet_20_link" text:visited-style-name="Visited_20_Internet_20_Link">
foto-3-12.jpg</text:a>
']</text:p>
      <text:p text:style-name="P4">
Tags: ['STOPRUSSIA', 'АГРЕСІЯ РФ', 'ВТОРГНЕННЯ РФ', 'ОСТАННЯ ВІЙНА']</text:p>
      <text:p text:style-name="P4">
Category: News</text:p>
      <!--METADATA-->
      <text:p text:style-name="P4">
<draw:frame draw:style-name="fr1" draw:name="Image301" text:anchor-type="as-char" svg:width="6.9236in" svg:height="3.744514in" draw:z-index="0">
<draw:image xlink:href="../Images/AРМІЯINFORM/2023-05-17T63-00-00-04-00/golovne-foto-1.jpg" xlink:type="simple" xlink:show="embed" xlink:actuate="onLoad" draw:mime-type="image/jpeg"/>
</draw:frame>
</text:p>
      <text:p text:style-name="P4">
У столиці відбулася прем’єра авторського документального проєкту МирославиБарчук «Остання війна». Це цикл документальних фільмів, у якому впершеукраїнські та західні інтелектуали почали розповідати про те, скількинасправді триває російсько-українська війна, як українська армія протистоїтьросійській та руйнує міф про непереможність «другої армії світу».</text:p>
      <text:p text:style-name="P4">
Вчора презентували перший фільм циклу із назвою «Анатомія рашизму», у якомукоманда проєкту показала дослідження формування рашизму як ідеології сучасноїросії, наслідком якої стала російсько-українська війна.</text:p>
      <text:p text:style-name="P4">
<draw:frame draw:style-name="fr1" draw:name="Image302" text:anchor-type="as-char" svg:width="6.9236in" svg:height="4.615733in" draw:z-index="0">
<draw:image xlink:href="../Images/AРМІЯINFORM/2023-05-17T63-00-00-04-00/foto-1-2-1.jpg" xlink:type="simple" xlink:show="embed" xlink:actuate="onLoad" draw:mime-type="image/jpeg"/>
</draw:frame>
</text:p>
      <text:p text:style-name="P4">
— У фільмах «Останньої війни» йдеться відверто і чесно про історичні факти йподії, які затирались у пам’яті кількох поколінь за радянських часів і до2022-го не були відрефлексовані ні в Україні, ні на Заході, — розповілаавторка проєкту Мирослава Барчук.</text:p>
      <text:p text:style-name="P4">
Продюсер документального циклу «Остання війна» Володимир Ладижець розповідає,що метою цього проєкту є наведення аудиторії доказів того, що українці таросіяни — різні нації, які не мають спільних ні історії, ні традицій, німентальності. Він також зазначає, що ідея виготовлення подібного контентуназрівала давно, а широкомасштабне вторгнення росіян прискорило цей процес.</text:p>
      <text:p text:style-name="P4">
— Нині дуже важливо говорити вголос про нашу відмінність, адже програш у ційвійні означатиме повернення до чергових голодоморів, червоних терорів і всьоготого жаху, якого наша країна роками зазнавала від нашого сусіда, — підкресливВолодимир Ладижець.</text:p>
      <text:p text:style-name="P4">
<draw:frame draw:style-name="fr1" draw:name="Image303" text:anchor-type="as-char" svg:width="6.9236in" svg:height="4.615733in" draw:z-index="0">
<draw:image xlink:href="../Images/AРМІЯINFORM/2023-05-17T63-00-00-04-00/foto-2-13.jpg" xlink:type="simple" xlink:show="embed" xlink:actuate="onLoad" draw:mime-type="image/jpeg"/>
</draw:frame>
</text:p>
      <text:p text:style-name="P4">
Сценаристка документального циклу Дарія Гірна розповіла, що під час роботи надпроєктом довелося прочитати російських філософів-ідеологів рашизму тапереглянути години російської пропаганди, щоб показати глядачам, яктрансформувався рашизм за останні 30 років.</text:p>
      <text:p text:style-name="P4">
— Це була інтенсивна робота впродовж 2,5 місяців, і наша головна мета булазрозуміти, з чим ми, як країна, воюємо. Ми часто чуємо про рашизм у медіа, алеце перша спроба комплексного аналізу сучасної росії, з чим нам допомагаютьрозібратися українські й західні інтелектуали. Ми спробували деконструюватирашизм і показати його компоненти. Для цього ми мали пояснити, що відбувалосяз росією впродовж останніх 30 років, від 1990-го, коли вільний світрозраховував на подальшу її демократизацію. Тому найскладнішою задачею буловизначити, як зростав і трансформувався рашизм після розпаду срср, якіповоротні точки його живили, — розповіла Дарія Гірна.</text:p>
      <text:p text:style-name="P4">
В авторському документальному проєкті Мирослави Барчук свою експертну думкувисловили учасники фільму, а саме такі відомі особистості, як Сергій Плохій,Френсіс Фукуяма, Оксана Забужко, Тарас Лютий, Пітер Померанцев, ВолодимирЄрмоленко, Віталій Портников, Ярослав Грицак, Мирослава Маринович, ІрмаВітовська, Ахтем Сеітаблаєв та інші.</text:p>
      <text:p text:style-name="P4">
<draw:frame draw:style-name="fr1" draw:name="Image304" text:anchor-type="as-char" svg:width="6.9236in" svg:height="3.877216in" draw:z-index="0">
<draw:image xlink:href="../Images/AРМІЯINFORM/2023-05-17T63-00-00-04-00/foto-3-12.jpg" xlink:type="simple" xlink:show="embed" xlink:actuate="onLoad" draw:mime-type="image/jpeg"/>
</draw:frame>
</text:p>
      <text:p text:style-name="P4">
Яскраво у першій частині документального проєкту продемонстрували тапрокоментували фрагмент відкриття пам’ятника Володимиру Великому в москві у2016 році.</text:p>
      <text:p text:style-name="P4">
— Пам’ятник Князю Володимиру в москві у 2016 році поставили тому, що росіядосі відчуває себе загубленою і в часі, і в просторі, і не бачить ані своєїперспективи, ані свого коріння. Цим вчинком було показано, що Київська Русь єпредтечею московського царства, яке є предтечею російської імперії, яка зісвого боку є предтечею радянського союзу, а його спадкоємцем є російськафедерація, — розповів релігієзнавець, голова Державної служби з етнополітики ісвободи совісті Віктор Єленський.</text:p>
      <text:p text:style-name="P4">
Source: <text:a xlink:type="simple" xlink:href="https://armyinform.com.ua/2023/05/17/ostannya-vijna-dokumentalnyj-proyekt-yakyj-rozpovidaye-pro-transformacziyu-rashyzmu-ta-rosijsko-ukrayinsku-vijnu/" text:style-name="Internet_20_link" text:visited-style-name="Visited_20_Internet_20_Link">
https://armyinform.com.ua/2023/05/17/ostannya-vijna-dokumentalnyj-proyekt-yakyj-rozpovidaye-pro-transformacziyu-rashyzmu-ta-rosijsko-ukrayinsku-vijnu/</text:a>
</text:p>
      <!--NEWS-->
      <text:h text:style-name="P10" text:outline-level="1">
<text:span text:style-name="T4">
Учасники саміту Ради Європи підтримали створення Реєстру збитків, завданих агресією росії проти України</text:span>
</text:h>
      <text:p text:style-name="P4">
Author: ['АРМІЯINFORM']</text:p>
      <text:p text:style-name="P4">
Time: 2023-05-17T64:00:00-04:00</text:p>
      <text:p text:style-name="P4">
Description: Прем’єр-міністр України Денис Шмигаль разом із Прем'єр-міністром Ісландії Катр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humb_203790_820_360_0_0_auto.jpg" text:style-name="Internet_20_link" text:visited-style-name="Visited_20_Internet_20_Link">
thumb_203790_820_360_0_0_auto.jpg</text:a>
']</text:p>
      <text:p text:style-name="P4">
Tags: ['STOPRUSSIA', 'АГРЕСІЯ РФ', 'ВТОРГНЕННЯ РФ', 'ДЕНИС ШМИГАЛЬ', 'СВІТ ПІДТРИМУЄ УКРАЇНУ']</text:p>
      <text:p text:style-name="P4">
Category: News</text:p>
      <!--METADATA-->
      <text:p text:style-name="P4">
<draw:frame draw:style-name="fr1" draw:name="Image305" text:anchor-type="as-char" svg:width="6.9236in" svg:height="4.610104in" draw:z-index="0">
<draw:image xlink:href="../Images/AРМІЯINFORM/2023-05-17T64-00-00-04-00/thumb_203790_820_360_0_0_auto.jpg" xlink:type="simple" xlink:show="embed" xlink:actuate="onLoad" draw:mime-type="image/jpeg"/>
</draw:frame>
</text:p>
      <text:p text:style-name="P4">
Прем’єр-міністр України Денис Шмигаль разом із Прем'єр-міністром ІсландіїКатрін Якобсдоттір та Прем'єр-міністром Нідерландів Марком Рютте підписавПолітичну декларацію про приєднання до Розширеної часткової угоди щодо Реєструзбитків, завданих агресією росії проти України. Церемонія підписання відбуласьу Рейк’явіку (Ісландія) на полях 4-го Саміту голів держав та урядів РадиЄвропи.</text:p>
      <text:p text:style-name="P4">
Про це <text:a xlink:type="simple" xlink:href="https://www.kmu.gov.ua/news/uchasnyky-samitu-rady-ievropy-pidtrymaly-stvorennia-reiestru-zbytkiv-zavdanykh-ahresiieiu-rosii-proty-ukrainy" text:style-name="Internet_20_link" text:visited-style-name="Visited_20_Internet_20_Link">
повідомляє</text:a>
 Урядовий портал.</text:p>
      <text:p text:style-name="P4">
Денис Шмигаль подякував Раді Європи та всім державам-учасницям, які нависокому рівні підтримали це знакове рішення.</text:p>
      <text:p text:style-name="P4">
«Реєстр є важливим етапом на шляху до справедливості та відшкодування Україніта українцям збитків, які росія завдала своєю жорстокою війною. Тепернеобхідно забезпечити безпосередньо роботу Реєстру, аби постраждалі відросійської агресії могли подавати свої заяви», — зазначив очільникукраїнського Уряду.</text:p>
      <text:p text:style-name="P4">
Як підкреслив Денис Шмигаль, Україна разом із партнерами продовжує йти доосновної мети — створення комплексного механізму компенсації, який забезпечитьвиплату росією повного відшкодування Україні відповідно до міжнародного права.Зокрема за рахунок російських активів у світі.</text:p>
      <text:p text:style-name="P4">
Source: <text:a xlink:type="simple" xlink:href="https://armyinform.com.ua/2023/05/17/uchasnyky-samitu-rady-yevropy-pidtrymaly-stvorennya-reyestru-zbytkiv-zavdanyh-agresiyeyu-rosiyi-proty-ukrayiny/" text:style-name="Internet_20_link" text:visited-style-name="Visited_20_Internet_20_Link">
https://armyinform.com.ua/2023/05/17/uchasnyky-samitu-rady-yevropy-pidtrymaly-stvorennya-reyestru-zbytkiv-zavdanyh-agresiyeyu-rosiyi-proty-ukrayiny/</text:a>
</text:p>
      <!--NEWS-->
      <text:h text:style-name="P10" text:outline-level="1">
<text:span text:style-name="T4">
На окремих ділянках Бахмутського напрямку маємо просування — Ганна Маляр</text:span>
</text:h>
      <text:p text:style-name="P4">
Author: ['АРМІЯINFORM']</text:p>
      <text:p text:style-name="P4">
Time: 2023-05-17T65:00:00-04:00</text:p>
      <text:p text:style-name="P4">
Description: Заступник Міністра оборони України Ганна Маляр у Телеграм-каналі повідомила, що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ahmut-sytuacziya.jpg" text:style-name="Internet_20_link" text:visited-style-name="Visited_20_Internet_20_Link">
bahmut-sytuacziya.jpg</text:a>
']</text:p>
      <text:p text:style-name="P4">
Tags: ['БАХМУТ', 'ГАННА МАЛЯР']</text:p>
      <text:p text:style-name="P4">
Category: News</text:p>
      <!--METADATA-->
      <text:p text:style-name="P4">
<draw:frame draw:style-name="fr1" draw:name="Image306" text:anchor-type="as-char" svg:width="6.9236in" svg:height="4.275627in" draw:z-index="0">
<draw:image xlink:href="../Images/AРМІЯINFORM/2023-05-17T65-00-00-04-00/bahmut-sytuacziya.jpg" xlink:type="simple" xlink:show="embed" xlink:actuate="onLoad" draw:mime-type="image/jpeg"/>
</draw:frame>
 Ілюстративне фото</text:p>
      <text:p text:style-name="P4">
Заступник Міністра оборони України Ганна Маляр у Телеграм-каналі<text:a xlink:type="simple" xlink:href="https://t.me/annamaliar/753" text:style-name="Internet_20_link" text:visited-style-name="Visited_20_Internet_20_Link">
повідомила</text:a>
, що на Бахмутському напрямку<text:a xlink:type="simple" xlink:href="https://armyinform.com.ua/2023/05/16/za-dekilka-dniv-syly-oborony-zvilnyly-20-kv-km-pid-bahmutom-ganna-malyar/" text:style-name="Internet_20_link" text:visited-style-name="Visited_20_Internet_20_Link">
звільнені</text:a>
 останніми днями у передмістімайже 20 квадратних км Сили оборони України не втратили.</text:p>
      <text:p text:style-name="P4">
«Рухаємось далі. На окремих ділянках маємо просування», — зазначила вона.</text:p>
      <text:p text:style-name="P4">
Щодо ситуації у самому Бахмуті, то за інформацією Ганни Маляр, у містіточаться запеклі бої і ворог дещо просувається.</text:p>
      <text:p text:style-name="P4">
«Все, що у військовому розумінні можна зробити в цій ситуації — нашекомандування та бійці роблять. Роблять професійно та на межі можливостей», —наголосила заступник Міністра оборони України.</text:p>
      <text:p text:style-name="P4">
Source: <text:a xlink:type="simple" xlink:href="https://armyinform.com.ua/2023/05/17/na-okremyh-dilyankah-bahmutskogo-napryamku-mayemo-prosuvannya-ganna-malyar/" text:style-name="Internet_20_link" text:visited-style-name="Visited_20_Internet_20_Link">
https://armyinform.com.ua/2023/05/17/na-okremyh-dilyankah-bahmutskogo-napryamku-mayemo-prosuvannya-ganna-malyar/</text:a>
</text:p>
      <!--NEWS-->
      <text:h text:style-name="P10" text:outline-level="1">
<text:span text:style-name="T4">
Засуджено 9 бучанських катів: били і знущалися над мешканцем міста</text:span>
</text:h>
      <text:p text:style-name="P4">
Author: ['АРМІЯINFORM']</text:p>
      <text:p text:style-name="P4">
Time: 2023-05-17T66:00:00-04:00</text:p>
      <text:p text:style-name="P4">
Description: Суд визнав винними у порушенні законів та звичаїв війни 9 військовослужбовців 64-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ysunok2.jpg" text:style-name="Internet_20_link" text:visited-style-name="Visited_20_Internet_20_Link">
rysunok2.jpg</text:a>
']</text:p>
      <text:p text:style-name="P4">
Tags: ['АГРЕСІЯ РФ', 'БУЧА', 'ВТОРГНЕННЯ РФ', 'ОФІС ГЕНЕРАЛЬНОГО ПРОКУРОРА УКРАЇНИ', 'ПОРУШЕННЯ ЗАКОНІВ ТА ЗВИЧАЇВ ВІЙНИ']</text:p>
      <text:p text:style-name="P4">
Category: News</text:p>
      <!--METADATA-->
      <text:p text:style-name="P4">
<draw:frame draw:style-name="fr1" draw:name="Image307" text:anchor-type="as-char" svg:width="6.9236in" svg:height="5.002301in" draw:z-index="0">
<draw:image xlink:href="../Images/AРМІЯINFORM/2023-05-17T66-00-00-04-00/rysunok2.jpg" xlink:type="simple" xlink:show="embed" xlink:actuate="onLoad" draw:mime-type="image/jpeg"/>
</draw:frame>
</text:p>
      <text:p text:style-name="P4">
Суд визнав винними у порушенні законів та звичаїв війни 9 військовослужбовців64-ї окремої мотострілецької бригади сухопутних військ збройних сил рф ускладі 35 загальновійськової армії.</text:p>
      <text:p text:style-name="P4">
Про це<text:a xlink:type="simple" xlink:href="https://www.gp.gov.ua/ua/posts/zasudzeno-9-viiskovosluzbovciv-rf-yaki-bili-katuvali-ta-pogrozuvali-vbivstvom-meskancyu-buci" text:style-name="Internet_20_link" text:visited-style-name="Visited_20_Internet_20_Link">
повідомляє</text:a>
 Офіс Генеральногопрокурора України.</text:p>
      <text:p text:style-name="P4">
Одного з військовослужбовців рф засуджено до 12 років позбавлення волі,чотирьох — 11 років 6 місяців, інших — до 11 років ув’язнення.</text:p>
      <text:p text:style-name="P4">
Прокурори довели, що засуджені під час окупації міста Буча впродовж березня2022 року тримали у заручниках цивільного чоловіка, який не брав участі убойових діях і не мав зброї. Вони не забезпечували його їжею та водою.</text:p>
      <text:p text:style-name="P4">
Окупанти позбавили потерпілого можливості вільно пересуватися, зав’язували очілипкою стрічкою, зв’язували руки пластиковими хомутами та погрожуваливбивством.</text:p>
      <text:p text:style-name="P4">
Вони завдавали чоловіку тілесні ушкодження з метою отримання інформації пророзташування військовослужбовців ЗСУ та територіальної оборони, а в окремомувипадку і безпричинно. Били кулаками по тілу, а також прикладом зброї поногах, пальцях ніг та грудній клітині.</text:p>
      <text:p text:style-name="P4">
Наразі військовослужбовці рф перебувають в розшуку.</text:p>
      <text:p text:style-name="P4">
Source: <text:a xlink:type="simple" xlink:href="https://armyinform.com.ua/2023/05/17/zasudzheno-9-buchanskyh-kativ-byly-i-znushhalysya-nad-meshkanczem-mista/" text:style-name="Internet_20_link" text:visited-style-name="Visited_20_Internet_20_Link">
https://armyinform.com.ua/2023/05/17/zasudzheno-9-buchanskyh-kativ-byly-i-znushhalysya-nad-meshkanczem-mista/</text:a>
</text:p>
      <!--NEWS-->
      <text:h text:style-name="P10" text:outline-level="1">
<text:span text:style-name="T4">
Емманюель Макрон: Ми маємо прийти на допомогу українцям, які щоденно переживають тяжкі травми війни</text:span>
</text:h>
      <text:p text:style-name="P4">
Author: ['АРМІЯINFORM']</text:p>
      <text:p text:style-name="P4">
Time: 2023-05-17T67:00:00-04:00</text:p>
      <text:p text:style-name="P4">
Description: Світова спільнота має прийти на допомогу українцям, які щоденно стикаються із наслідк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cron.jpg" text:style-name="Internet_20_link" text:visited-style-name="Visited_20_Internet_20_Link">
macron.jpg</text:a>
']</text:p>
      <text:p text:style-name="P4">
Tags: ['АГРЕСІЯ РФ', 'ДОПОМОГА ПАРТНЕРІВ', 'ЕММАНЮЕЛЬ МАКРОН', 'СВІТ ПІДТРИМУЄ УКРАЇНУ']</text:p>
      <text:p text:style-name="P4">
Category: News</text:p>
      <!--METADATA-->
      <text:p text:style-name="P4">
<draw:frame draw:style-name="fr1" draw:name="Image308" text:anchor-type="as-char" svg:width="6.9236in" svg:height="3.894525in" draw:z-index="0">
<draw:image xlink:href="../Images/AРМІЯINFORM/2023-05-17T67-00-00-04-00/macron.jpg" xlink:type="simple" xlink:show="embed" xlink:actuate="onLoad" draw:mime-type="image/jpeg"/>
</draw:frame>
</text:p>
      <text:p text:style-name="P4">
Світова спільнота має прийти на допомогу українцям, які щоденно стикаються ізнаслідками агресії росії.</text:p>
      <text:p text:style-name="P4">
На цьому<text:a xlink:type="simple" xlink:href="https://twitter.com/EmmanuelMacron/status/1658578993212162049" text:style-name="Internet_20_link" text:visited-style-name="Visited_20_Internet_20_Link">
наголошує</text:a>
президент Франції Емманюель Макрон.</text:p>
      <text:p text:style-name="P4">
«У Раді Європи я пропоную великий проєкт, щоб підтримати якнайшвидше відкриттяста центрів психічного здоров’я в Україні», — сказав французький президент.</text:p>
      <text:p text:style-name="P4">
Емманюель Макрон на відкритті саміту Ради Європи в Ісландії привітав створення<text:a xlink:type="simple" xlink:href="https://armyinform.com.ua/2023/05/17/na-samiti-rady-yevropy-denys-shmygal-zaklykav-pidtrymaty-stvorennya-specztrybunalu-za-zlochyny-rf/" text:style-name="Internet_20_link" text:visited-style-name="Visited_20_Internet_20_Link">
міжнародного реєстру збитків</text:a>
, завданих агресією росії проти України.</text:p>
      <text:p text:style-name="P4">
«Створюючи міжнародний реєстр збитків, заподіяних агресією росії протиУкраїни, Рада Європи знову стає на чолі сторони жертв агресії. Я закликаю всідержави приєднатися та зробити свій внесок», — зазначив Емманюель Макрон.</text:p>
      <text:p text:style-name="P4">
Крім того, французький лідер закликав рф негайно повернути примусовопереміщених з України дітей.</text:p>
      <text:p text:style-name="P4">
«Примусове переміщення дітей є військовим злочином. Узагальнено вони можутьстановити злочини проти людства. росія повинна повернути дітей в Україну. Вонаповинна зробити це негайно», — наголосив він.</text:p>
      <text:p text:style-name="P4">
Нагадаємо, саміт Ради Європи в Ісландії, під час якого зустрілися 46 держав-членів, став першим кроком до вимог репарацій і судового процесу проти кремля.Саміт мав на меті посилення важелів <text:a xlink:type="simple" xlink:href="https://armyinform.com.ua/2023/05/16/razom-iz-partneramy-ukrayiny-zrobymo-zahyst-vid-teroru-maksymalno-micznym-zvernennya-prezydenta-volodymyra-zelenskogo/" text:style-name="Internet_20_link" text:visited-style-name="Visited_20_Internet_20_Link">
притягненняросії</text:a>
 до кримінальної відповідальності за руйнування та злочини вУкраїні.</text:p>
      <text:p text:style-name="P4">
За підсумками роботи саміту прем’єр-міністр Великої Британії Ріші Сунак іпрем’єр-міністр Нідерландів Марк Рютте<text:a xlink:type="simple" xlink:href="https://armyinform.com.ua/2023/05/17/brytaniya-ta-niderlandy-inicziyuyut-stvorennya-mizhnarodnoyi-koalicziyi-dlya-zakupivli-vynyshhuvachiv-f-16-dlya-ukrayiny/" text:style-name="Internet_20_link" text:visited-style-name="Visited_20_Internet_20_Link">
домовилися</text:a>
, що працюватимуть над створеннямміжнародної коаліції, яка допоможе покращити Україні бойові можливості уповітрі. Підтримка включатиме все — від навчання до закупівлі літаків F-16.</text:p>
      <text:p text:style-name="P4">
Source: <text:a xlink:type="simple" xlink:href="https://armyinform.com.ua/2023/05/17/emmanyuel-makron-my-mayemo-pryjty-na-dopomogu-ukrayinczyam-yaki-shhodenno-perezhyvayut-tyazhki-travmy-vijny/" text:style-name="Internet_20_link" text:visited-style-name="Visited_20_Internet_20_Link">
https://armyinform.com.ua/2023/05/17/emmanyuel-makron-my-mayemo-pryjty-na-dopomogu-ukrayinczyam-yaki-shhodenno-perezhyvayut-tyazhki-travmy-vijny/</text:a>
</text:p>
      <!--NEWS-->
      <text:h text:style-name="P10" text:outline-level="1">
<text:span text:style-name="T4">
Довічне ув’язнення: «наводив» російські ракети  на мости і заводи</text:span>
</text:h>
      <text:p text:style-name="P4">
Author: ['АРМІЯINFORM']</text:p>
      <text:p text:style-name="P4">
Time: 2023-05-17T68:00:00-04:00</text:p>
      <text:p text:style-name="P4">
Description: Служба безпеки зібрала беззаперечні докази на ще одного російського агента,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STOPRUSSIA', 'АГРЕСІЯ РФ', 'ВТОРГНЕННЯ РФ', 'СБУ']</text:p>
      <text:p text:style-name="P4">
Category: News</text:p>
      <!--METADATA-->
      <text:p text:style-name="P4">
<draw:frame draw:style-name="fr1" draw:name="Image309" text:anchor-type="as-char" svg:width="6.9236in" svg:height="3.952222in" draw:z-index="0">
<draw:image xlink:href="../ConvertedIMGs/AРМІЯINFORM/2023-05-17T68-00-00-04-00/i75_articleimage_203629.png" xlink:type="simple" xlink:show="embed" xlink:actuate="onLoad" draw:mime-type="image/png"/>
</draw:frame>
 Ілюстративне фото</text:p>
      <text:p text:style-name="P4">
Служба безпеки зібрала беззаперечні докази на ще одного російського агента,який передавав рф локації Сил оборони і стратегічних підприємств на заходіУкраїни.</text:p>
      <text:p text:style-name="P4">
Агресор використовував його розвіддані для коригування повторних ракетнихударів по ключових транспортних артеріях та промислових об’єктах регіону.</text:p>
      <text:p text:style-name="P4">
Контррозвідники СБУ затримали зловмисника у травні минулого року у результатібагатоетапної спецоперації на Львівщині.</text:p>
      <text:p text:style-name="P4">
За матеріалами української спецслужби, суд призначив ворожому поплічникунайвищу міру покарання – довічне позбавлення волі з конфіскацією майна.</text:p>
      <text:p text:style-name="P4">
За даними слідства, засудженим є мешканець обласного центру, якого післяпочатку повномасштабного вторгнення завербувала російська спецслужба.</text:p>
      <text:p text:style-name="P4">
У поле зору ворога потрапив через свою деструктивну активність напрокремлівських Телеграм-каналах, у тому числі на «Соловьев Live» та «Кадыров95».</text:p>
      <text:p text:style-name="P4">
Для виконання завдань агресора їхній поплічник особисто об’їжджав територіюобласті і фіксував місця розташування військових об’єктів та критичноїінфраструктури.</text:p>
      <text:p text:style-name="P4">
Крім того, російський агент відслідковував наслідки ворожих повітряних атак порегіону і відправляв відповідні «звіти» окупантам, в яких зазначав протехнічний стан українських об’єктів.</text:p>
      <text:p text:style-name="P4">
Для комунікації з агресором використовував месенджери.</text:p>
      <text:p text:style-name="P4">
Під час обшуків за місцем проживання зловмисника виявлено мобільний телефон,який він використовував для розвідувально-підривної діяльності на користь рф.</text:p>
      <text:p text:style-name="P4">
На підставі зібраних Службою безпеки доказів суд визнав його винним у державназраді.</text:p>
      <text:p text:style-name="P4">
<text:span text:style-name="T4">
Джерело:</text:span>
 <text:a xlink:type="simple" xlink:href="https://t.me/SBUkr/8336" text:style-name="Internet_20_link" text:visited-style-name="Visited_20_Internet_20_Link">
<text:span text:style-name="T5">
СБУ</text:span>
</text:a>
</text:p>
      <text:p text:style-name="P4">
Source: <text:a xlink:type="simple" xlink:href="https://armyinform.com.ua/2023/05/17/dovichne-uvyaznennya-navodyv-rosijski-rakety-na-mosty-i-zavody/" text:style-name="Internet_20_link" text:visited-style-name="Visited_20_Internet_20_Link">
https://armyinform.com.ua/2023/05/17/dovichne-uvyaznennya-navodyv-rosijski-rakety-na-mosty-i-zavody/</text:a>
</text:p>
      <!--NEWS-->
      <text:h text:style-name="P10" text:outline-level="1">
<text:span text:style-name="T4">
На Півночі Атлантичного океану відбуваються масштабні навчання</text:span>
</text:h>
      <text:p text:style-name="P4">
Author: ['АРМІЯINFORM']</text:p>
      <text:p text:style-name="P4">
Time: 2023-05-17T69:00:00-04:00</text:p>
      <text:p text:style-name="P4">
Description: На Крайній Півночі та в Північній частині Атлантичного океану відбуваються масштаб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ormible-shield-04-2.jpg" text:style-name="Internet_20_link" text:visited-style-name="Visited_20_Internet_20_Link">
formible-shield-04-2.jpg</text:a>
', '<text:a xlink:type="simple" xlink:href="https://armyinform.com.ua/wp-content/uploads/2023/05/formible-shield-01-150x150.jpg" text:style-name="Internet_20_link" text:visited-style-name="Visited_20_Internet_20_Link">
formible-shield-01-150x150.jpg</text:a>
', '<text:a xlink:type="simple" xlink:href="https://armyinform.com.ua/wp-content/uploads/2023/05/formible-shield-03-150x150.jpg" text:style-name="Internet_20_link" text:visited-style-name="Visited_20_Internet_20_Link">
formible-shield-03-150x150.jpg</text:a>
', '<text:a xlink:type="simple" xlink:href="https://armyinform.com.ua/wp-content/uploads/2023/05/formible-shield-02-150x150.jpg" text:style-name="Internet_20_link" text:visited-style-name="Visited_20_Internet_20_Link">
formible-shield-02-150x150.jpg</text:a>
']</text:p>
      <text:p text:style-name="P4">
Tags: ['FORMIBLE SHIELD', 'ВІЙСЬКОВІ НАВЧАННЯ']</text:p>
      <text:p text:style-name="P4">
Category: News</text:p>
      <!--METADATA-->
      <text:p text:style-name="P4">
<draw:frame draw:style-name="fr1" draw:name="Image310" text:anchor-type="as-char" svg:width="6.9236in" svg:height="3.894525in" draw:z-index="0">
<draw:image xlink:href="../Images/AРМІЯINFORM/2023-05-17T69-00-00-04-00/formible-shield-04-2.jpg" xlink:type="simple" xlink:show="embed" xlink:actuate="onLoad" draw:mime-type="image/jpeg"/>
</draw:frame>
</text:p>
      <text:p text:style-name="P4">
На Крайній Півночі та в Північній частині Атлантичного океану відбуваютьсямасштабні військові навчання Formidable Shield 2023 ( <text:span text:style-name="T5">
«Грізний щит 2023»</text:span>
 <text:span text:style-name="T5">
—ред.</text:span>
 ). Маневри демонструють безпрецедентну згуртованість альянсу НАТО,неперевершену спроможність і можливості Альянсу, а також спільну відданістьстримуванню та захисту євроатлантичного регіону та Крайньої Півночі.</text:p>
      <text:p text:style-name="P4">
Про це <text:a xlink:type="simple" xlink:href="https://twitter.com/USNATO/status/1658737654194733056" text:style-name="Internet_20_link" text:visited-style-name="Visited_20_Internet_20_Link">
повідомляє</text:a>
пресслужба Місії США при НАТО.</text:p>
      <text:p text:style-name="P4">
13 членів НАТО та партнерів, понад 20 кораблів і 35 літаків, 8 наземниходиниць, що складаються з радарів, вдосконаленої зенітно-ракетної системи таракетно-артилерійської системи високої мобільності HIMARS, а також приблизно4000 особового складу з усього Альянсу беруть участь у маневрах, якітриватимуть до 26 травня 2023 року.</text:p>
      <text:p text:style-name="P4">
<text:a xlink:type="simple" xlink:href="https://armyinform.com.ua/wp-content/uploads/2023/05/formible-shield-01.jpg" text:style-name="Internet_20_link" text:visited-style-name="Visited_20_Internet_20_Link">
<draw:frame draw:style-name="fr1" draw:name="Image311" text:anchor-type="as-char" svg:width="6.9236in" svg:height="6.9236in" draw:z-index="0">
<draw:image xlink:href="../Images/AРМІЯINFORM/2023-05-17T69-00-00-04-00/formible-shield-01-150x150.jpg" xlink:type="simple" xlink:show="embed" xlink:actuate="onLoad" draw:mime-type="image/jpeg"/>
</draw:frame>
</text:a>
</text:p>
      <text:p text:style-name="P4">
<text:a xlink:type="simple" xlink:href="https://armyinform.com.ua/wp-content/uploads/2023/05/formible-shield-03.jpg" text:style-name="Internet_20_link" text:visited-style-name="Visited_20_Internet_20_Link">
<draw:frame draw:style-name="fr1" draw:name="Image312" text:anchor-type="as-char" svg:width="6.9236in" svg:height="6.9236in" draw:z-index="0">
<draw:image xlink:href="../Images/AРМІЯINFORM/2023-05-17T69-00-00-04-00/formible-shield-03-150x150.jpg" xlink:type="simple" xlink:show="embed" xlink:actuate="onLoad" draw:mime-type="image/jpeg"/>
</draw:frame>
</text:a>
</text:p>
      <text:p text:style-name="P4">
<text:a xlink:type="simple" xlink:href="https://armyinform.com.ua/wp-content/uploads/2023/05/formible-shield-02.jpg" text:style-name="Internet_20_link" text:visited-style-name="Visited_20_Internet_20_Link">
<draw:frame draw:style-name="fr1" draw:name="Image313" text:anchor-type="as-char" svg:width="6.9236in" svg:height="6.9236in" draw:z-index="0">
<draw:image xlink:href="../Images/AРМІЯINFORM/2023-05-17T69-00-00-04-00/formible-shield-02-150x150.jpg" xlink:type="simple" xlink:show="embed" xlink:actuate="onLoad" draw:mime-type="image/jpeg"/>
</draw:frame>
</text:a>
</text:p>
      <text:p text:style-name="P4">
<text:span text:style-name="T4">
Formible Shield</text:span>
 демонструє оперативну сумісність союзників у спільному такомбінованому інтегрованому середовищі протиповітряної та протиракетноїоборони з використанням структур командування та управління НАТО.</text:p>
      <text:p text:style-name="P4">
Source: <text:a xlink:type="simple" xlink:href="https://armyinform.com.ua/2023/05/17/na-pivnochi-atlantychnogo-okeanu-vidbuvayutsya-masshtabni-navchannya/" text:style-name="Internet_20_link" text:visited-style-name="Visited_20_Internet_20_Link">
https://armyinform.com.ua/2023/05/17/na-pivnochi-atlantychnogo-okeanu-vidbuvayutsya-masshtabni-navchannya/</text:a>
</text:p>
      <!--NEWS-->
      <text:h text:style-name="P10" text:outline-level="1">
<text:span text:style-name="T4">
Українські фахівці опанували нові способи протистояння російським хакерам</text:span>
</text:h>
      <text:p text:style-name="P4">
Author: ['АРМІЯINFORM']</text:p>
      <text:p text:style-name="P4">
Time: 2023-05-17T70:00:00-04:00</text:p>
      <text:p text:style-name="P4">
Description: Понад 20 представників Збройних Сил України та Міністерства оборони України взяли уча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hatsapp-image-2023-05-17-at-12.25.27.jpeg" text:style-name="Internet_20_link" text:visited-style-name="Visited_20_Internet_20_Link">
whatsapp-image-2023-05-17-at-12.25.27.jpeg</text:a>
']</text:p>
      <text:p text:style-name="P4">
Tags: ['КІБЕРБЕЗПЕКА', 'НАВЧАЛЬНИЙ ТРЕНІНГ', 'РНБО']</text:p>
      <text:p text:style-name="P4">
Category: News</text:p>
      <!--METADATA-->
      <text:p text:style-name="P4">
<draw:frame draw:style-name="fr1" draw:name="Image314" text:anchor-type="as-char" svg:width="6.9236in" svg:height="5.1927in" draw:z-index="0">
<draw:image xlink:href="../Images/AРМІЯINFORM/2023-05-17T70-00-00-04-00/whatsapp-image-2023-05-17-at-12.25.27.jpeg" xlink:type="simple" xlink:show="embed" xlink:actuate="onLoad" draw:mime-type="image/jpeg"/>
</draw:frame>
</text:p>
      <text:p text:style-name="P4">
Понад 20 представників Збройних Сил України та Міністерства оборони Українивзяли участь у дводенному тренінгу з кібербезпеки та кіберрозвідки дляфахівців сектору безпеки і оборони.</text:p>
      <text:p text:style-name="P4">
Про це <text:a xlink:type="simple" xlink:href="https://www.rnbo.gov.ua/ua/Diialnist/6338.html" text:style-name="Internet_20_link" text:visited-style-name="Visited_20_Internet_20_Link">
повідомляє</text:a>
 Раданаціональної безпеки і оборони України.</text:p>
      <text:p text:style-name="P4">
Зазначається, що учасники опанували новітні технології у сфері кібербезпеки,зокрема збирати розвіддані, виявляти та реагувати на загрози.</text:p>
      <text:p text:style-name="P4">
«Підвищення кваліфікації фахівців з кібербезпеки є важливою складовоюреалізації Стратегії кібербезпеки України. Саме тому НКЦК постійно проводитьспеціалізовані тренінги і особливу увагу приділяє сектору безпеки і оборони. ВУкраїні, на жаль, триває війна, і щодня наші військові знаходяться напередовій не тільки у фізичному, а й у кіберпросторі — захищаючи Україну відпостійних атак російських хакерів», — зазначила керівник служби з питаньінформаційної та кібербезпеки Апарату РНБО України Наталія Ткачук.</text:p>
      <text:p text:style-name="P4">
У РНБО наголосили, що набуті знання дозволять фахівцям кіберпідрозділів ЗСУефективніше виконувати завдання з кібероборони, що своєю чергою наблизить насдо перемоги.</text:p>
      <text:p text:style-name="P4">
Source: <text:a xlink:type="simple" xlink:href="https://armyinform.com.ua/2023/05/17/zadlya-peremogy-dlya-fahivcziv-sektoru-bezpeky-i-oborony-provely-treningy-z-kiberrozvidky/" text:style-name="Internet_20_link" text:visited-style-name="Visited_20_Internet_20_Link">
https://armyinform.com.ua/2023/05/17/zadlya-peremogy-dlya-fahivcziv-sektoru-bezpeky-i-oborony-provely-treningy-z-kiberrozvidky/</text:a>
</text:p>
      <!--NEWS-->
      <text:h text:style-name="P10" text:outline-level="1">
<text:span text:style-name="T4">
У Маріуполі та на параді у москві був несправжній путін — ГУР</text:span>
</text:h>
      <text:p text:style-name="P4">
Author: ['АРМІЯINFORM']</text:p>
      <text:p text:style-name="P4">
Time: 2023-05-17T71:00:00-04:00</text:p>
      <text:p text:style-name="P4">
Description: У тимчасово окупованому Маріуполі та на параді у москві 9 травня був присут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16071301082236823_y.jpg" text:style-name="Internet_20_link" text:visited-style-name="Visited_20_Internet_20_Link">
photo_5416071301082236823_y.jpg</text:a>
']</text:p>
      <text:p text:style-name="P4">
Tags: ['STOPRUSSIA', 'АГРЕСІЯ РФ', 'ВТОРГНЕННЯ РФ', 'ГУР МО УКРАЇНИ', 'КИРИЛО БУДАНОВ']</text:p>
      <text:p text:style-name="P4">
Category: News</text:p>
      <!--METADATA-->
      <text:p text:style-name="P4">
<draw:frame draw:style-name="fr1" draw:name="Image315" text:anchor-type="as-char" svg:width="6.9236in" svg:height="3.89773in" draw:z-index="0">
<draw:image xlink:href="../Images/AРМІЯINFORM/2023-05-17T71-00-00-04-00/photo_5416071301082236823_y.jpg" xlink:type="simple" xlink:show="embed" xlink:actuate="onLoad" draw:mime-type="image/jpeg"/>
</draw:frame>
</text:p>
      <text:p text:style-name="P4">
У тимчасово окупованому Маріуполі та на параді у москві 9 травня був присутнійнесправжній президент країни-агресора.</text:p>
      <text:p text:style-name="P4">
Про це <text:a xlink:type="simple" xlink:href="https://gur.gov.ua/content/za-viinu-rosiianam-dovedetsia-duzhe-dovho-platyty-nachalnyk-hur-mo-ukrainy-kyrylo-budanov.html" text:style-name="Internet_20_link" text:visited-style-name="Visited_20_Internet_20_Link">
заявив</text:a>
 начальникГоловного управління розвідки Міністерства оборони України генерал-майорКирило Буданов.</text:p>
      <text:p text:style-name="P4">
«путін ― законна ціль для України, але наразі ми не робимо спроб його знищити.В теорії ― це важко. Визнання смерті путіна, дуже швидко й різко все змінить.Чи використаємо ми цей момент ― ось у чому питання», ― зазначив він.</text:p>
      <text:p text:style-name="P4">
Начальник ГУР МОУ підтвердив, що їм відомо, що у 2021 році путін був дужесильно хворий.</text:p>
      <text:p text:style-name="P4">
«У нього рак, і він проходив серйозне лікування від найкращих фахівців зусього світу. Що буде далі? Давайте дочекаємось», — резюмує генерал-майорКирило Буданов.</text:p>
      <text:p text:style-name="P4">
Source: <text:a xlink:type="simple" xlink:href="https://armyinform.com.ua/2023/05/17/u-mariupoli-ta-na-paradi-u-moskvi-buv-nespravzhnij-putin-gur/" text:style-name="Internet_20_link" text:visited-style-name="Visited_20_Internet_20_Link">
https://armyinform.com.ua/2023/05/17/u-mariupoli-ta-na-paradi-u-moskvi-buv-nespravzhnij-putin-gur/</text:a>
</text:p>
      <!--NEWS-->
      <text:h text:style-name="P10" text:outline-level="1">
<text:span text:style-name="T4">
Фахівці з США, Нідерландів та Німеччини атестували українських військових щодо користування Patriot</text:span>
</text:h>
      <text:p text:style-name="P4">
Author: ['АРМІЯINFORM']</text:p>
      <text:p text:style-name="P4">
Time: 2023-05-17T72:00:00-04:00</text:p>
      <text:p text:style-name="P4">
Description: Фахівці протиповітряної оборони трьох країн — США, Нідерландів та Німеччини — у ход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etriot-1.jpg" text:style-name="Internet_20_link" text:visited-style-name="Visited_20_Internet_20_Link">
petriot-1.jpg</text:a>
']</text:p>
      <text:p text:style-name="P4">
Tags: ['ВІЙСЬКОВІ НАВЧАННЯ', 'ЗРК PATRIOT']</text:p>
      <text:p text:style-name="P4">
Category: News</text:p>
      <!--METADATA-->
      <text:p text:style-name="P4">
<draw:frame draw:style-name="fr1" draw:name="Image316" text:anchor-type="as-char" svg:width="6.9236in" svg:height="3.894525in" draw:z-index="0">
<draw:image xlink:href="../Images/AРМІЯINFORM/2023-05-17T72-00-00-04-00/petriot-1.jpg" xlink:type="simple" xlink:show="embed" xlink:actuate="onLoad" draw:mime-type="image/jpeg"/>
</draw:frame>
</text:p>
      <text:p text:style-name="P4">
Фахівці протиповітряної оборони трьох країн — США, Нідерландів та Німеччини —у ході двотижневого курсу навчання на військовому полігоні атестувалиукраїнських військових щодо користування системою Patriot.</text:p>
      <text:p text:style-name="P4">
Про це<text:a xlink:type="simple" xlink:href="https://www.bundeswehr.de/de/organisation/luftwaffe/aktuelles/multinationale-ausbildung-der-ukrainer-am-waffensystem-patriot-5614226" text:style-name="Internet_20_link" text:visited-style-name="Visited_20_Internet_20_Link">
повідомляє</text:a>
 пресслужбаБундесверу.</text:p>
      <text:p text:style-name="P4">
Українці отримали останні ввідні для успішного використання радіолокаторастеження Patriot для відбиття російських авіаударів.</text:p>
      <text:p text:style-name="P4">
Мета навчань полягала в спільному застосуванні знань, отриманих під часнаціональних навчальних курсів, у досі невідомій зоні дії в максимальнореалістичних умовах. Усі інструктори, які тренували українськихвійськовослужбовців протиповітряної оборони в різних країнах, були об'єднаніта направлені разом до однієї країни з метою гармонізації рівня підготовки.</text:p>
      <text:p text:style-name="P4">
«Ми змогли взаємно забезпечити оптимальну підготовку кадрів і матеріалів.Зараз українці боєздатні», — сказав командир 21-ї зенітно-ракетної групи вСаніці підполковник Маркус Кеніг після успішно завершених атестаційнихнавчань.</text:p>
      <text:p text:style-name="P4">
З лютого 2023 року він відповідає за навчання українців на зенітно-ракетномукомплексі Patriot у Німеччині. Його тренувальній команді за кілька тижніввдалося навчити групу українських військових користуватися системою Patriot,на що зазвичай йде 18 місяців.</text:p>
      <text:p text:style-name="P4">
Навички також відпрацьовувалися вночі, щоб повністю підготувати персонал довсіх можливих сценаріїв.</text:p>
      <text:p text:style-name="P4">
«Мої військовослужбовці передавали свої знання з максимальною відданістю,незважаючи на паралельне розгортання у Словаччині та Польщі. Українці, якізавжди думали про свої сім’ї вдома, використовували кожну хвилину, щобнавчитися використовувати радари стеження Patriot для безпечного перехопленняцілей», — підкреслив Маркус Кеніг.</text:p>
      <text:p text:style-name="P4">
Нагадаємо, у квітні 2023 року Україна<text:a xlink:type="simple" xlink:href="https://armyinform.com.ua/2023/04/19/ukrayina-otrymala-systemy-ppo-patriot-oleksij-reznikov/" text:style-name="Internet_20_link" text:visited-style-name="Visited_20_Internet_20_Link">
отримала</text:a>
 системи ППО Patriot. За словами речникаКомандування Повітряних Сил Юрія Ігната, ЗРК Patriot <text:a xlink:type="simple" xlink:href="https://armyinform.com.ua/2023/04/22/zrk-patriot-suttyevo-posylyly-potenczial-povitryanyh-syl-zsu-yurij-ignat/" text:style-name="Internet_20_link" text:visited-style-name="Visited_20_Internet_20_Link">
суттєвопосилили</text:a>
 потенціал Повітряних Сил ЗСУ.</text:p>
      <text:p text:style-name="P4">
Source: <text:a xlink:type="simple" xlink:href="https://armyinform.com.ua/2023/05/17/ukrayinski-vijskovi-narostyly-boyezdatnist-u-korystuvanni-patriot-bundesver/" text:style-name="Internet_20_link" text:visited-style-name="Visited_20_Internet_20_Link">
https://armyinform.com.ua/2023/05/17/ukrayinski-vijskovi-narostyly-boyezdatnist-u-korystuvanni-patriot-bundesver/</text:a>
</text:p>
      <!--NEWS-->
      <text:h text:style-name="P10" text:outline-level="1">
<text:span text:style-name="T4">
За війну росіянам доведеться дуже довго платити — Кирило Буданов</text:span>
</text:h>
      <text:p text:style-name="P4">
Author: ['АРМІЯINFORM']</text:p>
      <text:p text:style-name="P4">
Time: 2023-05-17T73:00:00-04:00</text:p>
      <text:p text:style-name="P4">
Description: Пересічним росіянам доведеться дуже довго платити за війну: як економічно, так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17-2-scaled.jpg" text:style-name="Internet_20_link" text:visited-style-name="Visited_20_Internet_20_Link">
20230517-2-scaled.jpg</text:a>
']</text:p>
      <text:p text:style-name="P4">
Tags: ['АГРЕСІЯ РФ', 'ВОЄННІ ЗЛОЧИНЦІ', 'ВТОРГНЕННЯ РФ', 'ГУР МОУ', 'КИРИЛО БУДАНОВ']</text:p>
      <text:p text:style-name="P4">
Category: News</text:p>
      <!--METADATA-->
      <text:p text:style-name="P4">
<draw:frame draw:style-name="fr1" draw:name="Image317" text:anchor-type="as-char" svg:width="6.9236in" svg:height="3.784901in" draw:z-index="0">
<draw:image xlink:href="../Images/AРМІЯINFORM/2023-05-17T73-00-00-04-00/20230517-2-scaled.jpg" xlink:type="simple" xlink:show="embed" xlink:actuate="onLoad" draw:mime-type="image/jpeg"/>
</draw:frame>
</text:p>
      <text:p text:style-name="P4">
Пересічним росіянам доведеться дуже довго платити за війну: як економічно, такі репутаційно, і політично.</text:p>
      <text:p text:style-name="P4">
Про це заявив начальник Головного управління розвідки Міністерства оборониУкраїни генерал-майор Кирило Буданов,<text:a xlink:type="simple" xlink:href="https://gur.gov.ua/content/za-viinu-rosiianam-dovedetsia-duzhe-dovho-platyty-nachalnyk-hur-mo-ukrainy-kyrylo-budanov.html" text:style-name="Internet_20_link" text:visited-style-name="Visited_20_Internet_20_Link">
повідомляє</text:a>
 пресслужба ГУРМОУ.</text:p>
      <text:p text:style-name="P4">
Крім того, всі воєнні злочинці мають понести покарання.</text:p>
      <text:p text:style-name="P4">
«Відверті покидьки, ґвалтівники, воєнні злочинці понесуть заслужену кару убудь-якій країні світу. Заслуженою карою за такі діяння може бути винятковоїхня ліквідація. Нічого іншого я не розглядаю. Це моя особиста думка, я їїпритримуюсь і буду втілювати в життя», — зазначив генерал-майор КирилоБуданов.</text:p>
      <text:p text:style-name="P4">
Source: <text:a xlink:type="simple" xlink:href="https://armyinform.com.ua/2023/05/17/za-vijnu-rosiyanam-dovedetsya-duzhe-dovgo-platyty-kyrylo-budanov/" text:style-name="Internet_20_link" text:visited-style-name="Visited_20_Internet_20_Link">
https://armyinform.com.ua/2023/05/17/za-vijnu-rosiyanam-dovedetsya-duzhe-dovgo-platyty-kyrylo-budanov/</text:a>
</text:p>
      <!--NEWS-->
      <text:h text:style-name="P10" text:outline-level="1">
<text:span text:style-name="T4">
Сержанти ЗСУ проходять поглиблене вивчення норм Міжнародного гуманітарного права</text:span>
</text:h>
      <text:p text:style-name="P4">
Author: ['АРМІЯINFORM']</text:p>
      <text:p text:style-name="P4">
Time: 2023-05-17T74:00:00-04:00</text:p>
      <text:p text:style-name="P4">
Description: За підтримки Женевського центру з питань урядування в секторі безпеки (DCAF)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395755_1977306665937580_6602507246904446016_n.jpg" text:style-name="Internet_20_link" text:visited-style-name="Visited_20_Internet_20_Link">
347395755_1977306665937580_6602507246904446016_n.jpg</text:a>
', '<text:a xlink:type="simple" xlink:href="https://armyinform.com.ua/wp-content/uploads/2023/05/347117390_822734605939226_2507618916384212777_n-150x150.jpg" text:style-name="Internet_20_link" text:visited-style-name="Visited_20_Internet_20_Link">
347117390_822734605939226_2507618916384212777_n-150x150.jpg</text:a>
', '<text:a xlink:type="simple" xlink:href="https://armyinform.com.ua/wp-content/uploads/2023/05/347122363_971032924040423_5579371864166409505_n-150x150.jpg" text:style-name="Internet_20_link" text:visited-style-name="Visited_20_Internet_20_Link">
347122363_971032924040423_5579371864166409505_n-150x150.jpg</text:a>
', '<text:a xlink:type="simple" xlink:href="https://armyinform.com.ua/wp-content/uploads/2023/05/347251553_624316239313346_1285863472509786012_n-150x150.jpg" text:style-name="Internet_20_link" text:visited-style-name="Visited_20_Internet_20_Link">
347251553_624316239313346_1285863472509786012_n-150x150.jpg</text:a>
', '<text:a xlink:type="simple" xlink:href="https://armyinform.com.ua/wp-content/uploads/2023/05/347416398_223763907022837_8086271320810066025_n-150x150.jpg" text:style-name="Internet_20_link" text:visited-style-name="Visited_20_Internet_20_Link">
347416398_223763907022837_8086271320810066025_n-150x150.jpg</text:a>
', '<text:a xlink:type="simple" xlink:href="https://armyinform.com.ua/wp-content/uploads/2023/05/347551640_231276026184948_6536129433466712753_n-150x150.jpg" text:style-name="Internet_20_link" text:visited-style-name="Visited_20_Internet_20_Link">
347551640_231276026184948_6536129433466712753_n-150x150.jpg</text:a>
']</text:p>
      <text:p text:style-name="P4">
Tags: ['DCAF', 'ГШ ЗСУ', 'МІЖНАРОДНЕ ГУМАНІТАРНЕ ПРАВО', 'СЕРЖАНТИ ЗСУ']</text:p>
      <text:p text:style-name="P4">
Category: News</text:p>
      <!--METADATA-->
      <text:p text:style-name="P4">
<draw:frame draw:style-name="fr1" draw:name="Image318" text:anchor-type="as-char" svg:width="6.9236in" svg:height="5.1927in" draw:z-index="0">
<draw:image xlink:href="../Images/AРМІЯINFORM/2023-05-17T74-00-00-04-00/347395755_1977306665937580_6602507246904446016_n.jpg" xlink:type="simple" xlink:show="embed" xlink:actuate="onLoad" draw:mime-type="image/jpeg"/>
</draw:frame>
</text:p>
      <text:p text:style-name="P4">
За підтримки Женевського центру з питань урядування в секторі безпеки (DCAF) впартнерстві з Міністерством оборони України розпочався другий етаппоглибленого вивчення військовослужбовцями Збройних Силах України нормМіжнародного гуманітарного права (МГП).</text:p>
      <text:p text:style-name="P4">
Про це<text:a xlink:type="simple" xlink:href="https://www.facebook.com/GeneralStaff.ua/posts/pfbid0HKTX27jPaZZaEWJkEj8o57JjNx7TiLmfpVeAifMFyaaoNFykXoM29sYBeD25GgFZl" text:style-name="Internet_20_link" text:visited-style-name="Visited_20_Internet_20_Link">
повідомляє</text:a>
Генеральний штаб Збройних Сил України.</text:p>
      <text:p text:style-name="P4">
Заняття проходять у вигляді тренінгів з сержантським складом, який залучаєтьсядо виконання завдань в районах бойових дій. При цьому, курсова навчальнапрограма та інформаційно-довідкові матеріали для проведення занять у межахпроєкту розроблені за участю міжнародних експертів. І це дало для викладачівунікальну можливість поєднати національний досвід з кращими міжнароднимипрактиками в сфері МГП, що значно підсилило зацікавленість цільової аудиторії.</text:p>
      <text:p text:style-name="P4">
Слід зазначити, що програма занять для військовослужбовців Збройних СилУкраїни має сім навчальних модулів, які ґрунтовно розкривають ключові питанняМіжнародного гуманітарного права.</text:p>
      <text:p text:style-name="P4">
<text:a xlink:type="simple" xlink:href="https://armyinform.com.ua/wp-content/uploads/2023/05/347117390_822734605939226_2507618916384212777_n.jpg" text:style-name="Internet_20_link" text:visited-style-name="Visited_20_Internet_20_Link">
<draw:frame draw:style-name="fr1" draw:name="Image319" text:anchor-type="as-char" svg:width="6.9236in" svg:height="6.9236in" draw:z-index="0">
<draw:image xlink:href="../Images/AРМІЯINFORM/2023-05-17T74-00-00-04-00/347117390_822734605939226_2507618916384212777_n-150x150.jpg" xlink:type="simple" xlink:show="embed" xlink:actuate="onLoad" draw:mime-type="image/jpeg"/>
</draw:frame>
</text:a>
</text:p>
      <text:p text:style-name="P4">
<text:a xlink:type="simple" xlink:href="https://armyinform.com.ua/wp-content/uploads/2023/05/347122363_971032924040423_5579371864166409505_n.jpg" text:style-name="Internet_20_link" text:visited-style-name="Visited_20_Internet_20_Link">
<draw:frame draw:style-name="fr1" draw:name="Image320" text:anchor-type="as-char" svg:width="6.9236in" svg:height="6.9236in" draw:z-index="0">
<draw:image xlink:href="../Images/AРМІЯINFORM/2023-05-17T74-00-00-04-00/347122363_971032924040423_5579371864166409505_n-150x150.jpg" xlink:type="simple" xlink:show="embed" xlink:actuate="onLoad" draw:mime-type="image/jpeg"/>
</draw:frame>
</text:a>
</text:p>
      <text:p text:style-name="P4">
<text:a xlink:type="simple" xlink:href="https://armyinform.com.ua/wp-content/uploads/2023/05/347251553_624316239313346_1285863472509786012_n.jpg" text:style-name="Internet_20_link" text:visited-style-name="Visited_20_Internet_20_Link">
<draw:frame draw:style-name="fr1" draw:name="Image321" text:anchor-type="as-char" svg:width="6.9236in" svg:height="6.9236in" draw:z-index="0">
<draw:image xlink:href="../Images/AРМІЯINFORM/2023-05-17T74-00-00-04-00/347251553_624316239313346_1285863472509786012_n-150x150.jpg" xlink:type="simple" xlink:show="embed" xlink:actuate="onLoad" draw:mime-type="image/jpeg"/>
</draw:frame>
</text:a>
</text:p>
      <text:p text:style-name="P4">
<text:a xlink:type="simple" xlink:href="https://armyinform.com.ua/wp-content/uploads/2023/05/347416398_223763907022837_8086271320810066025_n.jpg" text:style-name="Internet_20_link" text:visited-style-name="Visited_20_Internet_20_Link">
<draw:frame draw:style-name="fr1" draw:name="Image322" text:anchor-type="as-char" svg:width="6.9236in" svg:height="6.9236in" draw:z-index="0">
<draw:image xlink:href="../Images/AРМІЯINFORM/2023-05-17T74-00-00-04-00/347416398_223763907022837_8086271320810066025_n-150x150.jpg" xlink:type="simple" xlink:show="embed" xlink:actuate="onLoad" draw:mime-type="image/jpeg"/>
</draw:frame>
</text:a>
</text:p>
      <text:p text:style-name="P4">
<text:a xlink:type="simple" xlink:href="https://armyinform.com.ua/wp-content/uploads/2023/05/347551640_231276026184948_6536129433466712753_n.jpg" text:style-name="Internet_20_link" text:visited-style-name="Visited_20_Internet_20_Link">
<draw:frame draw:style-name="fr1" draw:name="Image323" text:anchor-type="as-char" svg:width="6.9236in" svg:height="6.9236in" draw:z-index="0">
<draw:image xlink:href="../Images/AРМІЯINFORM/2023-05-17T74-00-00-04-00/347551640_231276026184948_6536129433466712753_n-150x150.jpg" xlink:type="simple" xlink:show="embed" xlink:actuate="onLoad" draw:mime-type="image/jpeg"/>
</draw:frame>
</text:a>
</text:p>
      <text:p text:style-name="P4">
Реалізацією проєкту опікується ГО «Ліга офіцерів», яка має укладений зГенеральним штабом Збройних Сил України Меморандум про співробітництво.</text:p>
      <text:p text:style-name="P4">
<text:span text:style-name="T4">
Довідково:</text:span>
 У лютому-березні цього року успішно було реалізовано пілотнийпроєкт з поглибленого вивчення норм Міжнародного гуманітарного правапредставниками сержантського корпусу ЗС України. Було проведено 5 тренінгів зохопленням 107 військовослужбовців ЗСУ. Головна мета — поширення знань проміжнародне гуманітарне право та його реалізація в практичній площині —неухильне дотримання МГП військовослужбовцями ЗС України. В першу чергу цестосується саме сержантського складу — лідерів для підлеглих та помічниківкомандира.</text:p>
      <text:p text:style-name="P4">
Source: <text:a xlink:type="simple" xlink:href="https://armyinform.com.ua/2023/05/17/serzhanty-zsu-prohodyat-poglyblene-vyvchennya-norm-mizhnarodnogo-gumanitarnogo-prava/" text:style-name="Internet_20_link" text:visited-style-name="Visited_20_Internet_20_Link">
https://armyinform.com.ua/2023/05/17/serzhanty-zsu-prohodyat-poglyblene-vyvchennya-norm-mizhnarodnogo-gumanitarnogo-prava/</text:a>
</text:p>
      <!--NEWS-->
      <text:h text:style-name="P10" text:outline-level="1">
<text:span text:style-name="T4">
Міноборони та платформа YouControl підписали Меморандум про взаємодію і співпрацю</text:span>
</text:h>
      <text:p text:style-name="P4">
Author: ['АРМІЯINFORM']</text:p>
      <text:p text:style-name="P4">
Time: 2023-05-17T75:00:00-04:00</text:p>
      <text:p text:style-name="P4">
Description: Міністерство оборони України та українська аналітична онлайн-система YouControl підпис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02e284b9be58db3d46a9d31490538857a0693354-1.jpg" text:style-name="Internet_20_link" text:visited-style-name="Visited_20_Internet_20_Link">
02e284b9be58db3d46a9d31490538857a0693354-1.jpg</text:a>
']</text:p>
      <text:p text:style-name="P4">
Tags: ['МЕМОРАНДУМ', 'МІНОБОРОНИ']</text:p>
      <text:p text:style-name="P4">
Category: News</text:p>
      <!--METADATA-->
      <text:p text:style-name="P4">
<draw:frame draw:style-name="fr1" draw:name="Image324" text:anchor-type="as-char" svg:width="6.9236in" svg:height="4.376989in" draw:z-index="0">
<draw:image xlink:href="../Images/AРМІЯINFORM/2023-05-17T75-00-00-04-00/02e284b9be58db3d46a9d31490538857a0693354-1.jpg" xlink:type="simple" xlink:show="embed" xlink:actuate="onLoad" draw:mime-type="image/jpeg"/>
</draw:frame>
</text:p>
      <text:p text:style-name="P4">
Міністерство оборони України та українська аналітична онлайн-системаYouControl підписали Меморандум про взаємодію та співпрацю.</text:p>
      <text:p text:style-name="P4">
Про це <text:a xlink:type="simple" xlink:href="https://www.mil.gov.ua/news/2023/05/17/ministerstvo-oboroni-ukraini-ta-platforma-youcontrol-pidpisali-memorandum-pro-vzaemodiyu-i-spivpraczyu/" text:style-name="Internet_20_link" text:visited-style-name="Visited_20_Internet_20_Link">
йдеться</text:a>
 на сайті Міноборони України.</text:p>
      <text:p text:style-name="P4">
У рамках співпраці представники Служби внутрішнього аудиту Міністерстваоборони України, а також інших спеціалізованих структурних підрозділівМіністерства оборони України, отримають доступ до сервісів системи, якадозволяє сформувати повне досьє на кожну компанію і ФОП України на основівідкритих даних з-понад 180 джерел.</text:p>
      <text:p text:style-name="P4">
Крім того, YouControl проведе навчальний тренінг та відповідну сертифікаціюпредставників Служби внутрішнього аудиту та інших спеціалізованих структурнихпідрозділів Міністерства оборони України.</text:p>
      <text:p text:style-name="P4">
Якісне та ефективне використання можливостей інформаційно-аналітичної системиYouControl сприятиме підвищенню спроможностей Міністерства оборони України підчас моніторингу та оцінки ризиків для надання релевантних висновків щодоконтрагентів (пов’язаності сторін, судових справ, фіскальних даних компаній таінформації про борги, фінансові та ринкові потужності контрагента тощо).</text:p>
      <text:p text:style-name="P4">
Меморандум про взаємодію та співпрацю оборонного відомства з українськоюаналітичною онлайн-системою YouControl від Міноборони підписав директорДепартаменту внутрішнього аудиту Міністерства оборони України полковникОлександр Титковський.</text:p>
      <text:p text:style-name="P4">
Source: <text:a xlink:type="simple" xlink:href="https://armyinform.com.ua/2023/05/17/minoborony-ta-platforma-youcontrol-pidpysaly-memorandum-pro-vzayemodiyu-i-spivpraczyu/" text:style-name="Internet_20_link" text:visited-style-name="Visited_20_Internet_20_Link">
https://armyinform.com.ua/2023/05/17/minoborony-ta-platforma-youcontrol-pidpysaly-memorandum-pro-vzayemodiyu-i-spivpraczyu/</text:a>
</text:p>
      <!--NEWS-->
      <text:h text:style-name="P10" text:outline-level="1">
<text:span text:style-name="T4">
Війська рф втратили наступальний потенціал — ГУР</text:span>
</text:h>
      <text:p text:style-name="P4">
Author: ['АРМІЯINFORM']</text:p>
      <text:p text:style-name="P4">
Time: 2023-05-17T76:00:00-04:00</text:p>
      <text:p text:style-name="P4">
Description: Від особового складу російської армії, яка розпочала широкомасштабне вторгнення в Украї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chmobiki.jpg" text:style-name="Internet_20_link" text:visited-style-name="Visited_20_Internet_20_Link">
chmobiki.jpg</text:a>
']</text:p>
      <text:p text:style-name="P4">
Tags: ['АГРЕСІЯ РФ', 'ВТОРГНЕННЯ РФ', 'ГУР МОУ', 'КИРИЛО БУДАНОВ']</text:p>
      <text:p text:style-name="P4">
Category: News</text:p>
      <!--METADATA-->
      <text:p text:style-name="P4">
<draw:frame draw:style-name="fr1" draw:name="Image325" text:anchor-type="as-char" svg:width="6.9236in" svg:height="3.934913in" draw:z-index="0">
<draw:image xlink:href="../Images/AРМІЯINFORM/2023-05-17T76-00-00-04-00/chmobiki.jpg" xlink:type="simple" xlink:show="embed" xlink:actuate="onLoad" draw:mime-type="image/jpeg"/>
</draw:frame>
Ілюстративне фото</text:p>
      <text:p text:style-name="P4">
Від особового складу російської армії, яка розпочала широкомасштабневторгнення в Україну 24 лютого 2022 року, станом на зараз майже нічого незалишилось.</text:p>
      <text:p text:style-name="P4">
Про це заявив начальник Головного управління розвідки Міністерства оборониУкраїни генерал-майор Кирило Буданов,<text:a xlink:type="simple" xlink:href="https://gur.gov.ua/content/za-viinu-rosiianam-dovedetsia-duzhe-dovho-platyty-nachalnyk-hur-mo-ukrainy-kyrylo-budanov.html" text:style-name="Internet_20_link" text:visited-style-name="Visited_20_Internet_20_Link">
повідомляє</text:a>
 пресслужба ГУРМОУ.</text:p>
      <text:p text:style-name="P4">
«Стандартне обличчя військових бригад зс рф — це вже третій і четвертий склад.Тобто від тих, хто йшли 24 лютого 2022 року вже нічого не залишилось. Якостінема. Залишилась тільки кількість», — заявив він.</text:p>
      <text:p text:style-name="P4">
Керівник воєнної розвідки України додав, що втримувати чисельність арміїагресор зможе впродовж певного часу, оскільки кількість населення рф становитьпонад 110 мільйонів. Утім, наступальний потенціал російські збройні силивтратили.</text:p>
      <text:p text:style-name="P4">
Source: <text:a xlink:type="simple" xlink:href="https://armyinform.com.ua/2023/05/17/vijska-rf-vtratyly-nastupalnyj-potenczial-gur/" text:style-name="Internet_20_link" text:visited-style-name="Visited_20_Internet_20_Link">
https://armyinform.com.ua/2023/05/17/vijska-rf-vtratyly-nastupalnyj-potenczial-gur/</text:a>
</text:p>
      <!--NEWS-->
      <text:h text:style-name="P10" text:outline-level="1">
<text:span text:style-name="T4">
Україна цінує принципову позицію Ради Європи в протидії росії — Денис Шмигаль</text:span>
</text:h>
      <text:p text:style-name="P4">
Author: ['АРМІЯINFORM']</text:p>
      <text:p text:style-name="P4">
Time: 2023-05-17T77:00:00-04:00</text:p>
      <text:p text:style-name="P4">
Description: Прем’єр-міністр України Денис Шмигаль провів зустріч із Генеральним секретарем 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humb_203837_820_360_0_0_auto.jpg" text:style-name="Internet_20_link" text:visited-style-name="Visited_20_Internet_20_Link">
thumb_203837_820_360_0_0_auto.jpg</text:a>
']</text:p>
      <text:p text:style-name="P4">
Tags: ['STOPRUSSIA', 'АГРЕСІЯ РФ', 'ВТОРГНЕННЯ РФ', 'ДЕНИС ШМИГАЛЬ', 'МАРІЯ ПЕЙЧИНОВИЧ-БУРИЧ', 'РАДА ЄВРОПИ']</text:p>
      <text:p text:style-name="P4">
Category: News</text:p>
      <!--METADATA-->
      <text:p text:style-name="P4">
<draw:frame draw:style-name="fr1" draw:name="Image326" text:anchor-type="as-char" svg:width="6.9236in" svg:height="4.610104in" draw:z-index="0">
<draw:image xlink:href="../Images/AРМІЯINFORM/2023-05-17T77-00-00-04-00/thumb_203837_820_360_0_0_auto.jpg" xlink:type="simple" xlink:show="embed" xlink:actuate="onLoad" draw:mime-type="image/jpeg"/>
</draw:frame>
</text:p>
      <text:p text:style-name="P4">
Прем’єр-міністр України Денис Шмигаль провів зустріч із Генеральним секретаремРади Європи Марією Пейчинович-Бурич. Він подякував за важливі рішення,ухвалені під час саміту Ради Європи в Рейк’явіку. Зокрема, за створенняміжнародного Реєстру збитків України завданих російською агресією, який єважливим етапом на шляху до справедливості.</text:p>
      <text:p text:style-name="P4">
— Ми цінуємо принципову позицію Ради Європи в протидії російській федерації, —зазначив Глава українського Уряду.</text:p>
      <text:p text:style-name="P4">
Водночас на зустрічі обговорили наступні кроки для перемоги нашої держави.</text:p>
      <text:p text:style-name="P4">
— Розраховуємо на Раду Європи, як на важливий майданчик комунікаціїєвропейських держав для наближення справедливого миру та для покаранняагресора, — підсумував Денис Шмигаль.</text:p>
      <text:p text:style-name="P4">
Марія Пейчинович-Бурич запевнила, що Рада Європи й надалі демонструватимесолідарність з Україною та докладатиме зусиль, щоб притягнути росію довідповідальності.</text:p>
      <text:p text:style-name="P4">
<text:span text:style-name="T4">
Джерело:</text:span>
 <text:span text:style-name="T5">
<text:a xlink:type="simple" xlink:href="https://www.kmu.gov.ua/news/denys-shmyhal-ukraina-tsinuie-pryntsypovu-pozytsiiu-rady-ievropy-v-protydii-rosii" text:style-name="Internet_20_link" text:visited-style-name="Visited_20_Internet_20_Link">
Урядовий портал</text:a>
</text:span>
</text:p>
      <text:p text:style-name="P4">
Source: <text:a xlink:type="simple" xlink:href="https://armyinform.com.ua/2023/05/17/ukrayina-czinuye-prynczypovu-pozycziyu-rady-yevropy-v-protydiyi-rosiyi-denys-shmygal/" text:style-name="Internet_20_link" text:visited-style-name="Visited_20_Internet_20_Link">
https://armyinform.com.ua/2023/05/17/ukrayina-czinuye-prynczypovu-pozycziyu-rady-yevropy-v-protydiyi-rosiyi-denys-shmygal/</text:a>
</text:p>
      <!--NEWS-->
      <text:h text:style-name="P10" text:outline-level="1">
<text:span text:style-name="T4">
Польща вже передала Україні понад 300 танків — Анджей Дуда</text:span>
</text:h>
      <text:p text:style-name="P4">
Author: ['АРМІЯINFORM']</text:p>
      <text:p text:style-name="P4">
Time: 2023-05-17T78:00:00-04:00</text:p>
      <text:p text:style-name="P4">
Description: Таку заяву зробив Президент Республіки Польща Анджей Дуда, відповідаючи на запит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uda-1.jpg" text:style-name="Internet_20_link" text:visited-style-name="Visited_20_Internet_20_Link">
duda-1.jpg</text:a>
']</text:p>
      <text:p text:style-name="P4">
Tags: ['STOPRUSSIA', 'АГРЕСІЯ РФ', 'АНДЖЕЙ ДУДА', 'ВТОРГНЕННЯ РФ', 'СВІТ ПІДТРИМУЄ УКРАЇНУ']</text:p>
      <text:p text:style-name="P4">
Category: News</text:p>
      <!--METADATA-->
      <text:p text:style-name="P4">
<draw:frame draw:style-name="fr1" draw:name="Image327" text:anchor-type="as-char" svg:width="6.9236in" svg:height="3.894525in" draw:z-index="0">
<draw:image xlink:href="../Images/AРМІЯINFORM/2023-05-17T78-00-00-04-00/duda-1.jpg" xlink:type="simple" xlink:show="embed" xlink:actuate="onLoad" draw:mime-type="image/jpeg"/>
</draw:frame>
</text:p>
      <text:p text:style-name="P4">
Таку заяву зробив Президент Республіки Польща Анджей Дуда, відповідаючи назапитання журналістів щодо підтримки України під час 4-го саміту глав держав іурядів Ради Європи.</text:p>
      <text:p text:style-name="P4">
Про це <text:a xlink:type="simple" xlink:href="https://www.prezydent.pl/aktualnosci/wypowiedzi-prezydenta-rp/wystapienia/reykjavik-wypowiedz-prezydneta-dla-mediow,68582" text:style-name="Internet_20_link" text:visited-style-name="Visited_20_Internet_20_Link">
повідомляє</text:a>
офіційний сайт Президента Республіки Польща.</text:p>
      <text:p text:style-name="P4">
«Шановні колеги, коли йдеться про передачу зброї Україні, то тут ми вабсолютному авангарді. Як ви знаєте, ми фактично пожертвували безпрецедентнукількість зброї. Ми передали Україні понад 300 танків. Ми вже передали майжевсі наші МіГ-29, про які Україна фактично просила у нас із самого початкуконфлікту, — наголосив Анджей Дуда. — Тоді ми передали Україні танки ібронетехніку. Ми пожертвували багато цієї зброї на мільярди доларів. Тож цесправді ефективна допомога. І ми, як я вже сказав, у трійці країн (США, ВеликаБританія, Польща), які найбільше допомагають Україні у її боротьбі».</text:p>
      <text:p text:style-name="P4">
Також він зауважив, що Польща готова підтримувати процес підготовкиукраїнських пілотів для літаків F-16, але передача цих літаків Українінеможлива у зв’язку з їх обмеженою кількістю.</text:p>
      <text:p text:style-name="P4">
Source: <text:a xlink:type="simple" xlink:href="https://armyinform.com.ua/2023/05/17/polshha-vzhe-peredala-ukrayini-ponad-300-tankiv-andzhej-duda/" text:style-name="Internet_20_link" text:visited-style-name="Visited_20_Internet_20_Link">
https://armyinform.com.ua/2023/05/17/polshha-vzhe-peredala-ukrayini-ponad-300-tankiv-andzhej-duda/</text:a>
</text:p>
      <!--NEWS-->
      <text:h text:style-name="P10" text:outline-level="1">
<text:span text:style-name="T4">
На Таврійському напрямку за минулу добу ворог майже 500 разів обстріляв позиції українських військових</text:span>
</text:h>
      <text:p text:style-name="P4">
Author: ['Вячеслав Діордієв']</text:p>
      <text:p text:style-name="P4">
Time: 2023-05-17T79:00:00-04:00</text:p>
      <text:p text:style-name="P4">
Description: Про це в етері телевізійного марафону «Єдині новини» повідомив реч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alerij-shershen.jpg" text:style-name="Internet_20_link" text:visited-style-name="Visited_20_Internet_20_Link">
valerij-shershen.jpg</text:a>
']</text:p>
      <text:p text:style-name="P4">
Tags: ['STOPRUSSIA', 'АГРЕСІЯ РФ', 'ВТОРГНЕННЯ РФ']</text:p>
      <text:p text:style-name="P4">
Category: News</text:p>
      <!--METADATA-->
      <text:p text:style-name="P4">
<draw:frame draw:style-name="fr1" draw:name="Image328" text:anchor-type="as-char" svg:width="6.9236in" svg:height="4.61393in" draw:z-index="0">
<draw:image xlink:href="../Images/AРМІЯINFORM/2023-05-17T79-00-00-04-00/valerij-shershen.jpg" xlink:type="simple" xlink:show="embed" xlink:actuate="onLoad" draw:mime-type="image/jpeg"/>
</draw:frame>
</text:p>
      <text:p text:style-name="P4">
Про це в етері <text:a xlink:type="simple" xlink:href="https://www.youtube.com/watch" text:style-name="Internet_20_link" text:visited-style-name="Visited_20_Internet_20_Link">
телевізійногомарафону</text:a>
 «Єдині новини»повідомив речник об’єднаного пресцентру Сил оборони Таврійського напрямкуВалерій Шершень. За його словами, оперативна ситуація на Запоріжжі таДонеччині в цілому залишається без змін та є контрольованою з боку українськихзахисників.</text:p>
      <text:p text:style-name="P4">
— Ворог продовжує штурмові дії на окремих ділянках фронту, обстрілюючи якпозиції наших військових, так і населені пункти, що межують з лінієюзіткнення. Зокрема, використовуючи танки, реактивні системи залпового вогню таствольну артилерію, впродовж минулої доби росіяни здійснили 16 атак, але,отримавши гідну відсіч від Сил оборони, вимушені були відійти, — поінформувавВалерій Шершень.</text:p>
      <text:p text:style-name="P4">
Офіцер також повідомив, що загалом за минулу добу російські війська здійснилидев’ять авіаційних ударів, а кількість ворожих обстрілів становить 493, з яких373 припадає на Донеччину та 120 — на Запоріжжя.</text:p>
      <text:p text:style-name="P4">
Source: <text:a xlink:type="simple" xlink:href="https://armyinform.com.ua/2023/05/17/na-tavrijskomu-napryamku-za-mynulu-dobu-vorog-majzhe-500-raziv-obstrilyav-pozycziyi-ukrayinskyh-vijskovyh/" text:style-name="Internet_20_link" text:visited-style-name="Visited_20_Internet_20_Link">
https://armyinform.com.ua/2023/05/17/na-tavrijskomu-napryamku-za-mynulu-dobu-vorog-majzhe-500-raziv-obstrilyav-pozycziyi-ukrayinskyh-vijskovyh/</text:a>
</text:p>
      <!--NEWS-->
      <text:h text:style-name="P10" text:outline-level="1">
<text:span text:style-name="T4">
Кількість ворожих обстрілів у районі Авдіївки зменшилася, росіяни спрямували свої зусилля на штурм Мар’їнки — Валерій Шершень</text:span>
</text:h>
      <text:p text:style-name="P4">
Author: ['Вячеслав Діордієв']</text:p>
      <text:p text:style-name="P4">
Time: 2023-05-17T80:00:00-04:00</text:p>
      <text:p text:style-name="P4">
Description: Про це повідомив в етері  телевізійного марафону «Єдині новини» реч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ershen-e1684335161577.jpg" text:style-name="Internet_20_link" text:visited-style-name="Visited_20_Internet_20_Link">
shershen-e1684335161577.jpg</text:a>
']</text:p>
      <text:p text:style-name="P4">
Tags: ['STOPRUSSIA', 'АГРЕСІЯ РФ', 'ВТОРГНЕННЯ РФ']</text:p>
      <text:p text:style-name="P4">
Category: News</text:p>
      <!--METADATA-->
      <text:p text:style-name="P4">
<draw:frame draw:style-name="fr1" draw:name="Image329" text:anchor-type="as-char" svg:width="6.9236in" svg:height="3.831607in" draw:z-index="0">
<draw:image xlink:href="../Images/AРМІЯINFORM/2023-05-17T80-00-00-04-00/shershen-e1684335161577.jpg" xlink:type="simple" xlink:show="embed" xlink:actuate="onLoad" draw:mime-type="image/jpeg"/>
</draw:frame>
</text:p>
      <text:p text:style-name="P4">
Про це повідомив в етері <text:a xlink:type="simple" xlink:href="https://www.youtube.com/watch" text:style-name="Internet_20_link" text:visited-style-name="Visited_20_Internet_20_Link">
телевізійногомарафону</text:a>
 «Єдині новини» речникоб’єднаного пресцентру Сил оборони Таврійського напрямку Валерій Шершень.</text:p>
      <text:p text:style-name="P4">
— В Авдіївці нині перебуває понад тисяча осіб. Там працює пункт незламності,де є інтернет та можливість приймати їжу. Щодо обстрілів міста, то вонивідбуваються, але є хаотичними і їхня кількість значно зменшилася. Нашарозвідка фіксує, що в окопах противника перебуває мінімальна кількістьросійської піхоти й що зменшилася інтенсивність пересування російськоїтехніки, — розповів Валерій Шершень.</text:p>
      <text:p text:style-name="P4">
На думку офіцера, імовірно, це пов’язано з тим, що ворог спрямував своїзусилля на штурм Мар’їнки. Там ситуація залишається без змін, а оборона містаускладнюється через те, що в населеному пункті вже фактично зруйновані всібудівлі.</text:p>
      <text:p text:style-name="P4">
— І серед цих руїн ведуться жорсткі вуличні близькі бої з використаннямавтоматів, кулеметів і ручних гранат. Відстань до ворога іноді становить лишекілька десятків метрів. Але, попри все, наші воїни мужньо тримають оборону націй ділянці фронту. Недаремно Мар’їнку вже стали називати другим Бахмутом, —підсумував речник об’єднаного пресцентру Сил оборони Таврійського напрямкуВалерій Шершень.</text:p>
      <text:p text:style-name="P4">
Source: <text:a xlink:type="simple" xlink:href="https://armyinform.com.ua/2023/05/17/kilkist-vorozhyh-obstriliv-u-rajoni-avdiyivky-zmenshylasya-rosiyany-spryamuvaly-svoyi-zusyllya-na-shturm-maryinky-valerij-shershen/" text:style-name="Internet_20_link" text:visited-style-name="Visited_20_Internet_20_Link">
https://armyinform.com.ua/2023/05/17/kilkist-vorozhyh-obstriliv-u-rajoni-avdiyivky-zmenshylasya-rosiyany-spryamuvaly-svoyi-zusyllya-na-shturm-maryinky-valerij-shershen/</text:a>
</text:p>
      <!--NEWS-->
      <text:h text:style-name="P10" text:outline-level="1">
<text:span text:style-name="T4">
Кабмін запровадив єдиний підхід до протимінної діяльності в Україні</text:span>
</text:h>
      <text:p text:style-name="P4">
Author: ['АРМІЯINFORM']</text:p>
      <text:p text:style-name="P4">
Time: 2023-05-17T81:00:00-04:00</text:p>
      <text:p text:style-name="P4">
Description: Уряд запровадив єдиний підхід до виконання в Україні заходів протимінної діяль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ebezpechno-miny.jpg" text:style-name="Internet_20_link" text:visited-style-name="Visited_20_Internet_20_Link">
nebezpechno-miny.jpg</text:a>
']</text:p>
      <text:p text:style-name="P4">
Tags: ['STOPRUSSIA', 'АГРЕСІЯ РФ', 'ВТОРГНЕННЯ РФ', 'МІНІСТЕРСТВО ОБОРОНИ УКРАЇНИ', 'ОЛЕКСАНДР ПАВЛЮК', 'ПРОТИМІННА ДІЯЛЬНІСТЬ']</text:p>
      <text:p text:style-name="P4">
Category: News</text:p>
      <!--METADATA-->
      <text:p text:style-name="P4">
<draw:frame draw:style-name="fr1" draw:name="Image330" text:anchor-type="as-char" svg:width="6.9236in" svg:height="4.619339in" draw:z-index="0">
<draw:image xlink:href="../Images/AРМІЯINFORM/2023-05-17T81-00-00-04-00/nebezpechno-miny.jpg" xlink:type="simple" xlink:show="embed" xlink:actuate="onLoad" draw:mime-type="image/jpeg"/>
</draw:frame>
«Небезпечно. Міни». Ілюстративне фото</text:p>
      <text:p text:style-name="P4">
Уряд запровадив єдиний підхід до виконання в Україні заходів протимінноїдіяльності міністерствами та іншими органами виконавчої влади. Відповіднупостанову, розроблену Міністерством оборони, прийняв Кабінет Міністрів.Документ визначає повноваження низки відомств у цій сфері, забезпечуючивиконання заходів згідно з міжнародними стандартами.</text:p>
      <text:p text:style-name="P4">
Про це <text:a xlink:type="simple" xlink:href="https://www.mil.gov.ua/news/2023/05/17/kabmin-zaprovadiv-edinij-pidhid-do-protiminnoi-diyalnosti-v-ukraini/" text:style-name="Internet_20_link" text:visited-style-name="Visited_20_Internet_20_Link">
повідомляє</text:a>
 Міністерство оборониУкраїни.</text:p>
      <text:p text:style-name="P4">
— Необхідність у такому єдиному підході для збільшення потенціалу України всфері протимінної діяльності зумовлена масштабами забруднення територійвибухонебезпечними предметами внаслідок збройної агресії російської федераціїпроти України. Тому Міноборони напрацювало проект постанови, яка забезпечитьвзаємоузгоджене виконання заходів протимінної діяльності, формування тареалізацію державної політики у цій сфері з урахуванням міжнародних стандартівпротимінної діяльності, — прокоментував Міністр оборони Олексій Резніков.</text:p>
      <text:p text:style-name="P4">
Так, потенційно забрудненими вважаються всі території, на яких велись абоведуться активні бойові дії, які перебувають у тимчасовій окупації татериторії, по яких були завдані авіаційні та ракетні удари. На звільненихтериторіях проводяться заходи нетехнічного, технічного обстеження потенційнонебезпечних ділянок та їх маркування.</text:p>
      <text:p text:style-name="P4">
— Робота над удосконаленням процесів розмінування українських територійведеться безперервно: як практично, на місцях, так і у нормативній площині.Йдеться як про сьогоднішні обставини, бойові дії та ракетні обстріли Україниросіянами, так і про створення сприятливих умов для повоєнного відновленнянашої держави, — додав перший заступник Міністра оборони генерал-лейтенантОлександр Павлюк.</text:p>
      <text:p text:style-name="P4">
За його словами, сьогодні до виконання заходів з розмінування в Українізалучаються підрозділи від Збройних Сил України, Державної спеціальної службитранспорту, Державної служби України з надзвичайних ситуацій, Національноїполіції України, Національної гвардії України та Державної прикордонноїслужби.</text:p>
      <text:p text:style-name="P4">
Для координації заходів протимінної діяльності Кабінет Міністрів України 2021року утворив міжвідомчий допоміжний орган, який діє за колегіальним принципомпід головуванням Міністра оборони України.</text:p>
      <text:p text:style-name="P4">
Source: <text:a xlink:type="simple" xlink:href="https://armyinform.com.ua/2023/05/17/kabmin-zaprovadyv-yedynyj-pidhid-do-protyminnoyi-diyalnosti-v-ukrayini/" text:style-name="Internet_20_link" text:visited-style-name="Visited_20_Internet_20_Link">
https://armyinform.com.ua/2023/05/17/kabmin-zaprovadyv-yedynyj-pidhid-do-protyminnoyi-diyalnosti-v-ukrayini/</text:a>
</text:p>
      <!--NEWS-->
      <text:h text:style-name="P10" text:outline-level="1">
<text:span text:style-name="T4">
«Енергоатом» передав  вертоліт військовим авіаторам</text:span>
</text:h>
      <text:p text:style-name="P4">
Author: ['Олександр Шульман']</text:p>
      <text:p text:style-name="P4">
Time: 2023-05-17T82:00:00-04:00</text:p>
      <text:p text:style-name="P4">
Description: Сьогодні президент ДП «НАЕК «Енергоатом» Петро Котін передав Мі-2 Повітряним Силам ЗС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4.jpeg" text:style-name="Internet_20_link" text:visited-style-name="Visited_20_Internet_20_Link">
golovna-4.jpeg</text:a>
', '<text:a xlink:type="simple" xlink:href="https://armyinform.com.ua/wp-content/uploads/2023/05/1-1-150x150.jpeg" text:style-name="Internet_20_link" text:visited-style-name="Visited_20_Internet_20_Link">
1-1-150x150.jpeg</text:a>
', '<text:a xlink:type="simple" xlink:href="https://armyinform.com.ua/wp-content/uploads/2023/05/2-1-150x150.jpeg" text:style-name="Internet_20_link" text:visited-style-name="Visited_20_Internet_20_Link">
2-1-150x150.jpeg</text:a>
', '<text:a xlink:type="simple" xlink:href="https://armyinform.com.ua/wp-content/uploads/2023/05/3-2-150x150.jpeg" text:style-name="Internet_20_link" text:visited-style-name="Visited_20_Internet_20_Link">
3-2-150x150.jpeg</text:a>
']</text:p>
      <text:p text:style-name="P4">
Tags: ['STOPRUSSIA', 'ВТОРГНЕННЯ РФ', 'ЕНЕРГОАТОМ']</text:p>
      <text:p text:style-name="P4">
Category: News</text:p>
      <!--METADATA-->
      <text:p text:style-name="P4">
<draw:frame draw:style-name="fr1" draw:name="Image331" text:anchor-type="as-char" svg:width="6.9236in" svg:height="5.1927in" draw:z-index="0">
<draw:image xlink:href="../Images/AРМІЯINFORM/2023-05-17T82-00-00-04-00/golovna-4.jpeg" xlink:type="simple" xlink:show="embed" xlink:actuate="onLoad" draw:mime-type="image/jpeg"/>
</draw:frame>
</text:p>
      <text:p text:style-name="P4">
Сьогодні президент ДП «НАЕК «Енергоатом» Петро Котін передав Мі-2 ПовітрянимСилам ЗСУ.</text:p>
      <text:p text:style-name="P4">
— Цей вертоліт використовувався нами для різних цілей, зокрема для радіаційноїрозвідки. Він добре і активно працював, виконуючи різні завдання, але зараз унас є дрони, що можуть надійно вести ту ж радіаційну розвідку. Тому мивирішили, що цей вертоліт буде більш корисним нашим Збройним Силам, — зазначивПетро Котін. — Саме від ЗСУ залежить визволення нашої України, повернення донас нашої перлини атомної енергетики — Запорізької атомної електростанції. Мине вперше допомагаємо військовим — обсяг нашої допомоги сягнув більш ніждвісті мільйонів гривень. Це гроші, які були зібрані нашим колективом,профспілковою організацією. Ми придбали дрони, автівки, прилади нічногобачення, приціли, знаряддя. Багато з наших співробітників зараз на фронті.Тому ми передаємо з подякою військовим цей вертоліт і віримо в них.</text:p>
      <text:p text:style-name="P4">
<text:a xlink:type="simple" xlink:href="https://armyinform.com.ua/wp-content/uploads/2023/05/1-1.jpeg" text:style-name="Internet_20_link" text:visited-style-name="Visited_20_Internet_20_Link">
<draw:frame draw:style-name="fr1" draw:name="Image332" text:anchor-type="as-char" svg:width="6.9236in" svg:height="6.9236in" draw:z-index="0">
<draw:image xlink:href="../Images/AРМІЯINFORM/2023-05-17T82-00-00-04-00/1-1-150x150.jpeg" xlink:type="simple" xlink:show="embed" xlink:actuate="onLoad" draw:mime-type="image/jpeg"/>
</draw:frame>
</text:a>
</text:p>
      <text:p text:style-name="P4">
<text:a xlink:type="simple" xlink:href="https://armyinform.com.ua/wp-content/uploads/2023/05/2-1.jpeg" text:style-name="Internet_20_link" text:visited-style-name="Visited_20_Internet_20_Link">
<draw:frame draw:style-name="fr1" draw:name="Image333" text:anchor-type="as-char" svg:width="6.9236in" svg:height="6.9236in" draw:z-index="0">
<draw:image xlink:href="../Images/AРМІЯINFORM/2023-05-17T82-00-00-04-00/2-1-150x150.jpeg" xlink:type="simple" xlink:show="embed" xlink:actuate="onLoad" draw:mime-type="image/jpeg"/>
</draw:frame>
</text:a>
</text:p>
      <text:p text:style-name="P4">
<text:a xlink:type="simple" xlink:href="https://armyinform.com.ua/wp-content/uploads/2023/05/3-2.jpeg" text:style-name="Internet_20_link" text:visited-style-name="Visited_20_Internet_20_Link">
<draw:frame draw:style-name="fr1" draw:name="Image334" text:anchor-type="as-char" svg:width="6.9236in" svg:height="6.9236in" draw:z-index="0">
<draw:image xlink:href="../Images/AРМІЯINFORM/2023-05-17T82-00-00-04-00/3-2-150x150.jpeg" xlink:type="simple" xlink:show="embed" xlink:actuate="onLoad" draw:mime-type="image/jpeg"/>
</draw:frame>
</text:a>
</text:p>
      <text:p text:style-name="P4">
Зі свого боку начальник Київської міської військової адміністрації генерал-полковник Сергій Попко зазначив, що сьогодні кожна машина, зокрема цейгвинтокрил, — вагома допомога Збройним Силам.</text:p>
      <text:p text:style-name="P4">
— Сподіваюсь, що цей вертоліт надійно послужить нашим воїнам, — сказавначальник КМВА.</text:p>
      <text:p text:style-name="P4">
Представник командування Повітряних Сил ЗСУ полковник Роман Лещенко зазначив,що цей гелікоптер використовуватимуть для підвищення навичок нинішніх імайбутніх пілотів.</text:p>
      <text:p text:style-name="P4">
<text:span text:style-name="T5">
Фото автора і ДП «НАЕК «Енергоатом»</text:span>
</text:p>
      <text:p text:style-name="P4">
Source: <text:a xlink:type="simple" xlink:href="https://armyinform.com.ua/2023/05/17/energoatom-peredav-vertolit-vijskovym-aviatoram/" text:style-name="Internet_20_link" text:visited-style-name="Visited_20_Internet_20_Link">
https://armyinform.com.ua/2023/05/17/energoatom-peredav-vertolit-vijskovym-aviatoram/</text:a>
</text:p>
      <!--NEWS-->
      <text:h text:style-name="P10" text:outline-level="1">
<text:span text:style-name="T4">
Слово і зброя: у Києві презентували книгу про журналістів на передовій</text:span>
</text:h>
      <text:p text:style-name="P4">
Author: ['Євген Букет']</text:p>
      <text:p text:style-name="P4">
Time: 2023-05-17T83:00:00-04:00</text:p>
      <text:p text:style-name="P4">
Description: В Укрінформі презентували книгу «Україна: журналісти на передовій». Видання присвяче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_20230517_173458_437.jpg" text:style-name="Internet_20_link" text:visited-style-name="Visited_20_Internet_20_Link">
img_20230517_173458_437.jpg</text:a>
', '<text:a xlink:type="simple" xlink:href="https://armyinform.com.ua/wp-content/uploads/2023/05/img_20230517_173504_020.jpg" text:style-name="Internet_20_link" text:visited-style-name="Visited_20_Internet_20_Link">
img_20230517_173504_020.jpg</text:a>
']</text:p>
      <text:p text:style-name="P4">
Tags: ['STOPRUSSIA', 'АГРЕСІЯ РФ', 'ВТОРГНЕННЯ РФ']</text:p>
      <text:p text:style-name="P4">
Category: News</text:p>
      <!--METADATA-->
      <text:p text:style-name="P4">
<draw:frame draw:style-name="fr1" draw:name="Image335" text:anchor-type="as-char" svg:width="6.9236in" svg:height="4.615733in" draw:z-index="0">
<draw:image xlink:href="../Images/AРМІЯINFORM/2023-05-17T83-00-00-04-00/img_20230517_173458_437.jpg" xlink:type="simple" xlink:show="embed" xlink:actuate="onLoad" draw:mime-type="image/jpeg"/>
</draw:frame>
</text:p>
      <text:p text:style-name="P4">
В Укрінформі презентували книгу «Україна: журналісти на передовій». Виданняприсвячене майстрам слова, які стали до оборони нашої держави як наінформаційному фронті, так і на полі бою. Особливістю книги є те, щожурналісти виступають в ній у двох іпостасях — як автори і як герої оповідей.</text:p>
      <text:p text:style-name="P4">
Книга містить понад 60 нарисів, об’єднаних у шести розділах, перший з яких —«На передньому краю» оповідає про військових журналістів, які служать уЗбройних Силах України. Серед них — нарис про нашого колегу ВладиславаВолошина, який бачив на власні очі та описував понад десять воєн, а коли у2014-му розпочиналася ця війна — брав участь у створенні пресцентру АТО, частобував у відрядженнях на передовій, а нині продовжує документувати опірукраїнців широкомасштабному вторгненню.</text:p>
      <text:p text:style-name="P4">
Під однією палітуркою зібрані матеріали різних жанрів: репортажі, інтерв’ю,нариси, огляди, а також фотографії та документи. Це живі свідчення очевидців змісця подій і враження безпосередніх учасників бойових дій, досвідволонтерської роботи та інформаційного спротиву.</text:p>
      <text:p text:style-name="P4">
У книзі також відгуки про інші видання, що описують перебіг широкомасштабноговторгнення, і вірші журналістів-поетів, написані після 24 лютого 2022 року.</text:p>
      <text:p text:style-name="P4">
Видання стало свого роду продовженням книжки, що побачила світ на початку 2022року — «Журналісти на війні», упорядником якої є голова Київської організаціїНСЖУ Михайло Сорока. Там є розповіді про події російсько-української війни,починаючи з 2014 року. Михайло Михайлович, який був ведучим презентації книги«Україна: журналісти на передовій», анонсував початок роботи над «третімтомом», який, переконаний, опише вже нашу Перемогу.</text:p>
      <text:p text:style-name="P4">
Голова Національної спілки журналістів України Сергій Томіленко у своємувиступі зазначив, що вже 59 українських журналістів загинули на війні, зокрема14 — під час виконання професійних обов’язків. Один із розділів книгиназивається «Пам’ять». У ньому нариси-спомини про загиблих колег і друзів —Миколу Кравченка, Олександра Кузенкова, Олексія Чубашева, Максима Левіна,Ірину Цвілу, Павла Лі, Дмитра Шиповського. А також матеріал нашої колеги ОльгиМосьондз про офіцера телерадіостудії «Бриз» Дмитра Лабуткіна. Присутнівшанували полеглих хвилиною мовчання…</text:p>
      <text:p text:style-name="P4">
<draw:frame draw:style-name="fr1" draw:name="Image336" text:anchor-type="as-char" svg:width="6.9236in" svg:height="4.615733in" draw:z-index="0">
<draw:image xlink:href="../Images/AРМІЯINFORM/2023-05-17T83-00-00-04-00/img_20230517_173504_020.jpg" xlink:type="simple" xlink:show="embed" xlink:actuate="onLoad" draw:mime-type="image/jpeg"/>
</draw:frame>
</text:p>
      <text:p text:style-name="P4">
Про те, як у воєнний час відбувався збір матеріалів та підготовка до друку,присутнім розповіли співупорядники книжки — Алла Малієнко, заступник головиКиївської організації НСЖУ та Юрій Бондар, завідувач кафедри соціальнихкомунікацій Навчально-наукового інституту журналістики Київськогонаціонального університету імені Тараса Шевченка.</text:p>
      <text:p text:style-name="P4">
Військовий журналіст полковник Сергій Кузьмін та завідувач кафедри військовоїжурналістики ВІКНУ полковник Олексій Позняков поділилися досвідом співпрацівійськових і цивільних журналістів під час російсько-української війни.</text:p>
      <text:p text:style-name="P4">
Редактор Іванківської районної газети «Трибуна праці» на Київщині Павло Смовж,ексредактор газети «Донеччина» Ігор Зоц, професор кафедри соціальнихкомунікацій Навчально-наукового інституту журналістики Київськогонаціонального університету імені Тараса Шевченка Олександр Чекмишев ікандидатка філологічних наук Галина Дацюк розповіли про власний досвід навійні та свої нариси, що увійшли до книги.</text:p>
      <text:p text:style-name="P4">
Звісно, презентоване видання не претендує на вичерпність — надто широкою єжурналістська палітра воюючої України. Однак у цій книзі зібрано великий масивконкретних фактів, що стануть у пригоді майбутнім дослідникам російсько-української війни та, можливо, тим, хто буде визначати міру покарання воєннимзлочинцям на трибуналі. Тому під кожною публікацією зафіксовано час їїпідготовки. Завданням усіх українських журналістів сьогодні є фіксаціязлочинів країни-агресора, перемога над дезінформацією і фейками ворожихпропагандистів. Адже журналісти, як ніхто інший, знають, що війна ведеться нелише за територію, а й за людські душі. І Перемога неодмінно чекає на нас наобох цих фронтах!</text:p>
      <text:p text:style-name="P4">
<text:span text:style-name="T5">
Фото Дмитра Юрченка</text:span>
</text:p>
      <text:p text:style-name="P4">
Source: <text:a xlink:type="simple" xlink:href="https://armyinform.com.ua/2023/05/17/slovo-i-zbroya-u-kyyevi-prezentuvaly-knygu-pro-zhurnalistiv-na-peredovij/" text:style-name="Internet_20_link" text:visited-style-name="Visited_20_Internet_20_Link">
https://armyinform.com.ua/2023/05/17/slovo-i-zbroya-u-kyyevi-prezentuvaly-knygu-pro-zhurnalistiv-na-peredovij/</text:a>
</text:p>
      <!--NEWS-->
      <text:h text:style-name="P10" text:outline-level="1">
<text:span text:style-name="T4">
У Києві відбулася дискусійна платформа «Наука заради перемоги: виклики та рішення»</text:span>
</text:h>
      <text:p text:style-name="P4">
Author: ['АРМІЯINFORM']</text:p>
      <text:p text:style-name="P4">
Time: 2023-05-17T84:00:00-04:00</text:p>
      <text:p text:style-name="P4">
Description: Науковці Збройних Сил України взяли участь у дискусійній платформі «Наука зарад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627506_1086359065654154_571365845762694180_n.jpg" text:style-name="Internet_20_link" text:visited-style-name="Visited_20_Internet_20_Link">
347627506_1086359065654154_571365845762694180_n.jpg</text:a>
']</text:p>
      <text:p text:style-name="P4">
Tags: ['STOPRUSSIA', 'АГРЕСІЯ РФ', 'ВТОРГНЕННЯ РФ', 'ГШ ЗСУ']</text:p>
      <text:p text:style-name="P4">
Category: News</text:p>
      <!--METADATA-->
      <text:p text:style-name="P4">
<draw:frame draw:style-name="fr1" draw:name="Image337" text:anchor-type="as-char" svg:width="6.9236in" svg:height="4.615733in" draw:z-index="0">
<draw:image xlink:href="../Images/AРМІЯINFORM/2023-05-17T84-00-00-04-00/347627506_1086359065654154_571365845762694180_n.jpg" xlink:type="simple" xlink:show="embed" xlink:actuate="onLoad" draw:mime-type="image/jpeg"/>
</draw:frame>
</text:p>
      <text:p text:style-name="P4">
Науковці Збройних Сил України взяли участь у дискусійній платформі «Науказаради перемоги: виклики та рішення», яка відбулася сьогодні в Києві.</text:p>
      <text:p text:style-name="P4">
Про це повідомляє <text:a xlink:type="simple" xlink:href="https://www.facebook.com/GeneralStaff.ua/posts/pfbid02UztSXH6LfK1wG9bL2eFMQWvuT6xsedXcaGgSJX6ctwRWNM7bGN6RFgp3CSQznFcel" text:style-name="Internet_20_link" text:visited-style-name="Visited_20_Internet_20_Link">
ГШЗСУ.</text:a>
</text:p>
      <text:p text:style-name="P4">
До участі в дискусії, ініційованій Центральним воєнно-науковим управліннямЗбройних Сил України та проведеній під головуванням заступника начальникаГенерального штабу Збройних Сил України генерал-майора Володимира Коваля, булизапрошені представники міністерств та очільники профільних відділів воєнно-наукового управління ЗС України, очільники науково-дослідних установ.</text:p>
      <text:p text:style-name="P4">
Центральною темою стало обговорення перспектив розвитку військової науки зметою задоволення потреб Збройних Сил України та забезпечення найвищого рівняобороноздатності нашої держави.</text:p>
      <text:p text:style-name="P4">
Міністр з питань стратегічних галузей промисловості України Олександр Камишин,заступник міністра цифрової трансформації України Олександр Борняков,заступник генерального директора — керівник експертної групи Міністерстваосвіти і науки України Дар’я Чайка та інші посадовці окреслили поточний станреформ у розробках новітнього озброєння для ЗСУ, надали інформацію щодоперспектив розвитку деяких проектів.</text:p>
      <text:p text:style-name="P4">
Керівниця координаційної платформи розвитку оборонних технологій Brave1Наталія Кушнерська розповіла про нові перспективні розробки, які вжезастосовуються українськими військовими в ході ведення бойових дій, а такожті, що рекомендовані до застосування і проходять апробацію.</text:p>
      <text:p text:style-name="P4">
Велику зацікавленість присутніх викликали доповіді начальників відділіввоєнно-наукового управління та науково-дослідних установ: вивчення трофейногоозброєння та випробування дослідних зразків новітніх розробок озброєння ЗСУкраїни, а також проблематика щодо практичного застосування наявних ресурсівдля захисту мирного населення та об’єктів критичної інфраструктури.</text:p>
      <text:p text:style-name="P4">
— Звісно, більшість тем і напрямків, якими займаються військові науковці, єінформацією, закритою для оприлюднення. Але є й ті, які, навпаки,популяризують діяльність Збройних Сил України для широкого кола читачів:наприклад, «Біла Книга», щорічне видання, в якому висвітлюються найбільшзнакові події поточного року війни, а також розроблені ЦВНУ Воєнно-історичніописи, яких вже вийшло друком дев’ять томів, і готується до друку наступний.Крім того, ми склали хронологічний довідник з періодизації російсько-української війни, який передали на навчальні заклади України для широкогозастосування у освітньому процесі, зокрема, під час вивчення історії нашоїкраїни. У 2023 році створені цикли публікацій про героїв України поточногоперіоду війни, експонуються тематичні фотовиставки та інші інформаційніпроекти, — зазначив начальник Центру дослідження військової історії полковникІгор Косяк.</text:p>
      <text:p text:style-name="P4">
— Військова наука є інструментом цифровізації управління військами, аналізупоточних бойових дій, прогнозування та вивчення перспективних можливостей,дослідження новітніх типів озброєння, що стає підґрунтям прийняття військовимкерівництвом найбільш ефективних рішень щодо застосування сил і засобів длявиконання Збройними Силами України завдань за призначенням. Якісні науковідослідження є запорукою успішного досягнення нашої мети — перемоги надагресором та досягнення позитивної безпекової ситуації на території нашоїкраїни, — наголосив заступник начальника Генерального штабу Збройних СилУкраїни генерал-майор Володимир Коваль.</text:p>
      <text:p text:style-name="P4">
Source: <text:a xlink:type="simple" xlink:href="https://armyinform.com.ua/2023/05/17/v-kyyevi-vidbulasya-dyskusijna-platforma-nauka-zarady-peremogy-vyklyky-ta-rishennya/" text:style-name="Internet_20_link" text:visited-style-name="Visited_20_Internet_20_Link">
https://armyinform.com.ua/2023/05/17/v-kyyevi-vidbulasya-dyskusijna-platforma-nauka-zarady-peremogy-vyklyky-ta-rishennya/</text:a>
</text:p>
      <!--NEWS-->
      <text:h text:style-name="P10" text:outline-level="1">
<text:span text:style-name="T4">
Окупанти знищили найстарішу гімназію в Херсоні</text:span>
</text:h>
      <text:p text:style-name="P4">
Author: ['Дмитро Завтонов']</text:p>
      <text:p text:style-name="P4">
Time: 2023-05-17T85:00:00-04:00</text:p>
      <text:p text:style-name="P4">
Description: Після деокупації Херсона військові рф вже вчетверте обстріляли гімназію № 20 у мі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0_golovna-4.jpg" text:style-name="Internet_20_link" text:visited-style-name="Visited_20_Internet_20_Link">
0_golovna-4.jpg</text:a>
', '<text:a xlink:type="simple" xlink:href="https://armyinform.com.ua/wp-content/uploads/2023/05/4-57-150x150.jpg" text:style-name="Internet_20_link" text:visited-style-name="Visited_20_Internet_20_Link">
4-57-150x150.jpg</text:a>
', '<text:a xlink:type="simple" xlink:href="https://armyinform.com.ua/wp-content/uploads/2023/05/3-63-150x150.jpg" text:style-name="Internet_20_link" text:visited-style-name="Visited_20_Internet_20_Link">
3-63-150x150.jpg</text:a>
', '<text:a xlink:type="simple" xlink:href="https://armyinform.com.ua/wp-content/uploads/2023/05/1-74-150x150.jpg" text:style-name="Internet_20_link" text:visited-style-name="Visited_20_Internet_20_Link">
1-74-150x150.jpg</text:a>
', '<text:a xlink:type="simple" xlink:href="https://armyinform.com.ua/wp-content/uploads/2023/05/2-1-3-150x150.jpg" text:style-name="Internet_20_link" text:visited-style-name="Visited_20_Internet_20_Link">
2-1-3-150x150.jpg</text:a>
', '<text:a xlink:type="simple" xlink:href="https://armyinform.com.ua/wp-content/uploads/2023/05/8-22-150x150.jpg" text:style-name="Internet_20_link" text:visited-style-name="Visited_20_Internet_20_Link">
8-22-150x150.jpg</text:a>
', '<text:a xlink:type="simple" xlink:href="https://armyinform.com.ua/wp-content/uploads/2023/05/7-30-150x150.jpg" text:style-name="Internet_20_link" text:visited-style-name="Visited_20_Internet_20_Link">
7-30-150x150.jpg</text:a>
', '<text:a xlink:type="simple" xlink:href="https://armyinform.com.ua/wp-content/uploads/2023/05/9_sergij.jpg" text:style-name="Internet_20_link" text:visited-style-name="Visited_20_Internet_20_Link">
9_sergij.jpg</text:a>
']</text:p>
      <text:p text:style-name="P4">
Tags: ['STOPRUSSIA', 'АГРЕСІЯ РФ', 'ВТОРГНЕННЯ РФ', 'ХЕРСОН']</text:p>
      <text:p text:style-name="P4">
Category: News</text:p>
      <!--METADATA-->
      <text:p text:style-name="P4">
<draw:frame draw:style-name="fr1" draw:name="Image338" text:anchor-type="as-char" svg:width="6.9236in" svg:height="4.615733in" draw:z-index="0">
<draw:image xlink:href="../Images/AРМІЯINFORM/2023-05-17T85-00-00-04-00/0_golovna-4.jpg" xlink:type="simple" xlink:show="embed" xlink:actuate="onLoad" draw:mime-type="image/jpeg"/>
</draw:frame>
</text:p>
      <text:p text:style-name="P4">
<text:span text:style-name="T4">
Після деокупації Херсона військові рф вже вчетверте обстріляли гімназію № 20у місті. У перші рази було понівечено стіни, шкільні класи та вибито вікна.Після останнього обстрілу виникла серйозна пожежа, яка майже вщент зруйнуваланавчальний заклад.</text:span>
</text:p>
      <text:p text:style-name="P4">
<text:a xlink:type="simple" xlink:href="https://armyinform.com.ua/wp-content/uploads/2023/05/4-57.jpg" text:style-name="Internet_20_link" text:visited-style-name="Visited_20_Internet_20_Link">
<draw:frame draw:style-name="fr1" draw:name="Image339" text:anchor-type="as-char" svg:width="6.9236in" svg:height="6.9236in" draw:z-index="0">
<draw:image xlink:href="../Images/AРМІЯINFORM/2023-05-17T85-00-00-04-00/4-57-150x150.jpg" xlink:type="simple" xlink:show="embed" xlink:actuate="onLoad" draw:mime-type="image/jpeg"/>
</draw:frame>
</text:a>
</text:p>
      <text:p text:style-name="P4">
<text:a xlink:type="simple" xlink:href="https://armyinform.com.ua/wp-content/uploads/2023/05/3-63.jpg" text:style-name="Internet_20_link" text:visited-style-name="Visited_20_Internet_20_Link">
<draw:frame draw:style-name="fr1" draw:name="Image340" text:anchor-type="as-char" svg:width="6.9236in" svg:height="6.9236in" draw:z-index="0">
<draw:image xlink:href="../Images/AРМІЯINFORM/2023-05-17T85-00-00-04-00/3-63-150x150.jpg" xlink:type="simple" xlink:show="embed" xlink:actuate="onLoad" draw:mime-type="image/jpeg"/>
</draw:frame>
</text:a>
</text:p>
      <text:p text:style-name="P4">
<text:a xlink:type="simple" xlink:href="https://armyinform.com.ua/wp-content/uploads/2023/05/1-74.jpg" text:style-name="Internet_20_link" text:visited-style-name="Visited_20_Internet_20_Link">
<draw:frame draw:style-name="fr1" draw:name="Image341" text:anchor-type="as-char" svg:width="6.9236in" svg:height="6.9236in" draw:z-index="0">
<draw:image xlink:href="../Images/AРМІЯINFORM/2023-05-17T85-00-00-04-00/1-74-150x150.jpg" xlink:type="simple" xlink:show="embed" xlink:actuate="onLoad" draw:mime-type="image/jpeg"/>
</draw:frame>
</text:a>
</text:p>
      <text:p text:style-name="P4">
<text:a xlink:type="simple" xlink:href="https://armyinform.com.ua/wp-content/uploads/2023/05/2-1-3.jpg" text:style-name="Internet_20_link" text:visited-style-name="Visited_20_Internet_20_Link">
<draw:frame draw:style-name="fr1" draw:name="Image342" text:anchor-type="as-char" svg:width="6.9236in" svg:height="6.9236in" draw:z-index="0">
<draw:image xlink:href="../Images/AРМІЯINFORM/2023-05-17T85-00-00-04-00/2-1-3-150x150.jpg" xlink:type="simple" xlink:show="embed" xlink:actuate="onLoad" draw:mime-type="image/jpeg"/>
</draw:frame>
</text:a>
</text:p>
      <text:p text:style-name="P4">
За інформацією працівників навчального закладу, вигорів майже весь другийповерх, провалилося перекриття на перший поверх. Майно гімназії знищено.</text:p>
      <text:p text:style-name="P4">
<text:a xlink:type="simple" xlink:href="https://armyinform.com.ua/wp-content/uploads/2023/05/8-22.jpg" text:style-name="Internet_20_link" text:visited-style-name="Visited_20_Internet_20_Link">
<draw:frame draw:style-name="fr1" draw:name="Image343" text:anchor-type="as-char" svg:width="6.9236in" svg:height="6.9236in" draw:z-index="0">
<draw:image xlink:href="../Images/AРМІЯINFORM/2023-05-17T85-00-00-04-00/8-22-150x150.jpg" xlink:type="simple" xlink:show="embed" xlink:actuate="onLoad" draw:mime-type="image/jpeg"/>
</draw:frame>
</text:a>
</text:p>
      <text:p text:style-name="P4">
<text:a xlink:type="simple" xlink:href="https://armyinform.com.ua/wp-content/uploads/2023/05/7-30.jpg" text:style-name="Internet_20_link" text:visited-style-name="Visited_20_Internet_20_Link">
<draw:frame draw:style-name="fr1" draw:name="Image344" text:anchor-type="as-char" svg:width="6.9236in" svg:height="6.9236in" draw:z-index="0">
<draw:image xlink:href="../Images/AРМІЯINFORM/2023-05-17T85-00-00-04-00/7-30-150x150.jpg" xlink:type="simple" xlink:show="embed" xlink:actuate="onLoad" draw:mime-type="image/jpeg"/>
</draw:frame>
</text:a>
</text:p>
      <text:p text:style-name="P4">
— І хоча пожежу спочатку загасили, потім протягом чотирьох днів ще виникалилокальні займання, тільки вчора рятувальники підтвердили, що вже все, —розповіла заступник директора з господарської роботи Ірина. — Цей заклад мав208-річну історію. Його знищення — це біль для всіх батьків, учнів тапедагогів. Реставрувати буде дуже складно, адже, як ви бачите, у будівлівцілили тільки стіни.</text:p>
      <text:p text:style-name="P4">
Також під артилерійськими і мінометними обстрілами ворога були житловіквартали міста та об’єкти критичної інфраструктури</text:p>
      <text:p text:style-name="P4">
<draw:frame draw:style-name="fr1" draw:name="Image345" text:anchor-type="as-char" svg:width="6.9236in" svg:height="4.615733in" draw:z-index="0">
<draw:image xlink:href="../Images/AРМІЯINFORM/2023-05-17T85-00-00-04-00/9_sergij.jpg" xlink:type="simple" xlink:show="embed" xlink:actuate="onLoad" draw:mime-type="image/jpeg"/>
</draw:frame>
</text:p>
      <text:p text:style-name="P4">
— За останню добу ворог обстріляв Херсонську область 79 разів, це було 406прильотів. На жаль, є поранені, семеро цивільних, серед яких троє дітейдошкільного віку, — розповів про ситуацію військовослужбовець Сергій. — рашняпродовжує тероризувати мирне населення. Всі злочини ми фіксуємо длямайбутнього суду над окупантами в Гаазі.</text:p>
      <text:p text:style-name="P4">
Докладніше дивіться в сюжеті</text:p>
      <text:p text:style-name="P4">
<text:span text:style-name="T5">
Фото і відео автора</text:span>
</text:p>
      <text:p text:style-name="P4">
Source: <text:a xlink:type="simple" xlink:href="https://armyinform.com.ua/2023/05/17/okupanty-znyshhyly-najstarishu-gimnaziyu-v-hersoni/" text:style-name="Internet_20_link" text:visited-style-name="Visited_20_Internet_20_Link">
https://armyinform.com.ua/2023/05/17/okupanty-znyshhyly-najstarishu-gimnaziyu-v-hersoni/</text:a>
</text:p>
      <!--NEWS-->
      <text:h text:style-name="P10" text:outline-level="1">
<text:span text:style-name="T4">
Генштаб повідомляє про  25 бойових зіткнень на чотирьох ділянках фронту</text:span>
</text:h>
      <text:p text:style-name="P4">
Author: ['АРМІЯINFORM']</text:p>
      <text:p text:style-name="P4">
Time: 2023-05-17T86:00:00-04:00</text:p>
      <text:p text:style-name="P4">
Description: Протягом доби противник завдав 5 ракетних ударів по містах Бахмут та Херсон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54.jpg" text:style-name="Internet_20_link" text:visited-style-name="Visited_20_Internet_20_Link">
golovna-54.jpg</text:a>
']</text:p>
      <text:p text:style-name="P4">
Tags: ['STOPRUSSIA', 'АГРЕСІЯ РФ', 'ВТОРГНЕННЯ РФ']</text:p>
      <text:p text:style-name="P4">
Category: News</text:p>
      <!--METADATA-->
      <text:p text:style-name="P4">
<draw:frame draw:style-name="fr1" draw:name="Image346" text:anchor-type="as-char" svg:width="6.9236in" svg:height="5.031149in" draw:z-index="0">
<draw:image xlink:href="../Images/AРМІЯINFORM/2023-05-17T86-00-00-04-00/golovna-54.jpg" xlink:type="simple" xlink:show="embed" xlink:actuate="onLoad" draw:mime-type="image/jpeg"/>
</draw:frame>
</text:p>
      <text:p text:style-name="P4">
<text:span text:style-name="T4">
🔥 Ситуація щодо російського вторгнення</text:span>
</text:p>
      <text:p text:style-name="P4">
Протягом доби противник завдав 5 ракетних ударів по містах Бахмут та Херсон іззастосуванням ЗРК С-300. Крім того, завдав 32 авіаційні удари та здійснивбільш як 40 обстрілів з реактивних систем залпового вогню по позиціях нашихвійськ та населених пунктах. На жаль, є загиблі та поранені серед мирногонаселення, пошкоджено приватні житлові будинки, інша цивільна таадміністративна інфраструктура.</text:p>
      <text:p text:style-name="P4">
Ймовірність завдавання ракетних та авіаційних ударів по всій території Українизалишається високою, адже ворог і далі застосовує тактику терору.</text:p>
      <text:p text:style-name="P4">
Противник продовжує зосереджувати основні зусилля на Лиманському,Бахмутському, Авдіївському та Мар’їнському напрямках. Протягом доби відбулось25 бойових зіткнень на зазначених ділянках фронту, в епіцентрі бойових дійзалишаються Бахмут та Мар’їнка.</text:p>
      <text:p text:style-name="P4">
<text:span text:style-name="T4">
Джерело:</text:span>
 <text:span text:style-name="T5">
<text:a xlink:type="simple" xlink:href="https://www.facebook.com/GeneralStaff.ua/posts/pfbid02bGtHQmdAvJy2DqSaMYU7GRC2sLWzA4f9HDVaN6eC8Pcw4iPsUM99GM327Wqqpjafl" text:style-name="Internet_20_link" text:visited-style-name="Visited_20_Internet_20_Link">
ГШЗСУ</text:a>
</text:span>
</text:p>
      <text:p text:style-name="P4">
Source: <text:a xlink:type="simple" xlink:href="https://armyinform.com.ua/2023/05/17/genshtab-povidomlyaye-pro-25-bojovyh-zitknen-na-chotyroh-dilyankah-frontu/" text:style-name="Internet_20_link" text:visited-style-name="Visited_20_Internet_20_Link">
https://armyinform.com.ua/2023/05/17/genshtab-povidomlyaye-pro-25-bojovyh-zitknen-na-chotyroh-dilyankah-frontu/</text:a>
</text:p>
      <!--NEWS-->
      <text:h text:style-name="P10" text:outline-level="1">
<text:span text:style-name="T4">
Авіація ЗСУ завдала 14 ударів по ворогу, 5 з яких — по ЗРК окупантів</text:span>
</text:h>
      <text:p text:style-name="P4">
Author: ['АРМІЯINFORM']</text:p>
      <text:p text:style-name="P4">
Time: 2023-05-17T87:00:00-04:00</text:p>
      <text:p text:style-name="P4">
Description: «Авіація Сил оборони за добу завдала 14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ГРЕСІЯ РФ', 'ВТОРГНЕННЯ РФ', 'ГШ ЗСУ', 'ХРОНІКА ОБОРОНИ']</text:p>
      <text:p text:style-name="P4">
Category: News</text:p>
      <!--METADATA-->
      <text:p text:style-name="P4">
<draw:frame draw:style-name="fr1" draw:name="Image347" text:anchor-type="as-char" svg:width="6.9236in" svg:height="5.185007in" draw:z-index="0">
<draw:image xlink:href="../Images/AРМІЯINFORM/2023-05-17T87-00-00-04-00/ukrayinska-aviacziya.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Авіація Сил оборони за добу завдала 14 ударів по районах зосередженняособового складу та військової техніки противника, з яких 5 — по зенітно-ракетних комплексах окупантів. Крім того, протягом цієї доби наші захисникизнищили 2 розвідувальні БПЛА типу „Орлан-10“», — повідомляє Генеральний штабЗбройних Сил України.  Також Генштаб інформує, що підрозділи ракетних військ і артилерії вразили 1пункт управління, 6 районів зосередження живої сили, 2 склади боєприпасів, 2склади пально-мастильних матеріалів, 1 артилерійський підрозділ на вогневійпозиції, 2 засоби протиповітряної оборони та ще дві важливі ворожі цілі.</text:p>
      <text:p text:style-name="P4">
<text:span text:style-name="T4">
Джерело:</text:span>
 <text:a xlink:type="simple" xlink:href="https://www.facebook.com/GeneralStaff.ua/posts/pfbid02bGtHQmdAvJy2DqSaMYU7GRC2sLWzA4f9HDVaN6eC8Pcw4iPsUM99GM327Wqqpjafl" text:style-name="Internet_20_link" text:visited-style-name="Visited_20_Internet_20_Link">
<text:span text:style-name="T5">
ГШЗСУ</text:span>
</text:a>
</text:p>
      <text:p text:style-name="P4">
Source: <text:a xlink:type="simple" xlink:href="https://armyinform.com.ua/2023/05/17/aviacziya-zsu-zavdala-14-udariv-po-vorogu-5-z-yakyh-po-zrk-okupantiv/" text:style-name="Internet_20_link" text:visited-style-name="Visited_20_Internet_20_Link">
https://armyinform.com.ua/2023/05/17/aviacziya-zsu-zavdala-14-udariv-po-vorogu-5-z-yakyh-po-zrk-okupantiv/</text:a>
</text:p>
      <!--NEWS-->
      <text:h text:style-name="P10" text:outline-level="1">
<text:span text:style-name="T4">
У липні розпочне роботу спільне підприємство Укроборонпрому та Rheinmetall</text:span>
</text:h>
      <text:p text:style-name="P4">
Author: ['АРМІЯINFORM']</text:p>
      <text:p text:style-name="P4">
Time: 2023-05-17T88:00:00-04:00</text:p>
      <text:p text:style-name="P4">
Description: Державний концерн «Укроборонпром» і один зі світових лідерів оборонної галуз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creenshot_2-2.jpg" text:style-name="Internet_20_link" text:visited-style-name="Visited_20_Internet_20_Link">
screenshot_2-2.jpg</text:a>
']</text:p>
      <text:p text:style-name="P4">
Tags: ['RHEINMETALL', 'УКРАЇНА-НІМЕЧЧИНА', 'УКРОБОРОНПРОМ']</text:p>
      <text:p text:style-name="P4">
Category: News</text:p>
      <!--METADATA-->
      <text:p text:style-name="P4">
<draw:frame draw:style-name="fr1" draw:name="Image348" text:anchor-type="as-char" svg:width="6.9236in" svg:height="3.882986in" draw:z-index="0">
<draw:image xlink:href="../Images/AРМІЯINFORM/2023-05-17T88-00-00-04-00/screenshot_2-2.jpg" xlink:type="simple" xlink:show="embed" xlink:actuate="onLoad" draw:mime-type="image/jpeg"/>
</draw:frame>
Ілюстративне фото</text:p>
      <text:p text:style-name="P4">
Державний концерн «Укроборонпром» і один зі світових лідерів оборонноїгалузі — німецька компанія Rheinmetall — уклали угоду про стратегічнепартнерство. Мета — зміцнення оборонної промисловості України та їїнаціональної безпеки шляхом створення спільного підприємства.</text:p>
      <text:p text:style-name="P4">
Про це<text:a xlink:type="simple" xlink:href="https://www.facebook.com/ukroboronprom/posts/pfbid0VSLLkVCtZrvsqkWb2AuUqsBne3KQ9LCZCgnmwG1skkrUFiAbXWo6skfvnUjBtNLcl" text:style-name="Internet_20_link" text:visited-style-name="Visited_20_Internet_20_Link">
повідомляє</text:a>
Державний концерн "Укроборонпром".</text:p>
      <text:p text:style-name="P4">
— Якнайшвидше задоволення нагальних потреб України в її боротьбі засвободу та демократію є для нас надзвичайно важливою справою. Завдяки своємудосвіду та можливостям Rheinmetall має усе, щоб бути цінним і потужнимпартнером для України як у короткостроковій, так і в довгостроковійперспективі. Своєю чергою Укроборонпром на чолі з Юрієм Гусєвим є дуженадійним партнером для нас, — наголосив виконавчий директор німецькоїкомпанії Армін Паппергер.</text:p>
      <text:p text:style-name="P4">
Як зазначається, згідно з угодою, основою та першим кроком для співпраці єтехнічне обслуговування й ремонт броньованої техніки, переданої Україні.Надалі партнери мають намір спільно виробляти продукцію Rheinmetall вУкраїні, а також спільно розробляти перспективні зразки озброєння йвійськової техніки на базі новоствореного спільного підприємства за участіукраїнських й німецьких фахівців.</text:p>
      <text:p text:style-name="P4">
— Для мене велика честь створити спільне підприємство між одним із провіднихсвітових виробників оборонної промисловості Rheinmetall і Укроборонпромом,який збільшив виготовлення військової техніки та бронетехніки попричисленні російські ракетні обстріли. Працюючи на перемогу 24/7, Укроборонпромможе зробити ще більше. Ми вдячні Rheinmetall за готовність допомогти намперемогти росію, — зазначив генеральний директор Укроборонпрому Юрій Гусєв.</text:p>
      <text:p text:style-name="P4">
Початок роботи спільного підприємства заплановано на середину липня 2023 року.</text:p>
      <text:p text:style-name="P4">
Source: <text:a xlink:type="simple" xlink:href="https://armyinform.com.ua/2023/05/17/u-lypni-rozpochne-robotu-spilne-pidpryyemstvo-ukroboronpromu-ta-rheinmetall/" text:style-name="Internet_20_link" text:visited-style-name="Visited_20_Internet_20_Link">
https://armyinform.com.ua/2023/05/17/u-lypni-rozpochne-robotu-spilne-pidpryyemstvo-ukroboronpromu-ta-rheinmetall/</text:a>
</text:p>
      <!--NEWS-->
      <text:h text:style-name="P10" text:outline-level="1">
<text:span text:style-name="T4">
У Любліні обговорили  реалізацію Програми NATO DEEP в Україні</text:span>
</text:h>
      <text:p text:style-name="P4">
Author: ['АРМІЯINFORM']</text:p>
      <text:p text:style-name="P4">
Time: 2023-05-17T89:00:00-04:00</text:p>
      <text:p text:style-name="P4">
Description: Начальник Національної академії сухопутних військ імені гетьмана Петра Сагайда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37214_559156549746811_3560449308113648167_n.jpg" text:style-name="Internet_20_link" text:visited-style-name="Visited_20_Internet_20_Link">
347137214_559156549746811_3560449308113648167_n.jpg</text:a>
']</text:p>
      <text:p text:style-name="P4">
Tags: ['НАЦІОНАЛЬНА АКАДЕМІЯ СУХОПУТНИХ ВІЙСЬК ІМЕНІ ГЕТЬМАНА ПЕТРА САГАЙДАЧНОГО', 'ПРОГРАМА НАТО']</text:p>
      <text:p text:style-name="P4">
Category: News</text:p>
      <!--METADATA-->
      <text:p text:style-name="P4">
<draw:frame draw:style-name="fr1" draw:name="Image349" text:anchor-type="as-char" svg:width="6.9236in" svg:height="5.1927in" draw:z-index="0">
<draw:image xlink:href="../Images/AРМІЯINFORM/2023-05-17T89-00-00-04-00/347137214_559156549746811_3560449308113648167_n.jpg" xlink:type="simple" xlink:show="embed" xlink:actuate="onLoad" draw:mime-type="image/jpeg"/>
</draw:frame>
</text:p>
      <text:p text:style-name="P4">
Начальник Національної академії сухопутних військ імені гетьмана ПетраСагайдачного генерал-лейтенант Павло Ткачук у польському місті Люблін взявучасть у підбитті підсумків реалізації Програми NATO DEEP в Україні.</text:p>
      <text:p text:style-name="P4">
Про це він<text:a xlink:type="simple" xlink:href="https://www.facebook.com/tkachukpp/posts/pfbid02dun7uGcYoFRPaSx9Re75BB8uWT2yEJwj4qv1wGSsDhXu6Qn1zGxahtEBTL5yP9eyl" text:style-name="Internet_20_link" text:visited-style-name="Visited_20_Internet_20_Link">
написав</text:a>
на своїй сторінці у фейсбуці.</text:p>
      <text:p text:style-name="P4">
— Сьогодні у штабі Литовсько-польсько-української багатонаціональної бригадипідбили підсумки реалізації Програми NATO DEEP в Україні та обговорили знашими надійними друзями та партнерами напрямки подальшої співпраці.</text:p>
      <text:p text:style-name="P4">
Попри складний воєнний час, колектив Національної академії сухопутних військпродовжує виконання заходів з реформування військової освіти, впровадженняздобутих досягнень, зокрема й в межах програми «Удосконалення військовоїосвіти» (DEEP). Активно працюємо над покращенням методик навчання. Нашіінструктори, що завершили підготовку під егідою військових освітян НАТО, своєїроботи не припиняють.</text:p>
      <text:p text:style-name="P4">
До слова, одним із пріоритетів для нашого навчального закладу залишаєтьсявивчення англійської мови як курсантами, так і викладачами. Серед іншихдосягнень у рамках програми DEEP бачимо також використання технологійдистанційної освіти та інші важливі напрямки, — підкреслив Павло Ткачук.</text:p>
      <text:p text:style-name="P4">
Також він подякував керівникам програми DEEP, зокрема її директору пануМаріушу Солісу, за підтримку та можливість нашим викладачам підвищувати своюпрофесійну майстерність у межах широкого спектра запропонованих програм.</text:p>
      <text:p text:style-name="P4">
Source: <text:a xlink:type="simple" xlink:href="https://armyinform.com.ua/2023/05/17/u-lyublini-obgovoryly-realizacziyu-programy-nato-deep-v-ukrayini/" text:style-name="Internet_20_link" text:visited-style-name="Visited_20_Internet_20_Link">
https://armyinform.com.ua/2023/05/17/u-lyublini-obgovoryly-realizacziyu-programy-nato-deep-v-ukrayini/</text:a>
</text:p>
      <!--NEWS-->
      <text:h text:style-name="P10" text:outline-level="1">
<text:span text:style-name="T4">
46 держав Ради Європи ухвалили Декларацію на підтримку України</text:span>
</text:h>
      <text:p text:style-name="P4">
Author: ['АРМІЯINFORM']</text:p>
      <text:p text:style-name="P4">
Time: 2023-05-17T90:00:00-04:00</text:p>
      <text:p text:style-name="P4">
Description: Міжнародне правосуддя має продемонструвати свою здатність карати злочинців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humb_203862_820_360_0_0_auto.jpg" text:style-name="Internet_20_link" text:visited-style-name="Visited_20_Internet_20_Link">
thumb_203862_820_360_0_0_auto.jpg</text:a>
']</text:p>
      <text:p text:style-name="P4">
Tags: ['STOPRUSSIA', 'АГРЕСІЯ РФ', 'ВТОРГНЕННЯ РФ', 'ДЕНИС ШМИГАЛЬ', 'УРЯДОВИЙ ПОРТАЛ']</text:p>
      <text:p text:style-name="P4">
Category: News</text:p>
      <!--METADATA-->
      <text:p text:style-name="P4">
<draw:frame draw:style-name="fr1" draw:name="Image350" text:anchor-type="as-char" svg:width="6.9236in" svg:height="4.610104in" draw:z-index="0">
<draw:image xlink:href="../Images/AРМІЯINFORM/2023-05-17T90-00-00-04-00/thumb_203862_820_360_0_0_auto.jpg" xlink:type="simple" xlink:show="embed" xlink:actuate="onLoad" draw:mime-type="image/jpeg"/>
</draw:frame>
</text:p>
      <text:p text:style-name="P4">
Міжнародне правосуддя має продемонструвати свою здатність карати злочинців тавідновлювати справедливість. Держава-агресор повинна відповісти за своїзлочини.</text:p>
      <text:p text:style-name="P4">
Про це наголосив Прем’єр-міністр України Денис Шмигаль під час підсумковоїпресконференції за результатами четвертого Саміту Ради Європи в Рейк’явіку,<text:a xlink:type="simple" xlink:href="https://www.kmu.gov.ua/news/46-derzhav-rady-ievropy-ukhvalyly-deklaratsiiu-na-pidtrymku-ukrainy" text:style-name="Internet_20_link" text:visited-style-name="Visited_20_Internet_20_Link">
повідомляє</text:a>
 Урядовий портал.</text:p>
      <text:p text:style-name="P4">
«Сьогодні Європа зіштовхується з надзвичайними викликами в умовахповномасштабної, варварської та жорстокої агресії росії проти України. Цяагресія протирічить усім нашим цінностям і принципам, а також основамєвропейської архітектури, яка була сформована, щоб уникнути повторення звірствДругої світової війни. Переконаний, що в ці темні для нашого континенту часинепохитна відданість Ради Європи цим цінностям і принципам є більш важливою,ніж будь-коли», — наголосив Прем’єр-міністр.</text:p>
      <text:p text:style-name="P4">
Денис Шмигаль підкреслив важливість реалізації Формули миру Президента УкраїниВолодимира Зеленського та назвав історичним рішення про створення Реєструзбитків, завданих агресією росії проти України.</text:p>
      <text:p text:style-name="P4">
«Чітке послання саміту Ради Європи на підтримку подальших зусиль щодостворення Спеціального трибуналу для покарання російського політичного тавійськового керівництва за злочин агресії є надзвичайно важливим. Хочуподякувати всім друзям України за дієвий прояв солідарності», — заявив ДенисШмигаль.</text:p>
      <text:p text:style-name="P4">
За підсумками роботи Саміту 46 держав ухвалили Декларацію, у якій:</text:p>
      <ul>
        <li>
          <text:p text:style-name="P4">
підтримали українську Формулу миру;</text:p>
        </li>
        <li>
          <text:p text:style-name="P4">
привітали прогрес у створенні Спецтрибуналу для керівництва росії;</text:p>
        </li>
        <li>
          <text:p text:style-name="P4">
проголосили створення Реєстру збитків, завданих агресією росії проти України як першого компоненту Міжнародного компенсаційного механізму;</text:p>
        </li>
        <li>
          <text:p text:style-name="P4">
заявили про готовність брати участь в подальших ініціативах з розбудови механізму. В тому числі у створенні Компенсаційної комісії та Компенсаційного фонду;</text:p>
        </li>
        <li>
          <text:p text:style-name="P4">
закликали рф звільнити цивільних українців, в тому числі депортованих українських дітей.</text:p>
        </li>
      </ul>
      <text:p text:style-name="P4">
Source: <text:a xlink:type="simple" xlink:href="https://armyinform.com.ua/2023/05/17/46-derzhav-rady-yevropy-uhvalyly-deklaracziyu-na-pidtrymku-ukrayiny/" text:style-name="Internet_20_link" text:visited-style-name="Visited_20_Internet_20_Link">
https://armyinform.com.ua/2023/05/17/46-derzhav-rady-yevropy-uhvalyly-deklaracziyu-na-pidtrymku-ukrayiny/</text:a>
</text:p>
      <!--NEWS-->
      <text:h text:style-name="P10" text:outline-level="1">
<text:span text:style-name="T4">
Військові Вінницького гарнізону здали кров для поранених</text:span>
</text:h>
      <text:p text:style-name="P4">
Author: ['Оксана Уретій']</text:p>
      <text:p text:style-name="P4">
Time: 2023-05-17T91:00:00-04:00</text:p>
      <text:p text:style-name="P4">
Description: Від початку великої війни в Україні різко зросла потреба в крові та її препарат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1.jpg" text:style-name="Internet_20_link" text:visited-style-name="Visited_20_Internet_20_Link">
1-2-1.jpg</text:a>
', '<text:a xlink:type="simple" xlink:href="https://armyinform.com.ua/wp-content/uploads/2023/05/4-2-1-150x150.jpg" text:style-name="Internet_20_link" text:visited-style-name="Visited_20_Internet_20_Link">
4-2-1-150x150.jpg</text:a>
', '<text:a xlink:type="simple" xlink:href="https://armyinform.com.ua/wp-content/uploads/2023/05/3-2-2-150x150.jpg" text:style-name="Internet_20_link" text:visited-style-name="Visited_20_Internet_20_Link">
3-2-2-150x150.jpg</text:a>
', '<text:a xlink:type="simple" xlink:href="https://armyinform.com.ua/wp-content/uploads/2023/05/5-44-150x150.jpg" text:style-name="Internet_20_link" text:visited-style-name="Visited_20_Internet_20_Link">
5-44-150x150.jpg</text:a>
', '<text:a xlink:type="simple" xlink:href="https://armyinform.com.ua/wp-content/uploads/2023/05/2-3-1-150x150.jpg" text:style-name="Internet_20_link" text:visited-style-name="Visited_20_Internet_20_Link">
2-3-1-150x150.jpg</text:a>
']</text:p>
      <text:p text:style-name="P4">
Tags: ['STOPRUSSIA', 'АГРЕСІЯ РФ', 'ВТОРГНЕННЯ РФ']</text:p>
      <text:p text:style-name="P4">
Category: News</text:p>
      <!--METADATA-->
      <text:p text:style-name="P4">
<draw:frame draw:style-name="fr1" draw:name="Image351" text:anchor-type="as-char" svg:width="6.9236in" svg:height="3.894525in" draw:z-index="0">
<draw:image xlink:href="../Images/AРМІЯINFORM/2023-05-17T91-00-00-04-00/1-2-1.jpg" xlink:type="simple" xlink:show="embed" xlink:actuate="onLoad" draw:mime-type="image/jpeg"/>
</draw:frame>
</text:p>
      <text:p text:style-name="P4">
Від початку великої війни в Україні різко зросла потреба в крові та їїпрепаратах, необхідних для порятунку життя як військових, так і цивільних.Донорство, без перебільшення, стало тією лінією оборони, до якої можедолучитись кожен українець.</text:p>
      <text:p text:style-name="P4">
Нещодавно за ініціативи групи цивільно-військового співробітництва штабуКомандування ПС ЗСУ була організована чергова донація крові для поповненнязапасів донорської крові.</text:p>
      <text:p text:style-name="P4">
— Сьогодні важливість таких заходів важко переоцінити, — прокоментувавкореспондентам АрміяInform старший офіцер групи ЦВС Олексій Попик. — Ми чудовоусвідомлюємо потребу в донорській крові, необхідній для того, щоб рятуватижиття наших побратимів і посестер. Тож вирішили залучити військових додонорської акції. Охочих виявилось навіть більше, ніж ми планували.</text:p>
      <text:p text:style-name="P4">
<text:a xlink:type="simple" xlink:href="https://armyinform.com.ua/wp-content/uploads/2023/05/4-2-1.jpg" text:style-name="Internet_20_link" text:visited-style-name="Visited_20_Internet_20_Link">
<draw:frame draw:style-name="fr1" draw:name="Image352" text:anchor-type="as-char" svg:width="6.9236in" svg:height="6.9236in" draw:z-index="0">
<draw:image xlink:href="../Images/AРМІЯINFORM/2023-05-17T91-00-00-04-00/4-2-1-150x150.jpg" xlink:type="simple" xlink:show="embed" xlink:actuate="onLoad" draw:mime-type="image/jpeg"/>
</draw:frame>
</text:a>
</text:p>
      <text:p text:style-name="P4">
<text:a xlink:type="simple" xlink:href="https://armyinform.com.ua/wp-content/uploads/2023/05/3-2-2.jpg" text:style-name="Internet_20_link" text:visited-style-name="Visited_20_Internet_20_Link">
<draw:frame draw:style-name="fr1" draw:name="Image353" text:anchor-type="as-char" svg:width="6.9236in" svg:height="6.9236in" draw:z-index="0">
<draw:image xlink:href="../Images/AРМІЯINFORM/2023-05-17T91-00-00-04-00/3-2-2-150x150.jpg" xlink:type="simple" xlink:show="embed" xlink:actuate="onLoad" draw:mime-type="image/jpeg"/>
</draw:frame>
</text:a>
</text:p>
      <text:p text:style-name="P4">
<text:a xlink:type="simple" xlink:href="https://armyinform.com.ua/wp-content/uploads/2023/05/5-44.jpg" text:style-name="Internet_20_link" text:visited-style-name="Visited_20_Internet_20_Link">
<draw:frame draw:style-name="fr1" draw:name="Image354" text:anchor-type="as-char" svg:width="6.9236in" svg:height="6.9236in" draw:z-index="0">
<draw:image xlink:href="../Images/AРМІЯINFORM/2023-05-17T91-00-00-04-00/5-44-150x150.jpg" xlink:type="simple" xlink:show="embed" xlink:actuate="onLoad" draw:mime-type="image/jpeg"/>
</draw:frame>
</text:a>
</text:p>
      <text:p text:style-name="P4">
<text:a xlink:type="simple" xlink:href="https://armyinform.com.ua/wp-content/uploads/2023/05/2-3-1.jpg" text:style-name="Internet_20_link" text:visited-style-name="Visited_20_Internet_20_Link">
<draw:frame draw:style-name="fr1" draw:name="Image355" text:anchor-type="as-char" svg:width="6.9236in" svg:height="6.9236in" draw:z-index="0">
<draw:image xlink:href="../Images/AРМІЯINFORM/2023-05-17T91-00-00-04-00/2-3-1-150x150.jpg" xlink:type="simple" xlink:show="embed" xlink:actuate="onLoad" draw:mime-type="image/jpeg"/>
</draw:frame>
</text:a>
</text:p>
      <text:p text:style-name="P4">
За тиждень військові Вінницького гарнізону здали понад 100 л крові.</text:p>
      <text:p text:style-name="P4">
— Ми щиро вдячні всім, хто доєднався до заходу, а також тим, хто прийшов надонацію. Усі ми знаємо, що пів літра донорської крові може врятувати життятрьох пацієнтів. Тож, цими днями ми зробили добру справу, покликану рятуватижиття та здоров’я наших колег, а також мирних українців, які постраждали відвійни, — зазначив начальник групи ЦВС штабу КПС підполковник Олександр Газієв.— А ще ми хочемо передати естафету зі здачі крові Повітряному командуванню«Захід» ПС ЗСУ. Робімо добрі справи разом!</text:p>
      <text:p text:style-name="P4">
читайте також:</text:p>
      <text:p text:style-name="P4">
<text:a xlink:type="simple" xlink:href="https://armyinform.com.ua/2023/05/14/shhodnya-myrni-meshkanczi-na-zaporizhzhi-gadayut-vluchyt-chy-ni-rosijskyj-snaryad-u-yihnij-budynok/" text:style-name="Internet_20_link" text:visited-style-name="Visited_20_Internet_20_Link">
Щодня мирні мешканці на Запоріжжі гадають — влучить чи ні російський снаряд уїхній будинок</text:a>
</text:p>
      <text:p text:style-name="P4">
<text:span text:style-name="T5">
Фото та відео Владислава Дем’яненка</text:span>
</text:p>
      <text:p text:style-name="P4">
Source: <text:a xlink:type="simple" xlink:href="https://armyinform.com.ua/2023/05/17/vijskovi-vinnyczkogo-garnizonu-zdaly-krov-dlya-poranenyh/" text:style-name="Internet_20_link" text:visited-style-name="Visited_20_Internet_20_Link">
https://armyinform.com.ua/2023/05/17/vijskovi-vinnyczkogo-garnizonu-zdaly-krov-dlya-poranenyh/</text:a>
</text:p>
      <!--NEWS-->
      <text:h text:style-name="P10" text:outline-level="1">
<text:span text:style-name="T4">
Очікуємо, що НАТО запропонує чіткий алгоритм руху України до вступу в Альянс — Ольга Стефанішина</text:span>
</text:h>
      <text:p text:style-name="P4">
Author: ['АРМІЯINFORM']</text:p>
      <text:p text:style-name="P4">
Time: 2023-05-17T92:00:00-04:00</text:p>
      <text:p text:style-name="P4">
Description: Сьогодні, 17 травня, відбулось чергове засідання Комісії з питань координ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nato.jpg" text:style-name="Internet_20_link" text:visited-style-name="Visited_20_Internet_20_Link">
nato.jpg</text:a>
']</text:p>
      <text:p text:style-name="P4">
Tags: ['STOPRUSSIA', 'АГРЕСІЯ РФ', 'ВСТУП ДО НАТО', 'ВТОРГНЕННЯ РФ']</text:p>
      <text:p text:style-name="P4">
Category: News</text:p>
      <!--METADATA-->
      <text:p text:style-name="P4">
<draw:frame draw:style-name="fr1" draw:name="Image356" text:anchor-type="as-char" svg:width="6.9236in" svg:height="4.609778in" draw:z-index="0">
<draw:image xlink:href="../Images/AРМІЯINFORM/2023-05-17T92-00-00-04-00/nato.jpg" xlink:type="simple" xlink:show="embed" xlink:actuate="onLoad" draw:mime-type="image/jpeg"/>
</draw:frame>
Ілюстративне фото</text:p>
      <text:p text:style-name="P4">
Сьогодні, 17 травня, відбулось чергове засідання Комісії з питань координаціїєвроатлантичної інтеграції України під головуванням Віце-прем’єр-міністра зпитань європейської та євроатлантичної інтеграції Ольги Стефанішиної.</text:p>
      <text:p text:style-name="P4">
Про це <text:a xlink:type="simple" xlink:href="https://www.kmu.gov.ua/news/ochikuiemo-shcho-nato-zaproponuie-chitkyi-alhorytm-rukhu-ukrainy-do-vstupu-v-alians-olha-stefanishyna" text:style-name="Internet_20_link" text:visited-style-name="Visited_20_Internet_20_Link">
повідомляє</text:a>
 Урядовий портал.</text:p>
      <text:p text:style-name="P4">
У фокусі заходу було питання підготовки до засідання Комісії Україна – НАТО нарівні глав держав та урядів на полях Саміту НАТО, який відбудеться 11-12 липняв м. Вільнюс, Литва.</text:p>
      <text:p text:style-name="P4">
Віце-прем’єр-міністр окреслила основні очікування української сторони відСаміту НАТО: «Важливо отримати запевнення у готовності з боку держав – членівНАТО підтримати Формулу миру Президента України Володимира Зеленського.Глобально ми очікуємо, що буде зафіксовано, що Україна стане членом НАТО і щоАльянс запропонує чіткий алгоритм руху до вступу. До того часу критичноважливо, щоб Україна мала гарантії безпеки від країн-членів НАТО, які жоднимчином не можуть бути альтернативою членству. Зокрема, розраховуємо на допомогудержав-членів НАТО до повного відновлення Україною територіальної цілісностіта суверенітету у межах міжнародно визнаних кордонів 1991 року».</text:p>
      <text:p text:style-name="P4">
Ольга Стефанішина також зазначила, що на полях Саміту НАТО Україна очікуєсхвалення оновленого Комплексного пакету допомоги НАТО Україні з метоюдосягнення Україною повної взаємосумісності з Альянсом та комплексногопереходу на стандарти НАТО. Документ має фокусуватись на середньо- ідовгострокових проектах. Україна визначила ряд пріоритетів, які окрімдосягнення військової взаємосумісності охоплюють сфери, пов’язані з подоланнямнаслідків воєнної агресії росії. Це, зокрема, гуманітарне розмінування,розбудова системи медичної (психологічної) реабілітації пораненихвійськовослужбовців, а також система переходу з військової кар’єри доцивільного життя.</text:p>
      <text:p text:style-name="P4">
На засіданні Комісії також проговорили поточні питання взаємодії України зНАТО, зокрема про стан виконання завдань Цілей партнерства в межах участіУкраїни у Процесі планування та оцінки сил, інтеграцію програм та курсів зєвропейської та євроатлантичної інтеграції України у систему середньої тавищої освіти.</text:p>
      <text:p text:style-name="P4">
Source: <text:a xlink:type="simple" xlink:href="https://armyinform.com.ua/2023/05/17/ochikuyemo-shho-nato-zaproponuye-chitkyj-algorytm-ruhu-ukrayiny-do-vstupu-v-alyans-olga-stefanishyna/" text:style-name="Internet_20_link" text:visited-style-name="Visited_20_Internet_20_Link">
https://armyinform.com.ua/2023/05/17/ochikuyemo-shho-nato-zaproponuye-chitkyj-algorytm-ruhu-ukrayiny-do-vstupu-v-alyans-olga-stefanishyna/</text:a>
</text:p>
      <!--NEWS-->
      <text:h text:style-name="P10" text:outline-level="1">
<text:span text:style-name="T4">
Офіс Генпрокурора України: задокументовано понад 87 тисяч воєнних злочинів</text:span>
</text:h>
      <text:p text:style-name="P4">
Author: ['АРМІЯINFORM']</text:p>
      <text:p text:style-name="P4">
Time: 2023-05-17T93: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17052023ua.jpg" text:style-name="Internet_20_link" text:visited-style-name="Visited_20_Internet_20_Link">
warcrime-17052023ua.jpg</text:a>
', '<text:a xlink:type="simple" xlink:href="https://armyinform.com.ua/wp-content/uploads/2023/05/warcrime-17052023en.jpg" text:style-name="Internet_20_link" text:visited-style-name="Visited_20_Internet_20_Link">
warcrime-17052023en.jpg</text:a>
']</text:p>
      <text:p text:style-name="P4">
Tags: []</text:p>
      <text:p text:style-name="P4">
Category: News</text:p>
      <!--METADATA-->
      <text:p text:style-name="P4">
<draw:frame draw:style-name="fr1" draw:name="Image357" text:anchor-type="as-char" svg:width="6.9236in" svg:height="4.448413in" draw:z-index="0">
<draw:image xlink:href="../Images/AРМІЯINFORM/2023-05-17T93-00-00-04-00/warcrime-17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7 травня</text:span>
 зареєстровано:</text:p>
      <ul>
        <li>
87 350 воєнних злочини,  * 17 161 злочин проти національної безпеки України.</li>
      </ul>
      <text:p text:style-name="P4">
Крім того, за офіційними даними ювенальних прокурорів, <text:span text:style-name="T4">
1458 дітейпостраждали</text:span>
 внаслідок агресії рф, з них:</text:p>
      <ul>
        <li>
481 — дитина загинула;  * 977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58" text:anchor-type="as-char" svg:width="6.9236in" svg:height="4.448413in" draw:z-index="0">
<draw:image xlink:href="../Images/AРМІЯINFORM/2023-05-17T93-00-00-04-00/warcrime-17052023en.jpg" xlink:type="simple" xlink:show="embed" xlink:actuate="onLoad" draw:mime-type="image/jpeg"/>
</draw:frame>
</text:p>
      <text:p text:style-name="P4">
Source: <text:a xlink:type="simple" xlink:href="https://armyinform.com.ua/2023/05/17/ofis-genprokurora-ukrayiny-zadokumentovano-bilshe-87-tysyach-voyennyh-zlochyniv/" text:style-name="Internet_20_link" text:visited-style-name="Visited_20_Internet_20_Link">
https://armyinform.com.ua/2023/05/17/ofis-genprokurora-ukrayiny-zadokumentovano-bilshe-87-tysyach-voyennyh-zlochyniv/</text:a>
</text:p>
      <!--NEWS-->
      <text:h text:style-name="P10" text:outline-level="1">
<text:span text:style-name="T4">
Сенат Франції проголосував за визнання Голодомору 1932-1933 років геноцидом українського народу</text:span>
</text:h>
      <text:p text:style-name="P4">
Author: ['АРМІЯINFORM']</text:p>
      <text:p text:style-name="P4">
Time: 2023-05-17T94:00:00-04:00</text:p>
      <text:p text:style-name="P4">
Description: На сьогоднішньому засіданні Сенат Франції схвалив резолюцію про визнання Голодомо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98475af361802fe49778e9c94c6b4cb7.jpg" text:style-name="Internet_20_link" text:visited-style-name="Visited_20_Internet_20_Link">
98475af361802fe49778e9c94c6b4cb7.jpg</text:a>
']</text:p>
      <text:p text:style-name="P4">
Tags: ['STOPRUSSIA', 'АГРЕСІЯ РФ', 'ВТОРГНЕННЯ РФ', 'ДМИТРО КУЛЕБА']</text:p>
      <text:p text:style-name="P4">
Category: News</text:p>
      <!--METADATA-->
      <text:p text:style-name="P4">
<draw:frame draw:style-name="fr1" draw:name="Image359" text:anchor-type="as-char" svg:width="6.9236in" svg:height="4.597703in" draw:z-index="0">
<draw:image xlink:href="../Images/AРМІЯINFORM/2023-05-17T94-00-00-04-00/98475af361802fe49778e9c94c6b4cb7.jpg" xlink:type="simple" xlink:show="embed" xlink:actuate="onLoad" draw:mime-type="image/jpeg"/>
</draw:frame>
</text:p>
      <text:p text:style-name="P4">
На сьогоднішньому засіданні Сенат Франції схвалив резолюцію про визнанняГолодомору 1932-1933 років геноцидом українського народу.</text:p>
      <text:p text:style-name="P4">
Про це очільник МЗС України Дмитро Кулеба<text:a xlink:type="simple" xlink:href="https://twitter.com/DmytroKuleba/status/1658884917302788097" text:style-name="Internet_20_link" text:visited-style-name="Visited_20_Internet_20_Link">
повідомив</text:a>
 уТвіттері.</text:p>
      <text:p text:style-name="P4">
«Сенат Франції щойно визнав Голодомор 1932-1933 років геноцидом українськогонароду. Я вдячний французьким сенаторам за це історичне голосування, якевідновлює справедливість та вшановує пам'ять мільйонів жертв. Такі злочининіколи не повинні повторитися і ніколи не повинні бути забуті», — наголосивДмитро Кулеба.</text:p>
      <text:p text:style-name="P4">
Source: <text:a xlink:type="simple" xlink:href="https://armyinform.com.ua/2023/05/17/senat-francziyi-progolosuvav-za-vyznannya-golodomoru-1932-1933-rokiv-genoczydom-ukrayinskogo-narodu/" text:style-name="Internet_20_link" text:visited-style-name="Visited_20_Internet_20_Link">
https://armyinform.com.ua/2023/05/17/senat-francziyi-progolosuvav-za-vyznannya-golodomoru-1932-1933-rokiv-genoczydom-ukrayinskogo-narodu/</text:a>
</text:p>
      <!--NEWS-->
      <text:h text:style-name="P10" text:outline-level="1">
<text:span text:style-name="T4">
Окупант під дією наркотиків вкоротив собі віку — перехоплення ГУР</text:span>
</text:h>
      <text:p text:style-name="P4">
Author: ['АРМІЯINFORM']</text:p>
      <text:p text:style-name="P4">
Time: 2023-05-17T95:00:00-04:00</text:p>
      <text:p text:style-name="P4">
Description: Військовослужбовець рф розповідає про самопідрив одного з солдатів свого підрозділу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foto1-9.jpg" text:style-name="Internet_20_link" text:visited-style-name="Visited_20_Internet_20_Link">
foto1-9.jpg</text:a>
']</text:p>
      <text:p text:style-name="P4">
Tags: []</text:p>
      <text:p text:style-name="P4">
Category: News</text:p>
      <!--METADATA-->
      <text:p text:style-name="P4">
<draw:frame draw:style-name="fr1" draw:name="Image360" text:anchor-type="as-char" svg:width="6.9236in" svg:height="3.750283in" draw:z-index="0">
<draw:image xlink:href="../Images/AРМІЯINFORM/2023-05-17T95-00-00-04-00/foto1-9.jpg" xlink:type="simple" xlink:show="embed" xlink:actuate="onLoad" draw:mime-type="image/jpeg"/>
</draw:frame>
Ілюстративне фото</text:p>
      <text:p text:style-name="P4">
Військовослужбовець рф розповідає про самопідрив одного з солдатів свогопідрозділу на гранаті у стані наркотичного сп’яніння.</text:p>
      <text:p text:style-name="P4">
«Я сонний побіг у підвал. Потім вийшов, підсвітив ліхтарем, дивлюсь: стеляціла, подумали, що у вікно прилетіло, а там — кишки, фарш лежить», — йдеться уперехопленні.</text:p>
      <text:p text:style-name="P4">
Він також розповідає, що самогубець був під дією наркотичних речовин.</text:p>
      <text:p text:style-name="P4">
«Тому що він під наркотиками був. Візьміть кров на експертизу. Ми, коли спатилягали він мені теж пропонував», — додав окупант.</text:p>
      <text:p text:style-name="P4">
<text:span text:style-name="T4">
Джерело:</text:span>
 <text:span text:style-name="T5">
<text:a xlink:type="simple" xlink:href="https://gur.gov.ua/content/podumaly-chto-v-okno-pryletelo-a-on-bl-d-ves-tam---kyshky-farsh-lezhyt-vse-vot-chto-ia-vydel.html" text:style-name="Internet_20_link" text:visited-style-name="Visited_20_Internet_20_Link">
ГУР МО України</text:a>
</text:span>
</text:p>
      <text:p text:style-name="P4">
Source: <text:a xlink:type="simple" xlink:href="https://armyinform.com.ua/2023/05/17/okupant-pid-diyeyu-narkotykiv-vkorotyv-sobi-viku-perehoplennya-gur/" text:style-name="Internet_20_link" text:visited-style-name="Visited_20_Internet_20_Link">
https://armyinform.com.ua/2023/05/17/okupant-pid-diyeyu-narkotykiv-vkorotyv-sobi-viku-perehoplennya-gur/</text:a>
</text:p>
      <!--NEWS-->
      <text:h text:style-name="P10" text:outline-level="1">
<text:span text:style-name="T4">
Олена Зеленська подякувала уряду Республіки Корея за підтримку України</text:span>
</text:h>
      <text:p text:style-name="P4">
Author: ['АРМІЯINFORM']</text:p>
      <text:p text:style-name="P4">
Time: 2023-05-17T96:00:00-04:00</text:p>
      <text:p text:style-name="P4">
Description: У межах візиту до Республіки Корея перша леді України Олена Зеленська провела зустріч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ed5691e7abf74b7168b4829cdb0dad_1684317133_extra_large.jpeg" text:style-name="Internet_20_link" text:visited-style-name="Visited_20_Internet_20_Link">
d9ed5691e7abf74b7168b4829cdb0dad_1684317133_extra_large.jpeg</text:a>
']</text:p>
      <text:p text:style-name="P4">
Tags: []</text:p>
      <text:p text:style-name="P4">
Category: News</text:p>
      <!--METADATA-->
      <text:p text:style-name="P4">
<draw:frame draw:style-name="fr1" draw:name="Image361" text:anchor-type="as-char" svg:width="6.9236in" svg:height="4.622384in" draw:z-index="0">
<draw:image xlink:href="../Images/AРМІЯINFORM/2023-05-17T96-00-00-04-00/d9ed5691e7abf74b7168b4829cdb0dad_1684317133_extra_large.jpeg" xlink:type="simple" xlink:show="embed" xlink:actuate="onLoad" draw:mime-type="image/jpeg"/>
</draw:frame>
</text:p>
      <text:p text:style-name="P4">
У межах візиту до Республіки Корея перша леді України Олена Зеленська провелазустріч із міністром закордонних справ країни Пак Чіном.</text:p>
      <text:p text:style-name="P4">
Про це <text:a xlink:type="simple" xlink:href="https://www.president.gov.ua/news/olena-zelenska-spravedlivist-potribna-ne-lishe-ukrayini-j-us-82953" text:style-name="Internet_20_link" text:visited-style-name="Visited_20_Internet_20_Link">
повідомляє</text:a>
 Офіс Президента України.</text:p>
      <text:p text:style-name="P4">
Від української сторони участь у зустрічі взяли також перша віце-прем’єр-міністерка – міністерка економіки України Юлія Свириденко, заступник керівникаОфісу Президента Ростислав Шурма, Надзвичайний і Повноважний Посол України вРеспубліці Корея Дмитро Пономаренко.</text:p>
      <text:p text:style-name="P4">
Олена Зеленська подякувала уряду Республіки Корея за підтримку формули мируПрезидента України Володимира Зеленського та засудження викрадень українськихдітей Росією. Вона акцентувала на нагальних потребах країни, зокрема щодогуманітарного розмінування.</text:p>
      <text:p text:style-name="P4">
«Близько 30% території України (понад 174 тисячі квадратних кілометрів)зачепили бойові дії. Тож, випереджаючи Афганістан і Сирію, наша країна тепер –найбільш замінована у світі. Наші сапери та рятувальники щодня знешкоджуютьзалишені ворогом пастки. Лише 6 травня ми втратили шістьох піротехніків ДСНСна Херсонщині…Сподіваємося на сприяння уряду Республіки Корея в забезпеченніпершочергових потреб у машинах для розмінування та захисному спорядженні», –сказала вона.</text:p>
      <text:p text:style-name="P4">
За результатами переговорів, як повідомила перша леді, корейська сторонавиявила готовність надати автомобілі для розмінування та мобільні рентген-апарати для України.</text:p>
      <text:p text:style-name="P4">
Дружина Президента висловила сподівання на створення спеціального трибуналу,який притягне керівництво РФ до відповідальності за розв’язання війни.</text:p>
      <text:p text:style-name="P4">
«Справедливість потрібна не лише Україні, а й усім країнам, що прагнуть житимирно», – наголосила перша леді.</text:p>
      <text:p text:style-name="P4">
Крім того, Олена Зеленська провела в мерії Сеула зустріч із міським головою ОСе Хуном. У присутності першої леді та О Се Хуна було підписано Меморандум проспівпрацю між Посольством України в Республіці Корея та мерією Сеула упросуванні культурних і мистецьких обмінів, зокрема щодо реалізації проекту зупровадження україномовного аудіогіда в Центрі мистецтв «Седжон».</text:p>
      <text:p text:style-name="P4">
Музей присвячений королю країни у 1418–1450 роках Седжону, четвертому королюдинастії Чосон, якого вважають творцем корейської писемності. Також укомплексі розташовані: найбільший у країні театр, Галерея мистецького форуму,Сеульська опера та представлені колективи традиційних мистецтв.</text:p>
      <text:p text:style-name="P4">
«Ми підписали Меморандум про старт роботи зі створення першого в РеспубліціКорея україномовного аудіогіда, який плануємо запустити у комплексі вже цьогороку, одразу після його реновації. Українці зможуть почути рідною мовою тавідкрити для себе давню й багату культуру Республіки Корея. На сьогодні мизапустили вже 63 аудіогіди у 39 країнах. Республіка Корея стане ювілейною,40-ю країною», – розповіла Олена Зеленська.</text:p>
      <text:p text:style-name="P4">
Source: <text:a xlink:type="simple" xlink:href="https://armyinform.com.ua/2023/05/17/olena-zelenska-podyakuvala-uryadu-respubliky-koreya-za-pidtrymku-ukrayiny/" text:style-name="Internet_20_link" text:visited-style-name="Visited_20_Internet_20_Link">
https://armyinform.com.ua/2023/05/17/olena-zelenska-podyakuvala-uryadu-respubliky-koreya-za-pidtrymku-ukrayiny/</text:a>
</text:p>
      <!--NEWS-->
      <text:h text:style-name="P10" text:outline-level="1">
<text:span text:style-name="T4">
Естонія закликала НАТО підтримати прагнення України щодо членства в Альянсі</text:span>
</text:h>
      <text:p text:style-name="P4">
Author: ['АРМІЯINFORM']</text:p>
      <text:p text:style-name="P4">
Time: 2023-05-17T97:00:00-04:00</text:p>
      <text:p text:style-name="P4">
Description: — Естонії ухвалив заяву на підтримку нашого прагнення стати повноправним членом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25feec478c71b2782b8615f86a4f71_1684352371_extra_large.png" text:style-name="Internet_20_link" text:visited-style-name="Visited_20_Internet_20_Link">
d925feec478c71b2782b8615f86a4f71_1684352371_extra_large.png</text:a>
']</text:p>
      <text:p text:style-name="P4">
Tags: ['STOPRUSSIA', 'АГРЕСІЯ РФ', 'ВОЛОДИМИР ЗЕЛЕНСЬКИЙ', 'ВТОРГНЕННЯ РФ']</text:p>
      <text:p text:style-name="P4">
Category: News</text:p>
      <!--METADATA-->
      <text:p text:style-name="P4">
<draw:frame draw:style-name="fr1" draw:name="Image362" text:anchor-type="as-char" svg:width="6.9236in" svg:height="4.398448in" draw:z-index="0">
<draw:image xlink:href="../Images/AРМІЯINFORM/2023-05-17T97-00-00-04-00/d925feec478c71b2782b8615f86a4f71_1684352371_extra_large.png" xlink:type="simple" xlink:show="embed" xlink:actuate="onLoad" draw:mime-type="image/png"/>
</draw:frame>
</text:p>
      <text:p text:style-name="P4">
— Естонії ухвалив заяву на підтримку нашого прагнення стати повноправнимчленом НАТО й закликав Альянс підтримати це рішення. Дякую всьому естонськомународу, всьому політичному класу Естонії за таку чітку підтримку нашоїспільної євроатлантичної безпеки. Дякую всім, хто допомагає нам захищати нашихлюдей, нашу Україну й життя загалом!, — повідомив Президент України у своємузверненні наприкінці 448 дня війни.</text:p>
      <text:p text:style-name="P4">
Source: <text:a xlink:type="simple" xlink:href="https://armyinform.com.ua/2023/05/17/estoniya-zaklykala-nato-pidtrymaty-pragnennya-ukrayiny-shhodo-chlenstva-v-alyansi/" text:style-name="Internet_20_link" text:visited-style-name="Visited_20_Internet_20_Link">
https://armyinform.com.ua/2023/05/17/estoniya-zaklykala-nato-pidtrymaty-pragnennya-ukrayiny-shhodo-chlenstva-v-alyansi/</text:a>
</text:p>
      <!--NEWS-->
      <text:h text:style-name="P10" text:outline-level="1">
<text:span text:style-name="T4">
Потрібно ще більше консолідації світу для тиску на росію – Президент України</text:span>
</text:h>
      <text:p text:style-name="P4">
Author: ['АРМІЯINFORM']</text:p>
      <text:p text:style-name="P4">
Time: 2023-05-17T98:00:00-04:00</text:p>
      <text:p text:style-name="P4">
Description: — Сьогодні російський обстріл нашої Херсонщини забрав життя ще однієї дитини. Хлопч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925feec478c71b2782b8615f86a4f71_1684352371_extra_large.png" text:style-name="Internet_20_link" text:visited-style-name="Visited_20_Internet_20_Link">
d925feec478c71b2782b8615f86a4f71_1684352371_extra_large.png</text:a>
']</text:p>
      <text:p text:style-name="P4">
Tags: ['STOPRUSSIA', 'АГРЕСІЯ РФ', 'ВТОРГНЕННЯ РФ', 'ПРЕЗИДЕНТ УКРАЇНИ']</text:p>
      <text:p text:style-name="P4">
Category: News</text:p>
      <!--METADATA-->
      <text:p text:style-name="P4">
<draw:frame draw:style-name="fr1" draw:name="Image363" text:anchor-type="as-char" svg:width="6.9236in" svg:height="4.398448in" draw:z-index="0">
<draw:image xlink:href="../Images/AРМІЯINFORM/2023-05-17T98-00-00-04-00/d925feec478c71b2782b8615f86a4f71_1684352371_extra_large.png" xlink:type="simple" xlink:show="embed" xlink:actuate="onLoad" draw:mime-type="image/png"/>
</draw:frame>
</text:p>
      <text:p text:style-name="P4">
— Сьогодні російський обстріл нашої Херсонщини забрав життя ще однієї дитини.Хлопчика. Його звали Всеволод. У липні йому мало б виповнитися шість років.Мої співчуття рідним і близьким!</text:p>
      <text:p text:style-name="P4">
Це був черговий артилерійський удар терористів. Люди просто були на вулицібіля звичайного магазину, —<text:a xlink:type="simple" xlink:href="https://t.me/V_Zelenskiy_official/6260" text:style-name="Internet_20_link" text:visited-style-name="Visited_20_Internet_20_Link">
повідомив</text:a>
 Президент України у своємузверненні наприкінці 448 дня війни.</text:p>
      <text:p text:style-name="P4">
За словами Володимира Зеленського, чергові обстріли Сумщини, Чернігівськоїобласті, Дніпропетровщини, Запорізької області, Донбасу — усе це знову й зновудоводить, що потрібно ще більше консолідації світу для тиску на Росію, щебільше сили для наших воїнів, щоб знищувати кожну позицію терористів, іщебільше підтримки для наших людей, щоб рятувати життя й повертати безпеку длянаших міст і сіл.</text:p>
      <text:p text:style-name="P4">
Source: <text:a xlink:type="simple" xlink:href="https://armyinform.com.ua/2023/05/17/potribno-shhe-bilshe-konsolidacziyi-svitu-dlya-tysku-na-rosiyu-prezydent-ukrayiny/" text:style-name="Internet_20_link" text:visited-style-name="Visited_20_Internet_20_Link">
https://armyinform.com.ua/2023/05/17/potribno-shhe-bilshe-konsolidacziyi-svitu-dlya-tysku-na-rosiyu-prezydent-ukrayiny/</text:a>
</text:p>
      <!--NEWS-->
      <text:h text:style-name="P10" text:outline-level="1">
<text:span text:style-name="T4">
Коротко. Війна. День 448</text:span>
</text:h>
      <text:p text:style-name="P4">
Author: ['АРМІЯINFORM']</text:p>
      <text:p text:style-name="P4">
Time: 2023-05-17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ТОРГНЕННЯ РФ', 'ГШ ЗСУ']</text:p>
      <text:p text:style-name="P4">
Category: News</text:p>
      <!--METADATA-->
      <text:p text:style-name="P4">
Source: <text:a xlink:type="simple" xlink:href="https://armyinform.com.ua/2023/05/17/korotko-vijna-den-448/" text:style-name="Internet_20_link" text:visited-style-name="Visited_20_Internet_20_Link">
https://armyinform.com.ua/2023/05/17/korotko-vijna-den-448/</text:a>
</text:p>
      <!--NEWS-->
      <text:h text:style-name="P10" text:outline-level="1">
<text:span text:style-name="T4">
Україні потрібно починати підготовку для отримання F-16 - Волкер</text:span>
</text:h>
      <text:p text:style-name="P4">
Authors: Ukrinform (Person)</text:p>
      <text:p text:style-name="P4">
Publisher: Укринформ (Organization)</text:p>
      <text:p text:style-name="P4">
Published Time: 2023-05-18T-31:25:00+03:00</text:p>
      <text:p text:style-name="P4">
Modified Time: 2023-05-18T00:25:00+03:00</text:p>
      <text:p text:style-name="P4">
Description: Задля отримання сучасних винищувачів Україні потрібно почати розбудову відповідної логістичної складової та підготовку пілотів. — Укрінформ.</text:p>
      <text:p text:style-name="P4">
Images: ["<text:a xlink:type="simple" xlink:href="https://static.ukrinform.com/photos/2018_08/thumb_files/630_360_1534162690-2376.jpg" text:style-name="Internet_20_link" text:visited-style-name="Visited_20_Internet_20_Link">
630_360_15341...</text:a>
"]</text:p>
      <text:p text:style-name="P4">
Tags: ['США', 'Волкер', 'Повітряні сили ЗСУ', 'Винищувач', 'Війна з Росією', '#stoprussia']</text:p>
      <text:p text:style-name="P4">
Type: Article</text:p>
      <!--METADATA-->
      <text:p text:style-name="P4">
<draw:frame draw:style-name="fr1" draw:name="Image364" text:anchor-type="as-char" svg:width="6.9236in" svg:height="3.915903in" draw:z-index="0">
<draw:image xlink:href="../Images/yкринформ/2023-05-18T-31-25-00-03-00/630_360_1534162690-2376.jpg" xlink:type="simple" xlink:show="embed" xlink:actuate="onLoad" draw:mime-type="image/jpeg"/>
</draw:frame>
 Задляотримання сучасних винищувачів Україні потрібно почати розбудову відповідноїлогістичної складової та підготовку пілотів.</text:p>
      <text:p text:style-name="P4">
Про це під час брифінгу в Одесі повідомив колишній спецпредставник ДерждепуСША з питань України Курт Волкер, передає Укрінформ.</text:p>
      <text:p text:style-name="P4">
«Завжди будуть посилання на те, що необхідно навчити пілотів та розбудуватилогістику. Ми мали зробити це ще минулого року, тож не можна більше зволікатита потрібно робити це вже зараз», - заявив Волкер.</text:p>
      <text:p text:style-name="P4">
<text:span text:style-name="T4">
Читайте також:</text:span>
 <text:a xlink:type="simple" xlink:href="https://www.ukrinform.ua/rubric-ato/3710188-britania-i-niderlandi-spilno-pracuvatimut-nad-stvorennam-koalicii-vinisuvaciv-dla-ukraini.html" text:style-name="Internet_20_link" text:visited-style-name="Visited_20_Internet_20_Link">
 <text:span text:style-name="T4">
Нідерланди</text:span>
 </text:a>
</text:p>
      <text:p text:style-name="P4">
Він також додав, що <text:a xlink:type="simple" xlink:href="https://www.ukrinform.ua/tag-vinisuvac" text:style-name="Internet_20_link" text:visited-style-name="Visited_20_Internet_20_Link">
 </text:a>
 МіГ-29, якіпередають Польща та Словаччина, для перемоги Україні недостатньо.</text:p>
      <text:p text:style-name="P4">
Як повідомлялося, міністр закордонних справ України Дмитро Кулеба не маєжодного сумніву, що <text:a xlink:type="simple" xlink:href="https://www.ukrinform.ua/rubric-ato/3710421-aviacijna-koalicia-sformuetsa-tocno-cogo-roku-dmitro-kuleba.html" text:style-name="Internet_20_link" text:visited-style-name="Visited_20_Internet_20_Link">
 </text:a>
 сформується цьогороку.</text:p>
      <text:p text:style-name="P4">
Source: <text:a xlink:type="simple" xlink:href="https://www.ukrinform.ua/rubric-ato/3710670-ukraini-potribno-pocinati-pidgotovku-dla-otrimanna-f16-volker.html" text:style-name="Internet_20_link" text:visited-style-name="Visited_20_Internet_20_Link">
https://www.ukrinform.ua/rubric-ato/3710670-ukraini-potribno-pocinati-pidgotovku-dla-otrimanna-f16-volker.html</text:a>
</text:p>
      <!--NEWS-->
      <text:h text:style-name="P10" text:outline-level="1">
<text:span text:style-name="T4">
У Києві й трьох областях - відбій повітряної тривоги</text:span>
</text:h>
      <text:p text:style-name="P4">
Authors: Ukrinform (Person)</text:p>
      <text:p text:style-name="P4">
Publisher: Укринформ (Organization)</text:p>
      <text:p text:style-name="P4">
Published Time: 2023-05-18T-33:12:00+03:00</text:p>
      <text:p text:style-name="P4">
Modified Time: 2023-05-18T00:12:00+03:00</text:p>
      <text:p text:style-name="P4">
Description: У Києві та трьох областях оголосили відбій повітряної тривоги. Натомість повітряну тривогу оголошено на Харківщині — Укрінформ.</text:p>
      <text:p text:style-name="P4">
Images: ["<text:a xlink:type="simple" xlink:href="https://static.ukrinform.com/photos/2023_02/thumb_files/630_360_1677573461-244.jpg" text:style-name="Internet_20_link" text:visited-style-name="Visited_20_Internet_20_Link">
630_360_16775...</text:a>
", "<text:a xlink:type="simple" xlink:href="https://static.ukrinform.com/photos/2023_05/1684358235-834.png" text:style-name="Internet_20_link" text:visited-style-name="Visited_20_Internet_20_Link">
1684358235-83...</text:a>
"]</text:p>
      <text:p text:style-name="P4">
Tags: ['Війна з Росією', 'Повітряна тривога']</text:p>
      <text:p text:style-name="P4">
Type: Article</text:p>
      <!--METADATA-->
      <text:p text:style-name="P4">
<draw:frame draw:style-name="fr1" draw:name="Image365" text:anchor-type="as-char" svg:width="6.9236in" svg:height="3.956343in" draw:z-index="0">
<draw:image xlink:href="../Images/yкринформ/2023-05-18T-33-12-00-03-00/630_360_1677573461-244.jpg" xlink:type="simple" xlink:show="embed" xlink:actuate="onLoad" draw:mime-type="image/jpeg"/>
</draw:frame>
 У Києвіта трьох областях оголосили відбій повітряної тривоги. Натомість повітрянутривогу оголошено на Харківщині</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draw:frame draw:style-name="fr1" draw:name="Image366" text:anchor-type="as-char" svg:width="6.9236in" svg:height="3.89773in" draw:z-index="0">
<draw:image xlink:href="../Images/yкринформ/2023-05-18T-33-12-00-03-00/1684358235-834.png" xlink:type="simple" xlink:show="embed" xlink:actuate="onLoad" draw:mime-type="image/png"/>
</draw:frame>
</text:p>
      <text:p text:style-name="P4">
Наразі режим <text:a xlink:type="simple" xlink:href="https://www.ukrinform.ua/tag-povitrana-trivoga" text:style-name="Internet_20_link" text:visited-style-name="Visited_20_Internet_20_Link">
 </text:a>
 зберігаєтьсяу Черкаській, Кіровоградській, Полтавській, Дніпропетровській, Луганській іДонецькій областях. Оголошено повітряну тривогу й на Харківщині.</text:p>
      <text:p text:style-name="P4">
Як повідомляв Укрінформ, раніше <text:a xlink:type="simple" xlink:href="https://www.ukrinform.ua/rubric-ato/3710682-ukrainou-siritsa-povitrana-trivoga.html" text:style-name="Internet_20_link" text:visited-style-name="Visited_20_Internet_20_Link">
 </text:a>
 було оголошено повітрянутривогу.</text:p>
      <text:p text:style-name="P4">
Source: <text:a xlink:type="simple" xlink:href="https://www.ukrinform.ua/rubric-ato/3710687-u-kievi-j-troh-oblastah-vidbij-povitranoi-trivogi.html" text:style-name="Internet_20_link" text:visited-style-name="Visited_20_Internet_20_Link">
https://www.ukrinform.ua/rubric-ato/3710687-u-kievi-j-troh-oblastah-vidbij-povitranoi-trivogi.html</text:a>
</text:p>
      <!--NEWS-->
      <text:h text:style-name="P10" text:outline-level="1">
<text:span text:style-name="T4">
«Ман Сіті» розгромив «Реал» і вийшов до фіналу Ліги чемпіонів</text:span>
</text:h>
      <text:p text:style-name="P4">
Authors: Ukrinform (Person)</text:p>
      <text:p text:style-name="P4">
Publisher: Укринформ (Organization)</text:p>
      <text:p text:style-name="P4">
Published Time: 2023-05-18T-35:02:27+03:00</text:p>
      <text:p text:style-name="P4">
Modified Time: 2023-05-18T00:02:27+03:00</text:p>
      <text:p text:style-name="P4">
Description: «Містяни» здолали «вершкових» і зіграють з «Інтером» у фіналі Ліги чемпіонів. — Укрінформ.</text:p>
      <text:p text:style-name="P4">
Images: ["<text:a xlink:type="simple" xlink:href="https://static.ukrinform.com/photos/2023_05/thumb_files/630_360_1684357273-714.jpg" text:style-name="Internet_20_link" text:visited-style-name="Visited_20_Internet_20_Link">
630_360_16843...</text:a>
"]</text:p>
      <text:p text:style-name="P4">
Tags: ['Футбол', 'Ліга чемпіонів', 'Реал Мадрид', 'Манчестер Сіті']</text:p>
      <text:p text:style-name="P4">
Type: Article</text:p>
      <!--METADATA-->
      <text:p text:style-name="P4">
<draw:frame draw:style-name="fr1" draw:name="Image367" text:anchor-type="as-char" svg:width="6.9236in" svg:height="3.956343in" draw:z-index="0">
<draw:image xlink:href="../Images/yкринформ/2023-05-18T-35-02-27-03-00/630_360_1684357273-714.jpg" xlink:type="simple" xlink:show="embed" xlink:actuate="onLoad" draw:mime-type="image/jpeg"/>
</draw:frame>
 «Містяни»здолали «вершкових» і зіграють з «Інтером» у фіналі Ліги чемпіонів.</text:p>
      <text:p text:style-name="P4">
«Манчестер Сіті» на своєму полі переміг «Реал Мадрид» 4:0(5:1 за підсумками1/2 фіналу) у другому півфінальному матчі Ліги чемпіонів, передає Укрінформ.</text:p>
      <text:p text:style-name="P4">
У складі манчестерців відзначився Альварес, двічі забив Сілва. Ще один м'яч усвої ворота відправив Мілітао.</text:p>
      <text:p text:style-name="P4">
«Манчестер Сіті» вийшов до фіналу ЛЧ, де зустрінеться з «Інтером». Початокматчу - 10 червня о 22:00 за Києвом.</text:p>
      <text:p text:style-name="P4">
<text:span text:style-name="T4">
Читайте також:</text:span>
 <text:a xlink:type="simple" xlink:href="https://www.ukrinform.ua/rubric-sports/3710206-inter-vijsov-u-final-ligi-cempioniv-uefa-obigravsi-milan.html" text:style-name="Internet_20_link" text:visited-style-name="Visited_20_Internet_20_Link">
 </text:a>
</text:p>
      <text:p text:style-name="P4">
У паралельних півфінальних матчах «Інтер» виявився сильнішим за «Мілан» (3:0).</text:p>
      <text:p text:style-name="P4">
Фото: mancity.com</text:p>
      <text:p text:style-name="P4">
Source: <text:a xlink:type="simple" xlink:href="https://www.ukrinform.ua/rubric-sports/3710685-man-siti-rozgromiv-real-i-vijsov-do-finalu-ligi-cempioniv.html" text:style-name="Internet_20_link" text:visited-style-name="Visited_20_Internet_20_Link">
https://www.ukrinform.ua/rubric-sports/3710685-man-siti-rozgromiv-real-i-vijsov-do-finalu-ligi-cempioniv.html</text:a>
</text:p>
      <!--NEWS-->
      <text:h text:style-name="P10" text:outline-level="1">
<text:span text:style-name="T4">
«Ман Сіті» розгромив «Реал» і вийшов до фіналу Ліги чемпіонів</text:span>
</text:h>
      <text:p text:style-name="P4">
Authors: Ukrinform (Person)</text:p>
      <text:p text:style-name="P4">
Publisher: Укринформ (Organization)</text:p>
      <text:p text:style-name="P4">
Published Time: 2023-05-18T00:02:27+03:00</text:p>
      <text:p text:style-name="P4">
Modified Time: 2023-05-18T00:02:27+03:00</text:p>
      <text:p text:style-name="P4">
Description: «Містяни» здолали «вершкових» і зіграють з «Інтером» у фіналі Ліги чемпіонів. — Укрінформ.</text:p>
      <text:p text:style-name="P4">
Images: ["<text:a xlink:type="simple" xlink:href="https://static.ukrinform.com/photos/2023_05/thumb_files/630_360_1684357273-714.jpg" text:style-name="Internet_20_link" text:visited-style-name="Visited_20_Internet_20_Link">
630_360_16843...</text:a>
"]</text:p>
      <text:p text:style-name="P4">
Tags: ['Футбол', 'Ліга чемпіонів', 'Реал Мадрид', 'Манчестер Сіті']</text:p>
      <text:p text:style-name="P4">
Type: Article</text:p>
      <!--METADATA-->
      <text:p text:style-name="P4">
<draw:frame draw:style-name="fr1" draw:name="Image368" text:anchor-type="as-char" svg:width="6.9236in" svg:height="3.956343in" draw:z-index="0">
<draw:image xlink:href="../Images/yкринформ/2023-05-18T00-02-27-03-00/630_360_1684357273-714.jpg" xlink:type="simple" xlink:show="embed" xlink:actuate="onLoad" draw:mime-type="image/jpeg"/>
</draw:frame>
 «Містяни»здолали «вершкових» і зіграють з «Інтером» у фіналі Ліги чемпіонів.</text:p>
      <text:p text:style-name="P4">
«Манчестер Сіті» на своєму полі переміг «Реал Мадрид» 4:0(5:1 за підсумками1/2 фіналу) у другому півфінальному матчі Ліги чемпіонів, передає Укрінформ.</text:p>
      <text:p text:style-name="P4">
У складі манчестерців відзначився Альварес, двічі забив Сілва. Ще один м'яч усвої ворота відправив Мілітао.</text:p>
      <text:p text:style-name="P4">
«Манчестер Сіті» вийшов до фіналу ЛЧ, де зустрінеться з «Інтером». Початокматчу - 10 червня о 22:00 за Києвом.</text:p>
      <text:p text:style-name="P4">
<text:span text:style-name="T4">
Читайте також:</text:span>
 <text:a xlink:type="simple" xlink:href="https://www.ukrinform.ua/rubric-sports/3710206-inter-vijsov-u-final-ligi-cempioniv-uefa-obigravsi-milan.html" text:style-name="Internet_20_link" text:visited-style-name="Visited_20_Internet_20_Link">
 </text:a>
</text:p>
      <text:p text:style-name="P4">
У паралельних півфінальних матчах «Інтер» виявився сильнішим за «Мілан» (3:0).</text:p>
      <text:p text:style-name="P4">
Фото: mancity.com</text:p>
      <text:p text:style-name="P4">
Source: <text:a xlink:type="simple" xlink:href="https://www.ukrinform.ua/rubric-sports/3710685-man-siti-rozgromiv-real-i-vijsov-do-finalu-ligi-cempioniv.html" text:style-name="Internet_20_link" text:visited-style-name="Visited_20_Internet_20_Link">
https://www.ukrinform.ua/rubric-sports/3710685-man-siti-rozgromiv-real-i-vijsov-do-finalu-ligi-cempioniv.html</text:a>
</text:p>
      <!--NEWS-->
      <text:h text:style-name="P10" text:outline-level="1">
<text:span text:style-name="T4">
У Києві й трьох областях - відбій повітряної тривоги</text:span>
</text:h>
      <text:p text:style-name="P4">
Authors: Ukrinform (Person)</text:p>
      <text:p text:style-name="P4">
Publisher: Укринформ (Organization)</text:p>
      <text:p text:style-name="P4">
Published Time: 2023-05-18T00:12:00+03:00</text:p>
      <text:p text:style-name="P4">
Modified Time: 2023-05-18T00:12:00+03:00</text:p>
      <text:p text:style-name="P4">
Description: У Києві та трьох областях оголосили відбій повітряної тривоги. Натомість повітряну тривогу оголошено на Харківщині — Укрінформ.</text:p>
      <text:p text:style-name="P4">
Images: ["<text:a xlink:type="simple" xlink:href="https://static.ukrinform.com/photos/2023_02/thumb_files/630_360_1677573461-244.jpg" text:style-name="Internet_20_link" text:visited-style-name="Visited_20_Internet_20_Link">
630_360_16775...</text:a>
", "<text:a xlink:type="simple" xlink:href="https://static.ukrinform.com/photos/2023_05/1684358235-834.png" text:style-name="Internet_20_link" text:visited-style-name="Visited_20_Internet_20_Link">
1684358235-83...</text:a>
"]</text:p>
      <text:p text:style-name="P4">
Tags: ['Війна з Росією', 'Повітряна тривога']</text:p>
      <text:p text:style-name="P4">
Type: Article</text:p>
      <!--METADATA-->
      <text:p text:style-name="P4">
<draw:frame draw:style-name="fr1" draw:name="Image369" text:anchor-type="as-char" svg:width="6.9236in" svg:height="3.956343in" draw:z-index="0">
<draw:image xlink:href="../Images/yкринформ/2023-05-18T00-12-00-03-00/630_360_1677573461-244.jpg" xlink:type="simple" xlink:show="embed" xlink:actuate="onLoad" draw:mime-type="image/jpeg"/>
</draw:frame>
 У Києві татрьох областях оголосили відбій повітряної тривоги. Натомість повітрянутривогу оголошено на Харківщині</text:p>
      <text:p text:style-name="P4">
Про це свідчить <text:a xlink:type="simple" xlink:href="https://map.ukrainealarm.com/" text:style-name="Internet_20_link" text:visited-style-name="Visited_20_Internet_20_Link">
 </text:a>
 повітряних тривог, передаєУкрінформ.</text:p>
      <text:p text:style-name="P4">
<draw:frame draw:style-name="fr1" draw:name="Image370" text:anchor-type="as-char" svg:width="6.9236in" svg:height="3.89773in" draw:z-index="0">
<draw:image xlink:href="../Images/yкринформ/2023-05-18T00-12-00-03-00/1684358235-834.png" xlink:type="simple" xlink:show="embed" xlink:actuate="onLoad" draw:mime-type="image/png"/>
</draw:frame>
</text:p>
      <text:p text:style-name="P4">
Наразі режим <text:a xlink:type="simple" xlink:href="https://www.ukrinform.ua/tag-povitrana-trivoga" text:style-name="Internet_20_link" text:visited-style-name="Visited_20_Internet_20_Link">
 </text:a>
 зберігаєтьсяу Черкаській, Кіровоградській, Полтавській, Дніпропетровській, Луганській іДонецькій областях. Оголошено повітряну тривогу й на Харківщині.</text:p>
      <text:p text:style-name="P4">
Як повідомляв Укрінформ, раніше <text:a xlink:type="simple" xlink:href="https://www.ukrinform.ua/rubric-ato/3710682-ukrainou-siritsa-povitrana-trivoga.html" text:style-name="Internet_20_link" text:visited-style-name="Visited_20_Internet_20_Link">
 </text:a>
 було оголошено повітрянутривогу.</text:p>
      <text:p text:style-name="P4">
Source: <text:a xlink:type="simple" xlink:href="https://www.ukrinform.ua/rubric-ato/3710687-u-kievi-j-troh-oblastah-vidbij-povitranoi-trivogi.html" text:style-name="Internet_20_link" text:visited-style-name="Visited_20_Internet_20_Link">
https://www.ukrinform.ua/rubric-ato/3710687-u-kievi-j-troh-oblastah-vidbij-povitranoi-trivogi.html</text:a>
</text:p>
      <!--NEWS-->
      <text:h text:style-name="P10" text:outline-level="1">
<text:span text:style-name="T4">
Україні потрібно починати підготовку для отримання F-16 - Волкер</text:span>
</text:h>
      <text:p text:style-name="P4">
Authors: Ukrinform (Person)</text:p>
      <text:p text:style-name="P4">
Publisher: Укринформ (Organization)</text:p>
      <text:p text:style-name="P4">
Published Time: 2023-05-18T00:25:00+03:00</text:p>
      <text:p text:style-name="P4">
Modified Time: 2023-05-18T00:25:00+03:00</text:p>
      <text:p text:style-name="P4">
Description: Задля отримання сучасних винищувачів Україні потрібно почати розбудову відповідної логістичної складової та підготовку пілотів. — Укрінформ.</text:p>
      <text:p text:style-name="P4">
Images: ["<text:a xlink:type="simple" xlink:href="https://static.ukrinform.com/photos/2018_08/thumb_files/630_360_1534162690-2376.jpg" text:style-name="Internet_20_link" text:visited-style-name="Visited_20_Internet_20_Link">
630_360_15341...</text:a>
"]</text:p>
      <text:p text:style-name="P4">
Tags: ['США', 'Волкер', 'Повітряні сили ЗСУ', 'Винищувач', 'Війна з Росією', '#stoprussia']</text:p>
      <text:p text:style-name="P4">
Type: Article</text:p>
      <!--METADATA-->
      <text:p text:style-name="P4">
<draw:frame draw:style-name="fr1" draw:name="Image371" text:anchor-type="as-char" svg:width="6.9236in" svg:height="3.915903in" draw:z-index="0">
<draw:image xlink:href="../Images/yкринформ/2023-05-18T00-25-00-03-00/630_360_1534162690-2376.jpg" xlink:type="simple" xlink:show="embed" xlink:actuate="onLoad" draw:mime-type="image/jpeg"/>
</draw:frame>
 Задляотримання сучасних винищувачів Україні потрібно почати розбудову відповідноїлогістичної складової та підготовку пілотів.</text:p>
      <text:p text:style-name="P4">
Про це під час брифінгу в Одесі повідомив колишній спецпредставник ДерждепуСША з питань України Курт Волкер, передає Укрінформ.</text:p>
      <text:p text:style-name="P4">
«Завжди будуть посилання на те, що необхідно навчити пілотів та розбудуватилогістику. Ми мали зробити це ще минулого року, тож не можна більше зволікатита потрібно робити це вже зараз», - заявив Волкер.</text:p>
      <text:p text:style-name="P4">
<text:span text:style-name="T4">
Читайте також:</text:span>
 <text:a xlink:type="simple" xlink:href="https://www.ukrinform.ua/rubric-ato/3710188-britania-i-niderlandi-spilno-pracuvatimut-nad-stvorennam-koalicii-vinisuvaciv-dla-ukraini.html" text:style-name="Internet_20_link" text:visited-style-name="Visited_20_Internet_20_Link">
 <text:span text:style-name="T4">
Нідерланди</text:span>
 </text:a>
</text:p>
      <text:p text:style-name="P4">
Він також додав, що <text:a xlink:type="simple" xlink:href="https://www.ukrinform.ua/tag-vinisuvac" text:style-name="Internet_20_link" text:visited-style-name="Visited_20_Internet_20_Link">
 </text:a>
 МіГ-29, якіпередають Польща та Словаччина, для перемоги Україні недостатньо.</text:p>
      <text:p text:style-name="P4">
Як повідомлялося, міністр закордонних справ України Дмитро Кулеба не маєжодного сумніву, що <text:a xlink:type="simple" xlink:href="https://www.ukrinform.ua/rubric-ato/3710421-aviacijna-koalicia-sformuetsa-tocno-cogo-roku-dmitro-kuleba.html" text:style-name="Internet_20_link" text:visited-style-name="Visited_20_Internet_20_Link">
 </text:a>
 сформується цьогороку.</text:p>
      <text:p text:style-name="P4">
Source: <text:a xlink:type="simple" xlink:href="https://www.ukrinform.ua/rubric-ato/3710670-ukraini-potribno-pocinati-pidgotovku-dla-otrimanna-f16-volker.html" text:style-name="Internet_20_link" text:visited-style-name="Visited_20_Internet_20_Link">
https://www.ukrinform.ua/rubric-ato/3710670-ukraini-potribno-pocinati-pidgotovku-dla-otrimanna-f16-volker.html</text:a>
</text:p>
      <!--NEWS-->
      <text:h text:style-name="P10" text:outline-level="1">
<text:span text:style-name="T4">
Британія в ОБСЄ: у росії зараз сил, як і 24 лютого, але це мобілізовані на застарілій техніці</text:span>
</text:h>
      <text:p text:style-name="P4">
Authors: Ukrinform (Person)</text:p>
      <text:p text:style-name="P4">
Publisher: Укринформ (Organization)</text:p>
      <text:p text:style-name="P4">
Published Time: 2023-05-18T00:47:00+03:00</text:p>
      <text:p text:style-name="P4">
Modified Time: 2023-05-18T00:47:00+03:00</text:p>
      <text:p text:style-name="P4">
Description: Росія не спромоглася досягти військового успіху в Україні з допомогою професійної армії на початку вторгнення, а тому на неї зараз чекають лише подальші поразки з нинішньою армією мобілізованих та резервістів, оснащених застарілою технікою. — Укрінформ.</text:p>
      <text:p text:style-name="P4">
Images: ["<text:a xlink:type="simple" xlink:href="https://static.ukrinform.com/photos/2023_02/thumb_files/630_360_1675756522-669.jpg" text:style-name="Internet_20_link" text:visited-style-name="Visited_20_Internet_20_Link">
630_360_16757...</text:a>
"]</text:p>
      <text:p text:style-name="P4">
Tags: ['Британія', 'ОБСЄ', 'ЗСУ', 'Російські військові', 'ПВК "Вагнера"', 'Війна з Росією']</text:p>
      <text:p text:style-name="P4">
Type: Article</text:p>
      <!--METADATA-->
      <text:p text:style-name="P4">
<draw:frame draw:style-name="fr1" draw:name="Image372" text:anchor-type="as-char" svg:width="6.9236in" svg:height="3.956343in" draw:z-index="0">
<draw:image xlink:href="../Images/yкринформ/2023-05-18T00-47-00-03-00/630_360_1675756522-669.jpg" xlink:type="simple" xlink:show="embed" xlink:actuate="onLoad" draw:mime-type="image/jpeg"/>
</draw:frame>
 Росія неспромоглася досягти військового успіху в Україні з допомогою професійної арміїна початку вторгнення, а тому на неї зараз чекають лише подальші поразки знинішньою армією мобілізованих та резервістів, оснащених застарілою технікою.</text:p>
      <text:p text:style-name="P4">
Про це заявив старший військовий радник делегації Великої Британії в ОБСЄ ІєнСтаббс під час засідання Форуму з безпекового співробітництва у Відні, передаєкореспондент Укрінформу.</text:p>
      <text:p text:style-name="P4">
"Російське вторгнення пробуксовує. У Бахмуті, незважаючи на багатомісячніспроби і тисячі жертв, Росія так і не змогла досягти тактичного успіху. Заостанні п'ять днів, за повідомленнями, підрозділи 72-ї окремої мотострілецькоїбригади Росії в поганому стані відійшли зі своїх позицій на південь від міста.Українські атаки також відсунули російську лінію фронту на північний захід.Загалом, за оцінками, за останні два тижні українські сили відвоювали майже 20квадратних кілометрів навколо Бахмута", - зазначив британський дипломат.</text:p>
      <text:p text:style-name="P4">
Він також вказав на те, що з літа 2022 року, за деякими оцінками, так звана"група Вагнер" і регулярні <text:a xlink:type="simple" xlink:href="https://www.ukrinform.ua/tag-rosijski-vijskovi" text:style-name="Internet_20_link" text:visited-style-name="Visited_20_Internet_20_Link">
 </text:a>
втратили понад 30 тис. осіб вбитими і пораненими лише в секторі Попасна-Бахмут.</text:p>
      <text:p text:style-name="P4">
<text:span text:style-name="T4">
Читайте також:</text:span>
 <text:a xlink:type="simple" xlink:href="https://www.ukrinform.ua/rubric-ato/3710496-risenna-pro-nadanna-ukraini-f16-zalezit-vid-ssa-ministri-oboroni-britanii-i-nimeccini.html" text:style-name="Internet_20_link" text:visited-style-name="Visited_20_Internet_20_Link">
 </text:a>
</text:p>
      <text:p text:style-name="P4">
"Якщо ми подивимось на стан російських сил вторгнення в Україну в більшширокому сенсі, то побачимо аналогічну ситуацію. Нинішнє російське Об'єднанеугруповання військ (ОУВ) виглядає схожим за розміром і складом на силивторгнення 24 лютого минулого року, але це не так. Тоді це угрупованняскладалося з професійних солдатів, було в основному оснащене досить сучасноютехнікою і війська регулярно проходили навчання, прагнучи до проведенняскладних спільних операцій. Але професійні війська не змогли досягтипоставлених перед ними стратегічних та оперативних цілей", - заявив Стаббс.</text:p>
      <text:p text:style-name="P4">
За його словами, наразі ж російське ОУВ "складається здебільшого з поганопідготовлених мобілізованих резервістів і все більше покладається на застарілеобладнання, а багато його підрозділів є вкрай недоукомплектованими. Зараз ОУВ,зазвичай, проводить лише прості піхотні операції", - сказав старший військовийрадник британської місії в ОБСЄ.</text:p>
      <text:p text:style-name="P4">
Він також вказав на те, що Росія не змогла забезпечити перевагу в повітрі надУкраїною, а нещодавні повідомлення про втрату чотирьох одиниць бойової авіаціїнад Брянською областю "свідчать про те, що здатність Росії безпечно діяти увласному повітряному просторі наразі поставлена під загрозу".</text:p>
      <text:p text:style-name="P4">
<text:span text:style-name="T4">
Читайте також:</text:span>
 <text:a xlink:type="simple" xlink:href="https://www.ukrinform.ua/rubric-ato/3710358-zsu-znisili-na-tavrijskomu-napramku-majze-rotu-zagarbnikiv-i-ponad-20-odinic-tehniki.html" text:style-name="Internet_20_link" text:visited-style-name="Visited_20_Internet_20_Link">
 <text:span text:style-name="T4">
ЗСУ</text:span>
 </text:a>
</text:p>
      <text:p text:style-name="P4">
"Як може російське військове керівництво думати, що сили, які складаютьсяздебільшого з солдатів-аматорів, зможуть досягти успіху там, де професійнаармія Росії вже зазнала поразки? Росія повинна усвідомити, що вона ніколи незможе перемогти в Україні. Якщо вона продовжуватиме воювати, вонапродовжуватиме програвати", - наголосив Стаббс.</text:p>
      <text:p text:style-name="P4">
Він запевнив, що Велика Британія та її міжнародні партнери непохитні у своїйпідтримці України, про що свідчить продовження надання військової допомоги.</text:p>
      <text:p text:style-name="P4">
"Разом Велика Британія та її партнери забезпечать, щоб Україна перемогла. Нашспільний підхід до надання Україні підтримки, необхідної для її захисту тавитіснення Росії з суверенної території України, є найшвидшим і єдиним шляхомдо справедливого і тривалого миру", - заявив представник британської місії вОБСЄ.</text:p>
      <text:p text:style-name="P4">
<text:span text:style-name="T4">
Читайте також:</text:span>
 <text:a xlink:type="simple" xlink:href="https://www.ukrinform.ua/rubric-ato/3709695-sturmova-brigada-policii-lut-gotova-do-kontrnastupu-vigivskij.html" text:style-name="Internet_20_link" text:visited-style-name="Visited_20_Internet_20_Link">
 <text:span text:style-name="T4">
контрнаступ</text:span>
 </text:a>
</text:p>
      <text:p text:style-name="P4">
Як повідомляв Укрінформ, раніше Президент України Володимир Зеленський заявив,що вже цього року можна зробити поразку росії незворотною.</text:p>
      <text:p text:style-name="P4">
Source: <text:a xlink:type="simple" xlink:href="https://www.ukrinform.ua/rubric-ato/3710689-britania-v-obse-u-rosii-zaraz-sil-ak-i-24-lutogo-ale-ce-mobilizovani-na-zastarilij-tehnici.html" text:style-name="Internet_20_link" text:visited-style-name="Visited_20_Internet_20_Link">
https://www.ukrinform.ua/rubric-ato/3710689-britania-v-obse-u-rosii-zaraz-sil-ak-i-24-lutogo-ale-ce-mobilizovani-na-zastarilij-tehnici.html</text:a>
</text:p>
      <!--NEWS-->
      <text:h text:style-name="P10" text:outline-level="1">
<text:span text:style-name="T4">
ТГ-канали повідомляють про активність ворожої авіації</text:span>
</text:h>
      <text:p text:style-name="P4">
Authors: Ukrinform (Person)</text:p>
      <text:p text:style-name="P4">
Publisher: Укринформ (Organization)</text:p>
      <text:p text:style-name="P4">
Published Time: 2023-05-18T00:54:00+03:00</text:p>
      <text:p text:style-name="P4">
Modified Time: 2023-05-18T00:54:00+03:00</text:p>
      <text:p text:style-name="P4">
Description: Низка телеграм-каналів повідомляють про активність ворожої авіації. — Укрінформ.</text:p>
      <text:p text:style-name="P4">
Images: ["<text:a xlink:type="simple" xlink:href="https://static.ukrinform.com/photos/2022_02/thumb_files/630_360_1645860187-937.jpg" text:style-name="Internet_20_link" text:visited-style-name="Visited_20_Internet_20_Link">
630_360_16458...</text:a>
"]</text:p>
      <text:p text:style-name="P4">
Tags: ['Російська авіація', 'Єрмак', 'Офіс Президента', 'Війна з Росією', 'Повітряна тривога']</text:p>
      <text:p text:style-name="P4">
Type: Article</text:p>
      <!--METADATA-->
      <text:p text:style-name="P4">
<draw:frame draw:style-name="fr1" draw:name="Image373" text:anchor-type="as-char" svg:width="6.9236in" svg:height="3.956343in" draw:z-index="0">
<draw:image xlink:href="../Images/yкринформ/2023-05-18T00-54-00-03-00/630_360_1645860187-937.jpg" xlink:type="simple" xlink:show="embed" xlink:actuate="onLoad" draw:mime-type="image/jpeg"/>
</draw:frame>
 Низкателеграм-каналів повідомляють про активність ворожої авіації.</text:p>
      <text:p text:style-name="P4">
У цьому зв'язку керівник Офісу Президента Андрій Єрмак знову закликавукраїнців не ігнорувати повітряні тривоги, передає Укрінформ.</text:p>
      <text:p text:style-name="P4">
"Дуже уважно до <text:a xlink:type="simple" xlink:href="https://www.ukrinform.ua/tag-povitrana-trivoga" text:style-name="Internet_20_link" text:visited-style-name="Visited_20_Internet_20_Link">
 </text:a>
 ", -написав Єрмак у <text:a xlink:type="simple" xlink:href="https://t.me/ermaka2022/2701" text:style-name="Internet_20_link" text:visited-style-name="Visited_20_Internet_20_Link">
</text:a>
.</text:p>
      <text:p text:style-name="P4">
<text:span text:style-name="T4">
Читайте також:</text:span>
 <text:a xlink:type="simple" xlink:href="https://www.ukrinform.ua/rubric-ato/3710327-premer-zaaviv-pro-neobhidnist-aknajsvidse-pidgotuvati-ukrainskih-pilotiv.html" text:style-name="Internet_20_link" text:visited-style-name="Visited_20_Internet_20_Link">
 </text:a>
</text:p>
      <text:p text:style-name="P4">
Як повідомляв Укрінформ, раніше у Києві й трьох областях <text:a xlink:type="simple" xlink:href="https://www.ukrinform.ua/rubric-ato/3710687-u-kievi-j-troh-oblastah-vidbij-povitranoi-trivogi.html" text:style-name="Internet_20_link" text:visited-style-name="Visited_20_Internet_20_Link">
</text:a>
 повітряної тривоги.</text:p>
      <text:p text:style-name="P4">
Source: <text:a xlink:type="simple" xlink:href="https://www.ukrinform.ua/rubric-ato/3710692-tgkanali-povidomlaut-pro-aktivnist-vorozoi-aviacii.html" text:style-name="Internet_20_link" text:visited-style-name="Visited_20_Internet_20_Link">
https://www.ukrinform.ua/rubric-ato/3710692-tgkanali-povidomlaut-pro-aktivnist-vorozoi-aviacii.html</text:a>
</text:p>
      <!--NEWS-->
      <text:h text:style-name="P10" text:outline-level="1">
<text:span text:style-name="T4">
Викрито російського командира, який віддав наказ на обстріл центра Херсону</text:span>
</text:h>
      <text:p text:style-name="P4">
Author: ['АРМІЯINFORM']</text:p>
      <text:p text:style-name="P4">
Time: 2023-05-18T98:00:00-04:00</text:p>
      <text:p text:style-name="P4">
Description: Слідчі встановили особу, який причетний до масованих артобстрілів Херсона та вбивс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e7dabfff-8a2b-42c5-bee6-4eeb8825c776.jpg" text:style-name="Internet_20_link" text:visited-style-name="Visited_20_Internet_20_Link">
e7dabfff-8a2b-42c5-bee6-4eeb8825c776.jpg</text:a>
']</text:p>
      <text:p text:style-name="P4">
Tags: ['STOPRUSSIA', 'АГРЕСІЯ РФ', 'ВТОРГНЕННЯ РФ', 'СБУ']</text:p>
      <text:p text:style-name="P4">
Category: News</text:p>
      <!--METADATA-->
      <text:p text:style-name="P4">
<draw:frame draw:style-name="fr1" draw:name="Image374" text:anchor-type="as-char" svg:width="6.9236in" svg:height="8.764051in" draw:z-index="0">
<draw:image xlink:href="../Images/AРМІЯINFORM/2023-05-18T98-00-00-04-00/e7dabfff-8a2b-42c5-bee6-4eeb8825c776.jpg" xlink:type="simple" xlink:show="embed" xlink:actuate="onLoad" draw:mime-type="image/jpeg"/>
</draw:frame>
</text:p>
      <text:p text:style-name="P4">
Слідчі встановили особу, який причетний до масованих артобстрілів Херсона тавбивства мирних жителів міста. Ним виявився підполковник Дмитро Жарких —командир 8-го окремого артилерійського полку 22-го армійського корпусуберегових військ Чорноморського флоту рф.</text:p>
      <text:p text:style-name="P4">
Про це <text:a xlink:type="simple" xlink:href="https://ssu.gov.ua/novyny/sbu-vstanovyla-komandyra-artpolku-rf-yakyi-viddav-nakaz-na-obstril-zhytlovykh-kvartaliv-khersona" text:style-name="Internet_20_link" text:visited-style-name="Visited_20_Internet_20_Link">
повідомляє</text:a>
Служба безпеки України.</text:p>
      <text:p text:style-name="P4">
— 24 грудня 2022 року окупант віддав наказ на вогневий удар по центральнійчастині Херсона з реактивних систем залпового вогню БМ-21 «Град», якібазувались на лівому березі р. Дніпро. Тоді рашисти поцілили у житловібудинки, магазини, лікарню та пункт видачі гуманітарної допомоги у центральнійчастині обласного центру. Унаслідок ворожого обстрілу загинуло 11 мирнихжителів, ще 64 — отримали поранення. Більшість з потерпілих — жінки та людипохилого віку, — йдеться в повідомленні.</text:p>
      <text:p text:style-name="P4">
Як зазначається, невдовзі після цього Жарких запросили до кремля, де йоговідзначили за терор проти цивільного населення України.</text:p>
      <text:p text:style-name="P4">
За даними слідства, воєнний злочинець ще у 2014 році брав активну участь узахоплені Криму. Згодом його полк почав дислокуватись на тимчасово окупованійтериторії українського півострова.</text:p>
      <text:p text:style-name="P4">
Після початку повномасштабного вторгнення підпорядковані фігуранту підрозділибули задіяні на південному фронті.</text:p>
      <text:p text:style-name="P4">
На підставі зібраних доказів слідчі Служби безпеки повідомили зловмиснику пропідозру за порушення законів та звичаїв війни.</text:p>
      <text:p text:style-name="P4">
Тривають комплексні заходи для його притягнення до відповідальності за злочинипроти нашої держави.</text:p>
      <text:p text:style-name="P4">
Розслідування проводили співробітники СБУ в Херсонській області запроцесуального керівництва обласної прокуратури.</text:p>
      <text:p text:style-name="P4">
Source: <text:a xlink:type="simple" xlink:href="https://armyinform.com.ua/2023/05/18/vykryto-rosijskogo-komandyra-yakyj-viddav-nakaz-na-obstril-czentra-hersonu/" text:style-name="Internet_20_link" text:visited-style-name="Visited_20_Internet_20_Link">
https://armyinform.com.ua/2023/05/18/vykryto-rosijskogo-komandyra-yakyj-viddav-nakaz-na-obstril-czentra-hersonu/</text:a>
</text:p>
      <!--NEWS-->
      <text:h text:style-name="P10" text:outline-level="1">
<text:span text:style-name="T4">
Віцеспікерка Олена Кондратюк: Майже 20 тисяч українських дітей насильницькі депортовано до рф</text:span>
</text:h>
      <text:p text:style-name="P4">
Author: ['АРМІЯINFORM']</text:p>
      <text:p text:style-name="P4">
Time: 2023-05-18T99:00:00-04:00</text:p>
      <text:p text:style-name="P4">
Description: Заступниця Голови Верховної Ради України Олена Кондратюк виступила на Спеціальній сес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kondra1705.jpg" text:style-name="Internet_20_link" text:visited-style-name="Visited_20_Internet_20_Link">
1kondra1705.jpg</text:a>
']</text:p>
      <text:p text:style-name="P4">
Tags: []</text:p>
      <text:p text:style-name="P4">
Category: News</text:p>
      <!--METADATA-->
      <text:p text:style-name="P4">
<draw:frame draw:style-name="fr1" draw:name="Image375" text:anchor-type="as-char" svg:width="6.9236in" svg:height="4.615733in" draw:z-index="0">
<draw:image xlink:href="../Images/AРМІЯINFORM/2023-05-18T99-00-00-04-00/1kondra1705.jpg" xlink:type="simple" xlink:show="embed" xlink:actuate="onLoad" draw:mime-type="image/jpeg"/>
</draw:frame>
</text:p>
      <text:p text:style-name="P4">
Заступниця Голови Верховної Ради України Олена Кондратюк виступила наСпеціальній сесії Міллі Меджлісу Азербайджанської Республіки, присвяченій100-річчю від дня народження Гейдара Алієва.</text:p>
      <text:p text:style-name="P4">
Про це <text:a xlink:type="simple" xlink:href="https://www.rada.gov.ua/news/Top-novyna/236650.html" text:style-name="Internet_20_link" text:visited-style-name="Visited_20_Internet_20_Link">
повідомляє</text:a>
Верховна Рада України.</text:p>
      <text:p text:style-name="P4">
Вона нагадала про те, що загальнонаціональний лідер Азербайджану Гейдар Алієввідзначав тверду впевненість українців в обраному шляху незалежності та упрагненні покінчити із залежністю від будь-яких інших держав.</text:p>
      <text:p text:style-name="P4">
Віцеспікерка також подякувала Азербайджану за підтримку та співпрацю і наданняУкраїні гуманітарної допомоги.</text:p>
      <text:p text:style-name="P4">
«Хочу подякувати керівництву Азербайджану за послідовну підтримку суверенітетуі територіальної цілісності України. Зі свого боку, хочу запевнити, що Українабеззастережно підтримуватиме територіальну цілісність АзербайджанськоїРеспубліки в її міжнародно визнаних кордонах», — наголосила Олена Кондратюк.</text:p>
      <text:p text:style-name="P4">
Віцеспікерка підкреслила, що Азербайджан, так само як і Україна, з гідністюзахищає свою землю. Вона також подякувала етнічним азербайджанцям, які воюютьі віддають свої життя за свободу України у лавах Збройних Сил України.</text:p>
      <text:p text:style-name="P4">
Під час виступу Заступниця Голови Верховної Ради України звернула увагукерівництва Азербайджану та учасників засідання на руйнівні наслідкиросійського вторгнення в Україну.</text:p>
      <text:p text:style-name="P4">
Віцеспікерка наголосила, що за час російського вторгнення від бомбардувань іобстрілів в Україні постраждали понад 3 000 закладів освіти і понад 1 200закладів охорони здоров’я.</text:p>
      <text:p text:style-name="P4">
«В українському місті Ірпінь, про яке ви всі чули в жахливих новинах прозвірства російської армії проти мирних українських громадян, є вулиця і скверімені дружини Гейдара Алієва, видатного офтальмолога, академіка ЗаріфиАлієвої. На її честь також названо Ірпінську школу №12. Школа імені Алієвоїбула обстріляна росіянами», — акцентувала Олена Кондратюк.</text:p>
      <text:p text:style-name="P4">
Водночас Заступниця Голови Верховної Ради загострила увагу не лише на окупаціїукраїнських земель росією, «але й на прямому безумному намірі росіян чинитинеприхований геноцид українців, викрадаючи наших дітей».</text:p>
      <text:p text:style-name="P4">
Вона підкреслила, що майже 20 тисяч українських дітей — і це лише офіційнацифра — насильницьки депортовано до росії.</text:p>
      <text:p text:style-name="P4">
«Цей злочин задокументовано, і Міжнародний кримінальний суд уже видав ордер наарешт злочинців. Саме тому я звертаюся до Азербайджану з проханням допомогтинам повернути всіх українських дітей додому. Чужих дітей не буває, і я вірю,що сила міжнародного тиску і волі може зупинити цей нелюдський злочин іпокарати ідеологів новітнього геноциду», – висловила упевненість ОленаКондратюк.</text:p>
      <text:p text:style-name="P4">
Source: <text:a xlink:type="simple" xlink:href="https://armyinform.com.ua/2023/05/18/viczespikerka-olena-kondratyuk-majzhe-20-tysyach-ukrayinskyh-ditej-nasylnyczki-deportovano-do-rf/" text:style-name="Internet_20_link" text:visited-style-name="Visited_20_Internet_20_Link">
https://armyinform.com.ua/2023/05/18/viczespikerka-olena-kondratyuk-majzhe-20-tysyach-ukrayinskyh-ditej-nasylnyczki-deportovano-do-rf/</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